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1.1654166666667cm"/>
    </style:style>
    <style:style style:name="co3" style:family="table-column">
      <style:table-column-properties fo:break-before="auto" style:column-width="4.947708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var decoderMapReadable = map[uint8]oTValu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h_enabled", "dhw_enabled", "cooling_enabled", "otc_active", "ch2_enabled", "reserved1", "reserved2", "reserved3", "fault_indication", "ch_active", "dhw_active", "flame_active", "cooling_active", "ch2_active", "diagnostic_event", "reserved4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ontrol_setpoint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ster_configuration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_present", "control_type", "cooling_supported", "dhw_storage_tank_present", "master_control_allowed", "ch2_present", "reserved", "reserved", "slave_memberID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ervice_required", "remote_reset_enabled", "low_water_pressure_fault", "gas_flame_fault", "air_pressure_fault", "water_over_temperture_fault", "reserved", "reserved", "oem_fault_cod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ooling_control_signal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ontrol_setpoint_2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emote_override_room_setpoint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_of_tsp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tsp_index", "tsp_valu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ize_of_fault_buffer 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fhb_fault_index", "fhb_fault_valu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ximum_relative_modulation_level_setting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ximum_boiler_capacity", "minimum_boiler_modulation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oom_setpoint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elative_modulation_level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h_water_press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_flow_rat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weekday", "hour", "minute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onth", "day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year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oom_setpoint_ch2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oom_temperat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boiler_water_temp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_temperat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outside_temperat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eturn_water_temperat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olar_storage_temperat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olar_collector_temperat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flow_temperature_ch2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2_temperat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exhaust_temperatur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setpoint_upper_bound", "dhwsetpoint_lower_bound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x_chsetp_upper_bound", "max_chsetp_lower_bound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_setpoint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x_ch_water_setpoint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nual_setpoint_overrules_remote_setpoint", "program_change_setpoint_overrides_remote_setpoint", "reserved", "reserved", "reserved", "reserved", "reserved", "reserved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oem_diagnostic_cod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burner_start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h_pump_start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_pump_valve_start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_burner_start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burner_operation_hour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h_pump_operation_hour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_pump_valve_operation_hour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_burner_operation_hour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opentherm_version_master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5" table:style-name="ce1">
            <text:p>12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opentherm_version_slav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6" table:style-name="ce1">
            <text:p>12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ster_product_version_number", "master_product_typ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7" table:style-name="ce1">
            <text:p>12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lave_product_version_number", "slave_product_typ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}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H enable", "DHW enable", "Cooling enable", "OTC active", "CH2 enable", "reserved", "reserved", "reserved", "Fault indication", "CH mode", "DHW mode", "Flame status", "Cooling status", "CH2 mode", "Diagnostic Event", "reserved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Temperature setpoint for the supply from the boiler in degrees C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emberID code of the master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HW present [ dhw not present, dhw is present ]", "Control type [ modulating, on/off ]", "Cooling config [ cooling not supported, cooling supported]", "DHW config [instantaneous or not-specified, storage tank]", "Master low-off&amp;pump control function [allowed, not allowed]", "CH2 present [CH2 not present, CH2 present]", "reserved", "reserved", "MemberID code of the slav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ervice request [service not req’d, service required]", "Lockout-reset [ remote reset disabled, rr enabled]", "Low water press [no WP fault, water pressure fault]", "Gas/flame fault [ no G/F fault, gas/flame fault ]", "Air press fault [ no AP fault, air pressure fault ]", "Water over-temp[no OvT fault, over-temperat. Fault]", "reserved", "reserved", "OEM fault code u8 0..255 An OEM-specific fault/error cod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ignal for cooling plant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Temperature setpoint for the supply from the boiler for circuit 2 in degrees C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emote override room setpoint (0 = No override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transparent-slave-parameter supported by the slave devic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Index number of following TSP", "Value of above referenced TSP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The size of the fault history buffer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Index number of following Fault Buffer entry", "Value of above referenced Fault Buffer entry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ximum relative boiler modulation level setting for sequencer and off-low&amp;pump control applications (%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ximum boiler capacity (kW)", "Minimum modulation level (%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urrent room temperature setpoint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elative modulation level (%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Water pressure of the boiler CH circuit (bar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Water flow rate through the DHW circuit (l/min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ay of the week (1=Monday)", "Hours", "Minutes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onth", "Day of Month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Year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urrent room setpoint for 2nd CH circuit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Current sensed room temperature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Flow water temperature from boiler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omestic hot water temperature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Outside air temperature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Return water temperature to boiler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olar storage temperature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Solar collector temperature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Flow water temperature of the second central heating circuit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omestic hot water temperature 2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Exhaust temperature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Upper bound for adjustment of DHW setp (°C)", "Lower bound for adjustment of DHW setp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Upper bound for adjustment of maxCHsetp (°C)", "Lower bound for adjustment of maxCHsetp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Domestic hot water temperature setpoint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ximum allowable CH water setpoint (°C)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Manual change priority [0 = disable overruling remote setpoint by manual setpoint change, 1 = enable overruling remote setpoint by manual setpoint change]", "Program change priority [0 = disable overruling remote setpoint by program setpoint change, 1 = enable overruling remote setpoint by program setpoint change]", "reserved", "reserved", "reserved", "reserved", "reserved", "reserved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OEM-specific diagnostic/service cod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starts burner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starts CH pump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starts DHW pump/valv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starts burner in DHW mode"</text:p>
          </table:table-cell>
          <table:table-cell office:value-type="string" table:style-name="ce2">
            <text:p>},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hours that burner is in operation (i.e.flame on)"</text:p>
          </table:table-cell>
          <table:table-cell office:value-type="string" table:style-name="ce2">
            <text:p>},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hours that CH pump has been running"</text:p>
          </table:table-cell>
          <table:table-cell office:value-type="string" table:style-name="ce2">
            <text:p>},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hours that DHW pump has been running or DHW valve has been opened"</text:p>
          </table:table-cell>
          <table:table-cell office:value-type="string" table:style-name="ce2">
            <text:p>},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Number of hours that burner is in operation during DHW mode"</text:p>
          </table:table-cell>
          <table:table-cell office:value-type="string" table:style-name="ce2">
            <text:p>},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The implemented version of the OpenTherm Protocol Specification in the master"</text:p>
          </table:table-cell>
          <table:table-cell office:value-type="string" table:style-name="ce2">
            <text:p>},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The implemented version of the OpenTherm Protocol Specification in the slave"</text:p>
          </table:table-cell>
          <table:table-cell office:value-type="string" table:style-name="ce2">
            <text:p>},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The master device product version number as defined by the manufacturer", "The master device product type as defined by the manufacturer"</text:p>
          </table:table-cell>
          <table:table-cell office:value-type="string" table:style-name="ce2">
            <text:p>},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string" table:style-name="ce2">
            <text:p>: {</text:p>
          </table:table-cell>
          <table:table-cell office:value-type="string" table:style-name="ce1">
            <text:p>"The slave device product version number as defined by the manufacturer", "The slave device product type as defined by the manufacturer"</text:p>
          </table:table-cell>
          <table:table-cell office:value-type="string" table:style-name="ce2">
            <text:p>},</text:p>
          </table:table-cell>
          <table:table-cell table:number-columns-repeated="16379" table:style-name="ce1"/>
        </table:table-row>
        <table:table-row table:number-rows-repeated="3" table:style-name="ro1">
          <table:table-cell/>
          <table:table-cell table:style-name="ce1"/>
          <table:table-cell table:style-name="ce2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string" table:style-name="ce2">
            <text:p>: {</text:p>
          </table:table-cell>
          <table:table-cell office:value-type="string" office:string-value=" cTypeFlag8, cTypeFlag8" table:formula="of:=[.G108]&amp;&quot;,&quot;&amp;[.H108]" table:style-name="ce1">
            <text:p><text:s/>cTypeFlag8, cTypeFlag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lag8</text:p>
          </table:table-cell>
          <table:table-cell office:value-type="string" table:style-name="ce1">
            <text:p><text:s/>cTypeFlag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09]&amp;&quot;,&quot;&amp;[.H109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2">
            <text:p>: {</text:p>
          </table:table-cell>
          <table:table-cell office:value-type="string" office:string-value=" cTypeNone, cTypeU8" table:formula="of:=[.G110]&amp;&quot;,&quot;&amp;[.H110]" table:style-name="ce1">
            <text:p><text:s/>cTypeNone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None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2">
            <text:p>: {</text:p>
          </table:table-cell>
          <table:table-cell office:value-type="string" office:string-value=" cTypeFlag8, cTypeU8" table:formula="of:=[.G111]&amp;&quot;,&quot;&amp;[.H111]" table:style-name="ce1">
            <text:p><text:s/>cTypeFlag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lag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2">
            <text:p>: {</text:p>
          </table:table-cell>
          <table:table-cell office:value-type="string" office:string-value=" cTypeFlag8, cTypeU8" table:formula="of:=[.G112]&amp;&quot;,&quot;&amp;[.H112]" table:style-name="ce1">
            <text:p><text:s/>cTypeFlag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lag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13]&amp;&quot;,&quot;&amp;[.H113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14]&amp;&quot;,&quot;&amp;[.H114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15]&amp;&quot;,&quot;&amp;[.H115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2">
            <text:p>: {</text:p>
          </table:table-cell>
          <table:table-cell office:value-type="string" office:string-value=" cTypeU8, cTypeU8" table:formula="of:=[.G116]&amp;&quot;,&quot;&amp;[.H116]" table:style-name="ce1">
            <text:p><text:s/>cTypeU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string" table:style-name="ce2">
            <text:p>: {</text:p>
          </table:table-cell>
          <table:table-cell office:value-type="string" office:string-value=" cTypeU8, cTypeU8" table:formula="of:=[.G117]&amp;&quot;,&quot;&amp;[.H117]" table:style-name="ce1">
            <text:p><text:s/>cTypeU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string" table:style-name="ce2">
            <text:p>: {</text:p>
          </table:table-cell>
          <table:table-cell office:value-type="string" office:string-value=" cTypeU8, cTypeNone" table:formula="of:=[.G118]&amp;&quot;,&quot;&amp;[.H118]" table:style-name="ce1">
            <text:p><text:s/>cTypeU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string" table:style-name="ce2">
            <text:p>: {</text:p>
          </table:table-cell>
          <table:table-cell office:value-type="string" office:string-value=" cTypeU8, cTypeU8" table:formula="of:=[.G119]&amp;&quot;,&quot;&amp;[.H119]" table:style-name="ce1">
            <text:p><text:s/>cTypeU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20]&amp;&quot;,&quot;&amp;[.H120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string" table:style-name="ce2">
            <text:p>: {</text:p>
          </table:table-cell>
          <table:table-cell office:value-type="string" office:string-value=" cTypeU8, cTypeU8" table:formula="of:=[.G121]&amp;&quot;,&quot;&amp;[.H121]" table:style-name="ce1">
            <text:p><text:s/>cTypeU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22]&amp;&quot;,&quot;&amp;[.H122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23]&amp;&quot;,&quot;&amp;[.H123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24]&amp;&quot;,&quot;&amp;[.H124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25]&amp;&quot;,&quot;&amp;[.H125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string" table:style-name="ce2">
            <text:p>: {</text:p>
          </table:table-cell>
          <table:table-cell office:value-type="string" office:string-value=" cTypeU8WDT, cTypeU8" table:formula="of:=[.G126]&amp;&quot;,&quot;&amp;[.H126]" table:style-name="ce1">
            <text:p><text:s/>cTypeU8WDT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WDT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string" table:style-name="ce2">
            <text:p>: {</text:p>
          </table:table-cell>
          <table:table-cell office:value-type="string" office:string-value=" cTypeU8, cTypeU8" table:formula="of:=[.G127]&amp;&quot;,&quot;&amp;[.H127]" table:style-name="ce1">
            <text:p><text:s/>cTypeU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28]&amp;&quot;,&quot;&amp;[.H128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29]&amp;&quot;,&quot;&amp;[.H129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30]&amp;&quot;,&quot;&amp;[.H130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31]&amp;&quot;,&quot;&amp;[.H131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32]&amp;&quot;,&quot;&amp;[.H132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33]&amp;&quot;,&quot;&amp;[.H133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34]&amp;&quot;,&quot;&amp;[.H134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35]&amp;&quot;,&quot;&amp;[.H135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string" table:style-name="ce2">
            <text:p>: {</text:p>
          </table:table-cell>
          <table:table-cell office:value-type="string" office:string-value=" cTypeS16, cTypeNone" table:formula="of:=[.G136]&amp;&quot;,&quot;&amp;[.H136]" table:style-name="ce1">
            <text:p><text:s/>cTypeS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S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37]&amp;&quot;,&quot;&amp;[.H137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38]&amp;&quot;,&quot;&amp;[.H138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string" table:style-name="ce2">
            <text:p>: {</text:p>
          </table:table-cell>
          <table:table-cell office:value-type="string" office:string-value=" cTypeS16, cTypeNone" table:formula="of:=[.G139]&amp;&quot;,&quot;&amp;[.H139]" table:style-name="ce1">
            <text:p><text:s/>cTypeS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S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string" table:style-name="ce2">
            <text:p>: {</text:p>
          </table:table-cell>
          <table:table-cell office:value-type="string" office:string-value=" cTypeS8, cTypeS8" table:formula="of:=[.G140]&amp;&quot;,&quot;&amp;[.H140]" table:style-name="ce1">
            <text:p><text:s/>cTypeS8, cTypeS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S8</text:p>
          </table:table-cell>
          <table:table-cell office:value-type="string" table:style-name="ce1">
            <text:p><text:s/>cTypeS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string" table:style-name="ce2">
            <text:p>: {</text:p>
          </table:table-cell>
          <table:table-cell office:value-type="string" office:string-value=" cTypeS8, cTypeS8" table:formula="of:=[.G141]&amp;&quot;,&quot;&amp;[.H141]" table:style-name="ce1">
            <text:p><text:s/>cTypeS8, cTypeS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S8</text:p>
          </table:table-cell>
          <table:table-cell office:value-type="string" table:style-name="ce1">
            <text:p><text:s/>cTypeS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42]&amp;&quot;,&quot;&amp;[.H142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43]&amp;&quot;,&quot;&amp;[.H143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string" table:style-name="ce2">
            <text:p>: {</text:p>
          </table:table-cell>
          <table:table-cell office:value-type="string" office:string-value=" cTypeNone, cTypeFlag8" table:formula="of:=[.G144]&amp;&quot;,&quot;&amp;[.H144]" table:style-name="ce1">
            <text:p><text:s/>cTypeNone, cTypeFlag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None</text:p>
          </table:table-cell>
          <table:table-cell office:value-type="string" table:style-name="ce1">
            <text:p><text:s/>cTypeFlag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45]&amp;&quot;,&quot;&amp;[.H145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46]&amp;&quot;,&quot;&amp;[.H146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47]&amp;&quot;,&quot;&amp;[.H147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48]&amp;&quot;,&quot;&amp;[.H148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49]&amp;&quot;,&quot;&amp;[.H149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50]&amp;&quot;,&quot;&amp;[.H150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51]&amp;&quot;,&quot;&amp;[.H151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52]&amp;&quot;,&quot;&amp;[.H152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string" table:style-name="ce2">
            <text:p>: {</text:p>
          </table:table-cell>
          <table:table-cell office:value-type="string" office:string-value=" cTypeU16, cTypeNone" table:formula="of:=[.G153]&amp;&quot;,&quot;&amp;[.H153]" table:style-name="ce1">
            <text:p><text:s/>cTypeU16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16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54]&amp;&quot;,&quot;&amp;[.H154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string" table:style-name="ce2">
            <text:p>: {</text:p>
          </table:table-cell>
          <table:table-cell office:value-type="string" office:string-value=" cTypeF8_8, cTypeNone" table:formula="of:=[.G155]&amp;&quot;,&quot;&amp;[.H155]" table:style-name="ce1">
            <text:p><text:s/>cTypeF8_8, cTypeNone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F8_8</text:p>
          </table:table-cell>
          <table:table-cell office:value-type="string" table:style-name="ce1">
            <text:p><text:s/>cTypeNone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string" table:style-name="ce2">
            <text:p>: {</text:p>
          </table:table-cell>
          <table:table-cell office:value-type="string" office:string-value=" cTypeU8, cTypeU8" table:formula="of:=[.G156]&amp;&quot;,&quot;&amp;[.H156]" table:style-name="ce1">
            <text:p><text:s/>cTypeU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string" table:style-name="ce2">
            <text:p>: {</text:p>
          </table:table-cell>
          <table:table-cell office:value-type="string" office:string-value=" cTypeU8, cTypeU8" table:formula="of:=[.G157]&amp;&quot;,&quot;&amp;[.H157]" table:style-name="ce1">
            <text:p><text:s/>cTypeU8, cTypeU8</text:p>
          </table:table-cell>
          <table:table-cell office:value-type="string" table:style-name="ce2">
            <text:p>},</text:p>
          </table:table-cell>
          <table:table-cell table:style-name="ce1"/>
          <table:table-cell office:value-type="string" table:style-name="ce1">
            <text:p><text:s/>cTypeU8</text:p>
          </table:table-cell>
          <table:table-cell office:value-type="string" table:style-name="ce1">
            <text:p><text:s/>cTypeU8</text:p>
          </table:table-cell>
          <table:table-cell office:value-type="string" table:style-name="ce1">
            <text:p><text:s/>[]string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h_enabled</text:p>
          </table:table-cell>
          <table:table-cell office:value-type="string" table:style-name="ce1">
            <text:p><text:s/>dhw_enabled</text:p>
          </table:table-cell>
          <table:table-cell office:value-type="string" table:style-name="ce1">
            <text:p><text:s/>cooling_enabled</text:p>
          </table:table-cell>
          <table:table-cell office:value-type="string" table:style-name="ce1">
            <text:p><text:s/>otc_active</text:p>
          </table:table-cell>
          <table:table-cell office:value-type="string" table:style-name="ce1">
            <text:p><text:s/>ch2_enabled</text:p>
          </table:table-cell>
          <table:table-cell office:value-type="string" table:style-name="ce1">
            <text:p><text:s/>reserved1</text:p>
          </table:table-cell>
          <table:table-cell office:value-type="string" table:style-name="ce1">
            <text:p><text:s/>reserved2</text:p>
          </table:table-cell>
          <table:table-cell office:value-type="string" table:style-name="ce1">
            <text:p><text:s/>reserved3</text:p>
          </table:table-cell>
          <table:table-cell office:value-type="string" table:style-name="ce1">
            <text:p><text:s/>fault_indication</text:p>
          </table:table-cell>
          <table:table-cell office:value-type="string" table:style-name="ce1">
            <text:p><text:s/>ch_active</text:p>
          </table:table-cell>
          <table:table-cell office:value-type="string" table:style-name="ce1">
            <text:p><text:s/>dhw_active</text:p>
          </table:table-cell>
          <table:table-cell office:value-type="string" table:style-name="ce1">
            <text:p><text:s/>flame_active</text:p>
          </table:table-cell>
          <table:table-cell office:value-type="string" table:style-name="ce1">
            <text:p><text:s/>cooling_active</text:p>
          </table:table-cell>
          <table:table-cell office:value-type="string" table:style-name="ce1">
            <text:p><text:s/>ch2_active</text:p>
          </table:table-cell>
          <table:table-cell office:value-type="string" table:style-name="ce1">
            <text:p><text:s/>diagnostic_event</text:p>
          </table:table-cell>
          <table:table-cell office:value-type="string" table:style-name="ce1">
            <text:p><text:s/>reserved4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ntrol_setpoin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aster_configuratio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hw_present</text:p>
          </table:table-cell>
          <table:table-cell office:value-type="string" table:style-name="ce1">
            <text:p><text:s/>control_type</text:p>
          </table:table-cell>
          <table:table-cell office:value-type="string" table:style-name="ce1">
            <text:p><text:s/>cooling_supported</text:p>
          </table:table-cell>
          <table:table-cell office:value-type="string" table:style-name="ce1">
            <text:p><text:s/>dhw_storage_tank_present</text:p>
          </table:table-cell>
          <table:table-cell office:value-type="string" table:style-name="ce1">
            <text:p><text:s/>master_control_allowed</text:p>
          </table:table-cell>
          <table:table-cell office:value-type="string" table:style-name="ce1">
            <text:p><text:s/>ch2_present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slave_memberID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ervice_required</text:p>
          </table:table-cell>
          <table:table-cell office:value-type="string" table:style-name="ce1">
            <text:p><text:s/>remote_reset_enabled</text:p>
          </table:table-cell>
          <table:table-cell office:value-type="string" table:style-name="ce1">
            <text:p><text:s/>low_water_pressure_fault</text:p>
          </table:table-cell>
          <table:table-cell office:value-type="string" table:style-name="ce1">
            <text:p><text:s/>gas_flame_fault</text:p>
          </table:table-cell>
          <table:table-cell office:value-type="string" table:style-name="ce1">
            <text:p><text:s/>air_pressure_fault</text:p>
          </table:table-cell>
          <table:table-cell office:value-type="string" table:style-name="ce1">
            <text:p><text:s/>water_over_temperture_fault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oem_fault_cod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cooling_control_signa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control_setpoint_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remote_override_room_setpoin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number_of_tsp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tsp_index</text:p>
          </table:table-cell>
          <table:table-cell office:value-type="string" table:style-name="ce1">
            <text:p><text:s/>tsp_valu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ize_of_fault_buffer<text:s/>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fhb_fault_index</text:p>
          </table:table-cell>
          <table:table-cell office:value-type="string" table:style-name="ce1">
            <text:p><text:s/>fhb_fault_valu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maximum_relative_modulation_level_setting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maximum_boiler_capacity</text:p>
          </table:table-cell>
          <table:table-cell office:value-type="string" table:style-name="ce1">
            <text:p><text:s/>minimum_boiler_modulatio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room_setpoin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relative_modulation_leve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ch_water_press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dhw_flow_ra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weekday</text:p>
          </table:table-cell>
          <table:table-cell office:value-type="string" table:style-name="ce1">
            <text:p><text:s/>hour</text:p>
          </table:table-cell>
          <table:table-cell office:value-type="string" table:style-name="ce1">
            <text:p><text:s/>minutes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month</text:p>
          </table:table-cell>
          <table:table-cell office:value-type="string" table:style-name="ce1">
            <text:p><text:s/>day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yea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room_setpoint_ch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room_temperat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boiler_water_temp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dhw_temperat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outside_temperat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return_water_temperat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olar_storage_temperat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solar_collector_temperat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flow_temperature_ch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dhw2_temperat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exhaust_temperatur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dhwsetpoint_upper_bound</text:p>
          </table:table-cell>
          <table:table-cell office:value-type="string" table:style-name="ce1">
            <text:p><text:s/>dhwsetpoint_lower_boun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max_chsetp_upper_bound</text:p>
          </table:table-cell>
          <table:table-cell office:value-type="string" table:style-name="ce1">
            <text:p><text:s/>max_chsetp_lower_boun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dhw_setpoin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max_ch_water_setpoin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manual_setpoint_overrules_remote_setpoint</text:p>
          </table:table-cell>
          <table:table-cell office:value-type="string" table:style-name="ce1">
            <text:p><text:s/>program_change_setpoint_overrides_remote_setpoint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oem_diagnostic_cod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burner_start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ch_pump_start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dhw_pump_valve_start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1">
            <text:p>dhw_burner_start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table:style-name="ce1"/>
          <table:table-cell office:value-type="string" table:style-name="ce1">
            <text:p>burner_operation_hour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ch_pump_operation_hour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1">
            <text:p>dhw_pump_valve_operation_hour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dhw_burner_operation_hour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table:style-name="ce1"/>
          <table:table-cell office:value-type="string" table:style-name="ce1">
            <text:p>opentherm_version_mast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opentherm_version_slav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master_product_version_number</text:p>
          </table:table-cell>
          <table:table-cell office:value-type="string" table:style-name="ce1">
            <text:p><text:s/>master_product_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table:style-name="ce1"/>
          <table:table-cell office:value-type="string" table:style-name="ce1">
            <text:p>slave_product_version_number</text:p>
          </table:table-cell>
          <table:table-cell office:value-type="string" table:style-name="ce1">
            <text:p><text:s/>slave_product_type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H enable</text:p>
          </table:table-cell>
          <table:table-cell office:value-type="string" table:style-name="ce1">
            <text:p><text:s/>DHW enable</text:p>
          </table:table-cell>
          <table:table-cell office:value-type="string" table:style-name="ce1">
            <text:p><text:s/>Cooling enable</text:p>
          </table:table-cell>
          <table:table-cell office:value-type="string" table:style-name="ce1">
            <text:p><text:s/>OTC active</text:p>
          </table:table-cell>
          <table:table-cell office:value-type="string" table:style-name="ce1">
            <text:p><text:s/>CH2 enable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Fault indication</text:p>
          </table:table-cell>
          <table:table-cell office:value-type="string" table:style-name="ce1">
            <text:p><text:s/>CH mode</text:p>
          </table:table-cell>
          <table:table-cell office:value-type="string" table:style-name="ce1">
            <text:p><text:s/>DHW mode</text:p>
          </table:table-cell>
          <table:table-cell office:value-type="string" table:style-name="ce1">
            <text:p><text:s/>Flame status</text:p>
          </table:table-cell>
          <table:table-cell office:value-type="string" table:style-name="ce1">
            <text:p><text:s/>Cooling status</text:p>
          </table:table-cell>
          <table:table-cell office:value-type="string" table:style-name="ce1">
            <text:p><text:s/>CH2 mode</text:p>
          </table:table-cell>
          <table:table-cell office:value-type="string" table:style-name="ce1">
            <text:p><text:s/>Diagnostic Event</text:p>
          </table:table-cell>
          <table:table-cell office:value-type="string" table:style-name="ce1">
            <text:p><text:s/>reserved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mperature setpoint for the supply from the boiler in degrees C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emberID code of the mast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HW present [ dhw not present, dhw is present ]</text:p>
          </table:table-cell>
          <table:table-cell office:value-type="string" table:style-name="ce1">
            <text:p><text:s/>Control type [ modulating, on/off ]</text:p>
          </table:table-cell>
          <table:table-cell office:value-type="string" table:style-name="ce1">
            <text:p><text:s/>Cooling config [ cooling not supported, cooling supported]</text:p>
          </table:table-cell>
          <table:table-cell office:value-type="string" table:style-name="ce1">
            <text:p><text:s/>DHW config [instantaneous or not-specified, storage tank]</text:p>
          </table:table-cell>
          <table:table-cell office:value-type="string" table:style-name="ce1">
            <text:p><text:s/>Master low-off&amp;pump control function [allowed, not allowed]</text:p>
          </table:table-cell>
          <table:table-cell office:value-type="string" table:style-name="ce1">
            <text:p><text:s/>CH2 present [CH2 not present, CH2 present]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MemberID code of the slav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ervice request [service not req’d, service required]</text:p>
          </table:table-cell>
          <table:table-cell office:value-type="string" table:style-name="ce1">
            <text:p><text:s/>Lockout-reset [ remote reset disabled, rr enabled]</text:p>
          </table:table-cell>
          <table:table-cell office:value-type="string" table:style-name="ce1">
            <text:p><text:s/>Low water press [no WP fault, water pressure fault]</text:p>
          </table:table-cell>
          <table:table-cell office:value-type="string" table:style-name="ce1">
            <text:p><text:s/>Gas/flame fault [ no G/F fault, gas/flame fault ]</text:p>
          </table:table-cell>
          <table:table-cell office:value-type="string" table:style-name="ce1">
            <text:p><text:s/>Air press fault [ no AP fault, air pressure fault ]</text:p>
          </table:table-cell>
          <table:table-cell office:value-type="string" table:style-name="ce1">
            <text:p><text:s/>Water over-temp[no OvT fault, over-temperat. Fault]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OEM fault code u8 0..255 An OEM-specific fault/error cod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ignal for cooling plan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Temperature setpoint for the supply from the boiler for circuit 2 in degrees C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Remote override room setpoint (0 = No override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Number of transparent-slave-parameter supported by the slave devic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Index number of following TSP</text:p>
          </table:table-cell>
          <table:table-cell office:value-type="string" table:style-name="ce1">
            <text:p><text:s/>Value of above referenced TSP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The size of the fault history buff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Index number of following Fault Buffer entry</text:p>
          </table:table-cell>
          <table:table-cell office:value-type="string" table:style-name="ce1">
            <text:p><text:s/>Value of above referenced Fault Buffer entry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Maximum relative boiler modulation level setting for sequencer and off-low&amp;pump control applications (%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Maximum boiler capacity (kW)</text:p>
          </table:table-cell>
          <table:table-cell office:value-type="string" table:style-name="ce1">
            <text:p><text:s/>Minimum modulation level (%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Current room temperature setpoint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Relative modulation level (%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Water pressure of the boiler CH circuit (bar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Water flow rate through the DHW circuit (l/min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Day of the week (1=Monday)</text:p>
          </table:table-cell>
          <table:table-cell office:value-type="string" table:style-name="ce1">
            <text:p><text:s/>Hours</text:p>
          </table:table-cell>
          <table:table-cell office:value-type="string" table:style-name="ce1">
            <text:p><text:s/>Minutes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Month</text:p>
          </table:table-cell>
          <table:table-cell office:value-type="string" table:style-name="ce1">
            <text:p><text:s/>Day of Month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Yea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Current room setpoint for 2nd CH circuit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Current sensed room temperature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low water temperature from boiler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Domestic hot water temperature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Outside air temperature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Return water temperature to boiler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olar storage temperature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Solar collector temperature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Flow water temperature of the second central heating circui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Domestic hot water temperature 2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Exhaust temperature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Upper bound for adjustment of DHW setp (°C)</text:p>
          </table:table-cell>
          <table:table-cell office:value-type="string" table:style-name="ce1">
            <text:p><text:s/>Lower bound for adjustment of DHW setp (°C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Upper bound for adjustment of maxCHsetp (°C)</text:p>
          </table:table-cell>
          <table:table-cell office:value-type="string" table:style-name="ce1">
            <text:p><text:s/>Lower bound for adjustment of maxCHsetp (°C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Domestic hot water temperature setpoint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Maximum allowable CH water setpoint (°C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Manual change priority [0 = disable overruling remote setpoint by manual setpoint change, 1 = enable overruling remote setpoint by manual setpoint change]</text:p>
          </table:table-cell>
          <table:table-cell office:value-type="string" table:style-name="ce1">
            <text:p><text:s/>Program change priority [0 = disable overruling remote setpoint by program setpoint change, 1 = enable overruling remote setpoint by program setpoint change]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office:value-type="string" table:style-name="ce1">
            <text:p><text:s/>reserved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OEM-specific diagnostic/service cod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Number of starts burn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Number of starts CH pump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Number of starts DHW pump/valv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1">
            <text:p>Number of starts burner in DHW mod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table:style-name="ce1"/>
          <table:table-cell office:value-type="string" table:style-name="ce1">
            <text:p>Number of hours that burner is in operation (i.e.flame on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Number of hours that CH pump has been running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1">
            <text:p>Number of hours that DHW pump has been running or DHW valve has been opene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Number of hours that burner is in operation during DHW mod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table:style-name="ce1"/>
          <table:table-cell office:value-type="string" table:style-name="ce1">
            <text:p>The implemented version of the OpenTherm Protocol Specification in the mast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The implemented version of the OpenTherm Protocol Specification in the slav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The master device product version number as defined by the manufacturer</text:p>
          </table:table-cell>
          <table:table-cell office:value-type="string" table:style-name="ce1">
            <text:p><text:s/>The master device product type as defined by the manufacture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table:style-name="ce1"/>
          <table:table-cell office:value-type="string" table:style-name="ce1">
            <text:p>The slave device product version number as defined by the manufacturer</text:p>
          </table:table-cell>
          <table:table-cell office:value-type="string" table:style-name="ce1">
            <text:p><text:s/>The slave device product type as defined by the manufacture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float" office:value="1000" table:formula="of:=[.B213]+[.$C$264]" table:style-name="ce1">
            <text:p>1000</text:p>
          </table:table-cell>
          <table:table-cell table:style-name="ce1"/>
          <table:table-cell office:value-type="string" office:string-value="10000;store_ch_enabled = NO # CH enable" table:formula="of:=IF(ISBLANK([.D161]);&quot;&quot;;[.$B265]&amp;[.D$264]&amp;&quot;;store_&quot;&amp;TRIM([.D161])&amp;&quot; = NO # &quot;&amp;[.D213])" table:style-name="ce1">
            <text:p>10000;store_ch_enabled = NO # CH enable</text:p>
          </table:table-cell>
          <table:table-cell office:value-type="string" office:string-value="10001;store_dhw_enabled = NO #  DHW enable" table:formula="of:=IF(ISBLANK([.E161]);&quot;&quot;;[.$B265]&amp;[.E$264]&amp;&quot;;store_&quot;&amp;TRIM([.E161])&amp;&quot; = NO # &quot;&amp;[.E213])" table:style-name="ce1">
            <text:p>10001;store_dhw_enabled = NO # <text:s/>DHW enable</text:p>
          </table:table-cell>
          <table:table-cell office:value-type="string" office:string-value="10002;store_cooling_enabled = NO #  Cooling enable" table:formula="of:=IF(ISBLANK([.F161]);&quot;&quot;;[.$B265]&amp;[.F$264]&amp;&quot;;store_&quot;&amp;TRIM([.F161])&amp;&quot; = NO # &quot;&amp;[.F213])" table:style-name="ce1">
            <text:p>10002;store_cooling_enabled = NO # <text:s/>Cooling enable</text:p>
          </table:table-cell>
          <table:table-cell office:value-type="string" office:string-value="10003;store_otc_active = NO #  OTC active" table:formula="of:=IF(ISBLANK([.G161]);&quot;&quot;;[.$B265]&amp;[.G$264]&amp;&quot;;store_&quot;&amp;TRIM([.G161])&amp;&quot; = NO # &quot;&amp;[.G213])" table:style-name="ce1">
            <text:p>10003;store_otc_active = NO # <text:s/>OTC active</text:p>
          </table:table-cell>
          <table:table-cell office:value-type="string" office:string-value="10004;store_ch2_enabled = NO #  CH2 enable" table:formula="of:=IF(ISBLANK([.H161]);&quot;&quot;;[.$B265]&amp;[.H$264]&amp;&quot;;store_&quot;&amp;TRIM([.H161])&amp;&quot; = NO # &quot;&amp;[.H213])" table:style-name="ce1">
            <text:p>10004;store_ch2_enabled = NO # <text:s/>CH2 enable</text:p>
          </table:table-cell>
          <table:table-cell office:value-type="string" office:string-value="10005;store_reserved1 = NO #  reserved" table:formula="of:=IF(ISBLANK([.I161]);&quot;&quot;;[.$B265]&amp;[.I$264]&amp;&quot;;store_&quot;&amp;TRIM([.I161])&amp;&quot; = NO # &quot;&amp;[.I213])" table:style-name="ce1">
            <text:p>10005;store_reserved1 = NO # <text:s/>reserved</text:p>
          </table:table-cell>
          <table:table-cell office:value-type="string" office:string-value="10006;store_reserved2 = NO #  reserved" table:formula="of:=IF(ISBLANK([.J161]);&quot;&quot;;[.$B265]&amp;[.J$264]&amp;&quot;;store_&quot;&amp;TRIM([.J161])&amp;&quot; = NO # &quot;&amp;[.J213])" table:style-name="ce1">
            <text:p>10006;store_reserved2 = NO # <text:s/>reserved</text:p>
          </table:table-cell>
          <table:table-cell office:value-type="string" office:string-value="10007;store_reserved3 = NO #  reserved" table:formula="of:=IF(ISBLANK([.K161]);&quot;&quot;;[.$B265]&amp;[.K$264]&amp;&quot;;store_&quot;&amp;TRIM([.K161])&amp;&quot; = NO # &quot;&amp;[.K213])" table:style-name="ce1">
            <text:p>10007;store_reserved3 = NO # <text:s/>reserved</text:p>
          </table:table-cell>
          <table:table-cell office:value-type="string" office:string-value="10008;store_fault_indication = NO #  Fault indication" table:formula="of:=IF(ISBLANK([.L161]);&quot;&quot;;[.$B265]&amp;[.L$264]&amp;&quot;;store_&quot;&amp;TRIM([.L161])&amp;&quot; = NO # &quot;&amp;[.L213])" table:style-name="ce1">
            <text:p>10008;store_fault_indication = NO # <text:s/>Fault indication</text:p>
          </table:table-cell>
          <table:table-cell office:value-type="string" office:string-value="10009;store_ch_active = NO #  CH mode" table:formula="of:=IF(ISBLANK([.M161]);&quot;&quot;;[.$B265]&amp;[.M$264]&amp;&quot;;store_&quot;&amp;TRIM([.M161])&amp;&quot; = NO # &quot;&amp;[.M213])" table:style-name="ce1">
            <text:p>10009;store_ch_active = NO # <text:s/>CH mode</text:p>
          </table:table-cell>
          <table:table-cell office:value-type="string" office:string-value="100010;store_dhw_active = NO #  DHW mode" table:formula="of:=IF(ISBLANK([.N161]);&quot;&quot;;[.$B265]&amp;[.N$264]&amp;&quot;;store_&quot;&amp;TRIM([.N161])&amp;&quot; = NO # &quot;&amp;[.N213])" table:style-name="ce1">
            <text:p>100010;store_dhw_active = NO # <text:s/>DHW mode</text:p>
          </table:table-cell>
          <table:table-cell office:value-type="string" office:string-value="100011;store_flame_active = NO #  Flame status" table:formula="of:=IF(ISBLANK([.O161]);&quot;&quot;;[.$B265]&amp;[.O$264]&amp;&quot;;store_&quot;&amp;TRIM([.O161])&amp;&quot; = NO # &quot;&amp;[.O213])" table:style-name="ce1">
            <text:p>100011;store_flame_active = NO # <text:s/>Flame status</text:p>
          </table:table-cell>
          <table:table-cell office:value-type="string" office:string-value="100012;store_cooling_active = NO #  Cooling status" table:formula="of:=IF(ISBLANK([.P161]);&quot;&quot;;[.$B265]&amp;[.P$264]&amp;&quot;;store_&quot;&amp;TRIM([.P161])&amp;&quot; = NO # &quot;&amp;[.P213])" table:style-name="ce1">
            <text:p>100012;store_cooling_active = NO # <text:s/>Cooling status</text:p>
          </table:table-cell>
          <table:table-cell office:value-type="string" office:string-value="100013;store_ch2_active = NO #  CH2 mode" table:formula="of:=IF(ISBLANK([.Q161]);&quot;&quot;;[.$B265]&amp;[.Q$264]&amp;&quot;;store_&quot;&amp;TRIM([.Q161])&amp;&quot; = NO # &quot;&amp;[.Q213])" table:style-name="ce1">
            <text:p>100013;store_ch2_active = NO # <text:s/>CH2 mode</text:p>
          </table:table-cell>
          <table:table-cell office:value-type="string" office:string-value="100014;store_diagnostic_event = NO #  Diagnostic Event" table:formula="of:=IF(ISBLANK([.R161]);&quot;&quot;;[.$B265]&amp;[.R$264]&amp;&quot;;store_&quot;&amp;TRIM([.R161])&amp;&quot; = NO # &quot;&amp;[.R213])" table:style-name="ce1">
            <text:p>100014;store_diagnostic_event = NO # <text:s/>Diagnostic Event</text:p>
          </table:table-cell>
          <table:table-cell office:value-type="string" office:string-value="100015;store_reserved4 = NO #  reserved" table:formula="of:=IF(ISBLANK([.S161]);&quot;&quot;;[.$B265]&amp;[.S$264]&amp;&quot;;store_&quot;&amp;TRIM([.S161])&amp;&quot; = NO # &quot;&amp;[.S213])" table:style-name="ce1">
            <text:p>100015;store_reserved4 = NO # <text:s/>reserved</text:p>
          </table:table-cell>
          <table:table-cell office:value-type="string" office:string-value="" table:formula="of:=IF(ISBLANK([.T161]);&quot;&quot;;[.$B265]&amp;[.T$264]&amp;&quot;;store_&quot;&amp;TRIM([.T161])&amp;&quot; = NO # &quot;&amp;[.T213])" table:style-name="ce1"/>
          <table:table-cell office:value-type="string" office:string-value="" table:formula="of:=IF(ISBLANK([.U161]);&quot;&quot;;[.$B265]&amp;[.U$264]&amp;&quot;;store_&quot;&amp;TRIM([.U161])&amp;&quot; = NO # &quot;&amp;[.U213])" table:style-name="ce1"/>
          <table:table-cell office:value-type="string" office:string-value="" table:formula="of:=IF(ISBLANK([.V161]);&quot;&quot;;[.$B265]&amp;[.V$264]&amp;&quot;;store_&quot;&amp;TRIM([.V161])&amp;&quot; = NO # &quot;&amp;[.V213])" table:style-name="ce1"/>
          <table:table-cell office:value-type="string" office:string-value="" table:formula="of:=IF(ISBLANK([.W161]);&quot;&quot;;[.$B265]&amp;[.W$264]&amp;&quot;;store_&quot;&amp;TRIM([.W161])&amp;&quot; = NO # &quot;&amp;[.W213])" table:style-name="ce1"/>
          <table:table-cell office:value-type="string" office:string-value="" table:formula="of:=IF(ISBLANK([.X161]);&quot;&quot;;[.$B265]&amp;[.X$264]&amp;&quot;;store_&quot;&amp;TRIM([.X161])&amp;&quot; = NO # &quot;&amp;[.X213])" table:style-name="ce1"/>
          <table:table-cell office:value-type="string" office:string-value="" table:formula="of:=IF(ISBLANK([.Y161]);&quot;&quot;;[.$B265]&amp;[.Y$264]&amp;&quot;;store_&quot;&amp;TRIM([.Y161])&amp;&quot; = NO # &quot;&amp;[.Y213])" table:style-name="ce1"/>
          <table:table-cell table:number-columns-repeated="16359"/>
        </table:table-row>
        <table:table-row table:style-name="ro1">
          <table:table-cell/>
          <table:table-cell office:value-type="float" office:value="1001" table:formula="of:=[.B214]+[.$C$264]" table:style-name="ce1">
            <text:p>1001</text:p>
          </table:table-cell>
          <table:table-cell table:style-name="ce1"/>
          <table:table-cell office:value-type="string" office:string-value="10010;store_control_setpoint = NO # Temperature setpoint for the supply from the boiler in degrees C" table:formula="of:=IF(ISBLANK([.D162]);&quot;&quot;;[.$B266]&amp;[.D$264]&amp;&quot;;store_&quot;&amp;TRIM([.D162])&amp;&quot; = NO # &quot;&amp;[.D214])" table:style-name="ce1">
            <text:p>10010;store_control_setpoint = NO # Temperature setpoint for the supply from the boiler in degrees C</text:p>
          </table:table-cell>
          <table:table-cell office:value-type="string" office:string-value="" table:formula="of:=IF(ISBLANK([.E162]);&quot;&quot;;[.$B266]&amp;[.E$264]&amp;&quot;;store_&quot;&amp;TRIM([.E162])&amp;&quot; = NO # &quot;&amp;[.E214])" table:style-name="ce1"/>
          <table:table-cell office:value-type="string" office:string-value="" table:formula="of:=IF(ISBLANK([.F162]);&quot;&quot;;[.$B266]&amp;[.F$264]&amp;&quot;;store_&quot;&amp;TRIM([.F162])&amp;&quot; = NO # &quot;&amp;[.F214])" table:style-name="ce1"/>
          <table:table-cell office:value-type="string" office:string-value="" table:formula="of:=IF(ISBLANK([.G162]);&quot;&quot;;[.$B266]&amp;[.G$264]&amp;&quot;;store_&quot;&amp;TRIM([.G162])&amp;&quot; = NO # &quot;&amp;[.G214])" table:style-name="ce1"/>
          <table:table-cell office:value-type="string" office:string-value="" table:formula="of:=IF(ISBLANK([.H162]);&quot;&quot;;[.$B266]&amp;[.H$264]&amp;&quot;;store_&quot;&amp;TRIM([.H162])&amp;&quot; = NO # &quot;&amp;[.H214])" table:style-name="ce1"/>
          <table:table-cell office:value-type="string" office:string-value="" table:formula="of:=IF(ISBLANK([.I162]);&quot;&quot;;[.$B266]&amp;[.I$264]&amp;&quot;;store_&quot;&amp;TRIM([.I162])&amp;&quot; = NO # &quot;&amp;[.I214])" table:style-name="ce1"/>
          <table:table-cell office:value-type="string" office:string-value="" table:formula="of:=IF(ISBLANK([.J162]);&quot;&quot;;[.$B266]&amp;[.J$264]&amp;&quot;;store_&quot;&amp;TRIM([.J162])&amp;&quot; = NO # &quot;&amp;[.J214])" table:style-name="ce1"/>
          <table:table-cell office:value-type="string" office:string-value="" table:formula="of:=IF(ISBLANK([.K162]);&quot;&quot;;[.$B266]&amp;[.K$264]&amp;&quot;;store_&quot;&amp;TRIM([.K162])&amp;&quot; = NO # &quot;&amp;[.K214])" table:style-name="ce1"/>
          <table:table-cell office:value-type="string" office:string-value="" table:formula="of:=IF(ISBLANK([.L162]);&quot;&quot;;[.$B266]&amp;[.L$264]&amp;&quot;;store_&quot;&amp;TRIM([.L162])&amp;&quot; = NO # &quot;&amp;[.L214])" table:style-name="ce1"/>
          <table:table-cell office:value-type="string" office:string-value="" table:formula="of:=IF(ISBLANK([.M162]);&quot;&quot;;[.$B266]&amp;[.M$264]&amp;&quot;;store_&quot;&amp;TRIM([.M162])&amp;&quot; = NO # &quot;&amp;[.M214])" table:style-name="ce1"/>
          <table:table-cell office:value-type="string" office:string-value="" table:formula="of:=IF(ISBLANK([.N162]);&quot;&quot;;[.$B266]&amp;[.N$264]&amp;&quot;;store_&quot;&amp;TRIM([.N162])&amp;&quot; = NO # &quot;&amp;[.N214])" table:style-name="ce1"/>
          <table:table-cell office:value-type="string" office:string-value="" table:formula="of:=IF(ISBLANK([.O162]);&quot;&quot;;[.$B266]&amp;[.O$264]&amp;&quot;;store_&quot;&amp;TRIM([.O162])&amp;&quot; = NO # &quot;&amp;[.O214])" table:style-name="ce1"/>
          <table:table-cell office:value-type="string" office:string-value="" table:formula="of:=IF(ISBLANK([.P162]);&quot;&quot;;[.$B266]&amp;[.P$264]&amp;&quot;;store_&quot;&amp;TRIM([.P162])&amp;&quot; = NO # &quot;&amp;[.P214])" table:style-name="ce1"/>
          <table:table-cell office:value-type="string" office:string-value="" table:formula="of:=IF(ISBLANK([.Q162]);&quot;&quot;;[.$B266]&amp;[.Q$264]&amp;&quot;;store_&quot;&amp;TRIM([.Q162])&amp;&quot; = NO # &quot;&amp;[.Q214])" table:style-name="ce1"/>
          <table:table-cell office:value-type="string" office:string-value="" table:formula="of:=IF(ISBLANK([.R162]);&quot;&quot;;[.$B266]&amp;[.R$264]&amp;&quot;;store_&quot;&amp;TRIM([.R162])&amp;&quot; = NO # &quot;&amp;[.R214])" table:style-name="ce1"/>
          <table:table-cell office:value-type="string" office:string-value="" table:formula="of:=IF(ISBLANK([.S162]);&quot;&quot;;[.$B266]&amp;[.S$264]&amp;&quot;;store_&quot;&amp;TRIM([.S162])&amp;&quot; = NO # &quot;&amp;[.S214])" table:style-name="ce1"/>
          <table:table-cell office:value-type="string" office:string-value="" table:formula="of:=IF(ISBLANK([.T162]);&quot;&quot;;[.$B266]&amp;[.T$264]&amp;&quot;;store_&quot;&amp;TRIM([.T162])&amp;&quot; = NO # &quot;&amp;[.T214])" table:style-name="ce1"/>
          <table:table-cell office:value-type="string" office:string-value="" table:formula="of:=IF(ISBLANK([.U162]);&quot;&quot;;[.$B266]&amp;[.U$264]&amp;&quot;;store_&quot;&amp;TRIM([.U162])&amp;&quot; = NO # &quot;&amp;[.U214])" table:style-name="ce1"/>
          <table:table-cell office:value-type="string" office:string-value="" table:formula="of:=IF(ISBLANK([.V162]);&quot;&quot;;[.$B266]&amp;[.V$264]&amp;&quot;;store_&quot;&amp;TRIM([.V162])&amp;&quot; = NO # &quot;&amp;[.V214])" table:style-name="ce1"/>
          <table:table-cell office:value-type="string" office:string-value="" table:formula="of:=IF(ISBLANK([.W162]);&quot;&quot;;[.$B266]&amp;[.W$264]&amp;&quot;;store_&quot;&amp;TRIM([.W162])&amp;&quot; = NO # &quot;&amp;[.W214])" table:style-name="ce1"/>
          <table:table-cell office:value-type="string" office:string-value="" table:formula="of:=IF(ISBLANK([.X162]);&quot;&quot;;[.$B266]&amp;[.X$264]&amp;&quot;;store_&quot;&amp;TRIM([.X162])&amp;&quot; = NO # &quot;&amp;[.X214])" table:style-name="ce1"/>
          <table:table-cell office:value-type="string" office:string-value="" table:formula="of:=IF(ISBLANK([.Y162]);&quot;&quot;;[.$B266]&amp;[.Y$264]&amp;&quot;;store_&quot;&amp;TRIM([.Y162])&amp;&quot; = NO # &quot;&amp;[.Y214])" table:style-name="ce1"/>
          <table:table-cell table:number-columns-repeated="16359"/>
        </table:table-row>
        <table:table-row table:style-name="ro1">
          <table:table-cell/>
          <table:table-cell office:value-type="float" office:value="1002" table:formula="of:=[.B215]+[.$C$264]" table:style-name="ce1">
            <text:p>1002</text:p>
          </table:table-cell>
          <table:table-cell table:style-name="ce1"/>
          <table:table-cell office:value-type="string" office:string-value="10020;store_master_configuration = NO # MemberID code of the master" table:formula="of:=IF(ISBLANK([.D163]);&quot;&quot;;[.$B267]&amp;[.D$264]&amp;&quot;;store_&quot;&amp;TRIM([.D163])&amp;&quot; = NO # &quot;&amp;[.D215])" table:style-name="ce1">
            <text:p>10020;store_master_configuration = NO # MemberID code of the master</text:p>
          </table:table-cell>
          <table:table-cell office:value-type="string" office:string-value="" table:formula="of:=IF(ISBLANK([.E163]);&quot;&quot;;[.$B267]&amp;[.E$264]&amp;&quot;;store_&quot;&amp;TRIM([.E163])&amp;&quot; = NO # &quot;&amp;[.E215])" table:style-name="ce1"/>
          <table:table-cell office:value-type="string" office:string-value="" table:formula="of:=IF(ISBLANK([.F163]);&quot;&quot;;[.$B267]&amp;[.F$264]&amp;&quot;;store_&quot;&amp;TRIM([.F163])&amp;&quot; = NO # &quot;&amp;[.F215])" table:style-name="ce1"/>
          <table:table-cell office:value-type="string" office:string-value="" table:formula="of:=IF(ISBLANK([.G163]);&quot;&quot;;[.$B267]&amp;[.G$264]&amp;&quot;;store_&quot;&amp;TRIM([.G163])&amp;&quot; = NO # &quot;&amp;[.G215])" table:style-name="ce1"/>
          <table:table-cell office:value-type="string" office:string-value="" table:formula="of:=IF(ISBLANK([.H163]);&quot;&quot;;[.$B267]&amp;[.H$264]&amp;&quot;;store_&quot;&amp;TRIM([.H163])&amp;&quot; = NO # &quot;&amp;[.H215])" table:style-name="ce1"/>
          <table:table-cell office:value-type="string" office:string-value="" table:formula="of:=IF(ISBLANK([.I163]);&quot;&quot;;[.$B267]&amp;[.I$264]&amp;&quot;;store_&quot;&amp;TRIM([.I163])&amp;&quot; = NO # &quot;&amp;[.I215])" table:style-name="ce1"/>
          <table:table-cell office:value-type="string" office:string-value="" table:formula="of:=IF(ISBLANK([.J163]);&quot;&quot;;[.$B267]&amp;[.J$264]&amp;&quot;;store_&quot;&amp;TRIM([.J163])&amp;&quot; = NO # &quot;&amp;[.J215])" table:style-name="ce1"/>
          <table:table-cell office:value-type="string" office:string-value="" table:formula="of:=IF(ISBLANK([.K163]);&quot;&quot;;[.$B267]&amp;[.K$264]&amp;&quot;;store_&quot;&amp;TRIM([.K163])&amp;&quot; = NO # &quot;&amp;[.K215])" table:style-name="ce1"/>
          <table:table-cell office:value-type="string" office:string-value="" table:formula="of:=IF(ISBLANK([.L163]);&quot;&quot;;[.$B267]&amp;[.L$264]&amp;&quot;;store_&quot;&amp;TRIM([.L163])&amp;&quot; = NO # &quot;&amp;[.L215])" table:style-name="ce1"/>
          <table:table-cell office:value-type="string" office:string-value="" table:formula="of:=IF(ISBLANK([.M163]);&quot;&quot;;[.$B267]&amp;[.M$264]&amp;&quot;;store_&quot;&amp;TRIM([.M163])&amp;&quot; = NO # &quot;&amp;[.M215])" table:style-name="ce1"/>
          <table:table-cell office:value-type="string" office:string-value="" table:formula="of:=IF(ISBLANK([.N163]);&quot;&quot;;[.$B267]&amp;[.N$264]&amp;&quot;;store_&quot;&amp;TRIM([.N163])&amp;&quot; = NO # &quot;&amp;[.N215])" table:style-name="ce1"/>
          <table:table-cell office:value-type="string" office:string-value="" table:formula="of:=IF(ISBLANK([.O163]);&quot;&quot;;[.$B267]&amp;[.O$264]&amp;&quot;;store_&quot;&amp;TRIM([.O163])&amp;&quot; = NO # &quot;&amp;[.O215])" table:style-name="ce1"/>
          <table:table-cell office:value-type="string" office:string-value="" table:formula="of:=IF(ISBLANK([.P163]);&quot;&quot;;[.$B267]&amp;[.P$264]&amp;&quot;;store_&quot;&amp;TRIM([.P163])&amp;&quot; = NO # &quot;&amp;[.P215])" table:style-name="ce1"/>
          <table:table-cell office:value-type="string" office:string-value="" table:formula="of:=IF(ISBLANK([.Q163]);&quot;&quot;;[.$B267]&amp;[.Q$264]&amp;&quot;;store_&quot;&amp;TRIM([.Q163])&amp;&quot; = NO # &quot;&amp;[.Q215])" table:style-name="ce1"/>
          <table:table-cell office:value-type="string" office:string-value="" table:formula="of:=IF(ISBLANK([.R163]);&quot;&quot;;[.$B267]&amp;[.R$264]&amp;&quot;;store_&quot;&amp;TRIM([.R163])&amp;&quot; = NO # &quot;&amp;[.R215])" table:style-name="ce1"/>
          <table:table-cell office:value-type="string" office:string-value="" table:formula="of:=IF(ISBLANK([.S163]);&quot;&quot;;[.$B267]&amp;[.S$264]&amp;&quot;;store_&quot;&amp;TRIM([.S163])&amp;&quot; = NO # &quot;&amp;[.S215])" table:style-name="ce1"/>
          <table:table-cell office:value-type="string" office:string-value="" table:formula="of:=IF(ISBLANK([.T163]);&quot;&quot;;[.$B267]&amp;[.T$264]&amp;&quot;;store_&quot;&amp;TRIM([.T163])&amp;&quot; = NO # &quot;&amp;[.T215])" table:style-name="ce1"/>
          <table:table-cell office:value-type="string" office:string-value="" table:formula="of:=IF(ISBLANK([.U163]);&quot;&quot;;[.$B267]&amp;[.U$264]&amp;&quot;;store_&quot;&amp;TRIM([.U163])&amp;&quot; = NO # &quot;&amp;[.U215])" table:style-name="ce1"/>
          <table:table-cell office:value-type="string" office:string-value="" table:formula="of:=IF(ISBLANK([.V163]);&quot;&quot;;[.$B267]&amp;[.V$264]&amp;&quot;;store_&quot;&amp;TRIM([.V163])&amp;&quot; = NO # &quot;&amp;[.V215])" table:style-name="ce1"/>
          <table:table-cell office:value-type="string" office:string-value="" table:formula="of:=IF(ISBLANK([.W163]);&quot;&quot;;[.$B267]&amp;[.W$264]&amp;&quot;;store_&quot;&amp;TRIM([.W163])&amp;&quot; = NO # &quot;&amp;[.W215])" table:style-name="ce1"/>
          <table:table-cell office:value-type="string" office:string-value="" table:formula="of:=IF(ISBLANK([.X163]);&quot;&quot;;[.$B267]&amp;[.X$264]&amp;&quot;;store_&quot;&amp;TRIM([.X163])&amp;&quot; = NO # &quot;&amp;[.X215])" table:style-name="ce1"/>
          <table:table-cell office:value-type="string" office:string-value="" table:formula="of:=IF(ISBLANK([.Y163]);&quot;&quot;;[.$B267]&amp;[.Y$264]&amp;&quot;;store_&quot;&amp;TRIM([.Y163])&amp;&quot; = NO # &quot;&amp;[.Y215])" table:style-name="ce1"/>
          <table:table-cell table:number-columns-repeated="16359"/>
        </table:table-row>
        <table:table-row table:style-name="ro1">
          <table:table-cell/>
          <table:table-cell office:value-type="float" office:value="1003" table:formula="of:=[.B216]+[.$C$264]" table:style-name="ce1">
            <text:p>1003</text:p>
          </table:table-cell>
          <table:table-cell table:style-name="ce1"/>
          <table:table-cell office:value-type="string" office:string-value="10030;store_dhw_present = NO # DHW present [ dhw not present, dhw is present ]" table:formula="of:=IF(ISBLANK([.D164]);&quot;&quot;;[.$B268]&amp;[.D$264]&amp;&quot;;store_&quot;&amp;TRIM([.D164])&amp;&quot; = NO # &quot;&amp;[.D216])" table:style-name="ce1">
            <text:p>10030;store_dhw_present = NO # DHW present [ dhw not present, dhw is present ]</text:p>
          </table:table-cell>
          <table:table-cell office:value-type="string" office:string-value="10031;store_control_type = NO #  Control type [ modulating, on/off ]" table:formula="of:=IF(ISBLANK([.E164]);&quot;&quot;;[.$B268]&amp;[.E$264]&amp;&quot;;store_&quot;&amp;TRIM([.E164])&amp;&quot; = NO # &quot;&amp;[.E216])" table:style-name="ce1">
            <text:p>10031;store_control_type = NO # <text:s/>Control type [ modulating, on/off ]</text:p>
          </table:table-cell>
          <table:table-cell office:value-type="string" office:string-value="10032;store_cooling_supported = NO #  Cooling config [ cooling not supported, cooling supported]" table:formula="of:=IF(ISBLANK([.F164]);&quot;&quot;;[.$B268]&amp;[.F$264]&amp;&quot;;store_&quot;&amp;TRIM([.F164])&amp;&quot; = NO # &quot;&amp;[.F216])" table:style-name="ce1">
            <text:p>10032;store_cooling_supported = NO # <text:s/>Cooling config [ cooling not supported, cooling supported]</text:p>
          </table:table-cell>
          <table:table-cell office:value-type="string" office:string-value="10033;store_dhw_storage_tank_present = NO #  DHW config [instantaneous or not-specified, storage tank]" table:formula="of:=IF(ISBLANK([.G164]);&quot;&quot;;[.$B268]&amp;[.G$264]&amp;&quot;;store_&quot;&amp;TRIM([.G164])&amp;&quot; = NO # &quot;&amp;[.G216])" table:style-name="ce1">
            <text:p>10033;store_dhw_storage_tank_present = NO # <text:s/>DHW config [instantaneous or not-specified, storage tank]</text:p>
          </table:table-cell>
          <table:table-cell office:value-type="string" office:string-value="10034;store_master_control_allowed = NO #  Master low-off&amp;pump control function [allowed, not allowed]" table:formula="of:=IF(ISBLANK([.H164]);&quot;&quot;;[.$B268]&amp;[.H$264]&amp;&quot;;store_&quot;&amp;TRIM([.H164])&amp;&quot; = NO # &quot;&amp;[.H216])" table:style-name="ce1">
            <text:p>10034;store_master_control_allowed = NO # <text:s/>Master low-off&amp;pump control function [allowed, not allowed]</text:p>
          </table:table-cell>
          <table:table-cell office:value-type="string" office:string-value="10035;store_ch2_present = NO #  CH2 present [CH2 not present, CH2 present]" table:formula="of:=IF(ISBLANK([.I164]);&quot;&quot;;[.$B268]&amp;[.I$264]&amp;&quot;;store_&quot;&amp;TRIM([.I164])&amp;&quot; = NO # &quot;&amp;[.I216])" table:style-name="ce1">
            <text:p>10035;store_ch2_present = NO # <text:s/>CH2 present [CH2 not present, CH2 present]</text:p>
          </table:table-cell>
          <table:table-cell office:value-type="string" office:string-value="10036;store_reserved = NO #  reserved" table:formula="of:=IF(ISBLANK([.J164]);&quot;&quot;;[.$B268]&amp;[.J$264]&amp;&quot;;store_&quot;&amp;TRIM([.J164])&amp;&quot; = NO # &quot;&amp;[.J216])" table:style-name="ce1">
            <text:p>10036;store_reserved = NO # <text:s/>reserved</text:p>
          </table:table-cell>
          <table:table-cell office:value-type="string" office:string-value="10037;store_reserved = NO #  reserved" table:formula="of:=IF(ISBLANK([.K164]);&quot;&quot;;[.$B268]&amp;[.K$264]&amp;&quot;;store_&quot;&amp;TRIM([.K164])&amp;&quot; = NO # &quot;&amp;[.K216])" table:style-name="ce1">
            <text:p>10037;store_reserved = NO # <text:s/>reserved</text:p>
          </table:table-cell>
          <table:table-cell office:value-type="string" office:string-value="10038;store_slave_memberID = NO #  MemberID code of the slave" table:formula="of:=IF(ISBLANK([.L164]);&quot;&quot;;[.$B268]&amp;[.L$264]&amp;&quot;;store_&quot;&amp;TRIM([.L164])&amp;&quot; = NO # &quot;&amp;[.L216])" table:style-name="ce1">
            <text:p>10038;store_slave_memberID = NO # <text:s/>MemberID code of the slave</text:p>
          </table:table-cell>
          <table:table-cell office:value-type="string" office:string-value="" table:formula="of:=IF(ISBLANK([.M164]);&quot;&quot;;[.$B268]&amp;[.M$264]&amp;&quot;;store_&quot;&amp;TRIM([.M164])&amp;&quot; = NO # &quot;&amp;[.M216])" table:style-name="ce1"/>
          <table:table-cell office:value-type="string" office:string-value="" table:formula="of:=IF(ISBLANK([.N164]);&quot;&quot;;[.$B268]&amp;[.N$264]&amp;&quot;;store_&quot;&amp;TRIM([.N164])&amp;&quot; = NO # &quot;&amp;[.N216])" table:style-name="ce1"/>
          <table:table-cell office:value-type="string" office:string-value="" table:formula="of:=IF(ISBLANK([.O164]);&quot;&quot;;[.$B268]&amp;[.O$264]&amp;&quot;;store_&quot;&amp;TRIM([.O164])&amp;&quot; = NO # &quot;&amp;[.O216])" table:style-name="ce1"/>
          <table:table-cell office:value-type="string" office:string-value="" table:formula="of:=IF(ISBLANK([.P164]);&quot;&quot;;[.$B268]&amp;[.P$264]&amp;&quot;;store_&quot;&amp;TRIM([.P164])&amp;&quot; = NO # &quot;&amp;[.P216])" table:style-name="ce1"/>
          <table:table-cell office:value-type="string" office:string-value="" table:formula="of:=IF(ISBLANK([.Q164]);&quot;&quot;;[.$B268]&amp;[.Q$264]&amp;&quot;;store_&quot;&amp;TRIM([.Q164])&amp;&quot; = NO # &quot;&amp;[.Q216])" table:style-name="ce1"/>
          <table:table-cell office:value-type="string" office:string-value="" table:formula="of:=IF(ISBLANK([.R164]);&quot;&quot;;[.$B268]&amp;[.R$264]&amp;&quot;;store_&quot;&amp;TRIM([.R164])&amp;&quot; = NO # &quot;&amp;[.R216])" table:style-name="ce1"/>
          <table:table-cell office:value-type="string" office:string-value="" table:formula="of:=IF(ISBLANK([.S164]);&quot;&quot;;[.$B268]&amp;[.S$264]&amp;&quot;;store_&quot;&amp;TRIM([.S164])&amp;&quot; = NO # &quot;&amp;[.S216])" table:style-name="ce1"/>
          <table:table-cell office:value-type="string" office:string-value="" table:formula="of:=IF(ISBLANK([.T164]);&quot;&quot;;[.$B268]&amp;[.T$264]&amp;&quot;;store_&quot;&amp;TRIM([.T164])&amp;&quot; = NO # &quot;&amp;[.T216])" table:style-name="ce1"/>
          <table:table-cell office:value-type="string" office:string-value="" table:formula="of:=IF(ISBLANK([.U164]);&quot;&quot;;[.$B268]&amp;[.U$264]&amp;&quot;;store_&quot;&amp;TRIM([.U164])&amp;&quot; = NO # &quot;&amp;[.U216])" table:style-name="ce1"/>
          <table:table-cell office:value-type="string" office:string-value="" table:formula="of:=IF(ISBLANK([.V164]);&quot;&quot;;[.$B268]&amp;[.V$264]&amp;&quot;;store_&quot;&amp;TRIM([.V164])&amp;&quot; = NO # &quot;&amp;[.V216])" table:style-name="ce1"/>
          <table:table-cell office:value-type="string" office:string-value="" table:formula="of:=IF(ISBLANK([.W164]);&quot;&quot;;[.$B268]&amp;[.W$264]&amp;&quot;;store_&quot;&amp;TRIM([.W164])&amp;&quot; = NO # &quot;&amp;[.W216])" table:style-name="ce1"/>
          <table:table-cell office:value-type="string" office:string-value="" table:formula="of:=IF(ISBLANK([.X164]);&quot;&quot;;[.$B268]&amp;[.X$264]&amp;&quot;;store_&quot;&amp;TRIM([.X164])&amp;&quot; = NO # &quot;&amp;[.X216])" table:style-name="ce1"/>
          <table:table-cell office:value-type="string" office:string-value="" table:formula="of:=IF(ISBLANK([.Y164]);&quot;&quot;;[.$B268]&amp;[.Y$264]&amp;&quot;;store_&quot;&amp;TRIM([.Y164])&amp;&quot; = NO # &quot;&amp;[.Y216])" table:style-name="ce1"/>
          <table:table-cell table:number-columns-repeated="16359"/>
        </table:table-row>
        <table:table-row table:style-name="ro1">
          <table:table-cell/>
          <table:table-cell office:value-type="float" office:value="1005" table:formula="of:=[.B217]+[.$C$264]" table:style-name="ce1">
            <text:p>1005</text:p>
          </table:table-cell>
          <table:table-cell table:style-name="ce1"/>
          <table:table-cell office:value-type="string" office:string-value="10050;store_service_required = NO # Service request [service not req’d, service required]" table:formula="of:=IF(ISBLANK([.D165]);&quot;&quot;;[.$B269]&amp;[.D$264]&amp;&quot;;store_&quot;&amp;TRIM([.D165])&amp;&quot; = NO # &quot;&amp;[.D217])" table:style-name="ce1">
            <text:p>10050;store_service_required = NO # Service request [service not req’d, service required]</text:p>
          </table:table-cell>
          <table:table-cell office:value-type="string" office:string-value="10051;store_remote_reset_enabled = NO #  Lockout-reset [ remote reset disabled, rr enabled]" table:formula="of:=IF(ISBLANK([.E165]);&quot;&quot;;[.$B269]&amp;[.E$264]&amp;&quot;;store_&quot;&amp;TRIM([.E165])&amp;&quot; = NO # &quot;&amp;[.E217])" table:style-name="ce1">
            <text:p>10051;store_remote_reset_enabled = NO # <text:s/>Lockout-reset [ remote reset disabled, rr enabled]</text:p>
          </table:table-cell>
          <table:table-cell office:value-type="string" office:string-value="10052;store_low_water_pressure_fault = NO #  Low water press [no WP fault, water pressure fault]" table:formula="of:=IF(ISBLANK([.F165]);&quot;&quot;;[.$B269]&amp;[.F$264]&amp;&quot;;store_&quot;&amp;TRIM([.F165])&amp;&quot; = NO # &quot;&amp;[.F217])" table:style-name="ce1">
            <text:p>10052;store_low_water_pressure_fault = NO # <text:s/>Low water press [no WP fault, water pressure fault]</text:p>
          </table:table-cell>
          <table:table-cell office:value-type="string" office:string-value="10053;store_gas_flame_fault = NO #  Gas/flame fault [ no G/F fault, gas/flame fault ]" table:formula="of:=IF(ISBLANK([.G165]);&quot;&quot;;[.$B269]&amp;[.G$264]&amp;&quot;;store_&quot;&amp;TRIM([.G165])&amp;&quot; = NO # &quot;&amp;[.G217])" table:style-name="ce1">
            <text:p>10053;store_gas_flame_fault = NO # <text:s/>Gas/flame fault [ no G/F fault, gas/flame fault ]</text:p>
          </table:table-cell>
          <table:table-cell office:value-type="string" office:string-value="10054;store_air_pressure_fault = NO #  Air press fault [ no AP fault, air pressure fault ]" table:formula="of:=IF(ISBLANK([.H165]);&quot;&quot;;[.$B269]&amp;[.H$264]&amp;&quot;;store_&quot;&amp;TRIM([.H165])&amp;&quot; = NO # &quot;&amp;[.H217])" table:style-name="ce1">
            <text:p>10054;store_air_pressure_fault = NO # <text:s/>Air press fault [ no AP fault, air pressure fault ]</text:p>
          </table:table-cell>
          <table:table-cell office:value-type="string" office:string-value="10055;store_water_over_temperture_fault = NO #  Water over-temp[no OvT fault, over-temperat. Fault]" table:formula="of:=IF(ISBLANK([.I165]);&quot;&quot;;[.$B269]&amp;[.I$264]&amp;&quot;;store_&quot;&amp;TRIM([.I165])&amp;&quot; = NO # &quot;&amp;[.I217])" table:style-name="ce1">
            <text:p>10055;store_water_over_temperture_fault = NO # <text:s/>Water over-temp[no OvT fault, over-temperat. Fault]</text:p>
          </table:table-cell>
          <table:table-cell office:value-type="string" office:string-value="10056;store_reserved = NO #  reserved" table:formula="of:=IF(ISBLANK([.J165]);&quot;&quot;;[.$B269]&amp;[.J$264]&amp;&quot;;store_&quot;&amp;TRIM([.J165])&amp;&quot; = NO # &quot;&amp;[.J217])" table:style-name="ce1">
            <text:p>10056;store_reserved = NO # <text:s/>reserved</text:p>
          </table:table-cell>
          <table:table-cell office:value-type="string" office:string-value="10057;store_reserved = NO #  reserved" table:formula="of:=IF(ISBLANK([.K165]);&quot;&quot;;[.$B269]&amp;[.K$264]&amp;&quot;;store_&quot;&amp;TRIM([.K165])&amp;&quot; = NO # &quot;&amp;[.K217])" table:style-name="ce1">
            <text:p>10057;store_reserved = NO # <text:s/>reserved</text:p>
          </table:table-cell>
          <table:table-cell office:value-type="string" office:string-value="10058;store_oem_fault_code = NO #  OEM fault code u8 0..255 An OEM-specific fault/error code" table:formula="of:=IF(ISBLANK([.L165]);&quot;&quot;;[.$B269]&amp;[.L$264]&amp;&quot;;store_&quot;&amp;TRIM([.L165])&amp;&quot; = NO # &quot;&amp;[.L217])" table:style-name="ce1">
            <text:p>10058;store_oem_fault_code = NO # <text:s/>OEM fault code u8 0..255 An OEM-specific fault/error code</text:p>
          </table:table-cell>
          <table:table-cell office:value-type="string" office:string-value="" table:formula="of:=IF(ISBLANK([.M165]);&quot;&quot;;[.$B269]&amp;[.M$264]&amp;&quot;;store_&quot;&amp;TRIM([.M165])&amp;&quot; = NO # &quot;&amp;[.M217])" table:style-name="ce1"/>
          <table:table-cell office:value-type="string" office:string-value="" table:formula="of:=IF(ISBLANK([.N165]);&quot;&quot;;[.$B269]&amp;[.N$264]&amp;&quot;;store_&quot;&amp;TRIM([.N165])&amp;&quot; = NO # &quot;&amp;[.N217])" table:style-name="ce1"/>
          <table:table-cell office:value-type="string" office:string-value="" table:formula="of:=IF(ISBLANK([.O165]);&quot;&quot;;[.$B269]&amp;[.O$264]&amp;&quot;;store_&quot;&amp;TRIM([.O165])&amp;&quot; = NO # &quot;&amp;[.O217])" table:style-name="ce1"/>
          <table:table-cell office:value-type="string" office:string-value="" table:formula="of:=IF(ISBLANK([.P165]);&quot;&quot;;[.$B269]&amp;[.P$264]&amp;&quot;;store_&quot;&amp;TRIM([.P165])&amp;&quot; = NO # &quot;&amp;[.P217])" table:style-name="ce1"/>
          <table:table-cell office:value-type="string" office:string-value="" table:formula="of:=IF(ISBLANK([.Q165]);&quot;&quot;;[.$B269]&amp;[.Q$264]&amp;&quot;;store_&quot;&amp;TRIM([.Q165])&amp;&quot; = NO # &quot;&amp;[.Q217])" table:style-name="ce1"/>
          <table:table-cell office:value-type="string" office:string-value="" table:formula="of:=IF(ISBLANK([.R165]);&quot;&quot;;[.$B269]&amp;[.R$264]&amp;&quot;;store_&quot;&amp;TRIM([.R165])&amp;&quot; = NO # &quot;&amp;[.R217])" table:style-name="ce1"/>
          <table:table-cell office:value-type="string" office:string-value="" table:formula="of:=IF(ISBLANK([.S165]);&quot;&quot;;[.$B269]&amp;[.S$264]&amp;&quot;;store_&quot;&amp;TRIM([.S165])&amp;&quot; = NO # &quot;&amp;[.S217])" table:style-name="ce1"/>
          <table:table-cell office:value-type="string" office:string-value="" table:formula="of:=IF(ISBLANK([.T165]);&quot;&quot;;[.$B269]&amp;[.T$264]&amp;&quot;;store_&quot;&amp;TRIM([.T165])&amp;&quot; = NO # &quot;&amp;[.T217])" table:style-name="ce1"/>
          <table:table-cell office:value-type="string" office:string-value="" table:formula="of:=IF(ISBLANK([.U165]);&quot;&quot;;[.$B269]&amp;[.U$264]&amp;&quot;;store_&quot;&amp;TRIM([.U165])&amp;&quot; = NO # &quot;&amp;[.U217])" table:style-name="ce1"/>
          <table:table-cell office:value-type="string" office:string-value="" table:formula="of:=IF(ISBLANK([.V165]);&quot;&quot;;[.$B269]&amp;[.V$264]&amp;&quot;;store_&quot;&amp;TRIM([.V165])&amp;&quot; = NO # &quot;&amp;[.V217])" table:style-name="ce1"/>
          <table:table-cell office:value-type="string" office:string-value="" table:formula="of:=IF(ISBLANK([.W165]);&quot;&quot;;[.$B269]&amp;[.W$264]&amp;&quot;;store_&quot;&amp;TRIM([.W165])&amp;&quot; = NO # &quot;&amp;[.W217])" table:style-name="ce1"/>
          <table:table-cell office:value-type="string" office:string-value="" table:formula="of:=IF(ISBLANK([.X165]);&quot;&quot;;[.$B269]&amp;[.X$264]&amp;&quot;;store_&quot;&amp;TRIM([.X165])&amp;&quot; = NO # &quot;&amp;[.X217])" table:style-name="ce1"/>
          <table:table-cell office:value-type="string" office:string-value="" table:formula="of:=IF(ISBLANK([.Y165]);&quot;&quot;;[.$B269]&amp;[.Y$264]&amp;&quot;;store_&quot;&amp;TRIM([.Y165])&amp;&quot; = NO # &quot;&amp;[.Y217])" table:style-name="ce1"/>
          <table:table-cell table:number-columns-repeated="16359"/>
        </table:table-row>
        <table:table-row table:style-name="ro1">
          <table:table-cell/>
          <table:table-cell office:value-type="float" office:value="1007" table:formula="of:=[.B218]+[.$C$264]" table:style-name="ce1">
            <text:p>1007</text:p>
          </table:table-cell>
          <table:table-cell table:style-name="ce1"/>
          <table:table-cell office:value-type="string" office:string-value="10070;store_cooling_control_signal = NO # Signal for cooling plant" table:formula="of:=IF(ISBLANK([.D166]);&quot;&quot;;[.$B270]&amp;[.D$264]&amp;&quot;;store_&quot;&amp;TRIM([.D166])&amp;&quot; = NO # &quot;&amp;[.D218])" table:style-name="ce1">
            <text:p>10070;store_cooling_control_signal = NO # Signal for cooling plant</text:p>
          </table:table-cell>
          <table:table-cell office:value-type="string" office:string-value="" table:formula="of:=IF(ISBLANK([.E166]);&quot;&quot;;[.$B270]&amp;[.E$264]&amp;&quot;;store_&quot;&amp;TRIM([.E166])&amp;&quot; = NO # &quot;&amp;[.E218])" table:style-name="ce1"/>
          <table:table-cell office:value-type="string" office:string-value="" table:formula="of:=IF(ISBLANK([.F166]);&quot;&quot;;[.$B270]&amp;[.F$264]&amp;&quot;;store_&quot;&amp;TRIM([.F166])&amp;&quot; = NO # &quot;&amp;[.F218])" table:style-name="ce1"/>
          <table:table-cell office:value-type="string" office:string-value="" table:formula="of:=IF(ISBLANK([.G166]);&quot;&quot;;[.$B270]&amp;[.G$264]&amp;&quot;;store_&quot;&amp;TRIM([.G166])&amp;&quot; = NO # &quot;&amp;[.G218])" table:style-name="ce1"/>
          <table:table-cell office:value-type="string" office:string-value="" table:formula="of:=IF(ISBLANK([.H166]);&quot;&quot;;[.$B270]&amp;[.H$264]&amp;&quot;;store_&quot;&amp;TRIM([.H166])&amp;&quot; = NO # &quot;&amp;[.H218])" table:style-name="ce1"/>
          <table:table-cell office:value-type="string" office:string-value="" table:formula="of:=IF(ISBLANK([.I166]);&quot;&quot;;[.$B270]&amp;[.I$264]&amp;&quot;;store_&quot;&amp;TRIM([.I166])&amp;&quot; = NO # &quot;&amp;[.I218])" table:style-name="ce1"/>
          <table:table-cell office:value-type="string" office:string-value="" table:formula="of:=IF(ISBLANK([.J166]);&quot;&quot;;[.$B270]&amp;[.J$264]&amp;&quot;;store_&quot;&amp;TRIM([.J166])&amp;&quot; = NO # &quot;&amp;[.J218])" table:style-name="ce1"/>
          <table:table-cell office:value-type="string" office:string-value="" table:formula="of:=IF(ISBLANK([.K166]);&quot;&quot;;[.$B270]&amp;[.K$264]&amp;&quot;;store_&quot;&amp;TRIM([.K166])&amp;&quot; = NO # &quot;&amp;[.K218])" table:style-name="ce1"/>
          <table:table-cell office:value-type="string" office:string-value="" table:formula="of:=IF(ISBLANK([.L166]);&quot;&quot;;[.$B270]&amp;[.L$264]&amp;&quot;;store_&quot;&amp;TRIM([.L166])&amp;&quot; = NO # &quot;&amp;[.L218])" table:style-name="ce1"/>
          <table:table-cell office:value-type="string" office:string-value="" table:formula="of:=IF(ISBLANK([.M166]);&quot;&quot;;[.$B270]&amp;[.M$264]&amp;&quot;;store_&quot;&amp;TRIM([.M166])&amp;&quot; = NO # &quot;&amp;[.M218])" table:style-name="ce1"/>
          <table:table-cell office:value-type="string" office:string-value="" table:formula="of:=IF(ISBLANK([.N166]);&quot;&quot;;[.$B270]&amp;[.N$264]&amp;&quot;;store_&quot;&amp;TRIM([.N166])&amp;&quot; = NO # &quot;&amp;[.N218])" table:style-name="ce1"/>
          <table:table-cell office:value-type="string" office:string-value="" table:formula="of:=IF(ISBLANK([.O166]);&quot;&quot;;[.$B270]&amp;[.O$264]&amp;&quot;;store_&quot;&amp;TRIM([.O166])&amp;&quot; = NO # &quot;&amp;[.O218])" table:style-name="ce1"/>
          <table:table-cell office:value-type="string" office:string-value="" table:formula="of:=IF(ISBLANK([.P166]);&quot;&quot;;[.$B270]&amp;[.P$264]&amp;&quot;;store_&quot;&amp;TRIM([.P166])&amp;&quot; = NO # &quot;&amp;[.P218])" table:style-name="ce1"/>
          <table:table-cell office:value-type="string" office:string-value="" table:formula="of:=IF(ISBLANK([.Q166]);&quot;&quot;;[.$B270]&amp;[.Q$264]&amp;&quot;;store_&quot;&amp;TRIM([.Q166])&amp;&quot; = NO # &quot;&amp;[.Q218])" table:style-name="ce1"/>
          <table:table-cell office:value-type="string" office:string-value="" table:formula="of:=IF(ISBLANK([.R166]);&quot;&quot;;[.$B270]&amp;[.R$264]&amp;&quot;;store_&quot;&amp;TRIM([.R166])&amp;&quot; = NO # &quot;&amp;[.R218])" table:style-name="ce1"/>
          <table:table-cell office:value-type="string" office:string-value="" table:formula="of:=IF(ISBLANK([.S166]);&quot;&quot;;[.$B270]&amp;[.S$264]&amp;&quot;;store_&quot;&amp;TRIM([.S166])&amp;&quot; = NO # &quot;&amp;[.S218])" table:style-name="ce1"/>
          <table:table-cell office:value-type="string" office:string-value="" table:formula="of:=IF(ISBLANK([.T166]);&quot;&quot;;[.$B270]&amp;[.T$264]&amp;&quot;;store_&quot;&amp;TRIM([.T166])&amp;&quot; = NO # &quot;&amp;[.T218])" table:style-name="ce1"/>
          <table:table-cell office:value-type="string" office:string-value="" table:formula="of:=IF(ISBLANK([.U166]);&quot;&quot;;[.$B270]&amp;[.U$264]&amp;&quot;;store_&quot;&amp;TRIM([.U166])&amp;&quot; = NO # &quot;&amp;[.U218])" table:style-name="ce1"/>
          <table:table-cell office:value-type="string" office:string-value="" table:formula="of:=IF(ISBLANK([.V166]);&quot;&quot;;[.$B270]&amp;[.V$264]&amp;&quot;;store_&quot;&amp;TRIM([.V166])&amp;&quot; = NO # &quot;&amp;[.V218])" table:style-name="ce1"/>
          <table:table-cell office:value-type="string" office:string-value="" table:formula="of:=IF(ISBLANK([.W166]);&quot;&quot;;[.$B270]&amp;[.W$264]&amp;&quot;;store_&quot;&amp;TRIM([.W166])&amp;&quot; = NO # &quot;&amp;[.W218])" table:style-name="ce1"/>
          <table:table-cell office:value-type="string" office:string-value="" table:formula="of:=IF(ISBLANK([.X166]);&quot;&quot;;[.$B270]&amp;[.X$264]&amp;&quot;;store_&quot;&amp;TRIM([.X166])&amp;&quot; = NO # &quot;&amp;[.X218])" table:style-name="ce1"/>
          <table:table-cell office:value-type="string" office:string-value="" table:formula="of:=IF(ISBLANK([.Y166]);&quot;&quot;;[.$B270]&amp;[.Y$264]&amp;&quot;;store_&quot;&amp;TRIM([.Y166])&amp;&quot; = NO # &quot;&amp;[.Y218])" table:style-name="ce1"/>
          <table:table-cell table:number-columns-repeated="16359"/>
        </table:table-row>
        <table:table-row table:style-name="ro1">
          <table:table-cell/>
          <table:table-cell office:value-type="float" office:value="1008" table:formula="of:=[.B219]+[.$C$264]" table:style-name="ce1">
            <text:p>1008</text:p>
          </table:table-cell>
          <table:table-cell table:style-name="ce1"/>
          <table:table-cell office:value-type="string" office:string-value="10080;store_control_setpoint_2 = NO # Temperature setpoint for the supply from the boiler for circuit 2 in degrees C" table:formula="of:=IF(ISBLANK([.D167]);&quot;&quot;;[.$B271]&amp;[.D$264]&amp;&quot;;store_&quot;&amp;TRIM([.D167])&amp;&quot; = NO # &quot;&amp;[.D219])" table:style-name="ce1">
            <text:p>10080;store_control_setpoint_2 = NO # Temperature setpoint for the supply from the boiler for circuit 2 in degrees C</text:p>
          </table:table-cell>
          <table:table-cell office:value-type="string" office:string-value="" table:formula="of:=IF(ISBLANK([.E167]);&quot;&quot;;[.$B271]&amp;[.E$264]&amp;&quot;;store_&quot;&amp;TRIM([.E167])&amp;&quot; = NO # &quot;&amp;[.E219])" table:style-name="ce1"/>
          <table:table-cell office:value-type="string" office:string-value="" table:formula="of:=IF(ISBLANK([.F167]);&quot;&quot;;[.$B271]&amp;[.F$264]&amp;&quot;;store_&quot;&amp;TRIM([.F167])&amp;&quot; = NO # &quot;&amp;[.F219])" table:style-name="ce1"/>
          <table:table-cell office:value-type="string" office:string-value="" table:formula="of:=IF(ISBLANK([.G167]);&quot;&quot;;[.$B271]&amp;[.G$264]&amp;&quot;;store_&quot;&amp;TRIM([.G167])&amp;&quot; = NO # &quot;&amp;[.G219])" table:style-name="ce1"/>
          <table:table-cell office:value-type="string" office:string-value="" table:formula="of:=IF(ISBLANK([.H167]);&quot;&quot;;[.$B271]&amp;[.H$264]&amp;&quot;;store_&quot;&amp;TRIM([.H167])&amp;&quot; = NO # &quot;&amp;[.H219])" table:style-name="ce1"/>
          <table:table-cell office:value-type="string" office:string-value="" table:formula="of:=IF(ISBLANK([.I167]);&quot;&quot;;[.$B271]&amp;[.I$264]&amp;&quot;;store_&quot;&amp;TRIM([.I167])&amp;&quot; = NO # &quot;&amp;[.I219])" table:style-name="ce1"/>
          <table:table-cell office:value-type="string" office:string-value="" table:formula="of:=IF(ISBLANK([.J167]);&quot;&quot;;[.$B271]&amp;[.J$264]&amp;&quot;;store_&quot;&amp;TRIM([.J167])&amp;&quot; = NO # &quot;&amp;[.J219])" table:style-name="ce1"/>
          <table:table-cell office:value-type="string" office:string-value="" table:formula="of:=IF(ISBLANK([.K167]);&quot;&quot;;[.$B271]&amp;[.K$264]&amp;&quot;;store_&quot;&amp;TRIM([.K167])&amp;&quot; = NO # &quot;&amp;[.K219])" table:style-name="ce1"/>
          <table:table-cell office:value-type="string" office:string-value="" table:formula="of:=IF(ISBLANK([.L167]);&quot;&quot;;[.$B271]&amp;[.L$264]&amp;&quot;;store_&quot;&amp;TRIM([.L167])&amp;&quot; = NO # &quot;&amp;[.L219])" table:style-name="ce1"/>
          <table:table-cell office:value-type="string" office:string-value="" table:formula="of:=IF(ISBLANK([.M167]);&quot;&quot;;[.$B271]&amp;[.M$264]&amp;&quot;;store_&quot;&amp;TRIM([.M167])&amp;&quot; = NO # &quot;&amp;[.M219])" table:style-name="ce1"/>
          <table:table-cell office:value-type="string" office:string-value="" table:formula="of:=IF(ISBLANK([.N167]);&quot;&quot;;[.$B271]&amp;[.N$264]&amp;&quot;;store_&quot;&amp;TRIM([.N167])&amp;&quot; = NO # &quot;&amp;[.N219])" table:style-name="ce1"/>
          <table:table-cell office:value-type="string" office:string-value="" table:formula="of:=IF(ISBLANK([.O167]);&quot;&quot;;[.$B271]&amp;[.O$264]&amp;&quot;;store_&quot;&amp;TRIM([.O167])&amp;&quot; = NO # &quot;&amp;[.O219])" table:style-name="ce1"/>
          <table:table-cell office:value-type="string" office:string-value="" table:formula="of:=IF(ISBLANK([.P167]);&quot;&quot;;[.$B271]&amp;[.P$264]&amp;&quot;;store_&quot;&amp;TRIM([.P167])&amp;&quot; = NO # &quot;&amp;[.P219])" table:style-name="ce1"/>
          <table:table-cell office:value-type="string" office:string-value="" table:formula="of:=IF(ISBLANK([.Q167]);&quot;&quot;;[.$B271]&amp;[.Q$264]&amp;&quot;;store_&quot;&amp;TRIM([.Q167])&amp;&quot; = NO # &quot;&amp;[.Q219])" table:style-name="ce1"/>
          <table:table-cell office:value-type="string" office:string-value="" table:formula="of:=IF(ISBLANK([.R167]);&quot;&quot;;[.$B271]&amp;[.R$264]&amp;&quot;;store_&quot;&amp;TRIM([.R167])&amp;&quot; = NO # &quot;&amp;[.R219])" table:style-name="ce1"/>
          <table:table-cell office:value-type="string" office:string-value="" table:formula="of:=IF(ISBLANK([.S167]);&quot;&quot;;[.$B271]&amp;[.S$264]&amp;&quot;;store_&quot;&amp;TRIM([.S167])&amp;&quot; = NO # &quot;&amp;[.S219])" table:style-name="ce1"/>
          <table:table-cell office:value-type="string" office:string-value="" table:formula="of:=IF(ISBLANK([.T167]);&quot;&quot;;[.$B271]&amp;[.T$264]&amp;&quot;;store_&quot;&amp;TRIM([.T167])&amp;&quot; = NO # &quot;&amp;[.T219])" table:style-name="ce1"/>
          <table:table-cell office:value-type="string" office:string-value="" table:formula="of:=IF(ISBLANK([.U167]);&quot;&quot;;[.$B271]&amp;[.U$264]&amp;&quot;;store_&quot;&amp;TRIM([.U167])&amp;&quot; = NO # &quot;&amp;[.U219])" table:style-name="ce1"/>
          <table:table-cell office:value-type="string" office:string-value="" table:formula="of:=IF(ISBLANK([.V167]);&quot;&quot;;[.$B271]&amp;[.V$264]&amp;&quot;;store_&quot;&amp;TRIM([.V167])&amp;&quot; = NO # &quot;&amp;[.V219])" table:style-name="ce1"/>
          <table:table-cell office:value-type="string" office:string-value="" table:formula="of:=IF(ISBLANK([.W167]);&quot;&quot;;[.$B271]&amp;[.W$264]&amp;&quot;;store_&quot;&amp;TRIM([.W167])&amp;&quot; = NO # &quot;&amp;[.W219])" table:style-name="ce1"/>
          <table:table-cell office:value-type="string" office:string-value="" table:formula="of:=IF(ISBLANK([.X167]);&quot;&quot;;[.$B271]&amp;[.X$264]&amp;&quot;;store_&quot;&amp;TRIM([.X167])&amp;&quot; = NO # &quot;&amp;[.X219])" table:style-name="ce1"/>
          <table:table-cell office:value-type="string" office:string-value="" table:formula="of:=IF(ISBLANK([.Y167]);&quot;&quot;;[.$B271]&amp;[.Y$264]&amp;&quot;;store_&quot;&amp;TRIM([.Y167])&amp;&quot; = NO # &quot;&amp;[.Y219])" table:style-name="ce1"/>
          <table:table-cell table:number-columns-repeated="16359"/>
        </table:table-row>
        <table:table-row table:style-name="ro1">
          <table:table-cell/>
          <table:table-cell office:value-type="float" office:value="1009" table:formula="of:=[.B220]+[.$C$264]" table:style-name="ce1">
            <text:p>1009</text:p>
          </table:table-cell>
          <table:table-cell table:style-name="ce1"/>
          <table:table-cell office:value-type="string" office:string-value="10090;store_remote_override_room_setpoint = NO # Remote override room setpoint (0 = No override)" table:formula="of:=IF(ISBLANK([.D168]);&quot;&quot;;[.$B272]&amp;[.D$264]&amp;&quot;;store_&quot;&amp;TRIM([.D168])&amp;&quot; = NO # &quot;&amp;[.D220])" table:style-name="ce1">
            <text:p>10090;store_remote_override_room_setpoint = NO # Remote override room setpoint (0 = No override)</text:p>
          </table:table-cell>
          <table:table-cell office:value-type="string" office:string-value="" table:formula="of:=IF(ISBLANK([.E168]);&quot;&quot;;[.$B272]&amp;[.E$264]&amp;&quot;;store_&quot;&amp;TRIM([.E168])&amp;&quot; = NO # &quot;&amp;[.E220])" table:style-name="ce1"/>
          <table:table-cell office:value-type="string" office:string-value="" table:formula="of:=IF(ISBLANK([.F168]);&quot;&quot;;[.$B272]&amp;[.F$264]&amp;&quot;;store_&quot;&amp;TRIM([.F168])&amp;&quot; = NO # &quot;&amp;[.F220])" table:style-name="ce1"/>
          <table:table-cell office:value-type="string" office:string-value="" table:formula="of:=IF(ISBLANK([.G168]);&quot;&quot;;[.$B272]&amp;[.G$264]&amp;&quot;;store_&quot;&amp;TRIM([.G168])&amp;&quot; = NO # &quot;&amp;[.G220])" table:style-name="ce1"/>
          <table:table-cell office:value-type="string" office:string-value="" table:formula="of:=IF(ISBLANK([.H168]);&quot;&quot;;[.$B272]&amp;[.H$264]&amp;&quot;;store_&quot;&amp;TRIM([.H168])&amp;&quot; = NO # &quot;&amp;[.H220])" table:style-name="ce1"/>
          <table:table-cell office:value-type="string" office:string-value="" table:formula="of:=IF(ISBLANK([.I168]);&quot;&quot;;[.$B272]&amp;[.I$264]&amp;&quot;;store_&quot;&amp;TRIM([.I168])&amp;&quot; = NO # &quot;&amp;[.I220])" table:style-name="ce1"/>
          <table:table-cell office:value-type="string" office:string-value="" table:formula="of:=IF(ISBLANK([.J168]);&quot;&quot;;[.$B272]&amp;[.J$264]&amp;&quot;;store_&quot;&amp;TRIM([.J168])&amp;&quot; = NO # &quot;&amp;[.J220])" table:style-name="ce1"/>
          <table:table-cell office:value-type="string" office:string-value="" table:formula="of:=IF(ISBLANK([.K168]);&quot;&quot;;[.$B272]&amp;[.K$264]&amp;&quot;;store_&quot;&amp;TRIM([.K168])&amp;&quot; = NO # &quot;&amp;[.K220])" table:style-name="ce1"/>
          <table:table-cell office:value-type="string" office:string-value="" table:formula="of:=IF(ISBLANK([.L168]);&quot;&quot;;[.$B272]&amp;[.L$264]&amp;&quot;;store_&quot;&amp;TRIM([.L168])&amp;&quot; = NO # &quot;&amp;[.L220])" table:style-name="ce1"/>
          <table:table-cell office:value-type="string" office:string-value="" table:formula="of:=IF(ISBLANK([.M168]);&quot;&quot;;[.$B272]&amp;[.M$264]&amp;&quot;;store_&quot;&amp;TRIM([.M168])&amp;&quot; = NO # &quot;&amp;[.M220])" table:style-name="ce1"/>
          <table:table-cell office:value-type="string" office:string-value="" table:formula="of:=IF(ISBLANK([.N168]);&quot;&quot;;[.$B272]&amp;[.N$264]&amp;&quot;;store_&quot;&amp;TRIM([.N168])&amp;&quot; = NO # &quot;&amp;[.N220])" table:style-name="ce1"/>
          <table:table-cell office:value-type="string" office:string-value="" table:formula="of:=IF(ISBLANK([.O168]);&quot;&quot;;[.$B272]&amp;[.O$264]&amp;&quot;;store_&quot;&amp;TRIM([.O168])&amp;&quot; = NO # &quot;&amp;[.O220])" table:style-name="ce1"/>
          <table:table-cell office:value-type="string" office:string-value="" table:formula="of:=IF(ISBLANK([.P168]);&quot;&quot;;[.$B272]&amp;[.P$264]&amp;&quot;;store_&quot;&amp;TRIM([.P168])&amp;&quot; = NO # &quot;&amp;[.P220])" table:style-name="ce1"/>
          <table:table-cell office:value-type="string" office:string-value="" table:formula="of:=IF(ISBLANK([.Q168]);&quot;&quot;;[.$B272]&amp;[.Q$264]&amp;&quot;;store_&quot;&amp;TRIM([.Q168])&amp;&quot; = NO # &quot;&amp;[.Q220])" table:style-name="ce1"/>
          <table:table-cell office:value-type="string" office:string-value="" table:formula="of:=IF(ISBLANK([.R168]);&quot;&quot;;[.$B272]&amp;[.R$264]&amp;&quot;;store_&quot;&amp;TRIM([.R168])&amp;&quot; = NO # &quot;&amp;[.R220])" table:style-name="ce1"/>
          <table:table-cell office:value-type="string" office:string-value="" table:formula="of:=IF(ISBLANK([.S168]);&quot;&quot;;[.$B272]&amp;[.S$264]&amp;&quot;;store_&quot;&amp;TRIM([.S168])&amp;&quot; = NO # &quot;&amp;[.S220])" table:style-name="ce1"/>
          <table:table-cell office:value-type="string" office:string-value="" table:formula="of:=IF(ISBLANK([.T168]);&quot;&quot;;[.$B272]&amp;[.T$264]&amp;&quot;;store_&quot;&amp;TRIM([.T168])&amp;&quot; = NO # &quot;&amp;[.T220])" table:style-name="ce1"/>
          <table:table-cell office:value-type="string" office:string-value="" table:formula="of:=IF(ISBLANK([.U168]);&quot;&quot;;[.$B272]&amp;[.U$264]&amp;&quot;;store_&quot;&amp;TRIM([.U168])&amp;&quot; = NO # &quot;&amp;[.U220])" table:style-name="ce1"/>
          <table:table-cell office:value-type="string" office:string-value="" table:formula="of:=IF(ISBLANK([.V168]);&quot;&quot;;[.$B272]&amp;[.V$264]&amp;&quot;;store_&quot;&amp;TRIM([.V168])&amp;&quot; = NO # &quot;&amp;[.V220])" table:style-name="ce1"/>
          <table:table-cell office:value-type="string" office:string-value="" table:formula="of:=IF(ISBLANK([.W168]);&quot;&quot;;[.$B272]&amp;[.W$264]&amp;&quot;;store_&quot;&amp;TRIM([.W168])&amp;&quot; = NO # &quot;&amp;[.W220])" table:style-name="ce1"/>
          <table:table-cell office:value-type="string" office:string-value="" table:formula="of:=IF(ISBLANK([.X168]);&quot;&quot;;[.$B272]&amp;[.X$264]&amp;&quot;;store_&quot;&amp;TRIM([.X168])&amp;&quot; = NO # &quot;&amp;[.X220])" table:style-name="ce1"/>
          <table:table-cell office:value-type="string" office:string-value="" table:formula="of:=IF(ISBLANK([.Y168]);&quot;&quot;;[.$B272]&amp;[.Y$264]&amp;&quot;;store_&quot;&amp;TRIM([.Y168])&amp;&quot; = NO # &quot;&amp;[.Y220])" table:style-name="ce1"/>
          <table:table-cell table:number-columns-repeated="16359"/>
        </table:table-row>
        <table:table-row table:style-name="ro1">
          <table:table-cell/>
          <table:table-cell office:value-type="float" office:value="1010" table:formula="of:=[.B221]+[.$C$264]" table:style-name="ce1">
            <text:p>1010</text:p>
          </table:table-cell>
          <table:table-cell table:style-name="ce1"/>
          <table:table-cell office:value-type="string" office:string-value="10100;store_number_of_tsps = NO # Number of transparent-slave-parameter supported by the slave device" table:formula="of:=IF(ISBLANK([.D169]);&quot;&quot;;[.$B273]&amp;[.D$264]&amp;&quot;;store_&quot;&amp;TRIM([.D169])&amp;&quot; = NO # &quot;&amp;[.D221])" table:style-name="ce1">
            <text:p>10100;store_number_of_tsps = NO # Number of transparent-slave-parameter supported by the slave device</text:p>
          </table:table-cell>
          <table:table-cell office:value-type="string" office:string-value="" table:formula="of:=IF(ISBLANK([.E169]);&quot;&quot;;[.$B273]&amp;[.E$264]&amp;&quot;;store_&quot;&amp;TRIM([.E169])&amp;&quot; = NO # &quot;&amp;[.E221])" table:style-name="ce1"/>
          <table:table-cell office:value-type="string" office:string-value="" table:formula="of:=IF(ISBLANK([.F169]);&quot;&quot;;[.$B273]&amp;[.F$264]&amp;&quot;;store_&quot;&amp;TRIM([.F169])&amp;&quot; = NO # &quot;&amp;[.F221])" table:style-name="ce1"/>
          <table:table-cell office:value-type="string" office:string-value="" table:formula="of:=IF(ISBLANK([.G169]);&quot;&quot;;[.$B273]&amp;[.G$264]&amp;&quot;;store_&quot;&amp;TRIM([.G169])&amp;&quot; = NO # &quot;&amp;[.G221])" table:style-name="ce1"/>
          <table:table-cell office:value-type="string" office:string-value="" table:formula="of:=IF(ISBLANK([.H169]);&quot;&quot;;[.$B273]&amp;[.H$264]&amp;&quot;;store_&quot;&amp;TRIM([.H169])&amp;&quot; = NO # &quot;&amp;[.H221])" table:style-name="ce1"/>
          <table:table-cell office:value-type="string" office:string-value="" table:formula="of:=IF(ISBLANK([.I169]);&quot;&quot;;[.$B273]&amp;[.I$264]&amp;&quot;;store_&quot;&amp;TRIM([.I169])&amp;&quot; = NO # &quot;&amp;[.I221])" table:style-name="ce1"/>
          <table:table-cell office:value-type="string" office:string-value="" table:formula="of:=IF(ISBLANK([.J169]);&quot;&quot;;[.$B273]&amp;[.J$264]&amp;&quot;;store_&quot;&amp;TRIM([.J169])&amp;&quot; = NO # &quot;&amp;[.J221])" table:style-name="ce1"/>
          <table:table-cell office:value-type="string" office:string-value="" table:formula="of:=IF(ISBLANK([.K169]);&quot;&quot;;[.$B273]&amp;[.K$264]&amp;&quot;;store_&quot;&amp;TRIM([.K169])&amp;&quot; = NO # &quot;&amp;[.K221])" table:style-name="ce1"/>
          <table:table-cell office:value-type="string" office:string-value="" table:formula="of:=IF(ISBLANK([.L169]);&quot;&quot;;[.$B273]&amp;[.L$264]&amp;&quot;;store_&quot;&amp;TRIM([.L169])&amp;&quot; = NO # &quot;&amp;[.L221])" table:style-name="ce1"/>
          <table:table-cell office:value-type="string" office:string-value="" table:formula="of:=IF(ISBLANK([.M169]);&quot;&quot;;[.$B273]&amp;[.M$264]&amp;&quot;;store_&quot;&amp;TRIM([.M169])&amp;&quot; = NO # &quot;&amp;[.M221])" table:style-name="ce1"/>
          <table:table-cell office:value-type="string" office:string-value="" table:formula="of:=IF(ISBLANK([.N169]);&quot;&quot;;[.$B273]&amp;[.N$264]&amp;&quot;;store_&quot;&amp;TRIM([.N169])&amp;&quot; = NO # &quot;&amp;[.N221])" table:style-name="ce1"/>
          <table:table-cell office:value-type="string" office:string-value="" table:formula="of:=IF(ISBLANK([.O169]);&quot;&quot;;[.$B273]&amp;[.O$264]&amp;&quot;;store_&quot;&amp;TRIM([.O169])&amp;&quot; = NO # &quot;&amp;[.O221])" table:style-name="ce1"/>
          <table:table-cell office:value-type="string" office:string-value="" table:formula="of:=IF(ISBLANK([.P169]);&quot;&quot;;[.$B273]&amp;[.P$264]&amp;&quot;;store_&quot;&amp;TRIM([.P169])&amp;&quot; = NO # &quot;&amp;[.P221])" table:style-name="ce1"/>
          <table:table-cell office:value-type="string" office:string-value="" table:formula="of:=IF(ISBLANK([.Q169]);&quot;&quot;;[.$B273]&amp;[.Q$264]&amp;&quot;;store_&quot;&amp;TRIM([.Q169])&amp;&quot; = NO # &quot;&amp;[.Q221])" table:style-name="ce1"/>
          <table:table-cell office:value-type="string" office:string-value="" table:formula="of:=IF(ISBLANK([.R169]);&quot;&quot;;[.$B273]&amp;[.R$264]&amp;&quot;;store_&quot;&amp;TRIM([.R169])&amp;&quot; = NO # &quot;&amp;[.R221])" table:style-name="ce1"/>
          <table:table-cell office:value-type="string" office:string-value="" table:formula="of:=IF(ISBLANK([.S169]);&quot;&quot;;[.$B273]&amp;[.S$264]&amp;&quot;;store_&quot;&amp;TRIM([.S169])&amp;&quot; = NO # &quot;&amp;[.S221])" table:style-name="ce1"/>
          <table:table-cell office:value-type="string" office:string-value="" table:formula="of:=IF(ISBLANK([.T169]);&quot;&quot;;[.$B273]&amp;[.T$264]&amp;&quot;;store_&quot;&amp;TRIM([.T169])&amp;&quot; = NO # &quot;&amp;[.T221])" table:style-name="ce1"/>
          <table:table-cell office:value-type="string" office:string-value="" table:formula="of:=IF(ISBLANK([.U169]);&quot;&quot;;[.$B273]&amp;[.U$264]&amp;&quot;;store_&quot;&amp;TRIM([.U169])&amp;&quot; = NO # &quot;&amp;[.U221])" table:style-name="ce1"/>
          <table:table-cell office:value-type="string" office:string-value="" table:formula="of:=IF(ISBLANK([.V169]);&quot;&quot;;[.$B273]&amp;[.V$264]&amp;&quot;;store_&quot;&amp;TRIM([.V169])&amp;&quot; = NO # &quot;&amp;[.V221])" table:style-name="ce1"/>
          <table:table-cell office:value-type="string" office:string-value="" table:formula="of:=IF(ISBLANK([.W169]);&quot;&quot;;[.$B273]&amp;[.W$264]&amp;&quot;;store_&quot;&amp;TRIM([.W169])&amp;&quot; = NO # &quot;&amp;[.W221])" table:style-name="ce1"/>
          <table:table-cell office:value-type="string" office:string-value="" table:formula="of:=IF(ISBLANK([.X169]);&quot;&quot;;[.$B273]&amp;[.X$264]&amp;&quot;;store_&quot;&amp;TRIM([.X169])&amp;&quot; = NO # &quot;&amp;[.X221])" table:style-name="ce1"/>
          <table:table-cell office:value-type="string" office:string-value="" table:formula="of:=IF(ISBLANK([.Y169]);&quot;&quot;;[.$B273]&amp;[.Y$264]&amp;&quot;;store_&quot;&amp;TRIM([.Y169])&amp;&quot; = NO # &quot;&amp;[.Y221])" table:style-name="ce1"/>
          <table:table-cell table:number-columns-repeated="16359"/>
        </table:table-row>
        <table:table-row table:style-name="ro1">
          <table:table-cell/>
          <table:table-cell office:value-type="float" office:value="1011" table:formula="of:=[.B222]+[.$C$264]" table:style-name="ce1">
            <text:p>1011</text:p>
          </table:table-cell>
          <table:table-cell table:style-name="ce1"/>
          <table:table-cell office:value-type="string" office:string-value="10110;store_tsp_index = NO # Index number of following TSP" table:formula="of:=IF(ISBLANK([.D170]);&quot;&quot;;[.$B274]&amp;[.D$264]&amp;&quot;;store_&quot;&amp;TRIM([.D170])&amp;&quot; = NO # &quot;&amp;[.D222])" table:style-name="ce1">
            <text:p>10110;store_tsp_index = NO # Index number of following TSP</text:p>
          </table:table-cell>
          <table:table-cell office:value-type="string" office:string-value="10111;store_tsp_value = NO #  Value of above referenced TSP" table:formula="of:=IF(ISBLANK([.E170]);&quot;&quot;;[.$B274]&amp;[.E$264]&amp;&quot;;store_&quot;&amp;TRIM([.E170])&amp;&quot; = NO # &quot;&amp;[.E222])" table:style-name="ce1">
            <text:p>10111;store_tsp_value = NO # <text:s/>Value of above referenced TSP</text:p>
          </table:table-cell>
          <table:table-cell office:value-type="string" office:string-value="" table:formula="of:=IF(ISBLANK([.F170]);&quot;&quot;;[.$B274]&amp;[.F$264]&amp;&quot;;store_&quot;&amp;TRIM([.F170])&amp;&quot; = NO # &quot;&amp;[.F222])" table:style-name="ce1"/>
          <table:table-cell office:value-type="string" office:string-value="" table:formula="of:=IF(ISBLANK([.G170]);&quot;&quot;;[.$B274]&amp;[.G$264]&amp;&quot;;store_&quot;&amp;TRIM([.G170])&amp;&quot; = NO # &quot;&amp;[.G222])" table:style-name="ce1"/>
          <table:table-cell office:value-type="string" office:string-value="" table:formula="of:=IF(ISBLANK([.H170]);&quot;&quot;;[.$B274]&amp;[.H$264]&amp;&quot;;store_&quot;&amp;TRIM([.H170])&amp;&quot; = NO # &quot;&amp;[.H222])" table:style-name="ce1"/>
          <table:table-cell office:value-type="string" office:string-value="" table:formula="of:=IF(ISBLANK([.I170]);&quot;&quot;;[.$B274]&amp;[.I$264]&amp;&quot;;store_&quot;&amp;TRIM([.I170])&amp;&quot; = NO # &quot;&amp;[.I222])" table:style-name="ce1"/>
          <table:table-cell office:value-type="string" office:string-value="" table:formula="of:=IF(ISBLANK([.J170]);&quot;&quot;;[.$B274]&amp;[.J$264]&amp;&quot;;store_&quot;&amp;TRIM([.J170])&amp;&quot; = NO # &quot;&amp;[.J222])" table:style-name="ce1"/>
          <table:table-cell office:value-type="string" office:string-value="" table:formula="of:=IF(ISBLANK([.K170]);&quot;&quot;;[.$B274]&amp;[.K$264]&amp;&quot;;store_&quot;&amp;TRIM([.K170])&amp;&quot; = NO # &quot;&amp;[.K222])" table:style-name="ce1"/>
          <table:table-cell office:value-type="string" office:string-value="" table:formula="of:=IF(ISBLANK([.L170]);&quot;&quot;;[.$B274]&amp;[.L$264]&amp;&quot;;store_&quot;&amp;TRIM([.L170])&amp;&quot; = NO # &quot;&amp;[.L222])" table:style-name="ce1"/>
          <table:table-cell office:value-type="string" office:string-value="" table:formula="of:=IF(ISBLANK([.M170]);&quot;&quot;;[.$B274]&amp;[.M$264]&amp;&quot;;store_&quot;&amp;TRIM([.M170])&amp;&quot; = NO # &quot;&amp;[.M222])" table:style-name="ce1"/>
          <table:table-cell office:value-type="string" office:string-value="" table:formula="of:=IF(ISBLANK([.N170]);&quot;&quot;;[.$B274]&amp;[.N$264]&amp;&quot;;store_&quot;&amp;TRIM([.N170])&amp;&quot; = NO # &quot;&amp;[.N222])" table:style-name="ce1"/>
          <table:table-cell office:value-type="string" office:string-value="" table:formula="of:=IF(ISBLANK([.O170]);&quot;&quot;;[.$B274]&amp;[.O$264]&amp;&quot;;store_&quot;&amp;TRIM([.O170])&amp;&quot; = NO # &quot;&amp;[.O222])" table:style-name="ce1"/>
          <table:table-cell office:value-type="string" office:string-value="" table:formula="of:=IF(ISBLANK([.P170]);&quot;&quot;;[.$B274]&amp;[.P$264]&amp;&quot;;store_&quot;&amp;TRIM([.P170])&amp;&quot; = NO # &quot;&amp;[.P222])" table:style-name="ce1"/>
          <table:table-cell office:value-type="string" office:string-value="" table:formula="of:=IF(ISBLANK([.Q170]);&quot;&quot;;[.$B274]&amp;[.Q$264]&amp;&quot;;store_&quot;&amp;TRIM([.Q170])&amp;&quot; = NO # &quot;&amp;[.Q222])" table:style-name="ce1"/>
          <table:table-cell office:value-type="string" office:string-value="" table:formula="of:=IF(ISBLANK([.R170]);&quot;&quot;;[.$B274]&amp;[.R$264]&amp;&quot;;store_&quot;&amp;TRIM([.R170])&amp;&quot; = NO # &quot;&amp;[.R222])" table:style-name="ce1"/>
          <table:table-cell office:value-type="string" office:string-value="" table:formula="of:=IF(ISBLANK([.S170]);&quot;&quot;;[.$B274]&amp;[.S$264]&amp;&quot;;store_&quot;&amp;TRIM([.S170])&amp;&quot; = NO # &quot;&amp;[.S222])" table:style-name="ce1"/>
          <table:table-cell office:value-type="string" office:string-value="" table:formula="of:=IF(ISBLANK([.T170]);&quot;&quot;;[.$B274]&amp;[.T$264]&amp;&quot;;store_&quot;&amp;TRIM([.T170])&amp;&quot; = NO # &quot;&amp;[.T222])" table:style-name="ce1"/>
          <table:table-cell office:value-type="string" office:string-value="" table:formula="of:=IF(ISBLANK([.U170]);&quot;&quot;;[.$B274]&amp;[.U$264]&amp;&quot;;store_&quot;&amp;TRIM([.U170])&amp;&quot; = NO # &quot;&amp;[.U222])" table:style-name="ce1"/>
          <table:table-cell office:value-type="string" office:string-value="" table:formula="of:=IF(ISBLANK([.V170]);&quot;&quot;;[.$B274]&amp;[.V$264]&amp;&quot;;store_&quot;&amp;TRIM([.V170])&amp;&quot; = NO # &quot;&amp;[.V222])" table:style-name="ce1"/>
          <table:table-cell office:value-type="string" office:string-value="" table:formula="of:=IF(ISBLANK([.W170]);&quot;&quot;;[.$B274]&amp;[.W$264]&amp;&quot;;store_&quot;&amp;TRIM([.W170])&amp;&quot; = NO # &quot;&amp;[.W222])" table:style-name="ce1"/>
          <table:table-cell office:value-type="string" office:string-value="" table:formula="of:=IF(ISBLANK([.X170]);&quot;&quot;;[.$B274]&amp;[.X$264]&amp;&quot;;store_&quot;&amp;TRIM([.X170])&amp;&quot; = NO # &quot;&amp;[.X222])" table:style-name="ce1"/>
          <table:table-cell office:value-type="string" office:string-value="" table:formula="of:=IF(ISBLANK([.Y170]);&quot;&quot;;[.$B274]&amp;[.Y$264]&amp;&quot;;store_&quot;&amp;TRIM([.Y170])&amp;&quot; = NO # &quot;&amp;[.Y222])" table:style-name="ce1"/>
          <table:table-cell table:number-columns-repeated="16359"/>
        </table:table-row>
        <table:table-row table:style-name="ro1">
          <table:table-cell/>
          <table:table-cell office:value-type="float" office:value="1012" table:formula="of:=[.B223]+[.$C$264]" table:style-name="ce1">
            <text:p>1012</text:p>
          </table:table-cell>
          <table:table-cell table:style-name="ce1"/>
          <table:table-cell office:value-type="string" office:string-value="10120;store_size_of_fault_buffer = NO # The size of the fault history buffer" table:formula="of:=IF(ISBLANK([.D171]);&quot;&quot;;[.$B275]&amp;[.D$264]&amp;&quot;;store_&quot;&amp;TRIM([.D171])&amp;&quot; = NO # &quot;&amp;[.D223])" table:style-name="ce1">
            <text:p>10120;store_size_of_fault_buffer = NO # The size of the fault history buffer</text:p>
          </table:table-cell>
          <table:table-cell office:value-type="string" office:string-value="" table:formula="of:=IF(ISBLANK([.E171]);&quot;&quot;;[.$B275]&amp;[.E$264]&amp;&quot;;store_&quot;&amp;TRIM([.E171])&amp;&quot; = NO # &quot;&amp;[.E223])" table:style-name="ce1"/>
          <table:table-cell office:value-type="string" office:string-value="" table:formula="of:=IF(ISBLANK([.F171]);&quot;&quot;;[.$B275]&amp;[.F$264]&amp;&quot;;store_&quot;&amp;TRIM([.F171])&amp;&quot; = NO # &quot;&amp;[.F223])" table:style-name="ce1"/>
          <table:table-cell office:value-type="string" office:string-value="" table:formula="of:=IF(ISBLANK([.G171]);&quot;&quot;;[.$B275]&amp;[.G$264]&amp;&quot;;store_&quot;&amp;TRIM([.G171])&amp;&quot; = NO # &quot;&amp;[.G223])" table:style-name="ce1"/>
          <table:table-cell office:value-type="string" office:string-value="" table:formula="of:=IF(ISBLANK([.H171]);&quot;&quot;;[.$B275]&amp;[.H$264]&amp;&quot;;store_&quot;&amp;TRIM([.H171])&amp;&quot; = NO # &quot;&amp;[.H223])" table:style-name="ce1"/>
          <table:table-cell office:value-type="string" office:string-value="" table:formula="of:=IF(ISBLANK([.I171]);&quot;&quot;;[.$B275]&amp;[.I$264]&amp;&quot;;store_&quot;&amp;TRIM([.I171])&amp;&quot; = NO # &quot;&amp;[.I223])" table:style-name="ce1"/>
          <table:table-cell office:value-type="string" office:string-value="" table:formula="of:=IF(ISBLANK([.J171]);&quot;&quot;;[.$B275]&amp;[.J$264]&amp;&quot;;store_&quot;&amp;TRIM([.J171])&amp;&quot; = NO # &quot;&amp;[.J223])" table:style-name="ce1"/>
          <table:table-cell office:value-type="string" office:string-value="" table:formula="of:=IF(ISBLANK([.K171]);&quot;&quot;;[.$B275]&amp;[.K$264]&amp;&quot;;store_&quot;&amp;TRIM([.K171])&amp;&quot; = NO # &quot;&amp;[.K223])" table:style-name="ce1"/>
          <table:table-cell office:value-type="string" office:string-value="" table:formula="of:=IF(ISBLANK([.L171]);&quot;&quot;;[.$B275]&amp;[.L$264]&amp;&quot;;store_&quot;&amp;TRIM([.L171])&amp;&quot; = NO # &quot;&amp;[.L223])" table:style-name="ce1"/>
          <table:table-cell office:value-type="string" office:string-value="" table:formula="of:=IF(ISBLANK([.M171]);&quot;&quot;;[.$B275]&amp;[.M$264]&amp;&quot;;store_&quot;&amp;TRIM([.M171])&amp;&quot; = NO # &quot;&amp;[.M223])" table:style-name="ce1"/>
          <table:table-cell office:value-type="string" office:string-value="" table:formula="of:=IF(ISBLANK([.N171]);&quot;&quot;;[.$B275]&amp;[.N$264]&amp;&quot;;store_&quot;&amp;TRIM([.N171])&amp;&quot; = NO # &quot;&amp;[.N223])" table:style-name="ce1"/>
          <table:table-cell office:value-type="string" office:string-value="" table:formula="of:=IF(ISBLANK([.O171]);&quot;&quot;;[.$B275]&amp;[.O$264]&amp;&quot;;store_&quot;&amp;TRIM([.O171])&amp;&quot; = NO # &quot;&amp;[.O223])" table:style-name="ce1"/>
          <table:table-cell office:value-type="string" office:string-value="" table:formula="of:=IF(ISBLANK([.P171]);&quot;&quot;;[.$B275]&amp;[.P$264]&amp;&quot;;store_&quot;&amp;TRIM([.P171])&amp;&quot; = NO # &quot;&amp;[.P223])" table:style-name="ce1"/>
          <table:table-cell office:value-type="string" office:string-value="" table:formula="of:=IF(ISBLANK([.Q171]);&quot;&quot;;[.$B275]&amp;[.Q$264]&amp;&quot;;store_&quot;&amp;TRIM([.Q171])&amp;&quot; = NO # &quot;&amp;[.Q223])" table:style-name="ce1"/>
          <table:table-cell office:value-type="string" office:string-value="" table:formula="of:=IF(ISBLANK([.R171]);&quot;&quot;;[.$B275]&amp;[.R$264]&amp;&quot;;store_&quot;&amp;TRIM([.R171])&amp;&quot; = NO # &quot;&amp;[.R223])" table:style-name="ce1"/>
          <table:table-cell office:value-type="string" office:string-value="" table:formula="of:=IF(ISBLANK([.S171]);&quot;&quot;;[.$B275]&amp;[.S$264]&amp;&quot;;store_&quot;&amp;TRIM([.S171])&amp;&quot; = NO # &quot;&amp;[.S223])" table:style-name="ce1"/>
          <table:table-cell office:value-type="string" office:string-value="" table:formula="of:=IF(ISBLANK([.T171]);&quot;&quot;;[.$B275]&amp;[.T$264]&amp;&quot;;store_&quot;&amp;TRIM([.T171])&amp;&quot; = NO # &quot;&amp;[.T223])" table:style-name="ce1"/>
          <table:table-cell office:value-type="string" office:string-value="" table:formula="of:=IF(ISBLANK([.U171]);&quot;&quot;;[.$B275]&amp;[.U$264]&amp;&quot;;store_&quot;&amp;TRIM([.U171])&amp;&quot; = NO # &quot;&amp;[.U223])" table:style-name="ce1"/>
          <table:table-cell office:value-type="string" office:string-value="" table:formula="of:=IF(ISBLANK([.V171]);&quot;&quot;;[.$B275]&amp;[.V$264]&amp;&quot;;store_&quot;&amp;TRIM([.V171])&amp;&quot; = NO # &quot;&amp;[.V223])" table:style-name="ce1"/>
          <table:table-cell office:value-type="string" office:string-value="" table:formula="of:=IF(ISBLANK([.W171]);&quot;&quot;;[.$B275]&amp;[.W$264]&amp;&quot;;store_&quot;&amp;TRIM([.W171])&amp;&quot; = NO # &quot;&amp;[.W223])" table:style-name="ce1"/>
          <table:table-cell office:value-type="string" office:string-value="" table:formula="of:=IF(ISBLANK([.X171]);&quot;&quot;;[.$B275]&amp;[.X$264]&amp;&quot;;store_&quot;&amp;TRIM([.X171])&amp;&quot; = NO # &quot;&amp;[.X223])" table:style-name="ce1"/>
          <table:table-cell office:value-type="string" office:string-value="" table:formula="of:=IF(ISBLANK([.Y171]);&quot;&quot;;[.$B275]&amp;[.Y$264]&amp;&quot;;store_&quot;&amp;TRIM([.Y171])&amp;&quot; = NO # &quot;&amp;[.Y223])" table:style-name="ce1"/>
          <table:table-cell table:number-columns-repeated="16359"/>
        </table:table-row>
        <table:table-row table:style-name="ro1">
          <table:table-cell/>
          <table:table-cell office:value-type="float" office:value="1013" table:formula="of:=[.B224]+[.$C$264]" table:style-name="ce1">
            <text:p>1013</text:p>
          </table:table-cell>
          <table:table-cell table:style-name="ce1"/>
          <table:table-cell office:value-type="string" office:string-value="10130;store_fhb_fault_index = NO # Index number of following Fault Buffer entry" table:formula="of:=IF(ISBLANK([.D172]);&quot;&quot;;[.$B276]&amp;[.D$264]&amp;&quot;;store_&quot;&amp;TRIM([.D172])&amp;&quot; = NO # &quot;&amp;[.D224])" table:style-name="ce1">
            <text:p>10130;store_fhb_fault_index = NO # Index number of following Fault Buffer entry</text:p>
          </table:table-cell>
          <table:table-cell office:value-type="string" office:string-value="10131;store_fhb_fault_value = NO #  Value of above referenced Fault Buffer entry" table:formula="of:=IF(ISBLANK([.E172]);&quot;&quot;;[.$B276]&amp;[.E$264]&amp;&quot;;store_&quot;&amp;TRIM([.E172])&amp;&quot; = NO # &quot;&amp;[.E224])" table:style-name="ce1">
            <text:p>10131;store_fhb_fault_value = NO # <text:s/>Value of above referenced Fault Buffer entry</text:p>
          </table:table-cell>
          <table:table-cell office:value-type="string" office:string-value="" table:formula="of:=IF(ISBLANK([.F172]);&quot;&quot;;[.$B276]&amp;[.F$264]&amp;&quot;;store_&quot;&amp;TRIM([.F172])&amp;&quot; = NO # &quot;&amp;[.F224])" table:style-name="ce1"/>
          <table:table-cell office:value-type="string" office:string-value="" table:formula="of:=IF(ISBLANK([.G172]);&quot;&quot;;[.$B276]&amp;[.G$264]&amp;&quot;;store_&quot;&amp;TRIM([.G172])&amp;&quot; = NO # &quot;&amp;[.G224])" table:style-name="ce1"/>
          <table:table-cell office:value-type="string" office:string-value="" table:formula="of:=IF(ISBLANK([.H172]);&quot;&quot;;[.$B276]&amp;[.H$264]&amp;&quot;;store_&quot;&amp;TRIM([.H172])&amp;&quot; = NO # &quot;&amp;[.H224])" table:style-name="ce1"/>
          <table:table-cell office:value-type="string" office:string-value="" table:formula="of:=IF(ISBLANK([.I172]);&quot;&quot;;[.$B276]&amp;[.I$264]&amp;&quot;;store_&quot;&amp;TRIM([.I172])&amp;&quot; = NO # &quot;&amp;[.I224])" table:style-name="ce1"/>
          <table:table-cell office:value-type="string" office:string-value="" table:formula="of:=IF(ISBLANK([.J172]);&quot;&quot;;[.$B276]&amp;[.J$264]&amp;&quot;;store_&quot;&amp;TRIM([.J172])&amp;&quot; = NO # &quot;&amp;[.J224])" table:style-name="ce1"/>
          <table:table-cell office:value-type="string" office:string-value="" table:formula="of:=IF(ISBLANK([.K172]);&quot;&quot;;[.$B276]&amp;[.K$264]&amp;&quot;;store_&quot;&amp;TRIM([.K172])&amp;&quot; = NO # &quot;&amp;[.K224])" table:style-name="ce1"/>
          <table:table-cell office:value-type="string" office:string-value="" table:formula="of:=IF(ISBLANK([.L172]);&quot;&quot;;[.$B276]&amp;[.L$264]&amp;&quot;;store_&quot;&amp;TRIM([.L172])&amp;&quot; = NO # &quot;&amp;[.L224])" table:style-name="ce1"/>
          <table:table-cell office:value-type="string" office:string-value="" table:formula="of:=IF(ISBLANK([.M172]);&quot;&quot;;[.$B276]&amp;[.M$264]&amp;&quot;;store_&quot;&amp;TRIM([.M172])&amp;&quot; = NO # &quot;&amp;[.M224])" table:style-name="ce1"/>
          <table:table-cell office:value-type="string" office:string-value="" table:formula="of:=IF(ISBLANK([.N172]);&quot;&quot;;[.$B276]&amp;[.N$264]&amp;&quot;;store_&quot;&amp;TRIM([.N172])&amp;&quot; = NO # &quot;&amp;[.N224])" table:style-name="ce1"/>
          <table:table-cell office:value-type="string" office:string-value="" table:formula="of:=IF(ISBLANK([.O172]);&quot;&quot;;[.$B276]&amp;[.O$264]&amp;&quot;;store_&quot;&amp;TRIM([.O172])&amp;&quot; = NO # &quot;&amp;[.O224])" table:style-name="ce1"/>
          <table:table-cell office:value-type="string" office:string-value="" table:formula="of:=IF(ISBLANK([.P172]);&quot;&quot;;[.$B276]&amp;[.P$264]&amp;&quot;;store_&quot;&amp;TRIM([.P172])&amp;&quot; = NO # &quot;&amp;[.P224])" table:style-name="ce1"/>
          <table:table-cell office:value-type="string" office:string-value="" table:formula="of:=IF(ISBLANK([.Q172]);&quot;&quot;;[.$B276]&amp;[.Q$264]&amp;&quot;;store_&quot;&amp;TRIM([.Q172])&amp;&quot; = NO # &quot;&amp;[.Q224])" table:style-name="ce1"/>
          <table:table-cell office:value-type="string" office:string-value="" table:formula="of:=IF(ISBLANK([.R172]);&quot;&quot;;[.$B276]&amp;[.R$264]&amp;&quot;;store_&quot;&amp;TRIM([.R172])&amp;&quot; = NO # &quot;&amp;[.R224])" table:style-name="ce1"/>
          <table:table-cell office:value-type="string" office:string-value="" table:formula="of:=IF(ISBLANK([.S172]);&quot;&quot;;[.$B276]&amp;[.S$264]&amp;&quot;;store_&quot;&amp;TRIM([.S172])&amp;&quot; = NO # &quot;&amp;[.S224])" table:style-name="ce1"/>
          <table:table-cell office:value-type="string" office:string-value="" table:formula="of:=IF(ISBLANK([.T172]);&quot;&quot;;[.$B276]&amp;[.T$264]&amp;&quot;;store_&quot;&amp;TRIM([.T172])&amp;&quot; = NO # &quot;&amp;[.T224])" table:style-name="ce1"/>
          <table:table-cell office:value-type="string" office:string-value="" table:formula="of:=IF(ISBLANK([.U172]);&quot;&quot;;[.$B276]&amp;[.U$264]&amp;&quot;;store_&quot;&amp;TRIM([.U172])&amp;&quot; = NO # &quot;&amp;[.U224])" table:style-name="ce1"/>
          <table:table-cell office:value-type="string" office:string-value="" table:formula="of:=IF(ISBLANK([.V172]);&quot;&quot;;[.$B276]&amp;[.V$264]&amp;&quot;;store_&quot;&amp;TRIM([.V172])&amp;&quot; = NO # &quot;&amp;[.V224])" table:style-name="ce1"/>
          <table:table-cell office:value-type="string" office:string-value="" table:formula="of:=IF(ISBLANK([.W172]);&quot;&quot;;[.$B276]&amp;[.W$264]&amp;&quot;;store_&quot;&amp;TRIM([.W172])&amp;&quot; = NO # &quot;&amp;[.W224])" table:style-name="ce1"/>
          <table:table-cell office:value-type="string" office:string-value="" table:formula="of:=IF(ISBLANK([.X172]);&quot;&quot;;[.$B276]&amp;[.X$264]&amp;&quot;;store_&quot;&amp;TRIM([.X172])&amp;&quot; = NO # &quot;&amp;[.X224])" table:style-name="ce1"/>
          <table:table-cell office:value-type="string" office:string-value="" table:formula="of:=IF(ISBLANK([.Y172]);&quot;&quot;;[.$B276]&amp;[.Y$264]&amp;&quot;;store_&quot;&amp;TRIM([.Y172])&amp;&quot; = NO # &quot;&amp;[.Y224])" table:style-name="ce1"/>
          <table:table-cell table:number-columns-repeated="16359"/>
        </table:table-row>
        <table:table-row table:style-name="ro1">
          <table:table-cell/>
          <table:table-cell office:value-type="float" office:value="1014" table:formula="of:=[.B225]+[.$C$264]" table:style-name="ce1">
            <text:p>1014</text:p>
          </table:table-cell>
          <table:table-cell table:style-name="ce1"/>
          <table:table-cell office:value-type="string" office:string-value="10140;store_maximum_relative_modulation_level_setting = NO # Maximum relative boiler modulation level setting for sequencer and off-low&amp;pump control applications (%)" table:formula="of:=IF(ISBLANK([.D173]);&quot;&quot;;[.$B277]&amp;[.D$264]&amp;&quot;;store_&quot;&amp;TRIM([.D173])&amp;&quot; = NO # &quot;&amp;[.D225])" table:style-name="ce1">
            <text:p>10140;store_maximum_relative_modulation_level_setting = NO # Maximum relative boiler modulation level setting for sequencer and off-low&amp;pump control applications (%)</text:p>
          </table:table-cell>
          <table:table-cell office:value-type="string" office:string-value="" table:formula="of:=IF(ISBLANK([.E173]);&quot;&quot;;[.$B277]&amp;[.E$264]&amp;&quot;;store_&quot;&amp;TRIM([.E173])&amp;&quot; = NO # &quot;&amp;[.E225])" table:style-name="ce1"/>
          <table:table-cell office:value-type="string" office:string-value="" table:formula="of:=IF(ISBLANK([.F173]);&quot;&quot;;[.$B277]&amp;[.F$264]&amp;&quot;;store_&quot;&amp;TRIM([.F173])&amp;&quot; = NO # &quot;&amp;[.F225])" table:style-name="ce1"/>
          <table:table-cell office:value-type="string" office:string-value="" table:formula="of:=IF(ISBLANK([.G173]);&quot;&quot;;[.$B277]&amp;[.G$264]&amp;&quot;;store_&quot;&amp;TRIM([.G173])&amp;&quot; = NO # &quot;&amp;[.G225])" table:style-name="ce1"/>
          <table:table-cell office:value-type="string" office:string-value="" table:formula="of:=IF(ISBLANK([.H173]);&quot;&quot;;[.$B277]&amp;[.H$264]&amp;&quot;;store_&quot;&amp;TRIM([.H173])&amp;&quot; = NO # &quot;&amp;[.H225])" table:style-name="ce1"/>
          <table:table-cell office:value-type="string" office:string-value="" table:formula="of:=IF(ISBLANK([.I173]);&quot;&quot;;[.$B277]&amp;[.I$264]&amp;&quot;;store_&quot;&amp;TRIM([.I173])&amp;&quot; = NO # &quot;&amp;[.I225])" table:style-name="ce1"/>
          <table:table-cell office:value-type="string" office:string-value="" table:formula="of:=IF(ISBLANK([.J173]);&quot;&quot;;[.$B277]&amp;[.J$264]&amp;&quot;;store_&quot;&amp;TRIM([.J173])&amp;&quot; = NO # &quot;&amp;[.J225])" table:style-name="ce1"/>
          <table:table-cell office:value-type="string" office:string-value="" table:formula="of:=IF(ISBLANK([.K173]);&quot;&quot;;[.$B277]&amp;[.K$264]&amp;&quot;;store_&quot;&amp;TRIM([.K173])&amp;&quot; = NO # &quot;&amp;[.K225])" table:style-name="ce1"/>
          <table:table-cell office:value-type="string" office:string-value="" table:formula="of:=IF(ISBLANK([.L173]);&quot;&quot;;[.$B277]&amp;[.L$264]&amp;&quot;;store_&quot;&amp;TRIM([.L173])&amp;&quot; = NO # &quot;&amp;[.L225])" table:style-name="ce1"/>
          <table:table-cell office:value-type="string" office:string-value="" table:formula="of:=IF(ISBLANK([.M173]);&quot;&quot;;[.$B277]&amp;[.M$264]&amp;&quot;;store_&quot;&amp;TRIM([.M173])&amp;&quot; = NO # &quot;&amp;[.M225])" table:style-name="ce1"/>
          <table:table-cell office:value-type="string" office:string-value="" table:formula="of:=IF(ISBLANK([.N173]);&quot;&quot;;[.$B277]&amp;[.N$264]&amp;&quot;;store_&quot;&amp;TRIM([.N173])&amp;&quot; = NO # &quot;&amp;[.N225])" table:style-name="ce1"/>
          <table:table-cell office:value-type="string" office:string-value="" table:formula="of:=IF(ISBLANK([.O173]);&quot;&quot;;[.$B277]&amp;[.O$264]&amp;&quot;;store_&quot;&amp;TRIM([.O173])&amp;&quot; = NO # &quot;&amp;[.O225])" table:style-name="ce1"/>
          <table:table-cell office:value-type="string" office:string-value="" table:formula="of:=IF(ISBLANK([.P173]);&quot;&quot;;[.$B277]&amp;[.P$264]&amp;&quot;;store_&quot;&amp;TRIM([.P173])&amp;&quot; = NO # &quot;&amp;[.P225])" table:style-name="ce1"/>
          <table:table-cell office:value-type="string" office:string-value="" table:formula="of:=IF(ISBLANK([.Q173]);&quot;&quot;;[.$B277]&amp;[.Q$264]&amp;&quot;;store_&quot;&amp;TRIM([.Q173])&amp;&quot; = NO # &quot;&amp;[.Q225])" table:style-name="ce1"/>
          <table:table-cell office:value-type="string" office:string-value="" table:formula="of:=IF(ISBLANK([.R173]);&quot;&quot;;[.$B277]&amp;[.R$264]&amp;&quot;;store_&quot;&amp;TRIM([.R173])&amp;&quot; = NO # &quot;&amp;[.R225])" table:style-name="ce1"/>
          <table:table-cell office:value-type="string" office:string-value="" table:formula="of:=IF(ISBLANK([.S173]);&quot;&quot;;[.$B277]&amp;[.S$264]&amp;&quot;;store_&quot;&amp;TRIM([.S173])&amp;&quot; = NO # &quot;&amp;[.S225])" table:style-name="ce1"/>
          <table:table-cell office:value-type="string" office:string-value="" table:formula="of:=IF(ISBLANK([.T173]);&quot;&quot;;[.$B277]&amp;[.T$264]&amp;&quot;;store_&quot;&amp;TRIM([.T173])&amp;&quot; = NO # &quot;&amp;[.T225])" table:style-name="ce1"/>
          <table:table-cell office:value-type="string" office:string-value="" table:formula="of:=IF(ISBLANK([.U173]);&quot;&quot;;[.$B277]&amp;[.U$264]&amp;&quot;;store_&quot;&amp;TRIM([.U173])&amp;&quot; = NO # &quot;&amp;[.U225])" table:style-name="ce1"/>
          <table:table-cell office:value-type="string" office:string-value="" table:formula="of:=IF(ISBLANK([.V173]);&quot;&quot;;[.$B277]&amp;[.V$264]&amp;&quot;;store_&quot;&amp;TRIM([.V173])&amp;&quot; = NO # &quot;&amp;[.V225])" table:style-name="ce1"/>
          <table:table-cell office:value-type="string" office:string-value="" table:formula="of:=IF(ISBLANK([.W173]);&quot;&quot;;[.$B277]&amp;[.W$264]&amp;&quot;;store_&quot;&amp;TRIM([.W173])&amp;&quot; = NO # &quot;&amp;[.W225])" table:style-name="ce1"/>
          <table:table-cell office:value-type="string" office:string-value="" table:formula="of:=IF(ISBLANK([.X173]);&quot;&quot;;[.$B277]&amp;[.X$264]&amp;&quot;;store_&quot;&amp;TRIM([.X173])&amp;&quot; = NO # &quot;&amp;[.X225])" table:style-name="ce1"/>
          <table:table-cell office:value-type="string" office:string-value="" table:formula="of:=IF(ISBLANK([.Y173]);&quot;&quot;;[.$B277]&amp;[.Y$264]&amp;&quot;;store_&quot;&amp;TRIM([.Y173])&amp;&quot; = NO # &quot;&amp;[.Y225])" table:style-name="ce1"/>
          <table:table-cell table:number-columns-repeated="16359"/>
        </table:table-row>
        <table:table-row table:style-name="ro1">
          <table:table-cell/>
          <table:table-cell office:value-type="float" office:value="1015" table:formula="of:=[.B226]+[.$C$264]" table:style-name="ce1">
            <text:p>1015</text:p>
          </table:table-cell>
          <table:table-cell table:style-name="ce1"/>
          <table:table-cell office:value-type="string" office:string-value="10150;store_maximum_boiler_capacity = NO # Maximum boiler capacity (kW)" table:formula="of:=IF(ISBLANK([.D174]);&quot;&quot;;[.$B278]&amp;[.D$264]&amp;&quot;;store_&quot;&amp;TRIM([.D174])&amp;&quot; = NO # &quot;&amp;[.D226])" table:style-name="ce1">
            <text:p>10150;store_maximum_boiler_capacity = NO # Maximum boiler capacity (kW)</text:p>
          </table:table-cell>
          <table:table-cell office:value-type="string" office:string-value="10151;store_minimum_boiler_modulation = NO #  Minimum modulation level (%)" table:formula="of:=IF(ISBLANK([.E174]);&quot;&quot;;[.$B278]&amp;[.E$264]&amp;&quot;;store_&quot;&amp;TRIM([.E174])&amp;&quot; = NO # &quot;&amp;[.E226])" table:style-name="ce1">
            <text:p>10151;store_minimum_boiler_modulation = NO # <text:s/>Minimum modulation level (%)</text:p>
          </table:table-cell>
          <table:table-cell office:value-type="string" office:string-value="" table:formula="of:=IF(ISBLANK([.F174]);&quot;&quot;;[.$B278]&amp;[.F$264]&amp;&quot;;store_&quot;&amp;TRIM([.F174])&amp;&quot; = NO # &quot;&amp;[.F226])" table:style-name="ce1"/>
          <table:table-cell office:value-type="string" office:string-value="" table:formula="of:=IF(ISBLANK([.G174]);&quot;&quot;;[.$B278]&amp;[.G$264]&amp;&quot;;store_&quot;&amp;TRIM([.G174])&amp;&quot; = NO # &quot;&amp;[.G226])" table:style-name="ce1"/>
          <table:table-cell office:value-type="string" office:string-value="" table:formula="of:=IF(ISBLANK([.H174]);&quot;&quot;;[.$B278]&amp;[.H$264]&amp;&quot;;store_&quot;&amp;TRIM([.H174])&amp;&quot; = NO # &quot;&amp;[.H226])" table:style-name="ce1"/>
          <table:table-cell office:value-type="string" office:string-value="" table:formula="of:=IF(ISBLANK([.I174]);&quot;&quot;;[.$B278]&amp;[.I$264]&amp;&quot;;store_&quot;&amp;TRIM([.I174])&amp;&quot; = NO # &quot;&amp;[.I226])" table:style-name="ce1"/>
          <table:table-cell office:value-type="string" office:string-value="" table:formula="of:=IF(ISBLANK([.J174]);&quot;&quot;;[.$B278]&amp;[.J$264]&amp;&quot;;store_&quot;&amp;TRIM([.J174])&amp;&quot; = NO # &quot;&amp;[.J226])" table:style-name="ce1"/>
          <table:table-cell office:value-type="string" office:string-value="" table:formula="of:=IF(ISBLANK([.K174]);&quot;&quot;;[.$B278]&amp;[.K$264]&amp;&quot;;store_&quot;&amp;TRIM([.K174])&amp;&quot; = NO # &quot;&amp;[.K226])" table:style-name="ce1"/>
          <table:table-cell office:value-type="string" office:string-value="" table:formula="of:=IF(ISBLANK([.L174]);&quot;&quot;;[.$B278]&amp;[.L$264]&amp;&quot;;store_&quot;&amp;TRIM([.L174])&amp;&quot; = NO # &quot;&amp;[.L226])" table:style-name="ce1"/>
          <table:table-cell office:value-type="string" office:string-value="" table:formula="of:=IF(ISBLANK([.M174]);&quot;&quot;;[.$B278]&amp;[.M$264]&amp;&quot;;store_&quot;&amp;TRIM([.M174])&amp;&quot; = NO # &quot;&amp;[.M226])" table:style-name="ce1"/>
          <table:table-cell office:value-type="string" office:string-value="" table:formula="of:=IF(ISBLANK([.N174]);&quot;&quot;;[.$B278]&amp;[.N$264]&amp;&quot;;store_&quot;&amp;TRIM([.N174])&amp;&quot; = NO # &quot;&amp;[.N226])" table:style-name="ce1"/>
          <table:table-cell office:value-type="string" office:string-value="" table:formula="of:=IF(ISBLANK([.O174]);&quot;&quot;;[.$B278]&amp;[.O$264]&amp;&quot;;store_&quot;&amp;TRIM([.O174])&amp;&quot; = NO # &quot;&amp;[.O226])" table:style-name="ce1"/>
          <table:table-cell office:value-type="string" office:string-value="" table:formula="of:=IF(ISBLANK([.P174]);&quot;&quot;;[.$B278]&amp;[.P$264]&amp;&quot;;store_&quot;&amp;TRIM([.P174])&amp;&quot; = NO # &quot;&amp;[.P226])" table:style-name="ce1"/>
          <table:table-cell office:value-type="string" office:string-value="" table:formula="of:=IF(ISBLANK([.Q174]);&quot;&quot;;[.$B278]&amp;[.Q$264]&amp;&quot;;store_&quot;&amp;TRIM([.Q174])&amp;&quot; = NO # &quot;&amp;[.Q226])" table:style-name="ce1"/>
          <table:table-cell office:value-type="string" office:string-value="" table:formula="of:=IF(ISBLANK([.R174]);&quot;&quot;;[.$B278]&amp;[.R$264]&amp;&quot;;store_&quot;&amp;TRIM([.R174])&amp;&quot; = NO # &quot;&amp;[.R226])" table:style-name="ce1"/>
          <table:table-cell office:value-type="string" office:string-value="" table:formula="of:=IF(ISBLANK([.S174]);&quot;&quot;;[.$B278]&amp;[.S$264]&amp;&quot;;store_&quot;&amp;TRIM([.S174])&amp;&quot; = NO # &quot;&amp;[.S226])" table:style-name="ce1"/>
          <table:table-cell office:value-type="string" office:string-value="" table:formula="of:=IF(ISBLANK([.T174]);&quot;&quot;;[.$B278]&amp;[.T$264]&amp;&quot;;store_&quot;&amp;TRIM([.T174])&amp;&quot; = NO # &quot;&amp;[.T226])" table:style-name="ce1"/>
          <table:table-cell office:value-type="string" office:string-value="" table:formula="of:=IF(ISBLANK([.U174]);&quot;&quot;;[.$B278]&amp;[.U$264]&amp;&quot;;store_&quot;&amp;TRIM([.U174])&amp;&quot; = NO # &quot;&amp;[.U226])" table:style-name="ce1"/>
          <table:table-cell office:value-type="string" office:string-value="" table:formula="of:=IF(ISBLANK([.V174]);&quot;&quot;;[.$B278]&amp;[.V$264]&amp;&quot;;store_&quot;&amp;TRIM([.V174])&amp;&quot; = NO # &quot;&amp;[.V226])" table:style-name="ce1"/>
          <table:table-cell office:value-type="string" office:string-value="" table:formula="of:=IF(ISBLANK([.W174]);&quot;&quot;;[.$B278]&amp;[.W$264]&amp;&quot;;store_&quot;&amp;TRIM([.W174])&amp;&quot; = NO # &quot;&amp;[.W226])" table:style-name="ce1"/>
          <table:table-cell office:value-type="string" office:string-value="" table:formula="of:=IF(ISBLANK([.X174]);&quot;&quot;;[.$B278]&amp;[.X$264]&amp;&quot;;store_&quot;&amp;TRIM([.X174])&amp;&quot; = NO # &quot;&amp;[.X226])" table:style-name="ce1"/>
          <table:table-cell office:value-type="string" office:string-value="" table:formula="of:=IF(ISBLANK([.Y174]);&quot;&quot;;[.$B278]&amp;[.Y$264]&amp;&quot;;store_&quot;&amp;TRIM([.Y174])&amp;&quot; = NO # &quot;&amp;[.Y226])" table:style-name="ce1"/>
          <table:table-cell table:number-columns-repeated="16359"/>
        </table:table-row>
        <table:table-row table:style-name="ro1">
          <table:table-cell/>
          <table:table-cell office:value-type="float" office:value="1016" table:formula="of:=[.B227]+[.$C$264]" table:style-name="ce1">
            <text:p>1016</text:p>
          </table:table-cell>
          <table:table-cell table:style-name="ce1"/>
          <table:table-cell office:value-type="string" office:string-value="10160;store_room_setpoint = NO # Current room temperature setpoint (°C)" table:formula="of:=IF(ISBLANK([.D175]);&quot;&quot;;[.$B279]&amp;[.D$264]&amp;&quot;;store_&quot;&amp;TRIM([.D175])&amp;&quot; = NO # &quot;&amp;[.D227])" table:style-name="ce1">
            <text:p>10160;store_room_setpoint = NO # Current room temperature setpoint (°C)</text:p>
          </table:table-cell>
          <table:table-cell office:value-type="string" office:string-value="" table:formula="of:=IF(ISBLANK([.E175]);&quot;&quot;;[.$B279]&amp;[.E$264]&amp;&quot;;store_&quot;&amp;TRIM([.E175])&amp;&quot; = NO # &quot;&amp;[.E227])" table:style-name="ce1"/>
          <table:table-cell office:value-type="string" office:string-value="" table:formula="of:=IF(ISBLANK([.F175]);&quot;&quot;;[.$B279]&amp;[.F$264]&amp;&quot;;store_&quot;&amp;TRIM([.F175])&amp;&quot; = NO # &quot;&amp;[.F227])" table:style-name="ce1"/>
          <table:table-cell office:value-type="string" office:string-value="" table:formula="of:=IF(ISBLANK([.G175]);&quot;&quot;;[.$B279]&amp;[.G$264]&amp;&quot;;store_&quot;&amp;TRIM([.G175])&amp;&quot; = NO # &quot;&amp;[.G227])" table:style-name="ce1"/>
          <table:table-cell office:value-type="string" office:string-value="" table:formula="of:=IF(ISBLANK([.H175]);&quot;&quot;;[.$B279]&amp;[.H$264]&amp;&quot;;store_&quot;&amp;TRIM([.H175])&amp;&quot; = NO # &quot;&amp;[.H227])" table:style-name="ce1"/>
          <table:table-cell office:value-type="string" office:string-value="" table:formula="of:=IF(ISBLANK([.I175]);&quot;&quot;;[.$B279]&amp;[.I$264]&amp;&quot;;store_&quot;&amp;TRIM([.I175])&amp;&quot; = NO # &quot;&amp;[.I227])" table:style-name="ce1"/>
          <table:table-cell office:value-type="string" office:string-value="" table:formula="of:=IF(ISBLANK([.J175]);&quot;&quot;;[.$B279]&amp;[.J$264]&amp;&quot;;store_&quot;&amp;TRIM([.J175])&amp;&quot; = NO # &quot;&amp;[.J227])" table:style-name="ce1"/>
          <table:table-cell office:value-type="string" office:string-value="" table:formula="of:=IF(ISBLANK([.K175]);&quot;&quot;;[.$B279]&amp;[.K$264]&amp;&quot;;store_&quot;&amp;TRIM([.K175])&amp;&quot; = NO # &quot;&amp;[.K227])" table:style-name="ce1"/>
          <table:table-cell office:value-type="string" office:string-value="" table:formula="of:=IF(ISBLANK([.L175]);&quot;&quot;;[.$B279]&amp;[.L$264]&amp;&quot;;store_&quot;&amp;TRIM([.L175])&amp;&quot; = NO # &quot;&amp;[.L227])" table:style-name="ce1"/>
          <table:table-cell office:value-type="string" office:string-value="" table:formula="of:=IF(ISBLANK([.M175]);&quot;&quot;;[.$B279]&amp;[.M$264]&amp;&quot;;store_&quot;&amp;TRIM([.M175])&amp;&quot; = NO # &quot;&amp;[.M227])" table:style-name="ce1"/>
          <table:table-cell office:value-type="string" office:string-value="" table:formula="of:=IF(ISBLANK([.N175]);&quot;&quot;;[.$B279]&amp;[.N$264]&amp;&quot;;store_&quot;&amp;TRIM([.N175])&amp;&quot; = NO # &quot;&amp;[.N227])" table:style-name="ce1"/>
          <table:table-cell office:value-type="string" office:string-value="" table:formula="of:=IF(ISBLANK([.O175]);&quot;&quot;;[.$B279]&amp;[.O$264]&amp;&quot;;store_&quot;&amp;TRIM([.O175])&amp;&quot; = NO # &quot;&amp;[.O227])" table:style-name="ce1"/>
          <table:table-cell office:value-type="string" office:string-value="" table:formula="of:=IF(ISBLANK([.P175]);&quot;&quot;;[.$B279]&amp;[.P$264]&amp;&quot;;store_&quot;&amp;TRIM([.P175])&amp;&quot; = NO # &quot;&amp;[.P227])" table:style-name="ce1"/>
          <table:table-cell office:value-type="string" office:string-value="" table:formula="of:=IF(ISBLANK([.Q175]);&quot;&quot;;[.$B279]&amp;[.Q$264]&amp;&quot;;store_&quot;&amp;TRIM([.Q175])&amp;&quot; = NO # &quot;&amp;[.Q227])" table:style-name="ce1"/>
          <table:table-cell office:value-type="string" office:string-value="" table:formula="of:=IF(ISBLANK([.R175]);&quot;&quot;;[.$B279]&amp;[.R$264]&amp;&quot;;store_&quot;&amp;TRIM([.R175])&amp;&quot; = NO # &quot;&amp;[.R227])" table:style-name="ce1"/>
          <table:table-cell office:value-type="string" office:string-value="" table:formula="of:=IF(ISBLANK([.S175]);&quot;&quot;;[.$B279]&amp;[.S$264]&amp;&quot;;store_&quot;&amp;TRIM([.S175])&amp;&quot; = NO # &quot;&amp;[.S227])" table:style-name="ce1"/>
          <table:table-cell office:value-type="string" office:string-value="" table:formula="of:=IF(ISBLANK([.T175]);&quot;&quot;;[.$B279]&amp;[.T$264]&amp;&quot;;store_&quot;&amp;TRIM([.T175])&amp;&quot; = NO # &quot;&amp;[.T227])" table:style-name="ce1"/>
          <table:table-cell office:value-type="string" office:string-value="" table:formula="of:=IF(ISBLANK([.U175]);&quot;&quot;;[.$B279]&amp;[.U$264]&amp;&quot;;store_&quot;&amp;TRIM([.U175])&amp;&quot; = NO # &quot;&amp;[.U227])" table:style-name="ce1"/>
          <table:table-cell office:value-type="string" office:string-value="" table:formula="of:=IF(ISBLANK([.V175]);&quot;&quot;;[.$B279]&amp;[.V$264]&amp;&quot;;store_&quot;&amp;TRIM([.V175])&amp;&quot; = NO # &quot;&amp;[.V227])" table:style-name="ce1"/>
          <table:table-cell office:value-type="string" office:string-value="" table:formula="of:=IF(ISBLANK([.W175]);&quot;&quot;;[.$B279]&amp;[.W$264]&amp;&quot;;store_&quot;&amp;TRIM([.W175])&amp;&quot; = NO # &quot;&amp;[.W227])" table:style-name="ce1"/>
          <table:table-cell office:value-type="string" office:string-value="" table:formula="of:=IF(ISBLANK([.X175]);&quot;&quot;;[.$B279]&amp;[.X$264]&amp;&quot;;store_&quot;&amp;TRIM([.X175])&amp;&quot; = NO # &quot;&amp;[.X227])" table:style-name="ce1"/>
          <table:table-cell office:value-type="string" office:string-value="" table:formula="of:=IF(ISBLANK([.Y175]);&quot;&quot;;[.$B279]&amp;[.Y$264]&amp;&quot;;store_&quot;&amp;TRIM([.Y175])&amp;&quot; = NO # &quot;&amp;[.Y227])" table:style-name="ce1"/>
          <table:table-cell table:number-columns-repeated="16359"/>
        </table:table-row>
        <table:table-row table:style-name="ro1">
          <table:table-cell/>
          <table:table-cell office:value-type="float" office:value="1017" table:formula="of:=[.B228]+[.$C$264]" table:style-name="ce1">
            <text:p>1017</text:p>
          </table:table-cell>
          <table:table-cell table:style-name="ce1"/>
          <table:table-cell office:value-type="string" office:string-value="10170;store_relative_modulation_level = NO # Relative modulation level (%)" table:formula="of:=IF(ISBLANK([.D176]);&quot;&quot;;[.$B280]&amp;[.D$264]&amp;&quot;;store_&quot;&amp;TRIM([.D176])&amp;&quot; = NO # &quot;&amp;[.D228])" table:style-name="ce1">
            <text:p>10170;store_relative_modulation_level = NO # Relative modulation level (%)</text:p>
          </table:table-cell>
          <table:table-cell office:value-type="string" office:string-value="" table:formula="of:=IF(ISBLANK([.E176]);&quot;&quot;;[.$B280]&amp;[.E$264]&amp;&quot;;store_&quot;&amp;TRIM([.E176])&amp;&quot; = NO # &quot;&amp;[.E228])" table:style-name="ce1"/>
          <table:table-cell office:value-type="string" office:string-value="" table:formula="of:=IF(ISBLANK([.F176]);&quot;&quot;;[.$B280]&amp;[.F$264]&amp;&quot;;store_&quot;&amp;TRIM([.F176])&amp;&quot; = NO # &quot;&amp;[.F228])" table:style-name="ce1"/>
          <table:table-cell office:value-type="string" office:string-value="" table:formula="of:=IF(ISBLANK([.G176]);&quot;&quot;;[.$B280]&amp;[.G$264]&amp;&quot;;store_&quot;&amp;TRIM([.G176])&amp;&quot; = NO # &quot;&amp;[.G228])" table:style-name="ce1"/>
          <table:table-cell office:value-type="string" office:string-value="" table:formula="of:=IF(ISBLANK([.H176]);&quot;&quot;;[.$B280]&amp;[.H$264]&amp;&quot;;store_&quot;&amp;TRIM([.H176])&amp;&quot; = NO # &quot;&amp;[.H228])" table:style-name="ce1"/>
          <table:table-cell office:value-type="string" office:string-value="" table:formula="of:=IF(ISBLANK([.I176]);&quot;&quot;;[.$B280]&amp;[.I$264]&amp;&quot;;store_&quot;&amp;TRIM([.I176])&amp;&quot; = NO # &quot;&amp;[.I228])" table:style-name="ce1"/>
          <table:table-cell office:value-type="string" office:string-value="" table:formula="of:=IF(ISBLANK([.J176]);&quot;&quot;;[.$B280]&amp;[.J$264]&amp;&quot;;store_&quot;&amp;TRIM([.J176])&amp;&quot; = NO # &quot;&amp;[.J228])" table:style-name="ce1"/>
          <table:table-cell office:value-type="string" office:string-value="" table:formula="of:=IF(ISBLANK([.K176]);&quot;&quot;;[.$B280]&amp;[.K$264]&amp;&quot;;store_&quot;&amp;TRIM([.K176])&amp;&quot; = NO # &quot;&amp;[.K228])" table:style-name="ce1"/>
          <table:table-cell office:value-type="string" office:string-value="" table:formula="of:=IF(ISBLANK([.L176]);&quot;&quot;;[.$B280]&amp;[.L$264]&amp;&quot;;store_&quot;&amp;TRIM([.L176])&amp;&quot; = NO # &quot;&amp;[.L228])" table:style-name="ce1"/>
          <table:table-cell office:value-type="string" office:string-value="" table:formula="of:=IF(ISBLANK([.M176]);&quot;&quot;;[.$B280]&amp;[.M$264]&amp;&quot;;store_&quot;&amp;TRIM([.M176])&amp;&quot; = NO # &quot;&amp;[.M228])" table:style-name="ce1"/>
          <table:table-cell office:value-type="string" office:string-value="" table:formula="of:=IF(ISBLANK([.N176]);&quot;&quot;;[.$B280]&amp;[.N$264]&amp;&quot;;store_&quot;&amp;TRIM([.N176])&amp;&quot; = NO # &quot;&amp;[.N228])" table:style-name="ce1"/>
          <table:table-cell office:value-type="string" office:string-value="" table:formula="of:=IF(ISBLANK([.O176]);&quot;&quot;;[.$B280]&amp;[.O$264]&amp;&quot;;store_&quot;&amp;TRIM([.O176])&amp;&quot; = NO # &quot;&amp;[.O228])" table:style-name="ce1"/>
          <table:table-cell office:value-type="string" office:string-value="" table:formula="of:=IF(ISBLANK([.P176]);&quot;&quot;;[.$B280]&amp;[.P$264]&amp;&quot;;store_&quot;&amp;TRIM([.P176])&amp;&quot; = NO # &quot;&amp;[.P228])" table:style-name="ce1"/>
          <table:table-cell office:value-type="string" office:string-value="" table:formula="of:=IF(ISBLANK([.Q176]);&quot;&quot;;[.$B280]&amp;[.Q$264]&amp;&quot;;store_&quot;&amp;TRIM([.Q176])&amp;&quot; = NO # &quot;&amp;[.Q228])" table:style-name="ce1"/>
          <table:table-cell office:value-type="string" office:string-value="" table:formula="of:=IF(ISBLANK([.R176]);&quot;&quot;;[.$B280]&amp;[.R$264]&amp;&quot;;store_&quot;&amp;TRIM([.R176])&amp;&quot; = NO # &quot;&amp;[.R228])" table:style-name="ce1"/>
          <table:table-cell office:value-type="string" office:string-value="" table:formula="of:=IF(ISBLANK([.S176]);&quot;&quot;;[.$B280]&amp;[.S$264]&amp;&quot;;store_&quot;&amp;TRIM([.S176])&amp;&quot; = NO # &quot;&amp;[.S228])" table:style-name="ce1"/>
          <table:table-cell office:value-type="string" office:string-value="" table:formula="of:=IF(ISBLANK([.T176]);&quot;&quot;;[.$B280]&amp;[.T$264]&amp;&quot;;store_&quot;&amp;TRIM([.T176])&amp;&quot; = NO # &quot;&amp;[.T228])" table:style-name="ce1"/>
          <table:table-cell office:value-type="string" office:string-value="" table:formula="of:=IF(ISBLANK([.U176]);&quot;&quot;;[.$B280]&amp;[.U$264]&amp;&quot;;store_&quot;&amp;TRIM([.U176])&amp;&quot; = NO # &quot;&amp;[.U228])" table:style-name="ce1"/>
          <table:table-cell office:value-type="string" office:string-value="" table:formula="of:=IF(ISBLANK([.V176]);&quot;&quot;;[.$B280]&amp;[.V$264]&amp;&quot;;store_&quot;&amp;TRIM([.V176])&amp;&quot; = NO # &quot;&amp;[.V228])" table:style-name="ce1"/>
          <table:table-cell office:value-type="string" office:string-value="" table:formula="of:=IF(ISBLANK([.W176]);&quot;&quot;;[.$B280]&amp;[.W$264]&amp;&quot;;store_&quot;&amp;TRIM([.W176])&amp;&quot; = NO # &quot;&amp;[.W228])" table:style-name="ce1"/>
          <table:table-cell office:value-type="string" office:string-value="" table:formula="of:=IF(ISBLANK([.X176]);&quot;&quot;;[.$B280]&amp;[.X$264]&amp;&quot;;store_&quot;&amp;TRIM([.X176])&amp;&quot; = NO # &quot;&amp;[.X228])" table:style-name="ce1"/>
          <table:table-cell office:value-type="string" office:string-value="" table:formula="of:=IF(ISBLANK([.Y176]);&quot;&quot;;[.$B280]&amp;[.Y$264]&amp;&quot;;store_&quot;&amp;TRIM([.Y176])&amp;&quot; = NO # &quot;&amp;[.Y228])" table:style-name="ce1"/>
          <table:table-cell table:number-columns-repeated="16359"/>
        </table:table-row>
        <table:table-row table:style-name="ro1">
          <table:table-cell/>
          <table:table-cell office:value-type="float" office:value="1018" table:formula="of:=[.B229]+[.$C$264]" table:style-name="ce1">
            <text:p>1018</text:p>
          </table:table-cell>
          <table:table-cell table:style-name="ce1"/>
          <table:table-cell office:value-type="string" office:string-value="10180;store_ch_water_pressure = NO # Water pressure of the boiler CH circuit (bar)" table:formula="of:=IF(ISBLANK([.D177]);&quot;&quot;;[.$B281]&amp;[.D$264]&amp;&quot;;store_&quot;&amp;TRIM([.D177])&amp;&quot; = NO # &quot;&amp;[.D229])" table:style-name="ce1">
            <text:p>10180;store_ch_water_pressure = NO # Water pressure of the boiler CH circuit (bar)</text:p>
          </table:table-cell>
          <table:table-cell office:value-type="string" office:string-value="" table:formula="of:=IF(ISBLANK([.E177]);&quot;&quot;;[.$B281]&amp;[.E$264]&amp;&quot;;store_&quot;&amp;TRIM([.E177])&amp;&quot; = NO # &quot;&amp;[.E229])" table:style-name="ce1"/>
          <table:table-cell office:value-type="string" office:string-value="" table:formula="of:=IF(ISBLANK([.F177]);&quot;&quot;;[.$B281]&amp;[.F$264]&amp;&quot;;store_&quot;&amp;TRIM([.F177])&amp;&quot; = NO # &quot;&amp;[.F229])" table:style-name="ce1"/>
          <table:table-cell office:value-type="string" office:string-value="" table:formula="of:=IF(ISBLANK([.G177]);&quot;&quot;;[.$B281]&amp;[.G$264]&amp;&quot;;store_&quot;&amp;TRIM([.G177])&amp;&quot; = NO # &quot;&amp;[.G229])" table:style-name="ce1"/>
          <table:table-cell office:value-type="string" office:string-value="" table:formula="of:=IF(ISBLANK([.H177]);&quot;&quot;;[.$B281]&amp;[.H$264]&amp;&quot;;store_&quot;&amp;TRIM([.H177])&amp;&quot; = NO # &quot;&amp;[.H229])" table:style-name="ce1"/>
          <table:table-cell office:value-type="string" office:string-value="" table:formula="of:=IF(ISBLANK([.I177]);&quot;&quot;;[.$B281]&amp;[.I$264]&amp;&quot;;store_&quot;&amp;TRIM([.I177])&amp;&quot; = NO # &quot;&amp;[.I229])" table:style-name="ce1"/>
          <table:table-cell office:value-type="string" office:string-value="" table:formula="of:=IF(ISBLANK([.J177]);&quot;&quot;;[.$B281]&amp;[.J$264]&amp;&quot;;store_&quot;&amp;TRIM([.J177])&amp;&quot; = NO # &quot;&amp;[.J229])" table:style-name="ce1"/>
          <table:table-cell office:value-type="string" office:string-value="" table:formula="of:=IF(ISBLANK([.K177]);&quot;&quot;;[.$B281]&amp;[.K$264]&amp;&quot;;store_&quot;&amp;TRIM([.K177])&amp;&quot; = NO # &quot;&amp;[.K229])" table:style-name="ce1"/>
          <table:table-cell office:value-type="string" office:string-value="" table:formula="of:=IF(ISBLANK([.L177]);&quot;&quot;;[.$B281]&amp;[.L$264]&amp;&quot;;store_&quot;&amp;TRIM([.L177])&amp;&quot; = NO # &quot;&amp;[.L229])" table:style-name="ce1"/>
          <table:table-cell office:value-type="string" office:string-value="" table:formula="of:=IF(ISBLANK([.M177]);&quot;&quot;;[.$B281]&amp;[.M$264]&amp;&quot;;store_&quot;&amp;TRIM([.M177])&amp;&quot; = NO # &quot;&amp;[.M229])" table:style-name="ce1"/>
          <table:table-cell office:value-type="string" office:string-value="" table:formula="of:=IF(ISBLANK([.N177]);&quot;&quot;;[.$B281]&amp;[.N$264]&amp;&quot;;store_&quot;&amp;TRIM([.N177])&amp;&quot; = NO # &quot;&amp;[.N229])" table:style-name="ce1"/>
          <table:table-cell office:value-type="string" office:string-value="" table:formula="of:=IF(ISBLANK([.O177]);&quot;&quot;;[.$B281]&amp;[.O$264]&amp;&quot;;store_&quot;&amp;TRIM([.O177])&amp;&quot; = NO # &quot;&amp;[.O229])" table:style-name="ce1"/>
          <table:table-cell office:value-type="string" office:string-value="" table:formula="of:=IF(ISBLANK([.P177]);&quot;&quot;;[.$B281]&amp;[.P$264]&amp;&quot;;store_&quot;&amp;TRIM([.P177])&amp;&quot; = NO # &quot;&amp;[.P229])" table:style-name="ce1"/>
          <table:table-cell office:value-type="string" office:string-value="" table:formula="of:=IF(ISBLANK([.Q177]);&quot;&quot;;[.$B281]&amp;[.Q$264]&amp;&quot;;store_&quot;&amp;TRIM([.Q177])&amp;&quot; = NO # &quot;&amp;[.Q229])" table:style-name="ce1"/>
          <table:table-cell office:value-type="string" office:string-value="" table:formula="of:=IF(ISBLANK([.R177]);&quot;&quot;;[.$B281]&amp;[.R$264]&amp;&quot;;store_&quot;&amp;TRIM([.R177])&amp;&quot; = NO # &quot;&amp;[.R229])" table:style-name="ce1"/>
          <table:table-cell office:value-type="string" office:string-value="" table:formula="of:=IF(ISBLANK([.S177]);&quot;&quot;;[.$B281]&amp;[.S$264]&amp;&quot;;store_&quot;&amp;TRIM([.S177])&amp;&quot; = NO # &quot;&amp;[.S229])" table:style-name="ce1"/>
          <table:table-cell office:value-type="string" office:string-value="" table:formula="of:=IF(ISBLANK([.T177]);&quot;&quot;;[.$B281]&amp;[.T$264]&amp;&quot;;store_&quot;&amp;TRIM([.T177])&amp;&quot; = NO # &quot;&amp;[.T229])" table:style-name="ce1"/>
          <table:table-cell office:value-type="string" office:string-value="" table:formula="of:=IF(ISBLANK([.U177]);&quot;&quot;;[.$B281]&amp;[.U$264]&amp;&quot;;store_&quot;&amp;TRIM([.U177])&amp;&quot; = NO # &quot;&amp;[.U229])" table:style-name="ce1"/>
          <table:table-cell office:value-type="string" office:string-value="" table:formula="of:=IF(ISBLANK([.V177]);&quot;&quot;;[.$B281]&amp;[.V$264]&amp;&quot;;store_&quot;&amp;TRIM([.V177])&amp;&quot; = NO # &quot;&amp;[.V229])" table:style-name="ce1"/>
          <table:table-cell office:value-type="string" office:string-value="" table:formula="of:=IF(ISBLANK([.W177]);&quot;&quot;;[.$B281]&amp;[.W$264]&amp;&quot;;store_&quot;&amp;TRIM([.W177])&amp;&quot; = NO # &quot;&amp;[.W229])" table:style-name="ce1"/>
          <table:table-cell office:value-type="string" office:string-value="" table:formula="of:=IF(ISBLANK([.X177]);&quot;&quot;;[.$B281]&amp;[.X$264]&amp;&quot;;store_&quot;&amp;TRIM([.X177])&amp;&quot; = NO # &quot;&amp;[.X229])" table:style-name="ce1"/>
          <table:table-cell office:value-type="string" office:string-value="" table:formula="of:=IF(ISBLANK([.Y177]);&quot;&quot;;[.$B281]&amp;[.Y$264]&amp;&quot;;store_&quot;&amp;TRIM([.Y177])&amp;&quot; = NO # &quot;&amp;[.Y229])" table:style-name="ce1"/>
          <table:table-cell table:number-columns-repeated="16359"/>
        </table:table-row>
        <table:table-row table:style-name="ro1">
          <table:table-cell/>
          <table:table-cell office:value-type="float" office:value="1019" table:formula="of:=[.B230]+[.$C$264]" table:style-name="ce1">
            <text:p>1019</text:p>
          </table:table-cell>
          <table:table-cell table:style-name="ce1"/>
          <table:table-cell office:value-type="string" office:string-value="10190;store_dhw_flow_rate = NO # Water flow rate through the DHW circuit (l/min)" table:formula="of:=IF(ISBLANK([.D178]);&quot;&quot;;[.$B282]&amp;[.D$264]&amp;&quot;;store_&quot;&amp;TRIM([.D178])&amp;&quot; = NO # &quot;&amp;[.D230])" table:style-name="ce1">
            <text:p>10190;store_dhw_flow_rate = NO # Water flow rate through the DHW circuit (l/min)</text:p>
          </table:table-cell>
          <table:table-cell office:value-type="string" office:string-value="" table:formula="of:=IF(ISBLANK([.E178]);&quot;&quot;;[.$B282]&amp;[.E$264]&amp;&quot;;store_&quot;&amp;TRIM([.E178])&amp;&quot; = NO # &quot;&amp;[.E230])" table:style-name="ce1"/>
          <table:table-cell office:value-type="string" office:string-value="" table:formula="of:=IF(ISBLANK([.F178]);&quot;&quot;;[.$B282]&amp;[.F$264]&amp;&quot;;store_&quot;&amp;TRIM([.F178])&amp;&quot; = NO # &quot;&amp;[.F230])" table:style-name="ce1"/>
          <table:table-cell office:value-type="string" office:string-value="" table:formula="of:=IF(ISBLANK([.G178]);&quot;&quot;;[.$B282]&amp;[.G$264]&amp;&quot;;store_&quot;&amp;TRIM([.G178])&amp;&quot; = NO # &quot;&amp;[.G230])" table:style-name="ce1"/>
          <table:table-cell office:value-type="string" office:string-value="" table:formula="of:=IF(ISBLANK([.H178]);&quot;&quot;;[.$B282]&amp;[.H$264]&amp;&quot;;store_&quot;&amp;TRIM([.H178])&amp;&quot; = NO # &quot;&amp;[.H230])" table:style-name="ce1"/>
          <table:table-cell office:value-type="string" office:string-value="" table:formula="of:=IF(ISBLANK([.I178]);&quot;&quot;;[.$B282]&amp;[.I$264]&amp;&quot;;store_&quot;&amp;TRIM([.I178])&amp;&quot; = NO # &quot;&amp;[.I230])" table:style-name="ce1"/>
          <table:table-cell office:value-type="string" office:string-value="" table:formula="of:=IF(ISBLANK([.J178]);&quot;&quot;;[.$B282]&amp;[.J$264]&amp;&quot;;store_&quot;&amp;TRIM([.J178])&amp;&quot; = NO # &quot;&amp;[.J230])" table:style-name="ce1"/>
          <table:table-cell office:value-type="string" office:string-value="" table:formula="of:=IF(ISBLANK([.K178]);&quot;&quot;;[.$B282]&amp;[.K$264]&amp;&quot;;store_&quot;&amp;TRIM([.K178])&amp;&quot; = NO # &quot;&amp;[.K230])" table:style-name="ce1"/>
          <table:table-cell office:value-type="string" office:string-value="" table:formula="of:=IF(ISBLANK([.L178]);&quot;&quot;;[.$B282]&amp;[.L$264]&amp;&quot;;store_&quot;&amp;TRIM([.L178])&amp;&quot; = NO # &quot;&amp;[.L230])" table:style-name="ce1"/>
          <table:table-cell office:value-type="string" office:string-value="" table:formula="of:=IF(ISBLANK([.M178]);&quot;&quot;;[.$B282]&amp;[.M$264]&amp;&quot;;store_&quot;&amp;TRIM([.M178])&amp;&quot; = NO # &quot;&amp;[.M230])" table:style-name="ce1"/>
          <table:table-cell office:value-type="string" office:string-value="" table:formula="of:=IF(ISBLANK([.N178]);&quot;&quot;;[.$B282]&amp;[.N$264]&amp;&quot;;store_&quot;&amp;TRIM([.N178])&amp;&quot; = NO # &quot;&amp;[.N230])" table:style-name="ce1"/>
          <table:table-cell office:value-type="string" office:string-value="" table:formula="of:=IF(ISBLANK([.O178]);&quot;&quot;;[.$B282]&amp;[.O$264]&amp;&quot;;store_&quot;&amp;TRIM([.O178])&amp;&quot; = NO # &quot;&amp;[.O230])" table:style-name="ce1"/>
          <table:table-cell office:value-type="string" office:string-value="" table:formula="of:=IF(ISBLANK([.P178]);&quot;&quot;;[.$B282]&amp;[.P$264]&amp;&quot;;store_&quot;&amp;TRIM([.P178])&amp;&quot; = NO # &quot;&amp;[.P230])" table:style-name="ce1"/>
          <table:table-cell office:value-type="string" office:string-value="" table:formula="of:=IF(ISBLANK([.Q178]);&quot;&quot;;[.$B282]&amp;[.Q$264]&amp;&quot;;store_&quot;&amp;TRIM([.Q178])&amp;&quot; = NO # &quot;&amp;[.Q230])" table:style-name="ce1"/>
          <table:table-cell office:value-type="string" office:string-value="" table:formula="of:=IF(ISBLANK([.R178]);&quot;&quot;;[.$B282]&amp;[.R$264]&amp;&quot;;store_&quot;&amp;TRIM([.R178])&amp;&quot; = NO # &quot;&amp;[.R230])" table:style-name="ce1"/>
          <table:table-cell office:value-type="string" office:string-value="" table:formula="of:=IF(ISBLANK([.S178]);&quot;&quot;;[.$B282]&amp;[.S$264]&amp;&quot;;store_&quot;&amp;TRIM([.S178])&amp;&quot; = NO # &quot;&amp;[.S230])" table:style-name="ce1"/>
          <table:table-cell office:value-type="string" office:string-value="" table:formula="of:=IF(ISBLANK([.T178]);&quot;&quot;;[.$B282]&amp;[.T$264]&amp;&quot;;store_&quot;&amp;TRIM([.T178])&amp;&quot; = NO # &quot;&amp;[.T230])" table:style-name="ce1"/>
          <table:table-cell office:value-type="string" office:string-value="" table:formula="of:=IF(ISBLANK([.U178]);&quot;&quot;;[.$B282]&amp;[.U$264]&amp;&quot;;store_&quot;&amp;TRIM([.U178])&amp;&quot; = NO # &quot;&amp;[.U230])" table:style-name="ce1"/>
          <table:table-cell office:value-type="string" office:string-value="" table:formula="of:=IF(ISBLANK([.V178]);&quot;&quot;;[.$B282]&amp;[.V$264]&amp;&quot;;store_&quot;&amp;TRIM([.V178])&amp;&quot; = NO # &quot;&amp;[.V230])" table:style-name="ce1"/>
          <table:table-cell office:value-type="string" office:string-value="" table:formula="of:=IF(ISBLANK([.W178]);&quot;&quot;;[.$B282]&amp;[.W$264]&amp;&quot;;store_&quot;&amp;TRIM([.W178])&amp;&quot; = NO # &quot;&amp;[.W230])" table:style-name="ce1"/>
          <table:table-cell office:value-type="string" office:string-value="" table:formula="of:=IF(ISBLANK([.X178]);&quot;&quot;;[.$B282]&amp;[.X$264]&amp;&quot;;store_&quot;&amp;TRIM([.X178])&amp;&quot; = NO # &quot;&amp;[.X230])" table:style-name="ce1"/>
          <table:table-cell office:value-type="string" office:string-value="" table:formula="of:=IF(ISBLANK([.Y178]);&quot;&quot;;[.$B282]&amp;[.Y$264]&amp;&quot;;store_&quot;&amp;TRIM([.Y178])&amp;&quot; = NO # &quot;&amp;[.Y230])" table:style-name="ce1"/>
          <table:table-cell table:number-columns-repeated="16359"/>
        </table:table-row>
        <table:table-row table:style-name="ro1">
          <table:table-cell/>
          <table:table-cell office:value-type="float" office:value="1020" table:formula="of:=[.B231]+[.$C$264]" table:style-name="ce1">
            <text:p>1020</text:p>
          </table:table-cell>
          <table:table-cell table:style-name="ce1"/>
          <table:table-cell office:value-type="string" office:string-value="10200;store_weekday = NO # Day of the week (1=Monday)" table:formula="of:=IF(ISBLANK([.D179]);&quot;&quot;;[.$B283]&amp;[.D$264]&amp;&quot;;store_&quot;&amp;TRIM([.D179])&amp;&quot; = NO # &quot;&amp;[.D231])" table:style-name="ce1">
            <text:p>10200;store_weekday = NO # Day of the week (1=Monday)</text:p>
          </table:table-cell>
          <table:table-cell office:value-type="string" office:string-value="10201;store_hour = NO #  Hours" table:formula="of:=IF(ISBLANK([.E179]);&quot;&quot;;[.$B283]&amp;[.E$264]&amp;&quot;;store_&quot;&amp;TRIM([.E179])&amp;&quot; = NO # &quot;&amp;[.E231])" table:style-name="ce1">
            <text:p>10201;store_hour = NO # <text:s/>Hours</text:p>
          </table:table-cell>
          <table:table-cell office:value-type="string" office:string-value="10202;store_minutes = NO #  Minutes" table:formula="of:=IF(ISBLANK([.F179]);&quot;&quot;;[.$B283]&amp;[.F$264]&amp;&quot;;store_&quot;&amp;TRIM([.F179])&amp;&quot; = NO # &quot;&amp;[.F231])" table:style-name="ce1">
            <text:p>10202;store_minutes = NO # <text:s/>Minutes</text:p>
          </table:table-cell>
          <table:table-cell office:value-type="string" office:string-value="" table:formula="of:=IF(ISBLANK([.G179]);&quot;&quot;;[.$B283]&amp;[.G$264]&amp;&quot;;store_&quot;&amp;TRIM([.G179])&amp;&quot; = NO # &quot;&amp;[.G231])" table:style-name="ce1"/>
          <table:table-cell office:value-type="string" office:string-value="" table:formula="of:=IF(ISBLANK([.H179]);&quot;&quot;;[.$B283]&amp;[.H$264]&amp;&quot;;store_&quot;&amp;TRIM([.H179])&amp;&quot; = NO # &quot;&amp;[.H231])" table:style-name="ce1"/>
          <table:table-cell office:value-type="string" office:string-value="" table:formula="of:=IF(ISBLANK([.I179]);&quot;&quot;;[.$B283]&amp;[.I$264]&amp;&quot;;store_&quot;&amp;TRIM([.I179])&amp;&quot; = NO # &quot;&amp;[.I231])" table:style-name="ce1"/>
          <table:table-cell office:value-type="string" office:string-value="" table:formula="of:=IF(ISBLANK([.J179]);&quot;&quot;;[.$B283]&amp;[.J$264]&amp;&quot;;store_&quot;&amp;TRIM([.J179])&amp;&quot; = NO # &quot;&amp;[.J231])" table:style-name="ce1"/>
          <table:table-cell office:value-type="string" office:string-value="" table:formula="of:=IF(ISBLANK([.K179]);&quot;&quot;;[.$B283]&amp;[.K$264]&amp;&quot;;store_&quot;&amp;TRIM([.K179])&amp;&quot; = NO # &quot;&amp;[.K231])" table:style-name="ce1"/>
          <table:table-cell office:value-type="string" office:string-value="" table:formula="of:=IF(ISBLANK([.L179]);&quot;&quot;;[.$B283]&amp;[.L$264]&amp;&quot;;store_&quot;&amp;TRIM([.L179])&amp;&quot; = NO # &quot;&amp;[.L231])" table:style-name="ce1"/>
          <table:table-cell office:value-type="string" office:string-value="" table:formula="of:=IF(ISBLANK([.M179]);&quot;&quot;;[.$B283]&amp;[.M$264]&amp;&quot;;store_&quot;&amp;TRIM([.M179])&amp;&quot; = NO # &quot;&amp;[.M231])" table:style-name="ce1"/>
          <table:table-cell office:value-type="string" office:string-value="" table:formula="of:=IF(ISBLANK([.N179]);&quot;&quot;;[.$B283]&amp;[.N$264]&amp;&quot;;store_&quot;&amp;TRIM([.N179])&amp;&quot; = NO # &quot;&amp;[.N231])" table:style-name="ce1"/>
          <table:table-cell office:value-type="string" office:string-value="" table:formula="of:=IF(ISBLANK([.O179]);&quot;&quot;;[.$B283]&amp;[.O$264]&amp;&quot;;store_&quot;&amp;TRIM([.O179])&amp;&quot; = NO # &quot;&amp;[.O231])" table:style-name="ce1"/>
          <table:table-cell office:value-type="string" office:string-value="" table:formula="of:=IF(ISBLANK([.P179]);&quot;&quot;;[.$B283]&amp;[.P$264]&amp;&quot;;store_&quot;&amp;TRIM([.P179])&amp;&quot; = NO # &quot;&amp;[.P231])" table:style-name="ce1"/>
          <table:table-cell office:value-type="string" office:string-value="" table:formula="of:=IF(ISBLANK([.Q179]);&quot;&quot;;[.$B283]&amp;[.Q$264]&amp;&quot;;store_&quot;&amp;TRIM([.Q179])&amp;&quot; = NO # &quot;&amp;[.Q231])" table:style-name="ce1"/>
          <table:table-cell office:value-type="string" office:string-value="" table:formula="of:=IF(ISBLANK([.R179]);&quot;&quot;;[.$B283]&amp;[.R$264]&amp;&quot;;store_&quot;&amp;TRIM([.R179])&amp;&quot; = NO # &quot;&amp;[.R231])" table:style-name="ce1"/>
          <table:table-cell office:value-type="string" office:string-value="" table:formula="of:=IF(ISBLANK([.S179]);&quot;&quot;;[.$B283]&amp;[.S$264]&amp;&quot;;store_&quot;&amp;TRIM([.S179])&amp;&quot; = NO # &quot;&amp;[.S231])" table:style-name="ce1"/>
          <table:table-cell office:value-type="string" office:string-value="" table:formula="of:=IF(ISBLANK([.T179]);&quot;&quot;;[.$B283]&amp;[.T$264]&amp;&quot;;store_&quot;&amp;TRIM([.T179])&amp;&quot; = NO # &quot;&amp;[.T231])" table:style-name="ce1"/>
          <table:table-cell office:value-type="string" office:string-value="" table:formula="of:=IF(ISBLANK([.U179]);&quot;&quot;;[.$B283]&amp;[.U$264]&amp;&quot;;store_&quot;&amp;TRIM([.U179])&amp;&quot; = NO # &quot;&amp;[.U231])" table:style-name="ce1"/>
          <table:table-cell office:value-type="string" office:string-value="" table:formula="of:=IF(ISBLANK([.V179]);&quot;&quot;;[.$B283]&amp;[.V$264]&amp;&quot;;store_&quot;&amp;TRIM([.V179])&amp;&quot; = NO # &quot;&amp;[.V231])" table:style-name="ce1"/>
          <table:table-cell office:value-type="string" office:string-value="" table:formula="of:=IF(ISBLANK([.W179]);&quot;&quot;;[.$B283]&amp;[.W$264]&amp;&quot;;store_&quot;&amp;TRIM([.W179])&amp;&quot; = NO # &quot;&amp;[.W231])" table:style-name="ce1"/>
          <table:table-cell office:value-type="string" office:string-value="" table:formula="of:=IF(ISBLANK([.X179]);&quot;&quot;;[.$B283]&amp;[.X$264]&amp;&quot;;store_&quot;&amp;TRIM([.X179])&amp;&quot; = NO # &quot;&amp;[.X231])" table:style-name="ce1"/>
          <table:table-cell office:value-type="string" office:string-value="" table:formula="of:=IF(ISBLANK([.Y179]);&quot;&quot;;[.$B283]&amp;[.Y$264]&amp;&quot;;store_&quot;&amp;TRIM([.Y179])&amp;&quot; = NO # &quot;&amp;[.Y231])" table:style-name="ce1"/>
          <table:table-cell table:number-columns-repeated="16359"/>
        </table:table-row>
        <table:table-row table:style-name="ro1">
          <table:table-cell/>
          <table:table-cell office:value-type="float" office:value="1021" table:formula="of:=[.B232]+[.$C$264]" table:style-name="ce1">
            <text:p>1021</text:p>
          </table:table-cell>
          <table:table-cell table:style-name="ce1"/>
          <table:table-cell office:value-type="string" office:string-value="10210;store_month = NO # Month" table:formula="of:=IF(ISBLANK([.D180]);&quot;&quot;;[.$B284]&amp;[.D$264]&amp;&quot;;store_&quot;&amp;TRIM([.D180])&amp;&quot; = NO # &quot;&amp;[.D232])" table:style-name="ce1">
            <text:p>10210;store_month = NO # Month</text:p>
          </table:table-cell>
          <table:table-cell office:value-type="string" office:string-value="10211;store_day = NO #  Day of Month" table:formula="of:=IF(ISBLANK([.E180]);&quot;&quot;;[.$B284]&amp;[.E$264]&amp;&quot;;store_&quot;&amp;TRIM([.E180])&amp;&quot; = NO # &quot;&amp;[.E232])" table:style-name="ce1">
            <text:p>10211;store_day = NO # <text:s/>Day of Month</text:p>
          </table:table-cell>
          <table:table-cell office:value-type="string" office:string-value="" table:formula="of:=IF(ISBLANK([.F180]);&quot;&quot;;[.$B284]&amp;[.F$264]&amp;&quot;;store_&quot;&amp;TRIM([.F180])&amp;&quot; = NO # &quot;&amp;[.F232])" table:style-name="ce1"/>
          <table:table-cell office:value-type="string" office:string-value="" table:formula="of:=IF(ISBLANK([.G180]);&quot;&quot;;[.$B284]&amp;[.G$264]&amp;&quot;;store_&quot;&amp;TRIM([.G180])&amp;&quot; = NO # &quot;&amp;[.G232])" table:style-name="ce1"/>
          <table:table-cell office:value-type="string" office:string-value="" table:formula="of:=IF(ISBLANK([.H180]);&quot;&quot;;[.$B284]&amp;[.H$264]&amp;&quot;;store_&quot;&amp;TRIM([.H180])&amp;&quot; = NO # &quot;&amp;[.H232])" table:style-name="ce1"/>
          <table:table-cell office:value-type="string" office:string-value="" table:formula="of:=IF(ISBLANK([.I180]);&quot;&quot;;[.$B284]&amp;[.I$264]&amp;&quot;;store_&quot;&amp;TRIM([.I180])&amp;&quot; = NO # &quot;&amp;[.I232])" table:style-name="ce1"/>
          <table:table-cell office:value-type="string" office:string-value="" table:formula="of:=IF(ISBLANK([.J180]);&quot;&quot;;[.$B284]&amp;[.J$264]&amp;&quot;;store_&quot;&amp;TRIM([.J180])&amp;&quot; = NO # &quot;&amp;[.J232])" table:style-name="ce1"/>
          <table:table-cell office:value-type="string" office:string-value="" table:formula="of:=IF(ISBLANK([.K180]);&quot;&quot;;[.$B284]&amp;[.K$264]&amp;&quot;;store_&quot;&amp;TRIM([.K180])&amp;&quot; = NO # &quot;&amp;[.K232])" table:style-name="ce1"/>
          <table:table-cell office:value-type="string" office:string-value="" table:formula="of:=IF(ISBLANK([.L180]);&quot;&quot;;[.$B284]&amp;[.L$264]&amp;&quot;;store_&quot;&amp;TRIM([.L180])&amp;&quot; = NO # &quot;&amp;[.L232])" table:style-name="ce1"/>
          <table:table-cell office:value-type="string" office:string-value="" table:formula="of:=IF(ISBLANK([.M180]);&quot;&quot;;[.$B284]&amp;[.M$264]&amp;&quot;;store_&quot;&amp;TRIM([.M180])&amp;&quot; = NO # &quot;&amp;[.M232])" table:style-name="ce1"/>
          <table:table-cell office:value-type="string" office:string-value="" table:formula="of:=IF(ISBLANK([.N180]);&quot;&quot;;[.$B284]&amp;[.N$264]&amp;&quot;;store_&quot;&amp;TRIM([.N180])&amp;&quot; = NO # &quot;&amp;[.N232])" table:style-name="ce1"/>
          <table:table-cell office:value-type="string" office:string-value="" table:formula="of:=IF(ISBLANK([.O180]);&quot;&quot;;[.$B284]&amp;[.O$264]&amp;&quot;;store_&quot;&amp;TRIM([.O180])&amp;&quot; = NO # &quot;&amp;[.O232])" table:style-name="ce1"/>
          <table:table-cell office:value-type="string" office:string-value="" table:formula="of:=IF(ISBLANK([.P180]);&quot;&quot;;[.$B284]&amp;[.P$264]&amp;&quot;;store_&quot;&amp;TRIM([.P180])&amp;&quot; = NO # &quot;&amp;[.P232])" table:style-name="ce1"/>
          <table:table-cell office:value-type="string" office:string-value="" table:formula="of:=IF(ISBLANK([.Q180]);&quot;&quot;;[.$B284]&amp;[.Q$264]&amp;&quot;;store_&quot;&amp;TRIM([.Q180])&amp;&quot; = NO # &quot;&amp;[.Q232])" table:style-name="ce1"/>
          <table:table-cell office:value-type="string" office:string-value="" table:formula="of:=IF(ISBLANK([.R180]);&quot;&quot;;[.$B284]&amp;[.R$264]&amp;&quot;;store_&quot;&amp;TRIM([.R180])&amp;&quot; = NO # &quot;&amp;[.R232])" table:style-name="ce1"/>
          <table:table-cell office:value-type="string" office:string-value="" table:formula="of:=IF(ISBLANK([.S180]);&quot;&quot;;[.$B284]&amp;[.S$264]&amp;&quot;;store_&quot;&amp;TRIM([.S180])&amp;&quot; = NO # &quot;&amp;[.S232])" table:style-name="ce1"/>
          <table:table-cell office:value-type="string" office:string-value="" table:formula="of:=IF(ISBLANK([.T180]);&quot;&quot;;[.$B284]&amp;[.T$264]&amp;&quot;;store_&quot;&amp;TRIM([.T180])&amp;&quot; = NO # &quot;&amp;[.T232])" table:style-name="ce1"/>
          <table:table-cell office:value-type="string" office:string-value="" table:formula="of:=IF(ISBLANK([.U180]);&quot;&quot;;[.$B284]&amp;[.U$264]&amp;&quot;;store_&quot;&amp;TRIM([.U180])&amp;&quot; = NO # &quot;&amp;[.U232])" table:style-name="ce1"/>
          <table:table-cell office:value-type="string" office:string-value="" table:formula="of:=IF(ISBLANK([.V180]);&quot;&quot;;[.$B284]&amp;[.V$264]&amp;&quot;;store_&quot;&amp;TRIM([.V180])&amp;&quot; = NO # &quot;&amp;[.V232])" table:style-name="ce1"/>
          <table:table-cell office:value-type="string" office:string-value="" table:formula="of:=IF(ISBLANK([.W180]);&quot;&quot;;[.$B284]&amp;[.W$264]&amp;&quot;;store_&quot;&amp;TRIM([.W180])&amp;&quot; = NO # &quot;&amp;[.W232])" table:style-name="ce1"/>
          <table:table-cell office:value-type="string" office:string-value="" table:formula="of:=IF(ISBLANK([.X180]);&quot;&quot;;[.$B284]&amp;[.X$264]&amp;&quot;;store_&quot;&amp;TRIM([.X180])&amp;&quot; = NO # &quot;&amp;[.X232])" table:style-name="ce1"/>
          <table:table-cell office:value-type="string" office:string-value="" table:formula="of:=IF(ISBLANK([.Y180]);&quot;&quot;;[.$B284]&amp;[.Y$264]&amp;&quot;;store_&quot;&amp;TRIM([.Y180])&amp;&quot; = NO # &quot;&amp;[.Y232])" table:style-name="ce1"/>
          <table:table-cell table:number-columns-repeated="16359"/>
        </table:table-row>
        <table:table-row table:style-name="ro1">
          <table:table-cell/>
          <table:table-cell office:value-type="float" office:value="1022" table:formula="of:=[.B233]+[.$C$264]" table:style-name="ce1">
            <text:p>1022</text:p>
          </table:table-cell>
          <table:table-cell table:style-name="ce1"/>
          <table:table-cell office:value-type="string" office:string-value="10220;store_year = NO # Year" table:formula="of:=IF(ISBLANK([.D181]);&quot;&quot;;[.$B285]&amp;[.D$264]&amp;&quot;;store_&quot;&amp;TRIM([.D181])&amp;&quot; = NO # &quot;&amp;[.D233])" table:style-name="ce1">
            <text:p>10220;store_year = NO # Year</text:p>
          </table:table-cell>
          <table:table-cell office:value-type="string" office:string-value="" table:formula="of:=IF(ISBLANK([.E181]);&quot;&quot;;[.$B285]&amp;[.E$264]&amp;&quot;;store_&quot;&amp;TRIM([.E181])&amp;&quot; = NO # &quot;&amp;[.E233])" table:style-name="ce1"/>
          <table:table-cell office:value-type="string" office:string-value="" table:formula="of:=IF(ISBLANK([.F181]);&quot;&quot;;[.$B285]&amp;[.F$264]&amp;&quot;;store_&quot;&amp;TRIM([.F181])&amp;&quot; = NO # &quot;&amp;[.F233])" table:style-name="ce1"/>
          <table:table-cell office:value-type="string" office:string-value="" table:formula="of:=IF(ISBLANK([.G181]);&quot;&quot;;[.$B285]&amp;[.G$264]&amp;&quot;;store_&quot;&amp;TRIM([.G181])&amp;&quot; = NO # &quot;&amp;[.G233])" table:style-name="ce1"/>
          <table:table-cell office:value-type="string" office:string-value="" table:formula="of:=IF(ISBLANK([.H181]);&quot;&quot;;[.$B285]&amp;[.H$264]&amp;&quot;;store_&quot;&amp;TRIM([.H181])&amp;&quot; = NO # &quot;&amp;[.H233])" table:style-name="ce1"/>
          <table:table-cell office:value-type="string" office:string-value="" table:formula="of:=IF(ISBLANK([.I181]);&quot;&quot;;[.$B285]&amp;[.I$264]&amp;&quot;;store_&quot;&amp;TRIM([.I181])&amp;&quot; = NO # &quot;&amp;[.I233])" table:style-name="ce1"/>
          <table:table-cell office:value-type="string" office:string-value="" table:formula="of:=IF(ISBLANK([.J181]);&quot;&quot;;[.$B285]&amp;[.J$264]&amp;&quot;;store_&quot;&amp;TRIM([.J181])&amp;&quot; = NO # &quot;&amp;[.J233])" table:style-name="ce1"/>
          <table:table-cell office:value-type="string" office:string-value="" table:formula="of:=IF(ISBLANK([.K181]);&quot;&quot;;[.$B285]&amp;[.K$264]&amp;&quot;;store_&quot;&amp;TRIM([.K181])&amp;&quot; = NO # &quot;&amp;[.K233])" table:style-name="ce1"/>
          <table:table-cell office:value-type="string" office:string-value="" table:formula="of:=IF(ISBLANK([.L181]);&quot;&quot;;[.$B285]&amp;[.L$264]&amp;&quot;;store_&quot;&amp;TRIM([.L181])&amp;&quot; = NO # &quot;&amp;[.L233])" table:style-name="ce1"/>
          <table:table-cell office:value-type="string" office:string-value="" table:formula="of:=IF(ISBLANK([.M181]);&quot;&quot;;[.$B285]&amp;[.M$264]&amp;&quot;;store_&quot;&amp;TRIM([.M181])&amp;&quot; = NO # &quot;&amp;[.M233])" table:style-name="ce1"/>
          <table:table-cell office:value-type="string" office:string-value="" table:formula="of:=IF(ISBLANK([.N181]);&quot;&quot;;[.$B285]&amp;[.N$264]&amp;&quot;;store_&quot;&amp;TRIM([.N181])&amp;&quot; = NO # &quot;&amp;[.N233])" table:style-name="ce1"/>
          <table:table-cell office:value-type="string" office:string-value="" table:formula="of:=IF(ISBLANK([.O181]);&quot;&quot;;[.$B285]&amp;[.O$264]&amp;&quot;;store_&quot;&amp;TRIM([.O181])&amp;&quot; = NO # &quot;&amp;[.O233])" table:style-name="ce1"/>
          <table:table-cell office:value-type="string" office:string-value="" table:formula="of:=IF(ISBLANK([.P181]);&quot;&quot;;[.$B285]&amp;[.P$264]&amp;&quot;;store_&quot;&amp;TRIM([.P181])&amp;&quot; = NO # &quot;&amp;[.P233])" table:style-name="ce1"/>
          <table:table-cell office:value-type="string" office:string-value="" table:formula="of:=IF(ISBLANK([.Q181]);&quot;&quot;;[.$B285]&amp;[.Q$264]&amp;&quot;;store_&quot;&amp;TRIM([.Q181])&amp;&quot; = NO # &quot;&amp;[.Q233])" table:style-name="ce1"/>
          <table:table-cell office:value-type="string" office:string-value="" table:formula="of:=IF(ISBLANK([.R181]);&quot;&quot;;[.$B285]&amp;[.R$264]&amp;&quot;;store_&quot;&amp;TRIM([.R181])&amp;&quot; = NO # &quot;&amp;[.R233])" table:style-name="ce1"/>
          <table:table-cell office:value-type="string" office:string-value="" table:formula="of:=IF(ISBLANK([.S181]);&quot;&quot;;[.$B285]&amp;[.S$264]&amp;&quot;;store_&quot;&amp;TRIM([.S181])&amp;&quot; = NO # &quot;&amp;[.S233])" table:style-name="ce1"/>
          <table:table-cell office:value-type="string" office:string-value="" table:formula="of:=IF(ISBLANK([.T181]);&quot;&quot;;[.$B285]&amp;[.T$264]&amp;&quot;;store_&quot;&amp;TRIM([.T181])&amp;&quot; = NO # &quot;&amp;[.T233])" table:style-name="ce1"/>
          <table:table-cell office:value-type="string" office:string-value="" table:formula="of:=IF(ISBLANK([.U181]);&quot;&quot;;[.$B285]&amp;[.U$264]&amp;&quot;;store_&quot;&amp;TRIM([.U181])&amp;&quot; = NO # &quot;&amp;[.U233])" table:style-name="ce1"/>
          <table:table-cell office:value-type="string" office:string-value="" table:formula="of:=IF(ISBLANK([.V181]);&quot;&quot;;[.$B285]&amp;[.V$264]&amp;&quot;;store_&quot;&amp;TRIM([.V181])&amp;&quot; = NO # &quot;&amp;[.V233])" table:style-name="ce1"/>
          <table:table-cell office:value-type="string" office:string-value="" table:formula="of:=IF(ISBLANK([.W181]);&quot;&quot;;[.$B285]&amp;[.W$264]&amp;&quot;;store_&quot;&amp;TRIM([.W181])&amp;&quot; = NO # &quot;&amp;[.W233])" table:style-name="ce1"/>
          <table:table-cell office:value-type="string" office:string-value="" table:formula="of:=IF(ISBLANK([.X181]);&quot;&quot;;[.$B285]&amp;[.X$264]&amp;&quot;;store_&quot;&amp;TRIM([.X181])&amp;&quot; = NO # &quot;&amp;[.X233])" table:style-name="ce1"/>
          <table:table-cell office:value-type="string" office:string-value="" table:formula="of:=IF(ISBLANK([.Y181]);&quot;&quot;;[.$B285]&amp;[.Y$264]&amp;&quot;;store_&quot;&amp;TRIM([.Y181])&amp;&quot; = NO # &quot;&amp;[.Y233])" table:style-name="ce1"/>
          <table:table-cell table:number-columns-repeated="16359"/>
        </table:table-row>
        <table:table-row table:style-name="ro1">
          <table:table-cell/>
          <table:table-cell office:value-type="float" office:value="1023" table:formula="of:=[.B234]+[.$C$264]" table:style-name="ce1">
            <text:p>1023</text:p>
          </table:table-cell>
          <table:table-cell table:style-name="ce1"/>
          <table:table-cell office:value-type="string" office:string-value="10230;store_room_setpoint_ch2 = NO # Current room setpoint for 2nd CH circuit (°C)" table:formula="of:=IF(ISBLANK([.D182]);&quot;&quot;;[.$B286]&amp;[.D$264]&amp;&quot;;store_&quot;&amp;TRIM([.D182])&amp;&quot; = NO # &quot;&amp;[.D234])" table:style-name="ce1">
            <text:p>10230;store_room_setpoint_ch2 = NO # Current room setpoint for 2nd CH circuit (°C)</text:p>
          </table:table-cell>
          <table:table-cell office:value-type="string" office:string-value="" table:formula="of:=IF(ISBLANK([.E182]);&quot;&quot;;[.$B286]&amp;[.E$264]&amp;&quot;;store_&quot;&amp;TRIM([.E182])&amp;&quot; = NO # &quot;&amp;[.E234])" table:style-name="ce1"/>
          <table:table-cell office:value-type="string" office:string-value="" table:formula="of:=IF(ISBLANK([.F182]);&quot;&quot;;[.$B286]&amp;[.F$264]&amp;&quot;;store_&quot;&amp;TRIM([.F182])&amp;&quot; = NO # &quot;&amp;[.F234])" table:style-name="ce1"/>
          <table:table-cell office:value-type="string" office:string-value="" table:formula="of:=IF(ISBLANK([.G182]);&quot;&quot;;[.$B286]&amp;[.G$264]&amp;&quot;;store_&quot;&amp;TRIM([.G182])&amp;&quot; = NO # &quot;&amp;[.G234])" table:style-name="ce1"/>
          <table:table-cell office:value-type="string" office:string-value="" table:formula="of:=IF(ISBLANK([.H182]);&quot;&quot;;[.$B286]&amp;[.H$264]&amp;&quot;;store_&quot;&amp;TRIM([.H182])&amp;&quot; = NO # &quot;&amp;[.H234])" table:style-name="ce1"/>
          <table:table-cell office:value-type="string" office:string-value="" table:formula="of:=IF(ISBLANK([.I182]);&quot;&quot;;[.$B286]&amp;[.I$264]&amp;&quot;;store_&quot;&amp;TRIM([.I182])&amp;&quot; = NO # &quot;&amp;[.I234])" table:style-name="ce1"/>
          <table:table-cell office:value-type="string" office:string-value="" table:formula="of:=IF(ISBLANK([.J182]);&quot;&quot;;[.$B286]&amp;[.J$264]&amp;&quot;;store_&quot;&amp;TRIM([.J182])&amp;&quot; = NO # &quot;&amp;[.J234])" table:style-name="ce1"/>
          <table:table-cell office:value-type="string" office:string-value="" table:formula="of:=IF(ISBLANK([.K182]);&quot;&quot;;[.$B286]&amp;[.K$264]&amp;&quot;;store_&quot;&amp;TRIM([.K182])&amp;&quot; = NO # &quot;&amp;[.K234])" table:style-name="ce1"/>
          <table:table-cell office:value-type="string" office:string-value="" table:formula="of:=IF(ISBLANK([.L182]);&quot;&quot;;[.$B286]&amp;[.L$264]&amp;&quot;;store_&quot;&amp;TRIM([.L182])&amp;&quot; = NO # &quot;&amp;[.L234])" table:style-name="ce1"/>
          <table:table-cell office:value-type="string" office:string-value="" table:formula="of:=IF(ISBLANK([.M182]);&quot;&quot;;[.$B286]&amp;[.M$264]&amp;&quot;;store_&quot;&amp;TRIM([.M182])&amp;&quot; = NO # &quot;&amp;[.M234])" table:style-name="ce1"/>
          <table:table-cell office:value-type="string" office:string-value="" table:formula="of:=IF(ISBLANK([.N182]);&quot;&quot;;[.$B286]&amp;[.N$264]&amp;&quot;;store_&quot;&amp;TRIM([.N182])&amp;&quot; = NO # &quot;&amp;[.N234])" table:style-name="ce1"/>
          <table:table-cell office:value-type="string" office:string-value="" table:formula="of:=IF(ISBLANK([.O182]);&quot;&quot;;[.$B286]&amp;[.O$264]&amp;&quot;;store_&quot;&amp;TRIM([.O182])&amp;&quot; = NO # &quot;&amp;[.O234])" table:style-name="ce1"/>
          <table:table-cell office:value-type="string" office:string-value="" table:formula="of:=IF(ISBLANK([.P182]);&quot;&quot;;[.$B286]&amp;[.P$264]&amp;&quot;;store_&quot;&amp;TRIM([.P182])&amp;&quot; = NO # &quot;&amp;[.P234])" table:style-name="ce1"/>
          <table:table-cell office:value-type="string" office:string-value="" table:formula="of:=IF(ISBLANK([.Q182]);&quot;&quot;;[.$B286]&amp;[.Q$264]&amp;&quot;;store_&quot;&amp;TRIM([.Q182])&amp;&quot; = NO # &quot;&amp;[.Q234])" table:style-name="ce1"/>
          <table:table-cell office:value-type="string" office:string-value="" table:formula="of:=IF(ISBLANK([.R182]);&quot;&quot;;[.$B286]&amp;[.R$264]&amp;&quot;;store_&quot;&amp;TRIM([.R182])&amp;&quot; = NO # &quot;&amp;[.R234])" table:style-name="ce1"/>
          <table:table-cell office:value-type="string" office:string-value="" table:formula="of:=IF(ISBLANK([.S182]);&quot;&quot;;[.$B286]&amp;[.S$264]&amp;&quot;;store_&quot;&amp;TRIM([.S182])&amp;&quot; = NO # &quot;&amp;[.S234])" table:style-name="ce1"/>
          <table:table-cell office:value-type="string" office:string-value="" table:formula="of:=IF(ISBLANK([.T182]);&quot;&quot;;[.$B286]&amp;[.T$264]&amp;&quot;;store_&quot;&amp;TRIM([.T182])&amp;&quot; = NO # &quot;&amp;[.T234])" table:style-name="ce1"/>
          <table:table-cell office:value-type="string" office:string-value="" table:formula="of:=IF(ISBLANK([.U182]);&quot;&quot;;[.$B286]&amp;[.U$264]&amp;&quot;;store_&quot;&amp;TRIM([.U182])&amp;&quot; = NO # &quot;&amp;[.U234])" table:style-name="ce1"/>
          <table:table-cell office:value-type="string" office:string-value="" table:formula="of:=IF(ISBLANK([.V182]);&quot;&quot;;[.$B286]&amp;[.V$264]&amp;&quot;;store_&quot;&amp;TRIM([.V182])&amp;&quot; = NO # &quot;&amp;[.V234])" table:style-name="ce1"/>
          <table:table-cell office:value-type="string" office:string-value="" table:formula="of:=IF(ISBLANK([.W182]);&quot;&quot;;[.$B286]&amp;[.W$264]&amp;&quot;;store_&quot;&amp;TRIM([.W182])&amp;&quot; = NO # &quot;&amp;[.W234])" table:style-name="ce1"/>
          <table:table-cell office:value-type="string" office:string-value="" table:formula="of:=IF(ISBLANK([.X182]);&quot;&quot;;[.$B286]&amp;[.X$264]&amp;&quot;;store_&quot;&amp;TRIM([.X182])&amp;&quot; = NO # &quot;&amp;[.X234])" table:style-name="ce1"/>
          <table:table-cell office:value-type="string" office:string-value="" table:formula="of:=IF(ISBLANK([.Y182]);&quot;&quot;;[.$B286]&amp;[.Y$264]&amp;&quot;;store_&quot;&amp;TRIM([.Y182])&amp;&quot; = NO # &quot;&amp;[.Y234])" table:style-name="ce1"/>
          <table:table-cell table:number-columns-repeated="16359"/>
        </table:table-row>
        <table:table-row table:style-name="ro1">
          <table:table-cell/>
          <table:table-cell office:value-type="float" office:value="1024" table:formula="of:=[.B235]+[.$C$264]" table:style-name="ce1">
            <text:p>1024</text:p>
          </table:table-cell>
          <table:table-cell table:style-name="ce1"/>
          <table:table-cell office:value-type="string" office:string-value="10240;store_room_temperature = NO # Current sensed room temperature (°C)" table:formula="of:=IF(ISBLANK([.D183]);&quot;&quot;;[.$B287]&amp;[.D$264]&amp;&quot;;store_&quot;&amp;TRIM([.D183])&amp;&quot; = NO # &quot;&amp;[.D235])" table:style-name="ce1">
            <text:p>10240;store_room_temperature = NO # Current sensed room temperature (°C)</text:p>
          </table:table-cell>
          <table:table-cell office:value-type="string" office:string-value="" table:formula="of:=IF(ISBLANK([.E183]);&quot;&quot;;[.$B287]&amp;[.E$264]&amp;&quot;;store_&quot;&amp;TRIM([.E183])&amp;&quot; = NO # &quot;&amp;[.E235])" table:style-name="ce1"/>
          <table:table-cell office:value-type="string" office:string-value="" table:formula="of:=IF(ISBLANK([.F183]);&quot;&quot;;[.$B287]&amp;[.F$264]&amp;&quot;;store_&quot;&amp;TRIM([.F183])&amp;&quot; = NO # &quot;&amp;[.F235])" table:style-name="ce1"/>
          <table:table-cell office:value-type="string" office:string-value="" table:formula="of:=IF(ISBLANK([.G183]);&quot;&quot;;[.$B287]&amp;[.G$264]&amp;&quot;;store_&quot;&amp;TRIM([.G183])&amp;&quot; = NO # &quot;&amp;[.G235])" table:style-name="ce1"/>
          <table:table-cell office:value-type="string" office:string-value="" table:formula="of:=IF(ISBLANK([.H183]);&quot;&quot;;[.$B287]&amp;[.H$264]&amp;&quot;;store_&quot;&amp;TRIM([.H183])&amp;&quot; = NO # &quot;&amp;[.H235])" table:style-name="ce1"/>
          <table:table-cell office:value-type="string" office:string-value="" table:formula="of:=IF(ISBLANK([.I183]);&quot;&quot;;[.$B287]&amp;[.I$264]&amp;&quot;;store_&quot;&amp;TRIM([.I183])&amp;&quot; = NO # &quot;&amp;[.I235])" table:style-name="ce1"/>
          <table:table-cell office:value-type="string" office:string-value="" table:formula="of:=IF(ISBLANK([.J183]);&quot;&quot;;[.$B287]&amp;[.J$264]&amp;&quot;;store_&quot;&amp;TRIM([.J183])&amp;&quot; = NO # &quot;&amp;[.J235])" table:style-name="ce1"/>
          <table:table-cell office:value-type="string" office:string-value="" table:formula="of:=IF(ISBLANK([.K183]);&quot;&quot;;[.$B287]&amp;[.K$264]&amp;&quot;;store_&quot;&amp;TRIM([.K183])&amp;&quot; = NO # &quot;&amp;[.K235])" table:style-name="ce1"/>
          <table:table-cell office:value-type="string" office:string-value="" table:formula="of:=IF(ISBLANK([.L183]);&quot;&quot;;[.$B287]&amp;[.L$264]&amp;&quot;;store_&quot;&amp;TRIM([.L183])&amp;&quot; = NO # &quot;&amp;[.L235])" table:style-name="ce1"/>
          <table:table-cell office:value-type="string" office:string-value="" table:formula="of:=IF(ISBLANK([.M183]);&quot;&quot;;[.$B287]&amp;[.M$264]&amp;&quot;;store_&quot;&amp;TRIM([.M183])&amp;&quot; = NO # &quot;&amp;[.M235])" table:style-name="ce1"/>
          <table:table-cell office:value-type="string" office:string-value="" table:formula="of:=IF(ISBLANK([.N183]);&quot;&quot;;[.$B287]&amp;[.N$264]&amp;&quot;;store_&quot;&amp;TRIM([.N183])&amp;&quot; = NO # &quot;&amp;[.N235])" table:style-name="ce1"/>
          <table:table-cell office:value-type="string" office:string-value="" table:formula="of:=IF(ISBLANK([.O183]);&quot;&quot;;[.$B287]&amp;[.O$264]&amp;&quot;;store_&quot;&amp;TRIM([.O183])&amp;&quot; = NO # &quot;&amp;[.O235])" table:style-name="ce1"/>
          <table:table-cell office:value-type="string" office:string-value="" table:formula="of:=IF(ISBLANK([.P183]);&quot;&quot;;[.$B287]&amp;[.P$264]&amp;&quot;;store_&quot;&amp;TRIM([.P183])&amp;&quot; = NO # &quot;&amp;[.P235])" table:style-name="ce1"/>
          <table:table-cell office:value-type="string" office:string-value="" table:formula="of:=IF(ISBLANK([.Q183]);&quot;&quot;;[.$B287]&amp;[.Q$264]&amp;&quot;;store_&quot;&amp;TRIM([.Q183])&amp;&quot; = NO # &quot;&amp;[.Q235])" table:style-name="ce1"/>
          <table:table-cell office:value-type="string" office:string-value="" table:formula="of:=IF(ISBLANK([.R183]);&quot;&quot;;[.$B287]&amp;[.R$264]&amp;&quot;;store_&quot;&amp;TRIM([.R183])&amp;&quot; = NO # &quot;&amp;[.R235])" table:style-name="ce1"/>
          <table:table-cell office:value-type="string" office:string-value="" table:formula="of:=IF(ISBLANK([.S183]);&quot;&quot;;[.$B287]&amp;[.S$264]&amp;&quot;;store_&quot;&amp;TRIM([.S183])&amp;&quot; = NO # &quot;&amp;[.S235])" table:style-name="ce1"/>
          <table:table-cell office:value-type="string" office:string-value="" table:formula="of:=IF(ISBLANK([.T183]);&quot;&quot;;[.$B287]&amp;[.T$264]&amp;&quot;;store_&quot;&amp;TRIM([.T183])&amp;&quot; = NO # &quot;&amp;[.T235])" table:style-name="ce1"/>
          <table:table-cell office:value-type="string" office:string-value="" table:formula="of:=IF(ISBLANK([.U183]);&quot;&quot;;[.$B287]&amp;[.U$264]&amp;&quot;;store_&quot;&amp;TRIM([.U183])&amp;&quot; = NO # &quot;&amp;[.U235])" table:style-name="ce1"/>
          <table:table-cell office:value-type="string" office:string-value="" table:formula="of:=IF(ISBLANK([.V183]);&quot;&quot;;[.$B287]&amp;[.V$264]&amp;&quot;;store_&quot;&amp;TRIM([.V183])&amp;&quot; = NO # &quot;&amp;[.V235])" table:style-name="ce1"/>
          <table:table-cell office:value-type="string" office:string-value="" table:formula="of:=IF(ISBLANK([.W183]);&quot;&quot;;[.$B287]&amp;[.W$264]&amp;&quot;;store_&quot;&amp;TRIM([.W183])&amp;&quot; = NO # &quot;&amp;[.W235])" table:style-name="ce1"/>
          <table:table-cell office:value-type="string" office:string-value="" table:formula="of:=IF(ISBLANK([.X183]);&quot;&quot;;[.$B287]&amp;[.X$264]&amp;&quot;;store_&quot;&amp;TRIM([.X183])&amp;&quot; = NO # &quot;&amp;[.X235])" table:style-name="ce1"/>
          <table:table-cell office:value-type="string" office:string-value="" table:formula="of:=IF(ISBLANK([.Y183]);&quot;&quot;;[.$B287]&amp;[.Y$264]&amp;&quot;;store_&quot;&amp;TRIM([.Y183])&amp;&quot; = NO # &quot;&amp;[.Y235])" table:style-name="ce1"/>
          <table:table-cell table:number-columns-repeated="16359"/>
        </table:table-row>
        <table:table-row table:style-name="ro1">
          <table:table-cell/>
          <table:table-cell office:value-type="float" office:value="1025" table:formula="of:=[.B236]+[.$C$264]" table:style-name="ce1">
            <text:p>1025</text:p>
          </table:table-cell>
          <table:table-cell table:style-name="ce1"/>
          <table:table-cell office:value-type="string" office:string-value="10250;store_boiler_water_temp = NO # Flow water temperature from boiler (°C)" table:formula="of:=IF(ISBLANK([.D184]);&quot;&quot;;[.$B288]&amp;[.D$264]&amp;&quot;;store_&quot;&amp;TRIM([.D184])&amp;&quot; = NO # &quot;&amp;[.D236])" table:style-name="ce1">
            <text:p>10250;store_boiler_water_temp = NO # Flow water temperature from boiler (°C)</text:p>
          </table:table-cell>
          <table:table-cell office:value-type="string" office:string-value="" table:formula="of:=IF(ISBLANK([.E184]);&quot;&quot;;[.$B288]&amp;[.E$264]&amp;&quot;;store_&quot;&amp;TRIM([.E184])&amp;&quot; = NO # &quot;&amp;[.E236])" table:style-name="ce1"/>
          <table:table-cell office:value-type="string" office:string-value="" table:formula="of:=IF(ISBLANK([.F184]);&quot;&quot;;[.$B288]&amp;[.F$264]&amp;&quot;;store_&quot;&amp;TRIM([.F184])&amp;&quot; = NO # &quot;&amp;[.F236])" table:style-name="ce1"/>
          <table:table-cell office:value-type="string" office:string-value="" table:formula="of:=IF(ISBLANK([.G184]);&quot;&quot;;[.$B288]&amp;[.G$264]&amp;&quot;;store_&quot;&amp;TRIM([.G184])&amp;&quot; = NO # &quot;&amp;[.G236])" table:style-name="ce1"/>
          <table:table-cell office:value-type="string" office:string-value="" table:formula="of:=IF(ISBLANK([.H184]);&quot;&quot;;[.$B288]&amp;[.H$264]&amp;&quot;;store_&quot;&amp;TRIM([.H184])&amp;&quot; = NO # &quot;&amp;[.H236])" table:style-name="ce1"/>
          <table:table-cell office:value-type="string" office:string-value="" table:formula="of:=IF(ISBLANK([.I184]);&quot;&quot;;[.$B288]&amp;[.I$264]&amp;&quot;;store_&quot;&amp;TRIM([.I184])&amp;&quot; = NO # &quot;&amp;[.I236])" table:style-name="ce1"/>
          <table:table-cell office:value-type="string" office:string-value="" table:formula="of:=IF(ISBLANK([.J184]);&quot;&quot;;[.$B288]&amp;[.J$264]&amp;&quot;;store_&quot;&amp;TRIM([.J184])&amp;&quot; = NO # &quot;&amp;[.J236])" table:style-name="ce1"/>
          <table:table-cell office:value-type="string" office:string-value="" table:formula="of:=IF(ISBLANK([.K184]);&quot;&quot;;[.$B288]&amp;[.K$264]&amp;&quot;;store_&quot;&amp;TRIM([.K184])&amp;&quot; = NO # &quot;&amp;[.K236])" table:style-name="ce1"/>
          <table:table-cell office:value-type="string" office:string-value="" table:formula="of:=IF(ISBLANK([.L184]);&quot;&quot;;[.$B288]&amp;[.L$264]&amp;&quot;;store_&quot;&amp;TRIM([.L184])&amp;&quot; = NO # &quot;&amp;[.L236])" table:style-name="ce1"/>
          <table:table-cell office:value-type="string" office:string-value="" table:formula="of:=IF(ISBLANK([.M184]);&quot;&quot;;[.$B288]&amp;[.M$264]&amp;&quot;;store_&quot;&amp;TRIM([.M184])&amp;&quot; = NO # &quot;&amp;[.M236])" table:style-name="ce1"/>
          <table:table-cell office:value-type="string" office:string-value="" table:formula="of:=IF(ISBLANK([.N184]);&quot;&quot;;[.$B288]&amp;[.N$264]&amp;&quot;;store_&quot;&amp;TRIM([.N184])&amp;&quot; = NO # &quot;&amp;[.N236])" table:style-name="ce1"/>
          <table:table-cell office:value-type="string" office:string-value="" table:formula="of:=IF(ISBLANK([.O184]);&quot;&quot;;[.$B288]&amp;[.O$264]&amp;&quot;;store_&quot;&amp;TRIM([.O184])&amp;&quot; = NO # &quot;&amp;[.O236])" table:style-name="ce1"/>
          <table:table-cell office:value-type="string" office:string-value="" table:formula="of:=IF(ISBLANK([.P184]);&quot;&quot;;[.$B288]&amp;[.P$264]&amp;&quot;;store_&quot;&amp;TRIM([.P184])&amp;&quot; = NO # &quot;&amp;[.P236])" table:style-name="ce1"/>
          <table:table-cell office:value-type="string" office:string-value="" table:formula="of:=IF(ISBLANK([.Q184]);&quot;&quot;;[.$B288]&amp;[.Q$264]&amp;&quot;;store_&quot;&amp;TRIM([.Q184])&amp;&quot; = NO # &quot;&amp;[.Q236])" table:style-name="ce1"/>
          <table:table-cell office:value-type="string" office:string-value="" table:formula="of:=IF(ISBLANK([.R184]);&quot;&quot;;[.$B288]&amp;[.R$264]&amp;&quot;;store_&quot;&amp;TRIM([.R184])&amp;&quot; = NO # &quot;&amp;[.R236])" table:style-name="ce1"/>
          <table:table-cell office:value-type="string" office:string-value="" table:formula="of:=IF(ISBLANK([.S184]);&quot;&quot;;[.$B288]&amp;[.S$264]&amp;&quot;;store_&quot;&amp;TRIM([.S184])&amp;&quot; = NO # &quot;&amp;[.S236])" table:style-name="ce1"/>
          <table:table-cell office:value-type="string" office:string-value="" table:formula="of:=IF(ISBLANK([.T184]);&quot;&quot;;[.$B288]&amp;[.T$264]&amp;&quot;;store_&quot;&amp;TRIM([.T184])&amp;&quot; = NO # &quot;&amp;[.T236])" table:style-name="ce1"/>
          <table:table-cell office:value-type="string" office:string-value="" table:formula="of:=IF(ISBLANK([.U184]);&quot;&quot;;[.$B288]&amp;[.U$264]&amp;&quot;;store_&quot;&amp;TRIM([.U184])&amp;&quot; = NO # &quot;&amp;[.U236])" table:style-name="ce1"/>
          <table:table-cell office:value-type="string" office:string-value="" table:formula="of:=IF(ISBLANK([.V184]);&quot;&quot;;[.$B288]&amp;[.V$264]&amp;&quot;;store_&quot;&amp;TRIM([.V184])&amp;&quot; = NO # &quot;&amp;[.V236])" table:style-name="ce1"/>
          <table:table-cell office:value-type="string" office:string-value="" table:formula="of:=IF(ISBLANK([.W184]);&quot;&quot;;[.$B288]&amp;[.W$264]&amp;&quot;;store_&quot;&amp;TRIM([.W184])&amp;&quot; = NO # &quot;&amp;[.W236])" table:style-name="ce1"/>
          <table:table-cell office:value-type="string" office:string-value="" table:formula="of:=IF(ISBLANK([.X184]);&quot;&quot;;[.$B288]&amp;[.X$264]&amp;&quot;;store_&quot;&amp;TRIM([.X184])&amp;&quot; = NO # &quot;&amp;[.X236])" table:style-name="ce1"/>
          <table:table-cell office:value-type="string" office:string-value="" table:formula="of:=IF(ISBLANK([.Y184]);&quot;&quot;;[.$B288]&amp;[.Y$264]&amp;&quot;;store_&quot;&amp;TRIM([.Y184])&amp;&quot; = NO # &quot;&amp;[.Y236])" table:style-name="ce1"/>
          <table:table-cell table:number-columns-repeated="16359"/>
        </table:table-row>
        <table:table-row table:style-name="ro1">
          <table:table-cell/>
          <table:table-cell office:value-type="float" office:value="1026" table:formula="of:=[.B237]+[.$C$264]" table:style-name="ce1">
            <text:p>1026</text:p>
          </table:table-cell>
          <table:table-cell table:style-name="ce1"/>
          <table:table-cell office:value-type="string" office:string-value="10260;store_dhw_temperature = NO # Domestic hot water temperature (°C)" table:formula="of:=IF(ISBLANK([.D185]);&quot;&quot;;[.$B289]&amp;[.D$264]&amp;&quot;;store_&quot;&amp;TRIM([.D185])&amp;&quot; = NO # &quot;&amp;[.D237])" table:style-name="ce1">
            <text:p>10260;store_dhw_temperature = NO # Domestic hot water temperature (°C)</text:p>
          </table:table-cell>
          <table:table-cell office:value-type="string" office:string-value="" table:formula="of:=IF(ISBLANK([.E185]);&quot;&quot;;[.$B289]&amp;[.E$264]&amp;&quot;;store_&quot;&amp;TRIM([.E185])&amp;&quot; = NO # &quot;&amp;[.E237])" table:style-name="ce1"/>
          <table:table-cell office:value-type="string" office:string-value="" table:formula="of:=IF(ISBLANK([.F185]);&quot;&quot;;[.$B289]&amp;[.F$264]&amp;&quot;;store_&quot;&amp;TRIM([.F185])&amp;&quot; = NO # &quot;&amp;[.F237])" table:style-name="ce1"/>
          <table:table-cell office:value-type="string" office:string-value="" table:formula="of:=IF(ISBLANK([.G185]);&quot;&quot;;[.$B289]&amp;[.G$264]&amp;&quot;;store_&quot;&amp;TRIM([.G185])&amp;&quot; = NO # &quot;&amp;[.G237])" table:style-name="ce1"/>
          <table:table-cell office:value-type="string" office:string-value="" table:formula="of:=IF(ISBLANK([.H185]);&quot;&quot;;[.$B289]&amp;[.H$264]&amp;&quot;;store_&quot;&amp;TRIM([.H185])&amp;&quot; = NO # &quot;&amp;[.H237])" table:style-name="ce1"/>
          <table:table-cell office:value-type="string" office:string-value="" table:formula="of:=IF(ISBLANK([.I185]);&quot;&quot;;[.$B289]&amp;[.I$264]&amp;&quot;;store_&quot;&amp;TRIM([.I185])&amp;&quot; = NO # &quot;&amp;[.I237])" table:style-name="ce1"/>
          <table:table-cell office:value-type="string" office:string-value="" table:formula="of:=IF(ISBLANK([.J185]);&quot;&quot;;[.$B289]&amp;[.J$264]&amp;&quot;;store_&quot;&amp;TRIM([.J185])&amp;&quot; = NO # &quot;&amp;[.J237])" table:style-name="ce1"/>
          <table:table-cell office:value-type="string" office:string-value="" table:formula="of:=IF(ISBLANK([.K185]);&quot;&quot;;[.$B289]&amp;[.K$264]&amp;&quot;;store_&quot;&amp;TRIM([.K185])&amp;&quot; = NO # &quot;&amp;[.K237])" table:style-name="ce1"/>
          <table:table-cell office:value-type="string" office:string-value="" table:formula="of:=IF(ISBLANK([.L185]);&quot;&quot;;[.$B289]&amp;[.L$264]&amp;&quot;;store_&quot;&amp;TRIM([.L185])&amp;&quot; = NO # &quot;&amp;[.L237])" table:style-name="ce1"/>
          <table:table-cell office:value-type="string" office:string-value="" table:formula="of:=IF(ISBLANK([.M185]);&quot;&quot;;[.$B289]&amp;[.M$264]&amp;&quot;;store_&quot;&amp;TRIM([.M185])&amp;&quot; = NO # &quot;&amp;[.M237])" table:style-name="ce1"/>
          <table:table-cell office:value-type="string" office:string-value="" table:formula="of:=IF(ISBLANK([.N185]);&quot;&quot;;[.$B289]&amp;[.N$264]&amp;&quot;;store_&quot;&amp;TRIM([.N185])&amp;&quot; = NO # &quot;&amp;[.N237])" table:style-name="ce1"/>
          <table:table-cell office:value-type="string" office:string-value="" table:formula="of:=IF(ISBLANK([.O185]);&quot;&quot;;[.$B289]&amp;[.O$264]&amp;&quot;;store_&quot;&amp;TRIM([.O185])&amp;&quot; = NO # &quot;&amp;[.O237])" table:style-name="ce1"/>
          <table:table-cell office:value-type="string" office:string-value="" table:formula="of:=IF(ISBLANK([.P185]);&quot;&quot;;[.$B289]&amp;[.P$264]&amp;&quot;;store_&quot;&amp;TRIM([.P185])&amp;&quot; = NO # &quot;&amp;[.P237])" table:style-name="ce1"/>
          <table:table-cell office:value-type="string" office:string-value="" table:formula="of:=IF(ISBLANK([.Q185]);&quot;&quot;;[.$B289]&amp;[.Q$264]&amp;&quot;;store_&quot;&amp;TRIM([.Q185])&amp;&quot; = NO # &quot;&amp;[.Q237])" table:style-name="ce1"/>
          <table:table-cell office:value-type="string" office:string-value="" table:formula="of:=IF(ISBLANK([.R185]);&quot;&quot;;[.$B289]&amp;[.R$264]&amp;&quot;;store_&quot;&amp;TRIM([.R185])&amp;&quot; = NO # &quot;&amp;[.R237])" table:style-name="ce1"/>
          <table:table-cell office:value-type="string" office:string-value="" table:formula="of:=IF(ISBLANK([.S185]);&quot;&quot;;[.$B289]&amp;[.S$264]&amp;&quot;;store_&quot;&amp;TRIM([.S185])&amp;&quot; = NO # &quot;&amp;[.S237])" table:style-name="ce1"/>
          <table:table-cell office:value-type="string" office:string-value="" table:formula="of:=IF(ISBLANK([.T185]);&quot;&quot;;[.$B289]&amp;[.T$264]&amp;&quot;;store_&quot;&amp;TRIM([.T185])&amp;&quot; = NO # &quot;&amp;[.T237])" table:style-name="ce1"/>
          <table:table-cell office:value-type="string" office:string-value="" table:formula="of:=IF(ISBLANK([.U185]);&quot;&quot;;[.$B289]&amp;[.U$264]&amp;&quot;;store_&quot;&amp;TRIM([.U185])&amp;&quot; = NO # &quot;&amp;[.U237])" table:style-name="ce1"/>
          <table:table-cell office:value-type="string" office:string-value="" table:formula="of:=IF(ISBLANK([.V185]);&quot;&quot;;[.$B289]&amp;[.V$264]&amp;&quot;;store_&quot;&amp;TRIM([.V185])&amp;&quot; = NO # &quot;&amp;[.V237])" table:style-name="ce1"/>
          <table:table-cell office:value-type="string" office:string-value="" table:formula="of:=IF(ISBLANK([.W185]);&quot;&quot;;[.$B289]&amp;[.W$264]&amp;&quot;;store_&quot;&amp;TRIM([.W185])&amp;&quot; = NO # &quot;&amp;[.W237])" table:style-name="ce1"/>
          <table:table-cell office:value-type="string" office:string-value="" table:formula="of:=IF(ISBLANK([.X185]);&quot;&quot;;[.$B289]&amp;[.X$264]&amp;&quot;;store_&quot;&amp;TRIM([.X185])&amp;&quot; = NO # &quot;&amp;[.X237])" table:style-name="ce1"/>
          <table:table-cell office:value-type="string" office:string-value="" table:formula="of:=IF(ISBLANK([.Y185]);&quot;&quot;;[.$B289]&amp;[.Y$264]&amp;&quot;;store_&quot;&amp;TRIM([.Y185])&amp;&quot; = NO # &quot;&amp;[.Y237])" table:style-name="ce1"/>
          <table:table-cell table:number-columns-repeated="16359"/>
        </table:table-row>
        <table:table-row table:style-name="ro1">
          <table:table-cell/>
          <table:table-cell office:value-type="float" office:value="1027" table:formula="of:=[.B238]+[.$C$264]" table:style-name="ce1">
            <text:p>1027</text:p>
          </table:table-cell>
          <table:table-cell table:style-name="ce1"/>
          <table:table-cell office:value-type="string" office:string-value="10270;store_outside_temperature = NO # Outside air temperature (°C)" table:formula="of:=IF(ISBLANK([.D186]);&quot;&quot;;[.$B290]&amp;[.D$264]&amp;&quot;;store_&quot;&amp;TRIM([.D186])&amp;&quot; = NO # &quot;&amp;[.D238])" table:style-name="ce1">
            <text:p>10270;store_outside_temperature = NO # Outside air temperature (°C)</text:p>
          </table:table-cell>
          <table:table-cell office:value-type="string" office:string-value="" table:formula="of:=IF(ISBLANK([.E186]);&quot;&quot;;[.$B290]&amp;[.E$264]&amp;&quot;;store_&quot;&amp;TRIM([.E186])&amp;&quot; = NO # &quot;&amp;[.E238])" table:style-name="ce1"/>
          <table:table-cell office:value-type="string" office:string-value="" table:formula="of:=IF(ISBLANK([.F186]);&quot;&quot;;[.$B290]&amp;[.F$264]&amp;&quot;;store_&quot;&amp;TRIM([.F186])&amp;&quot; = NO # &quot;&amp;[.F238])" table:style-name="ce1"/>
          <table:table-cell office:value-type="string" office:string-value="" table:formula="of:=IF(ISBLANK([.G186]);&quot;&quot;;[.$B290]&amp;[.G$264]&amp;&quot;;store_&quot;&amp;TRIM([.G186])&amp;&quot; = NO # &quot;&amp;[.G238])" table:style-name="ce1"/>
          <table:table-cell office:value-type="string" office:string-value="" table:formula="of:=IF(ISBLANK([.H186]);&quot;&quot;;[.$B290]&amp;[.H$264]&amp;&quot;;store_&quot;&amp;TRIM([.H186])&amp;&quot; = NO # &quot;&amp;[.H238])" table:style-name="ce1"/>
          <table:table-cell office:value-type="string" office:string-value="" table:formula="of:=IF(ISBLANK([.I186]);&quot;&quot;;[.$B290]&amp;[.I$264]&amp;&quot;;store_&quot;&amp;TRIM([.I186])&amp;&quot; = NO # &quot;&amp;[.I238])" table:style-name="ce1"/>
          <table:table-cell office:value-type="string" office:string-value="" table:formula="of:=IF(ISBLANK([.J186]);&quot;&quot;;[.$B290]&amp;[.J$264]&amp;&quot;;store_&quot;&amp;TRIM([.J186])&amp;&quot; = NO # &quot;&amp;[.J238])" table:style-name="ce1"/>
          <table:table-cell office:value-type="string" office:string-value="" table:formula="of:=IF(ISBLANK([.K186]);&quot;&quot;;[.$B290]&amp;[.K$264]&amp;&quot;;store_&quot;&amp;TRIM([.K186])&amp;&quot; = NO # &quot;&amp;[.K238])" table:style-name="ce1"/>
          <table:table-cell office:value-type="string" office:string-value="" table:formula="of:=IF(ISBLANK([.L186]);&quot;&quot;;[.$B290]&amp;[.L$264]&amp;&quot;;store_&quot;&amp;TRIM([.L186])&amp;&quot; = NO # &quot;&amp;[.L238])" table:style-name="ce1"/>
          <table:table-cell office:value-type="string" office:string-value="" table:formula="of:=IF(ISBLANK([.M186]);&quot;&quot;;[.$B290]&amp;[.M$264]&amp;&quot;;store_&quot;&amp;TRIM([.M186])&amp;&quot; = NO # &quot;&amp;[.M238])" table:style-name="ce1"/>
          <table:table-cell office:value-type="string" office:string-value="" table:formula="of:=IF(ISBLANK([.N186]);&quot;&quot;;[.$B290]&amp;[.N$264]&amp;&quot;;store_&quot;&amp;TRIM([.N186])&amp;&quot; = NO # &quot;&amp;[.N238])" table:style-name="ce1"/>
          <table:table-cell office:value-type="string" office:string-value="" table:formula="of:=IF(ISBLANK([.O186]);&quot;&quot;;[.$B290]&amp;[.O$264]&amp;&quot;;store_&quot;&amp;TRIM([.O186])&amp;&quot; = NO # &quot;&amp;[.O238])" table:style-name="ce1"/>
          <table:table-cell office:value-type="string" office:string-value="" table:formula="of:=IF(ISBLANK([.P186]);&quot;&quot;;[.$B290]&amp;[.P$264]&amp;&quot;;store_&quot;&amp;TRIM([.P186])&amp;&quot; = NO # &quot;&amp;[.P238])" table:style-name="ce1"/>
          <table:table-cell office:value-type="string" office:string-value="" table:formula="of:=IF(ISBLANK([.Q186]);&quot;&quot;;[.$B290]&amp;[.Q$264]&amp;&quot;;store_&quot;&amp;TRIM([.Q186])&amp;&quot; = NO # &quot;&amp;[.Q238])" table:style-name="ce1"/>
          <table:table-cell office:value-type="string" office:string-value="" table:formula="of:=IF(ISBLANK([.R186]);&quot;&quot;;[.$B290]&amp;[.R$264]&amp;&quot;;store_&quot;&amp;TRIM([.R186])&amp;&quot; = NO # &quot;&amp;[.R238])" table:style-name="ce1"/>
          <table:table-cell office:value-type="string" office:string-value="" table:formula="of:=IF(ISBLANK([.S186]);&quot;&quot;;[.$B290]&amp;[.S$264]&amp;&quot;;store_&quot;&amp;TRIM([.S186])&amp;&quot; = NO # &quot;&amp;[.S238])" table:style-name="ce1"/>
          <table:table-cell office:value-type="string" office:string-value="" table:formula="of:=IF(ISBLANK([.T186]);&quot;&quot;;[.$B290]&amp;[.T$264]&amp;&quot;;store_&quot;&amp;TRIM([.T186])&amp;&quot; = NO # &quot;&amp;[.T238])" table:style-name="ce1"/>
          <table:table-cell office:value-type="string" office:string-value="" table:formula="of:=IF(ISBLANK([.U186]);&quot;&quot;;[.$B290]&amp;[.U$264]&amp;&quot;;store_&quot;&amp;TRIM([.U186])&amp;&quot; = NO # &quot;&amp;[.U238])" table:style-name="ce1"/>
          <table:table-cell office:value-type="string" office:string-value="" table:formula="of:=IF(ISBLANK([.V186]);&quot;&quot;;[.$B290]&amp;[.V$264]&amp;&quot;;store_&quot;&amp;TRIM([.V186])&amp;&quot; = NO # &quot;&amp;[.V238])" table:style-name="ce1"/>
          <table:table-cell office:value-type="string" office:string-value="" table:formula="of:=IF(ISBLANK([.W186]);&quot;&quot;;[.$B290]&amp;[.W$264]&amp;&quot;;store_&quot;&amp;TRIM([.W186])&amp;&quot; = NO # &quot;&amp;[.W238])" table:style-name="ce1"/>
          <table:table-cell office:value-type="string" office:string-value="" table:formula="of:=IF(ISBLANK([.X186]);&quot;&quot;;[.$B290]&amp;[.X$264]&amp;&quot;;store_&quot;&amp;TRIM([.X186])&amp;&quot; = NO # &quot;&amp;[.X238])" table:style-name="ce1"/>
          <table:table-cell office:value-type="string" office:string-value="" table:formula="of:=IF(ISBLANK([.Y186]);&quot;&quot;;[.$B290]&amp;[.Y$264]&amp;&quot;;store_&quot;&amp;TRIM([.Y186])&amp;&quot; = NO # &quot;&amp;[.Y238])" table:style-name="ce1"/>
          <table:table-cell table:number-columns-repeated="16359"/>
        </table:table-row>
        <table:table-row table:style-name="ro1">
          <table:table-cell/>
          <table:table-cell office:value-type="float" office:value="1028" table:formula="of:=[.B239]+[.$C$264]" table:style-name="ce1">
            <text:p>1028</text:p>
          </table:table-cell>
          <table:table-cell table:style-name="ce1"/>
          <table:table-cell office:value-type="string" office:string-value="10280;store_return_water_temperature = NO # Return water temperature to boiler (°C)" table:formula="of:=IF(ISBLANK([.D187]);&quot;&quot;;[.$B291]&amp;[.D$264]&amp;&quot;;store_&quot;&amp;TRIM([.D187])&amp;&quot; = NO # &quot;&amp;[.D239])" table:style-name="ce1">
            <text:p>10280;store_return_water_temperature = NO # Return water temperature to boiler (°C)</text:p>
          </table:table-cell>
          <table:table-cell office:value-type="string" office:string-value="" table:formula="of:=IF(ISBLANK([.E187]);&quot;&quot;;[.$B291]&amp;[.E$264]&amp;&quot;;store_&quot;&amp;TRIM([.E187])&amp;&quot; = NO # &quot;&amp;[.E239])" table:style-name="ce1"/>
          <table:table-cell office:value-type="string" office:string-value="" table:formula="of:=IF(ISBLANK([.F187]);&quot;&quot;;[.$B291]&amp;[.F$264]&amp;&quot;;store_&quot;&amp;TRIM([.F187])&amp;&quot; = NO # &quot;&amp;[.F239])" table:style-name="ce1"/>
          <table:table-cell office:value-type="string" office:string-value="" table:formula="of:=IF(ISBLANK([.G187]);&quot;&quot;;[.$B291]&amp;[.G$264]&amp;&quot;;store_&quot;&amp;TRIM([.G187])&amp;&quot; = NO # &quot;&amp;[.G239])" table:style-name="ce1"/>
          <table:table-cell office:value-type="string" office:string-value="" table:formula="of:=IF(ISBLANK([.H187]);&quot;&quot;;[.$B291]&amp;[.H$264]&amp;&quot;;store_&quot;&amp;TRIM([.H187])&amp;&quot; = NO # &quot;&amp;[.H239])" table:style-name="ce1"/>
          <table:table-cell office:value-type="string" office:string-value="" table:formula="of:=IF(ISBLANK([.I187]);&quot;&quot;;[.$B291]&amp;[.I$264]&amp;&quot;;store_&quot;&amp;TRIM([.I187])&amp;&quot; = NO # &quot;&amp;[.I239])" table:style-name="ce1"/>
          <table:table-cell office:value-type="string" office:string-value="" table:formula="of:=IF(ISBLANK([.J187]);&quot;&quot;;[.$B291]&amp;[.J$264]&amp;&quot;;store_&quot;&amp;TRIM([.J187])&amp;&quot; = NO # &quot;&amp;[.J239])" table:style-name="ce1"/>
          <table:table-cell office:value-type="string" office:string-value="" table:formula="of:=IF(ISBLANK([.K187]);&quot;&quot;;[.$B291]&amp;[.K$264]&amp;&quot;;store_&quot;&amp;TRIM([.K187])&amp;&quot; = NO # &quot;&amp;[.K239])" table:style-name="ce1"/>
          <table:table-cell office:value-type="string" office:string-value="" table:formula="of:=IF(ISBLANK([.L187]);&quot;&quot;;[.$B291]&amp;[.L$264]&amp;&quot;;store_&quot;&amp;TRIM([.L187])&amp;&quot; = NO # &quot;&amp;[.L239])" table:style-name="ce1"/>
          <table:table-cell office:value-type="string" office:string-value="" table:formula="of:=IF(ISBLANK([.M187]);&quot;&quot;;[.$B291]&amp;[.M$264]&amp;&quot;;store_&quot;&amp;TRIM([.M187])&amp;&quot; = NO # &quot;&amp;[.M239])" table:style-name="ce1"/>
          <table:table-cell office:value-type="string" office:string-value="" table:formula="of:=IF(ISBLANK([.N187]);&quot;&quot;;[.$B291]&amp;[.N$264]&amp;&quot;;store_&quot;&amp;TRIM([.N187])&amp;&quot; = NO # &quot;&amp;[.N239])" table:style-name="ce1"/>
          <table:table-cell office:value-type="string" office:string-value="" table:formula="of:=IF(ISBLANK([.O187]);&quot;&quot;;[.$B291]&amp;[.O$264]&amp;&quot;;store_&quot;&amp;TRIM([.O187])&amp;&quot; = NO # &quot;&amp;[.O239])" table:style-name="ce1"/>
          <table:table-cell office:value-type="string" office:string-value="" table:formula="of:=IF(ISBLANK([.P187]);&quot;&quot;;[.$B291]&amp;[.P$264]&amp;&quot;;store_&quot;&amp;TRIM([.P187])&amp;&quot; = NO # &quot;&amp;[.P239])" table:style-name="ce1"/>
          <table:table-cell office:value-type="string" office:string-value="" table:formula="of:=IF(ISBLANK([.Q187]);&quot;&quot;;[.$B291]&amp;[.Q$264]&amp;&quot;;store_&quot;&amp;TRIM([.Q187])&amp;&quot; = NO # &quot;&amp;[.Q239])" table:style-name="ce1"/>
          <table:table-cell office:value-type="string" office:string-value="" table:formula="of:=IF(ISBLANK([.R187]);&quot;&quot;;[.$B291]&amp;[.R$264]&amp;&quot;;store_&quot;&amp;TRIM([.R187])&amp;&quot; = NO # &quot;&amp;[.R239])" table:style-name="ce1"/>
          <table:table-cell office:value-type="string" office:string-value="" table:formula="of:=IF(ISBLANK([.S187]);&quot;&quot;;[.$B291]&amp;[.S$264]&amp;&quot;;store_&quot;&amp;TRIM([.S187])&amp;&quot; = NO # &quot;&amp;[.S239])" table:style-name="ce1"/>
          <table:table-cell office:value-type="string" office:string-value="" table:formula="of:=IF(ISBLANK([.T187]);&quot;&quot;;[.$B291]&amp;[.T$264]&amp;&quot;;store_&quot;&amp;TRIM([.T187])&amp;&quot; = NO # &quot;&amp;[.T239])" table:style-name="ce1"/>
          <table:table-cell office:value-type="string" office:string-value="" table:formula="of:=IF(ISBLANK([.U187]);&quot;&quot;;[.$B291]&amp;[.U$264]&amp;&quot;;store_&quot;&amp;TRIM([.U187])&amp;&quot; = NO # &quot;&amp;[.U239])" table:style-name="ce1"/>
          <table:table-cell office:value-type="string" office:string-value="" table:formula="of:=IF(ISBLANK([.V187]);&quot;&quot;;[.$B291]&amp;[.V$264]&amp;&quot;;store_&quot;&amp;TRIM([.V187])&amp;&quot; = NO # &quot;&amp;[.V239])" table:style-name="ce1"/>
          <table:table-cell office:value-type="string" office:string-value="" table:formula="of:=IF(ISBLANK([.W187]);&quot;&quot;;[.$B291]&amp;[.W$264]&amp;&quot;;store_&quot;&amp;TRIM([.W187])&amp;&quot; = NO # &quot;&amp;[.W239])" table:style-name="ce1"/>
          <table:table-cell office:value-type="string" office:string-value="" table:formula="of:=IF(ISBLANK([.X187]);&quot;&quot;;[.$B291]&amp;[.X$264]&amp;&quot;;store_&quot;&amp;TRIM([.X187])&amp;&quot; = NO # &quot;&amp;[.X239])" table:style-name="ce1"/>
          <table:table-cell office:value-type="string" office:string-value="" table:formula="of:=IF(ISBLANK([.Y187]);&quot;&quot;;[.$B291]&amp;[.Y$264]&amp;&quot;;store_&quot;&amp;TRIM([.Y187])&amp;&quot; = NO # &quot;&amp;[.Y239])" table:style-name="ce1"/>
          <table:table-cell table:number-columns-repeated="16359"/>
        </table:table-row>
        <table:table-row table:style-name="ro1">
          <table:table-cell/>
          <table:table-cell office:value-type="float" office:value="1029" table:formula="of:=[.B240]+[.$C$264]" table:style-name="ce1">
            <text:p>1029</text:p>
          </table:table-cell>
          <table:table-cell table:style-name="ce1"/>
          <table:table-cell office:value-type="string" office:string-value="10290;store_solar_storage_temperature = NO # Solar storage temperature (°C)" table:formula="of:=IF(ISBLANK([.D188]);&quot;&quot;;[.$B292]&amp;[.D$264]&amp;&quot;;store_&quot;&amp;TRIM([.D188])&amp;&quot; = NO # &quot;&amp;[.D240])" table:style-name="ce1">
            <text:p>10290;store_solar_storage_temperature = NO # Solar storage temperature (°C)</text:p>
          </table:table-cell>
          <table:table-cell office:value-type="string" office:string-value="" table:formula="of:=IF(ISBLANK([.E188]);&quot;&quot;;[.$B292]&amp;[.E$264]&amp;&quot;;store_&quot;&amp;TRIM([.E188])&amp;&quot; = NO # &quot;&amp;[.E240])" table:style-name="ce1"/>
          <table:table-cell office:value-type="string" office:string-value="" table:formula="of:=IF(ISBLANK([.F188]);&quot;&quot;;[.$B292]&amp;[.F$264]&amp;&quot;;store_&quot;&amp;TRIM([.F188])&amp;&quot; = NO # &quot;&amp;[.F240])" table:style-name="ce1"/>
          <table:table-cell office:value-type="string" office:string-value="" table:formula="of:=IF(ISBLANK([.G188]);&quot;&quot;;[.$B292]&amp;[.G$264]&amp;&quot;;store_&quot;&amp;TRIM([.G188])&amp;&quot; = NO # &quot;&amp;[.G240])" table:style-name="ce1"/>
          <table:table-cell office:value-type="string" office:string-value="" table:formula="of:=IF(ISBLANK([.H188]);&quot;&quot;;[.$B292]&amp;[.H$264]&amp;&quot;;store_&quot;&amp;TRIM([.H188])&amp;&quot; = NO # &quot;&amp;[.H240])" table:style-name="ce1"/>
          <table:table-cell office:value-type="string" office:string-value="" table:formula="of:=IF(ISBLANK([.I188]);&quot;&quot;;[.$B292]&amp;[.I$264]&amp;&quot;;store_&quot;&amp;TRIM([.I188])&amp;&quot; = NO # &quot;&amp;[.I240])" table:style-name="ce1"/>
          <table:table-cell office:value-type="string" office:string-value="" table:formula="of:=IF(ISBLANK([.J188]);&quot;&quot;;[.$B292]&amp;[.J$264]&amp;&quot;;store_&quot;&amp;TRIM([.J188])&amp;&quot; = NO # &quot;&amp;[.J240])" table:style-name="ce1"/>
          <table:table-cell office:value-type="string" office:string-value="" table:formula="of:=IF(ISBLANK([.K188]);&quot;&quot;;[.$B292]&amp;[.K$264]&amp;&quot;;store_&quot;&amp;TRIM([.K188])&amp;&quot; = NO # &quot;&amp;[.K240])" table:style-name="ce1"/>
          <table:table-cell office:value-type="string" office:string-value="" table:formula="of:=IF(ISBLANK([.L188]);&quot;&quot;;[.$B292]&amp;[.L$264]&amp;&quot;;store_&quot;&amp;TRIM([.L188])&amp;&quot; = NO # &quot;&amp;[.L240])" table:style-name="ce1"/>
          <table:table-cell office:value-type="string" office:string-value="" table:formula="of:=IF(ISBLANK([.M188]);&quot;&quot;;[.$B292]&amp;[.M$264]&amp;&quot;;store_&quot;&amp;TRIM([.M188])&amp;&quot; = NO # &quot;&amp;[.M240])" table:style-name="ce1"/>
          <table:table-cell office:value-type="string" office:string-value="" table:formula="of:=IF(ISBLANK([.N188]);&quot;&quot;;[.$B292]&amp;[.N$264]&amp;&quot;;store_&quot;&amp;TRIM([.N188])&amp;&quot; = NO # &quot;&amp;[.N240])" table:style-name="ce1"/>
          <table:table-cell office:value-type="string" office:string-value="" table:formula="of:=IF(ISBLANK([.O188]);&quot;&quot;;[.$B292]&amp;[.O$264]&amp;&quot;;store_&quot;&amp;TRIM([.O188])&amp;&quot; = NO # &quot;&amp;[.O240])" table:style-name="ce1"/>
          <table:table-cell office:value-type="string" office:string-value="" table:formula="of:=IF(ISBLANK([.P188]);&quot;&quot;;[.$B292]&amp;[.P$264]&amp;&quot;;store_&quot;&amp;TRIM([.P188])&amp;&quot; = NO # &quot;&amp;[.P240])" table:style-name="ce1"/>
          <table:table-cell office:value-type="string" office:string-value="" table:formula="of:=IF(ISBLANK([.Q188]);&quot;&quot;;[.$B292]&amp;[.Q$264]&amp;&quot;;store_&quot;&amp;TRIM([.Q188])&amp;&quot; = NO # &quot;&amp;[.Q240])" table:style-name="ce1"/>
          <table:table-cell office:value-type="string" office:string-value="" table:formula="of:=IF(ISBLANK([.R188]);&quot;&quot;;[.$B292]&amp;[.R$264]&amp;&quot;;store_&quot;&amp;TRIM([.R188])&amp;&quot; = NO # &quot;&amp;[.R240])" table:style-name="ce1"/>
          <table:table-cell office:value-type="string" office:string-value="" table:formula="of:=IF(ISBLANK([.S188]);&quot;&quot;;[.$B292]&amp;[.S$264]&amp;&quot;;store_&quot;&amp;TRIM([.S188])&amp;&quot; = NO # &quot;&amp;[.S240])" table:style-name="ce1"/>
          <table:table-cell office:value-type="string" office:string-value="" table:formula="of:=IF(ISBLANK([.T188]);&quot;&quot;;[.$B292]&amp;[.T$264]&amp;&quot;;store_&quot;&amp;TRIM([.T188])&amp;&quot; = NO # &quot;&amp;[.T240])" table:style-name="ce1"/>
          <table:table-cell office:value-type="string" office:string-value="" table:formula="of:=IF(ISBLANK([.U188]);&quot;&quot;;[.$B292]&amp;[.U$264]&amp;&quot;;store_&quot;&amp;TRIM([.U188])&amp;&quot; = NO # &quot;&amp;[.U240])" table:style-name="ce1"/>
          <table:table-cell office:value-type="string" office:string-value="" table:formula="of:=IF(ISBLANK([.V188]);&quot;&quot;;[.$B292]&amp;[.V$264]&amp;&quot;;store_&quot;&amp;TRIM([.V188])&amp;&quot; = NO # &quot;&amp;[.V240])" table:style-name="ce1"/>
          <table:table-cell office:value-type="string" office:string-value="" table:formula="of:=IF(ISBLANK([.W188]);&quot;&quot;;[.$B292]&amp;[.W$264]&amp;&quot;;store_&quot;&amp;TRIM([.W188])&amp;&quot; = NO # &quot;&amp;[.W240])" table:style-name="ce1"/>
          <table:table-cell office:value-type="string" office:string-value="" table:formula="of:=IF(ISBLANK([.X188]);&quot;&quot;;[.$B292]&amp;[.X$264]&amp;&quot;;store_&quot;&amp;TRIM([.X188])&amp;&quot; = NO # &quot;&amp;[.X240])" table:style-name="ce1"/>
          <table:table-cell office:value-type="string" office:string-value="" table:formula="of:=IF(ISBLANK([.Y188]);&quot;&quot;;[.$B292]&amp;[.Y$264]&amp;&quot;;store_&quot;&amp;TRIM([.Y188])&amp;&quot; = NO # &quot;&amp;[.Y240])" table:style-name="ce1"/>
          <table:table-cell table:number-columns-repeated="16359"/>
        </table:table-row>
        <table:table-row table:style-name="ro1">
          <table:table-cell/>
          <table:table-cell office:value-type="float" office:value="1030" table:formula="of:=[.B241]+[.$C$264]" table:style-name="ce1">
            <text:p>1030</text:p>
          </table:table-cell>
          <table:table-cell table:style-name="ce1"/>
          <table:table-cell office:value-type="string" office:string-value="10300;store_solar_collector_temperature = NO # Solar collector temperature (°C)" table:formula="of:=IF(ISBLANK([.D189]);&quot;&quot;;[.$B293]&amp;[.D$264]&amp;&quot;;store_&quot;&amp;TRIM([.D189])&amp;&quot; = NO # &quot;&amp;[.D241])" table:style-name="ce1">
            <text:p>10300;store_solar_collector_temperature = NO # Solar collector temperature (°C)</text:p>
          </table:table-cell>
          <table:table-cell office:value-type="string" office:string-value="" table:formula="of:=IF(ISBLANK([.E189]);&quot;&quot;;[.$B293]&amp;[.E$264]&amp;&quot;;store_&quot;&amp;TRIM([.E189])&amp;&quot; = NO # &quot;&amp;[.E241])" table:style-name="ce1"/>
          <table:table-cell office:value-type="string" office:string-value="" table:formula="of:=IF(ISBLANK([.F189]);&quot;&quot;;[.$B293]&amp;[.F$264]&amp;&quot;;store_&quot;&amp;TRIM([.F189])&amp;&quot; = NO # &quot;&amp;[.F241])" table:style-name="ce1"/>
          <table:table-cell office:value-type="string" office:string-value="" table:formula="of:=IF(ISBLANK([.G189]);&quot;&quot;;[.$B293]&amp;[.G$264]&amp;&quot;;store_&quot;&amp;TRIM([.G189])&amp;&quot; = NO # &quot;&amp;[.G241])" table:style-name="ce1"/>
          <table:table-cell office:value-type="string" office:string-value="" table:formula="of:=IF(ISBLANK([.H189]);&quot;&quot;;[.$B293]&amp;[.H$264]&amp;&quot;;store_&quot;&amp;TRIM([.H189])&amp;&quot; = NO # &quot;&amp;[.H241])" table:style-name="ce1"/>
          <table:table-cell office:value-type="string" office:string-value="" table:formula="of:=IF(ISBLANK([.I189]);&quot;&quot;;[.$B293]&amp;[.I$264]&amp;&quot;;store_&quot;&amp;TRIM([.I189])&amp;&quot; = NO # &quot;&amp;[.I241])" table:style-name="ce1"/>
          <table:table-cell office:value-type="string" office:string-value="" table:formula="of:=IF(ISBLANK([.J189]);&quot;&quot;;[.$B293]&amp;[.J$264]&amp;&quot;;store_&quot;&amp;TRIM([.J189])&amp;&quot; = NO # &quot;&amp;[.J241])" table:style-name="ce1"/>
          <table:table-cell office:value-type="string" office:string-value="" table:formula="of:=IF(ISBLANK([.K189]);&quot;&quot;;[.$B293]&amp;[.K$264]&amp;&quot;;store_&quot;&amp;TRIM([.K189])&amp;&quot; = NO # &quot;&amp;[.K241])" table:style-name="ce1"/>
          <table:table-cell office:value-type="string" office:string-value="" table:formula="of:=IF(ISBLANK([.L189]);&quot;&quot;;[.$B293]&amp;[.L$264]&amp;&quot;;store_&quot;&amp;TRIM([.L189])&amp;&quot; = NO # &quot;&amp;[.L241])" table:style-name="ce1"/>
          <table:table-cell office:value-type="string" office:string-value="" table:formula="of:=IF(ISBLANK([.M189]);&quot;&quot;;[.$B293]&amp;[.M$264]&amp;&quot;;store_&quot;&amp;TRIM([.M189])&amp;&quot; = NO # &quot;&amp;[.M241])" table:style-name="ce1"/>
          <table:table-cell office:value-type="string" office:string-value="" table:formula="of:=IF(ISBLANK([.N189]);&quot;&quot;;[.$B293]&amp;[.N$264]&amp;&quot;;store_&quot;&amp;TRIM([.N189])&amp;&quot; = NO # &quot;&amp;[.N241])" table:style-name="ce1"/>
          <table:table-cell office:value-type="string" office:string-value="" table:formula="of:=IF(ISBLANK([.O189]);&quot;&quot;;[.$B293]&amp;[.O$264]&amp;&quot;;store_&quot;&amp;TRIM([.O189])&amp;&quot; = NO # &quot;&amp;[.O241])" table:style-name="ce1"/>
          <table:table-cell office:value-type="string" office:string-value="" table:formula="of:=IF(ISBLANK([.P189]);&quot;&quot;;[.$B293]&amp;[.P$264]&amp;&quot;;store_&quot;&amp;TRIM([.P189])&amp;&quot; = NO # &quot;&amp;[.P241])" table:style-name="ce1"/>
          <table:table-cell office:value-type="string" office:string-value="" table:formula="of:=IF(ISBLANK([.Q189]);&quot;&quot;;[.$B293]&amp;[.Q$264]&amp;&quot;;store_&quot;&amp;TRIM([.Q189])&amp;&quot; = NO # &quot;&amp;[.Q241])" table:style-name="ce1"/>
          <table:table-cell office:value-type="string" office:string-value="" table:formula="of:=IF(ISBLANK([.R189]);&quot;&quot;;[.$B293]&amp;[.R$264]&amp;&quot;;store_&quot;&amp;TRIM([.R189])&amp;&quot; = NO # &quot;&amp;[.R241])" table:style-name="ce1"/>
          <table:table-cell office:value-type="string" office:string-value="" table:formula="of:=IF(ISBLANK([.S189]);&quot;&quot;;[.$B293]&amp;[.S$264]&amp;&quot;;store_&quot;&amp;TRIM([.S189])&amp;&quot; = NO # &quot;&amp;[.S241])" table:style-name="ce1"/>
          <table:table-cell office:value-type="string" office:string-value="" table:formula="of:=IF(ISBLANK([.T189]);&quot;&quot;;[.$B293]&amp;[.T$264]&amp;&quot;;store_&quot;&amp;TRIM([.T189])&amp;&quot; = NO # &quot;&amp;[.T241])" table:style-name="ce1"/>
          <table:table-cell office:value-type="string" office:string-value="" table:formula="of:=IF(ISBLANK([.U189]);&quot;&quot;;[.$B293]&amp;[.U$264]&amp;&quot;;store_&quot;&amp;TRIM([.U189])&amp;&quot; = NO # &quot;&amp;[.U241])" table:style-name="ce1"/>
          <table:table-cell office:value-type="string" office:string-value="" table:formula="of:=IF(ISBLANK([.V189]);&quot;&quot;;[.$B293]&amp;[.V$264]&amp;&quot;;store_&quot;&amp;TRIM([.V189])&amp;&quot; = NO # &quot;&amp;[.V241])" table:style-name="ce1"/>
          <table:table-cell office:value-type="string" office:string-value="" table:formula="of:=IF(ISBLANK([.W189]);&quot;&quot;;[.$B293]&amp;[.W$264]&amp;&quot;;store_&quot;&amp;TRIM([.W189])&amp;&quot; = NO # &quot;&amp;[.W241])" table:style-name="ce1"/>
          <table:table-cell office:value-type="string" office:string-value="" table:formula="of:=IF(ISBLANK([.X189]);&quot;&quot;;[.$B293]&amp;[.X$264]&amp;&quot;;store_&quot;&amp;TRIM([.X189])&amp;&quot; = NO # &quot;&amp;[.X241])" table:style-name="ce1"/>
          <table:table-cell office:value-type="string" office:string-value="" table:formula="of:=IF(ISBLANK([.Y189]);&quot;&quot;;[.$B293]&amp;[.Y$264]&amp;&quot;;store_&quot;&amp;TRIM([.Y189])&amp;&quot; = NO # &quot;&amp;[.Y241])" table:style-name="ce1"/>
          <table:table-cell table:number-columns-repeated="16359"/>
        </table:table-row>
        <table:table-row table:style-name="ro1">
          <table:table-cell/>
          <table:table-cell office:value-type="float" office:value="1031" table:formula="of:=[.B242]+[.$C$264]" table:style-name="ce1">
            <text:p>1031</text:p>
          </table:table-cell>
          <table:table-cell table:style-name="ce1"/>
          <table:table-cell office:value-type="string" office:string-value="10310;store_flow_temperature_ch2 = NO # Flow water temperature of the second central heating circuit" table:formula="of:=IF(ISBLANK([.D190]);&quot;&quot;;[.$B294]&amp;[.D$264]&amp;&quot;;store_&quot;&amp;TRIM([.D190])&amp;&quot; = NO # &quot;&amp;[.D242])" table:style-name="ce1">
            <text:p>10310;store_flow_temperature_ch2 = NO # Flow water temperature of the second central heating circuit</text:p>
          </table:table-cell>
          <table:table-cell office:value-type="string" office:string-value="" table:formula="of:=IF(ISBLANK([.E190]);&quot;&quot;;[.$B294]&amp;[.E$264]&amp;&quot;;store_&quot;&amp;TRIM([.E190])&amp;&quot; = NO # &quot;&amp;[.E242])" table:style-name="ce1"/>
          <table:table-cell office:value-type="string" office:string-value="" table:formula="of:=IF(ISBLANK([.F190]);&quot;&quot;;[.$B294]&amp;[.F$264]&amp;&quot;;store_&quot;&amp;TRIM([.F190])&amp;&quot; = NO # &quot;&amp;[.F242])" table:style-name="ce1"/>
          <table:table-cell office:value-type="string" office:string-value="" table:formula="of:=IF(ISBLANK([.G190]);&quot;&quot;;[.$B294]&amp;[.G$264]&amp;&quot;;store_&quot;&amp;TRIM([.G190])&amp;&quot; = NO # &quot;&amp;[.G242])" table:style-name="ce1"/>
          <table:table-cell office:value-type="string" office:string-value="" table:formula="of:=IF(ISBLANK([.H190]);&quot;&quot;;[.$B294]&amp;[.H$264]&amp;&quot;;store_&quot;&amp;TRIM([.H190])&amp;&quot; = NO # &quot;&amp;[.H242])" table:style-name="ce1"/>
          <table:table-cell office:value-type="string" office:string-value="" table:formula="of:=IF(ISBLANK([.I190]);&quot;&quot;;[.$B294]&amp;[.I$264]&amp;&quot;;store_&quot;&amp;TRIM([.I190])&amp;&quot; = NO # &quot;&amp;[.I242])" table:style-name="ce1"/>
          <table:table-cell office:value-type="string" office:string-value="" table:formula="of:=IF(ISBLANK([.J190]);&quot;&quot;;[.$B294]&amp;[.J$264]&amp;&quot;;store_&quot;&amp;TRIM([.J190])&amp;&quot; = NO # &quot;&amp;[.J242])" table:style-name="ce1"/>
          <table:table-cell office:value-type="string" office:string-value="" table:formula="of:=IF(ISBLANK([.K190]);&quot;&quot;;[.$B294]&amp;[.K$264]&amp;&quot;;store_&quot;&amp;TRIM([.K190])&amp;&quot; = NO # &quot;&amp;[.K242])" table:style-name="ce1"/>
          <table:table-cell office:value-type="string" office:string-value="" table:formula="of:=IF(ISBLANK([.L190]);&quot;&quot;;[.$B294]&amp;[.L$264]&amp;&quot;;store_&quot;&amp;TRIM([.L190])&amp;&quot; = NO # &quot;&amp;[.L242])" table:style-name="ce1"/>
          <table:table-cell office:value-type="string" office:string-value="" table:formula="of:=IF(ISBLANK([.M190]);&quot;&quot;;[.$B294]&amp;[.M$264]&amp;&quot;;store_&quot;&amp;TRIM([.M190])&amp;&quot; = NO # &quot;&amp;[.M242])" table:style-name="ce1"/>
          <table:table-cell office:value-type="string" office:string-value="" table:formula="of:=IF(ISBLANK([.N190]);&quot;&quot;;[.$B294]&amp;[.N$264]&amp;&quot;;store_&quot;&amp;TRIM([.N190])&amp;&quot; = NO # &quot;&amp;[.N242])" table:style-name="ce1"/>
          <table:table-cell office:value-type="string" office:string-value="" table:formula="of:=IF(ISBLANK([.O190]);&quot;&quot;;[.$B294]&amp;[.O$264]&amp;&quot;;store_&quot;&amp;TRIM([.O190])&amp;&quot; = NO # &quot;&amp;[.O242])" table:style-name="ce1"/>
          <table:table-cell office:value-type="string" office:string-value="" table:formula="of:=IF(ISBLANK([.P190]);&quot;&quot;;[.$B294]&amp;[.P$264]&amp;&quot;;store_&quot;&amp;TRIM([.P190])&amp;&quot; = NO # &quot;&amp;[.P242])" table:style-name="ce1"/>
          <table:table-cell office:value-type="string" office:string-value="" table:formula="of:=IF(ISBLANK([.Q190]);&quot;&quot;;[.$B294]&amp;[.Q$264]&amp;&quot;;store_&quot;&amp;TRIM([.Q190])&amp;&quot; = NO # &quot;&amp;[.Q242])" table:style-name="ce1"/>
          <table:table-cell office:value-type="string" office:string-value="" table:formula="of:=IF(ISBLANK([.R190]);&quot;&quot;;[.$B294]&amp;[.R$264]&amp;&quot;;store_&quot;&amp;TRIM([.R190])&amp;&quot; = NO # &quot;&amp;[.R242])" table:style-name="ce1"/>
          <table:table-cell office:value-type="string" office:string-value="" table:formula="of:=IF(ISBLANK([.S190]);&quot;&quot;;[.$B294]&amp;[.S$264]&amp;&quot;;store_&quot;&amp;TRIM([.S190])&amp;&quot; = NO # &quot;&amp;[.S242])" table:style-name="ce1"/>
          <table:table-cell office:value-type="string" office:string-value="" table:formula="of:=IF(ISBLANK([.T190]);&quot;&quot;;[.$B294]&amp;[.T$264]&amp;&quot;;store_&quot;&amp;TRIM([.T190])&amp;&quot; = NO # &quot;&amp;[.T242])" table:style-name="ce1"/>
          <table:table-cell office:value-type="string" office:string-value="" table:formula="of:=IF(ISBLANK([.U190]);&quot;&quot;;[.$B294]&amp;[.U$264]&amp;&quot;;store_&quot;&amp;TRIM([.U190])&amp;&quot; = NO # &quot;&amp;[.U242])" table:style-name="ce1"/>
          <table:table-cell office:value-type="string" office:string-value="" table:formula="of:=IF(ISBLANK([.V190]);&quot;&quot;;[.$B294]&amp;[.V$264]&amp;&quot;;store_&quot;&amp;TRIM([.V190])&amp;&quot; = NO # &quot;&amp;[.V242])" table:style-name="ce1"/>
          <table:table-cell office:value-type="string" office:string-value="" table:formula="of:=IF(ISBLANK([.W190]);&quot;&quot;;[.$B294]&amp;[.W$264]&amp;&quot;;store_&quot;&amp;TRIM([.W190])&amp;&quot; = NO # &quot;&amp;[.W242])" table:style-name="ce1"/>
          <table:table-cell office:value-type="string" office:string-value="" table:formula="of:=IF(ISBLANK([.X190]);&quot;&quot;;[.$B294]&amp;[.X$264]&amp;&quot;;store_&quot;&amp;TRIM([.X190])&amp;&quot; = NO # &quot;&amp;[.X242])" table:style-name="ce1"/>
          <table:table-cell office:value-type="string" office:string-value="" table:formula="of:=IF(ISBLANK([.Y190]);&quot;&quot;;[.$B294]&amp;[.Y$264]&amp;&quot;;store_&quot;&amp;TRIM([.Y190])&amp;&quot; = NO # &quot;&amp;[.Y242])" table:style-name="ce1"/>
          <table:table-cell table:number-columns-repeated="16359"/>
        </table:table-row>
        <table:table-row table:style-name="ro1">
          <table:table-cell/>
          <table:table-cell office:value-type="float" office:value="1032" table:formula="of:=[.B243]+[.$C$264]" table:style-name="ce1">
            <text:p>1032</text:p>
          </table:table-cell>
          <table:table-cell table:style-name="ce1"/>
          <table:table-cell office:value-type="string" office:string-value="10320;store_dhw2_temperature = NO # Domestic hot water temperature 2 (°C)" table:formula="of:=IF(ISBLANK([.D191]);&quot;&quot;;[.$B295]&amp;[.D$264]&amp;&quot;;store_&quot;&amp;TRIM([.D191])&amp;&quot; = NO # &quot;&amp;[.D243])" table:style-name="ce1">
            <text:p>10320;store_dhw2_temperature = NO # Domestic hot water temperature 2 (°C)</text:p>
          </table:table-cell>
          <table:table-cell office:value-type="string" office:string-value="" table:formula="of:=IF(ISBLANK([.E191]);&quot;&quot;;[.$B295]&amp;[.E$264]&amp;&quot;;store_&quot;&amp;TRIM([.E191])&amp;&quot; = NO # &quot;&amp;[.E243])" table:style-name="ce1"/>
          <table:table-cell office:value-type="string" office:string-value="" table:formula="of:=IF(ISBLANK([.F191]);&quot;&quot;;[.$B295]&amp;[.F$264]&amp;&quot;;store_&quot;&amp;TRIM([.F191])&amp;&quot; = NO # &quot;&amp;[.F243])" table:style-name="ce1"/>
          <table:table-cell office:value-type="string" office:string-value="" table:formula="of:=IF(ISBLANK([.G191]);&quot;&quot;;[.$B295]&amp;[.G$264]&amp;&quot;;store_&quot;&amp;TRIM([.G191])&amp;&quot; = NO # &quot;&amp;[.G243])" table:style-name="ce1"/>
          <table:table-cell office:value-type="string" office:string-value="" table:formula="of:=IF(ISBLANK([.H191]);&quot;&quot;;[.$B295]&amp;[.H$264]&amp;&quot;;store_&quot;&amp;TRIM([.H191])&amp;&quot; = NO # &quot;&amp;[.H243])" table:style-name="ce1"/>
          <table:table-cell office:value-type="string" office:string-value="" table:formula="of:=IF(ISBLANK([.I191]);&quot;&quot;;[.$B295]&amp;[.I$264]&amp;&quot;;store_&quot;&amp;TRIM([.I191])&amp;&quot; = NO # &quot;&amp;[.I243])" table:style-name="ce1"/>
          <table:table-cell office:value-type="string" office:string-value="" table:formula="of:=IF(ISBLANK([.J191]);&quot;&quot;;[.$B295]&amp;[.J$264]&amp;&quot;;store_&quot;&amp;TRIM([.J191])&amp;&quot; = NO # &quot;&amp;[.J243])" table:style-name="ce1"/>
          <table:table-cell office:value-type="string" office:string-value="" table:formula="of:=IF(ISBLANK([.K191]);&quot;&quot;;[.$B295]&amp;[.K$264]&amp;&quot;;store_&quot;&amp;TRIM([.K191])&amp;&quot; = NO # &quot;&amp;[.K243])" table:style-name="ce1"/>
          <table:table-cell office:value-type="string" office:string-value="" table:formula="of:=IF(ISBLANK([.L191]);&quot;&quot;;[.$B295]&amp;[.L$264]&amp;&quot;;store_&quot;&amp;TRIM([.L191])&amp;&quot; = NO # &quot;&amp;[.L243])" table:style-name="ce1"/>
          <table:table-cell office:value-type="string" office:string-value="" table:formula="of:=IF(ISBLANK([.M191]);&quot;&quot;;[.$B295]&amp;[.M$264]&amp;&quot;;store_&quot;&amp;TRIM([.M191])&amp;&quot; = NO # &quot;&amp;[.M243])" table:style-name="ce1"/>
          <table:table-cell office:value-type="string" office:string-value="" table:formula="of:=IF(ISBLANK([.N191]);&quot;&quot;;[.$B295]&amp;[.N$264]&amp;&quot;;store_&quot;&amp;TRIM([.N191])&amp;&quot; = NO # &quot;&amp;[.N243])" table:style-name="ce1"/>
          <table:table-cell office:value-type="string" office:string-value="" table:formula="of:=IF(ISBLANK([.O191]);&quot;&quot;;[.$B295]&amp;[.O$264]&amp;&quot;;store_&quot;&amp;TRIM([.O191])&amp;&quot; = NO # &quot;&amp;[.O243])" table:style-name="ce1"/>
          <table:table-cell office:value-type="string" office:string-value="" table:formula="of:=IF(ISBLANK([.P191]);&quot;&quot;;[.$B295]&amp;[.P$264]&amp;&quot;;store_&quot;&amp;TRIM([.P191])&amp;&quot; = NO # &quot;&amp;[.P243])" table:style-name="ce1"/>
          <table:table-cell office:value-type="string" office:string-value="" table:formula="of:=IF(ISBLANK([.Q191]);&quot;&quot;;[.$B295]&amp;[.Q$264]&amp;&quot;;store_&quot;&amp;TRIM([.Q191])&amp;&quot; = NO # &quot;&amp;[.Q243])" table:style-name="ce1"/>
          <table:table-cell office:value-type="string" office:string-value="" table:formula="of:=IF(ISBLANK([.R191]);&quot;&quot;;[.$B295]&amp;[.R$264]&amp;&quot;;store_&quot;&amp;TRIM([.R191])&amp;&quot; = NO # &quot;&amp;[.R243])" table:style-name="ce1"/>
          <table:table-cell office:value-type="string" office:string-value="" table:formula="of:=IF(ISBLANK([.S191]);&quot;&quot;;[.$B295]&amp;[.S$264]&amp;&quot;;store_&quot;&amp;TRIM([.S191])&amp;&quot; = NO # &quot;&amp;[.S243])" table:style-name="ce1"/>
          <table:table-cell office:value-type="string" office:string-value="" table:formula="of:=IF(ISBLANK([.T191]);&quot;&quot;;[.$B295]&amp;[.T$264]&amp;&quot;;store_&quot;&amp;TRIM([.T191])&amp;&quot; = NO # &quot;&amp;[.T243])" table:style-name="ce1"/>
          <table:table-cell office:value-type="string" office:string-value="" table:formula="of:=IF(ISBLANK([.U191]);&quot;&quot;;[.$B295]&amp;[.U$264]&amp;&quot;;store_&quot;&amp;TRIM([.U191])&amp;&quot; = NO # &quot;&amp;[.U243])" table:style-name="ce1"/>
          <table:table-cell office:value-type="string" office:string-value="" table:formula="of:=IF(ISBLANK([.V191]);&quot;&quot;;[.$B295]&amp;[.V$264]&amp;&quot;;store_&quot;&amp;TRIM([.V191])&amp;&quot; = NO # &quot;&amp;[.V243])" table:style-name="ce1"/>
          <table:table-cell office:value-type="string" office:string-value="" table:formula="of:=IF(ISBLANK([.W191]);&quot;&quot;;[.$B295]&amp;[.W$264]&amp;&quot;;store_&quot;&amp;TRIM([.W191])&amp;&quot; = NO # &quot;&amp;[.W243])" table:style-name="ce1"/>
          <table:table-cell office:value-type="string" office:string-value="" table:formula="of:=IF(ISBLANK([.X191]);&quot;&quot;;[.$B295]&amp;[.X$264]&amp;&quot;;store_&quot;&amp;TRIM([.X191])&amp;&quot; = NO # &quot;&amp;[.X243])" table:style-name="ce1"/>
          <table:table-cell office:value-type="string" office:string-value="" table:formula="of:=IF(ISBLANK([.Y191]);&quot;&quot;;[.$B295]&amp;[.Y$264]&amp;&quot;;store_&quot;&amp;TRIM([.Y191])&amp;&quot; = NO # &quot;&amp;[.Y243])" table:style-name="ce1"/>
          <table:table-cell table:number-columns-repeated="16359"/>
        </table:table-row>
        <table:table-row table:style-name="ro1">
          <table:table-cell/>
          <table:table-cell office:value-type="float" office:value="1033" table:formula="of:=[.B244]+[.$C$264]" table:style-name="ce1">
            <text:p>1033</text:p>
          </table:table-cell>
          <table:table-cell table:style-name="ce1"/>
          <table:table-cell office:value-type="string" office:string-value="10330;store_exhaust_temperature = NO # Exhaust temperature (°C)" table:formula="of:=IF(ISBLANK([.D192]);&quot;&quot;;[.$B296]&amp;[.D$264]&amp;&quot;;store_&quot;&amp;TRIM([.D192])&amp;&quot; = NO # &quot;&amp;[.D244])" table:style-name="ce1">
            <text:p>10330;store_exhaust_temperature = NO # Exhaust temperature (°C)</text:p>
          </table:table-cell>
          <table:table-cell office:value-type="string" office:string-value="" table:formula="of:=IF(ISBLANK([.E192]);&quot;&quot;;[.$B296]&amp;[.E$264]&amp;&quot;;store_&quot;&amp;TRIM([.E192])&amp;&quot; = NO # &quot;&amp;[.E244])" table:style-name="ce1"/>
          <table:table-cell office:value-type="string" office:string-value="" table:formula="of:=IF(ISBLANK([.F192]);&quot;&quot;;[.$B296]&amp;[.F$264]&amp;&quot;;store_&quot;&amp;TRIM([.F192])&amp;&quot; = NO # &quot;&amp;[.F244])" table:style-name="ce1"/>
          <table:table-cell office:value-type="string" office:string-value="" table:formula="of:=IF(ISBLANK([.G192]);&quot;&quot;;[.$B296]&amp;[.G$264]&amp;&quot;;store_&quot;&amp;TRIM([.G192])&amp;&quot; = NO # &quot;&amp;[.G244])" table:style-name="ce1"/>
          <table:table-cell office:value-type="string" office:string-value="" table:formula="of:=IF(ISBLANK([.H192]);&quot;&quot;;[.$B296]&amp;[.H$264]&amp;&quot;;store_&quot;&amp;TRIM([.H192])&amp;&quot; = NO # &quot;&amp;[.H244])" table:style-name="ce1"/>
          <table:table-cell office:value-type="string" office:string-value="" table:formula="of:=IF(ISBLANK([.I192]);&quot;&quot;;[.$B296]&amp;[.I$264]&amp;&quot;;store_&quot;&amp;TRIM([.I192])&amp;&quot; = NO # &quot;&amp;[.I244])" table:style-name="ce1"/>
          <table:table-cell office:value-type="string" office:string-value="" table:formula="of:=IF(ISBLANK([.J192]);&quot;&quot;;[.$B296]&amp;[.J$264]&amp;&quot;;store_&quot;&amp;TRIM([.J192])&amp;&quot; = NO # &quot;&amp;[.J244])" table:style-name="ce1"/>
          <table:table-cell office:value-type="string" office:string-value="" table:formula="of:=IF(ISBLANK([.K192]);&quot;&quot;;[.$B296]&amp;[.K$264]&amp;&quot;;store_&quot;&amp;TRIM([.K192])&amp;&quot; = NO # &quot;&amp;[.K244])" table:style-name="ce1"/>
          <table:table-cell office:value-type="string" office:string-value="" table:formula="of:=IF(ISBLANK([.L192]);&quot;&quot;;[.$B296]&amp;[.L$264]&amp;&quot;;store_&quot;&amp;TRIM([.L192])&amp;&quot; = NO # &quot;&amp;[.L244])" table:style-name="ce1"/>
          <table:table-cell office:value-type="string" office:string-value="" table:formula="of:=IF(ISBLANK([.M192]);&quot;&quot;;[.$B296]&amp;[.M$264]&amp;&quot;;store_&quot;&amp;TRIM([.M192])&amp;&quot; = NO # &quot;&amp;[.M244])" table:style-name="ce1"/>
          <table:table-cell office:value-type="string" office:string-value="" table:formula="of:=IF(ISBLANK([.N192]);&quot;&quot;;[.$B296]&amp;[.N$264]&amp;&quot;;store_&quot;&amp;TRIM([.N192])&amp;&quot; = NO # &quot;&amp;[.N244])" table:style-name="ce1"/>
          <table:table-cell office:value-type="string" office:string-value="" table:formula="of:=IF(ISBLANK([.O192]);&quot;&quot;;[.$B296]&amp;[.O$264]&amp;&quot;;store_&quot;&amp;TRIM([.O192])&amp;&quot; = NO # &quot;&amp;[.O244])" table:style-name="ce1"/>
          <table:table-cell office:value-type="string" office:string-value="" table:formula="of:=IF(ISBLANK([.P192]);&quot;&quot;;[.$B296]&amp;[.P$264]&amp;&quot;;store_&quot;&amp;TRIM([.P192])&amp;&quot; = NO # &quot;&amp;[.P244])" table:style-name="ce1"/>
          <table:table-cell office:value-type="string" office:string-value="" table:formula="of:=IF(ISBLANK([.Q192]);&quot;&quot;;[.$B296]&amp;[.Q$264]&amp;&quot;;store_&quot;&amp;TRIM([.Q192])&amp;&quot; = NO # &quot;&amp;[.Q244])" table:style-name="ce1"/>
          <table:table-cell office:value-type="string" office:string-value="" table:formula="of:=IF(ISBLANK([.R192]);&quot;&quot;;[.$B296]&amp;[.R$264]&amp;&quot;;store_&quot;&amp;TRIM([.R192])&amp;&quot; = NO # &quot;&amp;[.R244])" table:style-name="ce1"/>
          <table:table-cell office:value-type="string" office:string-value="" table:formula="of:=IF(ISBLANK([.S192]);&quot;&quot;;[.$B296]&amp;[.S$264]&amp;&quot;;store_&quot;&amp;TRIM([.S192])&amp;&quot; = NO # &quot;&amp;[.S244])" table:style-name="ce1"/>
          <table:table-cell office:value-type="string" office:string-value="" table:formula="of:=IF(ISBLANK([.T192]);&quot;&quot;;[.$B296]&amp;[.T$264]&amp;&quot;;store_&quot;&amp;TRIM([.T192])&amp;&quot; = NO # &quot;&amp;[.T244])" table:style-name="ce1"/>
          <table:table-cell office:value-type="string" office:string-value="" table:formula="of:=IF(ISBLANK([.U192]);&quot;&quot;;[.$B296]&amp;[.U$264]&amp;&quot;;store_&quot;&amp;TRIM([.U192])&amp;&quot; = NO # &quot;&amp;[.U244])" table:style-name="ce1"/>
          <table:table-cell office:value-type="string" office:string-value="" table:formula="of:=IF(ISBLANK([.V192]);&quot;&quot;;[.$B296]&amp;[.V$264]&amp;&quot;;store_&quot;&amp;TRIM([.V192])&amp;&quot; = NO # &quot;&amp;[.V244])" table:style-name="ce1"/>
          <table:table-cell office:value-type="string" office:string-value="" table:formula="of:=IF(ISBLANK([.W192]);&quot;&quot;;[.$B296]&amp;[.W$264]&amp;&quot;;store_&quot;&amp;TRIM([.W192])&amp;&quot; = NO # &quot;&amp;[.W244])" table:style-name="ce1"/>
          <table:table-cell office:value-type="string" office:string-value="" table:formula="of:=IF(ISBLANK([.X192]);&quot;&quot;;[.$B296]&amp;[.X$264]&amp;&quot;;store_&quot;&amp;TRIM([.X192])&amp;&quot; = NO # &quot;&amp;[.X244])" table:style-name="ce1"/>
          <table:table-cell office:value-type="string" office:string-value="" table:formula="of:=IF(ISBLANK([.Y192]);&quot;&quot;;[.$B296]&amp;[.Y$264]&amp;&quot;;store_&quot;&amp;TRIM([.Y192])&amp;&quot; = NO # &quot;&amp;[.Y244])" table:style-name="ce1"/>
          <table:table-cell table:number-columns-repeated="16359"/>
        </table:table-row>
        <table:table-row table:style-name="ro1">
          <table:table-cell/>
          <table:table-cell office:value-type="float" office:value="1048" table:formula="of:=[.B245]+[.$C$264]" table:style-name="ce1">
            <text:p>1048</text:p>
          </table:table-cell>
          <table:table-cell table:style-name="ce1"/>
          <table:table-cell office:value-type="string" office:string-value="10480;store_dhwsetpoint_upper_bound = NO # Upper bound for adjustment of DHW setp (°C)" table:formula="of:=IF(ISBLANK([.D193]);&quot;&quot;;[.$B297]&amp;[.D$264]&amp;&quot;;store_&quot;&amp;TRIM([.D193])&amp;&quot; = NO # &quot;&amp;[.D245])" table:style-name="ce1">
            <text:p>10480;store_dhwsetpoint_upper_bound = NO # Upper bound for adjustment of DHW setp (°C)</text:p>
          </table:table-cell>
          <table:table-cell office:value-type="string" office:string-value="10481;store_dhwsetpoint_lower_bound = NO #  Lower bound for adjustment of DHW setp (°C)" table:formula="of:=IF(ISBLANK([.E193]);&quot;&quot;;[.$B297]&amp;[.E$264]&amp;&quot;;store_&quot;&amp;TRIM([.E193])&amp;&quot; = NO # &quot;&amp;[.E245])" table:style-name="ce1">
            <text:p>10481;store_dhwsetpoint_lower_bound = NO # <text:s/>Lower bound for adjustment of DHW setp (°C)</text:p>
          </table:table-cell>
          <table:table-cell office:value-type="string" office:string-value="" table:formula="of:=IF(ISBLANK([.F193]);&quot;&quot;;[.$B297]&amp;[.F$264]&amp;&quot;;store_&quot;&amp;TRIM([.F193])&amp;&quot; = NO # &quot;&amp;[.F245])" table:style-name="ce1"/>
          <table:table-cell office:value-type="string" office:string-value="" table:formula="of:=IF(ISBLANK([.G193]);&quot;&quot;;[.$B297]&amp;[.G$264]&amp;&quot;;store_&quot;&amp;TRIM([.G193])&amp;&quot; = NO # &quot;&amp;[.G245])" table:style-name="ce1"/>
          <table:table-cell office:value-type="string" office:string-value="" table:formula="of:=IF(ISBLANK([.H193]);&quot;&quot;;[.$B297]&amp;[.H$264]&amp;&quot;;store_&quot;&amp;TRIM([.H193])&amp;&quot; = NO # &quot;&amp;[.H245])" table:style-name="ce1"/>
          <table:table-cell office:value-type="string" office:string-value="" table:formula="of:=IF(ISBLANK([.I193]);&quot;&quot;;[.$B297]&amp;[.I$264]&amp;&quot;;store_&quot;&amp;TRIM([.I193])&amp;&quot; = NO # &quot;&amp;[.I245])" table:style-name="ce1"/>
          <table:table-cell office:value-type="string" office:string-value="" table:formula="of:=IF(ISBLANK([.J193]);&quot;&quot;;[.$B297]&amp;[.J$264]&amp;&quot;;store_&quot;&amp;TRIM([.J193])&amp;&quot; = NO # &quot;&amp;[.J245])" table:style-name="ce1"/>
          <table:table-cell office:value-type="string" office:string-value="" table:formula="of:=IF(ISBLANK([.K193]);&quot;&quot;;[.$B297]&amp;[.K$264]&amp;&quot;;store_&quot;&amp;TRIM([.K193])&amp;&quot; = NO # &quot;&amp;[.K245])" table:style-name="ce1"/>
          <table:table-cell office:value-type="string" office:string-value="" table:formula="of:=IF(ISBLANK([.L193]);&quot;&quot;;[.$B297]&amp;[.L$264]&amp;&quot;;store_&quot;&amp;TRIM([.L193])&amp;&quot; = NO # &quot;&amp;[.L245])" table:style-name="ce1"/>
          <table:table-cell office:value-type="string" office:string-value="" table:formula="of:=IF(ISBLANK([.M193]);&quot;&quot;;[.$B297]&amp;[.M$264]&amp;&quot;;store_&quot;&amp;TRIM([.M193])&amp;&quot; = NO # &quot;&amp;[.M245])" table:style-name="ce1"/>
          <table:table-cell office:value-type="string" office:string-value="" table:formula="of:=IF(ISBLANK([.N193]);&quot;&quot;;[.$B297]&amp;[.N$264]&amp;&quot;;store_&quot;&amp;TRIM([.N193])&amp;&quot; = NO # &quot;&amp;[.N245])" table:style-name="ce1"/>
          <table:table-cell office:value-type="string" office:string-value="" table:formula="of:=IF(ISBLANK([.O193]);&quot;&quot;;[.$B297]&amp;[.O$264]&amp;&quot;;store_&quot;&amp;TRIM([.O193])&amp;&quot; = NO # &quot;&amp;[.O245])" table:style-name="ce1"/>
          <table:table-cell office:value-type="string" office:string-value="" table:formula="of:=IF(ISBLANK([.P193]);&quot;&quot;;[.$B297]&amp;[.P$264]&amp;&quot;;store_&quot;&amp;TRIM([.P193])&amp;&quot; = NO # &quot;&amp;[.P245])" table:style-name="ce1"/>
          <table:table-cell office:value-type="string" office:string-value="" table:formula="of:=IF(ISBLANK([.Q193]);&quot;&quot;;[.$B297]&amp;[.Q$264]&amp;&quot;;store_&quot;&amp;TRIM([.Q193])&amp;&quot; = NO # &quot;&amp;[.Q245])" table:style-name="ce1"/>
          <table:table-cell office:value-type="string" office:string-value="" table:formula="of:=IF(ISBLANK([.R193]);&quot;&quot;;[.$B297]&amp;[.R$264]&amp;&quot;;store_&quot;&amp;TRIM([.R193])&amp;&quot; = NO # &quot;&amp;[.R245])" table:style-name="ce1"/>
          <table:table-cell office:value-type="string" office:string-value="" table:formula="of:=IF(ISBLANK([.S193]);&quot;&quot;;[.$B297]&amp;[.S$264]&amp;&quot;;store_&quot;&amp;TRIM([.S193])&amp;&quot; = NO # &quot;&amp;[.S245])" table:style-name="ce1"/>
          <table:table-cell office:value-type="string" office:string-value="" table:formula="of:=IF(ISBLANK([.T193]);&quot;&quot;;[.$B297]&amp;[.T$264]&amp;&quot;;store_&quot;&amp;TRIM([.T193])&amp;&quot; = NO # &quot;&amp;[.T245])" table:style-name="ce1"/>
          <table:table-cell office:value-type="string" office:string-value="" table:formula="of:=IF(ISBLANK([.U193]);&quot;&quot;;[.$B297]&amp;[.U$264]&amp;&quot;;store_&quot;&amp;TRIM([.U193])&amp;&quot; = NO # &quot;&amp;[.U245])" table:style-name="ce1"/>
          <table:table-cell office:value-type="string" office:string-value="" table:formula="of:=IF(ISBLANK([.V193]);&quot;&quot;;[.$B297]&amp;[.V$264]&amp;&quot;;store_&quot;&amp;TRIM([.V193])&amp;&quot; = NO # &quot;&amp;[.V245])" table:style-name="ce1"/>
          <table:table-cell office:value-type="string" office:string-value="" table:formula="of:=IF(ISBLANK([.W193]);&quot;&quot;;[.$B297]&amp;[.W$264]&amp;&quot;;store_&quot;&amp;TRIM([.W193])&amp;&quot; = NO # &quot;&amp;[.W245])" table:style-name="ce1"/>
          <table:table-cell office:value-type="string" office:string-value="" table:formula="of:=IF(ISBLANK([.X193]);&quot;&quot;;[.$B297]&amp;[.X$264]&amp;&quot;;store_&quot;&amp;TRIM([.X193])&amp;&quot; = NO # &quot;&amp;[.X245])" table:style-name="ce1"/>
          <table:table-cell office:value-type="string" office:string-value="" table:formula="of:=IF(ISBLANK([.Y193]);&quot;&quot;;[.$B297]&amp;[.Y$264]&amp;&quot;;store_&quot;&amp;TRIM([.Y193])&amp;&quot; = NO # &quot;&amp;[.Y245])" table:style-name="ce1"/>
          <table:table-cell table:number-columns-repeated="16359"/>
        </table:table-row>
        <table:table-row table:style-name="ro1">
          <table:table-cell/>
          <table:table-cell office:value-type="float" office:value="1049" table:formula="of:=[.B246]+[.$C$264]" table:style-name="ce1">
            <text:p>1049</text:p>
          </table:table-cell>
          <table:table-cell table:style-name="ce1"/>
          <table:table-cell office:value-type="string" office:string-value="10490;store_max_chsetp_upper_bound = NO # Upper bound for adjustment of maxCHsetp (°C)" table:formula="of:=IF(ISBLANK([.D194]);&quot;&quot;;[.$B298]&amp;[.D$264]&amp;&quot;;store_&quot;&amp;TRIM([.D194])&amp;&quot; = NO # &quot;&amp;[.D246])" table:style-name="ce1">
            <text:p>10490;store_max_chsetp_upper_bound = NO # Upper bound for adjustment of maxCHsetp (°C)</text:p>
          </table:table-cell>
          <table:table-cell office:value-type="string" office:string-value="10491;store_max_chsetp_lower_bound = NO #  Lower bound for adjustment of maxCHsetp (°C)" table:formula="of:=IF(ISBLANK([.E194]);&quot;&quot;;[.$B298]&amp;[.E$264]&amp;&quot;;store_&quot;&amp;TRIM([.E194])&amp;&quot; = NO # &quot;&amp;[.E246])" table:style-name="ce1">
            <text:p>10491;store_max_chsetp_lower_bound = NO # <text:s/>Lower bound for adjustment of maxCHsetp (°C)</text:p>
          </table:table-cell>
          <table:table-cell office:value-type="string" office:string-value="" table:formula="of:=IF(ISBLANK([.F194]);&quot;&quot;;[.$B298]&amp;[.F$264]&amp;&quot;;store_&quot;&amp;TRIM([.F194])&amp;&quot; = NO # &quot;&amp;[.F246])" table:style-name="ce1"/>
          <table:table-cell office:value-type="string" office:string-value="" table:formula="of:=IF(ISBLANK([.G194]);&quot;&quot;;[.$B298]&amp;[.G$264]&amp;&quot;;store_&quot;&amp;TRIM([.G194])&amp;&quot; = NO # &quot;&amp;[.G246])" table:style-name="ce1"/>
          <table:table-cell office:value-type="string" office:string-value="" table:formula="of:=IF(ISBLANK([.H194]);&quot;&quot;;[.$B298]&amp;[.H$264]&amp;&quot;;store_&quot;&amp;TRIM([.H194])&amp;&quot; = NO # &quot;&amp;[.H246])" table:style-name="ce1"/>
          <table:table-cell office:value-type="string" office:string-value="" table:formula="of:=IF(ISBLANK([.I194]);&quot;&quot;;[.$B298]&amp;[.I$264]&amp;&quot;;store_&quot;&amp;TRIM([.I194])&amp;&quot; = NO # &quot;&amp;[.I246])" table:style-name="ce1"/>
          <table:table-cell office:value-type="string" office:string-value="" table:formula="of:=IF(ISBLANK([.J194]);&quot;&quot;;[.$B298]&amp;[.J$264]&amp;&quot;;store_&quot;&amp;TRIM([.J194])&amp;&quot; = NO # &quot;&amp;[.J246])" table:style-name="ce1"/>
          <table:table-cell office:value-type="string" office:string-value="" table:formula="of:=IF(ISBLANK([.K194]);&quot;&quot;;[.$B298]&amp;[.K$264]&amp;&quot;;store_&quot;&amp;TRIM([.K194])&amp;&quot; = NO # &quot;&amp;[.K246])" table:style-name="ce1"/>
          <table:table-cell office:value-type="string" office:string-value="" table:formula="of:=IF(ISBLANK([.L194]);&quot;&quot;;[.$B298]&amp;[.L$264]&amp;&quot;;store_&quot;&amp;TRIM([.L194])&amp;&quot; = NO # &quot;&amp;[.L246])" table:style-name="ce1"/>
          <table:table-cell office:value-type="string" office:string-value="" table:formula="of:=IF(ISBLANK([.M194]);&quot;&quot;;[.$B298]&amp;[.M$264]&amp;&quot;;store_&quot;&amp;TRIM([.M194])&amp;&quot; = NO # &quot;&amp;[.M246])" table:style-name="ce1"/>
          <table:table-cell office:value-type="string" office:string-value="" table:formula="of:=IF(ISBLANK([.N194]);&quot;&quot;;[.$B298]&amp;[.N$264]&amp;&quot;;store_&quot;&amp;TRIM([.N194])&amp;&quot; = NO # &quot;&amp;[.N246])" table:style-name="ce1"/>
          <table:table-cell office:value-type="string" office:string-value="" table:formula="of:=IF(ISBLANK([.O194]);&quot;&quot;;[.$B298]&amp;[.O$264]&amp;&quot;;store_&quot;&amp;TRIM([.O194])&amp;&quot; = NO # &quot;&amp;[.O246])" table:style-name="ce1"/>
          <table:table-cell office:value-type="string" office:string-value="" table:formula="of:=IF(ISBLANK([.P194]);&quot;&quot;;[.$B298]&amp;[.P$264]&amp;&quot;;store_&quot;&amp;TRIM([.P194])&amp;&quot; = NO # &quot;&amp;[.P246])" table:style-name="ce1"/>
          <table:table-cell office:value-type="string" office:string-value="" table:formula="of:=IF(ISBLANK([.Q194]);&quot;&quot;;[.$B298]&amp;[.Q$264]&amp;&quot;;store_&quot;&amp;TRIM([.Q194])&amp;&quot; = NO # &quot;&amp;[.Q246])" table:style-name="ce1"/>
          <table:table-cell office:value-type="string" office:string-value="" table:formula="of:=IF(ISBLANK([.R194]);&quot;&quot;;[.$B298]&amp;[.R$264]&amp;&quot;;store_&quot;&amp;TRIM([.R194])&amp;&quot; = NO # &quot;&amp;[.R246])" table:style-name="ce1"/>
          <table:table-cell office:value-type="string" office:string-value="" table:formula="of:=IF(ISBLANK([.S194]);&quot;&quot;;[.$B298]&amp;[.S$264]&amp;&quot;;store_&quot;&amp;TRIM([.S194])&amp;&quot; = NO # &quot;&amp;[.S246])" table:style-name="ce1"/>
          <table:table-cell office:value-type="string" office:string-value="" table:formula="of:=IF(ISBLANK([.T194]);&quot;&quot;;[.$B298]&amp;[.T$264]&amp;&quot;;store_&quot;&amp;TRIM([.T194])&amp;&quot; = NO # &quot;&amp;[.T246])" table:style-name="ce1"/>
          <table:table-cell office:value-type="string" office:string-value="" table:formula="of:=IF(ISBLANK([.U194]);&quot;&quot;;[.$B298]&amp;[.U$264]&amp;&quot;;store_&quot;&amp;TRIM([.U194])&amp;&quot; = NO # &quot;&amp;[.U246])" table:style-name="ce1"/>
          <table:table-cell office:value-type="string" office:string-value="" table:formula="of:=IF(ISBLANK([.V194]);&quot;&quot;;[.$B298]&amp;[.V$264]&amp;&quot;;store_&quot;&amp;TRIM([.V194])&amp;&quot; = NO # &quot;&amp;[.V246])" table:style-name="ce1"/>
          <table:table-cell office:value-type="string" office:string-value="" table:formula="of:=IF(ISBLANK([.W194]);&quot;&quot;;[.$B298]&amp;[.W$264]&amp;&quot;;store_&quot;&amp;TRIM([.W194])&amp;&quot; = NO # &quot;&amp;[.W246])" table:style-name="ce1"/>
          <table:table-cell office:value-type="string" office:string-value="" table:formula="of:=IF(ISBLANK([.X194]);&quot;&quot;;[.$B298]&amp;[.X$264]&amp;&quot;;store_&quot;&amp;TRIM([.X194])&amp;&quot; = NO # &quot;&amp;[.X246])" table:style-name="ce1"/>
          <table:table-cell office:value-type="string" office:string-value="" table:formula="of:=IF(ISBLANK([.Y194]);&quot;&quot;;[.$B298]&amp;[.Y$264]&amp;&quot;;store_&quot;&amp;TRIM([.Y194])&amp;&quot; = NO # &quot;&amp;[.Y246])" table:style-name="ce1"/>
          <table:table-cell table:number-columns-repeated="16359"/>
        </table:table-row>
        <table:table-row table:style-name="ro1">
          <table:table-cell/>
          <table:table-cell office:value-type="float" office:value="1056" table:formula="of:=[.B247]+[.$C$264]" table:style-name="ce1">
            <text:p>1056</text:p>
          </table:table-cell>
          <table:table-cell table:style-name="ce1"/>
          <table:table-cell office:value-type="string" office:string-value="10560;store_dhw_setpoint = NO # Domestic hot water temperature setpoint (°C)" table:formula="of:=IF(ISBLANK([.D195]);&quot;&quot;;[.$B299]&amp;[.D$264]&amp;&quot;;store_&quot;&amp;TRIM([.D195])&amp;&quot; = NO # &quot;&amp;[.D247])" table:style-name="ce1">
            <text:p>10560;store_dhw_setpoint = NO # Domestic hot water temperature setpoint (°C)</text:p>
          </table:table-cell>
          <table:table-cell office:value-type="string" office:string-value="" table:formula="of:=IF(ISBLANK([.E195]);&quot;&quot;;[.$B299]&amp;[.E$264]&amp;&quot;;store_&quot;&amp;TRIM([.E195])&amp;&quot; = NO # &quot;&amp;[.E247])" table:style-name="ce1"/>
          <table:table-cell office:value-type="string" office:string-value="" table:formula="of:=IF(ISBLANK([.F195]);&quot;&quot;;[.$B299]&amp;[.F$264]&amp;&quot;;store_&quot;&amp;TRIM([.F195])&amp;&quot; = NO # &quot;&amp;[.F247])" table:style-name="ce1"/>
          <table:table-cell office:value-type="string" office:string-value="" table:formula="of:=IF(ISBLANK([.G195]);&quot;&quot;;[.$B299]&amp;[.G$264]&amp;&quot;;store_&quot;&amp;TRIM([.G195])&amp;&quot; = NO # &quot;&amp;[.G247])" table:style-name="ce1"/>
          <table:table-cell office:value-type="string" office:string-value="" table:formula="of:=IF(ISBLANK([.H195]);&quot;&quot;;[.$B299]&amp;[.H$264]&amp;&quot;;store_&quot;&amp;TRIM([.H195])&amp;&quot; = NO # &quot;&amp;[.H247])" table:style-name="ce1"/>
          <table:table-cell office:value-type="string" office:string-value="" table:formula="of:=IF(ISBLANK([.I195]);&quot;&quot;;[.$B299]&amp;[.I$264]&amp;&quot;;store_&quot;&amp;TRIM([.I195])&amp;&quot; = NO # &quot;&amp;[.I247])" table:style-name="ce1"/>
          <table:table-cell office:value-type="string" office:string-value="" table:formula="of:=IF(ISBLANK([.J195]);&quot;&quot;;[.$B299]&amp;[.J$264]&amp;&quot;;store_&quot;&amp;TRIM([.J195])&amp;&quot; = NO # &quot;&amp;[.J247])" table:style-name="ce1"/>
          <table:table-cell office:value-type="string" office:string-value="" table:formula="of:=IF(ISBLANK([.K195]);&quot;&quot;;[.$B299]&amp;[.K$264]&amp;&quot;;store_&quot;&amp;TRIM([.K195])&amp;&quot; = NO # &quot;&amp;[.K247])" table:style-name="ce1"/>
          <table:table-cell office:value-type="string" office:string-value="" table:formula="of:=IF(ISBLANK([.L195]);&quot;&quot;;[.$B299]&amp;[.L$264]&amp;&quot;;store_&quot;&amp;TRIM([.L195])&amp;&quot; = NO # &quot;&amp;[.L247])" table:style-name="ce1"/>
          <table:table-cell office:value-type="string" office:string-value="" table:formula="of:=IF(ISBLANK([.M195]);&quot;&quot;;[.$B299]&amp;[.M$264]&amp;&quot;;store_&quot;&amp;TRIM([.M195])&amp;&quot; = NO # &quot;&amp;[.M247])" table:style-name="ce1"/>
          <table:table-cell office:value-type="string" office:string-value="" table:formula="of:=IF(ISBLANK([.N195]);&quot;&quot;;[.$B299]&amp;[.N$264]&amp;&quot;;store_&quot;&amp;TRIM([.N195])&amp;&quot; = NO # &quot;&amp;[.N247])" table:style-name="ce1"/>
          <table:table-cell office:value-type="string" office:string-value="" table:formula="of:=IF(ISBLANK([.O195]);&quot;&quot;;[.$B299]&amp;[.O$264]&amp;&quot;;store_&quot;&amp;TRIM([.O195])&amp;&quot; = NO # &quot;&amp;[.O247])" table:style-name="ce1"/>
          <table:table-cell office:value-type="string" office:string-value="" table:formula="of:=IF(ISBLANK([.P195]);&quot;&quot;;[.$B299]&amp;[.P$264]&amp;&quot;;store_&quot;&amp;TRIM([.P195])&amp;&quot; = NO # &quot;&amp;[.P247])" table:style-name="ce1"/>
          <table:table-cell office:value-type="string" office:string-value="" table:formula="of:=IF(ISBLANK([.Q195]);&quot;&quot;;[.$B299]&amp;[.Q$264]&amp;&quot;;store_&quot;&amp;TRIM([.Q195])&amp;&quot; = NO # &quot;&amp;[.Q247])" table:style-name="ce1"/>
          <table:table-cell office:value-type="string" office:string-value="" table:formula="of:=IF(ISBLANK([.R195]);&quot;&quot;;[.$B299]&amp;[.R$264]&amp;&quot;;store_&quot;&amp;TRIM([.R195])&amp;&quot; = NO # &quot;&amp;[.R247])" table:style-name="ce1"/>
          <table:table-cell office:value-type="string" office:string-value="" table:formula="of:=IF(ISBLANK([.S195]);&quot;&quot;;[.$B299]&amp;[.S$264]&amp;&quot;;store_&quot;&amp;TRIM([.S195])&amp;&quot; = NO # &quot;&amp;[.S247])" table:style-name="ce1"/>
          <table:table-cell office:value-type="string" office:string-value="" table:formula="of:=IF(ISBLANK([.T195]);&quot;&quot;;[.$B299]&amp;[.T$264]&amp;&quot;;store_&quot;&amp;TRIM([.T195])&amp;&quot; = NO # &quot;&amp;[.T247])" table:style-name="ce1"/>
          <table:table-cell office:value-type="string" office:string-value="" table:formula="of:=IF(ISBLANK([.U195]);&quot;&quot;;[.$B299]&amp;[.U$264]&amp;&quot;;store_&quot;&amp;TRIM([.U195])&amp;&quot; = NO # &quot;&amp;[.U247])" table:style-name="ce1"/>
          <table:table-cell office:value-type="string" office:string-value="" table:formula="of:=IF(ISBLANK([.V195]);&quot;&quot;;[.$B299]&amp;[.V$264]&amp;&quot;;store_&quot;&amp;TRIM([.V195])&amp;&quot; = NO # &quot;&amp;[.V247])" table:style-name="ce1"/>
          <table:table-cell office:value-type="string" office:string-value="" table:formula="of:=IF(ISBLANK([.W195]);&quot;&quot;;[.$B299]&amp;[.W$264]&amp;&quot;;store_&quot;&amp;TRIM([.W195])&amp;&quot; = NO # &quot;&amp;[.W247])" table:style-name="ce1"/>
          <table:table-cell office:value-type="string" office:string-value="" table:formula="of:=IF(ISBLANK([.X195]);&quot;&quot;;[.$B299]&amp;[.X$264]&amp;&quot;;store_&quot;&amp;TRIM([.X195])&amp;&quot; = NO # &quot;&amp;[.X247])" table:style-name="ce1"/>
          <table:table-cell office:value-type="string" office:string-value="" table:formula="of:=IF(ISBLANK([.Y195]);&quot;&quot;;[.$B299]&amp;[.Y$264]&amp;&quot;;store_&quot;&amp;TRIM([.Y195])&amp;&quot; = NO # &quot;&amp;[.Y247])" table:style-name="ce1"/>
          <table:table-cell table:number-columns-repeated="16359"/>
        </table:table-row>
        <table:table-row table:style-name="ro1">
          <table:table-cell/>
          <table:table-cell office:value-type="float" office:value="1057" table:formula="of:=[.B248]+[.$C$264]" table:style-name="ce1">
            <text:p>1057</text:p>
          </table:table-cell>
          <table:table-cell table:style-name="ce1"/>
          <table:table-cell office:value-type="string" office:string-value="10570;store_max_ch_water_setpoint = NO # Maximum allowable CH water setpoint (°C)" table:formula="of:=IF(ISBLANK([.D196]);&quot;&quot;;[.$B300]&amp;[.D$264]&amp;&quot;;store_&quot;&amp;TRIM([.D196])&amp;&quot; = NO # &quot;&amp;[.D248])" table:style-name="ce1">
            <text:p>10570;store_max_ch_water_setpoint = NO # Maximum allowable CH water setpoint (°C)</text:p>
          </table:table-cell>
          <table:table-cell office:value-type="string" office:string-value="" table:formula="of:=IF(ISBLANK([.E196]);&quot;&quot;;[.$B300]&amp;[.E$264]&amp;&quot;;store_&quot;&amp;TRIM([.E196])&amp;&quot; = NO # &quot;&amp;[.E248])" table:style-name="ce1"/>
          <table:table-cell office:value-type="string" office:string-value="" table:formula="of:=IF(ISBLANK([.F196]);&quot;&quot;;[.$B300]&amp;[.F$264]&amp;&quot;;store_&quot;&amp;TRIM([.F196])&amp;&quot; = NO # &quot;&amp;[.F248])" table:style-name="ce1"/>
          <table:table-cell office:value-type="string" office:string-value="" table:formula="of:=IF(ISBLANK([.G196]);&quot;&quot;;[.$B300]&amp;[.G$264]&amp;&quot;;store_&quot;&amp;TRIM([.G196])&amp;&quot; = NO # &quot;&amp;[.G248])" table:style-name="ce1"/>
          <table:table-cell office:value-type="string" office:string-value="" table:formula="of:=IF(ISBLANK([.H196]);&quot;&quot;;[.$B300]&amp;[.H$264]&amp;&quot;;store_&quot;&amp;TRIM([.H196])&amp;&quot; = NO # &quot;&amp;[.H248])" table:style-name="ce1"/>
          <table:table-cell office:value-type="string" office:string-value="" table:formula="of:=IF(ISBLANK([.I196]);&quot;&quot;;[.$B300]&amp;[.I$264]&amp;&quot;;store_&quot;&amp;TRIM([.I196])&amp;&quot; = NO # &quot;&amp;[.I248])" table:style-name="ce1"/>
          <table:table-cell office:value-type="string" office:string-value="" table:formula="of:=IF(ISBLANK([.J196]);&quot;&quot;;[.$B300]&amp;[.J$264]&amp;&quot;;store_&quot;&amp;TRIM([.J196])&amp;&quot; = NO # &quot;&amp;[.J248])" table:style-name="ce1"/>
          <table:table-cell office:value-type="string" office:string-value="" table:formula="of:=IF(ISBLANK([.K196]);&quot;&quot;;[.$B300]&amp;[.K$264]&amp;&quot;;store_&quot;&amp;TRIM([.K196])&amp;&quot; = NO # &quot;&amp;[.K248])" table:style-name="ce1"/>
          <table:table-cell office:value-type="string" office:string-value="" table:formula="of:=IF(ISBLANK([.L196]);&quot;&quot;;[.$B300]&amp;[.L$264]&amp;&quot;;store_&quot;&amp;TRIM([.L196])&amp;&quot; = NO # &quot;&amp;[.L248])" table:style-name="ce1"/>
          <table:table-cell office:value-type="string" office:string-value="" table:formula="of:=IF(ISBLANK([.M196]);&quot;&quot;;[.$B300]&amp;[.M$264]&amp;&quot;;store_&quot;&amp;TRIM([.M196])&amp;&quot; = NO # &quot;&amp;[.M248])" table:style-name="ce1"/>
          <table:table-cell office:value-type="string" office:string-value="" table:formula="of:=IF(ISBLANK([.N196]);&quot;&quot;;[.$B300]&amp;[.N$264]&amp;&quot;;store_&quot;&amp;TRIM([.N196])&amp;&quot; = NO # &quot;&amp;[.N248])" table:style-name="ce1"/>
          <table:table-cell office:value-type="string" office:string-value="" table:formula="of:=IF(ISBLANK([.O196]);&quot;&quot;;[.$B300]&amp;[.O$264]&amp;&quot;;store_&quot;&amp;TRIM([.O196])&amp;&quot; = NO # &quot;&amp;[.O248])" table:style-name="ce1"/>
          <table:table-cell office:value-type="string" office:string-value="" table:formula="of:=IF(ISBLANK([.P196]);&quot;&quot;;[.$B300]&amp;[.P$264]&amp;&quot;;store_&quot;&amp;TRIM([.P196])&amp;&quot; = NO # &quot;&amp;[.P248])" table:style-name="ce1"/>
          <table:table-cell office:value-type="string" office:string-value="" table:formula="of:=IF(ISBLANK([.Q196]);&quot;&quot;;[.$B300]&amp;[.Q$264]&amp;&quot;;store_&quot;&amp;TRIM([.Q196])&amp;&quot; = NO # &quot;&amp;[.Q248])" table:style-name="ce1"/>
          <table:table-cell office:value-type="string" office:string-value="" table:formula="of:=IF(ISBLANK([.R196]);&quot;&quot;;[.$B300]&amp;[.R$264]&amp;&quot;;store_&quot;&amp;TRIM([.R196])&amp;&quot; = NO # &quot;&amp;[.R248])" table:style-name="ce1"/>
          <table:table-cell office:value-type="string" office:string-value="" table:formula="of:=IF(ISBLANK([.S196]);&quot;&quot;;[.$B300]&amp;[.S$264]&amp;&quot;;store_&quot;&amp;TRIM([.S196])&amp;&quot; = NO # &quot;&amp;[.S248])" table:style-name="ce1"/>
          <table:table-cell office:value-type="string" office:string-value="" table:formula="of:=IF(ISBLANK([.T196]);&quot;&quot;;[.$B300]&amp;[.T$264]&amp;&quot;;store_&quot;&amp;TRIM([.T196])&amp;&quot; = NO # &quot;&amp;[.T248])" table:style-name="ce1"/>
          <table:table-cell office:value-type="string" office:string-value="" table:formula="of:=IF(ISBLANK([.U196]);&quot;&quot;;[.$B300]&amp;[.U$264]&amp;&quot;;store_&quot;&amp;TRIM([.U196])&amp;&quot; = NO # &quot;&amp;[.U248])" table:style-name="ce1"/>
          <table:table-cell office:value-type="string" office:string-value="" table:formula="of:=IF(ISBLANK([.V196]);&quot;&quot;;[.$B300]&amp;[.V$264]&amp;&quot;;store_&quot;&amp;TRIM([.V196])&amp;&quot; = NO # &quot;&amp;[.V248])" table:style-name="ce1"/>
          <table:table-cell office:value-type="string" office:string-value="" table:formula="of:=IF(ISBLANK([.W196]);&quot;&quot;;[.$B300]&amp;[.W$264]&amp;&quot;;store_&quot;&amp;TRIM([.W196])&amp;&quot; = NO # &quot;&amp;[.W248])" table:style-name="ce1"/>
          <table:table-cell office:value-type="string" office:string-value="" table:formula="of:=IF(ISBLANK([.X196]);&quot;&quot;;[.$B300]&amp;[.X$264]&amp;&quot;;store_&quot;&amp;TRIM([.X196])&amp;&quot; = NO # &quot;&amp;[.X248])" table:style-name="ce1"/>
          <table:table-cell office:value-type="string" office:string-value="" table:formula="of:=IF(ISBLANK([.Y196]);&quot;&quot;;[.$B300]&amp;[.Y$264]&amp;&quot;;store_&quot;&amp;TRIM([.Y196])&amp;&quot; = NO # &quot;&amp;[.Y248])" table:style-name="ce1"/>
          <table:table-cell table:number-columns-repeated="16359"/>
        </table:table-row>
        <table:table-row table:style-name="ro1">
          <table:table-cell/>
          <table:table-cell office:value-type="float" office:value="1100" table:formula="of:=[.B249]+[.$C$264]" table:style-name="ce1">
            <text:p>1100</text:p>
          </table:table-cell>
          <table:table-cell table:style-name="ce1"/>
          <table:table-cell office:value-type="string" office:string-value="11000;store_manual_setpoint_overrules_remote_setpoint = NO # Manual change priority [0 = disable overruling remote setpoint by manual setpoint change, 1 = enable overruling remote setpoint by manual setpoint change]" table:formula="of:=IF(ISBLANK([.D197]);&quot;&quot;;[.$B301]&amp;[.D$264]&amp;&quot;;store_&quot;&amp;TRIM([.D197])&amp;&quot; = NO # &quot;&amp;[.D249])" table:style-name="ce1">
            <text:p>11000;store_manual_setpoint_overrules_remote_setpoint = NO # Manual change priority [0 = disable overruling remote setpoint by manual setpoint change, 1 = enable overruling remote setpoint by manual setpoint change]</text:p>
          </table:table-cell>
          <table:table-cell office:value-type="string" office:string-value="11001;store_program_change_setpoint_overrides_remote_setpoint = NO #  Program change priority [0 = disable overruling remote setpoint by program setpoint change, 1 = enable overruling remote setpoint by program setpoint change]" table:formula="of:=IF(ISBLANK([.E197]);&quot;&quot;;[.$B301]&amp;[.E$264]&amp;&quot;;store_&quot;&amp;TRIM([.E197])&amp;&quot; = NO # &quot;&amp;[.E249])" table:style-name="ce1">
            <text:p>11001;store_program_change_setpoint_overrides_remote_setpoint = NO # <text:s/>Program change priority [0 = disable overruling remote setpoint by program setpoint change, 1 = enable overruling remote setpoint by program setpoint change]</text:p>
          </table:table-cell>
          <table:table-cell office:value-type="string" office:string-value="11002;store_reserved = NO #  reserved" table:formula="of:=IF(ISBLANK([.F197]);&quot;&quot;;[.$B301]&amp;[.F$264]&amp;&quot;;store_&quot;&amp;TRIM([.F197])&amp;&quot; = NO # &quot;&amp;[.F249])" table:style-name="ce1">
            <text:p>11002;store_reserved = NO # <text:s/>reserved</text:p>
          </table:table-cell>
          <table:table-cell office:value-type="string" office:string-value="11003;store_reserved = NO #  reserved" table:formula="of:=IF(ISBLANK([.G197]);&quot;&quot;;[.$B301]&amp;[.G$264]&amp;&quot;;store_&quot;&amp;TRIM([.G197])&amp;&quot; = NO # &quot;&amp;[.G249])" table:style-name="ce1">
            <text:p>11003;store_reserved = NO # <text:s/>reserved</text:p>
          </table:table-cell>
          <table:table-cell office:value-type="string" office:string-value="11004;store_reserved = NO #  reserved" table:formula="of:=IF(ISBLANK([.H197]);&quot;&quot;;[.$B301]&amp;[.H$264]&amp;&quot;;store_&quot;&amp;TRIM([.H197])&amp;&quot; = NO # &quot;&amp;[.H249])" table:style-name="ce1">
            <text:p>11004;store_reserved = NO # <text:s/>reserved</text:p>
          </table:table-cell>
          <table:table-cell office:value-type="string" office:string-value="11005;store_reserved = NO #  reserved" table:formula="of:=IF(ISBLANK([.I197]);&quot;&quot;;[.$B301]&amp;[.I$264]&amp;&quot;;store_&quot;&amp;TRIM([.I197])&amp;&quot; = NO # &quot;&amp;[.I249])" table:style-name="ce1">
            <text:p>11005;store_reserved = NO # <text:s/>reserved</text:p>
          </table:table-cell>
          <table:table-cell office:value-type="string" office:string-value="11006;store_reserved = NO #  reserved" table:formula="of:=IF(ISBLANK([.J197]);&quot;&quot;;[.$B301]&amp;[.J$264]&amp;&quot;;store_&quot;&amp;TRIM([.J197])&amp;&quot; = NO # &quot;&amp;[.J249])" table:style-name="ce1">
            <text:p>11006;store_reserved = NO # <text:s/>reserved</text:p>
          </table:table-cell>
          <table:table-cell office:value-type="string" office:string-value="11007;store_reserved = NO #  reserved" table:formula="of:=IF(ISBLANK([.K197]);&quot;&quot;;[.$B301]&amp;[.K$264]&amp;&quot;;store_&quot;&amp;TRIM([.K197])&amp;&quot; = NO # &quot;&amp;[.K249])" table:style-name="ce1">
            <text:p>11007;store_reserved = NO # <text:s/>reserved</text:p>
          </table:table-cell>
          <table:table-cell office:value-type="string" office:string-value="" table:formula="of:=IF(ISBLANK([.L197]);&quot;&quot;;[.$B301]&amp;[.L$264]&amp;&quot;;store_&quot;&amp;TRIM([.L197])&amp;&quot; = NO # &quot;&amp;[.L249])" table:style-name="ce1"/>
          <table:table-cell office:value-type="string" office:string-value="" table:formula="of:=IF(ISBLANK([.M197]);&quot;&quot;;[.$B301]&amp;[.M$264]&amp;&quot;;store_&quot;&amp;TRIM([.M197])&amp;&quot; = NO # &quot;&amp;[.M249])" table:style-name="ce1"/>
          <table:table-cell office:value-type="string" office:string-value="" table:formula="of:=IF(ISBLANK([.N197]);&quot;&quot;;[.$B301]&amp;[.N$264]&amp;&quot;;store_&quot;&amp;TRIM([.N197])&amp;&quot; = NO # &quot;&amp;[.N249])" table:style-name="ce1"/>
          <table:table-cell office:value-type="string" office:string-value="" table:formula="of:=IF(ISBLANK([.O197]);&quot;&quot;;[.$B301]&amp;[.O$264]&amp;&quot;;store_&quot;&amp;TRIM([.O197])&amp;&quot; = NO # &quot;&amp;[.O249])" table:style-name="ce1"/>
          <table:table-cell office:value-type="string" office:string-value="" table:formula="of:=IF(ISBLANK([.P197]);&quot;&quot;;[.$B301]&amp;[.P$264]&amp;&quot;;store_&quot;&amp;TRIM([.P197])&amp;&quot; = NO # &quot;&amp;[.P249])" table:style-name="ce1"/>
          <table:table-cell office:value-type="string" office:string-value="" table:formula="of:=IF(ISBLANK([.Q197]);&quot;&quot;;[.$B301]&amp;[.Q$264]&amp;&quot;;store_&quot;&amp;TRIM([.Q197])&amp;&quot; = NO # &quot;&amp;[.Q249])" table:style-name="ce1"/>
          <table:table-cell office:value-type="string" office:string-value="" table:formula="of:=IF(ISBLANK([.R197]);&quot;&quot;;[.$B301]&amp;[.R$264]&amp;&quot;;store_&quot;&amp;TRIM([.R197])&amp;&quot; = NO # &quot;&amp;[.R249])" table:style-name="ce1"/>
          <table:table-cell office:value-type="string" office:string-value="" table:formula="of:=IF(ISBLANK([.S197]);&quot;&quot;;[.$B301]&amp;[.S$264]&amp;&quot;;store_&quot;&amp;TRIM([.S197])&amp;&quot; = NO # &quot;&amp;[.S249])" table:style-name="ce1"/>
          <table:table-cell office:value-type="string" office:string-value="" table:formula="of:=IF(ISBLANK([.T197]);&quot;&quot;;[.$B301]&amp;[.T$264]&amp;&quot;;store_&quot;&amp;TRIM([.T197])&amp;&quot; = NO # &quot;&amp;[.T249])" table:style-name="ce1"/>
          <table:table-cell office:value-type="string" office:string-value="" table:formula="of:=IF(ISBLANK([.U197]);&quot;&quot;;[.$B301]&amp;[.U$264]&amp;&quot;;store_&quot;&amp;TRIM([.U197])&amp;&quot; = NO # &quot;&amp;[.U249])" table:style-name="ce1"/>
          <table:table-cell office:value-type="string" office:string-value="" table:formula="of:=IF(ISBLANK([.V197]);&quot;&quot;;[.$B301]&amp;[.V$264]&amp;&quot;;store_&quot;&amp;TRIM([.V197])&amp;&quot; = NO # &quot;&amp;[.V249])" table:style-name="ce1"/>
          <table:table-cell office:value-type="string" office:string-value="" table:formula="of:=IF(ISBLANK([.W197]);&quot;&quot;;[.$B301]&amp;[.W$264]&amp;&quot;;store_&quot;&amp;TRIM([.W197])&amp;&quot; = NO # &quot;&amp;[.W249])" table:style-name="ce1"/>
          <table:table-cell office:value-type="string" office:string-value="" table:formula="of:=IF(ISBLANK([.X197]);&quot;&quot;;[.$B301]&amp;[.X$264]&amp;&quot;;store_&quot;&amp;TRIM([.X197])&amp;&quot; = NO # &quot;&amp;[.X249])" table:style-name="ce1"/>
          <table:table-cell office:value-type="string" office:string-value="" table:formula="of:=IF(ISBLANK([.Y197]);&quot;&quot;;[.$B301]&amp;[.Y$264]&amp;&quot;;store_&quot;&amp;TRIM([.Y197])&amp;&quot; = NO # &quot;&amp;[.Y249])" table:style-name="ce1"/>
          <table:table-cell table:number-columns-repeated="16359"/>
        </table:table-row>
        <table:table-row table:style-name="ro1">
          <table:table-cell/>
          <table:table-cell office:value-type="float" office:value="1115" table:formula="of:=[.B250]+[.$C$264]" table:style-name="ce1">
            <text:p>1115</text:p>
          </table:table-cell>
          <table:table-cell table:style-name="ce1"/>
          <table:table-cell office:value-type="string" office:string-value="11150;store_oem_diagnostic_code = NO # OEM-specific diagnostic/service code" table:formula="of:=IF(ISBLANK([.D198]);&quot;&quot;;[.$B302]&amp;[.D$264]&amp;&quot;;store_&quot;&amp;TRIM([.D198])&amp;&quot; = NO # &quot;&amp;[.D250])" table:style-name="ce1">
            <text:p>11150;store_oem_diagnostic_code = NO # OEM-specific diagnostic/service code</text:p>
          </table:table-cell>
          <table:table-cell office:value-type="string" office:string-value="" table:formula="of:=IF(ISBLANK([.E198]);&quot;&quot;;[.$B302]&amp;[.E$264]&amp;&quot;;store_&quot;&amp;TRIM([.E198])&amp;&quot; = NO # &quot;&amp;[.E250])" table:style-name="ce1"/>
          <table:table-cell office:value-type="string" office:string-value="" table:formula="of:=IF(ISBLANK([.F198]);&quot;&quot;;[.$B302]&amp;[.F$264]&amp;&quot;;store_&quot;&amp;TRIM([.F198])&amp;&quot; = NO # &quot;&amp;[.F250])" table:style-name="ce1"/>
          <table:table-cell office:value-type="string" office:string-value="" table:formula="of:=IF(ISBLANK([.G198]);&quot;&quot;;[.$B302]&amp;[.G$264]&amp;&quot;;store_&quot;&amp;TRIM([.G198])&amp;&quot; = NO # &quot;&amp;[.G250])" table:style-name="ce1"/>
          <table:table-cell office:value-type="string" office:string-value="" table:formula="of:=IF(ISBLANK([.H198]);&quot;&quot;;[.$B302]&amp;[.H$264]&amp;&quot;;store_&quot;&amp;TRIM([.H198])&amp;&quot; = NO # &quot;&amp;[.H250])" table:style-name="ce1"/>
          <table:table-cell office:value-type="string" office:string-value="" table:formula="of:=IF(ISBLANK([.I198]);&quot;&quot;;[.$B302]&amp;[.I$264]&amp;&quot;;store_&quot;&amp;TRIM([.I198])&amp;&quot; = NO # &quot;&amp;[.I250])" table:style-name="ce1"/>
          <table:table-cell office:value-type="string" office:string-value="" table:formula="of:=IF(ISBLANK([.J198]);&quot;&quot;;[.$B302]&amp;[.J$264]&amp;&quot;;store_&quot;&amp;TRIM([.J198])&amp;&quot; = NO # &quot;&amp;[.J250])" table:style-name="ce1"/>
          <table:table-cell office:value-type="string" office:string-value="" table:formula="of:=IF(ISBLANK([.K198]);&quot;&quot;;[.$B302]&amp;[.K$264]&amp;&quot;;store_&quot;&amp;TRIM([.K198])&amp;&quot; = NO # &quot;&amp;[.K250])" table:style-name="ce1"/>
          <table:table-cell office:value-type="string" office:string-value="" table:formula="of:=IF(ISBLANK([.L198]);&quot;&quot;;[.$B302]&amp;[.L$264]&amp;&quot;;store_&quot;&amp;TRIM([.L198])&amp;&quot; = NO # &quot;&amp;[.L250])" table:style-name="ce1"/>
          <table:table-cell office:value-type="string" office:string-value="" table:formula="of:=IF(ISBLANK([.M198]);&quot;&quot;;[.$B302]&amp;[.M$264]&amp;&quot;;store_&quot;&amp;TRIM([.M198])&amp;&quot; = NO # &quot;&amp;[.M250])" table:style-name="ce1"/>
          <table:table-cell office:value-type="string" office:string-value="" table:formula="of:=IF(ISBLANK([.N198]);&quot;&quot;;[.$B302]&amp;[.N$264]&amp;&quot;;store_&quot;&amp;TRIM([.N198])&amp;&quot; = NO # &quot;&amp;[.N250])" table:style-name="ce1"/>
          <table:table-cell office:value-type="string" office:string-value="" table:formula="of:=IF(ISBLANK([.O198]);&quot;&quot;;[.$B302]&amp;[.O$264]&amp;&quot;;store_&quot;&amp;TRIM([.O198])&amp;&quot; = NO # &quot;&amp;[.O250])" table:style-name="ce1"/>
          <table:table-cell office:value-type="string" office:string-value="" table:formula="of:=IF(ISBLANK([.P198]);&quot;&quot;;[.$B302]&amp;[.P$264]&amp;&quot;;store_&quot;&amp;TRIM([.P198])&amp;&quot; = NO # &quot;&amp;[.P250])" table:style-name="ce1"/>
          <table:table-cell office:value-type="string" office:string-value="" table:formula="of:=IF(ISBLANK([.Q198]);&quot;&quot;;[.$B302]&amp;[.Q$264]&amp;&quot;;store_&quot;&amp;TRIM([.Q198])&amp;&quot; = NO # &quot;&amp;[.Q250])" table:style-name="ce1"/>
          <table:table-cell office:value-type="string" office:string-value="" table:formula="of:=IF(ISBLANK([.R198]);&quot;&quot;;[.$B302]&amp;[.R$264]&amp;&quot;;store_&quot;&amp;TRIM([.R198])&amp;&quot; = NO # &quot;&amp;[.R250])" table:style-name="ce1"/>
          <table:table-cell office:value-type="string" office:string-value="" table:formula="of:=IF(ISBLANK([.S198]);&quot;&quot;;[.$B302]&amp;[.S$264]&amp;&quot;;store_&quot;&amp;TRIM([.S198])&amp;&quot; = NO # &quot;&amp;[.S250])" table:style-name="ce1"/>
          <table:table-cell office:value-type="string" office:string-value="" table:formula="of:=IF(ISBLANK([.T198]);&quot;&quot;;[.$B302]&amp;[.T$264]&amp;&quot;;store_&quot;&amp;TRIM([.T198])&amp;&quot; = NO # &quot;&amp;[.T250])" table:style-name="ce1"/>
          <table:table-cell office:value-type="string" office:string-value="" table:formula="of:=IF(ISBLANK([.U198]);&quot;&quot;;[.$B302]&amp;[.U$264]&amp;&quot;;store_&quot;&amp;TRIM([.U198])&amp;&quot; = NO # &quot;&amp;[.U250])" table:style-name="ce1"/>
          <table:table-cell office:value-type="string" office:string-value="" table:formula="of:=IF(ISBLANK([.V198]);&quot;&quot;;[.$B302]&amp;[.V$264]&amp;&quot;;store_&quot;&amp;TRIM([.V198])&amp;&quot; = NO # &quot;&amp;[.V250])" table:style-name="ce1"/>
          <table:table-cell office:value-type="string" office:string-value="" table:formula="of:=IF(ISBLANK([.W198]);&quot;&quot;;[.$B302]&amp;[.W$264]&amp;&quot;;store_&quot;&amp;TRIM([.W198])&amp;&quot; = NO # &quot;&amp;[.W250])" table:style-name="ce1"/>
          <table:table-cell office:value-type="string" office:string-value="" table:formula="of:=IF(ISBLANK([.X198]);&quot;&quot;;[.$B302]&amp;[.X$264]&amp;&quot;;store_&quot;&amp;TRIM([.X198])&amp;&quot; = NO # &quot;&amp;[.X250])" table:style-name="ce1"/>
          <table:table-cell office:value-type="string" office:string-value="" table:formula="of:=IF(ISBLANK([.Y198]);&quot;&quot;;[.$B302]&amp;[.Y$264]&amp;&quot;;store_&quot;&amp;TRIM([.Y198])&amp;&quot; = NO # &quot;&amp;[.Y250])" table:style-name="ce1"/>
          <table:table-cell table:number-columns-repeated="16359"/>
        </table:table-row>
        <table:table-row table:style-name="ro1">
          <table:table-cell/>
          <table:table-cell office:value-type="float" office:value="1116" table:formula="of:=[.B251]+[.$C$264]" table:style-name="ce1">
            <text:p>1116</text:p>
          </table:table-cell>
          <table:table-cell table:style-name="ce1"/>
          <table:table-cell office:value-type="string" office:string-value="11160;store_burner_starts = NO # Number of starts burner" table:formula="of:=IF(ISBLANK([.D199]);&quot;&quot;;[.$B303]&amp;[.D$264]&amp;&quot;;store_&quot;&amp;TRIM([.D199])&amp;&quot; = NO # &quot;&amp;[.D251])" table:style-name="ce1">
            <text:p>11160;store_burner_starts = NO # Number of starts burner</text:p>
          </table:table-cell>
          <table:table-cell office:value-type="string" office:string-value="" table:formula="of:=IF(ISBLANK([.E199]);&quot;&quot;;[.$B303]&amp;[.E$264]&amp;&quot;;store_&quot;&amp;TRIM([.E199])&amp;&quot; = NO # &quot;&amp;[.E251])" table:style-name="ce1"/>
          <table:table-cell office:value-type="string" office:string-value="" table:formula="of:=IF(ISBLANK([.F199]);&quot;&quot;;[.$B303]&amp;[.F$264]&amp;&quot;;store_&quot;&amp;TRIM([.F199])&amp;&quot; = NO # &quot;&amp;[.F251])" table:style-name="ce1"/>
          <table:table-cell office:value-type="string" office:string-value="" table:formula="of:=IF(ISBLANK([.G199]);&quot;&quot;;[.$B303]&amp;[.G$264]&amp;&quot;;store_&quot;&amp;TRIM([.G199])&amp;&quot; = NO # &quot;&amp;[.G251])" table:style-name="ce1"/>
          <table:table-cell office:value-type="string" office:string-value="" table:formula="of:=IF(ISBLANK([.H199]);&quot;&quot;;[.$B303]&amp;[.H$264]&amp;&quot;;store_&quot;&amp;TRIM([.H199])&amp;&quot; = NO # &quot;&amp;[.H251])" table:style-name="ce1"/>
          <table:table-cell office:value-type="string" office:string-value="" table:formula="of:=IF(ISBLANK([.I199]);&quot;&quot;;[.$B303]&amp;[.I$264]&amp;&quot;;store_&quot;&amp;TRIM([.I199])&amp;&quot; = NO # &quot;&amp;[.I251])" table:style-name="ce1"/>
          <table:table-cell office:value-type="string" office:string-value="" table:formula="of:=IF(ISBLANK([.J199]);&quot;&quot;;[.$B303]&amp;[.J$264]&amp;&quot;;store_&quot;&amp;TRIM([.J199])&amp;&quot; = NO # &quot;&amp;[.J251])" table:style-name="ce1"/>
          <table:table-cell office:value-type="string" office:string-value="" table:formula="of:=IF(ISBLANK([.K199]);&quot;&quot;;[.$B303]&amp;[.K$264]&amp;&quot;;store_&quot;&amp;TRIM([.K199])&amp;&quot; = NO # &quot;&amp;[.K251])" table:style-name="ce1"/>
          <table:table-cell office:value-type="string" office:string-value="" table:formula="of:=IF(ISBLANK([.L199]);&quot;&quot;;[.$B303]&amp;[.L$264]&amp;&quot;;store_&quot;&amp;TRIM([.L199])&amp;&quot; = NO # &quot;&amp;[.L251])" table:style-name="ce1"/>
          <table:table-cell office:value-type="string" office:string-value="" table:formula="of:=IF(ISBLANK([.M199]);&quot;&quot;;[.$B303]&amp;[.M$264]&amp;&quot;;store_&quot;&amp;TRIM([.M199])&amp;&quot; = NO # &quot;&amp;[.M251])" table:style-name="ce1"/>
          <table:table-cell office:value-type="string" office:string-value="" table:formula="of:=IF(ISBLANK([.N199]);&quot;&quot;;[.$B303]&amp;[.N$264]&amp;&quot;;store_&quot;&amp;TRIM([.N199])&amp;&quot; = NO # &quot;&amp;[.N251])" table:style-name="ce1"/>
          <table:table-cell office:value-type="string" office:string-value="" table:formula="of:=IF(ISBLANK([.O199]);&quot;&quot;;[.$B303]&amp;[.O$264]&amp;&quot;;store_&quot;&amp;TRIM([.O199])&amp;&quot; = NO # &quot;&amp;[.O251])" table:style-name="ce1"/>
          <table:table-cell office:value-type="string" office:string-value="" table:formula="of:=IF(ISBLANK([.P199]);&quot;&quot;;[.$B303]&amp;[.P$264]&amp;&quot;;store_&quot;&amp;TRIM([.P199])&amp;&quot; = NO # &quot;&amp;[.P251])" table:style-name="ce1"/>
          <table:table-cell office:value-type="string" office:string-value="" table:formula="of:=IF(ISBLANK([.Q199]);&quot;&quot;;[.$B303]&amp;[.Q$264]&amp;&quot;;store_&quot;&amp;TRIM([.Q199])&amp;&quot; = NO # &quot;&amp;[.Q251])" table:style-name="ce1"/>
          <table:table-cell office:value-type="string" office:string-value="" table:formula="of:=IF(ISBLANK([.R199]);&quot;&quot;;[.$B303]&amp;[.R$264]&amp;&quot;;store_&quot;&amp;TRIM([.R199])&amp;&quot; = NO # &quot;&amp;[.R251])" table:style-name="ce1"/>
          <table:table-cell office:value-type="string" office:string-value="" table:formula="of:=IF(ISBLANK([.S199]);&quot;&quot;;[.$B303]&amp;[.S$264]&amp;&quot;;store_&quot;&amp;TRIM([.S199])&amp;&quot; = NO # &quot;&amp;[.S251])" table:style-name="ce1"/>
          <table:table-cell office:value-type="string" office:string-value="" table:formula="of:=IF(ISBLANK([.T199]);&quot;&quot;;[.$B303]&amp;[.T$264]&amp;&quot;;store_&quot;&amp;TRIM([.T199])&amp;&quot; = NO # &quot;&amp;[.T251])" table:style-name="ce1"/>
          <table:table-cell office:value-type="string" office:string-value="" table:formula="of:=IF(ISBLANK([.U199]);&quot;&quot;;[.$B303]&amp;[.U$264]&amp;&quot;;store_&quot;&amp;TRIM([.U199])&amp;&quot; = NO # &quot;&amp;[.U251])" table:style-name="ce1"/>
          <table:table-cell office:value-type="string" office:string-value="" table:formula="of:=IF(ISBLANK([.V199]);&quot;&quot;;[.$B303]&amp;[.V$264]&amp;&quot;;store_&quot;&amp;TRIM([.V199])&amp;&quot; = NO # &quot;&amp;[.V251])" table:style-name="ce1"/>
          <table:table-cell office:value-type="string" office:string-value="" table:formula="of:=IF(ISBLANK([.W199]);&quot;&quot;;[.$B303]&amp;[.W$264]&amp;&quot;;store_&quot;&amp;TRIM([.W199])&amp;&quot; = NO # &quot;&amp;[.W251])" table:style-name="ce1"/>
          <table:table-cell office:value-type="string" office:string-value="" table:formula="of:=IF(ISBLANK([.X199]);&quot;&quot;;[.$B303]&amp;[.X$264]&amp;&quot;;store_&quot;&amp;TRIM([.X199])&amp;&quot; = NO # &quot;&amp;[.X251])" table:style-name="ce1"/>
          <table:table-cell office:value-type="string" office:string-value="" table:formula="of:=IF(ISBLANK([.Y199]);&quot;&quot;;[.$B303]&amp;[.Y$264]&amp;&quot;;store_&quot;&amp;TRIM([.Y199])&amp;&quot; = NO # &quot;&amp;[.Y251])" table:style-name="ce1"/>
          <table:table-cell table:number-columns-repeated="16359"/>
        </table:table-row>
        <table:table-row table:style-name="ro1">
          <table:table-cell/>
          <table:table-cell office:value-type="float" office:value="1117" table:formula="of:=[.B252]+[.$C$264]" table:style-name="ce1">
            <text:p>1117</text:p>
          </table:table-cell>
          <table:table-cell table:style-name="ce1"/>
          <table:table-cell office:value-type="string" office:string-value="11170;store_ch_pump_starts = NO # Number of starts CH pump" table:formula="of:=IF(ISBLANK([.D200]);&quot;&quot;;[.$B304]&amp;[.D$264]&amp;&quot;;store_&quot;&amp;TRIM([.D200])&amp;&quot; = NO # &quot;&amp;[.D252])" table:style-name="ce1">
            <text:p>11170;store_ch_pump_starts = NO # Number of starts CH pump</text:p>
          </table:table-cell>
          <table:table-cell office:value-type="string" office:string-value="" table:formula="of:=IF(ISBLANK([.E200]);&quot;&quot;;[.$B304]&amp;[.E$264]&amp;&quot;;store_&quot;&amp;TRIM([.E200])&amp;&quot; = NO # &quot;&amp;[.E252])" table:style-name="ce1"/>
          <table:table-cell office:value-type="string" office:string-value="" table:formula="of:=IF(ISBLANK([.F200]);&quot;&quot;;[.$B304]&amp;[.F$264]&amp;&quot;;store_&quot;&amp;TRIM([.F200])&amp;&quot; = NO # &quot;&amp;[.F252])" table:style-name="ce1"/>
          <table:table-cell office:value-type="string" office:string-value="" table:formula="of:=IF(ISBLANK([.G200]);&quot;&quot;;[.$B304]&amp;[.G$264]&amp;&quot;;store_&quot;&amp;TRIM([.G200])&amp;&quot; = NO # &quot;&amp;[.G252])" table:style-name="ce1"/>
          <table:table-cell office:value-type="string" office:string-value="" table:formula="of:=IF(ISBLANK([.H200]);&quot;&quot;;[.$B304]&amp;[.H$264]&amp;&quot;;store_&quot;&amp;TRIM([.H200])&amp;&quot; = NO # &quot;&amp;[.H252])" table:style-name="ce1"/>
          <table:table-cell office:value-type="string" office:string-value="" table:formula="of:=IF(ISBLANK([.I200]);&quot;&quot;;[.$B304]&amp;[.I$264]&amp;&quot;;store_&quot;&amp;TRIM([.I200])&amp;&quot; = NO # &quot;&amp;[.I252])" table:style-name="ce1"/>
          <table:table-cell office:value-type="string" office:string-value="" table:formula="of:=IF(ISBLANK([.J200]);&quot;&quot;;[.$B304]&amp;[.J$264]&amp;&quot;;store_&quot;&amp;TRIM([.J200])&amp;&quot; = NO # &quot;&amp;[.J252])" table:style-name="ce1"/>
          <table:table-cell office:value-type="string" office:string-value="" table:formula="of:=IF(ISBLANK([.K200]);&quot;&quot;;[.$B304]&amp;[.K$264]&amp;&quot;;store_&quot;&amp;TRIM([.K200])&amp;&quot; = NO # &quot;&amp;[.K252])" table:style-name="ce1"/>
          <table:table-cell office:value-type="string" office:string-value="" table:formula="of:=IF(ISBLANK([.L200]);&quot;&quot;;[.$B304]&amp;[.L$264]&amp;&quot;;store_&quot;&amp;TRIM([.L200])&amp;&quot; = NO # &quot;&amp;[.L252])" table:style-name="ce1"/>
          <table:table-cell office:value-type="string" office:string-value="" table:formula="of:=IF(ISBLANK([.M200]);&quot;&quot;;[.$B304]&amp;[.M$264]&amp;&quot;;store_&quot;&amp;TRIM([.M200])&amp;&quot; = NO # &quot;&amp;[.M252])" table:style-name="ce1"/>
          <table:table-cell office:value-type="string" office:string-value="" table:formula="of:=IF(ISBLANK([.N200]);&quot;&quot;;[.$B304]&amp;[.N$264]&amp;&quot;;store_&quot;&amp;TRIM([.N200])&amp;&quot; = NO # &quot;&amp;[.N252])" table:style-name="ce1"/>
          <table:table-cell office:value-type="string" office:string-value="" table:formula="of:=IF(ISBLANK([.O200]);&quot;&quot;;[.$B304]&amp;[.O$264]&amp;&quot;;store_&quot;&amp;TRIM([.O200])&amp;&quot; = NO # &quot;&amp;[.O252])" table:style-name="ce1"/>
          <table:table-cell office:value-type="string" office:string-value="" table:formula="of:=IF(ISBLANK([.P200]);&quot;&quot;;[.$B304]&amp;[.P$264]&amp;&quot;;store_&quot;&amp;TRIM([.P200])&amp;&quot; = NO # &quot;&amp;[.P252])" table:style-name="ce1"/>
          <table:table-cell office:value-type="string" office:string-value="" table:formula="of:=IF(ISBLANK([.Q200]);&quot;&quot;;[.$B304]&amp;[.Q$264]&amp;&quot;;store_&quot;&amp;TRIM([.Q200])&amp;&quot; = NO # &quot;&amp;[.Q252])" table:style-name="ce1"/>
          <table:table-cell office:value-type="string" office:string-value="" table:formula="of:=IF(ISBLANK([.R200]);&quot;&quot;;[.$B304]&amp;[.R$264]&amp;&quot;;store_&quot;&amp;TRIM([.R200])&amp;&quot; = NO # &quot;&amp;[.R252])" table:style-name="ce1"/>
          <table:table-cell office:value-type="string" office:string-value="" table:formula="of:=IF(ISBLANK([.S200]);&quot;&quot;;[.$B304]&amp;[.S$264]&amp;&quot;;store_&quot;&amp;TRIM([.S200])&amp;&quot; = NO # &quot;&amp;[.S252])" table:style-name="ce1"/>
          <table:table-cell office:value-type="string" office:string-value="" table:formula="of:=IF(ISBLANK([.T200]);&quot;&quot;;[.$B304]&amp;[.T$264]&amp;&quot;;store_&quot;&amp;TRIM([.T200])&amp;&quot; = NO # &quot;&amp;[.T252])" table:style-name="ce1"/>
          <table:table-cell office:value-type="string" office:string-value="" table:formula="of:=IF(ISBLANK([.U200]);&quot;&quot;;[.$B304]&amp;[.U$264]&amp;&quot;;store_&quot;&amp;TRIM([.U200])&amp;&quot; = NO # &quot;&amp;[.U252])" table:style-name="ce1"/>
          <table:table-cell office:value-type="string" office:string-value="" table:formula="of:=IF(ISBLANK([.V200]);&quot;&quot;;[.$B304]&amp;[.V$264]&amp;&quot;;store_&quot;&amp;TRIM([.V200])&amp;&quot; = NO # &quot;&amp;[.V252])" table:style-name="ce1"/>
          <table:table-cell office:value-type="string" office:string-value="" table:formula="of:=IF(ISBLANK([.W200]);&quot;&quot;;[.$B304]&amp;[.W$264]&amp;&quot;;store_&quot;&amp;TRIM([.W200])&amp;&quot; = NO # &quot;&amp;[.W252])" table:style-name="ce1"/>
          <table:table-cell office:value-type="string" office:string-value="" table:formula="of:=IF(ISBLANK([.X200]);&quot;&quot;;[.$B304]&amp;[.X$264]&amp;&quot;;store_&quot;&amp;TRIM([.X200])&amp;&quot; = NO # &quot;&amp;[.X252])" table:style-name="ce1"/>
          <table:table-cell office:value-type="string" office:string-value="" table:formula="of:=IF(ISBLANK([.Y200]);&quot;&quot;;[.$B304]&amp;[.Y$264]&amp;&quot;;store_&quot;&amp;TRIM([.Y200])&amp;&quot; = NO # &quot;&amp;[.Y252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18" table:formula="of:=[.B253]+[.$C$264]" table:style-name="ce1">
            <text:p>1118</text:p>
          </table:table-cell>
          <table:table-cell table:style-name="ce1"/>
          <table:table-cell office:value-type="string" office:string-value="11180;store_dhw_pump_valve_starts = NO # Number of starts DHW pump/valve" table:formula="of:=IF(ISBLANK([.D201]);&quot;&quot;;[.$B305]&amp;[.D$264]&amp;&quot;;store_&quot;&amp;TRIM([.D201])&amp;&quot; = NO # &quot;&amp;[.D253])" table:style-name="ce1">
            <text:p>11180;store_dhw_pump_valve_starts = NO # Number of starts DHW pump/valve</text:p>
          </table:table-cell>
          <table:table-cell office:value-type="string" office:string-value="" table:formula="of:=IF(ISBLANK([.E201]);&quot;&quot;;[.$B305]&amp;[.E$264]&amp;&quot;;store_&quot;&amp;TRIM([.E201])&amp;&quot; = NO # &quot;&amp;[.E253])" table:style-name="ce1"/>
          <table:table-cell office:value-type="string" office:string-value="" table:formula="of:=IF(ISBLANK([.F201]);&quot;&quot;;[.$B305]&amp;[.F$264]&amp;&quot;;store_&quot;&amp;TRIM([.F201])&amp;&quot; = NO # &quot;&amp;[.F253])" table:style-name="ce1"/>
          <table:table-cell office:value-type="string" office:string-value="" table:formula="of:=IF(ISBLANK([.G201]);&quot;&quot;;[.$B305]&amp;[.G$264]&amp;&quot;;store_&quot;&amp;TRIM([.G201])&amp;&quot; = NO # &quot;&amp;[.G253])" table:style-name="ce1"/>
          <table:table-cell office:value-type="string" office:string-value="" table:formula="of:=IF(ISBLANK([.H201]);&quot;&quot;;[.$B305]&amp;[.H$264]&amp;&quot;;store_&quot;&amp;TRIM([.H201])&amp;&quot; = NO # &quot;&amp;[.H253])" table:style-name="ce1"/>
          <table:table-cell office:value-type="string" office:string-value="" table:formula="of:=IF(ISBLANK([.I201]);&quot;&quot;;[.$B305]&amp;[.I$264]&amp;&quot;;store_&quot;&amp;TRIM([.I201])&amp;&quot; = NO # &quot;&amp;[.I253])" table:style-name="ce1"/>
          <table:table-cell office:value-type="string" office:string-value="" table:formula="of:=IF(ISBLANK([.J201]);&quot;&quot;;[.$B305]&amp;[.J$264]&amp;&quot;;store_&quot;&amp;TRIM([.J201])&amp;&quot; = NO # &quot;&amp;[.J253])" table:style-name="ce1"/>
          <table:table-cell office:value-type="string" office:string-value="" table:formula="of:=IF(ISBLANK([.K201]);&quot;&quot;;[.$B305]&amp;[.K$264]&amp;&quot;;store_&quot;&amp;TRIM([.K201])&amp;&quot; = NO # &quot;&amp;[.K253])" table:style-name="ce1"/>
          <table:table-cell office:value-type="string" office:string-value="" table:formula="of:=IF(ISBLANK([.L201]);&quot;&quot;;[.$B305]&amp;[.L$264]&amp;&quot;;store_&quot;&amp;TRIM([.L201])&amp;&quot; = NO # &quot;&amp;[.L253])" table:style-name="ce1"/>
          <table:table-cell office:value-type="string" office:string-value="" table:formula="of:=IF(ISBLANK([.M201]);&quot;&quot;;[.$B305]&amp;[.M$264]&amp;&quot;;store_&quot;&amp;TRIM([.M201])&amp;&quot; = NO # &quot;&amp;[.M253])" table:style-name="ce1"/>
          <table:table-cell office:value-type="string" office:string-value="" table:formula="of:=IF(ISBLANK([.N201]);&quot;&quot;;[.$B305]&amp;[.N$264]&amp;&quot;;store_&quot;&amp;TRIM([.N201])&amp;&quot; = NO # &quot;&amp;[.N253])" table:style-name="ce1"/>
          <table:table-cell office:value-type="string" office:string-value="" table:formula="of:=IF(ISBLANK([.O201]);&quot;&quot;;[.$B305]&amp;[.O$264]&amp;&quot;;store_&quot;&amp;TRIM([.O201])&amp;&quot; = NO # &quot;&amp;[.O253])" table:style-name="ce1"/>
          <table:table-cell office:value-type="string" office:string-value="" table:formula="of:=IF(ISBLANK([.P201]);&quot;&quot;;[.$B305]&amp;[.P$264]&amp;&quot;;store_&quot;&amp;TRIM([.P201])&amp;&quot; = NO # &quot;&amp;[.P253])" table:style-name="ce1"/>
          <table:table-cell office:value-type="string" office:string-value="" table:formula="of:=IF(ISBLANK([.Q201]);&quot;&quot;;[.$B305]&amp;[.Q$264]&amp;&quot;;store_&quot;&amp;TRIM([.Q201])&amp;&quot; = NO # &quot;&amp;[.Q253])" table:style-name="ce1"/>
          <table:table-cell office:value-type="string" office:string-value="" table:formula="of:=IF(ISBLANK([.R201]);&quot;&quot;;[.$B305]&amp;[.R$264]&amp;&quot;;store_&quot;&amp;TRIM([.R201])&amp;&quot; = NO # &quot;&amp;[.R253])" table:style-name="ce1"/>
          <table:table-cell office:value-type="string" office:string-value="" table:formula="of:=IF(ISBLANK([.S201]);&quot;&quot;;[.$B305]&amp;[.S$264]&amp;&quot;;store_&quot;&amp;TRIM([.S201])&amp;&quot; = NO # &quot;&amp;[.S253])" table:style-name="ce1"/>
          <table:table-cell office:value-type="string" office:string-value="" table:formula="of:=IF(ISBLANK([.T201]);&quot;&quot;;[.$B305]&amp;[.T$264]&amp;&quot;;store_&quot;&amp;TRIM([.T201])&amp;&quot; = NO # &quot;&amp;[.T253])" table:style-name="ce1"/>
          <table:table-cell office:value-type="string" office:string-value="" table:formula="of:=IF(ISBLANK([.U201]);&quot;&quot;;[.$B305]&amp;[.U$264]&amp;&quot;;store_&quot;&amp;TRIM([.U201])&amp;&quot; = NO # &quot;&amp;[.U253])" table:style-name="ce1"/>
          <table:table-cell office:value-type="string" office:string-value="" table:formula="of:=IF(ISBLANK([.V201]);&quot;&quot;;[.$B305]&amp;[.V$264]&amp;&quot;;store_&quot;&amp;TRIM([.V201])&amp;&quot; = NO # &quot;&amp;[.V253])" table:style-name="ce1"/>
          <table:table-cell office:value-type="string" office:string-value="" table:formula="of:=IF(ISBLANK([.W201]);&quot;&quot;;[.$B305]&amp;[.W$264]&amp;&quot;;store_&quot;&amp;TRIM([.W201])&amp;&quot; = NO # &quot;&amp;[.W253])" table:style-name="ce1"/>
          <table:table-cell office:value-type="string" office:string-value="" table:formula="of:=IF(ISBLANK([.X201]);&quot;&quot;;[.$B305]&amp;[.X$264]&amp;&quot;;store_&quot;&amp;TRIM([.X201])&amp;&quot; = NO # &quot;&amp;[.X253])" table:style-name="ce1"/>
          <table:table-cell office:value-type="string" office:string-value="" table:formula="of:=IF(ISBLANK([.Y201]);&quot;&quot;;[.$B305]&amp;[.Y$264]&amp;&quot;;store_&quot;&amp;TRIM([.Y201])&amp;&quot; = NO # &quot;&amp;[.Y253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19" table:formula="of:=[.B254]+[.$C$264]" table:style-name="ce1">
            <text:p>1119</text:p>
          </table:table-cell>
          <table:table-cell table:style-name="ce1"/>
          <table:table-cell office:value-type="string" office:string-value="11190;store_dhw_burner_starts = NO # Number of starts burner in DHW mode" table:formula="of:=IF(ISBLANK([.D202]);&quot;&quot;;[.$B306]&amp;[.D$264]&amp;&quot;;store_&quot;&amp;TRIM([.D202])&amp;&quot; = NO # &quot;&amp;[.D254])" table:style-name="ce1">
            <text:p>11190;store_dhw_burner_starts = NO # Number of starts burner in DHW mode</text:p>
          </table:table-cell>
          <table:table-cell office:value-type="string" office:string-value="" table:formula="of:=IF(ISBLANK([.E202]);&quot;&quot;;[.$B306]&amp;[.E$264]&amp;&quot;;store_&quot;&amp;TRIM([.E202])&amp;&quot; = NO # &quot;&amp;[.E254])" table:style-name="ce1"/>
          <table:table-cell office:value-type="string" office:string-value="" table:formula="of:=IF(ISBLANK([.F202]);&quot;&quot;;[.$B306]&amp;[.F$264]&amp;&quot;;store_&quot;&amp;TRIM([.F202])&amp;&quot; = NO # &quot;&amp;[.F254])" table:style-name="ce1"/>
          <table:table-cell office:value-type="string" office:string-value="" table:formula="of:=IF(ISBLANK([.G202]);&quot;&quot;;[.$B306]&amp;[.G$264]&amp;&quot;;store_&quot;&amp;TRIM([.G202])&amp;&quot; = NO # &quot;&amp;[.G254])" table:style-name="ce1"/>
          <table:table-cell office:value-type="string" office:string-value="" table:formula="of:=IF(ISBLANK([.H202]);&quot;&quot;;[.$B306]&amp;[.H$264]&amp;&quot;;store_&quot;&amp;TRIM([.H202])&amp;&quot; = NO # &quot;&amp;[.H254])" table:style-name="ce1"/>
          <table:table-cell office:value-type="string" office:string-value="" table:formula="of:=IF(ISBLANK([.I202]);&quot;&quot;;[.$B306]&amp;[.I$264]&amp;&quot;;store_&quot;&amp;TRIM([.I202])&amp;&quot; = NO # &quot;&amp;[.I254])" table:style-name="ce1"/>
          <table:table-cell office:value-type="string" office:string-value="" table:formula="of:=IF(ISBLANK([.J202]);&quot;&quot;;[.$B306]&amp;[.J$264]&amp;&quot;;store_&quot;&amp;TRIM([.J202])&amp;&quot; = NO # &quot;&amp;[.J254])" table:style-name="ce1"/>
          <table:table-cell office:value-type="string" office:string-value="" table:formula="of:=IF(ISBLANK([.K202]);&quot;&quot;;[.$B306]&amp;[.K$264]&amp;&quot;;store_&quot;&amp;TRIM([.K202])&amp;&quot; = NO # &quot;&amp;[.K254])" table:style-name="ce1"/>
          <table:table-cell office:value-type="string" office:string-value="" table:formula="of:=IF(ISBLANK([.L202]);&quot;&quot;;[.$B306]&amp;[.L$264]&amp;&quot;;store_&quot;&amp;TRIM([.L202])&amp;&quot; = NO # &quot;&amp;[.L254])" table:style-name="ce1"/>
          <table:table-cell office:value-type="string" office:string-value="" table:formula="of:=IF(ISBLANK([.M202]);&quot;&quot;;[.$B306]&amp;[.M$264]&amp;&quot;;store_&quot;&amp;TRIM([.M202])&amp;&quot; = NO # &quot;&amp;[.M254])" table:style-name="ce1"/>
          <table:table-cell office:value-type="string" office:string-value="" table:formula="of:=IF(ISBLANK([.N202]);&quot;&quot;;[.$B306]&amp;[.N$264]&amp;&quot;;store_&quot;&amp;TRIM([.N202])&amp;&quot; = NO # &quot;&amp;[.N254])" table:style-name="ce1"/>
          <table:table-cell office:value-type="string" office:string-value="" table:formula="of:=IF(ISBLANK([.O202]);&quot;&quot;;[.$B306]&amp;[.O$264]&amp;&quot;;store_&quot;&amp;TRIM([.O202])&amp;&quot; = NO # &quot;&amp;[.O254])" table:style-name="ce1"/>
          <table:table-cell office:value-type="string" office:string-value="" table:formula="of:=IF(ISBLANK([.P202]);&quot;&quot;;[.$B306]&amp;[.P$264]&amp;&quot;;store_&quot;&amp;TRIM([.P202])&amp;&quot; = NO # &quot;&amp;[.P254])" table:style-name="ce1"/>
          <table:table-cell office:value-type="string" office:string-value="" table:formula="of:=IF(ISBLANK([.Q202]);&quot;&quot;;[.$B306]&amp;[.Q$264]&amp;&quot;;store_&quot;&amp;TRIM([.Q202])&amp;&quot; = NO # &quot;&amp;[.Q254])" table:style-name="ce1"/>
          <table:table-cell office:value-type="string" office:string-value="" table:formula="of:=IF(ISBLANK([.R202]);&quot;&quot;;[.$B306]&amp;[.R$264]&amp;&quot;;store_&quot;&amp;TRIM([.R202])&amp;&quot; = NO # &quot;&amp;[.R254])" table:style-name="ce1"/>
          <table:table-cell office:value-type="string" office:string-value="" table:formula="of:=IF(ISBLANK([.S202]);&quot;&quot;;[.$B306]&amp;[.S$264]&amp;&quot;;store_&quot;&amp;TRIM([.S202])&amp;&quot; = NO # &quot;&amp;[.S254])" table:style-name="ce1"/>
          <table:table-cell office:value-type="string" office:string-value="" table:formula="of:=IF(ISBLANK([.T202]);&quot;&quot;;[.$B306]&amp;[.T$264]&amp;&quot;;store_&quot;&amp;TRIM([.T202])&amp;&quot; = NO # &quot;&amp;[.T254])" table:style-name="ce1"/>
          <table:table-cell office:value-type="string" office:string-value="" table:formula="of:=IF(ISBLANK([.U202]);&quot;&quot;;[.$B306]&amp;[.U$264]&amp;&quot;;store_&quot;&amp;TRIM([.U202])&amp;&quot; = NO # &quot;&amp;[.U254])" table:style-name="ce1"/>
          <table:table-cell office:value-type="string" office:string-value="" table:formula="of:=IF(ISBLANK([.V202]);&quot;&quot;;[.$B306]&amp;[.V$264]&amp;&quot;;store_&quot;&amp;TRIM([.V202])&amp;&quot; = NO # &quot;&amp;[.V254])" table:style-name="ce1"/>
          <table:table-cell office:value-type="string" office:string-value="" table:formula="of:=IF(ISBLANK([.W202]);&quot;&quot;;[.$B306]&amp;[.W$264]&amp;&quot;;store_&quot;&amp;TRIM([.W202])&amp;&quot; = NO # &quot;&amp;[.W254])" table:style-name="ce1"/>
          <table:table-cell office:value-type="string" office:string-value="" table:formula="of:=IF(ISBLANK([.X202]);&quot;&quot;;[.$B306]&amp;[.X$264]&amp;&quot;;store_&quot;&amp;TRIM([.X202])&amp;&quot; = NO # &quot;&amp;[.X254])" table:style-name="ce1"/>
          <table:table-cell office:value-type="string" office:string-value="" table:formula="of:=IF(ISBLANK([.Y202]);&quot;&quot;;[.$B306]&amp;[.Y$264]&amp;&quot;;store_&quot;&amp;TRIM([.Y202])&amp;&quot; = NO # &quot;&amp;[.Y254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20" table:formula="of:=[.B255]+[.$C$264]" table:style-name="ce1">
            <text:p>1120</text:p>
          </table:table-cell>
          <table:table-cell table:style-name="ce1"/>
          <table:table-cell office:value-type="string" office:string-value="11200;store_burner_operation_hours = NO # Number of hours that burner is in operation (i.e.flame on)" table:formula="of:=IF(ISBLANK([.D203]);&quot;&quot;;[.$B307]&amp;[.D$264]&amp;&quot;;store_&quot;&amp;TRIM([.D203])&amp;&quot; = NO # &quot;&amp;[.D255])" table:style-name="ce1">
            <text:p>11200;store_burner_operation_hours = NO # Number of hours that burner is in operation (i.e.flame on)</text:p>
          </table:table-cell>
          <table:table-cell office:value-type="string" office:string-value="" table:formula="of:=IF(ISBLANK([.E203]);&quot;&quot;;[.$B307]&amp;[.E$264]&amp;&quot;;store_&quot;&amp;TRIM([.E203])&amp;&quot; = NO # &quot;&amp;[.E255])" table:style-name="ce1"/>
          <table:table-cell office:value-type="string" office:string-value="" table:formula="of:=IF(ISBLANK([.F203]);&quot;&quot;;[.$B307]&amp;[.F$264]&amp;&quot;;store_&quot;&amp;TRIM([.F203])&amp;&quot; = NO # &quot;&amp;[.F255])" table:style-name="ce1"/>
          <table:table-cell office:value-type="string" office:string-value="" table:formula="of:=IF(ISBLANK([.G203]);&quot;&quot;;[.$B307]&amp;[.G$264]&amp;&quot;;store_&quot;&amp;TRIM([.G203])&amp;&quot; = NO # &quot;&amp;[.G255])" table:style-name="ce1"/>
          <table:table-cell office:value-type="string" office:string-value="" table:formula="of:=IF(ISBLANK([.H203]);&quot;&quot;;[.$B307]&amp;[.H$264]&amp;&quot;;store_&quot;&amp;TRIM([.H203])&amp;&quot; = NO # &quot;&amp;[.H255])" table:style-name="ce1"/>
          <table:table-cell office:value-type="string" office:string-value="" table:formula="of:=IF(ISBLANK([.I203]);&quot;&quot;;[.$B307]&amp;[.I$264]&amp;&quot;;store_&quot;&amp;TRIM([.I203])&amp;&quot; = NO # &quot;&amp;[.I255])" table:style-name="ce1"/>
          <table:table-cell office:value-type="string" office:string-value="" table:formula="of:=IF(ISBLANK([.J203]);&quot;&quot;;[.$B307]&amp;[.J$264]&amp;&quot;;store_&quot;&amp;TRIM([.J203])&amp;&quot; = NO # &quot;&amp;[.J255])" table:style-name="ce1"/>
          <table:table-cell office:value-type="string" office:string-value="" table:formula="of:=IF(ISBLANK([.K203]);&quot;&quot;;[.$B307]&amp;[.K$264]&amp;&quot;;store_&quot;&amp;TRIM([.K203])&amp;&quot; = NO # &quot;&amp;[.K255])" table:style-name="ce1"/>
          <table:table-cell office:value-type="string" office:string-value="" table:formula="of:=IF(ISBLANK([.L203]);&quot;&quot;;[.$B307]&amp;[.L$264]&amp;&quot;;store_&quot;&amp;TRIM([.L203])&amp;&quot; = NO # &quot;&amp;[.L255])" table:style-name="ce1"/>
          <table:table-cell office:value-type="string" office:string-value="" table:formula="of:=IF(ISBLANK([.M203]);&quot;&quot;;[.$B307]&amp;[.M$264]&amp;&quot;;store_&quot;&amp;TRIM([.M203])&amp;&quot; = NO # &quot;&amp;[.M255])" table:style-name="ce1"/>
          <table:table-cell office:value-type="string" office:string-value="" table:formula="of:=IF(ISBLANK([.N203]);&quot;&quot;;[.$B307]&amp;[.N$264]&amp;&quot;;store_&quot;&amp;TRIM([.N203])&amp;&quot; = NO # &quot;&amp;[.N255])" table:style-name="ce1"/>
          <table:table-cell office:value-type="string" office:string-value="" table:formula="of:=IF(ISBLANK([.O203]);&quot;&quot;;[.$B307]&amp;[.O$264]&amp;&quot;;store_&quot;&amp;TRIM([.O203])&amp;&quot; = NO # &quot;&amp;[.O255])" table:style-name="ce1"/>
          <table:table-cell office:value-type="string" office:string-value="" table:formula="of:=IF(ISBLANK([.P203]);&quot;&quot;;[.$B307]&amp;[.P$264]&amp;&quot;;store_&quot;&amp;TRIM([.P203])&amp;&quot; = NO # &quot;&amp;[.P255])" table:style-name="ce1"/>
          <table:table-cell office:value-type="string" office:string-value="" table:formula="of:=IF(ISBLANK([.Q203]);&quot;&quot;;[.$B307]&amp;[.Q$264]&amp;&quot;;store_&quot;&amp;TRIM([.Q203])&amp;&quot; = NO # &quot;&amp;[.Q255])" table:style-name="ce1"/>
          <table:table-cell office:value-type="string" office:string-value="" table:formula="of:=IF(ISBLANK([.R203]);&quot;&quot;;[.$B307]&amp;[.R$264]&amp;&quot;;store_&quot;&amp;TRIM([.R203])&amp;&quot; = NO # &quot;&amp;[.R255])" table:style-name="ce1"/>
          <table:table-cell office:value-type="string" office:string-value="" table:formula="of:=IF(ISBLANK([.S203]);&quot;&quot;;[.$B307]&amp;[.S$264]&amp;&quot;;store_&quot;&amp;TRIM([.S203])&amp;&quot; = NO # &quot;&amp;[.S255])" table:style-name="ce1"/>
          <table:table-cell office:value-type="string" office:string-value="" table:formula="of:=IF(ISBLANK([.T203]);&quot;&quot;;[.$B307]&amp;[.T$264]&amp;&quot;;store_&quot;&amp;TRIM([.T203])&amp;&quot; = NO # &quot;&amp;[.T255])" table:style-name="ce1"/>
          <table:table-cell office:value-type="string" office:string-value="" table:formula="of:=IF(ISBLANK([.U203]);&quot;&quot;;[.$B307]&amp;[.U$264]&amp;&quot;;store_&quot;&amp;TRIM([.U203])&amp;&quot; = NO # &quot;&amp;[.U255])" table:style-name="ce1"/>
          <table:table-cell office:value-type="string" office:string-value="" table:formula="of:=IF(ISBLANK([.V203]);&quot;&quot;;[.$B307]&amp;[.V$264]&amp;&quot;;store_&quot;&amp;TRIM([.V203])&amp;&quot; = NO # &quot;&amp;[.V255])" table:style-name="ce1"/>
          <table:table-cell office:value-type="string" office:string-value="" table:formula="of:=IF(ISBLANK([.W203]);&quot;&quot;;[.$B307]&amp;[.W$264]&amp;&quot;;store_&quot;&amp;TRIM([.W203])&amp;&quot; = NO # &quot;&amp;[.W255])" table:style-name="ce1"/>
          <table:table-cell office:value-type="string" office:string-value="" table:formula="of:=IF(ISBLANK([.X203]);&quot;&quot;;[.$B307]&amp;[.X$264]&amp;&quot;;store_&quot;&amp;TRIM([.X203])&amp;&quot; = NO # &quot;&amp;[.X255])" table:style-name="ce1"/>
          <table:table-cell office:value-type="string" office:string-value="" table:formula="of:=IF(ISBLANK([.Y203]);&quot;&quot;;[.$B307]&amp;[.Y$264]&amp;&quot;;store_&quot;&amp;TRIM([.Y203])&amp;&quot; = NO # &quot;&amp;[.Y255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21" table:formula="of:=[.B256]+[.$C$264]" table:style-name="ce1">
            <text:p>1121</text:p>
          </table:table-cell>
          <table:table-cell table:style-name="ce1"/>
          <table:table-cell office:value-type="string" office:string-value="11210;store_ch_pump_operation_hours = NO # Number of hours that CH pump has been running" table:formula="of:=IF(ISBLANK([.D204]);&quot;&quot;;[.$B308]&amp;[.D$264]&amp;&quot;;store_&quot;&amp;TRIM([.D204])&amp;&quot; = NO # &quot;&amp;[.D256])" table:style-name="ce1">
            <text:p>11210;store_ch_pump_operation_hours = NO # Number of hours that CH pump has been running</text:p>
          </table:table-cell>
          <table:table-cell office:value-type="string" office:string-value="" table:formula="of:=IF(ISBLANK([.E204]);&quot;&quot;;[.$B308]&amp;[.E$264]&amp;&quot;;store_&quot;&amp;TRIM([.E204])&amp;&quot; = NO # &quot;&amp;[.E256])" table:style-name="ce1"/>
          <table:table-cell office:value-type="string" office:string-value="" table:formula="of:=IF(ISBLANK([.F204]);&quot;&quot;;[.$B308]&amp;[.F$264]&amp;&quot;;store_&quot;&amp;TRIM([.F204])&amp;&quot; = NO # &quot;&amp;[.F256])" table:style-name="ce1"/>
          <table:table-cell office:value-type="string" office:string-value="" table:formula="of:=IF(ISBLANK([.G204]);&quot;&quot;;[.$B308]&amp;[.G$264]&amp;&quot;;store_&quot;&amp;TRIM([.G204])&amp;&quot; = NO # &quot;&amp;[.G256])" table:style-name="ce1"/>
          <table:table-cell office:value-type="string" office:string-value="" table:formula="of:=IF(ISBLANK([.H204]);&quot;&quot;;[.$B308]&amp;[.H$264]&amp;&quot;;store_&quot;&amp;TRIM([.H204])&amp;&quot; = NO # &quot;&amp;[.H256])" table:style-name="ce1"/>
          <table:table-cell office:value-type="string" office:string-value="" table:formula="of:=IF(ISBLANK([.I204]);&quot;&quot;;[.$B308]&amp;[.I$264]&amp;&quot;;store_&quot;&amp;TRIM([.I204])&amp;&quot; = NO # &quot;&amp;[.I256])" table:style-name="ce1"/>
          <table:table-cell office:value-type="string" office:string-value="" table:formula="of:=IF(ISBLANK([.J204]);&quot;&quot;;[.$B308]&amp;[.J$264]&amp;&quot;;store_&quot;&amp;TRIM([.J204])&amp;&quot; = NO # &quot;&amp;[.J256])" table:style-name="ce1"/>
          <table:table-cell office:value-type="string" office:string-value="" table:formula="of:=IF(ISBLANK([.K204]);&quot;&quot;;[.$B308]&amp;[.K$264]&amp;&quot;;store_&quot;&amp;TRIM([.K204])&amp;&quot; = NO # &quot;&amp;[.K256])" table:style-name="ce1"/>
          <table:table-cell office:value-type="string" office:string-value="" table:formula="of:=IF(ISBLANK([.L204]);&quot;&quot;;[.$B308]&amp;[.L$264]&amp;&quot;;store_&quot;&amp;TRIM([.L204])&amp;&quot; = NO # &quot;&amp;[.L256])" table:style-name="ce1"/>
          <table:table-cell office:value-type="string" office:string-value="" table:formula="of:=IF(ISBLANK([.M204]);&quot;&quot;;[.$B308]&amp;[.M$264]&amp;&quot;;store_&quot;&amp;TRIM([.M204])&amp;&quot; = NO # &quot;&amp;[.M256])" table:style-name="ce1"/>
          <table:table-cell office:value-type="string" office:string-value="" table:formula="of:=IF(ISBLANK([.N204]);&quot;&quot;;[.$B308]&amp;[.N$264]&amp;&quot;;store_&quot;&amp;TRIM([.N204])&amp;&quot; = NO # &quot;&amp;[.N256])" table:style-name="ce1"/>
          <table:table-cell office:value-type="string" office:string-value="" table:formula="of:=IF(ISBLANK([.O204]);&quot;&quot;;[.$B308]&amp;[.O$264]&amp;&quot;;store_&quot;&amp;TRIM([.O204])&amp;&quot; = NO # &quot;&amp;[.O256])" table:style-name="ce1"/>
          <table:table-cell office:value-type="string" office:string-value="" table:formula="of:=IF(ISBLANK([.P204]);&quot;&quot;;[.$B308]&amp;[.P$264]&amp;&quot;;store_&quot;&amp;TRIM([.P204])&amp;&quot; = NO # &quot;&amp;[.P256])" table:style-name="ce1"/>
          <table:table-cell office:value-type="string" office:string-value="" table:formula="of:=IF(ISBLANK([.Q204]);&quot;&quot;;[.$B308]&amp;[.Q$264]&amp;&quot;;store_&quot;&amp;TRIM([.Q204])&amp;&quot; = NO # &quot;&amp;[.Q256])" table:style-name="ce1"/>
          <table:table-cell office:value-type="string" office:string-value="" table:formula="of:=IF(ISBLANK([.R204]);&quot;&quot;;[.$B308]&amp;[.R$264]&amp;&quot;;store_&quot;&amp;TRIM([.R204])&amp;&quot; = NO # &quot;&amp;[.R256])" table:style-name="ce1"/>
          <table:table-cell office:value-type="string" office:string-value="" table:formula="of:=IF(ISBLANK([.S204]);&quot;&quot;;[.$B308]&amp;[.S$264]&amp;&quot;;store_&quot;&amp;TRIM([.S204])&amp;&quot; = NO # &quot;&amp;[.S256])" table:style-name="ce1"/>
          <table:table-cell office:value-type="string" office:string-value="" table:formula="of:=IF(ISBLANK([.T204]);&quot;&quot;;[.$B308]&amp;[.T$264]&amp;&quot;;store_&quot;&amp;TRIM([.T204])&amp;&quot; = NO # &quot;&amp;[.T256])" table:style-name="ce1"/>
          <table:table-cell office:value-type="string" office:string-value="" table:formula="of:=IF(ISBLANK([.U204]);&quot;&quot;;[.$B308]&amp;[.U$264]&amp;&quot;;store_&quot;&amp;TRIM([.U204])&amp;&quot; = NO # &quot;&amp;[.U256])" table:style-name="ce1"/>
          <table:table-cell office:value-type="string" office:string-value="" table:formula="of:=IF(ISBLANK([.V204]);&quot;&quot;;[.$B308]&amp;[.V$264]&amp;&quot;;store_&quot;&amp;TRIM([.V204])&amp;&quot; = NO # &quot;&amp;[.V256])" table:style-name="ce1"/>
          <table:table-cell office:value-type="string" office:string-value="" table:formula="of:=IF(ISBLANK([.W204]);&quot;&quot;;[.$B308]&amp;[.W$264]&amp;&quot;;store_&quot;&amp;TRIM([.W204])&amp;&quot; = NO # &quot;&amp;[.W256])" table:style-name="ce1"/>
          <table:table-cell office:value-type="string" office:string-value="" table:formula="of:=IF(ISBLANK([.X204]);&quot;&quot;;[.$B308]&amp;[.X$264]&amp;&quot;;store_&quot;&amp;TRIM([.X204])&amp;&quot; = NO # &quot;&amp;[.X256])" table:style-name="ce1"/>
          <table:table-cell office:value-type="string" office:string-value="" table:formula="of:=IF(ISBLANK([.Y204]);&quot;&quot;;[.$B308]&amp;[.Y$264]&amp;&quot;;store_&quot;&amp;TRIM([.Y204])&amp;&quot; = NO # &quot;&amp;[.Y256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22" table:formula="of:=[.B257]+[.$C$264]" table:style-name="ce1">
            <text:p>1122</text:p>
          </table:table-cell>
          <table:table-cell table:style-name="ce1"/>
          <table:table-cell office:value-type="string" office:string-value="11220;store_dhw_pump_valve_operation_hours = NO # Number of hours that DHW pump has been running or DHW valve has been opened" table:formula="of:=IF(ISBLANK([.D205]);&quot;&quot;;[.$B309]&amp;[.D$264]&amp;&quot;;store_&quot;&amp;TRIM([.D205])&amp;&quot; = NO # &quot;&amp;[.D257])" table:style-name="ce1">
            <text:p>11220;store_dhw_pump_valve_operation_hours = NO # Number of hours that DHW pump has been running or DHW valve has been opened</text:p>
          </table:table-cell>
          <table:table-cell office:value-type="string" office:string-value="" table:formula="of:=IF(ISBLANK([.E205]);&quot;&quot;;[.$B309]&amp;[.E$264]&amp;&quot;;store_&quot;&amp;TRIM([.E205])&amp;&quot; = NO # &quot;&amp;[.E257])" table:style-name="ce1"/>
          <table:table-cell office:value-type="string" office:string-value="" table:formula="of:=IF(ISBLANK([.F205]);&quot;&quot;;[.$B309]&amp;[.F$264]&amp;&quot;;store_&quot;&amp;TRIM([.F205])&amp;&quot; = NO # &quot;&amp;[.F257])" table:style-name="ce1"/>
          <table:table-cell office:value-type="string" office:string-value="" table:formula="of:=IF(ISBLANK([.G205]);&quot;&quot;;[.$B309]&amp;[.G$264]&amp;&quot;;store_&quot;&amp;TRIM([.G205])&amp;&quot; = NO # &quot;&amp;[.G257])" table:style-name="ce1"/>
          <table:table-cell office:value-type="string" office:string-value="" table:formula="of:=IF(ISBLANK([.H205]);&quot;&quot;;[.$B309]&amp;[.H$264]&amp;&quot;;store_&quot;&amp;TRIM([.H205])&amp;&quot; = NO # &quot;&amp;[.H257])" table:style-name="ce1"/>
          <table:table-cell office:value-type="string" office:string-value="" table:formula="of:=IF(ISBLANK([.I205]);&quot;&quot;;[.$B309]&amp;[.I$264]&amp;&quot;;store_&quot;&amp;TRIM([.I205])&amp;&quot; = NO # &quot;&amp;[.I257])" table:style-name="ce1"/>
          <table:table-cell office:value-type="string" office:string-value="" table:formula="of:=IF(ISBLANK([.J205]);&quot;&quot;;[.$B309]&amp;[.J$264]&amp;&quot;;store_&quot;&amp;TRIM([.J205])&amp;&quot; = NO # &quot;&amp;[.J257])" table:style-name="ce1"/>
          <table:table-cell office:value-type="string" office:string-value="" table:formula="of:=IF(ISBLANK([.K205]);&quot;&quot;;[.$B309]&amp;[.K$264]&amp;&quot;;store_&quot;&amp;TRIM([.K205])&amp;&quot; = NO # &quot;&amp;[.K257])" table:style-name="ce1"/>
          <table:table-cell office:value-type="string" office:string-value="" table:formula="of:=IF(ISBLANK([.L205]);&quot;&quot;;[.$B309]&amp;[.L$264]&amp;&quot;;store_&quot;&amp;TRIM([.L205])&amp;&quot; = NO # &quot;&amp;[.L257])" table:style-name="ce1"/>
          <table:table-cell office:value-type="string" office:string-value="" table:formula="of:=IF(ISBLANK([.M205]);&quot;&quot;;[.$B309]&amp;[.M$264]&amp;&quot;;store_&quot;&amp;TRIM([.M205])&amp;&quot; = NO # &quot;&amp;[.M257])" table:style-name="ce1"/>
          <table:table-cell office:value-type="string" office:string-value="" table:formula="of:=IF(ISBLANK([.N205]);&quot;&quot;;[.$B309]&amp;[.N$264]&amp;&quot;;store_&quot;&amp;TRIM([.N205])&amp;&quot; = NO # &quot;&amp;[.N257])" table:style-name="ce1"/>
          <table:table-cell office:value-type="string" office:string-value="" table:formula="of:=IF(ISBLANK([.O205]);&quot;&quot;;[.$B309]&amp;[.O$264]&amp;&quot;;store_&quot;&amp;TRIM([.O205])&amp;&quot; = NO # &quot;&amp;[.O257])" table:style-name="ce1"/>
          <table:table-cell office:value-type="string" office:string-value="" table:formula="of:=IF(ISBLANK([.P205]);&quot;&quot;;[.$B309]&amp;[.P$264]&amp;&quot;;store_&quot;&amp;TRIM([.P205])&amp;&quot; = NO # &quot;&amp;[.P257])" table:style-name="ce1"/>
          <table:table-cell office:value-type="string" office:string-value="" table:formula="of:=IF(ISBLANK([.Q205]);&quot;&quot;;[.$B309]&amp;[.Q$264]&amp;&quot;;store_&quot;&amp;TRIM([.Q205])&amp;&quot; = NO # &quot;&amp;[.Q257])" table:style-name="ce1"/>
          <table:table-cell office:value-type="string" office:string-value="" table:formula="of:=IF(ISBLANK([.R205]);&quot;&quot;;[.$B309]&amp;[.R$264]&amp;&quot;;store_&quot;&amp;TRIM([.R205])&amp;&quot; = NO # &quot;&amp;[.R257])" table:style-name="ce1"/>
          <table:table-cell office:value-type="string" office:string-value="" table:formula="of:=IF(ISBLANK([.S205]);&quot;&quot;;[.$B309]&amp;[.S$264]&amp;&quot;;store_&quot;&amp;TRIM([.S205])&amp;&quot; = NO # &quot;&amp;[.S257])" table:style-name="ce1"/>
          <table:table-cell office:value-type="string" office:string-value="" table:formula="of:=IF(ISBLANK([.T205]);&quot;&quot;;[.$B309]&amp;[.T$264]&amp;&quot;;store_&quot;&amp;TRIM([.T205])&amp;&quot; = NO # &quot;&amp;[.T257])" table:style-name="ce1"/>
          <table:table-cell office:value-type="string" office:string-value="" table:formula="of:=IF(ISBLANK([.U205]);&quot;&quot;;[.$B309]&amp;[.U$264]&amp;&quot;;store_&quot;&amp;TRIM([.U205])&amp;&quot; = NO # &quot;&amp;[.U257])" table:style-name="ce1"/>
          <table:table-cell office:value-type="string" office:string-value="" table:formula="of:=IF(ISBLANK([.V205]);&quot;&quot;;[.$B309]&amp;[.V$264]&amp;&quot;;store_&quot;&amp;TRIM([.V205])&amp;&quot; = NO # &quot;&amp;[.V257])" table:style-name="ce1"/>
          <table:table-cell office:value-type="string" office:string-value="" table:formula="of:=IF(ISBLANK([.W205]);&quot;&quot;;[.$B309]&amp;[.W$264]&amp;&quot;;store_&quot;&amp;TRIM([.W205])&amp;&quot; = NO # &quot;&amp;[.W257])" table:style-name="ce1"/>
          <table:table-cell office:value-type="string" office:string-value="" table:formula="of:=IF(ISBLANK([.X205]);&quot;&quot;;[.$B309]&amp;[.X$264]&amp;&quot;;store_&quot;&amp;TRIM([.X205])&amp;&quot; = NO # &quot;&amp;[.X257])" table:style-name="ce1"/>
          <table:table-cell office:value-type="string" office:string-value="" table:formula="of:=IF(ISBLANK([.Y205]);&quot;&quot;;[.$B309]&amp;[.Y$264]&amp;&quot;;store_&quot;&amp;TRIM([.Y205])&amp;&quot; = NO # &quot;&amp;[.Y257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23" table:formula="of:=[.B258]+[.$C$264]" table:style-name="ce1">
            <text:p>1123</text:p>
          </table:table-cell>
          <table:table-cell table:style-name="ce1"/>
          <table:table-cell office:value-type="string" office:string-value="11230;store_dhw_burner_operation_hours = NO # Number of hours that burner is in operation during DHW mode" table:formula="of:=IF(ISBLANK([.D206]);&quot;&quot;;[.$B310]&amp;[.D$264]&amp;&quot;;store_&quot;&amp;TRIM([.D206])&amp;&quot; = NO # &quot;&amp;[.D258])" table:style-name="ce1">
            <text:p>11230;store_dhw_burner_operation_hours = NO # Number of hours that burner is in operation during DHW mode</text:p>
          </table:table-cell>
          <table:table-cell office:value-type="string" office:string-value="" table:formula="of:=IF(ISBLANK([.E206]);&quot;&quot;;[.$B310]&amp;[.E$264]&amp;&quot;;store_&quot;&amp;TRIM([.E206])&amp;&quot; = NO # &quot;&amp;[.E258])" table:style-name="ce1"/>
          <table:table-cell office:value-type="string" office:string-value="" table:formula="of:=IF(ISBLANK([.F206]);&quot;&quot;;[.$B310]&amp;[.F$264]&amp;&quot;;store_&quot;&amp;TRIM([.F206])&amp;&quot; = NO # &quot;&amp;[.F258])" table:style-name="ce1"/>
          <table:table-cell office:value-type="string" office:string-value="" table:formula="of:=IF(ISBLANK([.G206]);&quot;&quot;;[.$B310]&amp;[.G$264]&amp;&quot;;store_&quot;&amp;TRIM([.G206])&amp;&quot; = NO # &quot;&amp;[.G258])" table:style-name="ce1"/>
          <table:table-cell office:value-type="string" office:string-value="" table:formula="of:=IF(ISBLANK([.H206]);&quot;&quot;;[.$B310]&amp;[.H$264]&amp;&quot;;store_&quot;&amp;TRIM([.H206])&amp;&quot; = NO # &quot;&amp;[.H258])" table:style-name="ce1"/>
          <table:table-cell office:value-type="string" office:string-value="" table:formula="of:=IF(ISBLANK([.I206]);&quot;&quot;;[.$B310]&amp;[.I$264]&amp;&quot;;store_&quot;&amp;TRIM([.I206])&amp;&quot; = NO # &quot;&amp;[.I258])" table:style-name="ce1"/>
          <table:table-cell office:value-type="string" office:string-value="" table:formula="of:=IF(ISBLANK([.J206]);&quot;&quot;;[.$B310]&amp;[.J$264]&amp;&quot;;store_&quot;&amp;TRIM([.J206])&amp;&quot; = NO # &quot;&amp;[.J258])" table:style-name="ce1"/>
          <table:table-cell office:value-type="string" office:string-value="" table:formula="of:=IF(ISBLANK([.K206]);&quot;&quot;;[.$B310]&amp;[.K$264]&amp;&quot;;store_&quot;&amp;TRIM([.K206])&amp;&quot; = NO # &quot;&amp;[.K258])" table:style-name="ce1"/>
          <table:table-cell office:value-type="string" office:string-value="" table:formula="of:=IF(ISBLANK([.L206]);&quot;&quot;;[.$B310]&amp;[.L$264]&amp;&quot;;store_&quot;&amp;TRIM([.L206])&amp;&quot; = NO # &quot;&amp;[.L258])" table:style-name="ce1"/>
          <table:table-cell office:value-type="string" office:string-value="" table:formula="of:=IF(ISBLANK([.M206]);&quot;&quot;;[.$B310]&amp;[.M$264]&amp;&quot;;store_&quot;&amp;TRIM([.M206])&amp;&quot; = NO # &quot;&amp;[.M258])" table:style-name="ce1"/>
          <table:table-cell office:value-type="string" office:string-value="" table:formula="of:=IF(ISBLANK([.N206]);&quot;&quot;;[.$B310]&amp;[.N$264]&amp;&quot;;store_&quot;&amp;TRIM([.N206])&amp;&quot; = NO # &quot;&amp;[.N258])" table:style-name="ce1"/>
          <table:table-cell office:value-type="string" office:string-value="" table:formula="of:=IF(ISBLANK([.O206]);&quot;&quot;;[.$B310]&amp;[.O$264]&amp;&quot;;store_&quot;&amp;TRIM([.O206])&amp;&quot; = NO # &quot;&amp;[.O258])" table:style-name="ce1"/>
          <table:table-cell office:value-type="string" office:string-value="" table:formula="of:=IF(ISBLANK([.P206]);&quot;&quot;;[.$B310]&amp;[.P$264]&amp;&quot;;store_&quot;&amp;TRIM([.P206])&amp;&quot; = NO # &quot;&amp;[.P258])" table:style-name="ce1"/>
          <table:table-cell office:value-type="string" office:string-value="" table:formula="of:=IF(ISBLANK([.Q206]);&quot;&quot;;[.$B310]&amp;[.Q$264]&amp;&quot;;store_&quot;&amp;TRIM([.Q206])&amp;&quot; = NO # &quot;&amp;[.Q258])" table:style-name="ce1"/>
          <table:table-cell office:value-type="string" office:string-value="" table:formula="of:=IF(ISBLANK([.R206]);&quot;&quot;;[.$B310]&amp;[.R$264]&amp;&quot;;store_&quot;&amp;TRIM([.R206])&amp;&quot; = NO # &quot;&amp;[.R258])" table:style-name="ce1"/>
          <table:table-cell office:value-type="string" office:string-value="" table:formula="of:=IF(ISBLANK([.S206]);&quot;&quot;;[.$B310]&amp;[.S$264]&amp;&quot;;store_&quot;&amp;TRIM([.S206])&amp;&quot; = NO # &quot;&amp;[.S258])" table:style-name="ce1"/>
          <table:table-cell office:value-type="string" office:string-value="" table:formula="of:=IF(ISBLANK([.T206]);&quot;&quot;;[.$B310]&amp;[.T$264]&amp;&quot;;store_&quot;&amp;TRIM([.T206])&amp;&quot; = NO # &quot;&amp;[.T258])" table:style-name="ce1"/>
          <table:table-cell office:value-type="string" office:string-value="" table:formula="of:=IF(ISBLANK([.U206]);&quot;&quot;;[.$B310]&amp;[.U$264]&amp;&quot;;store_&quot;&amp;TRIM([.U206])&amp;&quot; = NO # &quot;&amp;[.U258])" table:style-name="ce1"/>
          <table:table-cell office:value-type="string" office:string-value="" table:formula="of:=IF(ISBLANK([.V206]);&quot;&quot;;[.$B310]&amp;[.V$264]&amp;&quot;;store_&quot;&amp;TRIM([.V206])&amp;&quot; = NO # &quot;&amp;[.V258])" table:style-name="ce1"/>
          <table:table-cell office:value-type="string" office:string-value="" table:formula="of:=IF(ISBLANK([.W206]);&quot;&quot;;[.$B310]&amp;[.W$264]&amp;&quot;;store_&quot;&amp;TRIM([.W206])&amp;&quot; = NO # &quot;&amp;[.W258])" table:style-name="ce1"/>
          <table:table-cell office:value-type="string" office:string-value="" table:formula="of:=IF(ISBLANK([.X206]);&quot;&quot;;[.$B310]&amp;[.X$264]&amp;&quot;;store_&quot;&amp;TRIM([.X206])&amp;&quot; = NO # &quot;&amp;[.X258])" table:style-name="ce1"/>
          <table:table-cell office:value-type="string" office:string-value="" table:formula="of:=IF(ISBLANK([.Y206]);&quot;&quot;;[.$B310]&amp;[.Y$264]&amp;&quot;;store_&quot;&amp;TRIM([.Y206])&amp;&quot; = NO # &quot;&amp;[.Y258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24" table:formula="of:=[.B259]+[.$C$264]" table:style-name="ce1">
            <text:p>1124</text:p>
          </table:table-cell>
          <table:table-cell table:style-name="ce1"/>
          <table:table-cell office:value-type="string" office:string-value="11240;store_opentherm_version_master = NO # The implemented version of the OpenTherm Protocol Specification in the master" table:formula="of:=IF(ISBLANK([.D207]);&quot;&quot;;[.$B311]&amp;[.D$264]&amp;&quot;;store_&quot;&amp;TRIM([.D207])&amp;&quot; = NO # &quot;&amp;[.D259])" table:style-name="ce1">
            <text:p>11240;store_opentherm_version_master = NO # The implemented version of the OpenTherm Protocol Specification in the master</text:p>
          </table:table-cell>
          <table:table-cell office:value-type="string" office:string-value="" table:formula="of:=IF(ISBLANK([.E207]);&quot;&quot;;[.$B311]&amp;[.E$264]&amp;&quot;;store_&quot;&amp;TRIM([.E207])&amp;&quot; = NO # &quot;&amp;[.E259])" table:style-name="ce1"/>
          <table:table-cell office:value-type="string" office:string-value="" table:formula="of:=IF(ISBLANK([.F207]);&quot;&quot;;[.$B311]&amp;[.F$264]&amp;&quot;;store_&quot;&amp;TRIM([.F207])&amp;&quot; = NO # &quot;&amp;[.F259])" table:style-name="ce1"/>
          <table:table-cell office:value-type="string" office:string-value="" table:formula="of:=IF(ISBLANK([.G207]);&quot;&quot;;[.$B311]&amp;[.G$264]&amp;&quot;;store_&quot;&amp;TRIM([.G207])&amp;&quot; = NO # &quot;&amp;[.G259])" table:style-name="ce1"/>
          <table:table-cell office:value-type="string" office:string-value="" table:formula="of:=IF(ISBLANK([.H207]);&quot;&quot;;[.$B311]&amp;[.H$264]&amp;&quot;;store_&quot;&amp;TRIM([.H207])&amp;&quot; = NO # &quot;&amp;[.H259])" table:style-name="ce1"/>
          <table:table-cell office:value-type="string" office:string-value="" table:formula="of:=IF(ISBLANK([.I207]);&quot;&quot;;[.$B311]&amp;[.I$264]&amp;&quot;;store_&quot;&amp;TRIM([.I207])&amp;&quot; = NO # &quot;&amp;[.I259])" table:style-name="ce1"/>
          <table:table-cell office:value-type="string" office:string-value="" table:formula="of:=IF(ISBLANK([.J207]);&quot;&quot;;[.$B311]&amp;[.J$264]&amp;&quot;;store_&quot;&amp;TRIM([.J207])&amp;&quot; = NO # &quot;&amp;[.J259])" table:style-name="ce1"/>
          <table:table-cell office:value-type="string" office:string-value="" table:formula="of:=IF(ISBLANK([.K207]);&quot;&quot;;[.$B311]&amp;[.K$264]&amp;&quot;;store_&quot;&amp;TRIM([.K207])&amp;&quot; = NO # &quot;&amp;[.K259])" table:style-name="ce1"/>
          <table:table-cell office:value-type="string" office:string-value="" table:formula="of:=IF(ISBLANK([.L207]);&quot;&quot;;[.$B311]&amp;[.L$264]&amp;&quot;;store_&quot;&amp;TRIM([.L207])&amp;&quot; = NO # &quot;&amp;[.L259])" table:style-name="ce1"/>
          <table:table-cell office:value-type="string" office:string-value="" table:formula="of:=IF(ISBLANK([.M207]);&quot;&quot;;[.$B311]&amp;[.M$264]&amp;&quot;;store_&quot;&amp;TRIM([.M207])&amp;&quot; = NO # &quot;&amp;[.M259])" table:style-name="ce1"/>
          <table:table-cell office:value-type="string" office:string-value="" table:formula="of:=IF(ISBLANK([.N207]);&quot;&quot;;[.$B311]&amp;[.N$264]&amp;&quot;;store_&quot;&amp;TRIM([.N207])&amp;&quot; = NO # &quot;&amp;[.N259])" table:style-name="ce1"/>
          <table:table-cell office:value-type="string" office:string-value="" table:formula="of:=IF(ISBLANK([.O207]);&quot;&quot;;[.$B311]&amp;[.O$264]&amp;&quot;;store_&quot;&amp;TRIM([.O207])&amp;&quot; = NO # &quot;&amp;[.O259])" table:style-name="ce1"/>
          <table:table-cell office:value-type="string" office:string-value="" table:formula="of:=IF(ISBLANK([.P207]);&quot;&quot;;[.$B311]&amp;[.P$264]&amp;&quot;;store_&quot;&amp;TRIM([.P207])&amp;&quot; = NO # &quot;&amp;[.P259])" table:style-name="ce1"/>
          <table:table-cell office:value-type="string" office:string-value="" table:formula="of:=IF(ISBLANK([.Q207]);&quot;&quot;;[.$B311]&amp;[.Q$264]&amp;&quot;;store_&quot;&amp;TRIM([.Q207])&amp;&quot; = NO # &quot;&amp;[.Q259])" table:style-name="ce1"/>
          <table:table-cell office:value-type="string" office:string-value="" table:formula="of:=IF(ISBLANK([.R207]);&quot;&quot;;[.$B311]&amp;[.R$264]&amp;&quot;;store_&quot;&amp;TRIM([.R207])&amp;&quot; = NO # &quot;&amp;[.R259])" table:style-name="ce1"/>
          <table:table-cell office:value-type="string" office:string-value="" table:formula="of:=IF(ISBLANK([.S207]);&quot;&quot;;[.$B311]&amp;[.S$264]&amp;&quot;;store_&quot;&amp;TRIM([.S207])&amp;&quot; = NO # &quot;&amp;[.S259])" table:style-name="ce1"/>
          <table:table-cell office:value-type="string" office:string-value="" table:formula="of:=IF(ISBLANK([.T207]);&quot;&quot;;[.$B311]&amp;[.T$264]&amp;&quot;;store_&quot;&amp;TRIM([.T207])&amp;&quot; = NO # &quot;&amp;[.T259])" table:style-name="ce1"/>
          <table:table-cell office:value-type="string" office:string-value="" table:formula="of:=IF(ISBLANK([.U207]);&quot;&quot;;[.$B311]&amp;[.U$264]&amp;&quot;;store_&quot;&amp;TRIM([.U207])&amp;&quot; = NO # &quot;&amp;[.U259])" table:style-name="ce1"/>
          <table:table-cell office:value-type="string" office:string-value="" table:formula="of:=IF(ISBLANK([.V207]);&quot;&quot;;[.$B311]&amp;[.V$264]&amp;&quot;;store_&quot;&amp;TRIM([.V207])&amp;&quot; = NO # &quot;&amp;[.V259])" table:style-name="ce1"/>
          <table:table-cell office:value-type="string" office:string-value="" table:formula="of:=IF(ISBLANK([.W207]);&quot;&quot;;[.$B311]&amp;[.W$264]&amp;&quot;;store_&quot;&amp;TRIM([.W207])&amp;&quot; = NO # &quot;&amp;[.W259])" table:style-name="ce1"/>
          <table:table-cell office:value-type="string" office:string-value="" table:formula="of:=IF(ISBLANK([.X207]);&quot;&quot;;[.$B311]&amp;[.X$264]&amp;&quot;;store_&quot;&amp;TRIM([.X207])&amp;&quot; = NO # &quot;&amp;[.X259])" table:style-name="ce1"/>
          <table:table-cell office:value-type="string" office:string-value="" table:formula="of:=IF(ISBLANK([.Y207]);&quot;&quot;;[.$B311]&amp;[.Y$264]&amp;&quot;;store_&quot;&amp;TRIM([.Y207])&amp;&quot; = NO # &quot;&amp;[.Y259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25" table:formula="of:=[.B260]+[.$C$264]" table:style-name="ce1">
            <text:p>1125</text:p>
          </table:table-cell>
          <table:table-cell table:style-name="ce1"/>
          <table:table-cell office:value-type="string" office:string-value="11250;store_opentherm_version_slave = NO # The implemented version of the OpenTherm Protocol Specification in the slave" table:formula="of:=IF(ISBLANK([.D208]);&quot;&quot;;[.$B312]&amp;[.D$264]&amp;&quot;;store_&quot;&amp;TRIM([.D208])&amp;&quot; = NO # &quot;&amp;[.D260])" table:style-name="ce1">
            <text:p>11250;store_opentherm_version_slave = NO # The implemented version of the OpenTherm Protocol Specification in the slave</text:p>
          </table:table-cell>
          <table:table-cell office:value-type="string" office:string-value="" table:formula="of:=IF(ISBLANK([.E208]);&quot;&quot;;[.$B312]&amp;[.E$264]&amp;&quot;;store_&quot;&amp;TRIM([.E208])&amp;&quot; = NO # &quot;&amp;[.E260])" table:style-name="ce1"/>
          <table:table-cell office:value-type="string" office:string-value="" table:formula="of:=IF(ISBLANK([.F208]);&quot;&quot;;[.$B312]&amp;[.F$264]&amp;&quot;;store_&quot;&amp;TRIM([.F208])&amp;&quot; = NO # &quot;&amp;[.F260])" table:style-name="ce1"/>
          <table:table-cell office:value-type="string" office:string-value="" table:formula="of:=IF(ISBLANK([.G208]);&quot;&quot;;[.$B312]&amp;[.G$264]&amp;&quot;;store_&quot;&amp;TRIM([.G208])&amp;&quot; = NO # &quot;&amp;[.G260])" table:style-name="ce1"/>
          <table:table-cell office:value-type="string" office:string-value="" table:formula="of:=IF(ISBLANK([.H208]);&quot;&quot;;[.$B312]&amp;[.H$264]&amp;&quot;;store_&quot;&amp;TRIM([.H208])&amp;&quot; = NO # &quot;&amp;[.H260])" table:style-name="ce1"/>
          <table:table-cell office:value-type="string" office:string-value="" table:formula="of:=IF(ISBLANK([.I208]);&quot;&quot;;[.$B312]&amp;[.I$264]&amp;&quot;;store_&quot;&amp;TRIM([.I208])&amp;&quot; = NO # &quot;&amp;[.I260])" table:style-name="ce1"/>
          <table:table-cell office:value-type="string" office:string-value="" table:formula="of:=IF(ISBLANK([.J208]);&quot;&quot;;[.$B312]&amp;[.J$264]&amp;&quot;;store_&quot;&amp;TRIM([.J208])&amp;&quot; = NO # &quot;&amp;[.J260])" table:style-name="ce1"/>
          <table:table-cell office:value-type="string" office:string-value="" table:formula="of:=IF(ISBLANK([.K208]);&quot;&quot;;[.$B312]&amp;[.K$264]&amp;&quot;;store_&quot;&amp;TRIM([.K208])&amp;&quot; = NO # &quot;&amp;[.K260])" table:style-name="ce1"/>
          <table:table-cell office:value-type="string" office:string-value="" table:formula="of:=IF(ISBLANK([.L208]);&quot;&quot;;[.$B312]&amp;[.L$264]&amp;&quot;;store_&quot;&amp;TRIM([.L208])&amp;&quot; = NO # &quot;&amp;[.L260])" table:style-name="ce1"/>
          <table:table-cell office:value-type="string" office:string-value="" table:formula="of:=IF(ISBLANK([.M208]);&quot;&quot;;[.$B312]&amp;[.M$264]&amp;&quot;;store_&quot;&amp;TRIM([.M208])&amp;&quot; = NO # &quot;&amp;[.M260])" table:style-name="ce1"/>
          <table:table-cell office:value-type="string" office:string-value="" table:formula="of:=IF(ISBLANK([.N208]);&quot;&quot;;[.$B312]&amp;[.N$264]&amp;&quot;;store_&quot;&amp;TRIM([.N208])&amp;&quot; = NO # &quot;&amp;[.N260])" table:style-name="ce1"/>
          <table:table-cell office:value-type="string" office:string-value="" table:formula="of:=IF(ISBLANK([.O208]);&quot;&quot;;[.$B312]&amp;[.O$264]&amp;&quot;;store_&quot;&amp;TRIM([.O208])&amp;&quot; = NO # &quot;&amp;[.O260])" table:style-name="ce1"/>
          <table:table-cell office:value-type="string" office:string-value="" table:formula="of:=IF(ISBLANK([.P208]);&quot;&quot;;[.$B312]&amp;[.P$264]&amp;&quot;;store_&quot;&amp;TRIM([.P208])&amp;&quot; = NO # &quot;&amp;[.P260])" table:style-name="ce1"/>
          <table:table-cell office:value-type="string" office:string-value="" table:formula="of:=IF(ISBLANK([.Q208]);&quot;&quot;;[.$B312]&amp;[.Q$264]&amp;&quot;;store_&quot;&amp;TRIM([.Q208])&amp;&quot; = NO # &quot;&amp;[.Q260])" table:style-name="ce1"/>
          <table:table-cell office:value-type="string" office:string-value="" table:formula="of:=IF(ISBLANK([.R208]);&quot;&quot;;[.$B312]&amp;[.R$264]&amp;&quot;;store_&quot;&amp;TRIM([.R208])&amp;&quot; = NO # &quot;&amp;[.R260])" table:style-name="ce1"/>
          <table:table-cell office:value-type="string" office:string-value="" table:formula="of:=IF(ISBLANK([.S208]);&quot;&quot;;[.$B312]&amp;[.S$264]&amp;&quot;;store_&quot;&amp;TRIM([.S208])&amp;&quot; = NO # &quot;&amp;[.S260])" table:style-name="ce1"/>
          <table:table-cell office:value-type="string" office:string-value="" table:formula="of:=IF(ISBLANK([.T208]);&quot;&quot;;[.$B312]&amp;[.T$264]&amp;&quot;;store_&quot;&amp;TRIM([.T208])&amp;&quot; = NO # &quot;&amp;[.T260])" table:style-name="ce1"/>
          <table:table-cell office:value-type="string" office:string-value="" table:formula="of:=IF(ISBLANK([.U208]);&quot;&quot;;[.$B312]&amp;[.U$264]&amp;&quot;;store_&quot;&amp;TRIM([.U208])&amp;&quot; = NO # &quot;&amp;[.U260])" table:style-name="ce1"/>
          <table:table-cell office:value-type="string" office:string-value="" table:formula="of:=IF(ISBLANK([.V208]);&quot;&quot;;[.$B312]&amp;[.V$264]&amp;&quot;;store_&quot;&amp;TRIM([.V208])&amp;&quot; = NO # &quot;&amp;[.V260])" table:style-name="ce1"/>
          <table:table-cell office:value-type="string" office:string-value="" table:formula="of:=IF(ISBLANK([.W208]);&quot;&quot;;[.$B312]&amp;[.W$264]&amp;&quot;;store_&quot;&amp;TRIM([.W208])&amp;&quot; = NO # &quot;&amp;[.W260])" table:style-name="ce1"/>
          <table:table-cell office:value-type="string" office:string-value="" table:formula="of:=IF(ISBLANK([.X208]);&quot;&quot;;[.$B312]&amp;[.X$264]&amp;&quot;;store_&quot;&amp;TRIM([.X208])&amp;&quot; = NO # &quot;&amp;[.X260])" table:style-name="ce1"/>
          <table:table-cell office:value-type="string" office:string-value="" table:formula="of:=IF(ISBLANK([.Y208]);&quot;&quot;;[.$B312]&amp;[.Y$264]&amp;&quot;;store_&quot;&amp;TRIM([.Y208])&amp;&quot; = NO # &quot;&amp;[.Y260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26" table:formula="of:=[.B261]+[.$C$264]" table:style-name="ce1">
            <text:p>1126</text:p>
          </table:table-cell>
          <table:table-cell table:style-name="ce1"/>
          <table:table-cell office:value-type="string" office:string-value="11260;store_master_product_version_number = NO # The master device product version number as defined by the manufacturer" table:formula="of:=IF(ISBLANK([.D209]);&quot;&quot;;[.$B313]&amp;[.D$264]&amp;&quot;;store_&quot;&amp;TRIM([.D209])&amp;&quot; = NO # &quot;&amp;[.D261])" table:style-name="ce1">
            <text:p>11260;store_master_product_version_number = NO # The master device product version number as defined by the manufacturer</text:p>
          </table:table-cell>
          <table:table-cell office:value-type="string" office:string-value="11261;store_master_product_type = NO #  The master device product type as defined by the manufacturer" table:formula="of:=IF(ISBLANK([.E209]);&quot;&quot;;[.$B313]&amp;[.E$264]&amp;&quot;;store_&quot;&amp;TRIM([.E209])&amp;&quot; = NO # &quot;&amp;[.E261])" table:style-name="ce1">
            <text:p>11261;store_master_product_type = NO # <text:s/>The master device product type as defined by the manufacturer</text:p>
          </table:table-cell>
          <table:table-cell office:value-type="string" office:string-value="" table:formula="of:=IF(ISBLANK([.F209]);&quot;&quot;;[.$B313]&amp;[.F$264]&amp;&quot;;store_&quot;&amp;TRIM([.F209])&amp;&quot; = NO # &quot;&amp;[.F261])" table:style-name="ce1"/>
          <table:table-cell office:value-type="string" office:string-value="" table:formula="of:=IF(ISBLANK([.G209]);&quot;&quot;;[.$B313]&amp;[.G$264]&amp;&quot;;store_&quot;&amp;TRIM([.G209])&amp;&quot; = NO # &quot;&amp;[.G261])" table:style-name="ce1"/>
          <table:table-cell office:value-type="string" office:string-value="" table:formula="of:=IF(ISBLANK([.H209]);&quot;&quot;;[.$B313]&amp;[.H$264]&amp;&quot;;store_&quot;&amp;TRIM([.H209])&amp;&quot; = NO # &quot;&amp;[.H261])" table:style-name="ce1"/>
          <table:table-cell office:value-type="string" office:string-value="" table:formula="of:=IF(ISBLANK([.I209]);&quot;&quot;;[.$B313]&amp;[.I$264]&amp;&quot;;store_&quot;&amp;TRIM([.I209])&amp;&quot; = NO # &quot;&amp;[.I261])" table:style-name="ce1"/>
          <table:table-cell office:value-type="string" office:string-value="" table:formula="of:=IF(ISBLANK([.J209]);&quot;&quot;;[.$B313]&amp;[.J$264]&amp;&quot;;store_&quot;&amp;TRIM([.J209])&amp;&quot; = NO # &quot;&amp;[.J261])" table:style-name="ce1"/>
          <table:table-cell office:value-type="string" office:string-value="" table:formula="of:=IF(ISBLANK([.K209]);&quot;&quot;;[.$B313]&amp;[.K$264]&amp;&quot;;store_&quot;&amp;TRIM([.K209])&amp;&quot; = NO # &quot;&amp;[.K261])" table:style-name="ce1"/>
          <table:table-cell office:value-type="string" office:string-value="" table:formula="of:=IF(ISBLANK([.L209]);&quot;&quot;;[.$B313]&amp;[.L$264]&amp;&quot;;store_&quot;&amp;TRIM([.L209])&amp;&quot; = NO # &quot;&amp;[.L261])" table:style-name="ce1"/>
          <table:table-cell office:value-type="string" office:string-value="" table:formula="of:=IF(ISBLANK([.M209]);&quot;&quot;;[.$B313]&amp;[.M$264]&amp;&quot;;store_&quot;&amp;TRIM([.M209])&amp;&quot; = NO # &quot;&amp;[.M261])" table:style-name="ce1"/>
          <table:table-cell office:value-type="string" office:string-value="" table:formula="of:=IF(ISBLANK([.N209]);&quot;&quot;;[.$B313]&amp;[.N$264]&amp;&quot;;store_&quot;&amp;TRIM([.N209])&amp;&quot; = NO # &quot;&amp;[.N261])" table:style-name="ce1"/>
          <table:table-cell office:value-type="string" office:string-value="" table:formula="of:=IF(ISBLANK([.O209]);&quot;&quot;;[.$B313]&amp;[.O$264]&amp;&quot;;store_&quot;&amp;TRIM([.O209])&amp;&quot; = NO # &quot;&amp;[.O261])" table:style-name="ce1"/>
          <table:table-cell office:value-type="string" office:string-value="" table:formula="of:=IF(ISBLANK([.P209]);&quot;&quot;;[.$B313]&amp;[.P$264]&amp;&quot;;store_&quot;&amp;TRIM([.P209])&amp;&quot; = NO # &quot;&amp;[.P261])" table:style-name="ce1"/>
          <table:table-cell office:value-type="string" office:string-value="" table:formula="of:=IF(ISBLANK([.Q209]);&quot;&quot;;[.$B313]&amp;[.Q$264]&amp;&quot;;store_&quot;&amp;TRIM([.Q209])&amp;&quot; = NO # &quot;&amp;[.Q261])" table:style-name="ce1"/>
          <table:table-cell office:value-type="string" office:string-value="" table:formula="of:=IF(ISBLANK([.R209]);&quot;&quot;;[.$B313]&amp;[.R$264]&amp;&quot;;store_&quot;&amp;TRIM([.R209])&amp;&quot; = NO # &quot;&amp;[.R261])" table:style-name="ce1"/>
          <table:table-cell office:value-type="string" office:string-value="" table:formula="of:=IF(ISBLANK([.S209]);&quot;&quot;;[.$B313]&amp;[.S$264]&amp;&quot;;store_&quot;&amp;TRIM([.S209])&amp;&quot; = NO # &quot;&amp;[.S261])" table:style-name="ce1"/>
          <table:table-cell office:value-type="string" office:string-value="" table:formula="of:=IF(ISBLANK([.T209]);&quot;&quot;;[.$B313]&amp;[.T$264]&amp;&quot;;store_&quot;&amp;TRIM([.T209])&amp;&quot; = NO # &quot;&amp;[.T261])" table:style-name="ce1"/>
          <table:table-cell office:value-type="string" office:string-value="" table:formula="of:=IF(ISBLANK([.U209]);&quot;&quot;;[.$B313]&amp;[.U$264]&amp;&quot;;store_&quot;&amp;TRIM([.U209])&amp;&quot; = NO # &quot;&amp;[.U261])" table:style-name="ce1"/>
          <table:table-cell office:value-type="string" office:string-value="" table:formula="of:=IF(ISBLANK([.V209]);&quot;&quot;;[.$B313]&amp;[.V$264]&amp;&quot;;store_&quot;&amp;TRIM([.V209])&amp;&quot; = NO # &quot;&amp;[.V261])" table:style-name="ce1"/>
          <table:table-cell office:value-type="string" office:string-value="" table:formula="of:=IF(ISBLANK([.W209]);&quot;&quot;;[.$B313]&amp;[.W$264]&amp;&quot;;store_&quot;&amp;TRIM([.W209])&amp;&quot; = NO # &quot;&amp;[.W261])" table:style-name="ce1"/>
          <table:table-cell office:value-type="string" office:string-value="" table:formula="of:=IF(ISBLANK([.X209]);&quot;&quot;;[.$B313]&amp;[.X$264]&amp;&quot;;store_&quot;&amp;TRIM([.X209])&amp;&quot; = NO # &quot;&amp;[.X261])" table:style-name="ce1"/>
          <table:table-cell office:value-type="string" office:string-value="" table:formula="of:=IF(ISBLANK([.Y209]);&quot;&quot;;[.$B313]&amp;[.Y$264]&amp;&quot;;store_&quot;&amp;TRIM([.Y209])&amp;&quot; = NO # &quot;&amp;[.Y261])" table:style-name="ce1"/>
          <table:table-cell table:number-columns-repeated="16359"/>
        </table:table-row>
        <table:table-row table:style-name="ro1">
          <table:table-cell table:style-name="ce1"/>
          <table:table-cell office:value-type="float" office:value="1127" table:formula="of:=[.B262]+[.$C$264]" table:style-name="ce1">
            <text:p>1127</text:p>
          </table:table-cell>
          <table:table-cell table:style-name="ce1"/>
          <table:table-cell office:value-type="string" office:string-value="11270;store_slave_product_version_number = NO # The slave device product version number as defined by the manufacturer" table:formula="of:=IF(ISBLANK([.D210]);&quot;&quot;;[.$B314]&amp;[.D$264]&amp;&quot;;store_&quot;&amp;TRIM([.D210])&amp;&quot; = NO # &quot;&amp;[.D262])" table:style-name="ce1">
            <text:p>11270;store_slave_product_version_number = NO # The slave device product version number as defined by the manufacturer</text:p>
          </table:table-cell>
          <table:table-cell office:value-type="string" office:string-value="11271;store_slave_product_type = NO #  The slave device product type as defined by the manufacturer" table:formula="of:=IF(ISBLANK([.E210]);&quot;&quot;;[.$B314]&amp;[.E$264]&amp;&quot;;store_&quot;&amp;TRIM([.E210])&amp;&quot; = NO # &quot;&amp;[.E262])" table:style-name="ce1">
            <text:p>11271;store_slave_product_type = NO # <text:s/>The slave device product type as defined by the manufacturer</text:p>
          </table:table-cell>
          <table:table-cell office:value-type="string" office:string-value="" table:formula="of:=IF(ISBLANK([.F210]);&quot;&quot;;[.$B314]&amp;[.F$264]&amp;&quot;;store_&quot;&amp;TRIM([.F210])&amp;&quot; = NO # &quot;&amp;[.F262])" table:style-name="ce1"/>
          <table:table-cell office:value-type="string" office:string-value="" table:formula="of:=IF(ISBLANK([.G210]);&quot;&quot;;[.$B314]&amp;[.G$264]&amp;&quot;;store_&quot;&amp;TRIM([.G210])&amp;&quot; = NO # &quot;&amp;[.G262])" table:style-name="ce1"/>
          <table:table-cell office:value-type="string" office:string-value="" table:formula="of:=IF(ISBLANK([.H210]);&quot;&quot;;[.$B314]&amp;[.H$264]&amp;&quot;;store_&quot;&amp;TRIM([.H210])&amp;&quot; = NO # &quot;&amp;[.H262])" table:style-name="ce1"/>
          <table:table-cell office:value-type="string" office:string-value="" table:formula="of:=IF(ISBLANK([.I210]);&quot;&quot;;[.$B314]&amp;[.I$264]&amp;&quot;;store_&quot;&amp;TRIM([.I210])&amp;&quot; = NO # &quot;&amp;[.I262])" table:style-name="ce1"/>
          <table:table-cell office:value-type="string" office:string-value="" table:formula="of:=IF(ISBLANK([.J210]);&quot;&quot;;[.$B314]&amp;[.J$264]&amp;&quot;;store_&quot;&amp;TRIM([.J210])&amp;&quot; = NO # &quot;&amp;[.J262])" table:style-name="ce1"/>
          <table:table-cell office:value-type="string" office:string-value="" table:formula="of:=IF(ISBLANK([.K210]);&quot;&quot;;[.$B314]&amp;[.K$264]&amp;&quot;;store_&quot;&amp;TRIM([.K210])&amp;&quot; = NO # &quot;&amp;[.K262])" table:style-name="ce1"/>
          <table:table-cell office:value-type="string" office:string-value="" table:formula="of:=IF(ISBLANK([.L210]);&quot;&quot;;[.$B314]&amp;[.L$264]&amp;&quot;;store_&quot;&amp;TRIM([.L210])&amp;&quot; = NO # &quot;&amp;[.L262])" table:style-name="ce1"/>
          <table:table-cell office:value-type="string" office:string-value="" table:formula="of:=IF(ISBLANK([.M210]);&quot;&quot;;[.$B314]&amp;[.M$264]&amp;&quot;;store_&quot;&amp;TRIM([.M210])&amp;&quot; = NO # &quot;&amp;[.M262])" table:style-name="ce1"/>
          <table:table-cell office:value-type="string" office:string-value="" table:formula="of:=IF(ISBLANK([.N210]);&quot;&quot;;[.$B314]&amp;[.N$264]&amp;&quot;;store_&quot;&amp;TRIM([.N210])&amp;&quot; = NO # &quot;&amp;[.N262])" table:style-name="ce1"/>
          <table:table-cell office:value-type="string" office:string-value="" table:formula="of:=IF(ISBLANK([.O210]);&quot;&quot;;[.$B314]&amp;[.O$264]&amp;&quot;;store_&quot;&amp;TRIM([.O210])&amp;&quot; = NO # &quot;&amp;[.O262])" table:style-name="ce1"/>
          <table:table-cell office:value-type="string" office:string-value="" table:formula="of:=IF(ISBLANK([.P210]);&quot;&quot;;[.$B314]&amp;[.P$264]&amp;&quot;;store_&quot;&amp;TRIM([.P210])&amp;&quot; = NO # &quot;&amp;[.P262])" table:style-name="ce1"/>
          <table:table-cell office:value-type="string" office:string-value="" table:formula="of:=IF(ISBLANK([.Q210]);&quot;&quot;;[.$B314]&amp;[.Q$264]&amp;&quot;;store_&quot;&amp;TRIM([.Q210])&amp;&quot; = NO # &quot;&amp;[.Q262])" table:style-name="ce1"/>
          <table:table-cell office:value-type="string" office:string-value="" table:formula="of:=IF(ISBLANK([.R210]);&quot;&quot;;[.$B314]&amp;[.R$264]&amp;&quot;;store_&quot;&amp;TRIM([.R210])&amp;&quot; = NO # &quot;&amp;[.R262])" table:style-name="ce1"/>
          <table:table-cell office:value-type="string" office:string-value="" table:formula="of:=IF(ISBLANK([.S210]);&quot;&quot;;[.$B314]&amp;[.S$264]&amp;&quot;;store_&quot;&amp;TRIM([.S210])&amp;&quot; = NO # &quot;&amp;[.S262])" table:style-name="ce1"/>
          <table:table-cell office:value-type="string" office:string-value="" table:formula="of:=IF(ISBLANK([.T210]);&quot;&quot;;[.$B314]&amp;[.T$264]&amp;&quot;;store_&quot;&amp;TRIM([.T210])&amp;&quot; = NO # &quot;&amp;[.T262])" table:style-name="ce1"/>
          <table:table-cell office:value-type="string" office:string-value="" table:formula="of:=IF(ISBLANK([.U210]);&quot;&quot;;[.$B314]&amp;[.U$264]&amp;&quot;;store_&quot;&amp;TRIM([.U210])&amp;&quot; = NO # &quot;&amp;[.U262])" table:style-name="ce1"/>
          <table:table-cell office:value-type="string" office:string-value="" table:formula="of:=IF(ISBLANK([.V210]);&quot;&quot;;[.$B314]&amp;[.V$264]&amp;&quot;;store_&quot;&amp;TRIM([.V210])&amp;&quot; = NO # &quot;&amp;[.V262])" table:style-name="ce1"/>
          <table:table-cell office:value-type="string" office:string-value="" table:formula="of:=IF(ISBLANK([.W210]);&quot;&quot;;[.$B314]&amp;[.W$264]&amp;&quot;;store_&quot;&amp;TRIM([.W210])&amp;&quot; = NO # &quot;&amp;[.W262])" table:style-name="ce1"/>
          <table:table-cell office:value-type="string" office:string-value="" table:formula="of:=IF(ISBLANK([.X210]);&quot;&quot;;[.$B314]&amp;[.X$264]&amp;&quot;;store_&quot;&amp;TRIM([.X210])&amp;&quot; = NO # &quot;&amp;[.X262])" table:style-name="ce1"/>
          <table:table-cell office:value-type="string" office:string-value="" table:formula="of:=IF(ISBLANK([.Y210]);&quot;&quot;;[.$B314]&amp;[.Y$264]&amp;&quot;;store_&quot;&amp;TRIM([.Y210])&amp;&quot; = NO # &quot;&amp;[.Y262])" table:style-name="ce1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formula="of:=[.A316]+1" table:style-name="ce1">
            <text:p>1</text:p>
          </table:table-cell>
          <table:table-cell office:value-type="float" office:value="1" table:formula="of:=INT([.A316]/50)+1" table:style-name="ce1">
            <text:p>1</text:p>
          </table:table-cell>
          <table:table-cell office:value-type="float" office:value="1" table:formula="of:=[.A317]-([.B316]-1)*50" table:style-name="ce1">
            <text:p>1</text:p>
          </table:table-cell>
          <table:table-cell office:value-type="string" office:string-value="10000;store_ch_enabled = NO # CH enable" table:formula="of:=OFFSET([.$C$264];[.C317];[.B317])" table:style-name="ce1">
            <text:p>10000;store_ch_enabled = NO # CH enable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formula="of:=[.A317]+1" table:style-name="ce1">
            <text:p>2</text:p>
          </table:table-cell>
          <table:table-cell office:value-type="float" office:value="1" table:formula="of:=INT([.A317]/50)+1" table:style-name="ce1">
            <text:p>1</text:p>
          </table:table-cell>
          <table:table-cell office:value-type="float" office:value="2" table:formula="of:=[.A318]-([.B318]-1)*50" table:style-name="ce1">
            <text:p>2</text:p>
          </table:table-cell>
          <table:table-cell office:value-type="string" office:string-value="10010;store_control_setpoint = NO # Temperature setpoint for the supply from the boiler in degrees C" table:formula="of:=OFFSET([.$C$264];[.C318];[.B318])" table:style-name="ce1">
            <text:p>10010;store_control_setpoint = NO # Temperature setpoint for the supply from the boiler in degrees C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318]+1" table:style-name="ce1">
            <text:p>3</text:p>
          </table:table-cell>
          <table:table-cell office:value-type="float" office:value="1" table:formula="of:=INT([.A318]/50)+1" table:style-name="ce1">
            <text:p>1</text:p>
          </table:table-cell>
          <table:table-cell office:value-type="float" office:value="3" table:formula="of:=[.A319]-([.B319]-1)*50" table:style-name="ce1">
            <text:p>3</text:p>
          </table:table-cell>
          <table:table-cell office:value-type="string" office:string-value="10020;store_master_configuration = NO # MemberID code of the master" table:formula="of:=OFFSET([.$C$264];[.C319];[.B319])" table:style-name="ce1">
            <text:p>10020;store_master_configuration = NO # MemberID code of the master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formula="of:=[.A319]+1" table:style-name="ce1">
            <text:p>4</text:p>
          </table:table-cell>
          <table:table-cell office:value-type="float" office:value="1" table:formula="of:=INT([.A319]/50)+1" table:style-name="ce1">
            <text:p>1</text:p>
          </table:table-cell>
          <table:table-cell office:value-type="float" office:value="4" table:formula="of:=[.A320]-([.B320]-1)*50" table:style-name="ce1">
            <text:p>4</text:p>
          </table:table-cell>
          <table:table-cell office:value-type="string" office:string-value="10030;store_dhw_present = NO # DHW present [ dhw not present, dhw is present ]" table:formula="of:=OFFSET([.$C$264];[.C320];[.B320])" table:style-name="ce1">
            <text:p>10030;store_dhw_present = NO # DHW present [ dhw not present, dhw is present ]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320]+1" table:style-name="ce1">
            <text:p>5</text:p>
          </table:table-cell>
          <table:table-cell office:value-type="float" office:value="1" table:formula="of:=INT([.A320]/50)+1" table:style-name="ce1">
            <text:p>1</text:p>
          </table:table-cell>
          <table:table-cell office:value-type="float" office:value="5" table:formula="of:=[.A321]-([.B321]-1)*50" table:style-name="ce1">
            <text:p>5</text:p>
          </table:table-cell>
          <table:table-cell office:value-type="string" office:string-value="10050;store_service_required = NO # Service request [service not req’d, service required]" table:formula="of:=OFFSET([.$C$264];[.C321];[.B321])" table:style-name="ce1">
            <text:p>10050;store_service_required = NO # Service request [service not req’d, service required]</text:p>
          </table:table-cell>
          <table:table-cell table:number-columns-repeated="16380"/>
        </table:table-row>
        <table:table-row table:style-name="ro1">
          <table:table-cell office:value-type="float" office:value="6" table:formula="of:=[.A321]+1" table:style-name="ce1">
            <text:p>6</text:p>
          </table:table-cell>
          <table:table-cell office:value-type="float" office:value="1" table:formula="of:=INT([.A321]/50)+1" table:style-name="ce1">
            <text:p>1</text:p>
          </table:table-cell>
          <table:table-cell office:value-type="float" office:value="6" table:formula="of:=[.A322]-([.B322]-1)*50" table:style-name="ce1">
            <text:p>6</text:p>
          </table:table-cell>
          <table:table-cell office:value-type="string" office:string-value="10070;store_cooling_control_signal = NO # Signal for cooling plant" table:formula="of:=OFFSET([.$C$264];[.C322];[.B322])" table:style-name="ce1">
            <text:p>10070;store_cooling_control_signal = NO # Signal for cooling plant</text:p>
          </table:table-cell>
          <table:table-cell table:number-columns-repeated="16380"/>
        </table:table-row>
        <table:table-row table:style-name="ro1">
          <table:table-cell office:value-type="float" office:value="7" table:formula="of:=[.A322]+1" table:style-name="ce1">
            <text:p>7</text:p>
          </table:table-cell>
          <table:table-cell office:value-type="float" office:value="1" table:formula="of:=INT([.A322]/50)+1" table:style-name="ce1">
            <text:p>1</text:p>
          </table:table-cell>
          <table:table-cell office:value-type="float" office:value="7" table:formula="of:=[.A323]-([.B323]-1)*50" table:style-name="ce1">
            <text:p>7</text:p>
          </table:table-cell>
          <table:table-cell office:value-type="string" office:string-value="10080;store_control_setpoint_2 = NO # Temperature setpoint for the supply from the boiler for circuit 2 in degrees C" table:formula="of:=OFFSET([.$C$264];[.C323];[.B323])" table:style-name="ce1">
            <text:p>10080;store_control_setpoint_2 = NO # Temperature setpoint for the supply from the boiler for circuit 2 in degrees C</text:p>
          </table:table-cell>
          <table:table-cell table:number-columns-repeated="16380"/>
        </table:table-row>
        <table:table-row table:style-name="ro1">
          <table:table-cell office:value-type="float" office:value="8" table:formula="of:=[.A323]+1" table:style-name="ce1">
            <text:p>8</text:p>
          </table:table-cell>
          <table:table-cell office:value-type="float" office:value="1" table:formula="of:=INT([.A323]/50)+1" table:style-name="ce1">
            <text:p>1</text:p>
          </table:table-cell>
          <table:table-cell office:value-type="float" office:value="8" table:formula="of:=[.A324]-([.B324]-1)*50" table:style-name="ce1">
            <text:p>8</text:p>
          </table:table-cell>
          <table:table-cell office:value-type="string" office:string-value="10090;store_remote_override_room_setpoint = NO # Remote override room setpoint (0 = No override)" table:formula="of:=OFFSET([.$C$264];[.C324];[.B324])" table:style-name="ce1">
            <text:p>10090;store_remote_override_room_setpoint = NO # Remote override room setpoint (0 = No override)</text:p>
          </table:table-cell>
          <table:table-cell table:number-columns-repeated="16380"/>
        </table:table-row>
        <table:table-row table:style-name="ro1">
          <table:table-cell office:value-type="float" office:value="9" table:formula="of:=[.A324]+1" table:style-name="ce1">
            <text:p>9</text:p>
          </table:table-cell>
          <table:table-cell office:value-type="float" office:value="1" table:formula="of:=INT([.A324]/50)+1" table:style-name="ce1">
            <text:p>1</text:p>
          </table:table-cell>
          <table:table-cell office:value-type="float" office:value="9" table:formula="of:=[.A325]-([.B325]-1)*50" table:style-name="ce1">
            <text:p>9</text:p>
          </table:table-cell>
          <table:table-cell office:value-type="string" office:string-value="10100;store_number_of_tsps = NO # Number of transparent-slave-parameter supported by the slave device" table:formula="of:=OFFSET([.$C$264];[.C325];[.B325])" table:style-name="ce1">
            <text:p>10100;store_number_of_tsps = NO # Number of transparent-slave-parameter supported by the slave device</text:p>
          </table:table-cell>
          <table:table-cell table:number-columns-repeated="16380"/>
        </table:table-row>
        <table:table-row table:style-name="ro1">
          <table:table-cell office:value-type="float" office:value="10" table:formula="of:=[.A325]+1" table:style-name="ce1">
            <text:p>10</text:p>
          </table:table-cell>
          <table:table-cell office:value-type="float" office:value="1" table:formula="of:=INT([.A325]/50)+1" table:style-name="ce1">
            <text:p>1</text:p>
          </table:table-cell>
          <table:table-cell office:value-type="float" office:value="10" table:formula="of:=[.A326]-([.B326]-1)*50" table:style-name="ce1">
            <text:p>10</text:p>
          </table:table-cell>
          <table:table-cell office:value-type="string" office:string-value="10110;store_tsp_index = NO # Index number of following TSP" table:formula="of:=OFFSET([.$C$264];[.C326];[.B326])" table:style-name="ce1">
            <text:p>10110;store_tsp_index = NO # Index number of following TSP</text:p>
          </table:table-cell>
          <table:table-cell table:number-columns-repeated="16380"/>
        </table:table-row>
        <table:table-row table:style-name="ro1">
          <table:table-cell office:value-type="float" office:value="11" table:formula="of:=[.A326]+1" table:style-name="ce1">
            <text:p>11</text:p>
          </table:table-cell>
          <table:table-cell office:value-type="float" office:value="1" table:formula="of:=INT([.A326]/50)+1" table:style-name="ce1">
            <text:p>1</text:p>
          </table:table-cell>
          <table:table-cell office:value-type="float" office:value="11" table:formula="of:=[.A327]-([.B327]-1)*50" table:style-name="ce1">
            <text:p>11</text:p>
          </table:table-cell>
          <table:table-cell office:value-type="string" office:string-value="10120;store_size_of_fault_buffer = NO # The size of the fault history buffer" table:formula="of:=OFFSET([.$C$264];[.C327];[.B327])" table:style-name="ce1">
            <text:p>10120;store_size_of_fault_buffer = NO # The size of the fault history buffer</text:p>
          </table:table-cell>
          <table:table-cell table:number-columns-repeated="16380"/>
        </table:table-row>
        <table:table-row table:style-name="ro1">
          <table:table-cell office:value-type="float" office:value="12" table:formula="of:=[.A327]+1" table:style-name="ce1">
            <text:p>12</text:p>
          </table:table-cell>
          <table:table-cell office:value-type="float" office:value="1" table:formula="of:=INT([.A327]/50)+1" table:style-name="ce1">
            <text:p>1</text:p>
          </table:table-cell>
          <table:table-cell office:value-type="float" office:value="12" table:formula="of:=[.A328]-([.B328]-1)*50" table:style-name="ce1">
            <text:p>12</text:p>
          </table:table-cell>
          <table:table-cell office:value-type="string" office:string-value="10130;store_fhb_fault_index = NO # Index number of following Fault Buffer entry" table:formula="of:=OFFSET([.$C$264];[.C328];[.B328])" table:style-name="ce1">
            <text:p>10130;store_fhb_fault_index = NO # Index number of following Fault Buffer entry</text:p>
          </table:table-cell>
          <table:table-cell table:number-columns-repeated="16380"/>
        </table:table-row>
        <table:table-row table:style-name="ro1">
          <table:table-cell office:value-type="float" office:value="13" table:formula="of:=[.A328]+1" table:style-name="ce1">
            <text:p>13</text:p>
          </table:table-cell>
          <table:table-cell office:value-type="float" office:value="1" table:formula="of:=INT([.A328]/50)+1" table:style-name="ce1">
            <text:p>1</text:p>
          </table:table-cell>
          <table:table-cell office:value-type="float" office:value="13" table:formula="of:=[.A329]-([.B329]-1)*50" table:style-name="ce1">
            <text:p>13</text:p>
          </table:table-cell>
          <table:table-cell office:value-type="string" office:string-value="10140;store_maximum_relative_modulation_level_setting = NO # Maximum relative boiler modulation level setting for sequencer and off-low&amp;pump control applications (%)" table:formula="of:=OFFSET([.$C$264];[.C329];[.B329])" table:style-name="ce1">
            <text:p>10140;store_maximum_relative_modulation_level_setting = NO # Maximum relative boiler modulation level setting for sequencer and off-low&amp;pump control applications (%)</text:p>
          </table:table-cell>
          <table:table-cell table:number-columns-repeated="16380"/>
        </table:table-row>
        <table:table-row table:style-name="ro1">
          <table:table-cell office:value-type="float" office:value="14" table:formula="of:=[.A329]+1" table:style-name="ce1">
            <text:p>14</text:p>
          </table:table-cell>
          <table:table-cell office:value-type="float" office:value="1" table:formula="of:=INT([.A329]/50)+1" table:style-name="ce1">
            <text:p>1</text:p>
          </table:table-cell>
          <table:table-cell office:value-type="float" office:value="14" table:formula="of:=[.A330]-([.B330]-1)*50" table:style-name="ce1">
            <text:p>14</text:p>
          </table:table-cell>
          <table:table-cell office:value-type="string" office:string-value="10150;store_maximum_boiler_capacity = NO # Maximum boiler capacity (kW)" table:formula="of:=OFFSET([.$C$264];[.C330];[.B330])" table:style-name="ce1">
            <text:p>10150;store_maximum_boiler_capacity = NO # Maximum boiler capacity (kW)</text:p>
          </table:table-cell>
          <table:table-cell table:number-columns-repeated="16380"/>
        </table:table-row>
        <table:table-row table:style-name="ro1">
          <table:table-cell office:value-type="float" office:value="15" table:formula="of:=[.A330]+1" table:style-name="ce1">
            <text:p>15</text:p>
          </table:table-cell>
          <table:table-cell office:value-type="float" office:value="1" table:formula="of:=INT([.A330]/50)+1" table:style-name="ce1">
            <text:p>1</text:p>
          </table:table-cell>
          <table:table-cell office:value-type="float" office:value="15" table:formula="of:=[.A331]-([.B331]-1)*50" table:style-name="ce1">
            <text:p>15</text:p>
          </table:table-cell>
          <table:table-cell office:value-type="string" office:string-value="10160;store_room_setpoint = NO # Current room temperature setpoint (°C)" table:formula="of:=OFFSET([.$C$264];[.C331];[.B331])" table:style-name="ce1">
            <text:p>10160;store_room_setpoint = NO # Current room temperature setpoint (°C)</text:p>
          </table:table-cell>
          <table:table-cell table:number-columns-repeated="16380"/>
        </table:table-row>
        <table:table-row table:style-name="ro1">
          <table:table-cell office:value-type="float" office:value="16" table:formula="of:=[.A331]+1" table:style-name="ce1">
            <text:p>16</text:p>
          </table:table-cell>
          <table:table-cell office:value-type="float" office:value="1" table:formula="of:=INT([.A331]/50)+1" table:style-name="ce1">
            <text:p>1</text:p>
          </table:table-cell>
          <table:table-cell office:value-type="float" office:value="16" table:formula="of:=[.A332]-([.B332]-1)*50" table:style-name="ce1">
            <text:p>16</text:p>
          </table:table-cell>
          <table:table-cell office:value-type="string" office:string-value="10170;store_relative_modulation_level = NO # Relative modulation level (%)" table:formula="of:=OFFSET([.$C$264];[.C332];[.B332])" table:style-name="ce1">
            <text:p>10170;store_relative_modulation_level = NO # Relative modulation level (%)</text:p>
          </table:table-cell>
          <table:table-cell table:number-columns-repeated="16380"/>
        </table:table-row>
        <table:table-row table:style-name="ro1">
          <table:table-cell office:value-type="float" office:value="17" table:formula="of:=[.A332]+1" table:style-name="ce1">
            <text:p>17</text:p>
          </table:table-cell>
          <table:table-cell office:value-type="float" office:value="1" table:formula="of:=INT([.A332]/50)+1" table:style-name="ce1">
            <text:p>1</text:p>
          </table:table-cell>
          <table:table-cell office:value-type="float" office:value="17" table:formula="of:=[.A333]-([.B333]-1)*50" table:style-name="ce1">
            <text:p>17</text:p>
          </table:table-cell>
          <table:table-cell office:value-type="string" office:string-value="10180;store_ch_water_pressure = NO # Water pressure of the boiler CH circuit (bar)" table:formula="of:=OFFSET([.$C$264];[.C333];[.B333])" table:style-name="ce1">
            <text:p>10180;store_ch_water_pressure = NO # Water pressure of the boiler CH circuit (bar)</text:p>
          </table:table-cell>
          <table:table-cell table:number-columns-repeated="16380"/>
        </table:table-row>
        <table:table-row table:style-name="ro1">
          <table:table-cell office:value-type="float" office:value="18" table:formula="of:=[.A333]+1" table:style-name="ce1">
            <text:p>18</text:p>
          </table:table-cell>
          <table:table-cell office:value-type="float" office:value="1" table:formula="of:=INT([.A333]/50)+1" table:style-name="ce1">
            <text:p>1</text:p>
          </table:table-cell>
          <table:table-cell office:value-type="float" office:value="18" table:formula="of:=[.A334]-([.B334]-1)*50" table:style-name="ce1">
            <text:p>18</text:p>
          </table:table-cell>
          <table:table-cell office:value-type="string" office:string-value="10190;store_dhw_flow_rate = NO # Water flow rate through the DHW circuit (l/min)" table:formula="of:=OFFSET([.$C$264];[.C334];[.B334])" table:style-name="ce1">
            <text:p>10190;store_dhw_flow_rate = NO # Water flow rate through the DHW circuit (l/min)</text:p>
          </table:table-cell>
          <table:table-cell table:number-columns-repeated="16380"/>
        </table:table-row>
        <table:table-row table:style-name="ro1">
          <table:table-cell office:value-type="float" office:value="19" table:formula="of:=[.A334]+1" table:style-name="ce1">
            <text:p>19</text:p>
          </table:table-cell>
          <table:table-cell office:value-type="float" office:value="1" table:formula="of:=INT([.A334]/50)+1" table:style-name="ce1">
            <text:p>1</text:p>
          </table:table-cell>
          <table:table-cell office:value-type="float" office:value="19" table:formula="of:=[.A335]-([.B335]-1)*50" table:style-name="ce1">
            <text:p>19</text:p>
          </table:table-cell>
          <table:table-cell office:value-type="string" office:string-value="10200;store_weekday = NO # Day of the week (1=Monday)" table:formula="of:=OFFSET([.$C$264];[.C335];[.B335])" table:style-name="ce1">
            <text:p>10200;store_weekday = NO # Day of the week (1=Monday)</text:p>
          </table:table-cell>
          <table:table-cell table:number-columns-repeated="16380"/>
        </table:table-row>
        <table:table-row table:style-name="ro1">
          <table:table-cell office:value-type="float" office:value="20" table:formula="of:=[.A335]+1" table:style-name="ce1">
            <text:p>20</text:p>
          </table:table-cell>
          <table:table-cell office:value-type="float" office:value="1" table:formula="of:=INT([.A335]/50)+1" table:style-name="ce1">
            <text:p>1</text:p>
          </table:table-cell>
          <table:table-cell office:value-type="float" office:value="20" table:formula="of:=[.A336]-([.B336]-1)*50" table:style-name="ce1">
            <text:p>20</text:p>
          </table:table-cell>
          <table:table-cell office:value-type="string" office:string-value="10210;store_month = NO # Month" table:formula="of:=OFFSET([.$C$264];[.C336];[.B336])" table:style-name="ce1">
            <text:p>10210;store_month = NO # Month</text:p>
          </table:table-cell>
          <table:table-cell table:number-columns-repeated="16380"/>
        </table:table-row>
        <table:table-row table:style-name="ro1">
          <table:table-cell office:value-type="float" office:value="21" table:formula="of:=[.A336]+1" table:style-name="ce1">
            <text:p>21</text:p>
          </table:table-cell>
          <table:table-cell office:value-type="float" office:value="1" table:formula="of:=INT([.A336]/50)+1" table:style-name="ce1">
            <text:p>1</text:p>
          </table:table-cell>
          <table:table-cell office:value-type="float" office:value="21" table:formula="of:=[.A337]-([.B337]-1)*50" table:style-name="ce1">
            <text:p>21</text:p>
          </table:table-cell>
          <table:table-cell office:value-type="string" office:string-value="10220;store_year = NO # Year" table:formula="of:=OFFSET([.$C$264];[.C337];[.B337])" table:style-name="ce1">
            <text:p>10220;store_year = NO # Year</text:p>
          </table:table-cell>
          <table:table-cell table:number-columns-repeated="16380"/>
        </table:table-row>
        <table:table-row table:style-name="ro1">
          <table:table-cell office:value-type="float" office:value="22" table:formula="of:=[.A337]+1" table:style-name="ce1">
            <text:p>22</text:p>
          </table:table-cell>
          <table:table-cell office:value-type="float" office:value="1" table:formula="of:=INT([.A337]/50)+1" table:style-name="ce1">
            <text:p>1</text:p>
          </table:table-cell>
          <table:table-cell office:value-type="float" office:value="22" table:formula="of:=[.A338]-([.B338]-1)*50" table:style-name="ce1">
            <text:p>22</text:p>
          </table:table-cell>
          <table:table-cell office:value-type="string" office:string-value="10230;store_room_setpoint_ch2 = NO # Current room setpoint for 2nd CH circuit (°C)" table:formula="of:=OFFSET([.$C$264];[.C338];[.B338])" table:style-name="ce1">
            <text:p>10230;store_room_setpoint_ch2 = NO # Current room setpoint for 2nd CH circuit (°C)</text:p>
          </table:table-cell>
          <table:table-cell table:number-columns-repeated="16380"/>
        </table:table-row>
        <table:table-row table:style-name="ro1">
          <table:table-cell office:value-type="float" office:value="23" table:formula="of:=[.A338]+1" table:style-name="ce1">
            <text:p>23</text:p>
          </table:table-cell>
          <table:table-cell office:value-type="float" office:value="1" table:formula="of:=INT([.A338]/50)+1" table:style-name="ce1">
            <text:p>1</text:p>
          </table:table-cell>
          <table:table-cell office:value-type="float" office:value="23" table:formula="of:=[.A339]-([.B339]-1)*50" table:style-name="ce1">
            <text:p>23</text:p>
          </table:table-cell>
          <table:table-cell office:value-type="string" office:string-value="10240;store_room_temperature = NO # Current sensed room temperature (°C)" table:formula="of:=OFFSET([.$C$264];[.C339];[.B339])" table:style-name="ce1">
            <text:p>10240;store_room_temperature = NO # Current sensed room temperature (°C)</text:p>
          </table:table-cell>
          <table:table-cell table:number-columns-repeated="16380"/>
        </table:table-row>
        <table:table-row table:style-name="ro1">
          <table:table-cell office:value-type="float" office:value="24" table:formula="of:=[.A339]+1" table:style-name="ce1">
            <text:p>24</text:p>
          </table:table-cell>
          <table:table-cell office:value-type="float" office:value="1" table:formula="of:=INT([.A339]/50)+1" table:style-name="ce1">
            <text:p>1</text:p>
          </table:table-cell>
          <table:table-cell office:value-type="float" office:value="24" table:formula="of:=[.A340]-([.B340]-1)*50" table:style-name="ce1">
            <text:p>24</text:p>
          </table:table-cell>
          <table:table-cell office:value-type="string" office:string-value="10250;store_boiler_water_temp = NO # Flow water temperature from boiler (°C)" table:formula="of:=OFFSET([.$C$264];[.C340];[.B340])" table:style-name="ce1">
            <text:p>10250;store_boiler_water_temp = NO # Flow water temperature from boiler (°C)</text:p>
          </table:table-cell>
          <table:table-cell table:number-columns-repeated="16380"/>
        </table:table-row>
        <table:table-row table:style-name="ro1">
          <table:table-cell office:value-type="float" office:value="25" table:formula="of:=[.A340]+1" table:style-name="ce1">
            <text:p>25</text:p>
          </table:table-cell>
          <table:table-cell office:value-type="float" office:value="1" table:formula="of:=INT([.A340]/50)+1" table:style-name="ce1">
            <text:p>1</text:p>
          </table:table-cell>
          <table:table-cell office:value-type="float" office:value="25" table:formula="of:=[.A341]-([.B341]-1)*50" table:style-name="ce1">
            <text:p>25</text:p>
          </table:table-cell>
          <table:table-cell office:value-type="string" office:string-value="10260;store_dhw_temperature = NO # Domestic hot water temperature (°C)" table:formula="of:=OFFSET([.$C$264];[.C341];[.B341])" table:style-name="ce1">
            <text:p>10260;store_dhw_temperature = NO # Domestic hot water temperature (°C)</text:p>
          </table:table-cell>
          <table:table-cell table:number-columns-repeated="16380"/>
        </table:table-row>
        <table:table-row table:style-name="ro1">
          <table:table-cell office:value-type="float" office:value="26" table:formula="of:=[.A341]+1" table:style-name="ce1">
            <text:p>26</text:p>
          </table:table-cell>
          <table:table-cell office:value-type="float" office:value="1" table:formula="of:=INT([.A341]/50)+1" table:style-name="ce1">
            <text:p>1</text:p>
          </table:table-cell>
          <table:table-cell office:value-type="float" office:value="26" table:formula="of:=[.A342]-([.B342]-1)*50" table:style-name="ce1">
            <text:p>26</text:p>
          </table:table-cell>
          <table:table-cell office:value-type="string" office:string-value="10270;store_outside_temperature = NO # Outside air temperature (°C)" table:formula="of:=OFFSET([.$C$264];[.C342];[.B342])" table:style-name="ce1">
            <text:p>10270;store_outside_temperature = NO # Outside air temperature (°C)</text:p>
          </table:table-cell>
          <table:table-cell table:number-columns-repeated="16380"/>
        </table:table-row>
        <table:table-row table:style-name="ro1">
          <table:table-cell office:value-type="float" office:value="27" table:formula="of:=[.A342]+1" table:style-name="ce1">
            <text:p>27</text:p>
          </table:table-cell>
          <table:table-cell office:value-type="float" office:value="1" table:formula="of:=INT([.A342]/50)+1" table:style-name="ce1">
            <text:p>1</text:p>
          </table:table-cell>
          <table:table-cell office:value-type="float" office:value="27" table:formula="of:=[.A343]-([.B343]-1)*50" table:style-name="ce1">
            <text:p>27</text:p>
          </table:table-cell>
          <table:table-cell office:value-type="string" office:string-value="10280;store_return_water_temperature = NO # Return water temperature to boiler (°C)" table:formula="of:=OFFSET([.$C$264];[.C343];[.B343])" table:style-name="ce1">
            <text:p>10280;store_return_water_temperature = NO # Return water temperature to boiler (°C)</text:p>
          </table:table-cell>
          <table:table-cell table:number-columns-repeated="16380"/>
        </table:table-row>
        <table:table-row table:style-name="ro1">
          <table:table-cell office:value-type="float" office:value="28" table:formula="of:=[.A343]+1" table:style-name="ce1">
            <text:p>28</text:p>
          </table:table-cell>
          <table:table-cell office:value-type="float" office:value="1" table:formula="of:=INT([.A343]/50)+1" table:style-name="ce1">
            <text:p>1</text:p>
          </table:table-cell>
          <table:table-cell office:value-type="float" office:value="28" table:formula="of:=[.A344]-([.B344]-1)*50" table:style-name="ce1">
            <text:p>28</text:p>
          </table:table-cell>
          <table:table-cell office:value-type="string" office:string-value="10290;store_solar_storage_temperature = NO # Solar storage temperature (°C)" table:formula="of:=OFFSET([.$C$264];[.C344];[.B344])" table:style-name="ce1">
            <text:p>10290;store_solar_storage_temperature = NO # Solar storage temperature (°C)</text:p>
          </table:table-cell>
          <table:table-cell table:number-columns-repeated="16380"/>
        </table:table-row>
        <table:table-row table:style-name="ro1">
          <table:table-cell office:value-type="float" office:value="29" table:formula="of:=[.A344]+1" table:style-name="ce1">
            <text:p>29</text:p>
          </table:table-cell>
          <table:table-cell office:value-type="float" office:value="1" table:formula="of:=INT([.A344]/50)+1" table:style-name="ce1">
            <text:p>1</text:p>
          </table:table-cell>
          <table:table-cell office:value-type="float" office:value="29" table:formula="of:=[.A345]-([.B345]-1)*50" table:style-name="ce1">
            <text:p>29</text:p>
          </table:table-cell>
          <table:table-cell office:value-type="string" office:string-value="10300;store_solar_collector_temperature = NO # Solar collector temperature (°C)" table:formula="of:=OFFSET([.$C$264];[.C345];[.B345])" table:style-name="ce1">
            <text:p>10300;store_solar_collector_temperature = NO # Solar collector temperature (°C)</text:p>
          </table:table-cell>
          <table:table-cell table:number-columns-repeated="16380"/>
        </table:table-row>
        <table:table-row table:style-name="ro1">
          <table:table-cell office:value-type="float" office:value="30" table:formula="of:=[.A345]+1" table:style-name="ce1">
            <text:p>30</text:p>
          </table:table-cell>
          <table:table-cell office:value-type="float" office:value="1" table:formula="of:=INT([.A345]/50)+1" table:style-name="ce1">
            <text:p>1</text:p>
          </table:table-cell>
          <table:table-cell office:value-type="float" office:value="30" table:formula="of:=[.A346]-([.B346]-1)*50" table:style-name="ce1">
            <text:p>30</text:p>
          </table:table-cell>
          <table:table-cell office:value-type="string" office:string-value="10310;store_flow_temperature_ch2 = NO # Flow water temperature of the second central heating circuit" table:formula="of:=OFFSET([.$C$264];[.C346];[.B346])" table:style-name="ce1">
            <text:p>10310;store_flow_temperature_ch2 = NO # Flow water temperature of the second central heating circuit</text:p>
          </table:table-cell>
          <table:table-cell table:number-columns-repeated="16380"/>
        </table:table-row>
        <table:table-row table:style-name="ro1">
          <table:table-cell office:value-type="float" office:value="31" table:formula="of:=[.A346]+1" table:style-name="ce1">
            <text:p>31</text:p>
          </table:table-cell>
          <table:table-cell office:value-type="float" office:value="1" table:formula="of:=INT([.A346]/50)+1" table:style-name="ce1">
            <text:p>1</text:p>
          </table:table-cell>
          <table:table-cell office:value-type="float" office:value="31" table:formula="of:=[.A347]-([.B347]-1)*50" table:style-name="ce1">
            <text:p>31</text:p>
          </table:table-cell>
          <table:table-cell office:value-type="string" office:string-value="10320;store_dhw2_temperature = NO # Domestic hot water temperature 2 (°C)" table:formula="of:=OFFSET([.$C$264];[.C347];[.B347])" table:style-name="ce1">
            <text:p>10320;store_dhw2_temperature = NO # Domestic hot water temperature 2 (°C)</text:p>
          </table:table-cell>
          <table:table-cell table:number-columns-repeated="16380"/>
        </table:table-row>
        <table:table-row table:style-name="ro1">
          <table:table-cell office:value-type="float" office:value="32" table:formula="of:=[.A347]+1" table:style-name="ce1">
            <text:p>32</text:p>
          </table:table-cell>
          <table:table-cell office:value-type="float" office:value="1" table:formula="of:=INT([.A347]/50)+1" table:style-name="ce1">
            <text:p>1</text:p>
          </table:table-cell>
          <table:table-cell office:value-type="float" office:value="32" table:formula="of:=[.A348]-([.B348]-1)*50" table:style-name="ce1">
            <text:p>32</text:p>
          </table:table-cell>
          <table:table-cell office:value-type="string" office:string-value="10330;store_exhaust_temperature = NO # Exhaust temperature (°C)" table:formula="of:=OFFSET([.$C$264];[.C348];[.B348])" table:style-name="ce1">
            <text:p>10330;store_exhaust_temperature = NO # Exhaust temperature (°C)</text:p>
          </table:table-cell>
          <table:table-cell table:number-columns-repeated="16380"/>
        </table:table-row>
        <table:table-row table:style-name="ro1">
          <table:table-cell office:value-type="float" office:value="33" table:formula="of:=[.A348]+1" table:style-name="ce1">
            <text:p>33</text:p>
          </table:table-cell>
          <table:table-cell office:value-type="float" office:value="1" table:formula="of:=INT([.A348]/50)+1" table:style-name="ce1">
            <text:p>1</text:p>
          </table:table-cell>
          <table:table-cell office:value-type="float" office:value="33" table:formula="of:=[.A349]-([.B349]-1)*50" table:style-name="ce1">
            <text:p>33</text:p>
          </table:table-cell>
          <table:table-cell office:value-type="string" office:string-value="10480;store_dhwsetpoint_upper_bound = NO # Upper bound for adjustment of DHW setp (°C)" table:formula="of:=OFFSET([.$C$264];[.C349];[.B349])" table:style-name="ce1">
            <text:p>10480;store_dhwsetpoint_upper_bound = NO # Upper bound for adjustment of DHW setp (°C)</text:p>
          </table:table-cell>
          <table:table-cell table:number-columns-repeated="16380"/>
        </table:table-row>
        <table:table-row table:style-name="ro1">
          <table:table-cell office:value-type="float" office:value="34" table:formula="of:=[.A349]+1" table:style-name="ce1">
            <text:p>34</text:p>
          </table:table-cell>
          <table:table-cell office:value-type="float" office:value="1" table:formula="of:=INT([.A349]/50)+1" table:style-name="ce1">
            <text:p>1</text:p>
          </table:table-cell>
          <table:table-cell office:value-type="float" office:value="34" table:formula="of:=[.A350]-([.B350]-1)*50" table:style-name="ce1">
            <text:p>34</text:p>
          </table:table-cell>
          <table:table-cell office:value-type="string" office:string-value="10490;store_max_chsetp_upper_bound = NO # Upper bound for adjustment of maxCHsetp (°C)" table:formula="of:=OFFSET([.$C$264];[.C350];[.B350])" table:style-name="ce1">
            <text:p>10490;store_max_chsetp_upper_bound = NO # Upper bound for adjustment of maxCHsetp (°C)</text:p>
          </table:table-cell>
          <table:table-cell table:number-columns-repeated="16380"/>
        </table:table-row>
        <table:table-row table:style-name="ro1">
          <table:table-cell office:value-type="float" office:value="35" table:formula="of:=[.A350]+1" table:style-name="ce1">
            <text:p>35</text:p>
          </table:table-cell>
          <table:table-cell office:value-type="float" office:value="1" table:formula="of:=INT([.A350]/50)+1" table:style-name="ce1">
            <text:p>1</text:p>
          </table:table-cell>
          <table:table-cell office:value-type="float" office:value="35" table:formula="of:=[.A351]-([.B351]-1)*50" table:style-name="ce1">
            <text:p>35</text:p>
          </table:table-cell>
          <table:table-cell office:value-type="string" office:string-value="10560;store_dhw_setpoint = NO # Domestic hot water temperature setpoint (°C)" table:formula="of:=OFFSET([.$C$264];[.C351];[.B351])" table:style-name="ce1">
            <text:p>10560;store_dhw_setpoint = NO # Domestic hot water temperature setpoint (°C)</text:p>
          </table:table-cell>
          <table:table-cell table:number-columns-repeated="16380"/>
        </table:table-row>
        <table:table-row table:style-name="ro1">
          <table:table-cell office:value-type="float" office:value="36" table:formula="of:=[.A351]+1" table:style-name="ce1">
            <text:p>36</text:p>
          </table:table-cell>
          <table:table-cell office:value-type="float" office:value="1" table:formula="of:=INT([.A351]/50)+1" table:style-name="ce1">
            <text:p>1</text:p>
          </table:table-cell>
          <table:table-cell office:value-type="float" office:value="36" table:formula="of:=[.A352]-([.B352]-1)*50" table:style-name="ce1">
            <text:p>36</text:p>
          </table:table-cell>
          <table:table-cell office:value-type="string" office:string-value="10570;store_max_ch_water_setpoint = NO # Maximum allowable CH water setpoint (°C)" table:formula="of:=OFFSET([.$C$264];[.C352];[.B352])" table:style-name="ce1">
            <text:p>10570;store_max_ch_water_setpoint = NO # Maximum allowable CH water setpoint (°C)</text:p>
          </table:table-cell>
          <table:table-cell table:number-columns-repeated="16380"/>
        </table:table-row>
        <table:table-row table:style-name="ro1">
          <table:table-cell office:value-type="float" office:value="37" table:formula="of:=[.A352]+1" table:style-name="ce1">
            <text:p>37</text:p>
          </table:table-cell>
          <table:table-cell office:value-type="float" office:value="1" table:formula="of:=INT([.A352]/50)+1" table:style-name="ce1">
            <text:p>1</text:p>
          </table:table-cell>
          <table:table-cell office:value-type="float" office:value="37" table:formula="of:=[.A353]-([.B353]-1)*50" table:style-name="ce1">
            <text:p>37</text:p>
          </table:table-cell>
          <table:table-cell office:value-type="string" office:string-value="11000;store_manual_setpoint_overrules_remote_setpoint = NO # Manual change priority [0 = disable overruling remote setpoint by manual setpoint change, 1 = enable overruling remote setpoint by manual setpoint change]" table:formula="of:=OFFSET([.$C$264];[.C353];[.B353])" table:style-name="ce1">
            <text:p>11000;store_manual_setpoint_overrules_remote_setpoint = NO # Manual change priority [0 = disable overruling remote setpoint by manual setpoint change, 1 = enable overruling remote setpoint by manual setpoint change]</text:p>
          </table:table-cell>
          <table:table-cell table:number-columns-repeated="16380"/>
        </table:table-row>
        <table:table-row table:style-name="ro1">
          <table:table-cell office:value-type="float" office:value="38" table:formula="of:=[.A353]+1" table:style-name="ce1">
            <text:p>38</text:p>
          </table:table-cell>
          <table:table-cell office:value-type="float" office:value="1" table:formula="of:=INT([.A353]/50)+1" table:style-name="ce1">
            <text:p>1</text:p>
          </table:table-cell>
          <table:table-cell office:value-type="float" office:value="38" table:formula="of:=[.A354]-([.B354]-1)*50" table:style-name="ce1">
            <text:p>38</text:p>
          </table:table-cell>
          <table:table-cell office:value-type="string" office:string-value="11150;store_oem_diagnostic_code = NO # OEM-specific diagnostic/service code" table:formula="of:=OFFSET([.$C$264];[.C354];[.B354])" table:style-name="ce1">
            <text:p>11150;store_oem_diagnostic_code = NO # OEM-specific diagnostic/service code</text:p>
          </table:table-cell>
          <table:table-cell table:number-columns-repeated="16380"/>
        </table:table-row>
        <table:table-row table:style-name="ro1">
          <table:table-cell office:value-type="float" office:value="39" table:formula="of:=[.A354]+1" table:style-name="ce1">
            <text:p>39</text:p>
          </table:table-cell>
          <table:table-cell office:value-type="float" office:value="1" table:formula="of:=INT([.A354]/50)+1" table:style-name="ce1">
            <text:p>1</text:p>
          </table:table-cell>
          <table:table-cell office:value-type="float" office:value="39" table:formula="of:=[.A355]-([.B355]-1)*50" table:style-name="ce1">
            <text:p>39</text:p>
          </table:table-cell>
          <table:table-cell office:value-type="string" office:string-value="11160;store_burner_starts = NO # Number of starts burner" table:formula="of:=OFFSET([.$C$264];[.C355];[.B355])" table:style-name="ce1">
            <text:p>11160;store_burner_starts = NO # Number of starts burner</text:p>
          </table:table-cell>
          <table:table-cell table:number-columns-repeated="16380"/>
        </table:table-row>
        <table:table-row table:style-name="ro1">
          <table:table-cell office:value-type="float" office:value="40" table:formula="of:=[.A355]+1" table:style-name="ce1">
            <text:p>40</text:p>
          </table:table-cell>
          <table:table-cell office:value-type="float" office:value="1" table:formula="of:=INT([.A355]/50)+1" table:style-name="ce1">
            <text:p>1</text:p>
          </table:table-cell>
          <table:table-cell office:value-type="float" office:value="40" table:formula="of:=[.A356]-([.B356]-1)*50" table:style-name="ce1">
            <text:p>40</text:p>
          </table:table-cell>
          <table:table-cell office:value-type="string" office:string-value="11170;store_ch_pump_starts = NO # Number of starts CH pump" table:formula="of:=OFFSET([.$C$264];[.C356];[.B356])" table:style-name="ce1">
            <text:p>11170;store_ch_pump_starts = NO # Number of starts CH pump</text:p>
          </table:table-cell>
          <table:table-cell table:number-columns-repeated="16380"/>
        </table:table-row>
        <table:table-row table:style-name="ro1">
          <table:table-cell office:value-type="float" office:value="41" table:formula="of:=[.A356]+1" table:style-name="ce1">
            <text:p>41</text:p>
          </table:table-cell>
          <table:table-cell office:value-type="float" office:value="1" table:formula="of:=INT([.A356]/50)+1" table:style-name="ce1">
            <text:p>1</text:p>
          </table:table-cell>
          <table:table-cell office:value-type="float" office:value="41" table:formula="of:=[.A357]-([.B357]-1)*50" table:style-name="ce1">
            <text:p>41</text:p>
          </table:table-cell>
          <table:table-cell office:value-type="string" office:string-value="11180;store_dhw_pump_valve_starts = NO # Number of starts DHW pump/valve" table:formula="of:=OFFSET([.$C$264];[.C357];[.B357])" table:style-name="ce1">
            <text:p>11180;store_dhw_pump_valve_starts = NO # Number of starts DHW pump/valve</text:p>
          </table:table-cell>
          <table:table-cell table:number-columns-repeated="16380"/>
        </table:table-row>
        <table:table-row table:style-name="ro1">
          <table:table-cell office:value-type="float" office:value="42" table:formula="of:=[.A357]+1" table:style-name="ce1">
            <text:p>42</text:p>
          </table:table-cell>
          <table:table-cell office:value-type="float" office:value="1" table:formula="of:=INT([.A357]/50)+1" table:style-name="ce1">
            <text:p>1</text:p>
          </table:table-cell>
          <table:table-cell office:value-type="float" office:value="42" table:formula="of:=[.A358]-([.B358]-1)*50" table:style-name="ce1">
            <text:p>42</text:p>
          </table:table-cell>
          <table:table-cell office:value-type="string" office:string-value="11190;store_dhw_burner_starts = NO # Number of starts burner in DHW mode" table:formula="of:=OFFSET([.$C$264];[.C358];[.B358])" table:style-name="ce1">
            <text:p>11190;store_dhw_burner_starts = NO # Number of starts burner in DHW mode</text:p>
          </table:table-cell>
          <table:table-cell table:number-columns-repeated="16380"/>
        </table:table-row>
        <table:table-row table:style-name="ro1">
          <table:table-cell office:value-type="float" office:value="43" table:formula="of:=[.A358]+1" table:style-name="ce1">
            <text:p>43</text:p>
          </table:table-cell>
          <table:table-cell office:value-type="float" office:value="1" table:formula="of:=INT([.A358]/50)+1" table:style-name="ce1">
            <text:p>1</text:p>
          </table:table-cell>
          <table:table-cell office:value-type="float" office:value="43" table:formula="of:=[.A359]-([.B359]-1)*50" table:style-name="ce1">
            <text:p>43</text:p>
          </table:table-cell>
          <table:table-cell office:value-type="string" office:string-value="11200;store_burner_operation_hours = NO # Number of hours that burner is in operation (i.e.flame on)" table:formula="of:=OFFSET([.$C$264];[.C359];[.B359])" table:style-name="ce1">
            <text:p>11200;store_burner_operation_hours = NO # Number of hours that burner is in operation (i.e.flame on)</text:p>
          </table:table-cell>
          <table:table-cell table:number-columns-repeated="16380"/>
        </table:table-row>
        <table:table-row table:style-name="ro1">
          <table:table-cell office:value-type="float" office:value="44" table:formula="of:=[.A359]+1" table:style-name="ce1">
            <text:p>44</text:p>
          </table:table-cell>
          <table:table-cell office:value-type="float" office:value="1" table:formula="of:=INT([.A359]/50)+1" table:style-name="ce1">
            <text:p>1</text:p>
          </table:table-cell>
          <table:table-cell office:value-type="float" office:value="44" table:formula="of:=[.A360]-([.B360]-1)*50" table:style-name="ce1">
            <text:p>44</text:p>
          </table:table-cell>
          <table:table-cell office:value-type="string" office:string-value="11210;store_ch_pump_operation_hours = NO # Number of hours that CH pump has been running" table:formula="of:=OFFSET([.$C$264];[.C360];[.B360])" table:style-name="ce1">
            <text:p>11210;store_ch_pump_operation_hours = NO # Number of hours that CH pump has been running</text:p>
          </table:table-cell>
          <table:table-cell table:number-columns-repeated="16380"/>
        </table:table-row>
        <table:table-row table:style-name="ro1">
          <table:table-cell office:value-type="float" office:value="45" table:formula="of:=[.A360]+1" table:style-name="ce1">
            <text:p>45</text:p>
          </table:table-cell>
          <table:table-cell office:value-type="float" office:value="1" table:formula="of:=INT([.A360]/50)+1" table:style-name="ce1">
            <text:p>1</text:p>
          </table:table-cell>
          <table:table-cell office:value-type="float" office:value="45" table:formula="of:=[.A361]-([.B361]-1)*50" table:style-name="ce1">
            <text:p>45</text:p>
          </table:table-cell>
          <table:table-cell office:value-type="string" office:string-value="11220;store_dhw_pump_valve_operation_hours = NO # Number of hours that DHW pump has been running or DHW valve has been opened" table:formula="of:=OFFSET([.$C$264];[.C361];[.B361])" table:style-name="ce1">
            <text:p>11220;store_dhw_pump_valve_operation_hours = NO # Number of hours that DHW pump has been running or DHW valve has been opened</text:p>
          </table:table-cell>
          <table:table-cell table:number-columns-repeated="16380"/>
        </table:table-row>
        <table:table-row table:style-name="ro1">
          <table:table-cell office:value-type="float" office:value="46" table:formula="of:=[.A361]+1" table:style-name="ce1">
            <text:p>46</text:p>
          </table:table-cell>
          <table:table-cell office:value-type="float" office:value="1" table:formula="of:=INT([.A361]/50)+1" table:style-name="ce1">
            <text:p>1</text:p>
          </table:table-cell>
          <table:table-cell office:value-type="float" office:value="46" table:formula="of:=[.A362]-([.B362]-1)*50" table:style-name="ce1">
            <text:p>46</text:p>
          </table:table-cell>
          <table:table-cell office:value-type="string" office:string-value="11230;store_dhw_burner_operation_hours = NO # Number of hours that burner is in operation during DHW mode" table:formula="of:=OFFSET([.$C$264];[.C362];[.B362])" table:style-name="ce1">
            <text:p>11230;store_dhw_burner_operation_hours = NO # Number of hours that burner is in operation during DHW mode</text:p>
          </table:table-cell>
          <table:table-cell table:number-columns-repeated="16380"/>
        </table:table-row>
        <table:table-row table:style-name="ro1">
          <table:table-cell office:value-type="float" office:value="47" table:formula="of:=[.A362]+1" table:style-name="ce1">
            <text:p>47</text:p>
          </table:table-cell>
          <table:table-cell office:value-type="float" office:value="1" table:formula="of:=INT([.A362]/50)+1" table:style-name="ce1">
            <text:p>1</text:p>
          </table:table-cell>
          <table:table-cell office:value-type="float" office:value="47" table:formula="of:=[.A363]-([.B363]-1)*50" table:style-name="ce1">
            <text:p>47</text:p>
          </table:table-cell>
          <table:table-cell office:value-type="string" office:string-value="11240;store_opentherm_version_master = NO # The implemented version of the OpenTherm Protocol Specification in the master" table:formula="of:=OFFSET([.$C$264];[.C363];[.B363])" table:style-name="ce1">
            <text:p>11240;store_opentherm_version_master = NO # The implemented version of the OpenTherm Protocol Specification in the master</text:p>
          </table:table-cell>
          <table:table-cell table:number-columns-repeated="16380"/>
        </table:table-row>
        <table:table-row table:style-name="ro1">
          <table:table-cell office:value-type="float" office:value="48" table:formula="of:=[.A363]+1" table:style-name="ce1">
            <text:p>48</text:p>
          </table:table-cell>
          <table:table-cell office:value-type="float" office:value="1" table:formula="of:=INT([.A363]/50)+1" table:style-name="ce1">
            <text:p>1</text:p>
          </table:table-cell>
          <table:table-cell office:value-type="float" office:value="48" table:formula="of:=[.A364]-([.B364]-1)*50" table:style-name="ce1">
            <text:p>48</text:p>
          </table:table-cell>
          <table:table-cell office:value-type="string" office:string-value="11250;store_opentherm_version_slave = NO # The implemented version of the OpenTherm Protocol Specification in the slave" table:formula="of:=OFFSET([.$C$264];[.C364];[.B364])" table:style-name="ce1">
            <text:p>11250;store_opentherm_version_slave = NO # The implemented version of the OpenTherm Protocol Specification in the slave</text:p>
          </table:table-cell>
          <table:table-cell table:number-columns-repeated="16380"/>
        </table:table-row>
        <table:table-row table:style-name="ro1">
          <table:table-cell office:value-type="float" office:value="49" table:formula="of:=[.A364]+1" table:style-name="ce1">
            <text:p>49</text:p>
          </table:table-cell>
          <table:table-cell office:value-type="float" office:value="1" table:formula="of:=INT([.A364]/50)+1" table:style-name="ce1">
            <text:p>1</text:p>
          </table:table-cell>
          <table:table-cell office:value-type="float" office:value="49" table:formula="of:=[.A365]-([.B365]-1)*50" table:style-name="ce1">
            <text:p>49</text:p>
          </table:table-cell>
          <table:table-cell office:value-type="string" office:string-value="11260;store_master_product_version_number = NO # The master device product version number as defined by the manufacturer" table:formula="of:=OFFSET([.$C$264];[.C365];[.B365])" table:style-name="ce1">
            <text:p>11260;store_master_product_version_number = NO # The master device product version number as defined by the manufacturer</text:p>
          </table:table-cell>
          <table:table-cell table:number-columns-repeated="16380"/>
        </table:table-row>
        <table:table-row table:style-name="ro1">
          <table:table-cell office:value-type="float" office:value="50" table:formula="of:=[.A365]+1" table:style-name="ce1">
            <text:p>50</text:p>
          </table:table-cell>
          <table:table-cell office:value-type="float" office:value="1" table:formula="of:=INT([.A365]/50)+1" table:style-name="ce1">
            <text:p>1</text:p>
          </table:table-cell>
          <table:table-cell office:value-type="float" office:value="50" table:formula="of:=[.A366]-([.B366]-1)*50" table:style-name="ce1">
            <text:p>50</text:p>
          </table:table-cell>
          <table:table-cell office:value-type="string" office:string-value="11270;store_slave_product_version_number = NO # The slave device product version number as defined by the manufacturer" table:formula="of:=OFFSET([.$C$264];[.C366];[.B366])" table:style-name="ce1">
            <text:p>11270;store_slave_product_version_number = NO # The slave device product version number as defined by the manufacturer</text:p>
          </table:table-cell>
          <table:table-cell table:number-columns-repeated="16380"/>
        </table:table-row>
        <table:table-row table:style-name="ro1">
          <table:table-cell office:value-type="float" office:value="51" table:formula="of:=[.A366]+1" table:style-name="ce1">
            <text:p>51</text:p>
          </table:table-cell>
          <table:table-cell office:value-type="float" office:value="2" table:formula="of:=INT([.A366]/50)+1" table:style-name="ce1">
            <text:p>2</text:p>
          </table:table-cell>
          <table:table-cell office:value-type="float" office:value="1" table:formula="of:=[.A367]-([.B367]-1)*50" table:style-name="ce1">
            <text:p>1</text:p>
          </table:table-cell>
          <table:table-cell office:value-type="string" office:string-value="10001;store_dhw_enabled = NO #  DHW enable" table:formula="of:=OFFSET([.$C$264];[.C367];[.B367])" table:style-name="ce1">
            <text:p>10001;store_dhw_enabled = NO # <text:s/>DHW enable</text:p>
          </table:table-cell>
          <table:table-cell table:number-columns-repeated="16380"/>
        </table:table-row>
        <table:table-row table:style-name="ro1">
          <table:table-cell office:value-type="float" office:value="52" table:formula="of:=[.A367]+1" table:style-name="ce1">
            <text:p>52</text:p>
          </table:table-cell>
          <table:table-cell office:value-type="float" office:value="2" table:formula="of:=INT([.A367]/50)+1" table:style-name="ce1">
            <text:p>2</text:p>
          </table:table-cell>
          <table:table-cell office:value-type="float" office:value="2" table:formula="of:=[.A368]-([.B368]-1)*50" table:style-name="ce1">
            <text:p>2</text:p>
          </table:table-cell>
          <table:table-cell office:value-type="string" office:string-value="" table:formula="of:=OFFSET([.$C$264];[.C368];[.B368])" table:style-name="ce1"/>
          <table:table-cell table:number-columns-repeated="16380"/>
        </table:table-row>
        <table:table-row table:style-name="ro1">
          <table:table-cell office:value-type="float" office:value="53" table:formula="of:=[.A368]+1" table:style-name="ce1">
            <text:p>53</text:p>
          </table:table-cell>
          <table:table-cell office:value-type="float" office:value="2" table:formula="of:=INT([.A368]/50)+1" table:style-name="ce1">
            <text:p>2</text:p>
          </table:table-cell>
          <table:table-cell office:value-type="float" office:value="3" table:formula="of:=[.A369]-([.B369]-1)*50" table:style-name="ce1">
            <text:p>3</text:p>
          </table:table-cell>
          <table:table-cell office:value-type="string" office:string-value="" table:formula="of:=OFFSET([.$C$264];[.C369];[.B369])" table:style-name="ce1"/>
          <table:table-cell table:number-columns-repeated="16380"/>
        </table:table-row>
        <table:table-row table:style-name="ro1">
          <table:table-cell office:value-type="float" office:value="54" table:formula="of:=[.A369]+1" table:style-name="ce1">
            <text:p>54</text:p>
          </table:table-cell>
          <table:table-cell office:value-type="float" office:value="2" table:formula="of:=INT([.A369]/50)+1" table:style-name="ce1">
            <text:p>2</text:p>
          </table:table-cell>
          <table:table-cell office:value-type="float" office:value="4" table:formula="of:=[.A370]-([.B370]-1)*50" table:style-name="ce1">
            <text:p>4</text:p>
          </table:table-cell>
          <table:table-cell office:value-type="string" office:string-value="10031;store_control_type = NO #  Control type [ modulating, on/off ]" table:formula="of:=OFFSET([.$C$264];[.C370];[.B370])" table:style-name="ce1">
            <text:p>10031;store_control_type = NO # <text:s/>Control type [ modulating, on/off ]</text:p>
          </table:table-cell>
          <table:table-cell table:number-columns-repeated="16380"/>
        </table:table-row>
        <table:table-row table:style-name="ro1">
          <table:table-cell office:value-type="float" office:value="55" table:formula="of:=[.A370]+1" table:style-name="ce1">
            <text:p>55</text:p>
          </table:table-cell>
          <table:table-cell office:value-type="float" office:value="2" table:formula="of:=INT([.A370]/50)+1" table:style-name="ce1">
            <text:p>2</text:p>
          </table:table-cell>
          <table:table-cell office:value-type="float" office:value="5" table:formula="of:=[.A371]-([.B371]-1)*50" table:style-name="ce1">
            <text:p>5</text:p>
          </table:table-cell>
          <table:table-cell office:value-type="string" office:string-value="10051;store_remote_reset_enabled = NO #  Lockout-reset [ remote reset disabled, rr enabled]" table:formula="of:=OFFSET([.$C$264];[.C371];[.B371])" table:style-name="ce1">
            <text:p>10051;store_remote_reset_enabled = NO # <text:s/>Lockout-reset [ remote reset disabled, rr enabled]</text:p>
          </table:table-cell>
          <table:table-cell table:number-columns-repeated="16380"/>
        </table:table-row>
        <table:table-row table:style-name="ro1">
          <table:table-cell office:value-type="float" office:value="56" table:formula="of:=[.A371]+1" table:style-name="ce1">
            <text:p>56</text:p>
          </table:table-cell>
          <table:table-cell office:value-type="float" office:value="2" table:formula="of:=INT([.A371]/50)+1" table:style-name="ce1">
            <text:p>2</text:p>
          </table:table-cell>
          <table:table-cell office:value-type="float" office:value="6" table:formula="of:=[.A372]-([.B372]-1)*50" table:style-name="ce1">
            <text:p>6</text:p>
          </table:table-cell>
          <table:table-cell office:value-type="string" office:string-value="" table:formula="of:=OFFSET([.$C$264];[.C372];[.B372])" table:style-name="ce1"/>
          <table:table-cell table:number-columns-repeated="16380"/>
        </table:table-row>
        <table:table-row table:style-name="ro1">
          <table:table-cell office:value-type="float" office:value="57" table:formula="of:=[.A372]+1" table:style-name="ce1">
            <text:p>57</text:p>
          </table:table-cell>
          <table:table-cell office:value-type="float" office:value="2" table:formula="of:=INT([.A372]/50)+1" table:style-name="ce1">
            <text:p>2</text:p>
          </table:table-cell>
          <table:table-cell office:value-type="float" office:value="7" table:formula="of:=[.A373]-([.B373]-1)*50" table:style-name="ce1">
            <text:p>7</text:p>
          </table:table-cell>
          <table:table-cell office:value-type="string" office:string-value="" table:formula="of:=OFFSET([.$C$264];[.C373];[.B373])" table:style-name="ce1"/>
          <table:table-cell table:number-columns-repeated="16380"/>
        </table:table-row>
        <table:table-row table:style-name="ro1">
          <table:table-cell office:value-type="float" office:value="58" table:formula="of:=[.A373]+1" table:style-name="ce1">
            <text:p>58</text:p>
          </table:table-cell>
          <table:table-cell office:value-type="float" office:value="2" table:formula="of:=INT([.A373]/50)+1" table:style-name="ce1">
            <text:p>2</text:p>
          </table:table-cell>
          <table:table-cell office:value-type="float" office:value="8" table:formula="of:=[.A374]-([.B374]-1)*50" table:style-name="ce1">
            <text:p>8</text:p>
          </table:table-cell>
          <table:table-cell office:value-type="string" office:string-value="" table:formula="of:=OFFSET([.$C$264];[.C374];[.B374])" table:style-name="ce1"/>
          <table:table-cell table:number-columns-repeated="16380"/>
        </table:table-row>
        <table:table-row table:style-name="ro1">
          <table:table-cell office:value-type="float" office:value="59" table:formula="of:=[.A374]+1" table:style-name="ce1">
            <text:p>59</text:p>
          </table:table-cell>
          <table:table-cell office:value-type="float" office:value="2" table:formula="of:=INT([.A374]/50)+1" table:style-name="ce1">
            <text:p>2</text:p>
          </table:table-cell>
          <table:table-cell office:value-type="float" office:value="9" table:formula="of:=[.A375]-([.B375]-1)*50" table:style-name="ce1">
            <text:p>9</text:p>
          </table:table-cell>
          <table:table-cell office:value-type="string" office:string-value="" table:formula="of:=OFFSET([.$C$264];[.C375];[.B375])" table:style-name="ce1"/>
          <table:table-cell table:number-columns-repeated="16380"/>
        </table:table-row>
        <table:table-row table:style-name="ro1">
          <table:table-cell office:value-type="float" office:value="60" table:formula="of:=[.A375]+1" table:style-name="ce1">
            <text:p>60</text:p>
          </table:table-cell>
          <table:table-cell office:value-type="float" office:value="2" table:formula="of:=INT([.A375]/50)+1" table:style-name="ce1">
            <text:p>2</text:p>
          </table:table-cell>
          <table:table-cell office:value-type="float" office:value="10" table:formula="of:=[.A376]-([.B376]-1)*50" table:style-name="ce1">
            <text:p>10</text:p>
          </table:table-cell>
          <table:table-cell office:value-type="string" office:string-value="10111;store_tsp_value = NO #  Value of above referenced TSP" table:formula="of:=OFFSET([.$C$264];[.C376];[.B376])" table:style-name="ce1">
            <text:p>10111;store_tsp_value = NO # <text:s/>Value of above referenced TSP</text:p>
          </table:table-cell>
          <table:table-cell table:number-columns-repeated="16380"/>
        </table:table-row>
        <table:table-row table:style-name="ro1">
          <table:table-cell office:value-type="float" office:value="61" table:formula="of:=[.A376]+1" table:style-name="ce1">
            <text:p>61</text:p>
          </table:table-cell>
          <table:table-cell office:value-type="float" office:value="2" table:formula="of:=INT([.A376]/50)+1" table:style-name="ce1">
            <text:p>2</text:p>
          </table:table-cell>
          <table:table-cell office:value-type="float" office:value="11" table:formula="of:=[.A377]-([.B377]-1)*50" table:style-name="ce1">
            <text:p>11</text:p>
          </table:table-cell>
          <table:table-cell office:value-type="string" office:string-value="" table:formula="of:=OFFSET([.$C$264];[.C377];[.B377])" table:style-name="ce1"/>
          <table:table-cell table:number-columns-repeated="16380"/>
        </table:table-row>
        <table:table-row table:style-name="ro1">
          <table:table-cell office:value-type="float" office:value="62" table:formula="of:=[.A377]+1" table:style-name="ce1">
            <text:p>62</text:p>
          </table:table-cell>
          <table:table-cell office:value-type="float" office:value="2" table:formula="of:=INT([.A377]/50)+1" table:style-name="ce1">
            <text:p>2</text:p>
          </table:table-cell>
          <table:table-cell office:value-type="float" office:value="12" table:formula="of:=[.A378]-([.B378]-1)*50" table:style-name="ce1">
            <text:p>12</text:p>
          </table:table-cell>
          <table:table-cell office:value-type="string" office:string-value="10131;store_fhb_fault_value = NO #  Value of above referenced Fault Buffer entry" table:formula="of:=OFFSET([.$C$264];[.C378];[.B378])" table:style-name="ce1">
            <text:p>10131;store_fhb_fault_value = NO # <text:s/>Value of above referenced Fault Buffer entry</text:p>
          </table:table-cell>
          <table:table-cell table:number-columns-repeated="16380"/>
        </table:table-row>
        <table:table-row table:style-name="ro1">
          <table:table-cell office:value-type="float" office:value="63" table:formula="of:=[.A378]+1" table:style-name="ce1">
            <text:p>63</text:p>
          </table:table-cell>
          <table:table-cell office:value-type="float" office:value="2" table:formula="of:=INT([.A378]/50)+1" table:style-name="ce1">
            <text:p>2</text:p>
          </table:table-cell>
          <table:table-cell office:value-type="float" office:value="13" table:formula="of:=[.A379]-([.B379]-1)*50" table:style-name="ce1">
            <text:p>13</text:p>
          </table:table-cell>
          <table:table-cell office:value-type="string" office:string-value="" table:formula="of:=OFFSET([.$C$264];[.C379];[.B379])" table:style-name="ce1"/>
          <table:table-cell table:number-columns-repeated="16380"/>
        </table:table-row>
        <table:table-row table:style-name="ro1">
          <table:table-cell office:value-type="float" office:value="64" table:formula="of:=[.A379]+1" table:style-name="ce1">
            <text:p>64</text:p>
          </table:table-cell>
          <table:table-cell office:value-type="float" office:value="2" table:formula="of:=INT([.A379]/50)+1" table:style-name="ce1">
            <text:p>2</text:p>
          </table:table-cell>
          <table:table-cell office:value-type="float" office:value="14" table:formula="of:=[.A380]-([.B380]-1)*50" table:style-name="ce1">
            <text:p>14</text:p>
          </table:table-cell>
          <table:table-cell office:value-type="string" office:string-value="10151;store_minimum_boiler_modulation = NO #  Minimum modulation level (%)" table:formula="of:=OFFSET([.$C$264];[.C380];[.B380])" table:style-name="ce1">
            <text:p>10151;store_minimum_boiler_modulation = NO # <text:s/>Minimum modulation level (%)</text:p>
          </table:table-cell>
          <table:table-cell table:number-columns-repeated="16380"/>
        </table:table-row>
        <table:table-row table:style-name="ro1">
          <table:table-cell office:value-type="float" office:value="65" table:formula="of:=[.A380]+1" table:style-name="ce1">
            <text:p>65</text:p>
          </table:table-cell>
          <table:table-cell office:value-type="float" office:value="2" table:formula="of:=INT([.A380]/50)+1" table:style-name="ce1">
            <text:p>2</text:p>
          </table:table-cell>
          <table:table-cell office:value-type="float" office:value="15" table:formula="of:=[.A381]-([.B381]-1)*50" table:style-name="ce1">
            <text:p>15</text:p>
          </table:table-cell>
          <table:table-cell office:value-type="string" office:string-value="" table:formula="of:=OFFSET([.$C$264];[.C381];[.B381])" table:style-name="ce1"/>
          <table:table-cell table:number-columns-repeated="16380"/>
        </table:table-row>
        <table:table-row table:style-name="ro1">
          <table:table-cell office:value-type="float" office:value="66" table:formula="of:=[.A381]+1" table:style-name="ce1">
            <text:p>66</text:p>
          </table:table-cell>
          <table:table-cell office:value-type="float" office:value="2" table:formula="of:=INT([.A381]/50)+1" table:style-name="ce1">
            <text:p>2</text:p>
          </table:table-cell>
          <table:table-cell office:value-type="float" office:value="16" table:formula="of:=[.A382]-([.B382]-1)*50" table:style-name="ce1">
            <text:p>16</text:p>
          </table:table-cell>
          <table:table-cell office:value-type="string" office:string-value="" table:formula="of:=OFFSET([.$C$264];[.C382];[.B382])" table:style-name="ce1"/>
          <table:table-cell table:number-columns-repeated="16380"/>
        </table:table-row>
        <table:table-row table:style-name="ro1">
          <table:table-cell office:value-type="float" office:value="67" table:formula="of:=[.A382]+1" table:style-name="ce1">
            <text:p>67</text:p>
          </table:table-cell>
          <table:table-cell office:value-type="float" office:value="2" table:formula="of:=INT([.A382]/50)+1" table:style-name="ce1">
            <text:p>2</text:p>
          </table:table-cell>
          <table:table-cell office:value-type="float" office:value="17" table:formula="of:=[.A383]-([.B383]-1)*50" table:style-name="ce1">
            <text:p>17</text:p>
          </table:table-cell>
          <table:table-cell office:value-type="string" office:string-value="" table:formula="of:=OFFSET([.$C$264];[.C383];[.B383])" table:style-name="ce1"/>
          <table:table-cell table:number-columns-repeated="16380"/>
        </table:table-row>
        <table:table-row table:style-name="ro1">
          <table:table-cell office:value-type="float" office:value="68" table:formula="of:=[.A383]+1" table:style-name="ce1">
            <text:p>68</text:p>
          </table:table-cell>
          <table:table-cell office:value-type="float" office:value="2" table:formula="of:=INT([.A383]/50)+1" table:style-name="ce1">
            <text:p>2</text:p>
          </table:table-cell>
          <table:table-cell office:value-type="float" office:value="18" table:formula="of:=[.A384]-([.B384]-1)*50" table:style-name="ce1">
            <text:p>18</text:p>
          </table:table-cell>
          <table:table-cell office:value-type="string" office:string-value="" table:formula="of:=OFFSET([.$C$264];[.C384];[.B384])" table:style-name="ce1"/>
          <table:table-cell table:number-columns-repeated="16380"/>
        </table:table-row>
        <table:table-row table:style-name="ro1">
          <table:table-cell office:value-type="float" office:value="69" table:formula="of:=[.A384]+1" table:style-name="ce1">
            <text:p>69</text:p>
          </table:table-cell>
          <table:table-cell office:value-type="float" office:value="2" table:formula="of:=INT([.A384]/50)+1" table:style-name="ce1">
            <text:p>2</text:p>
          </table:table-cell>
          <table:table-cell office:value-type="float" office:value="19" table:formula="of:=[.A385]-([.B385]-1)*50" table:style-name="ce1">
            <text:p>19</text:p>
          </table:table-cell>
          <table:table-cell office:value-type="string" office:string-value="10201;store_hour = NO #  Hours" table:formula="of:=OFFSET([.$C$264];[.C385];[.B385])" table:style-name="ce1">
            <text:p>10201;store_hour = NO # <text:s/>Hours</text:p>
          </table:table-cell>
          <table:table-cell table:number-columns-repeated="16380"/>
        </table:table-row>
        <table:table-row table:style-name="ro1">
          <table:table-cell office:value-type="float" office:value="70" table:formula="of:=[.A385]+1" table:style-name="ce1">
            <text:p>70</text:p>
          </table:table-cell>
          <table:table-cell office:value-type="float" office:value="2" table:formula="of:=INT([.A385]/50)+1" table:style-name="ce1">
            <text:p>2</text:p>
          </table:table-cell>
          <table:table-cell office:value-type="float" office:value="20" table:formula="of:=[.A386]-([.B386]-1)*50" table:style-name="ce1">
            <text:p>20</text:p>
          </table:table-cell>
          <table:table-cell office:value-type="string" office:string-value="10211;store_day = NO #  Day of Month" table:formula="of:=OFFSET([.$C$264];[.C386];[.B386])" table:style-name="ce1">
            <text:p>10211;store_day = NO # <text:s/>Day of Month</text:p>
          </table:table-cell>
          <table:table-cell table:number-columns-repeated="16380"/>
        </table:table-row>
        <table:table-row table:style-name="ro1">
          <table:table-cell office:value-type="float" office:value="71" table:formula="of:=[.A386]+1" table:style-name="ce1">
            <text:p>71</text:p>
          </table:table-cell>
          <table:table-cell office:value-type="float" office:value="2" table:formula="of:=INT([.A386]/50)+1" table:style-name="ce1">
            <text:p>2</text:p>
          </table:table-cell>
          <table:table-cell office:value-type="float" office:value="21" table:formula="of:=[.A387]-([.B387]-1)*50" table:style-name="ce1">
            <text:p>21</text:p>
          </table:table-cell>
          <table:table-cell office:value-type="string" office:string-value="" table:formula="of:=OFFSET([.$C$264];[.C387];[.B387])" table:style-name="ce1"/>
          <table:table-cell table:number-columns-repeated="16380"/>
        </table:table-row>
        <table:table-row table:style-name="ro1">
          <table:table-cell office:value-type="float" office:value="72" table:formula="of:=[.A387]+1" table:style-name="ce1">
            <text:p>72</text:p>
          </table:table-cell>
          <table:table-cell office:value-type="float" office:value="2" table:formula="of:=INT([.A387]/50)+1" table:style-name="ce1">
            <text:p>2</text:p>
          </table:table-cell>
          <table:table-cell office:value-type="float" office:value="22" table:formula="of:=[.A388]-([.B388]-1)*50" table:style-name="ce1">
            <text:p>22</text:p>
          </table:table-cell>
          <table:table-cell office:value-type="string" office:string-value="" table:formula="of:=OFFSET([.$C$264];[.C388];[.B388])" table:style-name="ce1"/>
          <table:table-cell table:number-columns-repeated="16380"/>
        </table:table-row>
        <table:table-row table:style-name="ro1">
          <table:table-cell office:value-type="float" office:value="73" table:formula="of:=[.A388]+1" table:style-name="ce1">
            <text:p>73</text:p>
          </table:table-cell>
          <table:table-cell office:value-type="float" office:value="2" table:formula="of:=INT([.A388]/50)+1" table:style-name="ce1">
            <text:p>2</text:p>
          </table:table-cell>
          <table:table-cell office:value-type="float" office:value="23" table:formula="of:=[.A389]-([.B389]-1)*50" table:style-name="ce1">
            <text:p>23</text:p>
          </table:table-cell>
          <table:table-cell office:value-type="string" office:string-value="" table:formula="of:=OFFSET([.$C$264];[.C389];[.B389])" table:style-name="ce1"/>
          <table:table-cell table:number-columns-repeated="16380"/>
        </table:table-row>
        <table:table-row table:style-name="ro1">
          <table:table-cell office:value-type="float" office:value="74" table:formula="of:=[.A389]+1" table:style-name="ce1">
            <text:p>74</text:p>
          </table:table-cell>
          <table:table-cell office:value-type="float" office:value="2" table:formula="of:=INT([.A389]/50)+1" table:style-name="ce1">
            <text:p>2</text:p>
          </table:table-cell>
          <table:table-cell office:value-type="float" office:value="24" table:formula="of:=[.A390]-([.B390]-1)*50" table:style-name="ce1">
            <text:p>24</text:p>
          </table:table-cell>
          <table:table-cell office:value-type="string" office:string-value="" table:formula="of:=OFFSET([.$C$264];[.C390];[.B390])" table:style-name="ce1"/>
          <table:table-cell table:number-columns-repeated="16380"/>
        </table:table-row>
        <table:table-row table:style-name="ro1">
          <table:table-cell office:value-type="float" office:value="75" table:formula="of:=[.A390]+1" table:style-name="ce1">
            <text:p>75</text:p>
          </table:table-cell>
          <table:table-cell office:value-type="float" office:value="2" table:formula="of:=INT([.A390]/50)+1" table:style-name="ce1">
            <text:p>2</text:p>
          </table:table-cell>
          <table:table-cell office:value-type="float" office:value="25" table:formula="of:=[.A391]-([.B391]-1)*50" table:style-name="ce1">
            <text:p>25</text:p>
          </table:table-cell>
          <table:table-cell office:value-type="string" office:string-value="" table:formula="of:=OFFSET([.$C$264];[.C391];[.B391])" table:style-name="ce1"/>
          <table:table-cell table:number-columns-repeated="16380"/>
        </table:table-row>
        <table:table-row table:style-name="ro1">
          <table:table-cell office:value-type="float" office:value="76" table:formula="of:=[.A391]+1" table:style-name="ce1">
            <text:p>76</text:p>
          </table:table-cell>
          <table:table-cell office:value-type="float" office:value="2" table:formula="of:=INT([.A391]/50)+1" table:style-name="ce1">
            <text:p>2</text:p>
          </table:table-cell>
          <table:table-cell office:value-type="float" office:value="26" table:formula="of:=[.A392]-([.B392]-1)*50" table:style-name="ce1">
            <text:p>26</text:p>
          </table:table-cell>
          <table:table-cell office:value-type="string" office:string-value="" table:formula="of:=OFFSET([.$C$264];[.C392];[.B392])" table:style-name="ce1"/>
          <table:table-cell table:number-columns-repeated="16380"/>
        </table:table-row>
        <table:table-row table:style-name="ro1">
          <table:table-cell office:value-type="float" office:value="77" table:formula="of:=[.A392]+1" table:style-name="ce1">
            <text:p>77</text:p>
          </table:table-cell>
          <table:table-cell office:value-type="float" office:value="2" table:formula="of:=INT([.A392]/50)+1" table:style-name="ce1">
            <text:p>2</text:p>
          </table:table-cell>
          <table:table-cell office:value-type="float" office:value="27" table:formula="of:=[.A393]-([.B393]-1)*50" table:style-name="ce1">
            <text:p>27</text:p>
          </table:table-cell>
          <table:table-cell office:value-type="string" office:string-value="" table:formula="of:=OFFSET([.$C$264];[.C393];[.B393])" table:style-name="ce1"/>
          <table:table-cell table:number-columns-repeated="16380"/>
        </table:table-row>
        <table:table-row table:style-name="ro1">
          <table:table-cell office:value-type="float" office:value="78" table:formula="of:=[.A393]+1" table:style-name="ce1">
            <text:p>78</text:p>
          </table:table-cell>
          <table:table-cell office:value-type="float" office:value="2" table:formula="of:=INT([.A393]/50)+1" table:style-name="ce1">
            <text:p>2</text:p>
          </table:table-cell>
          <table:table-cell office:value-type="float" office:value="28" table:formula="of:=[.A394]-([.B394]-1)*50" table:style-name="ce1">
            <text:p>28</text:p>
          </table:table-cell>
          <table:table-cell office:value-type="string" office:string-value="" table:formula="of:=OFFSET([.$C$264];[.C394];[.B394])" table:style-name="ce1"/>
          <table:table-cell table:number-columns-repeated="16380"/>
        </table:table-row>
        <table:table-row table:style-name="ro1">
          <table:table-cell office:value-type="float" office:value="79" table:formula="of:=[.A394]+1" table:style-name="ce1">
            <text:p>79</text:p>
          </table:table-cell>
          <table:table-cell office:value-type="float" office:value="2" table:formula="of:=INT([.A394]/50)+1" table:style-name="ce1">
            <text:p>2</text:p>
          </table:table-cell>
          <table:table-cell office:value-type="float" office:value="29" table:formula="of:=[.A395]-([.B395]-1)*50" table:style-name="ce1">
            <text:p>29</text:p>
          </table:table-cell>
          <table:table-cell office:value-type="string" office:string-value="" table:formula="of:=OFFSET([.$C$264];[.C395];[.B395])" table:style-name="ce1"/>
          <table:table-cell table:number-columns-repeated="16380"/>
        </table:table-row>
        <table:table-row table:style-name="ro1">
          <table:table-cell office:value-type="float" office:value="80" table:formula="of:=[.A395]+1" table:style-name="ce1">
            <text:p>80</text:p>
          </table:table-cell>
          <table:table-cell office:value-type="float" office:value="2" table:formula="of:=INT([.A395]/50)+1" table:style-name="ce1">
            <text:p>2</text:p>
          </table:table-cell>
          <table:table-cell office:value-type="float" office:value="30" table:formula="of:=[.A396]-([.B396]-1)*50" table:style-name="ce1">
            <text:p>30</text:p>
          </table:table-cell>
          <table:table-cell office:value-type="string" office:string-value="" table:formula="of:=OFFSET([.$C$264];[.C396];[.B396])" table:style-name="ce1"/>
          <table:table-cell table:number-columns-repeated="16380"/>
        </table:table-row>
        <table:table-row table:style-name="ro1">
          <table:table-cell office:value-type="float" office:value="81" table:formula="of:=[.A396]+1" table:style-name="ce1">
            <text:p>81</text:p>
          </table:table-cell>
          <table:table-cell office:value-type="float" office:value="2" table:formula="of:=INT([.A396]/50)+1" table:style-name="ce1">
            <text:p>2</text:p>
          </table:table-cell>
          <table:table-cell office:value-type="float" office:value="31" table:formula="of:=[.A397]-([.B397]-1)*50" table:style-name="ce1">
            <text:p>31</text:p>
          </table:table-cell>
          <table:table-cell office:value-type="string" office:string-value="" table:formula="of:=OFFSET([.$C$264];[.C397];[.B397])" table:style-name="ce1"/>
          <table:table-cell table:number-columns-repeated="16380"/>
        </table:table-row>
        <table:table-row table:style-name="ro1">
          <table:table-cell office:value-type="float" office:value="82" table:formula="of:=[.A397]+1" table:style-name="ce1">
            <text:p>82</text:p>
          </table:table-cell>
          <table:table-cell office:value-type="float" office:value="2" table:formula="of:=INT([.A397]/50)+1" table:style-name="ce1">
            <text:p>2</text:p>
          </table:table-cell>
          <table:table-cell office:value-type="float" office:value="32" table:formula="of:=[.A398]-([.B398]-1)*50" table:style-name="ce1">
            <text:p>32</text:p>
          </table:table-cell>
          <table:table-cell office:value-type="string" office:string-value="" table:formula="of:=OFFSET([.$C$264];[.C398];[.B398])" table:style-name="ce1"/>
          <table:table-cell table:number-columns-repeated="16380"/>
        </table:table-row>
        <table:table-row table:style-name="ro1">
          <table:table-cell office:value-type="float" office:value="83" table:formula="of:=[.A398]+1" table:style-name="ce1">
            <text:p>83</text:p>
          </table:table-cell>
          <table:table-cell office:value-type="float" office:value="2" table:formula="of:=INT([.A398]/50)+1" table:style-name="ce1">
            <text:p>2</text:p>
          </table:table-cell>
          <table:table-cell office:value-type="float" office:value="33" table:formula="of:=[.A399]-([.B399]-1)*50" table:style-name="ce1">
            <text:p>33</text:p>
          </table:table-cell>
          <table:table-cell office:value-type="string" office:string-value="10481;store_dhwsetpoint_lower_bound = NO #  Lower bound for adjustment of DHW setp (°C)" table:formula="of:=OFFSET([.$C$264];[.C399];[.B399])" table:style-name="ce1">
            <text:p>10481;store_dhwsetpoint_lower_bound = NO # <text:s/>Lower bound for adjustment of DHW setp (°C)</text:p>
          </table:table-cell>
          <table:table-cell table:number-columns-repeated="16380"/>
        </table:table-row>
        <table:table-row table:style-name="ro1">
          <table:table-cell office:value-type="float" office:value="84" table:formula="of:=[.A399]+1" table:style-name="ce1">
            <text:p>84</text:p>
          </table:table-cell>
          <table:table-cell office:value-type="float" office:value="2" table:formula="of:=INT([.A399]/50)+1" table:style-name="ce1">
            <text:p>2</text:p>
          </table:table-cell>
          <table:table-cell office:value-type="float" office:value="34" table:formula="of:=[.A400]-([.B400]-1)*50" table:style-name="ce1">
            <text:p>34</text:p>
          </table:table-cell>
          <table:table-cell office:value-type="string" office:string-value="10491;store_max_chsetp_lower_bound = NO #  Lower bound for adjustment of maxCHsetp (°C)" table:formula="of:=OFFSET([.$C$264];[.C400];[.B400])" table:style-name="ce1">
            <text:p>10491;store_max_chsetp_lower_bound = NO # <text:s/>Lower bound for adjustment of maxCHsetp (°C)</text:p>
          </table:table-cell>
          <table:table-cell table:number-columns-repeated="16380"/>
        </table:table-row>
        <table:table-row table:style-name="ro1">
          <table:table-cell office:value-type="float" office:value="85" table:formula="of:=[.A400]+1" table:style-name="ce1">
            <text:p>85</text:p>
          </table:table-cell>
          <table:table-cell office:value-type="float" office:value="2" table:formula="of:=INT([.A400]/50)+1" table:style-name="ce1">
            <text:p>2</text:p>
          </table:table-cell>
          <table:table-cell office:value-type="float" office:value="35" table:formula="of:=[.A401]-([.B401]-1)*50" table:style-name="ce1">
            <text:p>35</text:p>
          </table:table-cell>
          <table:table-cell office:value-type="string" office:string-value="" table:formula="of:=OFFSET([.$C$264];[.C401];[.B401])" table:style-name="ce1"/>
          <table:table-cell table:number-columns-repeated="16380"/>
        </table:table-row>
        <table:table-row table:style-name="ro1">
          <table:table-cell office:value-type="float" office:value="86" table:formula="of:=[.A401]+1" table:style-name="ce1">
            <text:p>86</text:p>
          </table:table-cell>
          <table:table-cell office:value-type="float" office:value="2" table:formula="of:=INT([.A401]/50)+1" table:style-name="ce1">
            <text:p>2</text:p>
          </table:table-cell>
          <table:table-cell office:value-type="float" office:value="36" table:formula="of:=[.A402]-([.B402]-1)*50" table:style-name="ce1">
            <text:p>36</text:p>
          </table:table-cell>
          <table:table-cell office:value-type="string" office:string-value="" table:formula="of:=OFFSET([.$C$264];[.C402];[.B402])" table:style-name="ce1"/>
          <table:table-cell table:number-columns-repeated="16380"/>
        </table:table-row>
        <table:table-row table:style-name="ro1">
          <table:table-cell office:value-type="float" office:value="87" table:formula="of:=[.A402]+1" table:style-name="ce1">
            <text:p>87</text:p>
          </table:table-cell>
          <table:table-cell office:value-type="float" office:value="2" table:formula="of:=INT([.A402]/50)+1" table:style-name="ce1">
            <text:p>2</text:p>
          </table:table-cell>
          <table:table-cell office:value-type="float" office:value="37" table:formula="of:=[.A403]-([.B403]-1)*50" table:style-name="ce1">
            <text:p>37</text:p>
          </table:table-cell>
          <table:table-cell office:value-type="string" office:string-value="11001;store_program_change_setpoint_overrides_remote_setpoint = NO #  Program change priority [0 = disable overruling remote setpoint by program setpoint change, 1 = enable overruling remote setpoint by program setpoint change]" table:formula="of:=OFFSET([.$C$264];[.C403];[.B403])" table:style-name="ce1">
            <text:p>11001;store_program_change_setpoint_overrides_remote_setpoint = NO # <text:s/>Program change priority [0 = disable overruling remote setpoint by program setpoint change, 1 = enable overruling remote setpoint by program setpoint change]</text:p>
          </table:table-cell>
          <table:table-cell table:number-columns-repeated="16380"/>
        </table:table-row>
        <table:table-row table:style-name="ro1">
          <table:table-cell office:value-type="float" office:value="88" table:formula="of:=[.A403]+1" table:style-name="ce1">
            <text:p>88</text:p>
          </table:table-cell>
          <table:table-cell office:value-type="float" office:value="2" table:formula="of:=INT([.A403]/50)+1" table:style-name="ce1">
            <text:p>2</text:p>
          </table:table-cell>
          <table:table-cell office:value-type="float" office:value="38" table:formula="of:=[.A404]-([.B404]-1)*50" table:style-name="ce1">
            <text:p>38</text:p>
          </table:table-cell>
          <table:table-cell office:value-type="string" office:string-value="" table:formula="of:=OFFSET([.$C$264];[.C404];[.B404])" table:style-name="ce1"/>
          <table:table-cell table:number-columns-repeated="16380"/>
        </table:table-row>
        <table:table-row table:style-name="ro1">
          <table:table-cell office:value-type="float" office:value="89" table:formula="of:=[.A404]+1" table:style-name="ce1">
            <text:p>89</text:p>
          </table:table-cell>
          <table:table-cell office:value-type="float" office:value="2" table:formula="of:=INT([.A404]/50)+1" table:style-name="ce1">
            <text:p>2</text:p>
          </table:table-cell>
          <table:table-cell office:value-type="float" office:value="39" table:formula="of:=[.A405]-([.B405]-1)*50" table:style-name="ce1">
            <text:p>39</text:p>
          </table:table-cell>
          <table:table-cell office:value-type="string" office:string-value="" table:formula="of:=OFFSET([.$C$264];[.C405];[.B405])" table:style-name="ce1"/>
          <table:table-cell table:number-columns-repeated="16380"/>
        </table:table-row>
        <table:table-row table:style-name="ro1">
          <table:table-cell office:value-type="float" office:value="90" table:formula="of:=[.A405]+1" table:style-name="ce1">
            <text:p>90</text:p>
          </table:table-cell>
          <table:table-cell office:value-type="float" office:value="2" table:formula="of:=INT([.A405]/50)+1" table:style-name="ce1">
            <text:p>2</text:p>
          </table:table-cell>
          <table:table-cell office:value-type="float" office:value="40" table:formula="of:=[.A406]-([.B406]-1)*50" table:style-name="ce1">
            <text:p>40</text:p>
          </table:table-cell>
          <table:table-cell office:value-type="string" office:string-value="" table:formula="of:=OFFSET([.$C$264];[.C406];[.B406])" table:style-name="ce1"/>
          <table:table-cell table:number-columns-repeated="16380"/>
        </table:table-row>
        <table:table-row table:style-name="ro1">
          <table:table-cell office:value-type="float" office:value="91" table:formula="of:=[.A406]+1" table:style-name="ce1">
            <text:p>91</text:p>
          </table:table-cell>
          <table:table-cell office:value-type="float" office:value="2" table:formula="of:=INT([.A406]/50)+1" table:style-name="ce1">
            <text:p>2</text:p>
          </table:table-cell>
          <table:table-cell office:value-type="float" office:value="41" table:formula="of:=[.A407]-([.B407]-1)*50" table:style-name="ce1">
            <text:p>41</text:p>
          </table:table-cell>
          <table:table-cell office:value-type="string" office:string-value="" table:formula="of:=OFFSET([.$C$264];[.C407];[.B407])" table:style-name="ce1"/>
          <table:table-cell table:number-columns-repeated="16380"/>
        </table:table-row>
        <table:table-row table:style-name="ro1">
          <table:table-cell office:value-type="float" office:value="92" table:formula="of:=[.A407]+1" table:style-name="ce1">
            <text:p>92</text:p>
          </table:table-cell>
          <table:table-cell office:value-type="float" office:value="2" table:formula="of:=INT([.A407]/50)+1" table:style-name="ce1">
            <text:p>2</text:p>
          </table:table-cell>
          <table:table-cell office:value-type="float" office:value="42" table:formula="of:=[.A408]-([.B408]-1)*50" table:style-name="ce1">
            <text:p>42</text:p>
          </table:table-cell>
          <table:table-cell office:value-type="string" office:string-value="" table:formula="of:=OFFSET([.$C$264];[.C408];[.B408])" table:style-name="ce1"/>
          <table:table-cell table:number-columns-repeated="16380"/>
        </table:table-row>
        <table:table-row table:style-name="ro1">
          <table:table-cell office:value-type="float" office:value="93" table:formula="of:=[.A408]+1" table:style-name="ce1">
            <text:p>93</text:p>
          </table:table-cell>
          <table:table-cell office:value-type="float" office:value="2" table:formula="of:=INT([.A408]/50)+1" table:style-name="ce1">
            <text:p>2</text:p>
          </table:table-cell>
          <table:table-cell office:value-type="float" office:value="43" table:formula="of:=[.A409]-([.B409]-1)*50" table:style-name="ce1">
            <text:p>43</text:p>
          </table:table-cell>
          <table:table-cell office:value-type="string" office:string-value="" table:formula="of:=OFFSET([.$C$264];[.C409];[.B409])" table:style-name="ce1"/>
          <table:table-cell table:number-columns-repeated="16380"/>
        </table:table-row>
        <table:table-row table:style-name="ro1">
          <table:table-cell office:value-type="float" office:value="94" table:formula="of:=[.A409]+1" table:style-name="ce1">
            <text:p>94</text:p>
          </table:table-cell>
          <table:table-cell office:value-type="float" office:value="2" table:formula="of:=INT([.A409]/50)+1" table:style-name="ce1">
            <text:p>2</text:p>
          </table:table-cell>
          <table:table-cell office:value-type="float" office:value="44" table:formula="of:=[.A410]-([.B410]-1)*50" table:style-name="ce1">
            <text:p>44</text:p>
          </table:table-cell>
          <table:table-cell office:value-type="string" office:string-value="" table:formula="of:=OFFSET([.$C$264];[.C410];[.B410])" table:style-name="ce1"/>
          <table:table-cell table:number-columns-repeated="16380"/>
        </table:table-row>
        <table:table-row table:style-name="ro1">
          <table:table-cell office:value-type="float" office:value="95" table:formula="of:=[.A410]+1" table:style-name="ce1">
            <text:p>95</text:p>
          </table:table-cell>
          <table:table-cell office:value-type="float" office:value="2" table:formula="of:=INT([.A410]/50)+1" table:style-name="ce1">
            <text:p>2</text:p>
          </table:table-cell>
          <table:table-cell office:value-type="float" office:value="45" table:formula="of:=[.A411]-([.B411]-1)*50" table:style-name="ce1">
            <text:p>45</text:p>
          </table:table-cell>
          <table:table-cell office:value-type="string" office:string-value="" table:formula="of:=OFFSET([.$C$264];[.C411];[.B411])" table:style-name="ce1"/>
          <table:table-cell table:number-columns-repeated="16380"/>
        </table:table-row>
        <table:table-row table:style-name="ro1">
          <table:table-cell office:value-type="float" office:value="96" table:formula="of:=[.A411]+1" table:style-name="ce1">
            <text:p>96</text:p>
          </table:table-cell>
          <table:table-cell office:value-type="float" office:value="2" table:formula="of:=INT([.A411]/50)+1" table:style-name="ce1">
            <text:p>2</text:p>
          </table:table-cell>
          <table:table-cell office:value-type="float" office:value="46" table:formula="of:=[.A412]-([.B412]-1)*50" table:style-name="ce1">
            <text:p>46</text:p>
          </table:table-cell>
          <table:table-cell office:value-type="string" office:string-value="" table:formula="of:=OFFSET([.$C$264];[.C412];[.B412])" table:style-name="ce1"/>
          <table:table-cell table:number-columns-repeated="16380"/>
        </table:table-row>
        <table:table-row table:style-name="ro1">
          <table:table-cell office:value-type="float" office:value="97" table:formula="of:=[.A412]+1" table:style-name="ce1">
            <text:p>97</text:p>
          </table:table-cell>
          <table:table-cell office:value-type="float" office:value="2" table:formula="of:=INT([.A412]/50)+1" table:style-name="ce1">
            <text:p>2</text:p>
          </table:table-cell>
          <table:table-cell office:value-type="float" office:value="47" table:formula="of:=[.A413]-([.B413]-1)*50" table:style-name="ce1">
            <text:p>47</text:p>
          </table:table-cell>
          <table:table-cell office:value-type="string" office:string-value="" table:formula="of:=OFFSET([.$C$264];[.C413];[.B413])" table:style-name="ce1"/>
          <table:table-cell table:number-columns-repeated="16380"/>
        </table:table-row>
        <table:table-row table:style-name="ro1">
          <table:table-cell office:value-type="float" office:value="98" table:formula="of:=[.A413]+1" table:style-name="ce1">
            <text:p>98</text:p>
          </table:table-cell>
          <table:table-cell office:value-type="float" office:value="2" table:formula="of:=INT([.A413]/50)+1" table:style-name="ce1">
            <text:p>2</text:p>
          </table:table-cell>
          <table:table-cell office:value-type="float" office:value="48" table:formula="of:=[.A414]-([.B414]-1)*50" table:style-name="ce1">
            <text:p>48</text:p>
          </table:table-cell>
          <table:table-cell office:value-type="string" office:string-value="" table:formula="of:=OFFSET([.$C$264];[.C414];[.B414])" table:style-name="ce1"/>
          <table:table-cell table:number-columns-repeated="16380"/>
        </table:table-row>
        <table:table-row table:style-name="ro1">
          <table:table-cell office:value-type="float" office:value="99" table:formula="of:=[.A414]+1" table:style-name="ce1">
            <text:p>99</text:p>
          </table:table-cell>
          <table:table-cell office:value-type="float" office:value="2" table:formula="of:=INT([.A414]/50)+1" table:style-name="ce1">
            <text:p>2</text:p>
          </table:table-cell>
          <table:table-cell office:value-type="float" office:value="49" table:formula="of:=[.A415]-([.B415]-1)*50" table:style-name="ce1">
            <text:p>49</text:p>
          </table:table-cell>
          <table:table-cell office:value-type="string" office:string-value="11261;store_master_product_type = NO #  The master device product type as defined by the manufacturer" table:formula="of:=OFFSET([.$C$264];[.C415];[.B415])" table:style-name="ce1">
            <text:p>11261;store_master_product_type = NO # <text:s/>The master device product type as defined by the manufacturer</text:p>
          </table:table-cell>
          <table:table-cell table:number-columns-repeated="16380"/>
        </table:table-row>
        <table:table-row table:style-name="ro1">
          <table:table-cell office:value-type="float" office:value="100" table:formula="of:=[.A415]+1" table:style-name="ce1">
            <text:p>100</text:p>
          </table:table-cell>
          <table:table-cell office:value-type="float" office:value="2" table:formula="of:=INT([.A415]/50)+1" table:style-name="ce1">
            <text:p>2</text:p>
          </table:table-cell>
          <table:table-cell office:value-type="float" office:value="50" table:formula="of:=[.A416]-([.B416]-1)*50" table:style-name="ce1">
            <text:p>50</text:p>
          </table:table-cell>
          <table:table-cell office:value-type="string" office:string-value="11271;store_slave_product_type = NO #  The slave device product type as defined by the manufacturer" table:formula="of:=OFFSET([.$C$264];[.C416];[.B416])" table:style-name="ce1">
            <text:p>11271;store_slave_product_type = NO # <text:s/>The slave device product type as defined by the manufacturer</text:p>
          </table:table-cell>
          <table:table-cell table:number-columns-repeated="16380"/>
        </table:table-row>
        <table:table-row table:style-name="ro1">
          <table:table-cell office:value-type="float" office:value="101" table:formula="of:=[.A416]+1" table:style-name="ce1">
            <text:p>101</text:p>
          </table:table-cell>
          <table:table-cell office:value-type="float" office:value="3" table:formula="of:=INT([.A416]/50)+1" table:style-name="ce1">
            <text:p>3</text:p>
          </table:table-cell>
          <table:table-cell office:value-type="float" office:value="1" table:formula="of:=[.A417]-([.B417]-1)*50" table:style-name="ce1">
            <text:p>1</text:p>
          </table:table-cell>
          <table:table-cell office:value-type="string" office:string-value="10002;store_cooling_enabled = NO #  Cooling enable" table:formula="of:=OFFSET([.$C$264];[.C417];[.B417])" table:style-name="ce1">
            <text:p>10002;store_cooling_enabled = NO # <text:s/>Cooling enable</text:p>
          </table:table-cell>
          <table:table-cell table:number-columns-repeated="16380"/>
        </table:table-row>
        <table:table-row table:style-name="ro1">
          <table:table-cell office:value-type="float" office:value="102" table:formula="of:=[.A417]+1" table:style-name="ce1">
            <text:p>102</text:p>
          </table:table-cell>
          <table:table-cell office:value-type="float" office:value="3" table:formula="of:=INT([.A417]/50)+1" table:style-name="ce1">
            <text:p>3</text:p>
          </table:table-cell>
          <table:table-cell office:value-type="float" office:value="2" table:formula="of:=[.A418]-([.B418]-1)*50" table:style-name="ce1">
            <text:p>2</text:p>
          </table:table-cell>
          <table:table-cell office:value-type="string" office:string-value="" table:formula="of:=OFFSET([.$C$264];[.C418];[.B418])" table:style-name="ce1"/>
          <table:table-cell table:number-columns-repeated="16380"/>
        </table:table-row>
        <table:table-row table:style-name="ro1">
          <table:table-cell office:value-type="float" office:value="103" table:formula="of:=[.A418]+1" table:style-name="ce1">
            <text:p>103</text:p>
          </table:table-cell>
          <table:table-cell office:value-type="float" office:value="3" table:formula="of:=INT([.A418]/50)+1" table:style-name="ce1">
            <text:p>3</text:p>
          </table:table-cell>
          <table:table-cell office:value-type="float" office:value="3" table:formula="of:=[.A419]-([.B419]-1)*50" table:style-name="ce1">
            <text:p>3</text:p>
          </table:table-cell>
          <table:table-cell office:value-type="string" office:string-value="" table:formula="of:=OFFSET([.$C$264];[.C419];[.B419])" table:style-name="ce1"/>
          <table:table-cell table:number-columns-repeated="16380"/>
        </table:table-row>
        <table:table-row table:style-name="ro1">
          <table:table-cell office:value-type="float" office:value="104" table:formula="of:=[.A419]+1" table:style-name="ce1">
            <text:p>104</text:p>
          </table:table-cell>
          <table:table-cell office:value-type="float" office:value="3" table:formula="of:=INT([.A419]/50)+1" table:style-name="ce1">
            <text:p>3</text:p>
          </table:table-cell>
          <table:table-cell office:value-type="float" office:value="4" table:formula="of:=[.A420]-([.B420]-1)*50" table:style-name="ce1">
            <text:p>4</text:p>
          </table:table-cell>
          <table:table-cell office:value-type="string" office:string-value="10032;store_cooling_supported = NO #  Cooling config [ cooling not supported, cooling supported]" table:formula="of:=OFFSET([.$C$264];[.C420];[.B420])" table:style-name="ce1">
            <text:p>10032;store_cooling_supported = NO # <text:s/>Cooling config [ cooling not supported, cooling supported]</text:p>
          </table:table-cell>
          <table:table-cell table:number-columns-repeated="16380"/>
        </table:table-row>
        <table:table-row table:style-name="ro1">
          <table:table-cell office:value-type="float" office:value="105" table:formula="of:=[.A420]+1" table:style-name="ce1">
            <text:p>105</text:p>
          </table:table-cell>
          <table:table-cell office:value-type="float" office:value="3" table:formula="of:=INT([.A420]/50)+1" table:style-name="ce1">
            <text:p>3</text:p>
          </table:table-cell>
          <table:table-cell office:value-type="float" office:value="5" table:formula="of:=[.A421]-([.B421]-1)*50" table:style-name="ce1">
            <text:p>5</text:p>
          </table:table-cell>
          <table:table-cell office:value-type="string" office:string-value="10052;store_low_water_pressure_fault = NO #  Low water press [no WP fault, water pressure fault]" table:formula="of:=OFFSET([.$C$264];[.C421];[.B421])" table:style-name="ce1">
            <text:p>10052;store_low_water_pressure_fault = NO # <text:s/>Low water press [no WP fault, water pressure fault]</text:p>
          </table:table-cell>
          <table:table-cell table:number-columns-repeated="16380"/>
        </table:table-row>
        <table:table-row table:style-name="ro1">
          <table:table-cell office:value-type="float" office:value="106" table:formula="of:=[.A421]+1" table:style-name="ce1">
            <text:p>106</text:p>
          </table:table-cell>
          <table:table-cell office:value-type="float" office:value="3" table:formula="of:=INT([.A421]/50)+1" table:style-name="ce1">
            <text:p>3</text:p>
          </table:table-cell>
          <table:table-cell office:value-type="float" office:value="6" table:formula="of:=[.A422]-([.B422]-1)*50" table:style-name="ce1">
            <text:p>6</text:p>
          </table:table-cell>
          <table:table-cell office:value-type="string" office:string-value="" table:formula="of:=OFFSET([.$C$264];[.C422];[.B422])" table:style-name="ce1"/>
          <table:table-cell table:number-columns-repeated="16380"/>
        </table:table-row>
        <table:table-row table:style-name="ro1">
          <table:table-cell office:value-type="float" office:value="107" table:formula="of:=[.A422]+1" table:style-name="ce1">
            <text:p>107</text:p>
          </table:table-cell>
          <table:table-cell office:value-type="float" office:value="3" table:formula="of:=INT([.A422]/50)+1" table:style-name="ce1">
            <text:p>3</text:p>
          </table:table-cell>
          <table:table-cell office:value-type="float" office:value="7" table:formula="of:=[.A423]-([.B423]-1)*50" table:style-name="ce1">
            <text:p>7</text:p>
          </table:table-cell>
          <table:table-cell office:value-type="string" office:string-value="" table:formula="of:=OFFSET([.$C$264];[.C423];[.B423])" table:style-name="ce1"/>
          <table:table-cell table:number-columns-repeated="16380"/>
        </table:table-row>
        <table:table-row table:style-name="ro1">
          <table:table-cell office:value-type="float" office:value="108" table:formula="of:=[.A423]+1" table:style-name="ce1">
            <text:p>108</text:p>
          </table:table-cell>
          <table:table-cell office:value-type="float" office:value="3" table:formula="of:=INT([.A423]/50)+1" table:style-name="ce1">
            <text:p>3</text:p>
          </table:table-cell>
          <table:table-cell office:value-type="float" office:value="8" table:formula="of:=[.A424]-([.B424]-1)*50" table:style-name="ce1">
            <text:p>8</text:p>
          </table:table-cell>
          <table:table-cell office:value-type="string" office:string-value="" table:formula="of:=OFFSET([.$C$264];[.C424];[.B424])" table:style-name="ce1"/>
          <table:table-cell table:number-columns-repeated="16380"/>
        </table:table-row>
        <table:table-row table:style-name="ro1">
          <table:table-cell office:value-type="float" office:value="109" table:formula="of:=[.A424]+1" table:style-name="ce1">
            <text:p>109</text:p>
          </table:table-cell>
          <table:table-cell office:value-type="float" office:value="3" table:formula="of:=INT([.A424]/50)+1" table:style-name="ce1">
            <text:p>3</text:p>
          </table:table-cell>
          <table:table-cell office:value-type="float" office:value="9" table:formula="of:=[.A425]-([.B425]-1)*50" table:style-name="ce1">
            <text:p>9</text:p>
          </table:table-cell>
          <table:table-cell office:value-type="string" office:string-value="" table:formula="of:=OFFSET([.$C$264];[.C425];[.B425])" table:style-name="ce1"/>
          <table:table-cell table:number-columns-repeated="16380"/>
        </table:table-row>
        <table:table-row table:style-name="ro1">
          <table:table-cell office:value-type="float" office:value="110" table:formula="of:=[.A425]+1" table:style-name="ce1">
            <text:p>110</text:p>
          </table:table-cell>
          <table:table-cell office:value-type="float" office:value="3" table:formula="of:=INT([.A425]/50)+1" table:style-name="ce1">
            <text:p>3</text:p>
          </table:table-cell>
          <table:table-cell office:value-type="float" office:value="10" table:formula="of:=[.A426]-([.B426]-1)*50" table:style-name="ce1">
            <text:p>10</text:p>
          </table:table-cell>
          <table:table-cell office:value-type="string" office:string-value="" table:formula="of:=OFFSET([.$C$264];[.C426];[.B426])" table:style-name="ce1"/>
          <table:table-cell table:number-columns-repeated="16380"/>
        </table:table-row>
        <table:table-row table:style-name="ro1">
          <table:table-cell office:value-type="float" office:value="111" table:formula="of:=[.A426]+1" table:style-name="ce1">
            <text:p>111</text:p>
          </table:table-cell>
          <table:table-cell office:value-type="float" office:value="3" table:formula="of:=INT([.A426]/50)+1" table:style-name="ce1">
            <text:p>3</text:p>
          </table:table-cell>
          <table:table-cell office:value-type="float" office:value="11" table:formula="of:=[.A427]-([.B427]-1)*50" table:style-name="ce1">
            <text:p>11</text:p>
          </table:table-cell>
          <table:table-cell office:value-type="string" office:string-value="" table:formula="of:=OFFSET([.$C$264];[.C427];[.B427])" table:style-name="ce1"/>
          <table:table-cell table:number-columns-repeated="16380"/>
        </table:table-row>
        <table:table-row table:style-name="ro1">
          <table:table-cell office:value-type="float" office:value="112" table:formula="of:=[.A427]+1" table:style-name="ce1">
            <text:p>112</text:p>
          </table:table-cell>
          <table:table-cell office:value-type="float" office:value="3" table:formula="of:=INT([.A427]/50)+1" table:style-name="ce1">
            <text:p>3</text:p>
          </table:table-cell>
          <table:table-cell office:value-type="float" office:value="12" table:formula="of:=[.A428]-([.B428]-1)*50" table:style-name="ce1">
            <text:p>12</text:p>
          </table:table-cell>
          <table:table-cell office:value-type="string" office:string-value="" table:formula="of:=OFFSET([.$C$264];[.C428];[.B428])" table:style-name="ce1"/>
          <table:table-cell table:number-columns-repeated="16380"/>
        </table:table-row>
        <table:table-row table:style-name="ro1">
          <table:table-cell office:value-type="float" office:value="113" table:formula="of:=[.A428]+1" table:style-name="ce1">
            <text:p>113</text:p>
          </table:table-cell>
          <table:table-cell office:value-type="float" office:value="3" table:formula="of:=INT([.A428]/50)+1" table:style-name="ce1">
            <text:p>3</text:p>
          </table:table-cell>
          <table:table-cell office:value-type="float" office:value="13" table:formula="of:=[.A429]-([.B429]-1)*50" table:style-name="ce1">
            <text:p>13</text:p>
          </table:table-cell>
          <table:table-cell office:value-type="string" office:string-value="" table:formula="of:=OFFSET([.$C$264];[.C429];[.B429])" table:style-name="ce1"/>
          <table:table-cell table:number-columns-repeated="16380"/>
        </table:table-row>
        <table:table-row table:style-name="ro1">
          <table:table-cell office:value-type="float" office:value="114" table:formula="of:=[.A429]+1" table:style-name="ce1">
            <text:p>114</text:p>
          </table:table-cell>
          <table:table-cell office:value-type="float" office:value="3" table:formula="of:=INT([.A429]/50)+1" table:style-name="ce1">
            <text:p>3</text:p>
          </table:table-cell>
          <table:table-cell office:value-type="float" office:value="14" table:formula="of:=[.A430]-([.B430]-1)*50" table:style-name="ce1">
            <text:p>14</text:p>
          </table:table-cell>
          <table:table-cell office:value-type="string" office:string-value="" table:formula="of:=OFFSET([.$C$264];[.C430];[.B430])" table:style-name="ce1"/>
          <table:table-cell table:number-columns-repeated="16380"/>
        </table:table-row>
        <table:table-row table:style-name="ro1">
          <table:table-cell office:value-type="float" office:value="115" table:formula="of:=[.A430]+1" table:style-name="ce1">
            <text:p>115</text:p>
          </table:table-cell>
          <table:table-cell office:value-type="float" office:value="3" table:formula="of:=INT([.A430]/50)+1" table:style-name="ce1">
            <text:p>3</text:p>
          </table:table-cell>
          <table:table-cell office:value-type="float" office:value="15" table:formula="of:=[.A431]-([.B431]-1)*50" table:style-name="ce1">
            <text:p>15</text:p>
          </table:table-cell>
          <table:table-cell office:value-type="string" office:string-value="" table:formula="of:=OFFSET([.$C$264];[.C431];[.B431])" table:style-name="ce1"/>
          <table:table-cell table:number-columns-repeated="16380"/>
        </table:table-row>
        <table:table-row table:style-name="ro1">
          <table:table-cell office:value-type="float" office:value="116" table:formula="of:=[.A431]+1" table:style-name="ce1">
            <text:p>116</text:p>
          </table:table-cell>
          <table:table-cell office:value-type="float" office:value="3" table:formula="of:=INT([.A431]/50)+1" table:style-name="ce1">
            <text:p>3</text:p>
          </table:table-cell>
          <table:table-cell office:value-type="float" office:value="16" table:formula="of:=[.A432]-([.B432]-1)*50" table:style-name="ce1">
            <text:p>16</text:p>
          </table:table-cell>
          <table:table-cell office:value-type="string" office:string-value="" table:formula="of:=OFFSET([.$C$264];[.C432];[.B432])" table:style-name="ce1"/>
          <table:table-cell table:number-columns-repeated="16380"/>
        </table:table-row>
        <table:table-row table:style-name="ro1">
          <table:table-cell office:value-type="float" office:value="117" table:formula="of:=[.A432]+1" table:style-name="ce1">
            <text:p>117</text:p>
          </table:table-cell>
          <table:table-cell office:value-type="float" office:value="3" table:formula="of:=INT([.A432]/50)+1" table:style-name="ce1">
            <text:p>3</text:p>
          </table:table-cell>
          <table:table-cell office:value-type="float" office:value="17" table:formula="of:=[.A433]-([.B433]-1)*50" table:style-name="ce1">
            <text:p>17</text:p>
          </table:table-cell>
          <table:table-cell office:value-type="string" office:string-value="" table:formula="of:=OFFSET([.$C$264];[.C433];[.B433])" table:style-name="ce1"/>
          <table:table-cell table:number-columns-repeated="16380"/>
        </table:table-row>
        <table:table-row table:style-name="ro1">
          <table:table-cell office:value-type="float" office:value="118" table:formula="of:=[.A433]+1" table:style-name="ce1">
            <text:p>118</text:p>
          </table:table-cell>
          <table:table-cell office:value-type="float" office:value="3" table:formula="of:=INT([.A433]/50)+1" table:style-name="ce1">
            <text:p>3</text:p>
          </table:table-cell>
          <table:table-cell office:value-type="float" office:value="18" table:formula="of:=[.A434]-([.B434]-1)*50" table:style-name="ce1">
            <text:p>18</text:p>
          </table:table-cell>
          <table:table-cell office:value-type="string" office:string-value="" table:formula="of:=OFFSET([.$C$264];[.C434];[.B434])" table:style-name="ce1"/>
          <table:table-cell table:number-columns-repeated="16380"/>
        </table:table-row>
        <table:table-row table:style-name="ro1">
          <table:table-cell office:value-type="float" office:value="119" table:formula="of:=[.A434]+1" table:style-name="ce1">
            <text:p>119</text:p>
          </table:table-cell>
          <table:table-cell office:value-type="float" office:value="3" table:formula="of:=INT([.A434]/50)+1" table:style-name="ce1">
            <text:p>3</text:p>
          </table:table-cell>
          <table:table-cell office:value-type="float" office:value="19" table:formula="of:=[.A435]-([.B435]-1)*50" table:style-name="ce1">
            <text:p>19</text:p>
          </table:table-cell>
          <table:table-cell office:value-type="string" office:string-value="10202;store_minutes = NO #  Minutes" table:formula="of:=OFFSET([.$C$264];[.C435];[.B435])" table:style-name="ce1">
            <text:p>10202;store_minutes = NO # <text:s/>Minutes</text:p>
          </table:table-cell>
          <table:table-cell table:number-columns-repeated="16380"/>
        </table:table-row>
        <table:table-row table:style-name="ro1">
          <table:table-cell office:value-type="float" office:value="120" table:formula="of:=[.A435]+1" table:style-name="ce1">
            <text:p>120</text:p>
          </table:table-cell>
          <table:table-cell office:value-type="float" office:value="3" table:formula="of:=INT([.A435]/50)+1" table:style-name="ce1">
            <text:p>3</text:p>
          </table:table-cell>
          <table:table-cell office:value-type="float" office:value="20" table:formula="of:=[.A436]-([.B436]-1)*50" table:style-name="ce1">
            <text:p>20</text:p>
          </table:table-cell>
          <table:table-cell office:value-type="string" office:string-value="" table:formula="of:=OFFSET([.$C$264];[.C436];[.B436])" table:style-name="ce1"/>
          <table:table-cell table:number-columns-repeated="16380"/>
        </table:table-row>
        <table:table-row table:style-name="ro1">
          <table:table-cell office:value-type="float" office:value="121" table:formula="of:=[.A436]+1" table:style-name="ce1">
            <text:p>121</text:p>
          </table:table-cell>
          <table:table-cell office:value-type="float" office:value="3" table:formula="of:=INT([.A436]/50)+1" table:style-name="ce1">
            <text:p>3</text:p>
          </table:table-cell>
          <table:table-cell office:value-type="float" office:value="21" table:formula="of:=[.A437]-([.B437]-1)*50" table:style-name="ce1">
            <text:p>21</text:p>
          </table:table-cell>
          <table:table-cell office:value-type="string" office:string-value="" table:formula="of:=OFFSET([.$C$264];[.C437];[.B437])" table:style-name="ce1"/>
          <table:table-cell table:number-columns-repeated="16380"/>
        </table:table-row>
        <table:table-row table:style-name="ro1">
          <table:table-cell office:value-type="float" office:value="122" table:formula="of:=[.A437]+1" table:style-name="ce1">
            <text:p>122</text:p>
          </table:table-cell>
          <table:table-cell office:value-type="float" office:value="3" table:formula="of:=INT([.A437]/50)+1" table:style-name="ce1">
            <text:p>3</text:p>
          </table:table-cell>
          <table:table-cell office:value-type="float" office:value="22" table:formula="of:=[.A438]-([.B438]-1)*50" table:style-name="ce1">
            <text:p>22</text:p>
          </table:table-cell>
          <table:table-cell office:value-type="string" office:string-value="" table:formula="of:=OFFSET([.$C$264];[.C438];[.B438])" table:style-name="ce1"/>
          <table:table-cell table:number-columns-repeated="16380"/>
        </table:table-row>
        <table:table-row table:style-name="ro1">
          <table:table-cell office:value-type="float" office:value="123" table:formula="of:=[.A438]+1" table:style-name="ce1">
            <text:p>123</text:p>
          </table:table-cell>
          <table:table-cell office:value-type="float" office:value="3" table:formula="of:=INT([.A438]/50)+1" table:style-name="ce1">
            <text:p>3</text:p>
          </table:table-cell>
          <table:table-cell office:value-type="float" office:value="23" table:formula="of:=[.A439]-([.B439]-1)*50" table:style-name="ce1">
            <text:p>23</text:p>
          </table:table-cell>
          <table:table-cell office:value-type="string" office:string-value="" table:formula="of:=OFFSET([.$C$264];[.C439];[.B439])" table:style-name="ce1"/>
          <table:table-cell table:number-columns-repeated="16380"/>
        </table:table-row>
        <table:table-row table:style-name="ro1">
          <table:table-cell office:value-type="float" office:value="124" table:formula="of:=[.A439]+1" table:style-name="ce1">
            <text:p>124</text:p>
          </table:table-cell>
          <table:table-cell office:value-type="float" office:value="3" table:formula="of:=INT([.A439]/50)+1" table:style-name="ce1">
            <text:p>3</text:p>
          </table:table-cell>
          <table:table-cell office:value-type="float" office:value="24" table:formula="of:=[.A440]-([.B440]-1)*50" table:style-name="ce1">
            <text:p>24</text:p>
          </table:table-cell>
          <table:table-cell office:value-type="string" office:string-value="" table:formula="of:=OFFSET([.$C$264];[.C440];[.B440])" table:style-name="ce1"/>
          <table:table-cell table:number-columns-repeated="16380"/>
        </table:table-row>
        <table:table-row table:style-name="ro1">
          <table:table-cell office:value-type="float" office:value="125" table:formula="of:=[.A440]+1" table:style-name="ce1">
            <text:p>125</text:p>
          </table:table-cell>
          <table:table-cell office:value-type="float" office:value="3" table:formula="of:=INT([.A440]/50)+1" table:style-name="ce1">
            <text:p>3</text:p>
          </table:table-cell>
          <table:table-cell office:value-type="float" office:value="25" table:formula="of:=[.A441]-([.B441]-1)*50" table:style-name="ce1">
            <text:p>25</text:p>
          </table:table-cell>
          <table:table-cell office:value-type="string" office:string-value="" table:formula="of:=OFFSET([.$C$264];[.C441];[.B441])" table:style-name="ce1"/>
          <table:table-cell table:number-columns-repeated="16380"/>
        </table:table-row>
        <table:table-row table:style-name="ro1">
          <table:table-cell office:value-type="float" office:value="126" table:formula="of:=[.A441]+1" table:style-name="ce1">
            <text:p>126</text:p>
          </table:table-cell>
          <table:table-cell office:value-type="float" office:value="3" table:formula="of:=INT([.A441]/50)+1" table:style-name="ce1">
            <text:p>3</text:p>
          </table:table-cell>
          <table:table-cell office:value-type="float" office:value="26" table:formula="of:=[.A442]-([.B442]-1)*50" table:style-name="ce1">
            <text:p>26</text:p>
          </table:table-cell>
          <table:table-cell office:value-type="string" office:string-value="" table:formula="of:=OFFSET([.$C$264];[.C442];[.B442])" table:style-name="ce1"/>
          <table:table-cell table:number-columns-repeated="16380"/>
        </table:table-row>
        <table:table-row table:style-name="ro1">
          <table:table-cell office:value-type="float" office:value="127" table:formula="of:=[.A442]+1" table:style-name="ce1">
            <text:p>127</text:p>
          </table:table-cell>
          <table:table-cell office:value-type="float" office:value="3" table:formula="of:=INT([.A442]/50)+1" table:style-name="ce1">
            <text:p>3</text:p>
          </table:table-cell>
          <table:table-cell office:value-type="float" office:value="27" table:formula="of:=[.A443]-([.B443]-1)*50" table:style-name="ce1">
            <text:p>27</text:p>
          </table:table-cell>
          <table:table-cell office:value-type="string" office:string-value="" table:formula="of:=OFFSET([.$C$264];[.C443];[.B443])" table:style-name="ce1"/>
          <table:table-cell table:number-columns-repeated="16380"/>
        </table:table-row>
        <table:table-row table:style-name="ro1">
          <table:table-cell office:value-type="float" office:value="128" table:formula="of:=[.A443]+1" table:style-name="ce1">
            <text:p>128</text:p>
          </table:table-cell>
          <table:table-cell office:value-type="float" office:value="3" table:formula="of:=INT([.A443]/50)+1" table:style-name="ce1">
            <text:p>3</text:p>
          </table:table-cell>
          <table:table-cell office:value-type="float" office:value="28" table:formula="of:=[.A444]-([.B444]-1)*50" table:style-name="ce1">
            <text:p>28</text:p>
          </table:table-cell>
          <table:table-cell office:value-type="string" office:string-value="" table:formula="of:=OFFSET([.$C$264];[.C444];[.B444])" table:style-name="ce1"/>
          <table:table-cell table:number-columns-repeated="16380"/>
        </table:table-row>
        <table:table-row table:style-name="ro1">
          <table:table-cell office:value-type="float" office:value="129" table:formula="of:=[.A444]+1" table:style-name="ce1">
            <text:p>129</text:p>
          </table:table-cell>
          <table:table-cell office:value-type="float" office:value="3" table:formula="of:=INT([.A444]/50)+1" table:style-name="ce1">
            <text:p>3</text:p>
          </table:table-cell>
          <table:table-cell office:value-type="float" office:value="29" table:formula="of:=[.A445]-([.B445]-1)*50" table:style-name="ce1">
            <text:p>29</text:p>
          </table:table-cell>
          <table:table-cell office:value-type="string" office:string-value="" table:formula="of:=OFFSET([.$C$264];[.C445];[.B445])" table:style-name="ce1"/>
          <table:table-cell table:number-columns-repeated="16380"/>
        </table:table-row>
        <table:table-row table:style-name="ro1">
          <table:table-cell office:value-type="float" office:value="130" table:formula="of:=[.A445]+1" table:style-name="ce1">
            <text:p>130</text:p>
          </table:table-cell>
          <table:table-cell office:value-type="float" office:value="3" table:formula="of:=INT([.A445]/50)+1" table:style-name="ce1">
            <text:p>3</text:p>
          </table:table-cell>
          <table:table-cell office:value-type="float" office:value="30" table:formula="of:=[.A446]-([.B446]-1)*50" table:style-name="ce1">
            <text:p>30</text:p>
          </table:table-cell>
          <table:table-cell office:value-type="string" office:string-value="" table:formula="of:=OFFSET([.$C$264];[.C446];[.B446])" table:style-name="ce1"/>
          <table:table-cell table:number-columns-repeated="16380"/>
        </table:table-row>
        <table:table-row table:style-name="ro1">
          <table:table-cell office:value-type="float" office:value="131" table:formula="of:=[.A446]+1" table:style-name="ce1">
            <text:p>131</text:p>
          </table:table-cell>
          <table:table-cell office:value-type="float" office:value="3" table:formula="of:=INT([.A446]/50)+1" table:style-name="ce1">
            <text:p>3</text:p>
          </table:table-cell>
          <table:table-cell office:value-type="float" office:value="31" table:formula="of:=[.A447]-([.B447]-1)*50" table:style-name="ce1">
            <text:p>31</text:p>
          </table:table-cell>
          <table:table-cell office:value-type="string" office:string-value="" table:formula="of:=OFFSET([.$C$264];[.C447];[.B447])" table:style-name="ce1"/>
          <table:table-cell table:number-columns-repeated="16380"/>
        </table:table-row>
        <table:table-row table:style-name="ro1">
          <table:table-cell office:value-type="float" office:value="132" table:formula="of:=[.A447]+1" table:style-name="ce1">
            <text:p>132</text:p>
          </table:table-cell>
          <table:table-cell office:value-type="float" office:value="3" table:formula="of:=INT([.A447]/50)+1" table:style-name="ce1">
            <text:p>3</text:p>
          </table:table-cell>
          <table:table-cell office:value-type="float" office:value="32" table:formula="of:=[.A448]-([.B448]-1)*50" table:style-name="ce1">
            <text:p>32</text:p>
          </table:table-cell>
          <table:table-cell office:value-type="string" office:string-value="" table:formula="of:=OFFSET([.$C$264];[.C448];[.B448])" table:style-name="ce1"/>
          <table:table-cell table:number-columns-repeated="16380"/>
        </table:table-row>
        <table:table-row table:style-name="ro1">
          <table:table-cell office:value-type="float" office:value="133" table:formula="of:=[.A448]+1" table:style-name="ce1">
            <text:p>133</text:p>
          </table:table-cell>
          <table:table-cell office:value-type="float" office:value="3" table:formula="of:=INT([.A448]/50)+1" table:style-name="ce1">
            <text:p>3</text:p>
          </table:table-cell>
          <table:table-cell office:value-type="float" office:value="33" table:formula="of:=[.A449]-([.B449]-1)*50" table:style-name="ce1">
            <text:p>33</text:p>
          </table:table-cell>
          <table:table-cell office:value-type="string" office:string-value="" table:formula="of:=OFFSET([.$C$264];[.C449];[.B449])" table:style-name="ce1"/>
          <table:table-cell table:number-columns-repeated="16380"/>
        </table:table-row>
        <table:table-row table:style-name="ro1">
          <table:table-cell office:value-type="float" office:value="134" table:formula="of:=[.A449]+1" table:style-name="ce1">
            <text:p>134</text:p>
          </table:table-cell>
          <table:table-cell office:value-type="float" office:value="3" table:formula="of:=INT([.A449]/50)+1" table:style-name="ce1">
            <text:p>3</text:p>
          </table:table-cell>
          <table:table-cell office:value-type="float" office:value="34" table:formula="of:=[.A450]-([.B450]-1)*50" table:style-name="ce1">
            <text:p>34</text:p>
          </table:table-cell>
          <table:table-cell office:value-type="string" office:string-value="" table:formula="of:=OFFSET([.$C$264];[.C450];[.B450])" table:style-name="ce1"/>
          <table:table-cell table:number-columns-repeated="16380"/>
        </table:table-row>
        <table:table-row table:style-name="ro1">
          <table:table-cell office:value-type="float" office:value="135" table:formula="of:=[.A450]+1" table:style-name="ce1">
            <text:p>135</text:p>
          </table:table-cell>
          <table:table-cell office:value-type="float" office:value="3" table:formula="of:=INT([.A450]/50)+1" table:style-name="ce1">
            <text:p>3</text:p>
          </table:table-cell>
          <table:table-cell office:value-type="float" office:value="35" table:formula="of:=[.A451]-([.B451]-1)*50" table:style-name="ce1">
            <text:p>35</text:p>
          </table:table-cell>
          <table:table-cell office:value-type="string" office:string-value="" table:formula="of:=OFFSET([.$C$264];[.C451];[.B451])" table:style-name="ce1"/>
          <table:table-cell table:number-columns-repeated="16380"/>
        </table:table-row>
        <table:table-row table:style-name="ro1">
          <table:table-cell office:value-type="float" office:value="136" table:formula="of:=[.A451]+1" table:style-name="ce1">
            <text:p>136</text:p>
          </table:table-cell>
          <table:table-cell office:value-type="float" office:value="3" table:formula="of:=INT([.A451]/50)+1" table:style-name="ce1">
            <text:p>3</text:p>
          </table:table-cell>
          <table:table-cell office:value-type="float" office:value="36" table:formula="of:=[.A452]-([.B452]-1)*50" table:style-name="ce1">
            <text:p>36</text:p>
          </table:table-cell>
          <table:table-cell office:value-type="string" office:string-value="" table:formula="of:=OFFSET([.$C$264];[.C452];[.B452])" table:style-name="ce1"/>
          <table:table-cell table:number-columns-repeated="16380"/>
        </table:table-row>
        <table:table-row table:style-name="ro1">
          <table:table-cell office:value-type="float" office:value="137" table:formula="of:=[.A452]+1" table:style-name="ce1">
            <text:p>137</text:p>
          </table:table-cell>
          <table:table-cell office:value-type="float" office:value="3" table:formula="of:=INT([.A452]/50)+1" table:style-name="ce1">
            <text:p>3</text:p>
          </table:table-cell>
          <table:table-cell office:value-type="float" office:value="37" table:formula="of:=[.A453]-([.B453]-1)*50" table:style-name="ce1">
            <text:p>37</text:p>
          </table:table-cell>
          <table:table-cell office:value-type="string" office:string-value="11002;store_reserved = NO #  reserved" table:formula="of:=OFFSET([.$C$264];[.C453];[.B453])" table:style-name="ce1">
            <text:p>11002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38" table:formula="of:=[.A453]+1" table:style-name="ce1">
            <text:p>138</text:p>
          </table:table-cell>
          <table:table-cell office:value-type="float" office:value="3" table:formula="of:=INT([.A453]/50)+1" table:style-name="ce1">
            <text:p>3</text:p>
          </table:table-cell>
          <table:table-cell office:value-type="float" office:value="38" table:formula="of:=[.A454]-([.B454]-1)*50" table:style-name="ce1">
            <text:p>38</text:p>
          </table:table-cell>
          <table:table-cell office:value-type="string" office:string-value="" table:formula="of:=OFFSET([.$C$264];[.C454];[.B454])" table:style-name="ce1"/>
          <table:table-cell table:number-columns-repeated="16380"/>
        </table:table-row>
        <table:table-row table:style-name="ro1">
          <table:table-cell office:value-type="float" office:value="139" table:formula="of:=[.A454]+1" table:style-name="ce1">
            <text:p>139</text:p>
          </table:table-cell>
          <table:table-cell office:value-type="float" office:value="3" table:formula="of:=INT([.A454]/50)+1" table:style-name="ce1">
            <text:p>3</text:p>
          </table:table-cell>
          <table:table-cell office:value-type="float" office:value="39" table:formula="of:=[.A455]-([.B455]-1)*50" table:style-name="ce1">
            <text:p>39</text:p>
          </table:table-cell>
          <table:table-cell office:value-type="string" office:string-value="" table:formula="of:=OFFSET([.$C$264];[.C455];[.B455])" table:style-name="ce1"/>
          <table:table-cell table:number-columns-repeated="16380"/>
        </table:table-row>
        <table:table-row table:style-name="ro1">
          <table:table-cell office:value-type="float" office:value="140" table:formula="of:=[.A455]+1" table:style-name="ce1">
            <text:p>140</text:p>
          </table:table-cell>
          <table:table-cell office:value-type="float" office:value="3" table:formula="of:=INT([.A455]/50)+1" table:style-name="ce1">
            <text:p>3</text:p>
          </table:table-cell>
          <table:table-cell office:value-type="float" office:value="40" table:formula="of:=[.A456]-([.B456]-1)*50" table:style-name="ce1">
            <text:p>40</text:p>
          </table:table-cell>
          <table:table-cell office:value-type="string" office:string-value="" table:formula="of:=OFFSET([.$C$264];[.C456];[.B456])" table:style-name="ce1"/>
          <table:table-cell table:number-columns-repeated="16380"/>
        </table:table-row>
        <table:table-row table:style-name="ro1">
          <table:table-cell office:value-type="float" office:value="141" table:formula="of:=[.A456]+1" table:style-name="ce1">
            <text:p>141</text:p>
          </table:table-cell>
          <table:table-cell office:value-type="float" office:value="3" table:formula="of:=INT([.A456]/50)+1" table:style-name="ce1">
            <text:p>3</text:p>
          </table:table-cell>
          <table:table-cell office:value-type="float" office:value="41" table:formula="of:=[.A457]-([.B457]-1)*50" table:style-name="ce1">
            <text:p>41</text:p>
          </table:table-cell>
          <table:table-cell office:value-type="string" office:string-value="" table:formula="of:=OFFSET([.$C$264];[.C457];[.B457])" table:style-name="ce1"/>
          <table:table-cell table:number-columns-repeated="16380"/>
        </table:table-row>
        <table:table-row table:style-name="ro1">
          <table:table-cell office:value-type="float" office:value="142" table:formula="of:=[.A457]+1" table:style-name="ce1">
            <text:p>142</text:p>
          </table:table-cell>
          <table:table-cell office:value-type="float" office:value="3" table:formula="of:=INT([.A457]/50)+1" table:style-name="ce1">
            <text:p>3</text:p>
          </table:table-cell>
          <table:table-cell office:value-type="float" office:value="42" table:formula="of:=[.A458]-([.B458]-1)*50" table:style-name="ce1">
            <text:p>42</text:p>
          </table:table-cell>
          <table:table-cell office:value-type="string" office:string-value="" table:formula="of:=OFFSET([.$C$264];[.C458];[.B458])" table:style-name="ce1"/>
          <table:table-cell table:number-columns-repeated="16380"/>
        </table:table-row>
        <table:table-row table:style-name="ro1">
          <table:table-cell office:value-type="float" office:value="143" table:formula="of:=[.A458]+1" table:style-name="ce1">
            <text:p>143</text:p>
          </table:table-cell>
          <table:table-cell office:value-type="float" office:value="3" table:formula="of:=INT([.A458]/50)+1" table:style-name="ce1">
            <text:p>3</text:p>
          </table:table-cell>
          <table:table-cell office:value-type="float" office:value="43" table:formula="of:=[.A459]-([.B459]-1)*50" table:style-name="ce1">
            <text:p>43</text:p>
          </table:table-cell>
          <table:table-cell office:value-type="string" office:string-value="" table:formula="of:=OFFSET([.$C$264];[.C459];[.B459])" table:style-name="ce1"/>
          <table:table-cell table:number-columns-repeated="16380"/>
        </table:table-row>
        <table:table-row table:style-name="ro1">
          <table:table-cell office:value-type="float" office:value="144" table:formula="of:=[.A459]+1" table:style-name="ce1">
            <text:p>144</text:p>
          </table:table-cell>
          <table:table-cell office:value-type="float" office:value="3" table:formula="of:=INT([.A459]/50)+1" table:style-name="ce1">
            <text:p>3</text:p>
          </table:table-cell>
          <table:table-cell office:value-type="float" office:value="44" table:formula="of:=[.A460]-([.B460]-1)*50" table:style-name="ce1">
            <text:p>44</text:p>
          </table:table-cell>
          <table:table-cell office:value-type="string" office:string-value="" table:formula="of:=OFFSET([.$C$264];[.C460];[.B460])" table:style-name="ce1"/>
          <table:table-cell table:number-columns-repeated="16380"/>
        </table:table-row>
        <table:table-row table:style-name="ro1">
          <table:table-cell office:value-type="float" office:value="145" table:formula="of:=[.A460]+1" table:style-name="ce1">
            <text:p>145</text:p>
          </table:table-cell>
          <table:table-cell office:value-type="float" office:value="3" table:formula="of:=INT([.A460]/50)+1" table:style-name="ce1">
            <text:p>3</text:p>
          </table:table-cell>
          <table:table-cell office:value-type="float" office:value="45" table:formula="of:=[.A461]-([.B461]-1)*50" table:style-name="ce1">
            <text:p>45</text:p>
          </table:table-cell>
          <table:table-cell office:value-type="string" office:string-value="" table:formula="of:=OFFSET([.$C$264];[.C461];[.B461])" table:style-name="ce1"/>
          <table:table-cell table:number-columns-repeated="16380"/>
        </table:table-row>
        <table:table-row table:style-name="ro1">
          <table:table-cell office:value-type="float" office:value="146" table:formula="of:=[.A461]+1" table:style-name="ce1">
            <text:p>146</text:p>
          </table:table-cell>
          <table:table-cell office:value-type="float" office:value="3" table:formula="of:=INT([.A461]/50)+1" table:style-name="ce1">
            <text:p>3</text:p>
          </table:table-cell>
          <table:table-cell office:value-type="float" office:value="46" table:formula="of:=[.A462]-([.B462]-1)*50" table:style-name="ce1">
            <text:p>46</text:p>
          </table:table-cell>
          <table:table-cell office:value-type="string" office:string-value="" table:formula="of:=OFFSET([.$C$264];[.C462];[.B462])" table:style-name="ce1"/>
          <table:table-cell table:number-columns-repeated="16380"/>
        </table:table-row>
        <table:table-row table:style-name="ro1">
          <table:table-cell office:value-type="float" office:value="147" table:formula="of:=[.A462]+1" table:style-name="ce1">
            <text:p>147</text:p>
          </table:table-cell>
          <table:table-cell office:value-type="float" office:value="3" table:formula="of:=INT([.A462]/50)+1" table:style-name="ce1">
            <text:p>3</text:p>
          </table:table-cell>
          <table:table-cell office:value-type="float" office:value="47" table:formula="of:=[.A463]-([.B463]-1)*50" table:style-name="ce1">
            <text:p>47</text:p>
          </table:table-cell>
          <table:table-cell office:value-type="string" office:string-value="" table:formula="of:=OFFSET([.$C$264];[.C463];[.B463])" table:style-name="ce1"/>
          <table:table-cell table:number-columns-repeated="16380"/>
        </table:table-row>
        <table:table-row table:style-name="ro1">
          <table:table-cell office:value-type="float" office:value="148" table:formula="of:=[.A463]+1" table:style-name="ce1">
            <text:p>148</text:p>
          </table:table-cell>
          <table:table-cell office:value-type="float" office:value="3" table:formula="of:=INT([.A463]/50)+1" table:style-name="ce1">
            <text:p>3</text:p>
          </table:table-cell>
          <table:table-cell office:value-type="float" office:value="48" table:formula="of:=[.A464]-([.B464]-1)*50" table:style-name="ce1">
            <text:p>48</text:p>
          </table:table-cell>
          <table:table-cell office:value-type="string" office:string-value="" table:formula="of:=OFFSET([.$C$264];[.C464];[.B464])" table:style-name="ce1"/>
          <table:table-cell table:number-columns-repeated="16380"/>
        </table:table-row>
        <table:table-row table:style-name="ro1">
          <table:table-cell office:value-type="float" office:value="149" table:formula="of:=[.A464]+1" table:style-name="ce1">
            <text:p>149</text:p>
          </table:table-cell>
          <table:table-cell office:value-type="float" office:value="3" table:formula="of:=INT([.A464]/50)+1" table:style-name="ce1">
            <text:p>3</text:p>
          </table:table-cell>
          <table:table-cell office:value-type="float" office:value="49" table:formula="of:=[.A465]-([.B465]-1)*50" table:style-name="ce1">
            <text:p>49</text:p>
          </table:table-cell>
          <table:table-cell office:value-type="string" office:string-value="" table:formula="of:=OFFSET([.$C$264];[.C465];[.B465])" table:style-name="ce1"/>
          <table:table-cell table:number-columns-repeated="16380"/>
        </table:table-row>
        <table:table-row table:style-name="ro1">
          <table:table-cell office:value-type="float" office:value="150" table:formula="of:=[.A465]+1" table:style-name="ce1">
            <text:p>150</text:p>
          </table:table-cell>
          <table:table-cell office:value-type="float" office:value="3" table:formula="of:=INT([.A465]/50)+1" table:style-name="ce1">
            <text:p>3</text:p>
          </table:table-cell>
          <table:table-cell office:value-type="float" office:value="50" table:formula="of:=[.A466]-([.B466]-1)*50" table:style-name="ce1">
            <text:p>50</text:p>
          </table:table-cell>
          <table:table-cell office:value-type="string" office:string-value="" table:formula="of:=OFFSET([.$C$264];[.C466];[.B466])" table:style-name="ce1"/>
          <table:table-cell table:number-columns-repeated="16380"/>
        </table:table-row>
        <table:table-row table:style-name="ro1">
          <table:table-cell office:value-type="float" office:value="151" table:formula="of:=[.A466]+1" table:style-name="ce1">
            <text:p>151</text:p>
          </table:table-cell>
          <table:table-cell office:value-type="float" office:value="4" table:formula="of:=INT([.A466]/50)+1" table:style-name="ce1">
            <text:p>4</text:p>
          </table:table-cell>
          <table:table-cell office:value-type="float" office:value="1" table:formula="of:=[.A467]-([.B467]-1)*50" table:style-name="ce1">
            <text:p>1</text:p>
          </table:table-cell>
          <table:table-cell office:value-type="string" office:string-value="10003;store_otc_active = NO #  OTC active" table:formula="of:=OFFSET([.$C$264];[.C467];[.B467])" table:style-name="ce1">
            <text:p>10003;store_otc_active = NO # <text:s/>OTC active</text:p>
          </table:table-cell>
          <table:table-cell table:number-columns-repeated="16380"/>
        </table:table-row>
        <table:table-row table:style-name="ro1">
          <table:table-cell office:value-type="float" office:value="152" table:formula="of:=[.A467]+1" table:style-name="ce1">
            <text:p>152</text:p>
          </table:table-cell>
          <table:table-cell office:value-type="float" office:value="4" table:formula="of:=INT([.A467]/50)+1" table:style-name="ce1">
            <text:p>4</text:p>
          </table:table-cell>
          <table:table-cell office:value-type="float" office:value="2" table:formula="of:=[.A468]-([.B468]-1)*50" table:style-name="ce1">
            <text:p>2</text:p>
          </table:table-cell>
          <table:table-cell office:value-type="string" office:string-value="" table:formula="of:=OFFSET([.$C$264];[.C468];[.B468])" table:style-name="ce1"/>
          <table:table-cell table:number-columns-repeated="16380"/>
        </table:table-row>
        <table:table-row table:style-name="ro1">
          <table:table-cell office:value-type="float" office:value="153" table:formula="of:=[.A468]+1" table:style-name="ce1">
            <text:p>153</text:p>
          </table:table-cell>
          <table:table-cell office:value-type="float" office:value="4" table:formula="of:=INT([.A468]/50)+1" table:style-name="ce1">
            <text:p>4</text:p>
          </table:table-cell>
          <table:table-cell office:value-type="float" office:value="3" table:formula="of:=[.A469]-([.B469]-1)*50" table:style-name="ce1">
            <text:p>3</text:p>
          </table:table-cell>
          <table:table-cell office:value-type="string" office:string-value="" table:formula="of:=OFFSET([.$C$264];[.C469];[.B469])" table:style-name="ce1"/>
          <table:table-cell table:number-columns-repeated="16380"/>
        </table:table-row>
        <table:table-row table:style-name="ro1">
          <table:table-cell office:value-type="float" office:value="154" table:formula="of:=[.A469]+1" table:style-name="ce1">
            <text:p>154</text:p>
          </table:table-cell>
          <table:table-cell office:value-type="float" office:value="4" table:formula="of:=INT([.A469]/50)+1" table:style-name="ce1">
            <text:p>4</text:p>
          </table:table-cell>
          <table:table-cell office:value-type="float" office:value="4" table:formula="of:=[.A470]-([.B470]-1)*50" table:style-name="ce1">
            <text:p>4</text:p>
          </table:table-cell>
          <table:table-cell office:value-type="string" office:string-value="10033;store_dhw_storage_tank_present = NO #  DHW config [instantaneous or not-specified, storage tank]" table:formula="of:=OFFSET([.$C$264];[.C470];[.B470])" table:style-name="ce1">
            <text:p>10033;store_dhw_storage_tank_present = NO # <text:s/>DHW config [instantaneous or not-specified, storage tank]</text:p>
          </table:table-cell>
          <table:table-cell table:number-columns-repeated="16380"/>
        </table:table-row>
        <table:table-row table:style-name="ro1">
          <table:table-cell office:value-type="float" office:value="155" table:formula="of:=[.A470]+1" table:style-name="ce1">
            <text:p>155</text:p>
          </table:table-cell>
          <table:table-cell office:value-type="float" office:value="4" table:formula="of:=INT([.A470]/50)+1" table:style-name="ce1">
            <text:p>4</text:p>
          </table:table-cell>
          <table:table-cell office:value-type="float" office:value="5" table:formula="of:=[.A471]-([.B471]-1)*50" table:style-name="ce1">
            <text:p>5</text:p>
          </table:table-cell>
          <table:table-cell office:value-type="string" office:string-value="10053;store_gas_flame_fault = NO #  Gas/flame fault [ no G/F fault, gas/flame fault ]" table:formula="of:=OFFSET([.$C$264];[.C471];[.B471])" table:style-name="ce1">
            <text:p>10053;store_gas_flame_fault = NO # <text:s/>Gas/flame fault [ no G/F fault, gas/flame fault ]</text:p>
          </table:table-cell>
          <table:table-cell table:number-columns-repeated="16380"/>
        </table:table-row>
        <table:table-row table:style-name="ro1">
          <table:table-cell office:value-type="float" office:value="156" table:formula="of:=[.A471]+1" table:style-name="ce1">
            <text:p>156</text:p>
          </table:table-cell>
          <table:table-cell office:value-type="float" office:value="4" table:formula="of:=INT([.A471]/50)+1" table:style-name="ce1">
            <text:p>4</text:p>
          </table:table-cell>
          <table:table-cell office:value-type="float" office:value="6" table:formula="of:=[.A472]-([.B472]-1)*50" table:style-name="ce1">
            <text:p>6</text:p>
          </table:table-cell>
          <table:table-cell office:value-type="string" office:string-value="" table:formula="of:=OFFSET([.$C$264];[.C472];[.B472])" table:style-name="ce1"/>
          <table:table-cell table:number-columns-repeated="16380"/>
        </table:table-row>
        <table:table-row table:style-name="ro1">
          <table:table-cell office:value-type="float" office:value="157" table:formula="of:=[.A472]+1" table:style-name="ce1">
            <text:p>157</text:p>
          </table:table-cell>
          <table:table-cell office:value-type="float" office:value="4" table:formula="of:=INT([.A472]/50)+1" table:style-name="ce1">
            <text:p>4</text:p>
          </table:table-cell>
          <table:table-cell office:value-type="float" office:value="7" table:formula="of:=[.A473]-([.B473]-1)*50" table:style-name="ce1">
            <text:p>7</text:p>
          </table:table-cell>
          <table:table-cell office:value-type="string" office:string-value="" table:formula="of:=OFFSET([.$C$264];[.C473];[.B473])" table:style-name="ce1"/>
          <table:table-cell table:number-columns-repeated="16380"/>
        </table:table-row>
        <table:table-row table:style-name="ro1">
          <table:table-cell office:value-type="float" office:value="158" table:formula="of:=[.A473]+1" table:style-name="ce1">
            <text:p>158</text:p>
          </table:table-cell>
          <table:table-cell office:value-type="float" office:value="4" table:formula="of:=INT([.A473]/50)+1" table:style-name="ce1">
            <text:p>4</text:p>
          </table:table-cell>
          <table:table-cell office:value-type="float" office:value="8" table:formula="of:=[.A474]-([.B474]-1)*50" table:style-name="ce1">
            <text:p>8</text:p>
          </table:table-cell>
          <table:table-cell office:value-type="string" office:string-value="" table:formula="of:=OFFSET([.$C$264];[.C474];[.B474])" table:style-name="ce1"/>
          <table:table-cell table:number-columns-repeated="16380"/>
        </table:table-row>
        <table:table-row table:style-name="ro1">
          <table:table-cell office:value-type="float" office:value="159" table:formula="of:=[.A474]+1" table:style-name="ce1">
            <text:p>159</text:p>
          </table:table-cell>
          <table:table-cell office:value-type="float" office:value="4" table:formula="of:=INT([.A474]/50)+1" table:style-name="ce1">
            <text:p>4</text:p>
          </table:table-cell>
          <table:table-cell office:value-type="float" office:value="9" table:formula="of:=[.A475]-([.B475]-1)*50" table:style-name="ce1">
            <text:p>9</text:p>
          </table:table-cell>
          <table:table-cell office:value-type="string" office:string-value="" table:formula="of:=OFFSET([.$C$264];[.C475];[.B475])" table:style-name="ce1"/>
          <table:table-cell table:number-columns-repeated="16380"/>
        </table:table-row>
        <table:table-row table:style-name="ro1">
          <table:table-cell office:value-type="float" office:value="160" table:formula="of:=[.A475]+1" table:style-name="ce1">
            <text:p>160</text:p>
          </table:table-cell>
          <table:table-cell office:value-type="float" office:value="4" table:formula="of:=INT([.A475]/50)+1" table:style-name="ce1">
            <text:p>4</text:p>
          </table:table-cell>
          <table:table-cell office:value-type="float" office:value="10" table:formula="of:=[.A476]-([.B476]-1)*50" table:style-name="ce1">
            <text:p>10</text:p>
          </table:table-cell>
          <table:table-cell office:value-type="string" office:string-value="" table:formula="of:=OFFSET([.$C$264];[.C476];[.B476])" table:style-name="ce1"/>
          <table:table-cell table:number-columns-repeated="16380"/>
        </table:table-row>
        <table:table-row table:style-name="ro1">
          <table:table-cell office:value-type="float" office:value="161" table:formula="of:=[.A476]+1" table:style-name="ce1">
            <text:p>161</text:p>
          </table:table-cell>
          <table:table-cell office:value-type="float" office:value="4" table:formula="of:=INT([.A476]/50)+1" table:style-name="ce1">
            <text:p>4</text:p>
          </table:table-cell>
          <table:table-cell office:value-type="float" office:value="11" table:formula="of:=[.A477]-([.B477]-1)*50" table:style-name="ce1">
            <text:p>11</text:p>
          </table:table-cell>
          <table:table-cell office:value-type="string" office:string-value="" table:formula="of:=OFFSET([.$C$264];[.C477];[.B477])" table:style-name="ce1"/>
          <table:table-cell table:number-columns-repeated="16380"/>
        </table:table-row>
        <table:table-row table:style-name="ro1">
          <table:table-cell office:value-type="float" office:value="162" table:formula="of:=[.A477]+1" table:style-name="ce1">
            <text:p>162</text:p>
          </table:table-cell>
          <table:table-cell office:value-type="float" office:value="4" table:formula="of:=INT([.A477]/50)+1" table:style-name="ce1">
            <text:p>4</text:p>
          </table:table-cell>
          <table:table-cell office:value-type="float" office:value="12" table:formula="of:=[.A478]-([.B478]-1)*50" table:style-name="ce1">
            <text:p>12</text:p>
          </table:table-cell>
          <table:table-cell office:value-type="string" office:string-value="" table:formula="of:=OFFSET([.$C$264];[.C478];[.B478])" table:style-name="ce1"/>
          <table:table-cell table:number-columns-repeated="16380"/>
        </table:table-row>
        <table:table-row table:style-name="ro1">
          <table:table-cell office:value-type="float" office:value="163" table:formula="of:=[.A478]+1" table:style-name="ce1">
            <text:p>163</text:p>
          </table:table-cell>
          <table:table-cell office:value-type="float" office:value="4" table:formula="of:=INT([.A478]/50)+1" table:style-name="ce1">
            <text:p>4</text:p>
          </table:table-cell>
          <table:table-cell office:value-type="float" office:value="13" table:formula="of:=[.A479]-([.B479]-1)*50" table:style-name="ce1">
            <text:p>13</text:p>
          </table:table-cell>
          <table:table-cell office:value-type="string" office:string-value="" table:formula="of:=OFFSET([.$C$264];[.C479];[.B479])" table:style-name="ce1"/>
          <table:table-cell table:number-columns-repeated="16380"/>
        </table:table-row>
        <table:table-row table:style-name="ro1">
          <table:table-cell office:value-type="float" office:value="164" table:formula="of:=[.A479]+1" table:style-name="ce1">
            <text:p>164</text:p>
          </table:table-cell>
          <table:table-cell office:value-type="float" office:value="4" table:formula="of:=INT([.A479]/50)+1" table:style-name="ce1">
            <text:p>4</text:p>
          </table:table-cell>
          <table:table-cell office:value-type="float" office:value="14" table:formula="of:=[.A480]-([.B480]-1)*50" table:style-name="ce1">
            <text:p>14</text:p>
          </table:table-cell>
          <table:table-cell office:value-type="string" office:string-value="" table:formula="of:=OFFSET([.$C$264];[.C480];[.B480])" table:style-name="ce1"/>
          <table:table-cell table:number-columns-repeated="16380"/>
        </table:table-row>
        <table:table-row table:style-name="ro1">
          <table:table-cell office:value-type="float" office:value="165" table:formula="of:=[.A480]+1" table:style-name="ce1">
            <text:p>165</text:p>
          </table:table-cell>
          <table:table-cell office:value-type="float" office:value="4" table:formula="of:=INT([.A480]/50)+1" table:style-name="ce1">
            <text:p>4</text:p>
          </table:table-cell>
          <table:table-cell office:value-type="float" office:value="15" table:formula="of:=[.A481]-([.B481]-1)*50" table:style-name="ce1">
            <text:p>15</text:p>
          </table:table-cell>
          <table:table-cell office:value-type="string" office:string-value="" table:formula="of:=OFFSET([.$C$264];[.C481];[.B481])" table:style-name="ce1"/>
          <table:table-cell table:number-columns-repeated="16380"/>
        </table:table-row>
        <table:table-row table:style-name="ro1">
          <table:table-cell office:value-type="float" office:value="166" table:formula="of:=[.A481]+1" table:style-name="ce1">
            <text:p>166</text:p>
          </table:table-cell>
          <table:table-cell office:value-type="float" office:value="4" table:formula="of:=INT([.A481]/50)+1" table:style-name="ce1">
            <text:p>4</text:p>
          </table:table-cell>
          <table:table-cell office:value-type="float" office:value="16" table:formula="of:=[.A482]-([.B482]-1)*50" table:style-name="ce1">
            <text:p>16</text:p>
          </table:table-cell>
          <table:table-cell office:value-type="string" office:string-value="" table:formula="of:=OFFSET([.$C$264];[.C482];[.B482])" table:style-name="ce1"/>
          <table:table-cell table:number-columns-repeated="16380"/>
        </table:table-row>
        <table:table-row table:style-name="ro1">
          <table:table-cell office:value-type="float" office:value="167" table:formula="of:=[.A482]+1" table:style-name="ce1">
            <text:p>167</text:p>
          </table:table-cell>
          <table:table-cell office:value-type="float" office:value="4" table:formula="of:=INT([.A482]/50)+1" table:style-name="ce1">
            <text:p>4</text:p>
          </table:table-cell>
          <table:table-cell office:value-type="float" office:value="17" table:formula="of:=[.A483]-([.B483]-1)*50" table:style-name="ce1">
            <text:p>17</text:p>
          </table:table-cell>
          <table:table-cell office:value-type="string" office:string-value="" table:formula="of:=OFFSET([.$C$264];[.C483];[.B483])" table:style-name="ce1"/>
          <table:table-cell table:number-columns-repeated="16380"/>
        </table:table-row>
        <table:table-row table:style-name="ro1">
          <table:table-cell office:value-type="float" office:value="168" table:formula="of:=[.A483]+1" table:style-name="ce1">
            <text:p>168</text:p>
          </table:table-cell>
          <table:table-cell office:value-type="float" office:value="4" table:formula="of:=INT([.A483]/50)+1" table:style-name="ce1">
            <text:p>4</text:p>
          </table:table-cell>
          <table:table-cell office:value-type="float" office:value="18" table:formula="of:=[.A484]-([.B484]-1)*50" table:style-name="ce1">
            <text:p>18</text:p>
          </table:table-cell>
          <table:table-cell office:value-type="string" office:string-value="" table:formula="of:=OFFSET([.$C$264];[.C484];[.B484])" table:style-name="ce1"/>
          <table:table-cell table:number-columns-repeated="16380"/>
        </table:table-row>
        <table:table-row table:style-name="ro1">
          <table:table-cell office:value-type="float" office:value="169" table:formula="of:=[.A484]+1" table:style-name="ce1">
            <text:p>169</text:p>
          </table:table-cell>
          <table:table-cell office:value-type="float" office:value="4" table:formula="of:=INT([.A484]/50)+1" table:style-name="ce1">
            <text:p>4</text:p>
          </table:table-cell>
          <table:table-cell office:value-type="float" office:value="19" table:formula="of:=[.A485]-([.B485]-1)*50" table:style-name="ce1">
            <text:p>19</text:p>
          </table:table-cell>
          <table:table-cell office:value-type="string" office:string-value="" table:formula="of:=OFFSET([.$C$264];[.C485];[.B485])" table:style-name="ce1"/>
          <table:table-cell table:number-columns-repeated="16380"/>
        </table:table-row>
        <table:table-row table:style-name="ro1">
          <table:table-cell office:value-type="float" office:value="170" table:formula="of:=[.A485]+1" table:style-name="ce1">
            <text:p>170</text:p>
          </table:table-cell>
          <table:table-cell office:value-type="float" office:value="4" table:formula="of:=INT([.A485]/50)+1" table:style-name="ce1">
            <text:p>4</text:p>
          </table:table-cell>
          <table:table-cell office:value-type="float" office:value="20" table:formula="of:=[.A486]-([.B486]-1)*50" table:style-name="ce1">
            <text:p>20</text:p>
          </table:table-cell>
          <table:table-cell office:value-type="string" office:string-value="" table:formula="of:=OFFSET([.$C$264];[.C486];[.B486])" table:style-name="ce1"/>
          <table:table-cell table:number-columns-repeated="16380"/>
        </table:table-row>
        <table:table-row table:style-name="ro1">
          <table:table-cell office:value-type="float" office:value="171" table:formula="of:=[.A486]+1" table:style-name="ce1">
            <text:p>171</text:p>
          </table:table-cell>
          <table:table-cell office:value-type="float" office:value="4" table:formula="of:=INT([.A486]/50)+1" table:style-name="ce1">
            <text:p>4</text:p>
          </table:table-cell>
          <table:table-cell office:value-type="float" office:value="21" table:formula="of:=[.A487]-([.B487]-1)*50" table:style-name="ce1">
            <text:p>21</text:p>
          </table:table-cell>
          <table:table-cell office:value-type="string" office:string-value="" table:formula="of:=OFFSET([.$C$264];[.C487];[.B487])" table:style-name="ce1"/>
          <table:table-cell table:number-columns-repeated="16380"/>
        </table:table-row>
        <table:table-row table:style-name="ro1">
          <table:table-cell office:value-type="float" office:value="172" table:formula="of:=[.A487]+1" table:style-name="ce1">
            <text:p>172</text:p>
          </table:table-cell>
          <table:table-cell office:value-type="float" office:value="4" table:formula="of:=INT([.A487]/50)+1" table:style-name="ce1">
            <text:p>4</text:p>
          </table:table-cell>
          <table:table-cell office:value-type="float" office:value="22" table:formula="of:=[.A488]-([.B488]-1)*50" table:style-name="ce1">
            <text:p>22</text:p>
          </table:table-cell>
          <table:table-cell office:value-type="string" office:string-value="" table:formula="of:=OFFSET([.$C$264];[.C488];[.B488])" table:style-name="ce1"/>
          <table:table-cell table:number-columns-repeated="16380"/>
        </table:table-row>
        <table:table-row table:style-name="ro1">
          <table:table-cell office:value-type="float" office:value="173" table:formula="of:=[.A488]+1" table:style-name="ce1">
            <text:p>173</text:p>
          </table:table-cell>
          <table:table-cell office:value-type="float" office:value="4" table:formula="of:=INT([.A488]/50)+1" table:style-name="ce1">
            <text:p>4</text:p>
          </table:table-cell>
          <table:table-cell office:value-type="float" office:value="23" table:formula="of:=[.A489]-([.B489]-1)*50" table:style-name="ce1">
            <text:p>23</text:p>
          </table:table-cell>
          <table:table-cell office:value-type="string" office:string-value="" table:formula="of:=OFFSET([.$C$264];[.C489];[.B489])" table:style-name="ce1"/>
          <table:table-cell table:number-columns-repeated="16380"/>
        </table:table-row>
        <table:table-row table:style-name="ro1">
          <table:table-cell office:value-type="float" office:value="174" table:formula="of:=[.A489]+1" table:style-name="ce1">
            <text:p>174</text:p>
          </table:table-cell>
          <table:table-cell office:value-type="float" office:value="4" table:formula="of:=INT([.A489]/50)+1" table:style-name="ce1">
            <text:p>4</text:p>
          </table:table-cell>
          <table:table-cell office:value-type="float" office:value="24" table:formula="of:=[.A490]-([.B490]-1)*50" table:style-name="ce1">
            <text:p>24</text:p>
          </table:table-cell>
          <table:table-cell office:value-type="string" office:string-value="" table:formula="of:=OFFSET([.$C$264];[.C490];[.B490])" table:style-name="ce1"/>
          <table:table-cell table:number-columns-repeated="16380"/>
        </table:table-row>
        <table:table-row table:style-name="ro1">
          <table:table-cell office:value-type="float" office:value="175" table:formula="of:=[.A490]+1" table:style-name="ce1">
            <text:p>175</text:p>
          </table:table-cell>
          <table:table-cell office:value-type="float" office:value="4" table:formula="of:=INT([.A490]/50)+1" table:style-name="ce1">
            <text:p>4</text:p>
          </table:table-cell>
          <table:table-cell office:value-type="float" office:value="25" table:formula="of:=[.A491]-([.B491]-1)*50" table:style-name="ce1">
            <text:p>25</text:p>
          </table:table-cell>
          <table:table-cell office:value-type="string" office:string-value="" table:formula="of:=OFFSET([.$C$264];[.C491];[.B491])" table:style-name="ce1"/>
          <table:table-cell table:number-columns-repeated="16380"/>
        </table:table-row>
        <table:table-row table:style-name="ro1">
          <table:table-cell office:value-type="float" office:value="176" table:formula="of:=[.A491]+1" table:style-name="ce1">
            <text:p>176</text:p>
          </table:table-cell>
          <table:table-cell office:value-type="float" office:value="4" table:formula="of:=INT([.A491]/50)+1" table:style-name="ce1">
            <text:p>4</text:p>
          </table:table-cell>
          <table:table-cell office:value-type="float" office:value="26" table:formula="of:=[.A492]-([.B492]-1)*50" table:style-name="ce1">
            <text:p>26</text:p>
          </table:table-cell>
          <table:table-cell office:value-type="string" office:string-value="" table:formula="of:=OFFSET([.$C$264];[.C492];[.B492])" table:style-name="ce1"/>
          <table:table-cell table:number-columns-repeated="16380"/>
        </table:table-row>
        <table:table-row table:style-name="ro1">
          <table:table-cell office:value-type="float" office:value="177" table:formula="of:=[.A492]+1" table:style-name="ce1">
            <text:p>177</text:p>
          </table:table-cell>
          <table:table-cell office:value-type="float" office:value="4" table:formula="of:=INT([.A492]/50)+1" table:style-name="ce1">
            <text:p>4</text:p>
          </table:table-cell>
          <table:table-cell office:value-type="float" office:value="27" table:formula="of:=[.A493]-([.B493]-1)*50" table:style-name="ce1">
            <text:p>27</text:p>
          </table:table-cell>
          <table:table-cell office:value-type="string" office:string-value="" table:formula="of:=OFFSET([.$C$264];[.C493];[.B493])" table:style-name="ce1"/>
          <table:table-cell table:number-columns-repeated="16380"/>
        </table:table-row>
        <table:table-row table:style-name="ro1">
          <table:table-cell office:value-type="float" office:value="178" table:formula="of:=[.A493]+1" table:style-name="ce1">
            <text:p>178</text:p>
          </table:table-cell>
          <table:table-cell office:value-type="float" office:value="4" table:formula="of:=INT([.A493]/50)+1" table:style-name="ce1">
            <text:p>4</text:p>
          </table:table-cell>
          <table:table-cell office:value-type="float" office:value="28" table:formula="of:=[.A494]-([.B494]-1)*50" table:style-name="ce1">
            <text:p>28</text:p>
          </table:table-cell>
          <table:table-cell office:value-type="string" office:string-value="" table:formula="of:=OFFSET([.$C$264];[.C494];[.B494])" table:style-name="ce1"/>
          <table:table-cell table:number-columns-repeated="16380"/>
        </table:table-row>
        <table:table-row table:style-name="ro1">
          <table:table-cell office:value-type="float" office:value="179" table:formula="of:=[.A494]+1" table:style-name="ce1">
            <text:p>179</text:p>
          </table:table-cell>
          <table:table-cell office:value-type="float" office:value="4" table:formula="of:=INT([.A494]/50)+1" table:style-name="ce1">
            <text:p>4</text:p>
          </table:table-cell>
          <table:table-cell office:value-type="float" office:value="29" table:formula="of:=[.A495]-([.B495]-1)*50" table:style-name="ce1">
            <text:p>29</text:p>
          </table:table-cell>
          <table:table-cell office:value-type="string" office:string-value="" table:formula="of:=OFFSET([.$C$264];[.C495];[.B495])" table:style-name="ce1"/>
          <table:table-cell table:number-columns-repeated="16380"/>
        </table:table-row>
        <table:table-row table:style-name="ro1">
          <table:table-cell office:value-type="float" office:value="180" table:formula="of:=[.A495]+1" table:style-name="ce1">
            <text:p>180</text:p>
          </table:table-cell>
          <table:table-cell office:value-type="float" office:value="4" table:formula="of:=INT([.A495]/50)+1" table:style-name="ce1">
            <text:p>4</text:p>
          </table:table-cell>
          <table:table-cell office:value-type="float" office:value="30" table:formula="of:=[.A496]-([.B496]-1)*50" table:style-name="ce1">
            <text:p>30</text:p>
          </table:table-cell>
          <table:table-cell office:value-type="string" office:string-value="" table:formula="of:=OFFSET([.$C$264];[.C496];[.B496])" table:style-name="ce1"/>
          <table:table-cell table:number-columns-repeated="16380"/>
        </table:table-row>
        <table:table-row table:style-name="ro1">
          <table:table-cell office:value-type="float" office:value="181" table:formula="of:=[.A496]+1" table:style-name="ce1">
            <text:p>181</text:p>
          </table:table-cell>
          <table:table-cell office:value-type="float" office:value="4" table:formula="of:=INT([.A496]/50)+1" table:style-name="ce1">
            <text:p>4</text:p>
          </table:table-cell>
          <table:table-cell office:value-type="float" office:value="31" table:formula="of:=[.A497]-([.B497]-1)*50" table:style-name="ce1">
            <text:p>31</text:p>
          </table:table-cell>
          <table:table-cell office:value-type="string" office:string-value="" table:formula="of:=OFFSET([.$C$264];[.C497];[.B497])" table:style-name="ce1"/>
          <table:table-cell table:number-columns-repeated="16380"/>
        </table:table-row>
        <table:table-row table:style-name="ro1">
          <table:table-cell office:value-type="float" office:value="182" table:formula="of:=[.A497]+1" table:style-name="ce1">
            <text:p>182</text:p>
          </table:table-cell>
          <table:table-cell office:value-type="float" office:value="4" table:formula="of:=INT([.A497]/50)+1" table:style-name="ce1">
            <text:p>4</text:p>
          </table:table-cell>
          <table:table-cell office:value-type="float" office:value="32" table:formula="of:=[.A498]-([.B498]-1)*50" table:style-name="ce1">
            <text:p>32</text:p>
          </table:table-cell>
          <table:table-cell office:value-type="string" office:string-value="" table:formula="of:=OFFSET([.$C$264];[.C498];[.B498])" table:style-name="ce1"/>
          <table:table-cell table:number-columns-repeated="16380"/>
        </table:table-row>
        <table:table-row table:style-name="ro1">
          <table:table-cell office:value-type="float" office:value="183" table:formula="of:=[.A498]+1" table:style-name="ce1">
            <text:p>183</text:p>
          </table:table-cell>
          <table:table-cell office:value-type="float" office:value="4" table:formula="of:=INT([.A498]/50)+1" table:style-name="ce1">
            <text:p>4</text:p>
          </table:table-cell>
          <table:table-cell office:value-type="float" office:value="33" table:formula="of:=[.A499]-([.B499]-1)*50" table:style-name="ce1">
            <text:p>33</text:p>
          </table:table-cell>
          <table:table-cell office:value-type="string" office:string-value="" table:formula="of:=OFFSET([.$C$264];[.C499];[.B499])" table:style-name="ce1"/>
          <table:table-cell table:number-columns-repeated="16380"/>
        </table:table-row>
        <table:table-row table:style-name="ro1">
          <table:table-cell office:value-type="float" office:value="184" table:formula="of:=[.A499]+1" table:style-name="ce1">
            <text:p>184</text:p>
          </table:table-cell>
          <table:table-cell office:value-type="float" office:value="4" table:formula="of:=INT([.A499]/50)+1" table:style-name="ce1">
            <text:p>4</text:p>
          </table:table-cell>
          <table:table-cell office:value-type="float" office:value="34" table:formula="of:=[.A500]-([.B500]-1)*50" table:style-name="ce1">
            <text:p>34</text:p>
          </table:table-cell>
          <table:table-cell office:value-type="string" office:string-value="" table:formula="of:=OFFSET([.$C$264];[.C500];[.B500])" table:style-name="ce1"/>
          <table:table-cell table:number-columns-repeated="16380"/>
        </table:table-row>
        <table:table-row table:style-name="ro1">
          <table:table-cell office:value-type="float" office:value="185" table:formula="of:=[.A500]+1" table:style-name="ce1">
            <text:p>185</text:p>
          </table:table-cell>
          <table:table-cell office:value-type="float" office:value="4" table:formula="of:=INT([.A500]/50)+1" table:style-name="ce1">
            <text:p>4</text:p>
          </table:table-cell>
          <table:table-cell office:value-type="float" office:value="35" table:formula="of:=[.A501]-([.B501]-1)*50" table:style-name="ce1">
            <text:p>35</text:p>
          </table:table-cell>
          <table:table-cell office:value-type="string" office:string-value="" table:formula="of:=OFFSET([.$C$264];[.C501];[.B501])" table:style-name="ce1"/>
          <table:table-cell table:number-columns-repeated="16380"/>
        </table:table-row>
        <table:table-row table:style-name="ro1">
          <table:table-cell office:value-type="float" office:value="186" table:formula="of:=[.A501]+1" table:style-name="ce1">
            <text:p>186</text:p>
          </table:table-cell>
          <table:table-cell office:value-type="float" office:value="4" table:formula="of:=INT([.A501]/50)+1" table:style-name="ce1">
            <text:p>4</text:p>
          </table:table-cell>
          <table:table-cell office:value-type="float" office:value="36" table:formula="of:=[.A502]-([.B502]-1)*50" table:style-name="ce1">
            <text:p>36</text:p>
          </table:table-cell>
          <table:table-cell office:value-type="string" office:string-value="" table:formula="of:=OFFSET([.$C$264];[.C502];[.B502])" table:style-name="ce1"/>
          <table:table-cell table:number-columns-repeated="16380"/>
        </table:table-row>
        <table:table-row table:style-name="ro1">
          <table:table-cell office:value-type="float" office:value="187" table:formula="of:=[.A502]+1" table:style-name="ce1">
            <text:p>187</text:p>
          </table:table-cell>
          <table:table-cell office:value-type="float" office:value="4" table:formula="of:=INT([.A502]/50)+1" table:style-name="ce1">
            <text:p>4</text:p>
          </table:table-cell>
          <table:table-cell office:value-type="float" office:value="37" table:formula="of:=[.A503]-([.B503]-1)*50" table:style-name="ce1">
            <text:p>37</text:p>
          </table:table-cell>
          <table:table-cell office:value-type="string" office:string-value="11003;store_reserved = NO #  reserved" table:formula="of:=OFFSET([.$C$264];[.C503];[.B503])" table:style-name="ce1">
            <text:p>11003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88" table:formula="of:=[.A503]+1" table:style-name="ce1">
            <text:p>188</text:p>
          </table:table-cell>
          <table:table-cell office:value-type="float" office:value="4" table:formula="of:=INT([.A503]/50)+1" table:style-name="ce1">
            <text:p>4</text:p>
          </table:table-cell>
          <table:table-cell office:value-type="float" office:value="38" table:formula="of:=[.A504]-([.B504]-1)*50" table:style-name="ce1">
            <text:p>38</text:p>
          </table:table-cell>
          <table:table-cell office:value-type="string" office:string-value="" table:formula="of:=OFFSET([.$C$264];[.C504];[.B504])" table:style-name="ce1"/>
          <table:table-cell table:number-columns-repeated="16380"/>
        </table:table-row>
        <table:table-row table:style-name="ro1">
          <table:table-cell office:value-type="float" office:value="189" table:formula="of:=[.A504]+1" table:style-name="ce1">
            <text:p>189</text:p>
          </table:table-cell>
          <table:table-cell office:value-type="float" office:value="4" table:formula="of:=INT([.A504]/50)+1" table:style-name="ce1">
            <text:p>4</text:p>
          </table:table-cell>
          <table:table-cell office:value-type="float" office:value="39" table:formula="of:=[.A505]-([.B505]-1)*50" table:style-name="ce1">
            <text:p>39</text:p>
          </table:table-cell>
          <table:table-cell office:value-type="string" office:string-value="" table:formula="of:=OFFSET([.$C$264];[.C505];[.B505])" table:style-name="ce1"/>
          <table:table-cell table:number-columns-repeated="16380"/>
        </table:table-row>
        <table:table-row table:style-name="ro1">
          <table:table-cell office:value-type="float" office:value="190" table:formula="of:=[.A505]+1" table:style-name="ce1">
            <text:p>190</text:p>
          </table:table-cell>
          <table:table-cell office:value-type="float" office:value="4" table:formula="of:=INT([.A505]/50)+1" table:style-name="ce1">
            <text:p>4</text:p>
          </table:table-cell>
          <table:table-cell office:value-type="float" office:value="40" table:formula="of:=[.A506]-([.B506]-1)*50" table:style-name="ce1">
            <text:p>40</text:p>
          </table:table-cell>
          <table:table-cell office:value-type="string" office:string-value="" table:formula="of:=OFFSET([.$C$264];[.C506];[.B506])" table:style-name="ce1"/>
          <table:table-cell table:number-columns-repeated="16380"/>
        </table:table-row>
        <table:table-row table:style-name="ro1">
          <table:table-cell office:value-type="float" office:value="191" table:formula="of:=[.A506]+1" table:style-name="ce1">
            <text:p>191</text:p>
          </table:table-cell>
          <table:table-cell office:value-type="float" office:value="4" table:formula="of:=INT([.A506]/50)+1" table:style-name="ce1">
            <text:p>4</text:p>
          </table:table-cell>
          <table:table-cell office:value-type="float" office:value="41" table:formula="of:=[.A507]-([.B507]-1)*50" table:style-name="ce1">
            <text:p>41</text:p>
          </table:table-cell>
          <table:table-cell office:value-type="string" office:string-value="" table:formula="of:=OFFSET([.$C$264];[.C507];[.B507])" table:style-name="ce1"/>
          <table:table-cell table:number-columns-repeated="16380"/>
        </table:table-row>
        <table:table-row table:style-name="ro1">
          <table:table-cell office:value-type="float" office:value="192" table:formula="of:=[.A507]+1" table:style-name="ce1">
            <text:p>192</text:p>
          </table:table-cell>
          <table:table-cell office:value-type="float" office:value="4" table:formula="of:=INT([.A507]/50)+1" table:style-name="ce1">
            <text:p>4</text:p>
          </table:table-cell>
          <table:table-cell office:value-type="float" office:value="42" table:formula="of:=[.A508]-([.B508]-1)*50" table:style-name="ce1">
            <text:p>42</text:p>
          </table:table-cell>
          <table:table-cell office:value-type="string" office:string-value="" table:formula="of:=OFFSET([.$C$264];[.C508];[.B508])" table:style-name="ce1"/>
          <table:table-cell table:number-columns-repeated="16380"/>
        </table:table-row>
        <table:table-row table:style-name="ro1">
          <table:table-cell office:value-type="float" office:value="193" table:formula="of:=[.A508]+1" table:style-name="ce1">
            <text:p>193</text:p>
          </table:table-cell>
          <table:table-cell office:value-type="float" office:value="4" table:formula="of:=INT([.A508]/50)+1" table:style-name="ce1">
            <text:p>4</text:p>
          </table:table-cell>
          <table:table-cell office:value-type="float" office:value="43" table:formula="of:=[.A509]-([.B509]-1)*50" table:style-name="ce1">
            <text:p>43</text:p>
          </table:table-cell>
          <table:table-cell office:value-type="string" office:string-value="" table:formula="of:=OFFSET([.$C$264];[.C509];[.B509])" table:style-name="ce1"/>
          <table:table-cell table:number-columns-repeated="16380"/>
        </table:table-row>
        <table:table-row table:style-name="ro1">
          <table:table-cell office:value-type="float" office:value="194" table:formula="of:=[.A509]+1" table:style-name="ce1">
            <text:p>194</text:p>
          </table:table-cell>
          <table:table-cell office:value-type="float" office:value="4" table:formula="of:=INT([.A509]/50)+1" table:style-name="ce1">
            <text:p>4</text:p>
          </table:table-cell>
          <table:table-cell office:value-type="float" office:value="44" table:formula="of:=[.A510]-([.B510]-1)*50" table:style-name="ce1">
            <text:p>44</text:p>
          </table:table-cell>
          <table:table-cell office:value-type="string" office:string-value="" table:formula="of:=OFFSET([.$C$264];[.C510];[.B510])" table:style-name="ce1"/>
          <table:table-cell table:number-columns-repeated="16380"/>
        </table:table-row>
        <table:table-row table:style-name="ro1">
          <table:table-cell office:value-type="float" office:value="195" table:formula="of:=[.A510]+1" table:style-name="ce1">
            <text:p>195</text:p>
          </table:table-cell>
          <table:table-cell office:value-type="float" office:value="4" table:formula="of:=INT([.A510]/50)+1" table:style-name="ce1">
            <text:p>4</text:p>
          </table:table-cell>
          <table:table-cell office:value-type="float" office:value="45" table:formula="of:=[.A511]-([.B511]-1)*50" table:style-name="ce1">
            <text:p>45</text:p>
          </table:table-cell>
          <table:table-cell office:value-type="string" office:string-value="" table:formula="of:=OFFSET([.$C$264];[.C511];[.B511])" table:style-name="ce1"/>
          <table:table-cell table:number-columns-repeated="16380"/>
        </table:table-row>
        <table:table-row table:style-name="ro1">
          <table:table-cell office:value-type="float" office:value="196" table:formula="of:=[.A511]+1" table:style-name="ce1">
            <text:p>196</text:p>
          </table:table-cell>
          <table:table-cell office:value-type="float" office:value="4" table:formula="of:=INT([.A511]/50)+1" table:style-name="ce1">
            <text:p>4</text:p>
          </table:table-cell>
          <table:table-cell office:value-type="float" office:value="46" table:formula="of:=[.A512]-([.B512]-1)*50" table:style-name="ce1">
            <text:p>46</text:p>
          </table:table-cell>
          <table:table-cell office:value-type="string" office:string-value="" table:formula="of:=OFFSET([.$C$264];[.C512];[.B512])" table:style-name="ce1"/>
          <table:table-cell table:number-columns-repeated="16380"/>
        </table:table-row>
        <table:table-row table:style-name="ro1">
          <table:table-cell office:value-type="float" office:value="197" table:formula="of:=[.A512]+1" table:style-name="ce1">
            <text:p>197</text:p>
          </table:table-cell>
          <table:table-cell office:value-type="float" office:value="4" table:formula="of:=INT([.A512]/50)+1" table:style-name="ce1">
            <text:p>4</text:p>
          </table:table-cell>
          <table:table-cell office:value-type="float" office:value="47" table:formula="of:=[.A513]-([.B513]-1)*50" table:style-name="ce1">
            <text:p>47</text:p>
          </table:table-cell>
          <table:table-cell office:value-type="string" office:string-value="" table:formula="of:=OFFSET([.$C$264];[.C513];[.B513])" table:style-name="ce1"/>
          <table:table-cell table:number-columns-repeated="16380"/>
        </table:table-row>
        <table:table-row table:style-name="ro1">
          <table:table-cell office:value-type="float" office:value="198" table:formula="of:=[.A513]+1" table:style-name="ce1">
            <text:p>198</text:p>
          </table:table-cell>
          <table:table-cell office:value-type="float" office:value="4" table:formula="of:=INT([.A513]/50)+1" table:style-name="ce1">
            <text:p>4</text:p>
          </table:table-cell>
          <table:table-cell office:value-type="float" office:value="48" table:formula="of:=[.A514]-([.B514]-1)*50" table:style-name="ce1">
            <text:p>48</text:p>
          </table:table-cell>
          <table:table-cell office:value-type="string" office:string-value="" table:formula="of:=OFFSET([.$C$264];[.C514];[.B514])" table:style-name="ce1"/>
          <table:table-cell table:number-columns-repeated="16380"/>
        </table:table-row>
        <table:table-row table:style-name="ro1">
          <table:table-cell office:value-type="float" office:value="199" table:formula="of:=[.A514]+1" table:style-name="ce1">
            <text:p>199</text:p>
          </table:table-cell>
          <table:table-cell office:value-type="float" office:value="4" table:formula="of:=INT([.A514]/50)+1" table:style-name="ce1">
            <text:p>4</text:p>
          </table:table-cell>
          <table:table-cell office:value-type="float" office:value="49" table:formula="of:=[.A515]-([.B515]-1)*50" table:style-name="ce1">
            <text:p>49</text:p>
          </table:table-cell>
          <table:table-cell office:value-type="string" office:string-value="" table:formula="of:=OFFSET([.$C$264];[.C515];[.B515])" table:style-name="ce1"/>
          <table:table-cell table:number-columns-repeated="16380"/>
        </table:table-row>
        <table:table-row table:style-name="ro1">
          <table:table-cell office:value-type="float" office:value="200" table:formula="of:=[.A515]+1" table:style-name="ce1">
            <text:p>200</text:p>
          </table:table-cell>
          <table:table-cell office:value-type="float" office:value="4" table:formula="of:=INT([.A515]/50)+1" table:style-name="ce1">
            <text:p>4</text:p>
          </table:table-cell>
          <table:table-cell office:value-type="float" office:value="50" table:formula="of:=[.A516]-([.B516]-1)*50" table:style-name="ce1">
            <text:p>50</text:p>
          </table:table-cell>
          <table:table-cell office:value-type="string" office:string-value="" table:formula="of:=OFFSET([.$C$264];[.C516];[.B516])" table:style-name="ce1"/>
          <table:table-cell table:number-columns-repeated="16380"/>
        </table:table-row>
        <table:table-row table:style-name="ro1">
          <table:table-cell office:value-type="float" office:value="201" table:formula="of:=[.A516]+1" table:style-name="ce1">
            <text:p>201</text:p>
          </table:table-cell>
          <table:table-cell office:value-type="float" office:value="5" table:formula="of:=INT([.A516]/50)+1" table:style-name="ce1">
            <text:p>5</text:p>
          </table:table-cell>
          <table:table-cell office:value-type="float" office:value="1" table:formula="of:=[.A517]-([.B517]-1)*50" table:style-name="ce1">
            <text:p>1</text:p>
          </table:table-cell>
          <table:table-cell office:value-type="string" office:string-value="10004;store_ch2_enabled = NO #  CH2 enable" table:formula="of:=OFFSET([.$C$264];[.C517];[.B517])" table:style-name="ce1">
            <text:p>10004;store_ch2_enabled = NO # <text:s/>CH2 enable</text:p>
          </table:table-cell>
          <table:table-cell table:number-columns-repeated="16380"/>
        </table:table-row>
        <table:table-row table:style-name="ro1">
          <table:table-cell office:value-type="float" office:value="202" table:formula="of:=[.A517]+1" table:style-name="ce1">
            <text:p>202</text:p>
          </table:table-cell>
          <table:table-cell office:value-type="float" office:value="5" table:formula="of:=INT([.A517]/50)+1" table:style-name="ce1">
            <text:p>5</text:p>
          </table:table-cell>
          <table:table-cell office:value-type="float" office:value="2" table:formula="of:=[.A518]-([.B518]-1)*50" table:style-name="ce1">
            <text:p>2</text:p>
          </table:table-cell>
          <table:table-cell office:value-type="string" office:string-value="" table:formula="of:=OFFSET([.$C$264];[.C518];[.B518])" table:style-name="ce1"/>
          <table:table-cell table:number-columns-repeated="16380"/>
        </table:table-row>
        <table:table-row table:style-name="ro1">
          <table:table-cell office:value-type="float" office:value="203" table:formula="of:=[.A518]+1" table:style-name="ce1">
            <text:p>203</text:p>
          </table:table-cell>
          <table:table-cell office:value-type="float" office:value="5" table:formula="of:=INT([.A518]/50)+1" table:style-name="ce1">
            <text:p>5</text:p>
          </table:table-cell>
          <table:table-cell office:value-type="float" office:value="3" table:formula="of:=[.A519]-([.B519]-1)*50" table:style-name="ce1">
            <text:p>3</text:p>
          </table:table-cell>
          <table:table-cell office:value-type="string" office:string-value="" table:formula="of:=OFFSET([.$C$264];[.C519];[.B519])" table:style-name="ce1"/>
          <table:table-cell table:number-columns-repeated="16380"/>
        </table:table-row>
        <table:table-row table:style-name="ro1">
          <table:table-cell office:value-type="float" office:value="204" table:formula="of:=[.A519]+1" table:style-name="ce1">
            <text:p>204</text:p>
          </table:table-cell>
          <table:table-cell office:value-type="float" office:value="5" table:formula="of:=INT([.A519]/50)+1" table:style-name="ce1">
            <text:p>5</text:p>
          </table:table-cell>
          <table:table-cell office:value-type="float" office:value="4" table:formula="of:=[.A520]-([.B520]-1)*50" table:style-name="ce1">
            <text:p>4</text:p>
          </table:table-cell>
          <table:table-cell office:value-type="string" office:string-value="10034;store_master_control_allowed = NO #  Master low-off&amp;pump control function [allowed, not allowed]" table:formula="of:=OFFSET([.$C$264];[.C520];[.B520])" table:style-name="ce1">
            <text:p>10034;store_master_control_allowed = NO # <text:s/>Master low-off&amp;pump control function [allowed, not allowed]</text:p>
          </table:table-cell>
          <table:table-cell table:number-columns-repeated="16380"/>
        </table:table-row>
        <table:table-row table:style-name="ro1">
          <table:table-cell office:value-type="float" office:value="205" table:formula="of:=[.A520]+1" table:style-name="ce1">
            <text:p>205</text:p>
          </table:table-cell>
          <table:table-cell office:value-type="float" office:value="5" table:formula="of:=INT([.A520]/50)+1" table:style-name="ce1">
            <text:p>5</text:p>
          </table:table-cell>
          <table:table-cell office:value-type="float" office:value="5" table:formula="of:=[.A521]-([.B521]-1)*50" table:style-name="ce1">
            <text:p>5</text:p>
          </table:table-cell>
          <table:table-cell office:value-type="string" office:string-value="10054;store_air_pressure_fault = NO #  Air press fault [ no AP fault, air pressure fault ]" table:formula="of:=OFFSET([.$C$264];[.C521];[.B521])" table:style-name="ce1">
            <text:p>10054;store_air_pressure_fault = NO # <text:s/>Air press fault [ no AP fault, air pressure fault ]</text:p>
          </table:table-cell>
          <table:table-cell table:number-columns-repeated="16380"/>
        </table:table-row>
        <table:table-row table:style-name="ro1">
          <table:table-cell office:value-type="float" office:value="206" table:formula="of:=[.A521]+1" table:style-name="ce1">
            <text:p>206</text:p>
          </table:table-cell>
          <table:table-cell office:value-type="float" office:value="5" table:formula="of:=INT([.A521]/50)+1" table:style-name="ce1">
            <text:p>5</text:p>
          </table:table-cell>
          <table:table-cell office:value-type="float" office:value="6" table:formula="of:=[.A522]-([.B522]-1)*50" table:style-name="ce1">
            <text:p>6</text:p>
          </table:table-cell>
          <table:table-cell office:value-type="string" office:string-value="" table:formula="of:=OFFSET([.$C$264];[.C522];[.B522])" table:style-name="ce1"/>
          <table:table-cell table:number-columns-repeated="16380"/>
        </table:table-row>
        <table:table-row table:style-name="ro1">
          <table:table-cell office:value-type="float" office:value="207" table:formula="of:=[.A522]+1" table:style-name="ce1">
            <text:p>207</text:p>
          </table:table-cell>
          <table:table-cell office:value-type="float" office:value="5" table:formula="of:=INT([.A522]/50)+1" table:style-name="ce1">
            <text:p>5</text:p>
          </table:table-cell>
          <table:table-cell office:value-type="float" office:value="7" table:formula="of:=[.A523]-([.B523]-1)*50" table:style-name="ce1">
            <text:p>7</text:p>
          </table:table-cell>
          <table:table-cell office:value-type="string" office:string-value="" table:formula="of:=OFFSET([.$C$264];[.C523];[.B523])" table:style-name="ce1"/>
          <table:table-cell table:number-columns-repeated="16380"/>
        </table:table-row>
        <table:table-row table:style-name="ro1">
          <table:table-cell office:value-type="float" office:value="208" table:formula="of:=[.A523]+1" table:style-name="ce1">
            <text:p>208</text:p>
          </table:table-cell>
          <table:table-cell office:value-type="float" office:value="5" table:formula="of:=INT([.A523]/50)+1" table:style-name="ce1">
            <text:p>5</text:p>
          </table:table-cell>
          <table:table-cell office:value-type="float" office:value="8" table:formula="of:=[.A524]-([.B524]-1)*50" table:style-name="ce1">
            <text:p>8</text:p>
          </table:table-cell>
          <table:table-cell office:value-type="string" office:string-value="" table:formula="of:=OFFSET([.$C$264];[.C524];[.B524])" table:style-name="ce1"/>
          <table:table-cell table:number-columns-repeated="16380"/>
        </table:table-row>
        <table:table-row table:style-name="ro1">
          <table:table-cell office:value-type="float" office:value="209" table:formula="of:=[.A524]+1" table:style-name="ce1">
            <text:p>209</text:p>
          </table:table-cell>
          <table:table-cell office:value-type="float" office:value="5" table:formula="of:=INT([.A524]/50)+1" table:style-name="ce1">
            <text:p>5</text:p>
          </table:table-cell>
          <table:table-cell office:value-type="float" office:value="9" table:formula="of:=[.A525]-([.B525]-1)*50" table:style-name="ce1">
            <text:p>9</text:p>
          </table:table-cell>
          <table:table-cell office:value-type="string" office:string-value="" table:formula="of:=OFFSET([.$C$264];[.C525];[.B525])" table:style-name="ce1"/>
          <table:table-cell table:number-columns-repeated="16380"/>
        </table:table-row>
        <table:table-row table:style-name="ro1">
          <table:table-cell office:value-type="float" office:value="210" table:formula="of:=[.A525]+1" table:style-name="ce1">
            <text:p>210</text:p>
          </table:table-cell>
          <table:table-cell office:value-type="float" office:value="5" table:formula="of:=INT([.A525]/50)+1" table:style-name="ce1">
            <text:p>5</text:p>
          </table:table-cell>
          <table:table-cell office:value-type="float" office:value="10" table:formula="of:=[.A526]-([.B526]-1)*50" table:style-name="ce1">
            <text:p>10</text:p>
          </table:table-cell>
          <table:table-cell office:value-type="string" office:string-value="" table:formula="of:=OFFSET([.$C$264];[.C526];[.B526])" table:style-name="ce1"/>
          <table:table-cell table:number-columns-repeated="16380"/>
        </table:table-row>
        <table:table-row table:style-name="ro1">
          <table:table-cell office:value-type="float" office:value="211" table:formula="of:=[.A526]+1" table:style-name="ce1">
            <text:p>211</text:p>
          </table:table-cell>
          <table:table-cell office:value-type="float" office:value="5" table:formula="of:=INT([.A526]/50)+1" table:style-name="ce1">
            <text:p>5</text:p>
          </table:table-cell>
          <table:table-cell office:value-type="float" office:value="11" table:formula="of:=[.A527]-([.B527]-1)*50" table:style-name="ce1">
            <text:p>11</text:p>
          </table:table-cell>
          <table:table-cell office:value-type="string" office:string-value="" table:formula="of:=OFFSET([.$C$264];[.C527];[.B527])" table:style-name="ce1"/>
          <table:table-cell table:number-columns-repeated="16380"/>
        </table:table-row>
        <table:table-row table:style-name="ro1">
          <table:table-cell office:value-type="float" office:value="212" table:formula="of:=[.A527]+1" table:style-name="ce1">
            <text:p>212</text:p>
          </table:table-cell>
          <table:table-cell office:value-type="float" office:value="5" table:formula="of:=INT([.A527]/50)+1" table:style-name="ce1">
            <text:p>5</text:p>
          </table:table-cell>
          <table:table-cell office:value-type="float" office:value="12" table:formula="of:=[.A528]-([.B528]-1)*50" table:style-name="ce1">
            <text:p>12</text:p>
          </table:table-cell>
          <table:table-cell office:value-type="string" office:string-value="" table:formula="of:=OFFSET([.$C$264];[.C528];[.B528])" table:style-name="ce1"/>
          <table:table-cell table:number-columns-repeated="16380"/>
        </table:table-row>
        <table:table-row table:style-name="ro1">
          <table:table-cell office:value-type="float" office:value="213" table:formula="of:=[.A528]+1" table:style-name="ce1">
            <text:p>213</text:p>
          </table:table-cell>
          <table:table-cell office:value-type="float" office:value="5" table:formula="of:=INT([.A528]/50)+1" table:style-name="ce1">
            <text:p>5</text:p>
          </table:table-cell>
          <table:table-cell office:value-type="float" office:value="13" table:formula="of:=[.A529]-([.B529]-1)*50" table:style-name="ce1">
            <text:p>13</text:p>
          </table:table-cell>
          <table:table-cell office:value-type="string" office:string-value="" table:formula="of:=OFFSET([.$C$264];[.C529];[.B529])" table:style-name="ce1"/>
          <table:table-cell table:number-columns-repeated="16380"/>
        </table:table-row>
        <table:table-row table:style-name="ro1">
          <table:table-cell office:value-type="float" office:value="214" table:formula="of:=[.A529]+1" table:style-name="ce1">
            <text:p>214</text:p>
          </table:table-cell>
          <table:table-cell office:value-type="float" office:value="5" table:formula="of:=INT([.A529]/50)+1" table:style-name="ce1">
            <text:p>5</text:p>
          </table:table-cell>
          <table:table-cell office:value-type="float" office:value="14" table:formula="of:=[.A530]-([.B530]-1)*50" table:style-name="ce1">
            <text:p>14</text:p>
          </table:table-cell>
          <table:table-cell office:value-type="string" office:string-value="" table:formula="of:=OFFSET([.$C$264];[.C530];[.B530])" table:style-name="ce1"/>
          <table:table-cell table:number-columns-repeated="16380"/>
        </table:table-row>
        <table:table-row table:style-name="ro1">
          <table:table-cell office:value-type="float" office:value="215" table:formula="of:=[.A530]+1" table:style-name="ce1">
            <text:p>215</text:p>
          </table:table-cell>
          <table:table-cell office:value-type="float" office:value="5" table:formula="of:=INT([.A530]/50)+1" table:style-name="ce1">
            <text:p>5</text:p>
          </table:table-cell>
          <table:table-cell office:value-type="float" office:value="15" table:formula="of:=[.A531]-([.B531]-1)*50" table:style-name="ce1">
            <text:p>15</text:p>
          </table:table-cell>
          <table:table-cell office:value-type="string" office:string-value="" table:formula="of:=OFFSET([.$C$264];[.C531];[.B531])" table:style-name="ce1"/>
          <table:table-cell table:number-columns-repeated="16380"/>
        </table:table-row>
        <table:table-row table:style-name="ro1">
          <table:table-cell office:value-type="float" office:value="216" table:formula="of:=[.A531]+1" table:style-name="ce1">
            <text:p>216</text:p>
          </table:table-cell>
          <table:table-cell office:value-type="float" office:value="5" table:formula="of:=INT([.A531]/50)+1" table:style-name="ce1">
            <text:p>5</text:p>
          </table:table-cell>
          <table:table-cell office:value-type="float" office:value="16" table:formula="of:=[.A532]-([.B532]-1)*50" table:style-name="ce1">
            <text:p>16</text:p>
          </table:table-cell>
          <table:table-cell office:value-type="string" office:string-value="" table:formula="of:=OFFSET([.$C$264];[.C532];[.B532])" table:style-name="ce1"/>
          <table:table-cell table:number-columns-repeated="16380"/>
        </table:table-row>
        <table:table-row table:style-name="ro1">
          <table:table-cell office:value-type="float" office:value="217" table:formula="of:=[.A532]+1" table:style-name="ce1">
            <text:p>217</text:p>
          </table:table-cell>
          <table:table-cell office:value-type="float" office:value="5" table:formula="of:=INT([.A532]/50)+1" table:style-name="ce1">
            <text:p>5</text:p>
          </table:table-cell>
          <table:table-cell office:value-type="float" office:value="17" table:formula="of:=[.A533]-([.B533]-1)*50" table:style-name="ce1">
            <text:p>17</text:p>
          </table:table-cell>
          <table:table-cell office:value-type="string" office:string-value="" table:formula="of:=OFFSET([.$C$264];[.C533];[.B533])" table:style-name="ce1"/>
          <table:table-cell table:number-columns-repeated="16380"/>
        </table:table-row>
        <table:table-row table:style-name="ro1">
          <table:table-cell office:value-type="float" office:value="218" table:formula="of:=[.A533]+1" table:style-name="ce1">
            <text:p>218</text:p>
          </table:table-cell>
          <table:table-cell office:value-type="float" office:value="5" table:formula="of:=INT([.A533]/50)+1" table:style-name="ce1">
            <text:p>5</text:p>
          </table:table-cell>
          <table:table-cell office:value-type="float" office:value="18" table:formula="of:=[.A534]-([.B534]-1)*50" table:style-name="ce1">
            <text:p>18</text:p>
          </table:table-cell>
          <table:table-cell office:value-type="string" office:string-value="" table:formula="of:=OFFSET([.$C$264];[.C534];[.B534])" table:style-name="ce1"/>
          <table:table-cell table:number-columns-repeated="16380"/>
        </table:table-row>
        <table:table-row table:style-name="ro1">
          <table:table-cell office:value-type="float" office:value="219" table:formula="of:=[.A534]+1" table:style-name="ce1">
            <text:p>219</text:p>
          </table:table-cell>
          <table:table-cell office:value-type="float" office:value="5" table:formula="of:=INT([.A534]/50)+1" table:style-name="ce1">
            <text:p>5</text:p>
          </table:table-cell>
          <table:table-cell office:value-type="float" office:value="19" table:formula="of:=[.A535]-([.B535]-1)*50" table:style-name="ce1">
            <text:p>19</text:p>
          </table:table-cell>
          <table:table-cell office:value-type="string" office:string-value="" table:formula="of:=OFFSET([.$C$264];[.C535];[.B535])" table:style-name="ce1"/>
          <table:table-cell table:number-columns-repeated="16380"/>
        </table:table-row>
        <table:table-row table:style-name="ro1">
          <table:table-cell office:value-type="float" office:value="220" table:formula="of:=[.A535]+1" table:style-name="ce1">
            <text:p>220</text:p>
          </table:table-cell>
          <table:table-cell office:value-type="float" office:value="5" table:formula="of:=INT([.A535]/50)+1" table:style-name="ce1">
            <text:p>5</text:p>
          </table:table-cell>
          <table:table-cell office:value-type="float" office:value="20" table:formula="of:=[.A536]-([.B536]-1)*50" table:style-name="ce1">
            <text:p>20</text:p>
          </table:table-cell>
          <table:table-cell office:value-type="string" office:string-value="" table:formula="of:=OFFSET([.$C$264];[.C536];[.B536])" table:style-name="ce1"/>
          <table:table-cell table:number-columns-repeated="16380"/>
        </table:table-row>
        <table:table-row table:style-name="ro1">
          <table:table-cell office:value-type="float" office:value="221" table:formula="of:=[.A536]+1" table:style-name="ce1">
            <text:p>221</text:p>
          </table:table-cell>
          <table:table-cell office:value-type="float" office:value="5" table:formula="of:=INT([.A536]/50)+1" table:style-name="ce1">
            <text:p>5</text:p>
          </table:table-cell>
          <table:table-cell office:value-type="float" office:value="21" table:formula="of:=[.A537]-([.B537]-1)*50" table:style-name="ce1">
            <text:p>21</text:p>
          </table:table-cell>
          <table:table-cell office:value-type="string" office:string-value="" table:formula="of:=OFFSET([.$C$264];[.C537];[.B537])" table:style-name="ce1"/>
          <table:table-cell table:number-columns-repeated="16380"/>
        </table:table-row>
        <table:table-row table:style-name="ro1">
          <table:table-cell office:value-type="float" office:value="222" table:formula="of:=[.A537]+1" table:style-name="ce1">
            <text:p>222</text:p>
          </table:table-cell>
          <table:table-cell office:value-type="float" office:value="5" table:formula="of:=INT([.A537]/50)+1" table:style-name="ce1">
            <text:p>5</text:p>
          </table:table-cell>
          <table:table-cell office:value-type="float" office:value="22" table:formula="of:=[.A538]-([.B538]-1)*50" table:style-name="ce1">
            <text:p>22</text:p>
          </table:table-cell>
          <table:table-cell office:value-type="string" office:string-value="" table:formula="of:=OFFSET([.$C$264];[.C538];[.B538])" table:style-name="ce1"/>
          <table:table-cell table:number-columns-repeated="16380"/>
        </table:table-row>
        <table:table-row table:style-name="ro1">
          <table:table-cell office:value-type="float" office:value="223" table:formula="of:=[.A538]+1" table:style-name="ce1">
            <text:p>223</text:p>
          </table:table-cell>
          <table:table-cell office:value-type="float" office:value="5" table:formula="of:=INT([.A538]/50)+1" table:style-name="ce1">
            <text:p>5</text:p>
          </table:table-cell>
          <table:table-cell office:value-type="float" office:value="23" table:formula="of:=[.A539]-([.B539]-1)*50" table:style-name="ce1">
            <text:p>23</text:p>
          </table:table-cell>
          <table:table-cell office:value-type="string" office:string-value="" table:formula="of:=OFFSET([.$C$264];[.C539];[.B539])" table:style-name="ce1"/>
          <table:table-cell table:number-columns-repeated="16380"/>
        </table:table-row>
        <table:table-row table:style-name="ro1">
          <table:table-cell office:value-type="float" office:value="224" table:formula="of:=[.A539]+1" table:style-name="ce1">
            <text:p>224</text:p>
          </table:table-cell>
          <table:table-cell office:value-type="float" office:value="5" table:formula="of:=INT([.A539]/50)+1" table:style-name="ce1">
            <text:p>5</text:p>
          </table:table-cell>
          <table:table-cell office:value-type="float" office:value="24" table:formula="of:=[.A540]-([.B540]-1)*50" table:style-name="ce1">
            <text:p>24</text:p>
          </table:table-cell>
          <table:table-cell office:value-type="string" office:string-value="" table:formula="of:=OFFSET([.$C$264];[.C540];[.B540])" table:style-name="ce1"/>
          <table:table-cell table:number-columns-repeated="16380"/>
        </table:table-row>
        <table:table-row table:style-name="ro1">
          <table:table-cell office:value-type="float" office:value="225" table:formula="of:=[.A540]+1" table:style-name="ce1">
            <text:p>225</text:p>
          </table:table-cell>
          <table:table-cell office:value-type="float" office:value="5" table:formula="of:=INT([.A540]/50)+1" table:style-name="ce1">
            <text:p>5</text:p>
          </table:table-cell>
          <table:table-cell office:value-type="float" office:value="25" table:formula="of:=[.A541]-([.B541]-1)*50" table:style-name="ce1">
            <text:p>25</text:p>
          </table:table-cell>
          <table:table-cell office:value-type="string" office:string-value="" table:formula="of:=OFFSET([.$C$264];[.C541];[.B541])" table:style-name="ce1"/>
          <table:table-cell table:number-columns-repeated="16380"/>
        </table:table-row>
        <table:table-row table:style-name="ro1">
          <table:table-cell office:value-type="float" office:value="226" table:formula="of:=[.A541]+1" table:style-name="ce1">
            <text:p>226</text:p>
          </table:table-cell>
          <table:table-cell office:value-type="float" office:value="5" table:formula="of:=INT([.A541]/50)+1" table:style-name="ce1">
            <text:p>5</text:p>
          </table:table-cell>
          <table:table-cell office:value-type="float" office:value="26" table:formula="of:=[.A542]-([.B542]-1)*50" table:style-name="ce1">
            <text:p>26</text:p>
          </table:table-cell>
          <table:table-cell office:value-type="string" office:string-value="" table:formula="of:=OFFSET([.$C$264];[.C542];[.B542])" table:style-name="ce1"/>
          <table:table-cell table:number-columns-repeated="16380"/>
        </table:table-row>
        <table:table-row table:style-name="ro1">
          <table:table-cell office:value-type="float" office:value="227" table:formula="of:=[.A542]+1" table:style-name="ce1">
            <text:p>227</text:p>
          </table:table-cell>
          <table:table-cell office:value-type="float" office:value="5" table:formula="of:=INT([.A542]/50)+1" table:style-name="ce1">
            <text:p>5</text:p>
          </table:table-cell>
          <table:table-cell office:value-type="float" office:value="27" table:formula="of:=[.A543]-([.B543]-1)*50" table:style-name="ce1">
            <text:p>27</text:p>
          </table:table-cell>
          <table:table-cell office:value-type="string" office:string-value="" table:formula="of:=OFFSET([.$C$264];[.C543];[.B543])" table:style-name="ce1"/>
          <table:table-cell table:number-columns-repeated="16380"/>
        </table:table-row>
        <table:table-row table:style-name="ro1">
          <table:table-cell office:value-type="float" office:value="228" table:formula="of:=[.A543]+1" table:style-name="ce1">
            <text:p>228</text:p>
          </table:table-cell>
          <table:table-cell office:value-type="float" office:value="5" table:formula="of:=INT([.A543]/50)+1" table:style-name="ce1">
            <text:p>5</text:p>
          </table:table-cell>
          <table:table-cell office:value-type="float" office:value="28" table:formula="of:=[.A544]-([.B544]-1)*50" table:style-name="ce1">
            <text:p>28</text:p>
          </table:table-cell>
          <table:table-cell office:value-type="string" office:string-value="" table:formula="of:=OFFSET([.$C$264];[.C544];[.B544])" table:style-name="ce1"/>
          <table:table-cell table:number-columns-repeated="16380"/>
        </table:table-row>
        <table:table-row table:style-name="ro1">
          <table:table-cell office:value-type="float" office:value="229" table:formula="of:=[.A544]+1" table:style-name="ce1">
            <text:p>229</text:p>
          </table:table-cell>
          <table:table-cell office:value-type="float" office:value="5" table:formula="of:=INT([.A544]/50)+1" table:style-name="ce1">
            <text:p>5</text:p>
          </table:table-cell>
          <table:table-cell office:value-type="float" office:value="29" table:formula="of:=[.A545]-([.B545]-1)*50" table:style-name="ce1">
            <text:p>29</text:p>
          </table:table-cell>
          <table:table-cell office:value-type="string" office:string-value="" table:formula="of:=OFFSET([.$C$264];[.C545];[.B545])" table:style-name="ce1"/>
          <table:table-cell table:number-columns-repeated="16380"/>
        </table:table-row>
        <table:table-row table:style-name="ro1">
          <table:table-cell office:value-type="float" office:value="230" table:formula="of:=[.A545]+1" table:style-name="ce1">
            <text:p>230</text:p>
          </table:table-cell>
          <table:table-cell office:value-type="float" office:value="5" table:formula="of:=INT([.A545]/50)+1" table:style-name="ce1">
            <text:p>5</text:p>
          </table:table-cell>
          <table:table-cell office:value-type="float" office:value="30" table:formula="of:=[.A546]-([.B546]-1)*50" table:style-name="ce1">
            <text:p>30</text:p>
          </table:table-cell>
          <table:table-cell office:value-type="string" office:string-value="" table:formula="of:=OFFSET([.$C$264];[.C546];[.B546])" table:style-name="ce1"/>
          <table:table-cell table:number-columns-repeated="16380"/>
        </table:table-row>
        <table:table-row table:style-name="ro1">
          <table:table-cell office:value-type="float" office:value="231" table:formula="of:=[.A546]+1" table:style-name="ce1">
            <text:p>231</text:p>
          </table:table-cell>
          <table:table-cell office:value-type="float" office:value="5" table:formula="of:=INT([.A546]/50)+1" table:style-name="ce1">
            <text:p>5</text:p>
          </table:table-cell>
          <table:table-cell office:value-type="float" office:value="31" table:formula="of:=[.A547]-([.B547]-1)*50" table:style-name="ce1">
            <text:p>31</text:p>
          </table:table-cell>
          <table:table-cell office:value-type="string" office:string-value="" table:formula="of:=OFFSET([.$C$264];[.C547];[.B547])" table:style-name="ce1"/>
          <table:table-cell table:number-columns-repeated="16380"/>
        </table:table-row>
        <table:table-row table:style-name="ro1">
          <table:table-cell office:value-type="float" office:value="232" table:formula="of:=[.A547]+1" table:style-name="ce1">
            <text:p>232</text:p>
          </table:table-cell>
          <table:table-cell office:value-type="float" office:value="5" table:formula="of:=INT([.A547]/50)+1" table:style-name="ce1">
            <text:p>5</text:p>
          </table:table-cell>
          <table:table-cell office:value-type="float" office:value="32" table:formula="of:=[.A548]-([.B548]-1)*50" table:style-name="ce1">
            <text:p>32</text:p>
          </table:table-cell>
          <table:table-cell office:value-type="string" office:string-value="" table:formula="of:=OFFSET([.$C$264];[.C548];[.B548])" table:style-name="ce1"/>
          <table:table-cell table:number-columns-repeated="16380"/>
        </table:table-row>
        <table:table-row table:style-name="ro1">
          <table:table-cell office:value-type="float" office:value="233" table:formula="of:=[.A548]+1" table:style-name="ce1">
            <text:p>233</text:p>
          </table:table-cell>
          <table:table-cell office:value-type="float" office:value="5" table:formula="of:=INT([.A548]/50)+1" table:style-name="ce1">
            <text:p>5</text:p>
          </table:table-cell>
          <table:table-cell office:value-type="float" office:value="33" table:formula="of:=[.A549]-([.B549]-1)*50" table:style-name="ce1">
            <text:p>33</text:p>
          </table:table-cell>
          <table:table-cell office:value-type="string" office:string-value="" table:formula="of:=OFFSET([.$C$264];[.C549];[.B549])" table:style-name="ce1"/>
          <table:table-cell table:number-columns-repeated="16380"/>
        </table:table-row>
        <table:table-row table:style-name="ro1">
          <table:table-cell office:value-type="float" office:value="234" table:formula="of:=[.A549]+1" table:style-name="ce1">
            <text:p>234</text:p>
          </table:table-cell>
          <table:table-cell office:value-type="float" office:value="5" table:formula="of:=INT([.A549]/50)+1" table:style-name="ce1">
            <text:p>5</text:p>
          </table:table-cell>
          <table:table-cell office:value-type="float" office:value="34" table:formula="of:=[.A550]-([.B550]-1)*50" table:style-name="ce1">
            <text:p>34</text:p>
          </table:table-cell>
          <table:table-cell office:value-type="string" office:string-value="" table:formula="of:=OFFSET([.$C$264];[.C550];[.B550])" table:style-name="ce1"/>
          <table:table-cell table:number-columns-repeated="16380"/>
        </table:table-row>
        <table:table-row table:style-name="ro1">
          <table:table-cell office:value-type="float" office:value="235" table:formula="of:=[.A550]+1" table:style-name="ce1">
            <text:p>235</text:p>
          </table:table-cell>
          <table:table-cell office:value-type="float" office:value="5" table:formula="of:=INT([.A550]/50)+1" table:style-name="ce1">
            <text:p>5</text:p>
          </table:table-cell>
          <table:table-cell office:value-type="float" office:value="35" table:formula="of:=[.A551]-([.B551]-1)*50" table:style-name="ce1">
            <text:p>35</text:p>
          </table:table-cell>
          <table:table-cell office:value-type="string" office:string-value="" table:formula="of:=OFFSET([.$C$264];[.C551];[.B551])" table:style-name="ce1"/>
          <table:table-cell table:number-columns-repeated="16380"/>
        </table:table-row>
        <table:table-row table:style-name="ro1">
          <table:table-cell office:value-type="float" office:value="236" table:formula="of:=[.A551]+1" table:style-name="ce1">
            <text:p>236</text:p>
          </table:table-cell>
          <table:table-cell office:value-type="float" office:value="5" table:formula="of:=INT([.A551]/50)+1" table:style-name="ce1">
            <text:p>5</text:p>
          </table:table-cell>
          <table:table-cell office:value-type="float" office:value="36" table:formula="of:=[.A552]-([.B552]-1)*50" table:style-name="ce1">
            <text:p>36</text:p>
          </table:table-cell>
          <table:table-cell office:value-type="string" office:string-value="" table:formula="of:=OFFSET([.$C$264];[.C552];[.B552])" table:style-name="ce1"/>
          <table:table-cell table:number-columns-repeated="16380"/>
        </table:table-row>
        <table:table-row table:style-name="ro1">
          <table:table-cell office:value-type="float" office:value="237" table:formula="of:=[.A552]+1" table:style-name="ce1">
            <text:p>237</text:p>
          </table:table-cell>
          <table:table-cell office:value-type="float" office:value="5" table:formula="of:=INT([.A552]/50)+1" table:style-name="ce1">
            <text:p>5</text:p>
          </table:table-cell>
          <table:table-cell office:value-type="float" office:value="37" table:formula="of:=[.A553]-([.B553]-1)*50" table:style-name="ce1">
            <text:p>37</text:p>
          </table:table-cell>
          <table:table-cell office:value-type="string" office:string-value="11004;store_reserved = NO #  reserved" table:formula="of:=OFFSET([.$C$264];[.C553];[.B553])" table:style-name="ce1">
            <text:p>11004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238" table:formula="of:=[.A553]+1" table:style-name="ce1">
            <text:p>238</text:p>
          </table:table-cell>
          <table:table-cell office:value-type="float" office:value="5" table:formula="of:=INT([.A553]/50)+1" table:style-name="ce1">
            <text:p>5</text:p>
          </table:table-cell>
          <table:table-cell office:value-type="float" office:value="38" table:formula="of:=[.A554]-([.B554]-1)*50" table:style-name="ce1">
            <text:p>38</text:p>
          </table:table-cell>
          <table:table-cell office:value-type="string" office:string-value="" table:formula="of:=OFFSET([.$C$264];[.C554];[.B554])" table:style-name="ce1"/>
          <table:table-cell table:number-columns-repeated="16380"/>
        </table:table-row>
        <table:table-row table:style-name="ro1">
          <table:table-cell office:value-type="float" office:value="239" table:formula="of:=[.A554]+1" table:style-name="ce1">
            <text:p>239</text:p>
          </table:table-cell>
          <table:table-cell office:value-type="float" office:value="5" table:formula="of:=INT([.A554]/50)+1" table:style-name="ce1">
            <text:p>5</text:p>
          </table:table-cell>
          <table:table-cell office:value-type="float" office:value="39" table:formula="of:=[.A555]-([.B555]-1)*50" table:style-name="ce1">
            <text:p>39</text:p>
          </table:table-cell>
          <table:table-cell office:value-type="string" office:string-value="" table:formula="of:=OFFSET([.$C$264];[.C555];[.B555])" table:style-name="ce1"/>
          <table:table-cell table:number-columns-repeated="16380"/>
        </table:table-row>
        <table:table-row table:style-name="ro1">
          <table:table-cell office:value-type="float" office:value="240" table:formula="of:=[.A555]+1" table:style-name="ce1">
            <text:p>240</text:p>
          </table:table-cell>
          <table:table-cell office:value-type="float" office:value="5" table:formula="of:=INT([.A555]/50)+1" table:style-name="ce1">
            <text:p>5</text:p>
          </table:table-cell>
          <table:table-cell office:value-type="float" office:value="40" table:formula="of:=[.A556]-([.B556]-1)*50" table:style-name="ce1">
            <text:p>40</text:p>
          </table:table-cell>
          <table:table-cell office:value-type="string" office:string-value="" table:formula="of:=OFFSET([.$C$264];[.C556];[.B556])" table:style-name="ce1"/>
          <table:table-cell table:number-columns-repeated="16380"/>
        </table:table-row>
        <table:table-row table:style-name="ro1">
          <table:table-cell office:value-type="float" office:value="241" table:formula="of:=[.A556]+1" table:style-name="ce1">
            <text:p>241</text:p>
          </table:table-cell>
          <table:table-cell office:value-type="float" office:value="5" table:formula="of:=INT([.A556]/50)+1" table:style-name="ce1">
            <text:p>5</text:p>
          </table:table-cell>
          <table:table-cell office:value-type="float" office:value="41" table:formula="of:=[.A557]-([.B557]-1)*50" table:style-name="ce1">
            <text:p>41</text:p>
          </table:table-cell>
          <table:table-cell office:value-type="string" office:string-value="" table:formula="of:=OFFSET([.$C$264];[.C557];[.B557])" table:style-name="ce1"/>
          <table:table-cell table:number-columns-repeated="16380"/>
        </table:table-row>
        <table:table-row table:style-name="ro1">
          <table:table-cell office:value-type="float" office:value="242" table:formula="of:=[.A557]+1" table:style-name="ce1">
            <text:p>242</text:p>
          </table:table-cell>
          <table:table-cell office:value-type="float" office:value="5" table:formula="of:=INT([.A557]/50)+1" table:style-name="ce1">
            <text:p>5</text:p>
          </table:table-cell>
          <table:table-cell office:value-type="float" office:value="42" table:formula="of:=[.A558]-([.B558]-1)*50" table:style-name="ce1">
            <text:p>42</text:p>
          </table:table-cell>
          <table:table-cell office:value-type="string" office:string-value="" table:formula="of:=OFFSET([.$C$264];[.C558];[.B558])" table:style-name="ce1"/>
          <table:table-cell table:number-columns-repeated="16380"/>
        </table:table-row>
        <table:table-row table:style-name="ro1">
          <table:table-cell office:value-type="float" office:value="243" table:formula="of:=[.A558]+1" table:style-name="ce1">
            <text:p>243</text:p>
          </table:table-cell>
          <table:table-cell office:value-type="float" office:value="5" table:formula="of:=INT([.A558]/50)+1" table:style-name="ce1">
            <text:p>5</text:p>
          </table:table-cell>
          <table:table-cell office:value-type="float" office:value="43" table:formula="of:=[.A559]-([.B559]-1)*50" table:style-name="ce1">
            <text:p>43</text:p>
          </table:table-cell>
          <table:table-cell office:value-type="string" office:string-value="" table:formula="of:=OFFSET([.$C$264];[.C559];[.B559])" table:style-name="ce1"/>
          <table:table-cell table:number-columns-repeated="16380"/>
        </table:table-row>
        <table:table-row table:style-name="ro1">
          <table:table-cell office:value-type="float" office:value="244" table:formula="of:=[.A559]+1" table:style-name="ce1">
            <text:p>244</text:p>
          </table:table-cell>
          <table:table-cell office:value-type="float" office:value="5" table:formula="of:=INT([.A559]/50)+1" table:style-name="ce1">
            <text:p>5</text:p>
          </table:table-cell>
          <table:table-cell office:value-type="float" office:value="44" table:formula="of:=[.A560]-([.B560]-1)*50" table:style-name="ce1">
            <text:p>44</text:p>
          </table:table-cell>
          <table:table-cell office:value-type="string" office:string-value="" table:formula="of:=OFFSET([.$C$264];[.C560];[.B560])" table:style-name="ce1"/>
          <table:table-cell table:number-columns-repeated="16380"/>
        </table:table-row>
        <table:table-row table:style-name="ro1">
          <table:table-cell office:value-type="float" office:value="245" table:formula="of:=[.A560]+1" table:style-name="ce1">
            <text:p>245</text:p>
          </table:table-cell>
          <table:table-cell office:value-type="float" office:value="5" table:formula="of:=INT([.A560]/50)+1" table:style-name="ce1">
            <text:p>5</text:p>
          </table:table-cell>
          <table:table-cell office:value-type="float" office:value="45" table:formula="of:=[.A561]-([.B561]-1)*50" table:style-name="ce1">
            <text:p>45</text:p>
          </table:table-cell>
          <table:table-cell office:value-type="string" office:string-value="" table:formula="of:=OFFSET([.$C$264];[.C561];[.B561])" table:style-name="ce1"/>
          <table:table-cell table:number-columns-repeated="16380"/>
        </table:table-row>
        <table:table-row table:style-name="ro1">
          <table:table-cell office:value-type="float" office:value="246" table:formula="of:=[.A561]+1" table:style-name="ce1">
            <text:p>246</text:p>
          </table:table-cell>
          <table:table-cell office:value-type="float" office:value="5" table:formula="of:=INT([.A561]/50)+1" table:style-name="ce1">
            <text:p>5</text:p>
          </table:table-cell>
          <table:table-cell office:value-type="float" office:value="46" table:formula="of:=[.A562]-([.B562]-1)*50" table:style-name="ce1">
            <text:p>46</text:p>
          </table:table-cell>
          <table:table-cell office:value-type="string" office:string-value="" table:formula="of:=OFFSET([.$C$264];[.C562];[.B562])" table:style-name="ce1"/>
          <table:table-cell table:number-columns-repeated="16380"/>
        </table:table-row>
        <table:table-row table:style-name="ro1">
          <table:table-cell office:value-type="float" office:value="247" table:formula="of:=[.A562]+1" table:style-name="ce1">
            <text:p>247</text:p>
          </table:table-cell>
          <table:table-cell office:value-type="float" office:value="5" table:formula="of:=INT([.A562]/50)+1" table:style-name="ce1">
            <text:p>5</text:p>
          </table:table-cell>
          <table:table-cell office:value-type="float" office:value="47" table:formula="of:=[.A563]-([.B563]-1)*50" table:style-name="ce1">
            <text:p>47</text:p>
          </table:table-cell>
          <table:table-cell office:value-type="string" office:string-value="" table:formula="of:=OFFSET([.$C$264];[.C563];[.B563])" table:style-name="ce1"/>
          <table:table-cell table:number-columns-repeated="16380"/>
        </table:table-row>
        <table:table-row table:style-name="ro1">
          <table:table-cell office:value-type="float" office:value="248" table:formula="of:=[.A563]+1" table:style-name="ce1">
            <text:p>248</text:p>
          </table:table-cell>
          <table:table-cell office:value-type="float" office:value="5" table:formula="of:=INT([.A563]/50)+1" table:style-name="ce1">
            <text:p>5</text:p>
          </table:table-cell>
          <table:table-cell office:value-type="float" office:value="48" table:formula="of:=[.A564]-([.B564]-1)*50" table:style-name="ce1">
            <text:p>48</text:p>
          </table:table-cell>
          <table:table-cell office:value-type="string" office:string-value="" table:formula="of:=OFFSET([.$C$264];[.C564];[.B564])" table:style-name="ce1"/>
          <table:table-cell table:number-columns-repeated="16380"/>
        </table:table-row>
        <table:table-row table:style-name="ro1">
          <table:table-cell office:value-type="float" office:value="249" table:formula="of:=[.A564]+1" table:style-name="ce1">
            <text:p>249</text:p>
          </table:table-cell>
          <table:table-cell office:value-type="float" office:value="5" table:formula="of:=INT([.A564]/50)+1" table:style-name="ce1">
            <text:p>5</text:p>
          </table:table-cell>
          <table:table-cell office:value-type="float" office:value="49" table:formula="of:=[.A565]-([.B565]-1)*50" table:style-name="ce1">
            <text:p>49</text:p>
          </table:table-cell>
          <table:table-cell office:value-type="string" office:string-value="" table:formula="of:=OFFSET([.$C$264];[.C565];[.B565])" table:style-name="ce1"/>
          <table:table-cell table:number-columns-repeated="16380"/>
        </table:table-row>
        <table:table-row table:style-name="ro1">
          <table:table-cell office:value-type="float" office:value="250" table:formula="of:=[.A565]+1" table:style-name="ce1">
            <text:p>250</text:p>
          </table:table-cell>
          <table:table-cell office:value-type="float" office:value="5" table:formula="of:=INT([.A565]/50)+1" table:style-name="ce1">
            <text:p>5</text:p>
          </table:table-cell>
          <table:table-cell office:value-type="float" office:value="50" table:formula="of:=[.A566]-([.B566]-1)*50" table:style-name="ce1">
            <text:p>50</text:p>
          </table:table-cell>
          <table:table-cell office:value-type="string" office:string-value="" table:formula="of:=OFFSET([.$C$264];[.C566];[.B566])" table:style-name="ce1"/>
          <table:table-cell table:number-columns-repeated="16380"/>
        </table:table-row>
        <table:table-row table:style-name="ro1">
          <table:table-cell office:value-type="float" office:value="251" table:formula="of:=[.A566]+1" table:style-name="ce1">
            <text:p>251</text:p>
          </table:table-cell>
          <table:table-cell office:value-type="float" office:value="6" table:formula="of:=INT([.A566]/50)+1" table:style-name="ce1">
            <text:p>6</text:p>
          </table:table-cell>
          <table:table-cell office:value-type="float" office:value="1" table:formula="of:=[.A567]-([.B567]-1)*50" table:style-name="ce1">
            <text:p>1</text:p>
          </table:table-cell>
          <table:table-cell office:value-type="string" office:string-value="10005;store_reserved1 = NO #  reserved" table:formula="of:=OFFSET([.$C$264];[.C567];[.B567])" table:style-name="ce1">
            <text:p>10005;store_reserved1 = NO # <text:s/>reserved</text:p>
          </table:table-cell>
          <table:table-cell table:number-columns-repeated="16380"/>
        </table:table-row>
        <table:table-row table:style-name="ro1">
          <table:table-cell office:value-type="float" office:value="252" table:formula="of:=[.A567]+1" table:style-name="ce1">
            <text:p>252</text:p>
          </table:table-cell>
          <table:table-cell office:value-type="float" office:value="6" table:formula="of:=INT([.A567]/50)+1" table:style-name="ce1">
            <text:p>6</text:p>
          </table:table-cell>
          <table:table-cell office:value-type="float" office:value="2" table:formula="of:=[.A568]-([.B568]-1)*50" table:style-name="ce1">
            <text:p>2</text:p>
          </table:table-cell>
          <table:table-cell office:value-type="string" office:string-value="" table:formula="of:=OFFSET([.$C$264];[.C568];[.B568])" table:style-name="ce1"/>
          <table:table-cell table:number-columns-repeated="16380"/>
        </table:table-row>
        <table:table-row table:style-name="ro1">
          <table:table-cell office:value-type="float" office:value="253" table:formula="of:=[.A568]+1" table:style-name="ce1">
            <text:p>253</text:p>
          </table:table-cell>
          <table:table-cell office:value-type="float" office:value="6" table:formula="of:=INT([.A568]/50)+1" table:style-name="ce1">
            <text:p>6</text:p>
          </table:table-cell>
          <table:table-cell office:value-type="float" office:value="3" table:formula="of:=[.A569]-([.B569]-1)*50" table:style-name="ce1">
            <text:p>3</text:p>
          </table:table-cell>
          <table:table-cell office:value-type="string" office:string-value="" table:formula="of:=OFFSET([.$C$264];[.C569];[.B569])" table:style-name="ce1"/>
          <table:table-cell table:number-columns-repeated="16380"/>
        </table:table-row>
        <table:table-row table:style-name="ro1">
          <table:table-cell office:value-type="float" office:value="254" table:formula="of:=[.A569]+1" table:style-name="ce1">
            <text:p>254</text:p>
          </table:table-cell>
          <table:table-cell office:value-type="float" office:value="6" table:formula="of:=INT([.A569]/50)+1" table:style-name="ce1">
            <text:p>6</text:p>
          </table:table-cell>
          <table:table-cell office:value-type="float" office:value="4" table:formula="of:=[.A570]-([.B570]-1)*50" table:style-name="ce1">
            <text:p>4</text:p>
          </table:table-cell>
          <table:table-cell office:value-type="string" office:string-value="10035;store_ch2_present = NO #  CH2 present [CH2 not present, CH2 present]" table:formula="of:=OFFSET([.$C$264];[.C570];[.B570])" table:style-name="ce1">
            <text:p>10035;store_ch2_present = NO # <text:s/>CH2 present [CH2 not present, CH2 present]</text:p>
          </table:table-cell>
          <table:table-cell table:number-columns-repeated="16380"/>
        </table:table-row>
        <table:table-row table:style-name="ro1">
          <table:table-cell office:value-type="float" office:value="255" table:formula="of:=[.A570]+1" table:style-name="ce1">
            <text:p>255</text:p>
          </table:table-cell>
          <table:table-cell office:value-type="float" office:value="6" table:formula="of:=INT([.A570]/50)+1" table:style-name="ce1">
            <text:p>6</text:p>
          </table:table-cell>
          <table:table-cell office:value-type="float" office:value="5" table:formula="of:=[.A571]-([.B571]-1)*50" table:style-name="ce1">
            <text:p>5</text:p>
          </table:table-cell>
          <table:table-cell office:value-type="string" office:string-value="10055;store_water_over_temperture_fault = NO #  Water over-temp[no OvT fault, over-temperat. Fault]" table:formula="of:=OFFSET([.$C$264];[.C571];[.B571])" table:style-name="ce1">
            <text:p>10055;store_water_over_temperture_fault = NO # <text:s/>Water over-temp[no OvT fault, over-temperat. Fault]</text:p>
          </table:table-cell>
          <table:table-cell table:number-columns-repeated="16380"/>
        </table:table-row>
        <table:table-row table:style-name="ro1">
          <table:table-cell office:value-type="float" office:value="256" table:formula="of:=[.A571]+1" table:style-name="ce1">
            <text:p>256</text:p>
          </table:table-cell>
          <table:table-cell office:value-type="float" office:value="6" table:formula="of:=INT([.A571]/50)+1" table:style-name="ce1">
            <text:p>6</text:p>
          </table:table-cell>
          <table:table-cell office:value-type="float" office:value="6" table:formula="of:=[.A572]-([.B572]-1)*50" table:style-name="ce1">
            <text:p>6</text:p>
          </table:table-cell>
          <table:table-cell office:value-type="string" office:string-value="" table:formula="of:=OFFSET([.$C$264];[.C572];[.B572])" table:style-name="ce1"/>
          <table:table-cell table:number-columns-repeated="16380"/>
        </table:table-row>
        <table:table-row table:style-name="ro1">
          <table:table-cell office:value-type="float" office:value="257" table:formula="of:=[.A572]+1" table:style-name="ce1">
            <text:p>257</text:p>
          </table:table-cell>
          <table:table-cell office:value-type="float" office:value="6" table:formula="of:=INT([.A572]/50)+1" table:style-name="ce1">
            <text:p>6</text:p>
          </table:table-cell>
          <table:table-cell office:value-type="float" office:value="7" table:formula="of:=[.A573]-([.B573]-1)*50" table:style-name="ce1">
            <text:p>7</text:p>
          </table:table-cell>
          <table:table-cell office:value-type="string" office:string-value="" table:formula="of:=OFFSET([.$C$264];[.C573];[.B573])" table:style-name="ce1"/>
          <table:table-cell table:number-columns-repeated="16380"/>
        </table:table-row>
        <table:table-row table:style-name="ro1">
          <table:table-cell office:value-type="float" office:value="258" table:formula="of:=[.A573]+1" table:style-name="ce1">
            <text:p>258</text:p>
          </table:table-cell>
          <table:table-cell office:value-type="float" office:value="6" table:formula="of:=INT([.A573]/50)+1" table:style-name="ce1">
            <text:p>6</text:p>
          </table:table-cell>
          <table:table-cell office:value-type="float" office:value="8" table:formula="of:=[.A574]-([.B574]-1)*50" table:style-name="ce1">
            <text:p>8</text:p>
          </table:table-cell>
          <table:table-cell office:value-type="string" office:string-value="" table:formula="of:=OFFSET([.$C$264];[.C574];[.B574])" table:style-name="ce1"/>
          <table:table-cell table:number-columns-repeated="16380"/>
        </table:table-row>
        <table:table-row table:style-name="ro1">
          <table:table-cell office:value-type="float" office:value="259" table:formula="of:=[.A574]+1" table:style-name="ce1">
            <text:p>259</text:p>
          </table:table-cell>
          <table:table-cell office:value-type="float" office:value="6" table:formula="of:=INT([.A574]/50)+1" table:style-name="ce1">
            <text:p>6</text:p>
          </table:table-cell>
          <table:table-cell office:value-type="float" office:value="9" table:formula="of:=[.A575]-([.B575]-1)*50" table:style-name="ce1">
            <text:p>9</text:p>
          </table:table-cell>
          <table:table-cell office:value-type="string" office:string-value="" table:formula="of:=OFFSET([.$C$264];[.C575];[.B575])" table:style-name="ce1"/>
          <table:table-cell table:number-columns-repeated="16380"/>
        </table:table-row>
        <table:table-row table:style-name="ro1">
          <table:table-cell office:value-type="float" office:value="260" table:formula="of:=[.A575]+1" table:style-name="ce1">
            <text:p>260</text:p>
          </table:table-cell>
          <table:table-cell office:value-type="float" office:value="6" table:formula="of:=INT([.A575]/50)+1" table:style-name="ce1">
            <text:p>6</text:p>
          </table:table-cell>
          <table:table-cell office:value-type="float" office:value="10" table:formula="of:=[.A576]-([.B576]-1)*50" table:style-name="ce1">
            <text:p>10</text:p>
          </table:table-cell>
          <table:table-cell office:value-type="string" office:string-value="" table:formula="of:=OFFSET([.$C$264];[.C576];[.B576])" table:style-name="ce1"/>
          <table:table-cell table:number-columns-repeated="16380"/>
        </table:table-row>
        <table:table-row table:style-name="ro1">
          <table:table-cell office:value-type="float" office:value="261" table:formula="of:=[.A576]+1" table:style-name="ce1">
            <text:p>261</text:p>
          </table:table-cell>
          <table:table-cell office:value-type="float" office:value="6" table:formula="of:=INT([.A576]/50)+1" table:style-name="ce1">
            <text:p>6</text:p>
          </table:table-cell>
          <table:table-cell office:value-type="float" office:value="11" table:formula="of:=[.A577]-([.B577]-1)*50" table:style-name="ce1">
            <text:p>11</text:p>
          </table:table-cell>
          <table:table-cell office:value-type="string" office:string-value="" table:formula="of:=OFFSET([.$C$264];[.C577];[.B577])" table:style-name="ce1"/>
          <table:table-cell table:number-columns-repeated="16380"/>
        </table:table-row>
        <table:table-row table:style-name="ro1">
          <table:table-cell office:value-type="float" office:value="262" table:formula="of:=[.A577]+1" table:style-name="ce1">
            <text:p>262</text:p>
          </table:table-cell>
          <table:table-cell office:value-type="float" office:value="6" table:formula="of:=INT([.A577]/50)+1" table:style-name="ce1">
            <text:p>6</text:p>
          </table:table-cell>
          <table:table-cell office:value-type="float" office:value="12" table:formula="of:=[.A578]-([.B578]-1)*50" table:style-name="ce1">
            <text:p>12</text:p>
          </table:table-cell>
          <table:table-cell office:value-type="string" office:string-value="" table:formula="of:=OFFSET([.$C$264];[.C578];[.B578])" table:style-name="ce1"/>
          <table:table-cell table:number-columns-repeated="16380"/>
        </table:table-row>
        <table:table-row table:style-name="ro1">
          <table:table-cell office:value-type="float" office:value="263" table:formula="of:=[.A578]+1" table:style-name="ce1">
            <text:p>263</text:p>
          </table:table-cell>
          <table:table-cell office:value-type="float" office:value="6" table:formula="of:=INT([.A578]/50)+1" table:style-name="ce1">
            <text:p>6</text:p>
          </table:table-cell>
          <table:table-cell office:value-type="float" office:value="13" table:formula="of:=[.A579]-([.B579]-1)*50" table:style-name="ce1">
            <text:p>13</text:p>
          </table:table-cell>
          <table:table-cell office:value-type="string" office:string-value="" table:formula="of:=OFFSET([.$C$264];[.C579];[.B579])" table:style-name="ce1"/>
          <table:table-cell table:number-columns-repeated="16380"/>
        </table:table-row>
        <table:table-row table:style-name="ro1">
          <table:table-cell office:value-type="float" office:value="264" table:formula="of:=[.A579]+1" table:style-name="ce1">
            <text:p>264</text:p>
          </table:table-cell>
          <table:table-cell office:value-type="float" office:value="6" table:formula="of:=INT([.A579]/50)+1" table:style-name="ce1">
            <text:p>6</text:p>
          </table:table-cell>
          <table:table-cell office:value-type="float" office:value="14" table:formula="of:=[.A580]-([.B580]-1)*50" table:style-name="ce1">
            <text:p>14</text:p>
          </table:table-cell>
          <table:table-cell office:value-type="string" office:string-value="" table:formula="of:=OFFSET([.$C$264];[.C580];[.B580])" table:style-name="ce1"/>
          <table:table-cell table:number-columns-repeated="16380"/>
        </table:table-row>
        <table:table-row table:style-name="ro1">
          <table:table-cell office:value-type="float" office:value="265" table:formula="of:=[.A580]+1" table:style-name="ce1">
            <text:p>265</text:p>
          </table:table-cell>
          <table:table-cell office:value-type="float" office:value="6" table:formula="of:=INT([.A580]/50)+1" table:style-name="ce1">
            <text:p>6</text:p>
          </table:table-cell>
          <table:table-cell office:value-type="float" office:value="15" table:formula="of:=[.A581]-([.B581]-1)*50" table:style-name="ce1">
            <text:p>15</text:p>
          </table:table-cell>
          <table:table-cell office:value-type="string" office:string-value="" table:formula="of:=OFFSET([.$C$264];[.C581];[.B581])" table:style-name="ce1"/>
          <table:table-cell table:number-columns-repeated="16380"/>
        </table:table-row>
        <table:table-row table:style-name="ro1">
          <table:table-cell office:value-type="float" office:value="266" table:formula="of:=[.A581]+1" table:style-name="ce1">
            <text:p>266</text:p>
          </table:table-cell>
          <table:table-cell office:value-type="float" office:value="6" table:formula="of:=INT([.A581]/50)+1" table:style-name="ce1">
            <text:p>6</text:p>
          </table:table-cell>
          <table:table-cell office:value-type="float" office:value="16" table:formula="of:=[.A582]-([.B582]-1)*50" table:style-name="ce1">
            <text:p>16</text:p>
          </table:table-cell>
          <table:table-cell office:value-type="string" office:string-value="" table:formula="of:=OFFSET([.$C$264];[.C582];[.B582])" table:style-name="ce1"/>
          <table:table-cell table:number-columns-repeated="16380"/>
        </table:table-row>
        <table:table-row table:style-name="ro1">
          <table:table-cell office:value-type="float" office:value="267" table:formula="of:=[.A582]+1" table:style-name="ce1">
            <text:p>267</text:p>
          </table:table-cell>
          <table:table-cell office:value-type="float" office:value="6" table:formula="of:=INT([.A582]/50)+1" table:style-name="ce1">
            <text:p>6</text:p>
          </table:table-cell>
          <table:table-cell office:value-type="float" office:value="17" table:formula="of:=[.A583]-([.B583]-1)*50" table:style-name="ce1">
            <text:p>17</text:p>
          </table:table-cell>
          <table:table-cell office:value-type="string" office:string-value="" table:formula="of:=OFFSET([.$C$264];[.C583];[.B583])" table:style-name="ce1"/>
          <table:table-cell table:number-columns-repeated="16380"/>
        </table:table-row>
        <table:table-row table:style-name="ro1">
          <table:table-cell office:value-type="float" office:value="268" table:formula="of:=[.A583]+1" table:style-name="ce1">
            <text:p>268</text:p>
          </table:table-cell>
          <table:table-cell office:value-type="float" office:value="6" table:formula="of:=INT([.A583]/50)+1" table:style-name="ce1">
            <text:p>6</text:p>
          </table:table-cell>
          <table:table-cell office:value-type="float" office:value="18" table:formula="of:=[.A584]-([.B584]-1)*50" table:style-name="ce1">
            <text:p>18</text:p>
          </table:table-cell>
          <table:table-cell office:value-type="string" office:string-value="" table:formula="of:=OFFSET([.$C$264];[.C584];[.B584])" table:style-name="ce1"/>
          <table:table-cell table:number-columns-repeated="16380"/>
        </table:table-row>
        <table:table-row table:style-name="ro1">
          <table:table-cell office:value-type="float" office:value="269" table:formula="of:=[.A584]+1" table:style-name="ce1">
            <text:p>269</text:p>
          </table:table-cell>
          <table:table-cell office:value-type="float" office:value="6" table:formula="of:=INT([.A584]/50)+1" table:style-name="ce1">
            <text:p>6</text:p>
          </table:table-cell>
          <table:table-cell office:value-type="float" office:value="19" table:formula="of:=[.A585]-([.B585]-1)*50" table:style-name="ce1">
            <text:p>19</text:p>
          </table:table-cell>
          <table:table-cell office:value-type="string" office:string-value="" table:formula="of:=OFFSET([.$C$264];[.C585];[.B585])" table:style-name="ce1"/>
          <table:table-cell table:number-columns-repeated="16380"/>
        </table:table-row>
        <table:table-row table:style-name="ro1">
          <table:table-cell office:value-type="float" office:value="270" table:formula="of:=[.A585]+1" table:style-name="ce1">
            <text:p>270</text:p>
          </table:table-cell>
          <table:table-cell office:value-type="float" office:value="6" table:formula="of:=INT([.A585]/50)+1" table:style-name="ce1">
            <text:p>6</text:p>
          </table:table-cell>
          <table:table-cell office:value-type="float" office:value="20" table:formula="of:=[.A586]-([.B586]-1)*50" table:style-name="ce1">
            <text:p>20</text:p>
          </table:table-cell>
          <table:table-cell office:value-type="string" office:string-value="" table:formula="of:=OFFSET([.$C$264];[.C586];[.B586])" table:style-name="ce1"/>
          <table:table-cell table:number-columns-repeated="16380"/>
        </table:table-row>
        <table:table-row table:style-name="ro1">
          <table:table-cell office:value-type="float" office:value="271" table:formula="of:=[.A586]+1" table:style-name="ce1">
            <text:p>271</text:p>
          </table:table-cell>
          <table:table-cell office:value-type="float" office:value="6" table:formula="of:=INT([.A586]/50)+1" table:style-name="ce1">
            <text:p>6</text:p>
          </table:table-cell>
          <table:table-cell office:value-type="float" office:value="21" table:formula="of:=[.A587]-([.B587]-1)*50" table:style-name="ce1">
            <text:p>21</text:p>
          </table:table-cell>
          <table:table-cell office:value-type="string" office:string-value="" table:formula="of:=OFFSET([.$C$264];[.C587];[.B587])" table:style-name="ce1"/>
          <table:table-cell table:number-columns-repeated="16380"/>
        </table:table-row>
        <table:table-row table:style-name="ro1">
          <table:table-cell office:value-type="float" office:value="272" table:formula="of:=[.A587]+1" table:style-name="ce1">
            <text:p>272</text:p>
          </table:table-cell>
          <table:table-cell office:value-type="float" office:value="6" table:formula="of:=INT([.A587]/50)+1" table:style-name="ce1">
            <text:p>6</text:p>
          </table:table-cell>
          <table:table-cell office:value-type="float" office:value="22" table:formula="of:=[.A588]-([.B588]-1)*50" table:style-name="ce1">
            <text:p>22</text:p>
          </table:table-cell>
          <table:table-cell office:value-type="string" office:string-value="" table:formula="of:=OFFSET([.$C$264];[.C588];[.B588])" table:style-name="ce1"/>
          <table:table-cell table:number-columns-repeated="16380"/>
        </table:table-row>
        <table:table-row table:style-name="ro1">
          <table:table-cell office:value-type="float" office:value="273" table:formula="of:=[.A588]+1" table:style-name="ce1">
            <text:p>273</text:p>
          </table:table-cell>
          <table:table-cell office:value-type="float" office:value="6" table:formula="of:=INT([.A588]/50)+1" table:style-name="ce1">
            <text:p>6</text:p>
          </table:table-cell>
          <table:table-cell office:value-type="float" office:value="23" table:formula="of:=[.A589]-([.B589]-1)*50" table:style-name="ce1">
            <text:p>23</text:p>
          </table:table-cell>
          <table:table-cell office:value-type="string" office:string-value="" table:formula="of:=OFFSET([.$C$264];[.C589];[.B589])" table:style-name="ce1"/>
          <table:table-cell table:number-columns-repeated="16380"/>
        </table:table-row>
        <table:table-row table:style-name="ro1">
          <table:table-cell office:value-type="float" office:value="274" table:formula="of:=[.A589]+1" table:style-name="ce1">
            <text:p>274</text:p>
          </table:table-cell>
          <table:table-cell office:value-type="float" office:value="6" table:formula="of:=INT([.A589]/50)+1" table:style-name="ce1">
            <text:p>6</text:p>
          </table:table-cell>
          <table:table-cell office:value-type="float" office:value="24" table:formula="of:=[.A590]-([.B590]-1)*50" table:style-name="ce1">
            <text:p>24</text:p>
          </table:table-cell>
          <table:table-cell office:value-type="string" office:string-value="" table:formula="of:=OFFSET([.$C$264];[.C590];[.B590])" table:style-name="ce1"/>
          <table:table-cell table:number-columns-repeated="16380"/>
        </table:table-row>
        <table:table-row table:style-name="ro1">
          <table:table-cell office:value-type="float" office:value="275" table:formula="of:=[.A590]+1" table:style-name="ce1">
            <text:p>275</text:p>
          </table:table-cell>
          <table:table-cell office:value-type="float" office:value="6" table:formula="of:=INT([.A590]/50)+1" table:style-name="ce1">
            <text:p>6</text:p>
          </table:table-cell>
          <table:table-cell office:value-type="float" office:value="25" table:formula="of:=[.A591]-([.B591]-1)*50" table:style-name="ce1">
            <text:p>25</text:p>
          </table:table-cell>
          <table:table-cell office:value-type="string" office:string-value="" table:formula="of:=OFFSET([.$C$264];[.C591];[.B591])" table:style-name="ce1"/>
          <table:table-cell table:number-columns-repeated="16380"/>
        </table:table-row>
        <table:table-row table:style-name="ro1">
          <table:table-cell office:value-type="float" office:value="276" table:formula="of:=[.A591]+1" table:style-name="ce1">
            <text:p>276</text:p>
          </table:table-cell>
          <table:table-cell office:value-type="float" office:value="6" table:formula="of:=INT([.A591]/50)+1" table:style-name="ce1">
            <text:p>6</text:p>
          </table:table-cell>
          <table:table-cell office:value-type="float" office:value="26" table:formula="of:=[.A592]-([.B592]-1)*50" table:style-name="ce1">
            <text:p>26</text:p>
          </table:table-cell>
          <table:table-cell office:value-type="string" office:string-value="" table:formula="of:=OFFSET([.$C$264];[.C592];[.B592])" table:style-name="ce1"/>
          <table:table-cell table:number-columns-repeated="16380"/>
        </table:table-row>
        <table:table-row table:style-name="ro1">
          <table:table-cell office:value-type="float" office:value="277" table:formula="of:=[.A592]+1" table:style-name="ce1">
            <text:p>277</text:p>
          </table:table-cell>
          <table:table-cell office:value-type="float" office:value="6" table:formula="of:=INT([.A592]/50)+1" table:style-name="ce1">
            <text:p>6</text:p>
          </table:table-cell>
          <table:table-cell office:value-type="float" office:value="27" table:formula="of:=[.A593]-([.B593]-1)*50" table:style-name="ce1">
            <text:p>27</text:p>
          </table:table-cell>
          <table:table-cell office:value-type="string" office:string-value="" table:formula="of:=OFFSET([.$C$264];[.C593];[.B593])" table:style-name="ce1"/>
          <table:table-cell table:number-columns-repeated="16380"/>
        </table:table-row>
        <table:table-row table:style-name="ro1">
          <table:table-cell office:value-type="float" office:value="278" table:formula="of:=[.A593]+1" table:style-name="ce1">
            <text:p>278</text:p>
          </table:table-cell>
          <table:table-cell office:value-type="float" office:value="6" table:formula="of:=INT([.A593]/50)+1" table:style-name="ce1">
            <text:p>6</text:p>
          </table:table-cell>
          <table:table-cell office:value-type="float" office:value="28" table:formula="of:=[.A594]-([.B594]-1)*50" table:style-name="ce1">
            <text:p>28</text:p>
          </table:table-cell>
          <table:table-cell office:value-type="string" office:string-value="" table:formula="of:=OFFSET([.$C$264];[.C594];[.B594])" table:style-name="ce1"/>
          <table:table-cell table:number-columns-repeated="16380"/>
        </table:table-row>
        <table:table-row table:style-name="ro1">
          <table:table-cell office:value-type="float" office:value="279" table:formula="of:=[.A594]+1" table:style-name="ce1">
            <text:p>279</text:p>
          </table:table-cell>
          <table:table-cell office:value-type="float" office:value="6" table:formula="of:=INT([.A594]/50)+1" table:style-name="ce1">
            <text:p>6</text:p>
          </table:table-cell>
          <table:table-cell office:value-type="float" office:value="29" table:formula="of:=[.A595]-([.B595]-1)*50" table:style-name="ce1">
            <text:p>29</text:p>
          </table:table-cell>
          <table:table-cell office:value-type="string" office:string-value="" table:formula="of:=OFFSET([.$C$264];[.C595];[.B595])" table:style-name="ce1"/>
          <table:table-cell table:number-columns-repeated="16380"/>
        </table:table-row>
        <table:table-row table:style-name="ro1">
          <table:table-cell office:value-type="float" office:value="280" table:formula="of:=[.A595]+1" table:style-name="ce1">
            <text:p>280</text:p>
          </table:table-cell>
          <table:table-cell office:value-type="float" office:value="6" table:formula="of:=INT([.A595]/50)+1" table:style-name="ce1">
            <text:p>6</text:p>
          </table:table-cell>
          <table:table-cell office:value-type="float" office:value="30" table:formula="of:=[.A596]-([.B596]-1)*50" table:style-name="ce1">
            <text:p>30</text:p>
          </table:table-cell>
          <table:table-cell office:value-type="string" office:string-value="" table:formula="of:=OFFSET([.$C$264];[.C596];[.B596])" table:style-name="ce1"/>
          <table:table-cell table:number-columns-repeated="16380"/>
        </table:table-row>
        <table:table-row table:style-name="ro1">
          <table:table-cell office:value-type="float" office:value="281" table:formula="of:=[.A596]+1" table:style-name="ce1">
            <text:p>281</text:p>
          </table:table-cell>
          <table:table-cell office:value-type="float" office:value="6" table:formula="of:=INT([.A596]/50)+1" table:style-name="ce1">
            <text:p>6</text:p>
          </table:table-cell>
          <table:table-cell office:value-type="float" office:value="31" table:formula="of:=[.A597]-([.B597]-1)*50" table:style-name="ce1">
            <text:p>31</text:p>
          </table:table-cell>
          <table:table-cell office:value-type="string" office:string-value="" table:formula="of:=OFFSET([.$C$264];[.C597];[.B597])" table:style-name="ce1"/>
          <table:table-cell table:number-columns-repeated="16380"/>
        </table:table-row>
        <table:table-row table:style-name="ro1">
          <table:table-cell office:value-type="float" office:value="282" table:formula="of:=[.A597]+1" table:style-name="ce1">
            <text:p>282</text:p>
          </table:table-cell>
          <table:table-cell office:value-type="float" office:value="6" table:formula="of:=INT([.A597]/50)+1" table:style-name="ce1">
            <text:p>6</text:p>
          </table:table-cell>
          <table:table-cell office:value-type="float" office:value="32" table:formula="of:=[.A598]-([.B598]-1)*50" table:style-name="ce1">
            <text:p>32</text:p>
          </table:table-cell>
          <table:table-cell office:value-type="string" office:string-value="" table:formula="of:=OFFSET([.$C$264];[.C598];[.B598])" table:style-name="ce1"/>
          <table:table-cell table:number-columns-repeated="16380"/>
        </table:table-row>
        <table:table-row table:style-name="ro1">
          <table:table-cell office:value-type="float" office:value="283" table:formula="of:=[.A598]+1" table:style-name="ce1">
            <text:p>283</text:p>
          </table:table-cell>
          <table:table-cell office:value-type="float" office:value="6" table:formula="of:=INT([.A598]/50)+1" table:style-name="ce1">
            <text:p>6</text:p>
          </table:table-cell>
          <table:table-cell office:value-type="float" office:value="33" table:formula="of:=[.A599]-([.B599]-1)*50" table:style-name="ce1">
            <text:p>33</text:p>
          </table:table-cell>
          <table:table-cell office:value-type="string" office:string-value="" table:formula="of:=OFFSET([.$C$264];[.C599];[.B599])" table:style-name="ce1"/>
          <table:table-cell table:number-columns-repeated="16380"/>
        </table:table-row>
        <table:table-row table:style-name="ro1">
          <table:table-cell office:value-type="float" office:value="284" table:formula="of:=[.A599]+1" table:style-name="ce1">
            <text:p>284</text:p>
          </table:table-cell>
          <table:table-cell office:value-type="float" office:value="6" table:formula="of:=INT([.A599]/50)+1" table:style-name="ce1">
            <text:p>6</text:p>
          </table:table-cell>
          <table:table-cell office:value-type="float" office:value="34" table:formula="of:=[.A600]-([.B600]-1)*50" table:style-name="ce1">
            <text:p>34</text:p>
          </table:table-cell>
          <table:table-cell office:value-type="string" office:string-value="" table:formula="of:=OFFSET([.$C$264];[.C600];[.B600])" table:style-name="ce1"/>
          <table:table-cell table:number-columns-repeated="16380"/>
        </table:table-row>
        <table:table-row table:style-name="ro1">
          <table:table-cell office:value-type="float" office:value="285" table:formula="of:=[.A600]+1" table:style-name="ce1">
            <text:p>285</text:p>
          </table:table-cell>
          <table:table-cell office:value-type="float" office:value="6" table:formula="of:=INT([.A600]/50)+1" table:style-name="ce1">
            <text:p>6</text:p>
          </table:table-cell>
          <table:table-cell office:value-type="float" office:value="35" table:formula="of:=[.A601]-([.B601]-1)*50" table:style-name="ce1">
            <text:p>35</text:p>
          </table:table-cell>
          <table:table-cell office:value-type="string" office:string-value="" table:formula="of:=OFFSET([.$C$264];[.C601];[.B601])" table:style-name="ce1"/>
          <table:table-cell table:number-columns-repeated="16380"/>
        </table:table-row>
        <table:table-row table:style-name="ro1">
          <table:table-cell office:value-type="float" office:value="286" table:formula="of:=[.A601]+1" table:style-name="ce1">
            <text:p>286</text:p>
          </table:table-cell>
          <table:table-cell office:value-type="float" office:value="6" table:formula="of:=INT([.A601]/50)+1" table:style-name="ce1">
            <text:p>6</text:p>
          </table:table-cell>
          <table:table-cell office:value-type="float" office:value="36" table:formula="of:=[.A602]-([.B602]-1)*50" table:style-name="ce1">
            <text:p>36</text:p>
          </table:table-cell>
          <table:table-cell office:value-type="string" office:string-value="" table:formula="of:=OFFSET([.$C$264];[.C602];[.B602])" table:style-name="ce1"/>
          <table:table-cell table:number-columns-repeated="16380"/>
        </table:table-row>
        <table:table-row table:style-name="ro1">
          <table:table-cell office:value-type="float" office:value="287" table:formula="of:=[.A602]+1" table:style-name="ce1">
            <text:p>287</text:p>
          </table:table-cell>
          <table:table-cell office:value-type="float" office:value="6" table:formula="of:=INT([.A602]/50)+1" table:style-name="ce1">
            <text:p>6</text:p>
          </table:table-cell>
          <table:table-cell office:value-type="float" office:value="37" table:formula="of:=[.A603]-([.B603]-1)*50" table:style-name="ce1">
            <text:p>37</text:p>
          </table:table-cell>
          <table:table-cell office:value-type="string" office:string-value="11005;store_reserved = NO #  reserved" table:formula="of:=OFFSET([.$C$264];[.C603];[.B603])" table:style-name="ce1">
            <text:p>11005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288" table:formula="of:=[.A603]+1" table:style-name="ce1">
            <text:p>288</text:p>
          </table:table-cell>
          <table:table-cell office:value-type="float" office:value="6" table:formula="of:=INT([.A603]/50)+1" table:style-name="ce1">
            <text:p>6</text:p>
          </table:table-cell>
          <table:table-cell office:value-type="float" office:value="38" table:formula="of:=[.A604]-([.B604]-1)*50" table:style-name="ce1">
            <text:p>38</text:p>
          </table:table-cell>
          <table:table-cell office:value-type="string" office:string-value="" table:formula="of:=OFFSET([.$C$264];[.C604];[.B604])" table:style-name="ce1"/>
          <table:table-cell table:number-columns-repeated="16380"/>
        </table:table-row>
        <table:table-row table:style-name="ro1">
          <table:table-cell office:value-type="float" office:value="289" table:formula="of:=[.A604]+1" table:style-name="ce1">
            <text:p>289</text:p>
          </table:table-cell>
          <table:table-cell office:value-type="float" office:value="6" table:formula="of:=INT([.A604]/50)+1" table:style-name="ce1">
            <text:p>6</text:p>
          </table:table-cell>
          <table:table-cell office:value-type="float" office:value="39" table:formula="of:=[.A605]-([.B605]-1)*50" table:style-name="ce1">
            <text:p>39</text:p>
          </table:table-cell>
          <table:table-cell office:value-type="string" office:string-value="" table:formula="of:=OFFSET([.$C$264];[.C605];[.B605])" table:style-name="ce1"/>
          <table:table-cell table:number-columns-repeated="16380"/>
        </table:table-row>
        <table:table-row table:style-name="ro1">
          <table:table-cell office:value-type="float" office:value="290" table:formula="of:=[.A605]+1" table:style-name="ce1">
            <text:p>290</text:p>
          </table:table-cell>
          <table:table-cell office:value-type="float" office:value="6" table:formula="of:=INT([.A605]/50)+1" table:style-name="ce1">
            <text:p>6</text:p>
          </table:table-cell>
          <table:table-cell office:value-type="float" office:value="40" table:formula="of:=[.A606]-([.B606]-1)*50" table:style-name="ce1">
            <text:p>40</text:p>
          </table:table-cell>
          <table:table-cell office:value-type="string" office:string-value="" table:formula="of:=OFFSET([.$C$264];[.C606];[.B606])" table:style-name="ce1"/>
          <table:table-cell table:number-columns-repeated="16380"/>
        </table:table-row>
        <table:table-row table:style-name="ro1">
          <table:table-cell office:value-type="float" office:value="291" table:formula="of:=[.A606]+1" table:style-name="ce1">
            <text:p>291</text:p>
          </table:table-cell>
          <table:table-cell office:value-type="float" office:value="6" table:formula="of:=INT([.A606]/50)+1" table:style-name="ce1">
            <text:p>6</text:p>
          </table:table-cell>
          <table:table-cell office:value-type="float" office:value="41" table:formula="of:=[.A607]-([.B607]-1)*50" table:style-name="ce1">
            <text:p>41</text:p>
          </table:table-cell>
          <table:table-cell office:value-type="string" office:string-value="" table:formula="of:=OFFSET([.$C$264];[.C607];[.B607])" table:style-name="ce1"/>
          <table:table-cell table:number-columns-repeated="16380"/>
        </table:table-row>
        <table:table-row table:style-name="ro1">
          <table:table-cell office:value-type="float" office:value="292" table:formula="of:=[.A607]+1" table:style-name="ce1">
            <text:p>292</text:p>
          </table:table-cell>
          <table:table-cell office:value-type="float" office:value="6" table:formula="of:=INT([.A607]/50)+1" table:style-name="ce1">
            <text:p>6</text:p>
          </table:table-cell>
          <table:table-cell office:value-type="float" office:value="42" table:formula="of:=[.A608]-([.B608]-1)*50" table:style-name="ce1">
            <text:p>42</text:p>
          </table:table-cell>
          <table:table-cell office:value-type="string" office:string-value="" table:formula="of:=OFFSET([.$C$264];[.C608];[.B608])" table:style-name="ce1"/>
          <table:table-cell table:number-columns-repeated="16380"/>
        </table:table-row>
        <table:table-row table:style-name="ro1">
          <table:table-cell office:value-type="float" office:value="293" table:formula="of:=[.A608]+1" table:style-name="ce1">
            <text:p>293</text:p>
          </table:table-cell>
          <table:table-cell office:value-type="float" office:value="6" table:formula="of:=INT([.A608]/50)+1" table:style-name="ce1">
            <text:p>6</text:p>
          </table:table-cell>
          <table:table-cell office:value-type="float" office:value="43" table:formula="of:=[.A609]-([.B609]-1)*50" table:style-name="ce1">
            <text:p>43</text:p>
          </table:table-cell>
          <table:table-cell office:value-type="string" office:string-value="" table:formula="of:=OFFSET([.$C$264];[.C609];[.B609])" table:style-name="ce1"/>
          <table:table-cell table:number-columns-repeated="16380"/>
        </table:table-row>
        <table:table-row table:style-name="ro1">
          <table:table-cell office:value-type="float" office:value="294" table:formula="of:=[.A609]+1" table:style-name="ce1">
            <text:p>294</text:p>
          </table:table-cell>
          <table:table-cell office:value-type="float" office:value="6" table:formula="of:=INT([.A609]/50)+1" table:style-name="ce1">
            <text:p>6</text:p>
          </table:table-cell>
          <table:table-cell office:value-type="float" office:value="44" table:formula="of:=[.A610]-([.B610]-1)*50" table:style-name="ce1">
            <text:p>44</text:p>
          </table:table-cell>
          <table:table-cell office:value-type="string" office:string-value="" table:formula="of:=OFFSET([.$C$264];[.C610];[.B610])" table:style-name="ce1"/>
          <table:table-cell table:number-columns-repeated="16380"/>
        </table:table-row>
        <table:table-row table:style-name="ro1">
          <table:table-cell office:value-type="float" office:value="295" table:formula="of:=[.A610]+1" table:style-name="ce1">
            <text:p>295</text:p>
          </table:table-cell>
          <table:table-cell office:value-type="float" office:value="6" table:formula="of:=INT([.A610]/50)+1" table:style-name="ce1">
            <text:p>6</text:p>
          </table:table-cell>
          <table:table-cell office:value-type="float" office:value="45" table:formula="of:=[.A611]-([.B611]-1)*50" table:style-name="ce1">
            <text:p>45</text:p>
          </table:table-cell>
          <table:table-cell office:value-type="string" office:string-value="" table:formula="of:=OFFSET([.$C$264];[.C611];[.B611])" table:style-name="ce1"/>
          <table:table-cell table:number-columns-repeated="16380"/>
        </table:table-row>
        <table:table-row table:style-name="ro1">
          <table:table-cell office:value-type="float" office:value="296" table:formula="of:=[.A611]+1" table:style-name="ce1">
            <text:p>296</text:p>
          </table:table-cell>
          <table:table-cell office:value-type="float" office:value="6" table:formula="of:=INT([.A611]/50)+1" table:style-name="ce1">
            <text:p>6</text:p>
          </table:table-cell>
          <table:table-cell office:value-type="float" office:value="46" table:formula="of:=[.A612]-([.B612]-1)*50" table:style-name="ce1">
            <text:p>46</text:p>
          </table:table-cell>
          <table:table-cell office:value-type="string" office:string-value="" table:formula="of:=OFFSET([.$C$264];[.C612];[.B612])" table:style-name="ce1"/>
          <table:table-cell table:number-columns-repeated="16380"/>
        </table:table-row>
        <table:table-row table:style-name="ro1">
          <table:table-cell office:value-type="float" office:value="297" table:formula="of:=[.A612]+1" table:style-name="ce1">
            <text:p>297</text:p>
          </table:table-cell>
          <table:table-cell office:value-type="float" office:value="6" table:formula="of:=INT([.A612]/50)+1" table:style-name="ce1">
            <text:p>6</text:p>
          </table:table-cell>
          <table:table-cell office:value-type="float" office:value="47" table:formula="of:=[.A613]-([.B613]-1)*50" table:style-name="ce1">
            <text:p>47</text:p>
          </table:table-cell>
          <table:table-cell office:value-type="string" office:string-value="" table:formula="of:=OFFSET([.$C$264];[.C613];[.B613])" table:style-name="ce1"/>
          <table:table-cell table:number-columns-repeated="16380"/>
        </table:table-row>
        <table:table-row table:style-name="ro1">
          <table:table-cell office:value-type="float" office:value="298" table:formula="of:=[.A613]+1" table:style-name="ce1">
            <text:p>298</text:p>
          </table:table-cell>
          <table:table-cell office:value-type="float" office:value="6" table:formula="of:=INT([.A613]/50)+1" table:style-name="ce1">
            <text:p>6</text:p>
          </table:table-cell>
          <table:table-cell office:value-type="float" office:value="48" table:formula="of:=[.A614]-([.B614]-1)*50" table:style-name="ce1">
            <text:p>48</text:p>
          </table:table-cell>
          <table:table-cell office:value-type="string" office:string-value="" table:formula="of:=OFFSET([.$C$264];[.C614];[.B614])" table:style-name="ce1"/>
          <table:table-cell table:number-columns-repeated="16380"/>
        </table:table-row>
        <table:table-row table:style-name="ro1">
          <table:table-cell office:value-type="float" office:value="299" table:formula="of:=[.A614]+1" table:style-name="ce1">
            <text:p>299</text:p>
          </table:table-cell>
          <table:table-cell office:value-type="float" office:value="6" table:formula="of:=INT([.A614]/50)+1" table:style-name="ce1">
            <text:p>6</text:p>
          </table:table-cell>
          <table:table-cell office:value-type="float" office:value="49" table:formula="of:=[.A615]-([.B615]-1)*50" table:style-name="ce1">
            <text:p>49</text:p>
          </table:table-cell>
          <table:table-cell office:value-type="string" office:string-value="" table:formula="of:=OFFSET([.$C$264];[.C615];[.B615])" table:style-name="ce1"/>
          <table:table-cell table:number-columns-repeated="16380"/>
        </table:table-row>
        <table:table-row table:style-name="ro1">
          <table:table-cell office:value-type="float" office:value="300" table:formula="of:=[.A615]+1" table:style-name="ce1">
            <text:p>300</text:p>
          </table:table-cell>
          <table:table-cell office:value-type="float" office:value="6" table:formula="of:=INT([.A615]/50)+1" table:style-name="ce1">
            <text:p>6</text:p>
          </table:table-cell>
          <table:table-cell office:value-type="float" office:value="50" table:formula="of:=[.A616]-([.B616]-1)*50" table:style-name="ce1">
            <text:p>50</text:p>
          </table:table-cell>
          <table:table-cell office:value-type="string" office:string-value="" table:formula="of:=OFFSET([.$C$264];[.C616];[.B616])" table:style-name="ce1"/>
          <table:table-cell table:number-columns-repeated="16380"/>
        </table:table-row>
        <table:table-row table:style-name="ro1">
          <table:table-cell office:value-type="float" office:value="301" table:formula="of:=[.A616]+1" table:style-name="ce1">
            <text:p>301</text:p>
          </table:table-cell>
          <table:table-cell office:value-type="float" office:value="7" table:formula="of:=INT([.A616]/50)+1" table:style-name="ce1">
            <text:p>7</text:p>
          </table:table-cell>
          <table:table-cell office:value-type="float" office:value="1" table:formula="of:=[.A617]-([.B617]-1)*50" table:style-name="ce1">
            <text:p>1</text:p>
          </table:table-cell>
          <table:table-cell office:value-type="string" office:string-value="10006;store_reserved2 = NO #  reserved" table:formula="of:=OFFSET([.$C$264];[.C617];[.B617])" table:style-name="ce1">
            <text:p>10006;store_reserved2 = NO # <text:s/>reserved</text:p>
          </table:table-cell>
          <table:table-cell table:number-columns-repeated="16380"/>
        </table:table-row>
        <table:table-row table:style-name="ro1">
          <table:table-cell office:value-type="float" office:value="302" table:formula="of:=[.A617]+1" table:style-name="ce1">
            <text:p>302</text:p>
          </table:table-cell>
          <table:table-cell office:value-type="float" office:value="7" table:formula="of:=INT([.A617]/50)+1" table:style-name="ce1">
            <text:p>7</text:p>
          </table:table-cell>
          <table:table-cell office:value-type="float" office:value="2" table:formula="of:=[.A618]-([.B618]-1)*50" table:style-name="ce1">
            <text:p>2</text:p>
          </table:table-cell>
          <table:table-cell office:value-type="string" office:string-value="" table:formula="of:=OFFSET([.$C$264];[.C618];[.B618])" table:style-name="ce1"/>
          <table:table-cell table:number-columns-repeated="16380"/>
        </table:table-row>
        <table:table-row table:style-name="ro1">
          <table:table-cell office:value-type="float" office:value="303" table:formula="of:=[.A618]+1" table:style-name="ce1">
            <text:p>303</text:p>
          </table:table-cell>
          <table:table-cell office:value-type="float" office:value="7" table:formula="of:=INT([.A618]/50)+1" table:style-name="ce1">
            <text:p>7</text:p>
          </table:table-cell>
          <table:table-cell office:value-type="float" office:value="3" table:formula="of:=[.A619]-([.B619]-1)*50" table:style-name="ce1">
            <text:p>3</text:p>
          </table:table-cell>
          <table:table-cell office:value-type="string" office:string-value="" table:formula="of:=OFFSET([.$C$264];[.C619];[.B619])" table:style-name="ce1"/>
          <table:table-cell table:number-columns-repeated="16380"/>
        </table:table-row>
        <table:table-row table:style-name="ro1">
          <table:table-cell office:value-type="float" office:value="304" table:formula="of:=[.A619]+1" table:style-name="ce1">
            <text:p>304</text:p>
          </table:table-cell>
          <table:table-cell office:value-type="float" office:value="7" table:formula="of:=INT([.A619]/50)+1" table:style-name="ce1">
            <text:p>7</text:p>
          </table:table-cell>
          <table:table-cell office:value-type="float" office:value="4" table:formula="of:=[.A620]-([.B620]-1)*50" table:style-name="ce1">
            <text:p>4</text:p>
          </table:table-cell>
          <table:table-cell office:value-type="string" office:string-value="10036;store_reserved = NO #  reserved" table:formula="of:=OFFSET([.$C$264];[.C620];[.B620])" table:style-name="ce1">
            <text:p>10036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305" table:formula="of:=[.A620]+1" table:style-name="ce1">
            <text:p>305</text:p>
          </table:table-cell>
          <table:table-cell office:value-type="float" office:value="7" table:formula="of:=INT([.A620]/50)+1" table:style-name="ce1">
            <text:p>7</text:p>
          </table:table-cell>
          <table:table-cell office:value-type="float" office:value="5" table:formula="of:=[.A621]-([.B621]-1)*50" table:style-name="ce1">
            <text:p>5</text:p>
          </table:table-cell>
          <table:table-cell office:value-type="string" office:string-value="10056;store_reserved = NO #  reserved" table:formula="of:=OFFSET([.$C$264];[.C621];[.B621])" table:style-name="ce1">
            <text:p>10056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306" table:formula="of:=[.A621]+1" table:style-name="ce1">
            <text:p>306</text:p>
          </table:table-cell>
          <table:table-cell office:value-type="float" office:value="7" table:formula="of:=INT([.A621]/50)+1" table:style-name="ce1">
            <text:p>7</text:p>
          </table:table-cell>
          <table:table-cell office:value-type="float" office:value="6" table:formula="of:=[.A622]-([.B622]-1)*50" table:style-name="ce1">
            <text:p>6</text:p>
          </table:table-cell>
          <table:table-cell office:value-type="string" office:string-value="" table:formula="of:=OFFSET([.$C$264];[.C622];[.B622])" table:style-name="ce1"/>
          <table:table-cell table:number-columns-repeated="16380"/>
        </table:table-row>
        <table:table-row table:style-name="ro1">
          <table:table-cell office:value-type="float" office:value="307" table:formula="of:=[.A622]+1" table:style-name="ce1">
            <text:p>307</text:p>
          </table:table-cell>
          <table:table-cell office:value-type="float" office:value="7" table:formula="of:=INT([.A622]/50)+1" table:style-name="ce1">
            <text:p>7</text:p>
          </table:table-cell>
          <table:table-cell office:value-type="float" office:value="7" table:formula="of:=[.A623]-([.B623]-1)*50" table:style-name="ce1">
            <text:p>7</text:p>
          </table:table-cell>
          <table:table-cell office:value-type="string" office:string-value="" table:formula="of:=OFFSET([.$C$264];[.C623];[.B623])" table:style-name="ce1"/>
          <table:table-cell table:number-columns-repeated="16380"/>
        </table:table-row>
        <table:table-row table:style-name="ro1">
          <table:table-cell office:value-type="float" office:value="308" table:formula="of:=[.A623]+1" table:style-name="ce1">
            <text:p>308</text:p>
          </table:table-cell>
          <table:table-cell office:value-type="float" office:value="7" table:formula="of:=INT([.A623]/50)+1" table:style-name="ce1">
            <text:p>7</text:p>
          </table:table-cell>
          <table:table-cell office:value-type="float" office:value="8" table:formula="of:=[.A624]-([.B624]-1)*50" table:style-name="ce1">
            <text:p>8</text:p>
          </table:table-cell>
          <table:table-cell office:value-type="string" office:string-value="" table:formula="of:=OFFSET([.$C$264];[.C624];[.B624])" table:style-name="ce1"/>
          <table:table-cell table:number-columns-repeated="16380"/>
        </table:table-row>
        <table:table-row table:style-name="ro1">
          <table:table-cell office:value-type="float" office:value="309" table:formula="of:=[.A624]+1" table:style-name="ce1">
            <text:p>309</text:p>
          </table:table-cell>
          <table:table-cell office:value-type="float" office:value="7" table:formula="of:=INT([.A624]/50)+1" table:style-name="ce1">
            <text:p>7</text:p>
          </table:table-cell>
          <table:table-cell office:value-type="float" office:value="9" table:formula="of:=[.A625]-([.B625]-1)*50" table:style-name="ce1">
            <text:p>9</text:p>
          </table:table-cell>
          <table:table-cell office:value-type="string" office:string-value="" table:formula="of:=OFFSET([.$C$264];[.C625];[.B625])" table:style-name="ce1"/>
          <table:table-cell table:number-columns-repeated="16380"/>
        </table:table-row>
        <table:table-row table:style-name="ro1">
          <table:table-cell office:value-type="float" office:value="310" table:formula="of:=[.A625]+1" table:style-name="ce1">
            <text:p>310</text:p>
          </table:table-cell>
          <table:table-cell office:value-type="float" office:value="7" table:formula="of:=INT([.A625]/50)+1" table:style-name="ce1">
            <text:p>7</text:p>
          </table:table-cell>
          <table:table-cell office:value-type="float" office:value="10" table:formula="of:=[.A626]-([.B626]-1)*50" table:style-name="ce1">
            <text:p>10</text:p>
          </table:table-cell>
          <table:table-cell office:value-type="string" office:string-value="" table:formula="of:=OFFSET([.$C$264];[.C626];[.B626])" table:style-name="ce1"/>
          <table:table-cell table:number-columns-repeated="16380"/>
        </table:table-row>
        <table:table-row table:style-name="ro1">
          <table:table-cell office:value-type="float" office:value="311" table:formula="of:=[.A626]+1" table:style-name="ce1">
            <text:p>311</text:p>
          </table:table-cell>
          <table:table-cell office:value-type="float" office:value="7" table:formula="of:=INT([.A626]/50)+1" table:style-name="ce1">
            <text:p>7</text:p>
          </table:table-cell>
          <table:table-cell office:value-type="float" office:value="11" table:formula="of:=[.A627]-([.B627]-1)*50" table:style-name="ce1">
            <text:p>11</text:p>
          </table:table-cell>
          <table:table-cell office:value-type="string" office:string-value="" table:formula="of:=OFFSET([.$C$264];[.C627];[.B627])" table:style-name="ce1"/>
          <table:table-cell table:number-columns-repeated="16380"/>
        </table:table-row>
        <table:table-row table:style-name="ro1">
          <table:table-cell office:value-type="float" office:value="312" table:formula="of:=[.A627]+1" table:style-name="ce1">
            <text:p>312</text:p>
          </table:table-cell>
          <table:table-cell office:value-type="float" office:value="7" table:formula="of:=INT([.A627]/50)+1" table:style-name="ce1">
            <text:p>7</text:p>
          </table:table-cell>
          <table:table-cell office:value-type="float" office:value="12" table:formula="of:=[.A628]-([.B628]-1)*50" table:style-name="ce1">
            <text:p>12</text:p>
          </table:table-cell>
          <table:table-cell office:value-type="string" office:string-value="" table:formula="of:=OFFSET([.$C$264];[.C628];[.B628])" table:style-name="ce1"/>
          <table:table-cell table:number-columns-repeated="16380"/>
        </table:table-row>
        <table:table-row table:style-name="ro1">
          <table:table-cell office:value-type="float" office:value="313" table:formula="of:=[.A628]+1" table:style-name="ce1">
            <text:p>313</text:p>
          </table:table-cell>
          <table:table-cell office:value-type="float" office:value="7" table:formula="of:=INT([.A628]/50)+1" table:style-name="ce1">
            <text:p>7</text:p>
          </table:table-cell>
          <table:table-cell office:value-type="float" office:value="13" table:formula="of:=[.A629]-([.B629]-1)*50" table:style-name="ce1">
            <text:p>13</text:p>
          </table:table-cell>
          <table:table-cell office:value-type="string" office:string-value="" table:formula="of:=OFFSET([.$C$264];[.C629];[.B629])" table:style-name="ce1"/>
          <table:table-cell table:number-columns-repeated="16380"/>
        </table:table-row>
        <table:table-row table:style-name="ro1">
          <table:table-cell office:value-type="float" office:value="314" table:formula="of:=[.A629]+1" table:style-name="ce1">
            <text:p>314</text:p>
          </table:table-cell>
          <table:table-cell office:value-type="float" office:value="7" table:formula="of:=INT([.A629]/50)+1" table:style-name="ce1">
            <text:p>7</text:p>
          </table:table-cell>
          <table:table-cell office:value-type="float" office:value="14" table:formula="of:=[.A630]-([.B630]-1)*50" table:style-name="ce1">
            <text:p>14</text:p>
          </table:table-cell>
          <table:table-cell office:value-type="string" office:string-value="" table:formula="of:=OFFSET([.$C$264];[.C630];[.B630])" table:style-name="ce1"/>
          <table:table-cell table:number-columns-repeated="16380"/>
        </table:table-row>
        <table:table-row table:style-name="ro1">
          <table:table-cell office:value-type="float" office:value="315" table:formula="of:=[.A630]+1" table:style-name="ce1">
            <text:p>315</text:p>
          </table:table-cell>
          <table:table-cell office:value-type="float" office:value="7" table:formula="of:=INT([.A630]/50)+1" table:style-name="ce1">
            <text:p>7</text:p>
          </table:table-cell>
          <table:table-cell office:value-type="float" office:value="15" table:formula="of:=[.A631]-([.B631]-1)*50" table:style-name="ce1">
            <text:p>15</text:p>
          </table:table-cell>
          <table:table-cell office:value-type="string" office:string-value="" table:formula="of:=OFFSET([.$C$264];[.C631];[.B631])" table:style-name="ce1"/>
          <table:table-cell table:number-columns-repeated="16380"/>
        </table:table-row>
        <table:table-row table:style-name="ro1">
          <table:table-cell office:value-type="float" office:value="316" table:formula="of:=[.A631]+1" table:style-name="ce1">
            <text:p>316</text:p>
          </table:table-cell>
          <table:table-cell office:value-type="float" office:value="7" table:formula="of:=INT([.A631]/50)+1" table:style-name="ce1">
            <text:p>7</text:p>
          </table:table-cell>
          <table:table-cell office:value-type="float" office:value="16" table:formula="of:=[.A632]-([.B632]-1)*50" table:style-name="ce1">
            <text:p>16</text:p>
          </table:table-cell>
          <table:table-cell office:value-type="string" office:string-value="" table:formula="of:=OFFSET([.$C$264];[.C632];[.B632])" table:style-name="ce1"/>
          <table:table-cell table:number-columns-repeated="16380"/>
        </table:table-row>
        <table:table-row table:style-name="ro1">
          <table:table-cell office:value-type="float" office:value="317" table:formula="of:=[.A632]+1" table:style-name="ce1">
            <text:p>317</text:p>
          </table:table-cell>
          <table:table-cell office:value-type="float" office:value="7" table:formula="of:=INT([.A632]/50)+1" table:style-name="ce1">
            <text:p>7</text:p>
          </table:table-cell>
          <table:table-cell office:value-type="float" office:value="17" table:formula="of:=[.A633]-([.B633]-1)*50" table:style-name="ce1">
            <text:p>17</text:p>
          </table:table-cell>
          <table:table-cell office:value-type="string" office:string-value="" table:formula="of:=OFFSET([.$C$264];[.C633];[.B633])" table:style-name="ce1"/>
          <table:table-cell table:number-columns-repeated="16380"/>
        </table:table-row>
        <table:table-row table:style-name="ro1">
          <table:table-cell office:value-type="float" office:value="318" table:formula="of:=[.A633]+1" table:style-name="ce1">
            <text:p>318</text:p>
          </table:table-cell>
          <table:table-cell office:value-type="float" office:value="7" table:formula="of:=INT([.A633]/50)+1" table:style-name="ce1">
            <text:p>7</text:p>
          </table:table-cell>
          <table:table-cell office:value-type="float" office:value="18" table:formula="of:=[.A634]-([.B634]-1)*50" table:style-name="ce1">
            <text:p>18</text:p>
          </table:table-cell>
          <table:table-cell office:value-type="string" office:string-value="" table:formula="of:=OFFSET([.$C$264];[.C634];[.B634])" table:style-name="ce1"/>
          <table:table-cell table:number-columns-repeated="16380"/>
        </table:table-row>
        <table:table-row table:style-name="ro1">
          <table:table-cell office:value-type="float" office:value="319" table:formula="of:=[.A634]+1" table:style-name="ce1">
            <text:p>319</text:p>
          </table:table-cell>
          <table:table-cell office:value-type="float" office:value="7" table:formula="of:=INT([.A634]/50)+1" table:style-name="ce1">
            <text:p>7</text:p>
          </table:table-cell>
          <table:table-cell office:value-type="float" office:value="19" table:formula="of:=[.A635]-([.B635]-1)*50" table:style-name="ce1">
            <text:p>19</text:p>
          </table:table-cell>
          <table:table-cell office:value-type="string" office:string-value="" table:formula="of:=OFFSET([.$C$264];[.C635];[.B635])" table:style-name="ce1"/>
          <table:table-cell table:number-columns-repeated="16380"/>
        </table:table-row>
        <table:table-row table:style-name="ro1">
          <table:table-cell office:value-type="float" office:value="320" table:formula="of:=[.A635]+1" table:style-name="ce1">
            <text:p>320</text:p>
          </table:table-cell>
          <table:table-cell office:value-type="float" office:value="7" table:formula="of:=INT([.A635]/50)+1" table:style-name="ce1">
            <text:p>7</text:p>
          </table:table-cell>
          <table:table-cell office:value-type="float" office:value="20" table:formula="of:=[.A636]-([.B636]-1)*50" table:style-name="ce1">
            <text:p>20</text:p>
          </table:table-cell>
          <table:table-cell office:value-type="string" office:string-value="" table:formula="of:=OFFSET([.$C$264];[.C636];[.B636])" table:style-name="ce1"/>
          <table:table-cell table:number-columns-repeated="16380"/>
        </table:table-row>
        <table:table-row table:style-name="ro1">
          <table:table-cell office:value-type="float" office:value="321" table:formula="of:=[.A636]+1" table:style-name="ce1">
            <text:p>321</text:p>
          </table:table-cell>
          <table:table-cell office:value-type="float" office:value="7" table:formula="of:=INT([.A636]/50)+1" table:style-name="ce1">
            <text:p>7</text:p>
          </table:table-cell>
          <table:table-cell office:value-type="float" office:value="21" table:formula="of:=[.A637]-([.B637]-1)*50" table:style-name="ce1">
            <text:p>21</text:p>
          </table:table-cell>
          <table:table-cell office:value-type="string" office:string-value="" table:formula="of:=OFFSET([.$C$264];[.C637];[.B637])" table:style-name="ce1"/>
          <table:table-cell table:number-columns-repeated="16380"/>
        </table:table-row>
        <table:table-row table:style-name="ro1">
          <table:table-cell office:value-type="float" office:value="322" table:formula="of:=[.A637]+1" table:style-name="ce1">
            <text:p>322</text:p>
          </table:table-cell>
          <table:table-cell office:value-type="float" office:value="7" table:formula="of:=INT([.A637]/50)+1" table:style-name="ce1">
            <text:p>7</text:p>
          </table:table-cell>
          <table:table-cell office:value-type="float" office:value="22" table:formula="of:=[.A638]-([.B638]-1)*50" table:style-name="ce1">
            <text:p>22</text:p>
          </table:table-cell>
          <table:table-cell office:value-type="string" office:string-value="" table:formula="of:=OFFSET([.$C$264];[.C638];[.B638])" table:style-name="ce1"/>
          <table:table-cell table:number-columns-repeated="16380"/>
        </table:table-row>
        <table:table-row table:style-name="ro1">
          <table:table-cell office:value-type="float" office:value="323" table:formula="of:=[.A638]+1" table:style-name="ce1">
            <text:p>323</text:p>
          </table:table-cell>
          <table:table-cell office:value-type="float" office:value="7" table:formula="of:=INT([.A638]/50)+1" table:style-name="ce1">
            <text:p>7</text:p>
          </table:table-cell>
          <table:table-cell office:value-type="float" office:value="23" table:formula="of:=[.A639]-([.B639]-1)*50" table:style-name="ce1">
            <text:p>23</text:p>
          </table:table-cell>
          <table:table-cell office:value-type="string" office:string-value="" table:formula="of:=OFFSET([.$C$264];[.C639];[.B639])" table:style-name="ce1"/>
          <table:table-cell table:number-columns-repeated="16380"/>
        </table:table-row>
        <table:table-row table:style-name="ro1">
          <table:table-cell office:value-type="float" office:value="324" table:formula="of:=[.A639]+1" table:style-name="ce1">
            <text:p>324</text:p>
          </table:table-cell>
          <table:table-cell office:value-type="float" office:value="7" table:formula="of:=INT([.A639]/50)+1" table:style-name="ce1">
            <text:p>7</text:p>
          </table:table-cell>
          <table:table-cell office:value-type="float" office:value="24" table:formula="of:=[.A640]-([.B640]-1)*50" table:style-name="ce1">
            <text:p>24</text:p>
          </table:table-cell>
          <table:table-cell office:value-type="string" office:string-value="" table:formula="of:=OFFSET([.$C$264];[.C640];[.B640])" table:style-name="ce1"/>
          <table:table-cell table:number-columns-repeated="16380"/>
        </table:table-row>
        <table:table-row table:style-name="ro1">
          <table:table-cell office:value-type="float" office:value="325" table:formula="of:=[.A640]+1" table:style-name="ce1">
            <text:p>325</text:p>
          </table:table-cell>
          <table:table-cell office:value-type="float" office:value="7" table:formula="of:=INT([.A640]/50)+1" table:style-name="ce1">
            <text:p>7</text:p>
          </table:table-cell>
          <table:table-cell office:value-type="float" office:value="25" table:formula="of:=[.A641]-([.B641]-1)*50" table:style-name="ce1">
            <text:p>25</text:p>
          </table:table-cell>
          <table:table-cell office:value-type="string" office:string-value="" table:formula="of:=OFFSET([.$C$264];[.C641];[.B641])" table:style-name="ce1"/>
          <table:table-cell table:number-columns-repeated="16380"/>
        </table:table-row>
        <table:table-row table:style-name="ro1">
          <table:table-cell office:value-type="float" office:value="326" table:formula="of:=[.A641]+1" table:style-name="ce1">
            <text:p>326</text:p>
          </table:table-cell>
          <table:table-cell office:value-type="float" office:value="7" table:formula="of:=INT([.A641]/50)+1" table:style-name="ce1">
            <text:p>7</text:p>
          </table:table-cell>
          <table:table-cell office:value-type="float" office:value="26" table:formula="of:=[.A642]-([.B642]-1)*50" table:style-name="ce1">
            <text:p>26</text:p>
          </table:table-cell>
          <table:table-cell office:value-type="string" office:string-value="" table:formula="of:=OFFSET([.$C$264];[.C642];[.B642])" table:style-name="ce1"/>
          <table:table-cell table:number-columns-repeated="16380"/>
        </table:table-row>
        <table:table-row table:style-name="ro1">
          <table:table-cell office:value-type="float" office:value="327" table:formula="of:=[.A642]+1" table:style-name="ce1">
            <text:p>327</text:p>
          </table:table-cell>
          <table:table-cell office:value-type="float" office:value="7" table:formula="of:=INT([.A642]/50)+1" table:style-name="ce1">
            <text:p>7</text:p>
          </table:table-cell>
          <table:table-cell office:value-type="float" office:value="27" table:formula="of:=[.A643]-([.B643]-1)*50" table:style-name="ce1">
            <text:p>27</text:p>
          </table:table-cell>
          <table:table-cell office:value-type="string" office:string-value="" table:formula="of:=OFFSET([.$C$264];[.C643];[.B643])" table:style-name="ce1"/>
          <table:table-cell table:number-columns-repeated="16380"/>
        </table:table-row>
        <table:table-row table:style-name="ro1">
          <table:table-cell office:value-type="float" office:value="328" table:formula="of:=[.A643]+1" table:style-name="ce1">
            <text:p>328</text:p>
          </table:table-cell>
          <table:table-cell office:value-type="float" office:value="7" table:formula="of:=INT([.A643]/50)+1" table:style-name="ce1">
            <text:p>7</text:p>
          </table:table-cell>
          <table:table-cell office:value-type="float" office:value="28" table:formula="of:=[.A644]-([.B644]-1)*50" table:style-name="ce1">
            <text:p>28</text:p>
          </table:table-cell>
          <table:table-cell office:value-type="string" office:string-value="" table:formula="of:=OFFSET([.$C$264];[.C644];[.B644])" table:style-name="ce1"/>
          <table:table-cell table:number-columns-repeated="16380"/>
        </table:table-row>
        <table:table-row table:style-name="ro1">
          <table:table-cell office:value-type="float" office:value="329" table:formula="of:=[.A644]+1" table:style-name="ce1">
            <text:p>329</text:p>
          </table:table-cell>
          <table:table-cell office:value-type="float" office:value="7" table:formula="of:=INT([.A644]/50)+1" table:style-name="ce1">
            <text:p>7</text:p>
          </table:table-cell>
          <table:table-cell office:value-type="float" office:value="29" table:formula="of:=[.A645]-([.B645]-1)*50" table:style-name="ce1">
            <text:p>29</text:p>
          </table:table-cell>
          <table:table-cell office:value-type="string" office:string-value="" table:formula="of:=OFFSET([.$C$264];[.C645];[.B645])" table:style-name="ce1"/>
          <table:table-cell table:number-columns-repeated="16380"/>
        </table:table-row>
        <table:table-row table:style-name="ro1">
          <table:table-cell office:value-type="float" office:value="330" table:formula="of:=[.A645]+1" table:style-name="ce1">
            <text:p>330</text:p>
          </table:table-cell>
          <table:table-cell office:value-type="float" office:value="7" table:formula="of:=INT([.A645]/50)+1" table:style-name="ce1">
            <text:p>7</text:p>
          </table:table-cell>
          <table:table-cell office:value-type="float" office:value="30" table:formula="of:=[.A646]-([.B646]-1)*50" table:style-name="ce1">
            <text:p>30</text:p>
          </table:table-cell>
          <table:table-cell office:value-type="string" office:string-value="" table:formula="of:=OFFSET([.$C$264];[.C646];[.B646])" table:style-name="ce1"/>
          <table:table-cell table:number-columns-repeated="16380"/>
        </table:table-row>
        <table:table-row table:style-name="ro1">
          <table:table-cell office:value-type="float" office:value="331" table:formula="of:=[.A646]+1" table:style-name="ce1">
            <text:p>331</text:p>
          </table:table-cell>
          <table:table-cell office:value-type="float" office:value="7" table:formula="of:=INT([.A646]/50)+1" table:style-name="ce1">
            <text:p>7</text:p>
          </table:table-cell>
          <table:table-cell office:value-type="float" office:value="31" table:formula="of:=[.A647]-([.B647]-1)*50" table:style-name="ce1">
            <text:p>31</text:p>
          </table:table-cell>
          <table:table-cell office:value-type="string" office:string-value="" table:formula="of:=OFFSET([.$C$264];[.C647];[.B647])" table:style-name="ce1"/>
          <table:table-cell table:number-columns-repeated="16380"/>
        </table:table-row>
        <table:table-row table:style-name="ro1">
          <table:table-cell office:value-type="float" office:value="332" table:formula="of:=[.A647]+1" table:style-name="ce1">
            <text:p>332</text:p>
          </table:table-cell>
          <table:table-cell office:value-type="float" office:value="7" table:formula="of:=INT([.A647]/50)+1" table:style-name="ce1">
            <text:p>7</text:p>
          </table:table-cell>
          <table:table-cell office:value-type="float" office:value="32" table:formula="of:=[.A648]-([.B648]-1)*50" table:style-name="ce1">
            <text:p>32</text:p>
          </table:table-cell>
          <table:table-cell office:value-type="string" office:string-value="" table:formula="of:=OFFSET([.$C$264];[.C648];[.B648])" table:style-name="ce1"/>
          <table:table-cell table:number-columns-repeated="16380"/>
        </table:table-row>
        <table:table-row table:style-name="ro1">
          <table:table-cell office:value-type="float" office:value="333" table:formula="of:=[.A648]+1" table:style-name="ce1">
            <text:p>333</text:p>
          </table:table-cell>
          <table:table-cell office:value-type="float" office:value="7" table:formula="of:=INT([.A648]/50)+1" table:style-name="ce1">
            <text:p>7</text:p>
          </table:table-cell>
          <table:table-cell office:value-type="float" office:value="33" table:formula="of:=[.A649]-([.B649]-1)*50" table:style-name="ce1">
            <text:p>33</text:p>
          </table:table-cell>
          <table:table-cell office:value-type="string" office:string-value="" table:formula="of:=OFFSET([.$C$264];[.C649];[.B649])" table:style-name="ce1"/>
          <table:table-cell table:number-columns-repeated="16380"/>
        </table:table-row>
        <table:table-row table:style-name="ro1">
          <table:table-cell office:value-type="float" office:value="334" table:formula="of:=[.A649]+1" table:style-name="ce1">
            <text:p>334</text:p>
          </table:table-cell>
          <table:table-cell office:value-type="float" office:value="7" table:formula="of:=INT([.A649]/50)+1" table:style-name="ce1">
            <text:p>7</text:p>
          </table:table-cell>
          <table:table-cell office:value-type="float" office:value="34" table:formula="of:=[.A650]-([.B650]-1)*50" table:style-name="ce1">
            <text:p>34</text:p>
          </table:table-cell>
          <table:table-cell office:value-type="string" office:string-value="" table:formula="of:=OFFSET([.$C$264];[.C650];[.B650])" table:style-name="ce1"/>
          <table:table-cell table:number-columns-repeated="16380"/>
        </table:table-row>
        <table:table-row table:style-name="ro1">
          <table:table-cell office:value-type="float" office:value="335" table:formula="of:=[.A650]+1" table:style-name="ce1">
            <text:p>335</text:p>
          </table:table-cell>
          <table:table-cell office:value-type="float" office:value="7" table:formula="of:=INT([.A650]/50)+1" table:style-name="ce1">
            <text:p>7</text:p>
          </table:table-cell>
          <table:table-cell office:value-type="float" office:value="35" table:formula="of:=[.A651]-([.B651]-1)*50" table:style-name="ce1">
            <text:p>35</text:p>
          </table:table-cell>
          <table:table-cell office:value-type="string" office:string-value="" table:formula="of:=OFFSET([.$C$264];[.C651];[.B651])" table:style-name="ce1"/>
          <table:table-cell table:number-columns-repeated="16380"/>
        </table:table-row>
        <table:table-row table:style-name="ro1">
          <table:table-cell office:value-type="float" office:value="336" table:formula="of:=[.A651]+1" table:style-name="ce1">
            <text:p>336</text:p>
          </table:table-cell>
          <table:table-cell office:value-type="float" office:value="7" table:formula="of:=INT([.A651]/50)+1" table:style-name="ce1">
            <text:p>7</text:p>
          </table:table-cell>
          <table:table-cell office:value-type="float" office:value="36" table:formula="of:=[.A652]-([.B652]-1)*50" table:style-name="ce1">
            <text:p>36</text:p>
          </table:table-cell>
          <table:table-cell office:value-type="string" office:string-value="" table:formula="of:=OFFSET([.$C$264];[.C652];[.B652])" table:style-name="ce1"/>
          <table:table-cell table:number-columns-repeated="16380"/>
        </table:table-row>
        <table:table-row table:style-name="ro1">
          <table:table-cell office:value-type="float" office:value="337" table:formula="of:=[.A652]+1" table:style-name="ce1">
            <text:p>337</text:p>
          </table:table-cell>
          <table:table-cell office:value-type="float" office:value="7" table:formula="of:=INT([.A652]/50)+1" table:style-name="ce1">
            <text:p>7</text:p>
          </table:table-cell>
          <table:table-cell office:value-type="float" office:value="37" table:formula="of:=[.A653]-([.B653]-1)*50" table:style-name="ce1">
            <text:p>37</text:p>
          </table:table-cell>
          <table:table-cell office:value-type="string" office:string-value="11006;store_reserved = NO #  reserved" table:formula="of:=OFFSET([.$C$264];[.C653];[.B653])" table:style-name="ce1">
            <text:p>11006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338" table:formula="of:=[.A653]+1" table:style-name="ce1">
            <text:p>338</text:p>
          </table:table-cell>
          <table:table-cell office:value-type="float" office:value="7" table:formula="of:=INT([.A653]/50)+1" table:style-name="ce1">
            <text:p>7</text:p>
          </table:table-cell>
          <table:table-cell office:value-type="float" office:value="38" table:formula="of:=[.A654]-([.B654]-1)*50" table:style-name="ce1">
            <text:p>38</text:p>
          </table:table-cell>
          <table:table-cell office:value-type="string" office:string-value="" table:formula="of:=OFFSET([.$C$264];[.C654];[.B654])" table:style-name="ce1"/>
          <table:table-cell table:number-columns-repeated="16380"/>
        </table:table-row>
        <table:table-row table:style-name="ro1">
          <table:table-cell office:value-type="float" office:value="339" table:formula="of:=[.A654]+1" table:style-name="ce1">
            <text:p>339</text:p>
          </table:table-cell>
          <table:table-cell office:value-type="float" office:value="7" table:formula="of:=INT([.A654]/50)+1" table:style-name="ce1">
            <text:p>7</text:p>
          </table:table-cell>
          <table:table-cell office:value-type="float" office:value="39" table:formula="of:=[.A655]-([.B655]-1)*50" table:style-name="ce1">
            <text:p>39</text:p>
          </table:table-cell>
          <table:table-cell office:value-type="string" office:string-value="" table:formula="of:=OFFSET([.$C$264];[.C655];[.B655])" table:style-name="ce1"/>
          <table:table-cell table:number-columns-repeated="16380"/>
        </table:table-row>
        <table:table-row table:style-name="ro1">
          <table:table-cell office:value-type="float" office:value="340" table:formula="of:=[.A655]+1" table:style-name="ce1">
            <text:p>340</text:p>
          </table:table-cell>
          <table:table-cell office:value-type="float" office:value="7" table:formula="of:=INT([.A655]/50)+1" table:style-name="ce1">
            <text:p>7</text:p>
          </table:table-cell>
          <table:table-cell office:value-type="float" office:value="40" table:formula="of:=[.A656]-([.B656]-1)*50" table:style-name="ce1">
            <text:p>40</text:p>
          </table:table-cell>
          <table:table-cell office:value-type="string" office:string-value="" table:formula="of:=OFFSET([.$C$264];[.C656];[.B656])" table:style-name="ce1"/>
          <table:table-cell table:number-columns-repeated="16380"/>
        </table:table-row>
        <table:table-row table:style-name="ro1">
          <table:table-cell office:value-type="float" office:value="341" table:formula="of:=[.A656]+1" table:style-name="ce1">
            <text:p>341</text:p>
          </table:table-cell>
          <table:table-cell office:value-type="float" office:value="7" table:formula="of:=INT([.A656]/50)+1" table:style-name="ce1">
            <text:p>7</text:p>
          </table:table-cell>
          <table:table-cell office:value-type="float" office:value="41" table:formula="of:=[.A657]-([.B657]-1)*50" table:style-name="ce1">
            <text:p>41</text:p>
          </table:table-cell>
          <table:table-cell office:value-type="string" office:string-value="" table:formula="of:=OFFSET([.$C$264];[.C657];[.B657])" table:style-name="ce1"/>
          <table:table-cell table:number-columns-repeated="16380"/>
        </table:table-row>
        <table:table-row table:style-name="ro1">
          <table:table-cell office:value-type="float" office:value="342" table:formula="of:=[.A657]+1" table:style-name="ce1">
            <text:p>342</text:p>
          </table:table-cell>
          <table:table-cell office:value-type="float" office:value="7" table:formula="of:=INT([.A657]/50)+1" table:style-name="ce1">
            <text:p>7</text:p>
          </table:table-cell>
          <table:table-cell office:value-type="float" office:value="42" table:formula="of:=[.A658]-([.B658]-1)*50" table:style-name="ce1">
            <text:p>42</text:p>
          </table:table-cell>
          <table:table-cell office:value-type="string" office:string-value="" table:formula="of:=OFFSET([.$C$264];[.C658];[.B658])" table:style-name="ce1"/>
          <table:table-cell table:number-columns-repeated="16380"/>
        </table:table-row>
        <table:table-row table:style-name="ro1">
          <table:table-cell office:value-type="float" office:value="343" table:formula="of:=[.A658]+1" table:style-name="ce1">
            <text:p>343</text:p>
          </table:table-cell>
          <table:table-cell office:value-type="float" office:value="7" table:formula="of:=INT([.A658]/50)+1" table:style-name="ce1">
            <text:p>7</text:p>
          </table:table-cell>
          <table:table-cell office:value-type="float" office:value="43" table:formula="of:=[.A659]-([.B659]-1)*50" table:style-name="ce1">
            <text:p>43</text:p>
          </table:table-cell>
          <table:table-cell office:value-type="string" office:string-value="" table:formula="of:=OFFSET([.$C$264];[.C659];[.B659])" table:style-name="ce1"/>
          <table:table-cell table:number-columns-repeated="16380"/>
        </table:table-row>
        <table:table-row table:style-name="ro1">
          <table:table-cell office:value-type="float" office:value="344" table:formula="of:=[.A659]+1" table:style-name="ce1">
            <text:p>344</text:p>
          </table:table-cell>
          <table:table-cell office:value-type="float" office:value="7" table:formula="of:=INT([.A659]/50)+1" table:style-name="ce1">
            <text:p>7</text:p>
          </table:table-cell>
          <table:table-cell office:value-type="float" office:value="44" table:formula="of:=[.A660]-([.B660]-1)*50" table:style-name="ce1">
            <text:p>44</text:p>
          </table:table-cell>
          <table:table-cell office:value-type="string" office:string-value="" table:formula="of:=OFFSET([.$C$264];[.C660];[.B660])" table:style-name="ce1"/>
          <table:table-cell table:number-columns-repeated="16380"/>
        </table:table-row>
        <table:table-row table:style-name="ro1">
          <table:table-cell office:value-type="float" office:value="345" table:formula="of:=[.A660]+1" table:style-name="ce1">
            <text:p>345</text:p>
          </table:table-cell>
          <table:table-cell office:value-type="float" office:value="7" table:formula="of:=INT([.A660]/50)+1" table:style-name="ce1">
            <text:p>7</text:p>
          </table:table-cell>
          <table:table-cell office:value-type="float" office:value="45" table:formula="of:=[.A661]-([.B661]-1)*50" table:style-name="ce1">
            <text:p>45</text:p>
          </table:table-cell>
          <table:table-cell office:value-type="string" office:string-value="" table:formula="of:=OFFSET([.$C$264];[.C661];[.B661])" table:style-name="ce1"/>
          <table:table-cell table:number-columns-repeated="16380"/>
        </table:table-row>
        <table:table-row table:style-name="ro1">
          <table:table-cell office:value-type="float" office:value="346" table:formula="of:=[.A661]+1" table:style-name="ce1">
            <text:p>346</text:p>
          </table:table-cell>
          <table:table-cell office:value-type="float" office:value="7" table:formula="of:=INT([.A661]/50)+1" table:style-name="ce1">
            <text:p>7</text:p>
          </table:table-cell>
          <table:table-cell office:value-type="float" office:value="46" table:formula="of:=[.A662]-([.B662]-1)*50" table:style-name="ce1">
            <text:p>46</text:p>
          </table:table-cell>
          <table:table-cell office:value-type="string" office:string-value="" table:formula="of:=OFFSET([.$C$264];[.C662];[.B662])" table:style-name="ce1"/>
          <table:table-cell table:number-columns-repeated="16380"/>
        </table:table-row>
        <table:table-row table:style-name="ro1">
          <table:table-cell office:value-type="float" office:value="347" table:formula="of:=[.A662]+1" table:style-name="ce1">
            <text:p>347</text:p>
          </table:table-cell>
          <table:table-cell office:value-type="float" office:value="7" table:formula="of:=INT([.A662]/50)+1" table:style-name="ce1">
            <text:p>7</text:p>
          </table:table-cell>
          <table:table-cell office:value-type="float" office:value="47" table:formula="of:=[.A663]-([.B663]-1)*50" table:style-name="ce1">
            <text:p>47</text:p>
          </table:table-cell>
          <table:table-cell office:value-type="string" office:string-value="" table:formula="of:=OFFSET([.$C$264];[.C663];[.B663])" table:style-name="ce1"/>
          <table:table-cell table:number-columns-repeated="16380"/>
        </table:table-row>
        <table:table-row table:style-name="ro1">
          <table:table-cell office:value-type="float" office:value="348" table:formula="of:=[.A663]+1" table:style-name="ce1">
            <text:p>348</text:p>
          </table:table-cell>
          <table:table-cell office:value-type="float" office:value="7" table:formula="of:=INT([.A663]/50)+1" table:style-name="ce1">
            <text:p>7</text:p>
          </table:table-cell>
          <table:table-cell office:value-type="float" office:value="48" table:formula="of:=[.A664]-([.B664]-1)*50" table:style-name="ce1">
            <text:p>48</text:p>
          </table:table-cell>
          <table:table-cell office:value-type="string" office:string-value="" table:formula="of:=OFFSET([.$C$264];[.C664];[.B664])" table:style-name="ce1"/>
          <table:table-cell table:number-columns-repeated="16380"/>
        </table:table-row>
        <table:table-row table:style-name="ro1">
          <table:table-cell office:value-type="float" office:value="349" table:formula="of:=[.A664]+1" table:style-name="ce1">
            <text:p>349</text:p>
          </table:table-cell>
          <table:table-cell office:value-type="float" office:value="7" table:formula="of:=INT([.A664]/50)+1" table:style-name="ce1">
            <text:p>7</text:p>
          </table:table-cell>
          <table:table-cell office:value-type="float" office:value="49" table:formula="of:=[.A665]-([.B665]-1)*50" table:style-name="ce1">
            <text:p>49</text:p>
          </table:table-cell>
          <table:table-cell office:value-type="string" office:string-value="" table:formula="of:=OFFSET([.$C$264];[.C665];[.B665])" table:style-name="ce1"/>
          <table:table-cell table:number-columns-repeated="16380"/>
        </table:table-row>
        <table:table-row table:style-name="ro1">
          <table:table-cell office:value-type="float" office:value="350" table:formula="of:=[.A665]+1" table:style-name="ce1">
            <text:p>350</text:p>
          </table:table-cell>
          <table:table-cell office:value-type="float" office:value="7" table:formula="of:=INT([.A665]/50)+1" table:style-name="ce1">
            <text:p>7</text:p>
          </table:table-cell>
          <table:table-cell office:value-type="float" office:value="50" table:formula="of:=[.A666]-([.B666]-1)*50" table:style-name="ce1">
            <text:p>50</text:p>
          </table:table-cell>
          <table:table-cell office:value-type="string" office:string-value="" table:formula="of:=OFFSET([.$C$264];[.C666];[.B666])" table:style-name="ce1"/>
          <table:table-cell table:number-columns-repeated="16380"/>
        </table:table-row>
        <table:table-row table:style-name="ro1">
          <table:table-cell office:value-type="float" office:value="351" table:formula="of:=[.A666]+1" table:style-name="ce1">
            <text:p>351</text:p>
          </table:table-cell>
          <table:table-cell office:value-type="float" office:value="8" table:formula="of:=INT([.A666]/50)+1" table:style-name="ce1">
            <text:p>8</text:p>
          </table:table-cell>
          <table:table-cell office:value-type="float" office:value="1" table:formula="of:=[.A667]-([.B667]-1)*50" table:style-name="ce1">
            <text:p>1</text:p>
          </table:table-cell>
          <table:table-cell office:value-type="string" office:string-value="10007;store_reserved3 = NO #  reserved" table:formula="of:=OFFSET([.$C$264];[.C667];[.B667])" table:style-name="ce1">
            <text:p>10007;store_reserved3 = NO # <text:s/>reserved</text:p>
          </table:table-cell>
          <table:table-cell table:number-columns-repeated="16380"/>
        </table:table-row>
        <table:table-row table:style-name="ro1">
          <table:table-cell office:value-type="float" office:value="352" table:formula="of:=[.A667]+1" table:style-name="ce1">
            <text:p>352</text:p>
          </table:table-cell>
          <table:table-cell office:value-type="float" office:value="8" table:formula="of:=INT([.A667]/50)+1" table:style-name="ce1">
            <text:p>8</text:p>
          </table:table-cell>
          <table:table-cell office:value-type="float" office:value="2" table:formula="of:=[.A668]-([.B668]-1)*50" table:style-name="ce1">
            <text:p>2</text:p>
          </table:table-cell>
          <table:table-cell office:value-type="string" office:string-value="" table:formula="of:=OFFSET([.$C$264];[.C668];[.B668])" table:style-name="ce1"/>
          <table:table-cell table:number-columns-repeated="16380"/>
        </table:table-row>
        <table:table-row table:style-name="ro1">
          <table:table-cell office:value-type="float" office:value="353" table:formula="of:=[.A668]+1" table:style-name="ce1">
            <text:p>353</text:p>
          </table:table-cell>
          <table:table-cell office:value-type="float" office:value="8" table:formula="of:=INT([.A668]/50)+1" table:style-name="ce1">
            <text:p>8</text:p>
          </table:table-cell>
          <table:table-cell office:value-type="float" office:value="3" table:formula="of:=[.A669]-([.B669]-1)*50" table:style-name="ce1">
            <text:p>3</text:p>
          </table:table-cell>
          <table:table-cell office:value-type="string" office:string-value="" table:formula="of:=OFFSET([.$C$264];[.C669];[.B669])" table:style-name="ce1"/>
          <table:table-cell table:number-columns-repeated="16380"/>
        </table:table-row>
        <table:table-row table:style-name="ro1">
          <table:table-cell office:value-type="float" office:value="354" table:formula="of:=[.A669]+1" table:style-name="ce1">
            <text:p>354</text:p>
          </table:table-cell>
          <table:table-cell office:value-type="float" office:value="8" table:formula="of:=INT([.A669]/50)+1" table:style-name="ce1">
            <text:p>8</text:p>
          </table:table-cell>
          <table:table-cell office:value-type="float" office:value="4" table:formula="of:=[.A670]-([.B670]-1)*50" table:style-name="ce1">
            <text:p>4</text:p>
          </table:table-cell>
          <table:table-cell office:value-type="string" office:string-value="10037;store_reserved = NO #  reserved" table:formula="of:=OFFSET([.$C$264];[.C670];[.B670])" table:style-name="ce1">
            <text:p>10037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355" table:formula="of:=[.A670]+1" table:style-name="ce1">
            <text:p>355</text:p>
          </table:table-cell>
          <table:table-cell office:value-type="float" office:value="8" table:formula="of:=INT([.A670]/50)+1" table:style-name="ce1">
            <text:p>8</text:p>
          </table:table-cell>
          <table:table-cell office:value-type="float" office:value="5" table:formula="of:=[.A671]-([.B671]-1)*50" table:style-name="ce1">
            <text:p>5</text:p>
          </table:table-cell>
          <table:table-cell office:value-type="string" office:string-value="10057;store_reserved = NO #  reserved" table:formula="of:=OFFSET([.$C$264];[.C671];[.B671])" table:style-name="ce1">
            <text:p>10057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356" table:formula="of:=[.A671]+1" table:style-name="ce1">
            <text:p>356</text:p>
          </table:table-cell>
          <table:table-cell office:value-type="float" office:value="8" table:formula="of:=INT([.A671]/50)+1" table:style-name="ce1">
            <text:p>8</text:p>
          </table:table-cell>
          <table:table-cell office:value-type="float" office:value="6" table:formula="of:=[.A672]-([.B672]-1)*50" table:style-name="ce1">
            <text:p>6</text:p>
          </table:table-cell>
          <table:table-cell office:value-type="string" office:string-value="" table:formula="of:=OFFSET([.$C$264];[.C672];[.B672])" table:style-name="ce1"/>
          <table:table-cell table:number-columns-repeated="16380"/>
        </table:table-row>
        <table:table-row table:style-name="ro1">
          <table:table-cell office:value-type="float" office:value="357" table:formula="of:=[.A672]+1" table:style-name="ce1">
            <text:p>357</text:p>
          </table:table-cell>
          <table:table-cell office:value-type="float" office:value="8" table:formula="of:=INT([.A672]/50)+1" table:style-name="ce1">
            <text:p>8</text:p>
          </table:table-cell>
          <table:table-cell office:value-type="float" office:value="7" table:formula="of:=[.A673]-([.B673]-1)*50" table:style-name="ce1">
            <text:p>7</text:p>
          </table:table-cell>
          <table:table-cell office:value-type="string" office:string-value="" table:formula="of:=OFFSET([.$C$264];[.C673];[.B673])" table:style-name="ce1"/>
          <table:table-cell table:number-columns-repeated="16380"/>
        </table:table-row>
        <table:table-row table:style-name="ro1">
          <table:table-cell office:value-type="float" office:value="358" table:formula="of:=[.A673]+1" table:style-name="ce1">
            <text:p>358</text:p>
          </table:table-cell>
          <table:table-cell office:value-type="float" office:value="8" table:formula="of:=INT([.A673]/50)+1" table:style-name="ce1">
            <text:p>8</text:p>
          </table:table-cell>
          <table:table-cell office:value-type="float" office:value="8" table:formula="of:=[.A674]-([.B674]-1)*50" table:style-name="ce1">
            <text:p>8</text:p>
          </table:table-cell>
          <table:table-cell office:value-type="string" office:string-value="" table:formula="of:=OFFSET([.$C$264];[.C674];[.B674])" table:style-name="ce1"/>
          <table:table-cell table:number-columns-repeated="16380"/>
        </table:table-row>
        <table:table-row table:style-name="ro1">
          <table:table-cell office:value-type="float" office:value="359" table:formula="of:=[.A674]+1" table:style-name="ce1">
            <text:p>359</text:p>
          </table:table-cell>
          <table:table-cell office:value-type="float" office:value="8" table:formula="of:=INT([.A674]/50)+1" table:style-name="ce1">
            <text:p>8</text:p>
          </table:table-cell>
          <table:table-cell office:value-type="float" office:value="9" table:formula="of:=[.A675]-([.B675]-1)*50" table:style-name="ce1">
            <text:p>9</text:p>
          </table:table-cell>
          <table:table-cell office:value-type="string" office:string-value="" table:formula="of:=OFFSET([.$C$264];[.C675];[.B675])" table:style-name="ce1"/>
          <table:table-cell table:number-columns-repeated="16380"/>
        </table:table-row>
        <table:table-row table:style-name="ro1">
          <table:table-cell office:value-type="float" office:value="360" table:formula="of:=[.A675]+1" table:style-name="ce1">
            <text:p>360</text:p>
          </table:table-cell>
          <table:table-cell office:value-type="float" office:value="8" table:formula="of:=INT([.A675]/50)+1" table:style-name="ce1">
            <text:p>8</text:p>
          </table:table-cell>
          <table:table-cell office:value-type="float" office:value="10" table:formula="of:=[.A676]-([.B676]-1)*50" table:style-name="ce1">
            <text:p>10</text:p>
          </table:table-cell>
          <table:table-cell office:value-type="string" office:string-value="" table:formula="of:=OFFSET([.$C$264];[.C676];[.B676])" table:style-name="ce1"/>
          <table:table-cell table:number-columns-repeated="16380"/>
        </table:table-row>
        <table:table-row table:style-name="ro1">
          <table:table-cell office:value-type="float" office:value="361" table:formula="of:=[.A676]+1" table:style-name="ce1">
            <text:p>361</text:p>
          </table:table-cell>
          <table:table-cell office:value-type="float" office:value="8" table:formula="of:=INT([.A676]/50)+1" table:style-name="ce1">
            <text:p>8</text:p>
          </table:table-cell>
          <table:table-cell office:value-type="float" office:value="11" table:formula="of:=[.A677]-([.B677]-1)*50" table:style-name="ce1">
            <text:p>11</text:p>
          </table:table-cell>
          <table:table-cell office:value-type="string" office:string-value="" table:formula="of:=OFFSET([.$C$264];[.C677];[.B677])" table:style-name="ce1"/>
          <table:table-cell table:number-columns-repeated="16380"/>
        </table:table-row>
        <table:table-row table:style-name="ro1">
          <table:table-cell office:value-type="float" office:value="362" table:formula="of:=[.A677]+1" table:style-name="ce1">
            <text:p>362</text:p>
          </table:table-cell>
          <table:table-cell office:value-type="float" office:value="8" table:formula="of:=INT([.A677]/50)+1" table:style-name="ce1">
            <text:p>8</text:p>
          </table:table-cell>
          <table:table-cell office:value-type="float" office:value="12" table:formula="of:=[.A678]-([.B678]-1)*50" table:style-name="ce1">
            <text:p>12</text:p>
          </table:table-cell>
          <table:table-cell office:value-type="string" office:string-value="" table:formula="of:=OFFSET([.$C$264];[.C678];[.B678])" table:style-name="ce1"/>
          <table:table-cell table:number-columns-repeated="16380"/>
        </table:table-row>
        <table:table-row table:style-name="ro1">
          <table:table-cell office:value-type="float" office:value="363" table:formula="of:=[.A678]+1" table:style-name="ce1">
            <text:p>363</text:p>
          </table:table-cell>
          <table:table-cell office:value-type="float" office:value="8" table:formula="of:=INT([.A678]/50)+1" table:style-name="ce1">
            <text:p>8</text:p>
          </table:table-cell>
          <table:table-cell office:value-type="float" office:value="13" table:formula="of:=[.A679]-([.B679]-1)*50" table:style-name="ce1">
            <text:p>13</text:p>
          </table:table-cell>
          <table:table-cell office:value-type="string" office:string-value="" table:formula="of:=OFFSET([.$C$264];[.C679];[.B679])" table:style-name="ce1"/>
          <table:table-cell table:number-columns-repeated="16380"/>
        </table:table-row>
        <table:table-row table:style-name="ro1">
          <table:table-cell office:value-type="float" office:value="364" table:formula="of:=[.A679]+1" table:style-name="ce1">
            <text:p>364</text:p>
          </table:table-cell>
          <table:table-cell office:value-type="float" office:value="8" table:formula="of:=INT([.A679]/50)+1" table:style-name="ce1">
            <text:p>8</text:p>
          </table:table-cell>
          <table:table-cell office:value-type="float" office:value="14" table:formula="of:=[.A680]-([.B680]-1)*50" table:style-name="ce1">
            <text:p>14</text:p>
          </table:table-cell>
          <table:table-cell office:value-type="string" office:string-value="" table:formula="of:=OFFSET([.$C$264];[.C680];[.B680])" table:style-name="ce1"/>
          <table:table-cell table:number-columns-repeated="16380"/>
        </table:table-row>
        <table:table-row table:style-name="ro1">
          <table:table-cell office:value-type="float" office:value="365" table:formula="of:=[.A680]+1" table:style-name="ce1">
            <text:p>365</text:p>
          </table:table-cell>
          <table:table-cell office:value-type="float" office:value="8" table:formula="of:=INT([.A680]/50)+1" table:style-name="ce1">
            <text:p>8</text:p>
          </table:table-cell>
          <table:table-cell office:value-type="float" office:value="15" table:formula="of:=[.A681]-([.B681]-1)*50" table:style-name="ce1">
            <text:p>15</text:p>
          </table:table-cell>
          <table:table-cell office:value-type="string" office:string-value="" table:formula="of:=OFFSET([.$C$264];[.C681];[.B681])" table:style-name="ce1"/>
          <table:table-cell table:number-columns-repeated="16380"/>
        </table:table-row>
        <table:table-row table:style-name="ro1">
          <table:table-cell office:value-type="float" office:value="366" table:formula="of:=[.A681]+1" table:style-name="ce1">
            <text:p>366</text:p>
          </table:table-cell>
          <table:table-cell office:value-type="float" office:value="8" table:formula="of:=INT([.A681]/50)+1" table:style-name="ce1">
            <text:p>8</text:p>
          </table:table-cell>
          <table:table-cell office:value-type="float" office:value="16" table:formula="of:=[.A682]-([.B682]-1)*50" table:style-name="ce1">
            <text:p>16</text:p>
          </table:table-cell>
          <table:table-cell office:value-type="string" office:string-value="" table:formula="of:=OFFSET([.$C$264];[.C682];[.B682])" table:style-name="ce1"/>
          <table:table-cell table:number-columns-repeated="16380"/>
        </table:table-row>
        <table:table-row table:style-name="ro1">
          <table:table-cell office:value-type="float" office:value="367" table:formula="of:=[.A682]+1" table:style-name="ce1">
            <text:p>367</text:p>
          </table:table-cell>
          <table:table-cell office:value-type="float" office:value="8" table:formula="of:=INT([.A682]/50)+1" table:style-name="ce1">
            <text:p>8</text:p>
          </table:table-cell>
          <table:table-cell office:value-type="float" office:value="17" table:formula="of:=[.A683]-([.B683]-1)*50" table:style-name="ce1">
            <text:p>17</text:p>
          </table:table-cell>
          <table:table-cell office:value-type="string" office:string-value="" table:formula="of:=OFFSET([.$C$264];[.C683];[.B683])" table:style-name="ce1"/>
          <table:table-cell table:number-columns-repeated="16380"/>
        </table:table-row>
        <table:table-row table:style-name="ro1">
          <table:table-cell office:value-type="float" office:value="368" table:formula="of:=[.A683]+1" table:style-name="ce1">
            <text:p>368</text:p>
          </table:table-cell>
          <table:table-cell office:value-type="float" office:value="8" table:formula="of:=INT([.A683]/50)+1" table:style-name="ce1">
            <text:p>8</text:p>
          </table:table-cell>
          <table:table-cell office:value-type="float" office:value="18" table:formula="of:=[.A684]-([.B684]-1)*50" table:style-name="ce1">
            <text:p>18</text:p>
          </table:table-cell>
          <table:table-cell office:value-type="string" office:string-value="" table:formula="of:=OFFSET([.$C$264];[.C684];[.B684])" table:style-name="ce1"/>
          <table:table-cell table:number-columns-repeated="16380"/>
        </table:table-row>
        <table:table-row table:style-name="ro1">
          <table:table-cell office:value-type="float" office:value="369" table:formula="of:=[.A684]+1" table:style-name="ce1">
            <text:p>369</text:p>
          </table:table-cell>
          <table:table-cell office:value-type="float" office:value="8" table:formula="of:=INT([.A684]/50)+1" table:style-name="ce1">
            <text:p>8</text:p>
          </table:table-cell>
          <table:table-cell office:value-type="float" office:value="19" table:formula="of:=[.A685]-([.B685]-1)*50" table:style-name="ce1">
            <text:p>19</text:p>
          </table:table-cell>
          <table:table-cell office:value-type="string" office:string-value="" table:formula="of:=OFFSET([.$C$264];[.C685];[.B685])" table:style-name="ce1"/>
          <table:table-cell table:number-columns-repeated="16380"/>
        </table:table-row>
        <table:table-row table:style-name="ro1">
          <table:table-cell office:value-type="float" office:value="370" table:formula="of:=[.A685]+1" table:style-name="ce1">
            <text:p>370</text:p>
          </table:table-cell>
          <table:table-cell office:value-type="float" office:value="8" table:formula="of:=INT([.A685]/50)+1" table:style-name="ce1">
            <text:p>8</text:p>
          </table:table-cell>
          <table:table-cell office:value-type="float" office:value="20" table:formula="of:=[.A686]-([.B686]-1)*50" table:style-name="ce1">
            <text:p>20</text:p>
          </table:table-cell>
          <table:table-cell office:value-type="string" office:string-value="" table:formula="of:=OFFSET([.$C$264];[.C686];[.B686])" table:style-name="ce1"/>
          <table:table-cell table:number-columns-repeated="16380"/>
        </table:table-row>
        <table:table-row table:style-name="ro1">
          <table:table-cell office:value-type="float" office:value="371" table:formula="of:=[.A686]+1" table:style-name="ce1">
            <text:p>371</text:p>
          </table:table-cell>
          <table:table-cell office:value-type="float" office:value="8" table:formula="of:=INT([.A686]/50)+1" table:style-name="ce1">
            <text:p>8</text:p>
          </table:table-cell>
          <table:table-cell office:value-type="float" office:value="21" table:formula="of:=[.A687]-([.B687]-1)*50" table:style-name="ce1">
            <text:p>21</text:p>
          </table:table-cell>
          <table:table-cell office:value-type="string" office:string-value="" table:formula="of:=OFFSET([.$C$264];[.C687];[.B687])" table:style-name="ce1"/>
          <table:table-cell table:number-columns-repeated="16380"/>
        </table:table-row>
        <table:table-row table:style-name="ro1">
          <table:table-cell office:value-type="float" office:value="372" table:formula="of:=[.A687]+1" table:style-name="ce1">
            <text:p>372</text:p>
          </table:table-cell>
          <table:table-cell office:value-type="float" office:value="8" table:formula="of:=INT([.A687]/50)+1" table:style-name="ce1">
            <text:p>8</text:p>
          </table:table-cell>
          <table:table-cell office:value-type="float" office:value="22" table:formula="of:=[.A688]-([.B688]-1)*50" table:style-name="ce1">
            <text:p>22</text:p>
          </table:table-cell>
          <table:table-cell office:value-type="string" office:string-value="" table:formula="of:=OFFSET([.$C$264];[.C688];[.B688])" table:style-name="ce1"/>
          <table:table-cell table:number-columns-repeated="16380"/>
        </table:table-row>
        <table:table-row table:style-name="ro1">
          <table:table-cell office:value-type="float" office:value="373" table:formula="of:=[.A688]+1" table:style-name="ce1">
            <text:p>373</text:p>
          </table:table-cell>
          <table:table-cell office:value-type="float" office:value="8" table:formula="of:=INT([.A688]/50)+1" table:style-name="ce1">
            <text:p>8</text:p>
          </table:table-cell>
          <table:table-cell office:value-type="float" office:value="23" table:formula="of:=[.A689]-([.B689]-1)*50" table:style-name="ce1">
            <text:p>23</text:p>
          </table:table-cell>
          <table:table-cell office:value-type="string" office:string-value="" table:formula="of:=OFFSET([.$C$264];[.C689];[.B689])" table:style-name="ce1"/>
          <table:table-cell table:number-columns-repeated="16380"/>
        </table:table-row>
        <table:table-row table:style-name="ro1">
          <table:table-cell office:value-type="float" office:value="374" table:formula="of:=[.A689]+1" table:style-name="ce1">
            <text:p>374</text:p>
          </table:table-cell>
          <table:table-cell office:value-type="float" office:value="8" table:formula="of:=INT([.A689]/50)+1" table:style-name="ce1">
            <text:p>8</text:p>
          </table:table-cell>
          <table:table-cell office:value-type="float" office:value="24" table:formula="of:=[.A690]-([.B690]-1)*50" table:style-name="ce1">
            <text:p>24</text:p>
          </table:table-cell>
          <table:table-cell office:value-type="string" office:string-value="" table:formula="of:=OFFSET([.$C$264];[.C690];[.B690])" table:style-name="ce1"/>
          <table:table-cell table:number-columns-repeated="16380"/>
        </table:table-row>
        <table:table-row table:style-name="ro1">
          <table:table-cell office:value-type="float" office:value="375" table:formula="of:=[.A690]+1" table:style-name="ce1">
            <text:p>375</text:p>
          </table:table-cell>
          <table:table-cell office:value-type="float" office:value="8" table:formula="of:=INT([.A690]/50)+1" table:style-name="ce1">
            <text:p>8</text:p>
          </table:table-cell>
          <table:table-cell office:value-type="float" office:value="25" table:formula="of:=[.A691]-([.B691]-1)*50" table:style-name="ce1">
            <text:p>25</text:p>
          </table:table-cell>
          <table:table-cell office:value-type="string" office:string-value="" table:formula="of:=OFFSET([.$C$264];[.C691];[.B691])" table:style-name="ce1"/>
          <table:table-cell table:number-columns-repeated="16380"/>
        </table:table-row>
        <table:table-row table:style-name="ro1">
          <table:table-cell office:value-type="float" office:value="376" table:formula="of:=[.A691]+1" table:style-name="ce1">
            <text:p>376</text:p>
          </table:table-cell>
          <table:table-cell office:value-type="float" office:value="8" table:formula="of:=INT([.A691]/50)+1" table:style-name="ce1">
            <text:p>8</text:p>
          </table:table-cell>
          <table:table-cell office:value-type="float" office:value="26" table:formula="of:=[.A692]-([.B692]-1)*50" table:style-name="ce1">
            <text:p>26</text:p>
          </table:table-cell>
          <table:table-cell office:value-type="string" office:string-value="" table:formula="of:=OFFSET([.$C$264];[.C692];[.B692])" table:style-name="ce1"/>
          <table:table-cell table:number-columns-repeated="16380"/>
        </table:table-row>
        <table:table-row table:style-name="ro1">
          <table:table-cell office:value-type="float" office:value="377" table:formula="of:=[.A692]+1" table:style-name="ce1">
            <text:p>377</text:p>
          </table:table-cell>
          <table:table-cell office:value-type="float" office:value="8" table:formula="of:=INT([.A692]/50)+1" table:style-name="ce1">
            <text:p>8</text:p>
          </table:table-cell>
          <table:table-cell office:value-type="float" office:value="27" table:formula="of:=[.A693]-([.B693]-1)*50" table:style-name="ce1">
            <text:p>27</text:p>
          </table:table-cell>
          <table:table-cell office:value-type="string" office:string-value="" table:formula="of:=OFFSET([.$C$264];[.C693];[.B693])" table:style-name="ce1"/>
          <table:table-cell table:number-columns-repeated="16380"/>
        </table:table-row>
        <table:table-row table:style-name="ro1">
          <table:table-cell office:value-type="float" office:value="378" table:formula="of:=[.A693]+1" table:style-name="ce1">
            <text:p>378</text:p>
          </table:table-cell>
          <table:table-cell office:value-type="float" office:value="8" table:formula="of:=INT([.A693]/50)+1" table:style-name="ce1">
            <text:p>8</text:p>
          </table:table-cell>
          <table:table-cell office:value-type="float" office:value="28" table:formula="of:=[.A694]-([.B694]-1)*50" table:style-name="ce1">
            <text:p>28</text:p>
          </table:table-cell>
          <table:table-cell office:value-type="string" office:string-value="" table:formula="of:=OFFSET([.$C$264];[.C694];[.B694])" table:style-name="ce1"/>
          <table:table-cell table:number-columns-repeated="16380"/>
        </table:table-row>
        <table:table-row table:style-name="ro1">
          <table:table-cell office:value-type="float" office:value="379" table:formula="of:=[.A694]+1" table:style-name="ce1">
            <text:p>379</text:p>
          </table:table-cell>
          <table:table-cell office:value-type="float" office:value="8" table:formula="of:=INT([.A694]/50)+1" table:style-name="ce1">
            <text:p>8</text:p>
          </table:table-cell>
          <table:table-cell office:value-type="float" office:value="29" table:formula="of:=[.A695]-([.B695]-1)*50" table:style-name="ce1">
            <text:p>29</text:p>
          </table:table-cell>
          <table:table-cell office:value-type="string" office:string-value="" table:formula="of:=OFFSET([.$C$264];[.C695];[.B695])" table:style-name="ce1"/>
          <table:table-cell table:number-columns-repeated="16380"/>
        </table:table-row>
        <table:table-row table:style-name="ro1">
          <table:table-cell office:value-type="float" office:value="380" table:formula="of:=[.A695]+1" table:style-name="ce1">
            <text:p>380</text:p>
          </table:table-cell>
          <table:table-cell office:value-type="float" office:value="8" table:formula="of:=INT([.A695]/50)+1" table:style-name="ce1">
            <text:p>8</text:p>
          </table:table-cell>
          <table:table-cell office:value-type="float" office:value="30" table:formula="of:=[.A696]-([.B696]-1)*50" table:style-name="ce1">
            <text:p>30</text:p>
          </table:table-cell>
          <table:table-cell office:value-type="string" office:string-value="" table:formula="of:=OFFSET([.$C$264];[.C696];[.B696])" table:style-name="ce1"/>
          <table:table-cell table:number-columns-repeated="16380"/>
        </table:table-row>
        <table:table-row table:style-name="ro1">
          <table:table-cell office:value-type="float" office:value="381" table:formula="of:=[.A696]+1" table:style-name="ce1">
            <text:p>381</text:p>
          </table:table-cell>
          <table:table-cell office:value-type="float" office:value="8" table:formula="of:=INT([.A696]/50)+1" table:style-name="ce1">
            <text:p>8</text:p>
          </table:table-cell>
          <table:table-cell office:value-type="float" office:value="31" table:formula="of:=[.A697]-([.B697]-1)*50" table:style-name="ce1">
            <text:p>31</text:p>
          </table:table-cell>
          <table:table-cell office:value-type="string" office:string-value="" table:formula="of:=OFFSET([.$C$264];[.C697];[.B697])" table:style-name="ce1"/>
          <table:table-cell table:number-columns-repeated="16380"/>
        </table:table-row>
        <table:table-row table:style-name="ro1">
          <table:table-cell office:value-type="float" office:value="382" table:formula="of:=[.A697]+1" table:style-name="ce1">
            <text:p>382</text:p>
          </table:table-cell>
          <table:table-cell office:value-type="float" office:value="8" table:formula="of:=INT([.A697]/50)+1" table:style-name="ce1">
            <text:p>8</text:p>
          </table:table-cell>
          <table:table-cell office:value-type="float" office:value="32" table:formula="of:=[.A698]-([.B698]-1)*50" table:style-name="ce1">
            <text:p>32</text:p>
          </table:table-cell>
          <table:table-cell office:value-type="string" office:string-value="" table:formula="of:=OFFSET([.$C$264];[.C698];[.B698])" table:style-name="ce1"/>
          <table:table-cell table:number-columns-repeated="16380"/>
        </table:table-row>
        <table:table-row table:style-name="ro1">
          <table:table-cell office:value-type="float" office:value="383" table:formula="of:=[.A698]+1" table:style-name="ce1">
            <text:p>383</text:p>
          </table:table-cell>
          <table:table-cell office:value-type="float" office:value="8" table:formula="of:=INT([.A698]/50)+1" table:style-name="ce1">
            <text:p>8</text:p>
          </table:table-cell>
          <table:table-cell office:value-type="float" office:value="33" table:formula="of:=[.A699]-([.B699]-1)*50" table:style-name="ce1">
            <text:p>33</text:p>
          </table:table-cell>
          <table:table-cell office:value-type="string" office:string-value="" table:formula="of:=OFFSET([.$C$264];[.C699];[.B699])" table:style-name="ce1"/>
          <table:table-cell table:number-columns-repeated="16380"/>
        </table:table-row>
        <table:table-row table:style-name="ro1">
          <table:table-cell office:value-type="float" office:value="384" table:formula="of:=[.A699]+1" table:style-name="ce1">
            <text:p>384</text:p>
          </table:table-cell>
          <table:table-cell office:value-type="float" office:value="8" table:formula="of:=INT([.A699]/50)+1" table:style-name="ce1">
            <text:p>8</text:p>
          </table:table-cell>
          <table:table-cell office:value-type="float" office:value="34" table:formula="of:=[.A700]-([.B700]-1)*50" table:style-name="ce1">
            <text:p>34</text:p>
          </table:table-cell>
          <table:table-cell office:value-type="string" office:string-value="" table:formula="of:=OFFSET([.$C$264];[.C700];[.B700])" table:style-name="ce1"/>
          <table:table-cell table:number-columns-repeated="16380"/>
        </table:table-row>
        <table:table-row table:style-name="ro1">
          <table:table-cell office:value-type="float" office:value="385" table:formula="of:=[.A700]+1" table:style-name="ce1">
            <text:p>385</text:p>
          </table:table-cell>
          <table:table-cell office:value-type="float" office:value="8" table:formula="of:=INT([.A700]/50)+1" table:style-name="ce1">
            <text:p>8</text:p>
          </table:table-cell>
          <table:table-cell office:value-type="float" office:value="35" table:formula="of:=[.A701]-([.B701]-1)*50" table:style-name="ce1">
            <text:p>35</text:p>
          </table:table-cell>
          <table:table-cell office:value-type="string" office:string-value="" table:formula="of:=OFFSET([.$C$264];[.C701];[.B701])" table:style-name="ce1"/>
          <table:table-cell table:number-columns-repeated="16380"/>
        </table:table-row>
        <table:table-row table:style-name="ro1">
          <table:table-cell office:value-type="float" office:value="386" table:formula="of:=[.A701]+1" table:style-name="ce1">
            <text:p>386</text:p>
          </table:table-cell>
          <table:table-cell office:value-type="float" office:value="8" table:formula="of:=INT([.A701]/50)+1" table:style-name="ce1">
            <text:p>8</text:p>
          </table:table-cell>
          <table:table-cell office:value-type="float" office:value="36" table:formula="of:=[.A702]-([.B702]-1)*50" table:style-name="ce1">
            <text:p>36</text:p>
          </table:table-cell>
          <table:table-cell office:value-type="string" office:string-value="" table:formula="of:=OFFSET([.$C$264];[.C702];[.B702])" table:style-name="ce1"/>
          <table:table-cell table:number-columns-repeated="16380"/>
        </table:table-row>
        <table:table-row table:style-name="ro1">
          <table:table-cell office:value-type="float" office:value="387" table:formula="of:=[.A702]+1" table:style-name="ce1">
            <text:p>387</text:p>
          </table:table-cell>
          <table:table-cell office:value-type="float" office:value="8" table:formula="of:=INT([.A702]/50)+1" table:style-name="ce1">
            <text:p>8</text:p>
          </table:table-cell>
          <table:table-cell office:value-type="float" office:value="37" table:formula="of:=[.A703]-([.B703]-1)*50" table:style-name="ce1">
            <text:p>37</text:p>
          </table:table-cell>
          <table:table-cell office:value-type="string" office:string-value="11007;store_reserved = NO #  reserved" table:formula="of:=OFFSET([.$C$264];[.C703];[.B703])" table:style-name="ce1">
            <text:p>11007;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388" table:formula="of:=[.A703]+1" table:style-name="ce1">
            <text:p>388</text:p>
          </table:table-cell>
          <table:table-cell office:value-type="float" office:value="8" table:formula="of:=INT([.A703]/50)+1" table:style-name="ce1">
            <text:p>8</text:p>
          </table:table-cell>
          <table:table-cell office:value-type="float" office:value="38" table:formula="of:=[.A704]-([.B704]-1)*50" table:style-name="ce1">
            <text:p>38</text:p>
          </table:table-cell>
          <table:table-cell office:value-type="string" office:string-value="" table:formula="of:=OFFSET([.$C$264];[.C704];[.B704])" table:style-name="ce1"/>
          <table:table-cell table:number-columns-repeated="16380"/>
        </table:table-row>
        <table:table-row table:style-name="ro1">
          <table:table-cell office:value-type="float" office:value="389" table:formula="of:=[.A704]+1" table:style-name="ce1">
            <text:p>389</text:p>
          </table:table-cell>
          <table:table-cell office:value-type="float" office:value="8" table:formula="of:=INT([.A704]/50)+1" table:style-name="ce1">
            <text:p>8</text:p>
          </table:table-cell>
          <table:table-cell office:value-type="float" office:value="39" table:formula="of:=[.A705]-([.B705]-1)*50" table:style-name="ce1">
            <text:p>39</text:p>
          </table:table-cell>
          <table:table-cell office:value-type="string" office:string-value="" table:formula="of:=OFFSET([.$C$264];[.C705];[.B705])" table:style-name="ce1"/>
          <table:table-cell table:number-columns-repeated="16380"/>
        </table:table-row>
        <table:table-row table:style-name="ro1">
          <table:table-cell office:value-type="float" office:value="390" table:formula="of:=[.A705]+1" table:style-name="ce1">
            <text:p>390</text:p>
          </table:table-cell>
          <table:table-cell office:value-type="float" office:value="8" table:formula="of:=INT([.A705]/50)+1" table:style-name="ce1">
            <text:p>8</text:p>
          </table:table-cell>
          <table:table-cell office:value-type="float" office:value="40" table:formula="of:=[.A706]-([.B706]-1)*50" table:style-name="ce1">
            <text:p>40</text:p>
          </table:table-cell>
          <table:table-cell office:value-type="string" office:string-value="" table:formula="of:=OFFSET([.$C$264];[.C706];[.B706])" table:style-name="ce1"/>
          <table:table-cell table:number-columns-repeated="16380"/>
        </table:table-row>
        <table:table-row table:style-name="ro1">
          <table:table-cell office:value-type="float" office:value="391" table:formula="of:=[.A706]+1" table:style-name="ce1">
            <text:p>391</text:p>
          </table:table-cell>
          <table:table-cell office:value-type="float" office:value="8" table:formula="of:=INT([.A706]/50)+1" table:style-name="ce1">
            <text:p>8</text:p>
          </table:table-cell>
          <table:table-cell office:value-type="float" office:value="41" table:formula="of:=[.A707]-([.B707]-1)*50" table:style-name="ce1">
            <text:p>41</text:p>
          </table:table-cell>
          <table:table-cell office:value-type="string" office:string-value="" table:formula="of:=OFFSET([.$C$264];[.C707];[.B707])" table:style-name="ce1"/>
          <table:table-cell table:number-columns-repeated="16380"/>
        </table:table-row>
        <table:table-row table:style-name="ro1">
          <table:table-cell office:value-type="float" office:value="392" table:formula="of:=[.A707]+1" table:style-name="ce1">
            <text:p>392</text:p>
          </table:table-cell>
          <table:table-cell office:value-type="float" office:value="8" table:formula="of:=INT([.A707]/50)+1" table:style-name="ce1">
            <text:p>8</text:p>
          </table:table-cell>
          <table:table-cell office:value-type="float" office:value="42" table:formula="of:=[.A708]-([.B708]-1)*50" table:style-name="ce1">
            <text:p>42</text:p>
          </table:table-cell>
          <table:table-cell office:value-type="string" office:string-value="" table:formula="of:=OFFSET([.$C$264];[.C708];[.B708])" table:style-name="ce1"/>
          <table:table-cell table:number-columns-repeated="16380"/>
        </table:table-row>
        <table:table-row table:style-name="ro1">
          <table:table-cell office:value-type="float" office:value="393" table:formula="of:=[.A708]+1" table:style-name="ce1">
            <text:p>393</text:p>
          </table:table-cell>
          <table:table-cell office:value-type="float" office:value="8" table:formula="of:=INT([.A708]/50)+1" table:style-name="ce1">
            <text:p>8</text:p>
          </table:table-cell>
          <table:table-cell office:value-type="float" office:value="43" table:formula="of:=[.A709]-([.B709]-1)*50" table:style-name="ce1">
            <text:p>43</text:p>
          </table:table-cell>
          <table:table-cell office:value-type="string" office:string-value="" table:formula="of:=OFFSET([.$C$264];[.C709];[.B709])" table:style-name="ce1"/>
          <table:table-cell table:number-columns-repeated="16380"/>
        </table:table-row>
        <table:table-row table:style-name="ro1">
          <table:table-cell office:value-type="float" office:value="394" table:formula="of:=[.A709]+1" table:style-name="ce1">
            <text:p>394</text:p>
          </table:table-cell>
          <table:table-cell office:value-type="float" office:value="8" table:formula="of:=INT([.A709]/50)+1" table:style-name="ce1">
            <text:p>8</text:p>
          </table:table-cell>
          <table:table-cell office:value-type="float" office:value="44" table:formula="of:=[.A710]-([.B710]-1)*50" table:style-name="ce1">
            <text:p>44</text:p>
          </table:table-cell>
          <table:table-cell office:value-type="string" office:string-value="" table:formula="of:=OFFSET([.$C$264];[.C710];[.B710])" table:style-name="ce1"/>
          <table:table-cell table:number-columns-repeated="16380"/>
        </table:table-row>
        <table:table-row table:style-name="ro1">
          <table:table-cell office:value-type="float" office:value="395" table:formula="of:=[.A710]+1" table:style-name="ce1">
            <text:p>395</text:p>
          </table:table-cell>
          <table:table-cell office:value-type="float" office:value="8" table:formula="of:=INT([.A710]/50)+1" table:style-name="ce1">
            <text:p>8</text:p>
          </table:table-cell>
          <table:table-cell office:value-type="float" office:value="45" table:formula="of:=[.A711]-([.B711]-1)*50" table:style-name="ce1">
            <text:p>45</text:p>
          </table:table-cell>
          <table:table-cell office:value-type="string" office:string-value="" table:formula="of:=OFFSET([.$C$264];[.C711];[.B711])" table:style-name="ce1"/>
          <table:table-cell table:number-columns-repeated="16380"/>
        </table:table-row>
        <table:table-row table:style-name="ro1">
          <table:table-cell office:value-type="float" office:value="396" table:formula="of:=[.A711]+1" table:style-name="ce1">
            <text:p>396</text:p>
          </table:table-cell>
          <table:table-cell office:value-type="float" office:value="8" table:formula="of:=INT([.A711]/50)+1" table:style-name="ce1">
            <text:p>8</text:p>
          </table:table-cell>
          <table:table-cell office:value-type="float" office:value="46" table:formula="of:=[.A712]-([.B712]-1)*50" table:style-name="ce1">
            <text:p>46</text:p>
          </table:table-cell>
          <table:table-cell office:value-type="string" office:string-value="" table:formula="of:=OFFSET([.$C$264];[.C712];[.B712])" table:style-name="ce1"/>
          <table:table-cell table:number-columns-repeated="16380"/>
        </table:table-row>
        <table:table-row table:style-name="ro1">
          <table:table-cell office:value-type="float" office:value="397" table:formula="of:=[.A712]+1" table:style-name="ce1">
            <text:p>397</text:p>
          </table:table-cell>
          <table:table-cell office:value-type="float" office:value="8" table:formula="of:=INT([.A712]/50)+1" table:style-name="ce1">
            <text:p>8</text:p>
          </table:table-cell>
          <table:table-cell office:value-type="float" office:value="47" table:formula="of:=[.A713]-([.B713]-1)*50" table:style-name="ce1">
            <text:p>47</text:p>
          </table:table-cell>
          <table:table-cell office:value-type="string" office:string-value="" table:formula="of:=OFFSET([.$C$264];[.C713];[.B713])" table:style-name="ce1"/>
          <table:table-cell table:number-columns-repeated="16380"/>
        </table:table-row>
        <table:table-row table:style-name="ro1">
          <table:table-cell office:value-type="float" office:value="398" table:formula="of:=[.A713]+1" table:style-name="ce1">
            <text:p>398</text:p>
          </table:table-cell>
          <table:table-cell office:value-type="float" office:value="8" table:formula="of:=INT([.A713]/50)+1" table:style-name="ce1">
            <text:p>8</text:p>
          </table:table-cell>
          <table:table-cell office:value-type="float" office:value="48" table:formula="of:=[.A714]-([.B714]-1)*50" table:style-name="ce1">
            <text:p>48</text:p>
          </table:table-cell>
          <table:table-cell office:value-type="string" office:string-value="" table:formula="of:=OFFSET([.$C$264];[.C714];[.B714])" table:style-name="ce1"/>
          <table:table-cell table:number-columns-repeated="16380"/>
        </table:table-row>
        <table:table-row table:style-name="ro1">
          <table:table-cell office:value-type="float" office:value="399" table:formula="of:=[.A714]+1" table:style-name="ce1">
            <text:p>399</text:p>
          </table:table-cell>
          <table:table-cell office:value-type="float" office:value="8" table:formula="of:=INT([.A714]/50)+1" table:style-name="ce1">
            <text:p>8</text:p>
          </table:table-cell>
          <table:table-cell office:value-type="float" office:value="49" table:formula="of:=[.A715]-([.B715]-1)*50" table:style-name="ce1">
            <text:p>49</text:p>
          </table:table-cell>
          <table:table-cell office:value-type="string" office:string-value="" table:formula="of:=OFFSET([.$C$264];[.C715];[.B715])" table:style-name="ce1"/>
          <table:table-cell table:number-columns-repeated="16380"/>
        </table:table-row>
        <table:table-row table:style-name="ro1">
          <table:table-cell office:value-type="float" office:value="400" table:formula="of:=[.A715]+1" table:style-name="ce1">
            <text:p>400</text:p>
          </table:table-cell>
          <table:table-cell office:value-type="float" office:value="8" table:formula="of:=INT([.A715]/50)+1" table:style-name="ce1">
            <text:p>8</text:p>
          </table:table-cell>
          <table:table-cell office:value-type="float" office:value="50" table:formula="of:=[.A716]-([.B716]-1)*50" table:style-name="ce1">
            <text:p>50</text:p>
          </table:table-cell>
          <table:table-cell office:value-type="string" office:string-value="" table:formula="of:=OFFSET([.$C$264];[.C716];[.B716])" table:style-name="ce1"/>
          <table:table-cell table:number-columns-repeated="16380"/>
        </table:table-row>
        <table:table-row table:style-name="ro1">
          <table:table-cell office:value-type="float" office:value="401" table:formula="of:=[.A716]+1" table:style-name="ce1">
            <text:p>401</text:p>
          </table:table-cell>
          <table:table-cell office:value-type="float" office:value="9" table:formula="of:=INT([.A716]/50)+1" table:style-name="ce1">
            <text:p>9</text:p>
          </table:table-cell>
          <table:table-cell office:value-type="float" office:value="1" table:formula="of:=[.A717]-([.B717]-1)*50" table:style-name="ce1">
            <text:p>1</text:p>
          </table:table-cell>
          <table:table-cell office:value-type="string" office:string-value="10008;store_fault_indication = NO #  Fault indication" table:formula="of:=OFFSET([.$C$264];[.C717];[.B717])" table:style-name="ce1">
            <text:p>10008;store_fault_indication = NO # <text:s/>Fault indication</text:p>
          </table:table-cell>
          <table:table-cell table:number-columns-repeated="16380"/>
        </table:table-row>
        <table:table-row table:style-name="ro1">
          <table:table-cell office:value-type="float" office:value="402" table:formula="of:=[.A717]+1" table:style-name="ce1">
            <text:p>402</text:p>
          </table:table-cell>
          <table:table-cell office:value-type="float" office:value="9" table:formula="of:=INT([.A717]/50)+1" table:style-name="ce1">
            <text:p>9</text:p>
          </table:table-cell>
          <table:table-cell office:value-type="float" office:value="2" table:formula="of:=[.A718]-([.B718]-1)*50" table:style-name="ce1">
            <text:p>2</text:p>
          </table:table-cell>
          <table:table-cell office:value-type="string" office:string-value="" table:formula="of:=OFFSET([.$C$264];[.C718];[.B718])" table:style-name="ce1"/>
          <table:table-cell table:number-columns-repeated="16380"/>
        </table:table-row>
        <table:table-row table:style-name="ro1">
          <table:table-cell office:value-type="float" office:value="403" table:formula="of:=[.A718]+1" table:style-name="ce1">
            <text:p>403</text:p>
          </table:table-cell>
          <table:table-cell office:value-type="float" office:value="9" table:formula="of:=INT([.A718]/50)+1" table:style-name="ce1">
            <text:p>9</text:p>
          </table:table-cell>
          <table:table-cell office:value-type="float" office:value="3" table:formula="of:=[.A719]-([.B719]-1)*50" table:style-name="ce1">
            <text:p>3</text:p>
          </table:table-cell>
          <table:table-cell office:value-type="string" office:string-value="" table:formula="of:=OFFSET([.$C$264];[.C719];[.B719])" table:style-name="ce1"/>
          <table:table-cell table:number-columns-repeated="16380"/>
        </table:table-row>
        <table:table-row table:style-name="ro1">
          <table:table-cell office:value-type="float" office:value="404" table:formula="of:=[.A719]+1" table:style-name="ce1">
            <text:p>404</text:p>
          </table:table-cell>
          <table:table-cell office:value-type="float" office:value="9" table:formula="of:=INT([.A719]/50)+1" table:style-name="ce1">
            <text:p>9</text:p>
          </table:table-cell>
          <table:table-cell office:value-type="float" office:value="4" table:formula="of:=[.A720]-([.B720]-1)*50" table:style-name="ce1">
            <text:p>4</text:p>
          </table:table-cell>
          <table:table-cell office:value-type="string" office:string-value="10038;store_slave_memberID = NO #  MemberID code of the slave" table:formula="of:=OFFSET([.$C$264];[.C720];[.B720])" table:style-name="ce1">
            <text:p>10038;store_slave_memberID = NO # <text:s/>MemberID code of the slave</text:p>
          </table:table-cell>
          <table:table-cell table:number-columns-repeated="16380"/>
        </table:table-row>
        <table:table-row table:style-name="ro1">
          <table:table-cell office:value-type="float" office:value="405" table:formula="of:=[.A720]+1" table:style-name="ce1">
            <text:p>405</text:p>
          </table:table-cell>
          <table:table-cell office:value-type="float" office:value="9" table:formula="of:=INT([.A720]/50)+1" table:style-name="ce1">
            <text:p>9</text:p>
          </table:table-cell>
          <table:table-cell office:value-type="float" office:value="5" table:formula="of:=[.A721]-([.B721]-1)*50" table:style-name="ce1">
            <text:p>5</text:p>
          </table:table-cell>
          <table:table-cell office:value-type="string" office:string-value="10058;store_oem_fault_code = NO #  OEM fault code u8 0..255 An OEM-specific fault/error code" table:formula="of:=OFFSET([.$C$264];[.C721];[.B721])" table:style-name="ce1">
            <text:p>10058;store_oem_fault_code = NO # <text:s/>OEM fault code u8 0..255 An OEM-specific fault/error code</text:p>
          </table:table-cell>
          <table:table-cell table:number-columns-repeated="16380"/>
        </table:table-row>
        <table:table-row table:style-name="ro1">
          <table:table-cell office:value-type="float" office:value="406" table:formula="of:=[.A721]+1" table:style-name="ce1">
            <text:p>406</text:p>
          </table:table-cell>
          <table:table-cell office:value-type="float" office:value="9" table:formula="of:=INT([.A721]/50)+1" table:style-name="ce1">
            <text:p>9</text:p>
          </table:table-cell>
          <table:table-cell office:value-type="float" office:value="6" table:formula="of:=[.A722]-([.B722]-1)*50" table:style-name="ce1">
            <text:p>6</text:p>
          </table:table-cell>
          <table:table-cell office:value-type="string" office:string-value="" table:formula="of:=OFFSET([.$C$264];[.C722];[.B722])" table:style-name="ce1"/>
          <table:table-cell table:number-columns-repeated="16380"/>
        </table:table-row>
        <table:table-row table:style-name="ro1">
          <table:table-cell office:value-type="float" office:value="407" table:formula="of:=[.A722]+1" table:style-name="ce1">
            <text:p>407</text:p>
          </table:table-cell>
          <table:table-cell office:value-type="float" office:value="9" table:formula="of:=INT([.A722]/50)+1" table:style-name="ce1">
            <text:p>9</text:p>
          </table:table-cell>
          <table:table-cell office:value-type="float" office:value="7" table:formula="of:=[.A723]-([.B723]-1)*50" table:style-name="ce1">
            <text:p>7</text:p>
          </table:table-cell>
          <table:table-cell office:value-type="string" office:string-value="" table:formula="of:=OFFSET([.$C$264];[.C723];[.B723])" table:style-name="ce1"/>
          <table:table-cell table:number-columns-repeated="16380"/>
        </table:table-row>
        <table:table-row table:style-name="ro1">
          <table:table-cell office:value-type="float" office:value="408" table:formula="of:=[.A723]+1" table:style-name="ce1">
            <text:p>408</text:p>
          </table:table-cell>
          <table:table-cell office:value-type="float" office:value="9" table:formula="of:=INT([.A723]/50)+1" table:style-name="ce1">
            <text:p>9</text:p>
          </table:table-cell>
          <table:table-cell office:value-type="float" office:value="8" table:formula="of:=[.A724]-([.B724]-1)*50" table:style-name="ce1">
            <text:p>8</text:p>
          </table:table-cell>
          <table:table-cell office:value-type="string" office:string-value="" table:formula="of:=OFFSET([.$C$264];[.C724];[.B724])" table:style-name="ce1"/>
          <table:table-cell table:number-columns-repeated="16380"/>
        </table:table-row>
        <table:table-row table:style-name="ro1">
          <table:table-cell office:value-type="float" office:value="409" table:formula="of:=[.A724]+1" table:style-name="ce1">
            <text:p>409</text:p>
          </table:table-cell>
          <table:table-cell office:value-type="float" office:value="9" table:formula="of:=INT([.A724]/50)+1" table:style-name="ce1">
            <text:p>9</text:p>
          </table:table-cell>
          <table:table-cell office:value-type="float" office:value="9" table:formula="of:=[.A725]-([.B725]-1)*50" table:style-name="ce1">
            <text:p>9</text:p>
          </table:table-cell>
          <table:table-cell office:value-type="string" office:string-value="" table:formula="of:=OFFSET([.$C$264];[.C725];[.B725])" table:style-name="ce1"/>
          <table:table-cell table:number-columns-repeated="16380"/>
        </table:table-row>
        <table:table-row table:style-name="ro1">
          <table:table-cell office:value-type="float" office:value="410" table:formula="of:=[.A725]+1" table:style-name="ce1">
            <text:p>410</text:p>
          </table:table-cell>
          <table:table-cell office:value-type="float" office:value="9" table:formula="of:=INT([.A725]/50)+1" table:style-name="ce1">
            <text:p>9</text:p>
          </table:table-cell>
          <table:table-cell office:value-type="float" office:value="10" table:formula="of:=[.A726]-([.B726]-1)*50" table:style-name="ce1">
            <text:p>10</text:p>
          </table:table-cell>
          <table:table-cell office:value-type="string" office:string-value="" table:formula="of:=OFFSET([.$C$264];[.C726];[.B726])" table:style-name="ce1"/>
          <table:table-cell table:number-columns-repeated="16380"/>
        </table:table-row>
        <table:table-row table:style-name="ro1">
          <table:table-cell office:value-type="float" office:value="411" table:formula="of:=[.A726]+1" table:style-name="ce1">
            <text:p>411</text:p>
          </table:table-cell>
          <table:table-cell office:value-type="float" office:value="9" table:formula="of:=INT([.A726]/50)+1" table:style-name="ce1">
            <text:p>9</text:p>
          </table:table-cell>
          <table:table-cell office:value-type="float" office:value="11" table:formula="of:=[.A727]-([.B727]-1)*50" table:style-name="ce1">
            <text:p>11</text:p>
          </table:table-cell>
          <table:table-cell office:value-type="string" office:string-value="" table:formula="of:=OFFSET([.$C$264];[.C727];[.B727])" table:style-name="ce1"/>
          <table:table-cell table:number-columns-repeated="16380"/>
        </table:table-row>
        <table:table-row table:style-name="ro1">
          <table:table-cell office:value-type="float" office:value="412" table:formula="of:=[.A727]+1" table:style-name="ce1">
            <text:p>412</text:p>
          </table:table-cell>
          <table:table-cell office:value-type="float" office:value="9" table:formula="of:=INT([.A727]/50)+1" table:style-name="ce1">
            <text:p>9</text:p>
          </table:table-cell>
          <table:table-cell office:value-type="float" office:value="12" table:formula="of:=[.A728]-([.B728]-1)*50" table:style-name="ce1">
            <text:p>12</text:p>
          </table:table-cell>
          <table:table-cell office:value-type="string" office:string-value="" table:formula="of:=OFFSET([.$C$264];[.C728];[.B728])" table:style-name="ce1"/>
          <table:table-cell table:number-columns-repeated="16380"/>
        </table:table-row>
        <table:table-row table:style-name="ro1">
          <table:table-cell office:value-type="float" office:value="413" table:formula="of:=[.A728]+1" table:style-name="ce1">
            <text:p>413</text:p>
          </table:table-cell>
          <table:table-cell office:value-type="float" office:value="9" table:formula="of:=INT([.A728]/50)+1" table:style-name="ce1">
            <text:p>9</text:p>
          </table:table-cell>
          <table:table-cell office:value-type="float" office:value="13" table:formula="of:=[.A729]-([.B729]-1)*50" table:style-name="ce1">
            <text:p>13</text:p>
          </table:table-cell>
          <table:table-cell office:value-type="string" office:string-value="" table:formula="of:=OFFSET([.$C$264];[.C729];[.B729])" table:style-name="ce1"/>
          <table:table-cell table:number-columns-repeated="16380"/>
        </table:table-row>
        <table:table-row table:style-name="ro1">
          <table:table-cell office:value-type="float" office:value="414" table:formula="of:=[.A729]+1" table:style-name="ce1">
            <text:p>414</text:p>
          </table:table-cell>
          <table:table-cell office:value-type="float" office:value="9" table:formula="of:=INT([.A729]/50)+1" table:style-name="ce1">
            <text:p>9</text:p>
          </table:table-cell>
          <table:table-cell office:value-type="float" office:value="14" table:formula="of:=[.A730]-([.B730]-1)*50" table:style-name="ce1">
            <text:p>14</text:p>
          </table:table-cell>
          <table:table-cell office:value-type="string" office:string-value="" table:formula="of:=OFFSET([.$C$264];[.C730];[.B730])" table:style-name="ce1"/>
          <table:table-cell table:number-columns-repeated="16380"/>
        </table:table-row>
        <table:table-row table:style-name="ro1">
          <table:table-cell office:value-type="float" office:value="415" table:formula="of:=[.A730]+1" table:style-name="ce1">
            <text:p>415</text:p>
          </table:table-cell>
          <table:table-cell office:value-type="float" office:value="9" table:formula="of:=INT([.A730]/50)+1" table:style-name="ce1">
            <text:p>9</text:p>
          </table:table-cell>
          <table:table-cell office:value-type="float" office:value="15" table:formula="of:=[.A731]-([.B731]-1)*50" table:style-name="ce1">
            <text:p>15</text:p>
          </table:table-cell>
          <table:table-cell office:value-type="string" office:string-value="" table:formula="of:=OFFSET([.$C$264];[.C731];[.B731])" table:style-name="ce1"/>
          <table:table-cell table:number-columns-repeated="16380"/>
        </table:table-row>
        <table:table-row table:style-name="ro1">
          <table:table-cell office:value-type="float" office:value="416" table:formula="of:=[.A731]+1" table:style-name="ce1">
            <text:p>416</text:p>
          </table:table-cell>
          <table:table-cell office:value-type="float" office:value="9" table:formula="of:=INT([.A731]/50)+1" table:style-name="ce1">
            <text:p>9</text:p>
          </table:table-cell>
          <table:table-cell office:value-type="float" office:value="16" table:formula="of:=[.A732]-([.B732]-1)*50" table:style-name="ce1">
            <text:p>16</text:p>
          </table:table-cell>
          <table:table-cell office:value-type="string" office:string-value="" table:formula="of:=OFFSET([.$C$264];[.C732];[.B732])" table:style-name="ce1"/>
          <table:table-cell table:number-columns-repeated="16380"/>
        </table:table-row>
        <table:table-row table:style-name="ro1">
          <table:table-cell office:value-type="float" office:value="417" table:formula="of:=[.A732]+1" table:style-name="ce1">
            <text:p>417</text:p>
          </table:table-cell>
          <table:table-cell office:value-type="float" office:value="9" table:formula="of:=INT([.A732]/50)+1" table:style-name="ce1">
            <text:p>9</text:p>
          </table:table-cell>
          <table:table-cell office:value-type="float" office:value="17" table:formula="of:=[.A733]-([.B733]-1)*50" table:style-name="ce1">
            <text:p>17</text:p>
          </table:table-cell>
          <table:table-cell office:value-type="string" office:string-value="" table:formula="of:=OFFSET([.$C$264];[.C733];[.B733])" table:style-name="ce1"/>
          <table:table-cell table:number-columns-repeated="16380"/>
        </table:table-row>
        <table:table-row table:style-name="ro1">
          <table:table-cell office:value-type="float" office:value="418" table:formula="of:=[.A733]+1" table:style-name="ce1">
            <text:p>418</text:p>
          </table:table-cell>
          <table:table-cell office:value-type="float" office:value="9" table:formula="of:=INT([.A733]/50)+1" table:style-name="ce1">
            <text:p>9</text:p>
          </table:table-cell>
          <table:table-cell office:value-type="float" office:value="18" table:formula="of:=[.A734]-([.B734]-1)*50" table:style-name="ce1">
            <text:p>18</text:p>
          </table:table-cell>
          <table:table-cell office:value-type="string" office:string-value="" table:formula="of:=OFFSET([.$C$264];[.C734];[.B734])" table:style-name="ce1"/>
          <table:table-cell table:number-columns-repeated="16380"/>
        </table:table-row>
        <table:table-row table:style-name="ro1">
          <table:table-cell office:value-type="float" office:value="419" table:formula="of:=[.A734]+1" table:style-name="ce1">
            <text:p>419</text:p>
          </table:table-cell>
          <table:table-cell office:value-type="float" office:value="9" table:formula="of:=INT([.A734]/50)+1" table:style-name="ce1">
            <text:p>9</text:p>
          </table:table-cell>
          <table:table-cell office:value-type="float" office:value="19" table:formula="of:=[.A735]-([.B735]-1)*50" table:style-name="ce1">
            <text:p>19</text:p>
          </table:table-cell>
          <table:table-cell office:value-type="string" office:string-value="" table:formula="of:=OFFSET([.$C$264];[.C735];[.B735])" table:style-name="ce1"/>
          <table:table-cell table:number-columns-repeated="16380"/>
        </table:table-row>
        <table:table-row table:style-name="ro1">
          <table:table-cell office:value-type="float" office:value="420" table:formula="of:=[.A735]+1" table:style-name="ce1">
            <text:p>420</text:p>
          </table:table-cell>
          <table:table-cell office:value-type="float" office:value="9" table:formula="of:=INT([.A735]/50)+1" table:style-name="ce1">
            <text:p>9</text:p>
          </table:table-cell>
          <table:table-cell office:value-type="float" office:value="20" table:formula="of:=[.A736]-([.B736]-1)*50" table:style-name="ce1">
            <text:p>20</text:p>
          </table:table-cell>
          <table:table-cell office:value-type="string" office:string-value="" table:formula="of:=OFFSET([.$C$264];[.C736];[.B736])" table:style-name="ce1"/>
          <table:table-cell table:number-columns-repeated="16380"/>
        </table:table-row>
        <table:table-row table:style-name="ro1">
          <table:table-cell office:value-type="float" office:value="421" table:formula="of:=[.A736]+1" table:style-name="ce1">
            <text:p>421</text:p>
          </table:table-cell>
          <table:table-cell office:value-type="float" office:value="9" table:formula="of:=INT([.A736]/50)+1" table:style-name="ce1">
            <text:p>9</text:p>
          </table:table-cell>
          <table:table-cell office:value-type="float" office:value="21" table:formula="of:=[.A737]-([.B737]-1)*50" table:style-name="ce1">
            <text:p>21</text:p>
          </table:table-cell>
          <table:table-cell office:value-type="string" office:string-value="" table:formula="of:=OFFSET([.$C$264];[.C737];[.B737])" table:style-name="ce1"/>
          <table:table-cell table:number-columns-repeated="16380"/>
        </table:table-row>
        <table:table-row table:style-name="ro1">
          <table:table-cell office:value-type="float" office:value="422" table:formula="of:=[.A737]+1" table:style-name="ce1">
            <text:p>422</text:p>
          </table:table-cell>
          <table:table-cell office:value-type="float" office:value="9" table:formula="of:=INT([.A737]/50)+1" table:style-name="ce1">
            <text:p>9</text:p>
          </table:table-cell>
          <table:table-cell office:value-type="float" office:value="22" table:formula="of:=[.A738]-([.B738]-1)*50" table:style-name="ce1">
            <text:p>22</text:p>
          </table:table-cell>
          <table:table-cell office:value-type="string" office:string-value="" table:formula="of:=OFFSET([.$C$264];[.C738];[.B738])" table:style-name="ce1"/>
          <table:table-cell table:number-columns-repeated="16380"/>
        </table:table-row>
        <table:table-row table:style-name="ro1">
          <table:table-cell office:value-type="float" office:value="423" table:formula="of:=[.A738]+1" table:style-name="ce1">
            <text:p>423</text:p>
          </table:table-cell>
          <table:table-cell office:value-type="float" office:value="9" table:formula="of:=INT([.A738]/50)+1" table:style-name="ce1">
            <text:p>9</text:p>
          </table:table-cell>
          <table:table-cell office:value-type="float" office:value="23" table:formula="of:=[.A739]-([.B739]-1)*50" table:style-name="ce1">
            <text:p>23</text:p>
          </table:table-cell>
          <table:table-cell office:value-type="string" office:string-value="" table:formula="of:=OFFSET([.$C$264];[.C739];[.B739])" table:style-name="ce1"/>
          <table:table-cell table:number-columns-repeated="16380"/>
        </table:table-row>
        <table:table-row table:style-name="ro1">
          <table:table-cell office:value-type="float" office:value="424" table:formula="of:=[.A739]+1" table:style-name="ce1">
            <text:p>424</text:p>
          </table:table-cell>
          <table:table-cell office:value-type="float" office:value="9" table:formula="of:=INT([.A739]/50)+1" table:style-name="ce1">
            <text:p>9</text:p>
          </table:table-cell>
          <table:table-cell office:value-type="float" office:value="24" table:formula="of:=[.A740]-([.B740]-1)*50" table:style-name="ce1">
            <text:p>24</text:p>
          </table:table-cell>
          <table:table-cell office:value-type="string" office:string-value="" table:formula="of:=OFFSET([.$C$264];[.C740];[.B740])" table:style-name="ce1"/>
          <table:table-cell table:number-columns-repeated="16380"/>
        </table:table-row>
        <table:table-row table:style-name="ro1">
          <table:table-cell office:value-type="float" office:value="425" table:formula="of:=[.A740]+1" table:style-name="ce1">
            <text:p>425</text:p>
          </table:table-cell>
          <table:table-cell office:value-type="float" office:value="9" table:formula="of:=INT([.A740]/50)+1" table:style-name="ce1">
            <text:p>9</text:p>
          </table:table-cell>
          <table:table-cell office:value-type="float" office:value="25" table:formula="of:=[.A741]-([.B741]-1)*50" table:style-name="ce1">
            <text:p>25</text:p>
          </table:table-cell>
          <table:table-cell office:value-type="string" office:string-value="" table:formula="of:=OFFSET([.$C$264];[.C741];[.B741])" table:style-name="ce1"/>
          <table:table-cell table:number-columns-repeated="16380"/>
        </table:table-row>
        <table:table-row table:style-name="ro1">
          <table:table-cell office:value-type="float" office:value="426" table:formula="of:=[.A741]+1" table:style-name="ce1">
            <text:p>426</text:p>
          </table:table-cell>
          <table:table-cell office:value-type="float" office:value="9" table:formula="of:=INT([.A741]/50)+1" table:style-name="ce1">
            <text:p>9</text:p>
          </table:table-cell>
          <table:table-cell office:value-type="float" office:value="26" table:formula="of:=[.A742]-([.B742]-1)*50" table:style-name="ce1">
            <text:p>26</text:p>
          </table:table-cell>
          <table:table-cell office:value-type="string" office:string-value="" table:formula="of:=OFFSET([.$C$264];[.C742];[.B742])" table:style-name="ce1"/>
          <table:table-cell table:number-columns-repeated="16380"/>
        </table:table-row>
        <table:table-row table:style-name="ro1">
          <table:table-cell office:value-type="float" office:value="427" table:formula="of:=[.A742]+1" table:style-name="ce1">
            <text:p>427</text:p>
          </table:table-cell>
          <table:table-cell office:value-type="float" office:value="9" table:formula="of:=INT([.A742]/50)+1" table:style-name="ce1">
            <text:p>9</text:p>
          </table:table-cell>
          <table:table-cell office:value-type="float" office:value="27" table:formula="of:=[.A743]-([.B743]-1)*50" table:style-name="ce1">
            <text:p>27</text:p>
          </table:table-cell>
          <table:table-cell office:value-type="string" office:string-value="" table:formula="of:=OFFSET([.$C$264];[.C743];[.B743])" table:style-name="ce1"/>
          <table:table-cell table:number-columns-repeated="16380"/>
        </table:table-row>
        <table:table-row table:style-name="ro1">
          <table:table-cell office:value-type="float" office:value="428" table:formula="of:=[.A743]+1" table:style-name="ce1">
            <text:p>428</text:p>
          </table:table-cell>
          <table:table-cell office:value-type="float" office:value="9" table:formula="of:=INT([.A743]/50)+1" table:style-name="ce1">
            <text:p>9</text:p>
          </table:table-cell>
          <table:table-cell office:value-type="float" office:value="28" table:formula="of:=[.A744]-([.B744]-1)*50" table:style-name="ce1">
            <text:p>28</text:p>
          </table:table-cell>
          <table:table-cell office:value-type="string" office:string-value="" table:formula="of:=OFFSET([.$C$264];[.C744];[.B744])" table:style-name="ce1"/>
          <table:table-cell table:number-columns-repeated="16380"/>
        </table:table-row>
        <table:table-row table:style-name="ro1">
          <table:table-cell office:value-type="float" office:value="429" table:formula="of:=[.A744]+1" table:style-name="ce1">
            <text:p>429</text:p>
          </table:table-cell>
          <table:table-cell office:value-type="float" office:value="9" table:formula="of:=INT([.A744]/50)+1" table:style-name="ce1">
            <text:p>9</text:p>
          </table:table-cell>
          <table:table-cell office:value-type="float" office:value="29" table:formula="of:=[.A745]-([.B745]-1)*50" table:style-name="ce1">
            <text:p>29</text:p>
          </table:table-cell>
          <table:table-cell office:value-type="string" office:string-value="" table:formula="of:=OFFSET([.$C$264];[.C745];[.B745])" table:style-name="ce1"/>
          <table:table-cell table:number-columns-repeated="16380"/>
        </table:table-row>
        <table:table-row table:style-name="ro1">
          <table:table-cell office:value-type="float" office:value="430" table:formula="of:=[.A745]+1" table:style-name="ce1">
            <text:p>430</text:p>
          </table:table-cell>
          <table:table-cell office:value-type="float" office:value="9" table:formula="of:=INT([.A745]/50)+1" table:style-name="ce1">
            <text:p>9</text:p>
          </table:table-cell>
          <table:table-cell office:value-type="float" office:value="30" table:formula="of:=[.A746]-([.B746]-1)*50" table:style-name="ce1">
            <text:p>30</text:p>
          </table:table-cell>
          <table:table-cell office:value-type="string" office:string-value="" table:formula="of:=OFFSET([.$C$264];[.C746];[.B746])" table:style-name="ce1"/>
          <table:table-cell table:number-columns-repeated="16380"/>
        </table:table-row>
        <table:table-row table:style-name="ro1">
          <table:table-cell office:value-type="float" office:value="431" table:formula="of:=[.A746]+1" table:style-name="ce1">
            <text:p>431</text:p>
          </table:table-cell>
          <table:table-cell office:value-type="float" office:value="9" table:formula="of:=INT([.A746]/50)+1" table:style-name="ce1">
            <text:p>9</text:p>
          </table:table-cell>
          <table:table-cell office:value-type="float" office:value="31" table:formula="of:=[.A747]-([.B747]-1)*50" table:style-name="ce1">
            <text:p>31</text:p>
          </table:table-cell>
          <table:table-cell office:value-type="string" office:string-value="" table:formula="of:=OFFSET([.$C$264];[.C747];[.B747])" table:style-name="ce1"/>
          <table:table-cell table:number-columns-repeated="16380"/>
        </table:table-row>
        <table:table-row table:style-name="ro1">
          <table:table-cell office:value-type="float" office:value="432" table:formula="of:=[.A747]+1" table:style-name="ce1">
            <text:p>432</text:p>
          </table:table-cell>
          <table:table-cell office:value-type="float" office:value="9" table:formula="of:=INT([.A747]/50)+1" table:style-name="ce1">
            <text:p>9</text:p>
          </table:table-cell>
          <table:table-cell office:value-type="float" office:value="32" table:formula="of:=[.A748]-([.B748]-1)*50" table:style-name="ce1">
            <text:p>32</text:p>
          </table:table-cell>
          <table:table-cell office:value-type="string" office:string-value="" table:formula="of:=OFFSET([.$C$264];[.C748];[.B748])" table:style-name="ce1"/>
          <table:table-cell table:number-columns-repeated="16380"/>
        </table:table-row>
        <table:table-row table:style-name="ro1">
          <table:table-cell office:value-type="float" office:value="433" table:formula="of:=[.A748]+1" table:style-name="ce1">
            <text:p>433</text:p>
          </table:table-cell>
          <table:table-cell office:value-type="float" office:value="9" table:formula="of:=INT([.A748]/50)+1" table:style-name="ce1">
            <text:p>9</text:p>
          </table:table-cell>
          <table:table-cell office:value-type="float" office:value="33" table:formula="of:=[.A749]-([.B749]-1)*50" table:style-name="ce1">
            <text:p>33</text:p>
          </table:table-cell>
          <table:table-cell office:value-type="string" office:string-value="" table:formula="of:=OFFSET([.$C$264];[.C749];[.B749])" table:style-name="ce1"/>
          <table:table-cell table:number-columns-repeated="16380"/>
        </table:table-row>
        <table:table-row table:style-name="ro1">
          <table:table-cell office:value-type="float" office:value="434" table:formula="of:=[.A749]+1" table:style-name="ce1">
            <text:p>434</text:p>
          </table:table-cell>
          <table:table-cell office:value-type="float" office:value="9" table:formula="of:=INT([.A749]/50)+1" table:style-name="ce1">
            <text:p>9</text:p>
          </table:table-cell>
          <table:table-cell office:value-type="float" office:value="34" table:formula="of:=[.A750]-([.B750]-1)*50" table:style-name="ce1">
            <text:p>34</text:p>
          </table:table-cell>
          <table:table-cell office:value-type="string" office:string-value="" table:formula="of:=OFFSET([.$C$264];[.C750];[.B750])" table:style-name="ce1"/>
          <table:table-cell table:number-columns-repeated="16380"/>
        </table:table-row>
        <table:table-row table:style-name="ro1">
          <table:table-cell office:value-type="float" office:value="435" table:formula="of:=[.A750]+1" table:style-name="ce1">
            <text:p>435</text:p>
          </table:table-cell>
          <table:table-cell office:value-type="float" office:value="9" table:formula="of:=INT([.A750]/50)+1" table:style-name="ce1">
            <text:p>9</text:p>
          </table:table-cell>
          <table:table-cell office:value-type="float" office:value="35" table:formula="of:=[.A751]-([.B751]-1)*50" table:style-name="ce1">
            <text:p>35</text:p>
          </table:table-cell>
          <table:table-cell office:value-type="string" office:string-value="" table:formula="of:=OFFSET([.$C$264];[.C751];[.B751])" table:style-name="ce1"/>
          <table:table-cell table:number-columns-repeated="16380"/>
        </table:table-row>
        <table:table-row table:style-name="ro1">
          <table:table-cell office:value-type="float" office:value="436" table:formula="of:=[.A751]+1" table:style-name="ce1">
            <text:p>436</text:p>
          </table:table-cell>
          <table:table-cell office:value-type="float" office:value="9" table:formula="of:=INT([.A751]/50)+1" table:style-name="ce1">
            <text:p>9</text:p>
          </table:table-cell>
          <table:table-cell office:value-type="float" office:value="36" table:formula="of:=[.A752]-([.B752]-1)*50" table:style-name="ce1">
            <text:p>36</text:p>
          </table:table-cell>
          <table:table-cell office:value-type="string" office:string-value="" table:formula="of:=OFFSET([.$C$264];[.C752];[.B752])" table:style-name="ce1"/>
          <table:table-cell table:number-columns-repeated="16380"/>
        </table:table-row>
        <table:table-row table:style-name="ro1">
          <table:table-cell office:value-type="float" office:value="437" table:formula="of:=[.A752]+1" table:style-name="ce1">
            <text:p>437</text:p>
          </table:table-cell>
          <table:table-cell office:value-type="float" office:value="9" table:formula="of:=INT([.A752]/50)+1" table:style-name="ce1">
            <text:p>9</text:p>
          </table:table-cell>
          <table:table-cell office:value-type="float" office:value="37" table:formula="of:=[.A753]-([.B753]-1)*50" table:style-name="ce1">
            <text:p>37</text:p>
          </table:table-cell>
          <table:table-cell office:value-type="string" office:string-value="" table:formula="of:=OFFSET([.$C$264];[.C753];[.B753])" table:style-name="ce1"/>
          <table:table-cell table:number-columns-repeated="16380"/>
        </table:table-row>
        <table:table-row table:style-name="ro1">
          <table:table-cell office:value-type="float" office:value="438" table:formula="of:=[.A753]+1" table:style-name="ce1">
            <text:p>438</text:p>
          </table:table-cell>
          <table:table-cell office:value-type="float" office:value="9" table:formula="of:=INT([.A753]/50)+1" table:style-name="ce1">
            <text:p>9</text:p>
          </table:table-cell>
          <table:table-cell office:value-type="float" office:value="38" table:formula="of:=[.A754]-([.B754]-1)*50" table:style-name="ce1">
            <text:p>38</text:p>
          </table:table-cell>
          <table:table-cell office:value-type="string" office:string-value="" table:formula="of:=OFFSET([.$C$264];[.C754];[.B754])" table:style-name="ce1"/>
          <table:table-cell table:number-columns-repeated="16380"/>
        </table:table-row>
        <table:table-row table:style-name="ro1">
          <table:table-cell office:value-type="float" office:value="439" table:formula="of:=[.A754]+1" table:style-name="ce1">
            <text:p>439</text:p>
          </table:table-cell>
          <table:table-cell office:value-type="float" office:value="9" table:formula="of:=INT([.A754]/50)+1" table:style-name="ce1">
            <text:p>9</text:p>
          </table:table-cell>
          <table:table-cell office:value-type="float" office:value="39" table:formula="of:=[.A755]-([.B755]-1)*50" table:style-name="ce1">
            <text:p>39</text:p>
          </table:table-cell>
          <table:table-cell office:value-type="string" office:string-value="" table:formula="of:=OFFSET([.$C$264];[.C755];[.B755])" table:style-name="ce1"/>
          <table:table-cell table:number-columns-repeated="16380"/>
        </table:table-row>
        <table:table-row table:style-name="ro1">
          <table:table-cell office:value-type="float" office:value="440" table:formula="of:=[.A755]+1" table:style-name="ce1">
            <text:p>440</text:p>
          </table:table-cell>
          <table:table-cell office:value-type="float" office:value="9" table:formula="of:=INT([.A755]/50)+1" table:style-name="ce1">
            <text:p>9</text:p>
          </table:table-cell>
          <table:table-cell office:value-type="float" office:value="40" table:formula="of:=[.A756]-([.B756]-1)*50" table:style-name="ce1">
            <text:p>40</text:p>
          </table:table-cell>
          <table:table-cell office:value-type="string" office:string-value="" table:formula="of:=OFFSET([.$C$264];[.C756];[.B756])" table:style-name="ce1"/>
          <table:table-cell table:number-columns-repeated="16380"/>
        </table:table-row>
        <table:table-row table:style-name="ro1">
          <table:table-cell office:value-type="float" office:value="441" table:formula="of:=[.A756]+1" table:style-name="ce1">
            <text:p>441</text:p>
          </table:table-cell>
          <table:table-cell office:value-type="float" office:value="9" table:formula="of:=INT([.A756]/50)+1" table:style-name="ce1">
            <text:p>9</text:p>
          </table:table-cell>
          <table:table-cell office:value-type="float" office:value="41" table:formula="of:=[.A757]-([.B757]-1)*50" table:style-name="ce1">
            <text:p>41</text:p>
          </table:table-cell>
          <table:table-cell office:value-type="string" office:string-value="" table:formula="of:=OFFSET([.$C$264];[.C757];[.B757])" table:style-name="ce1"/>
          <table:table-cell table:number-columns-repeated="16380"/>
        </table:table-row>
        <table:table-row table:style-name="ro1">
          <table:table-cell office:value-type="float" office:value="442" table:formula="of:=[.A757]+1" table:style-name="ce1">
            <text:p>442</text:p>
          </table:table-cell>
          <table:table-cell office:value-type="float" office:value="9" table:formula="of:=INT([.A757]/50)+1" table:style-name="ce1">
            <text:p>9</text:p>
          </table:table-cell>
          <table:table-cell office:value-type="float" office:value="42" table:formula="of:=[.A758]-([.B758]-1)*50" table:style-name="ce1">
            <text:p>42</text:p>
          </table:table-cell>
          <table:table-cell office:value-type="string" office:string-value="" table:formula="of:=OFFSET([.$C$264];[.C758];[.B758])" table:style-name="ce1"/>
          <table:table-cell table:number-columns-repeated="16380"/>
        </table:table-row>
        <table:table-row table:style-name="ro1">
          <table:table-cell office:value-type="float" office:value="443" table:formula="of:=[.A758]+1" table:style-name="ce1">
            <text:p>443</text:p>
          </table:table-cell>
          <table:table-cell office:value-type="float" office:value="9" table:formula="of:=INT([.A758]/50)+1" table:style-name="ce1">
            <text:p>9</text:p>
          </table:table-cell>
          <table:table-cell office:value-type="float" office:value="43" table:formula="of:=[.A759]-([.B759]-1)*50" table:style-name="ce1">
            <text:p>43</text:p>
          </table:table-cell>
          <table:table-cell office:value-type="string" office:string-value="" table:formula="of:=OFFSET([.$C$264];[.C759];[.B759])" table:style-name="ce1"/>
          <table:table-cell table:number-columns-repeated="16380"/>
        </table:table-row>
        <table:table-row table:style-name="ro1">
          <table:table-cell office:value-type="float" office:value="444" table:formula="of:=[.A759]+1" table:style-name="ce1">
            <text:p>444</text:p>
          </table:table-cell>
          <table:table-cell office:value-type="float" office:value="9" table:formula="of:=INT([.A759]/50)+1" table:style-name="ce1">
            <text:p>9</text:p>
          </table:table-cell>
          <table:table-cell office:value-type="float" office:value="44" table:formula="of:=[.A760]-([.B760]-1)*50" table:style-name="ce1">
            <text:p>44</text:p>
          </table:table-cell>
          <table:table-cell office:value-type="string" office:string-value="" table:formula="of:=OFFSET([.$C$264];[.C760];[.B760])" table:style-name="ce1"/>
          <table:table-cell table:number-columns-repeated="16380"/>
        </table:table-row>
        <table:table-row table:style-name="ro1">
          <table:table-cell office:value-type="float" office:value="445" table:formula="of:=[.A760]+1" table:style-name="ce1">
            <text:p>445</text:p>
          </table:table-cell>
          <table:table-cell office:value-type="float" office:value="9" table:formula="of:=INT([.A760]/50)+1" table:style-name="ce1">
            <text:p>9</text:p>
          </table:table-cell>
          <table:table-cell office:value-type="float" office:value="45" table:formula="of:=[.A761]-([.B761]-1)*50" table:style-name="ce1">
            <text:p>45</text:p>
          </table:table-cell>
          <table:table-cell office:value-type="string" office:string-value="" table:formula="of:=OFFSET([.$C$264];[.C761];[.B761])" table:style-name="ce1"/>
          <table:table-cell table:number-columns-repeated="16380"/>
        </table:table-row>
        <table:table-row table:style-name="ro1">
          <table:table-cell office:value-type="float" office:value="446" table:formula="of:=[.A761]+1" table:style-name="ce1">
            <text:p>446</text:p>
          </table:table-cell>
          <table:table-cell office:value-type="float" office:value="9" table:formula="of:=INT([.A761]/50)+1" table:style-name="ce1">
            <text:p>9</text:p>
          </table:table-cell>
          <table:table-cell office:value-type="float" office:value="46" table:formula="of:=[.A762]-([.B762]-1)*50" table:style-name="ce1">
            <text:p>46</text:p>
          </table:table-cell>
          <table:table-cell office:value-type="string" office:string-value="" table:formula="of:=OFFSET([.$C$264];[.C762];[.B762])" table:style-name="ce1"/>
          <table:table-cell table:number-columns-repeated="16380"/>
        </table:table-row>
        <table:table-row table:style-name="ro1">
          <table:table-cell office:value-type="float" office:value="447" table:formula="of:=[.A762]+1" table:style-name="ce1">
            <text:p>447</text:p>
          </table:table-cell>
          <table:table-cell office:value-type="float" office:value="9" table:formula="of:=INT([.A762]/50)+1" table:style-name="ce1">
            <text:p>9</text:p>
          </table:table-cell>
          <table:table-cell office:value-type="float" office:value="47" table:formula="of:=[.A763]-([.B763]-1)*50" table:style-name="ce1">
            <text:p>47</text:p>
          </table:table-cell>
          <table:table-cell office:value-type="string" office:string-value="" table:formula="of:=OFFSET([.$C$264];[.C763];[.B763])" table:style-name="ce1"/>
          <table:table-cell table:number-columns-repeated="16380"/>
        </table:table-row>
        <table:table-row table:style-name="ro1">
          <table:table-cell office:value-type="float" office:value="448" table:formula="of:=[.A763]+1" table:style-name="ce1">
            <text:p>448</text:p>
          </table:table-cell>
          <table:table-cell office:value-type="float" office:value="9" table:formula="of:=INT([.A763]/50)+1" table:style-name="ce1">
            <text:p>9</text:p>
          </table:table-cell>
          <table:table-cell office:value-type="float" office:value="48" table:formula="of:=[.A764]-([.B764]-1)*50" table:style-name="ce1">
            <text:p>48</text:p>
          </table:table-cell>
          <table:table-cell office:value-type="string" office:string-value="" table:formula="of:=OFFSET([.$C$264];[.C764];[.B764])" table:style-name="ce1"/>
          <table:table-cell table:number-columns-repeated="16380"/>
        </table:table-row>
        <table:table-row table:style-name="ro1">
          <table:table-cell office:value-type="float" office:value="449" table:formula="of:=[.A764]+1" table:style-name="ce1">
            <text:p>449</text:p>
          </table:table-cell>
          <table:table-cell office:value-type="float" office:value="9" table:formula="of:=INT([.A764]/50)+1" table:style-name="ce1">
            <text:p>9</text:p>
          </table:table-cell>
          <table:table-cell office:value-type="float" office:value="49" table:formula="of:=[.A765]-([.B765]-1)*50" table:style-name="ce1">
            <text:p>49</text:p>
          </table:table-cell>
          <table:table-cell office:value-type="string" office:string-value="" table:formula="of:=OFFSET([.$C$264];[.C765];[.B765])" table:style-name="ce1"/>
          <table:table-cell table:number-columns-repeated="16380"/>
        </table:table-row>
        <table:table-row table:style-name="ro1">
          <table:table-cell office:value-type="float" office:value="450" table:formula="of:=[.A765]+1" table:style-name="ce1">
            <text:p>450</text:p>
          </table:table-cell>
          <table:table-cell office:value-type="float" office:value="9" table:formula="of:=INT([.A765]/50)+1" table:style-name="ce1">
            <text:p>9</text:p>
          </table:table-cell>
          <table:table-cell office:value-type="float" office:value="50" table:formula="of:=[.A766]-([.B766]-1)*50" table:style-name="ce1">
            <text:p>50</text:p>
          </table:table-cell>
          <table:table-cell office:value-type="string" office:string-value="" table:formula="of:=OFFSET([.$C$264];[.C766];[.B766])" table:style-name="ce1"/>
          <table:table-cell table:number-columns-repeated="16380"/>
        </table:table-row>
        <table:table-row table:style-name="ro1">
          <table:table-cell office:value-type="float" office:value="451" table:formula="of:=[.A766]+1" table:style-name="ce1">
            <text:p>451</text:p>
          </table:table-cell>
          <table:table-cell office:value-type="float" office:value="10" table:formula="of:=INT([.A766]/50)+1" table:style-name="ce1">
            <text:p>10</text:p>
          </table:table-cell>
          <table:table-cell office:value-type="float" office:value="1" table:formula="of:=[.A767]-([.B767]-1)*50" table:style-name="ce1">
            <text:p>1</text:p>
          </table:table-cell>
          <table:table-cell office:value-type="string" office:string-value="10009;store_ch_active = NO #  CH mode" table:formula="of:=OFFSET([.$C$264];[.C767];[.B767])" table:style-name="ce1">
            <text:p>10009;store_ch_active = NO # <text:s/>CH mode</text:p>
          </table:table-cell>
          <table:table-cell table:number-columns-repeated="16380"/>
        </table:table-row>
        <table:table-row table:style-name="ro1">
          <table:table-cell office:value-type="float" office:value="452" table:formula="of:=[.A767]+1" table:style-name="ce1">
            <text:p>452</text:p>
          </table:table-cell>
          <table:table-cell office:value-type="float" office:value="10" table:formula="of:=INT([.A767]/50)+1" table:style-name="ce1">
            <text:p>10</text:p>
          </table:table-cell>
          <table:table-cell office:value-type="float" office:value="2" table:formula="of:=[.A768]-([.B768]-1)*50" table:style-name="ce1">
            <text:p>2</text:p>
          </table:table-cell>
          <table:table-cell office:value-type="string" office:string-value="" table:formula="of:=OFFSET([.$C$264];[.C768];[.B768])" table:style-name="ce1"/>
          <table:table-cell table:number-columns-repeated="16380"/>
        </table:table-row>
        <table:table-row table:style-name="ro1">
          <table:table-cell office:value-type="float" office:value="453" table:formula="of:=[.A768]+1" table:style-name="ce1">
            <text:p>453</text:p>
          </table:table-cell>
          <table:table-cell office:value-type="float" office:value="10" table:formula="of:=INT([.A768]/50)+1" table:style-name="ce1">
            <text:p>10</text:p>
          </table:table-cell>
          <table:table-cell office:value-type="float" office:value="3" table:formula="of:=[.A769]-([.B769]-1)*50" table:style-name="ce1">
            <text:p>3</text:p>
          </table:table-cell>
          <table:table-cell office:value-type="string" office:string-value="" table:formula="of:=OFFSET([.$C$264];[.C769];[.B769])" table:style-name="ce1"/>
          <table:table-cell table:number-columns-repeated="16380"/>
        </table:table-row>
        <table:table-row table:style-name="ro1">
          <table:table-cell office:value-type="float" office:value="454" table:formula="of:=[.A769]+1" table:style-name="ce1">
            <text:p>454</text:p>
          </table:table-cell>
          <table:table-cell office:value-type="float" office:value="10" table:formula="of:=INT([.A769]/50)+1" table:style-name="ce1">
            <text:p>10</text:p>
          </table:table-cell>
          <table:table-cell office:value-type="float" office:value="4" table:formula="of:=[.A770]-([.B770]-1)*50" table:style-name="ce1">
            <text:p>4</text:p>
          </table:table-cell>
          <table:table-cell office:value-type="string" office:string-value="" table:formula="of:=OFFSET([.$C$264];[.C770];[.B770])" table:style-name="ce1"/>
          <table:table-cell table:number-columns-repeated="16380"/>
        </table:table-row>
        <table:table-row table:style-name="ro1">
          <table:table-cell office:value-type="float" office:value="455" table:formula="of:=[.A770]+1" table:style-name="ce1">
            <text:p>455</text:p>
          </table:table-cell>
          <table:table-cell office:value-type="float" office:value="10" table:formula="of:=INT([.A770]/50)+1" table:style-name="ce1">
            <text:p>10</text:p>
          </table:table-cell>
          <table:table-cell office:value-type="float" office:value="5" table:formula="of:=[.A771]-([.B771]-1)*50" table:style-name="ce1">
            <text:p>5</text:p>
          </table:table-cell>
          <table:table-cell office:value-type="string" office:string-value="" table:formula="of:=OFFSET([.$C$264];[.C771];[.B771])" table:style-name="ce1"/>
          <table:table-cell table:number-columns-repeated="16380"/>
        </table:table-row>
        <table:table-row table:style-name="ro1">
          <table:table-cell office:value-type="float" office:value="456" table:formula="of:=[.A771]+1" table:style-name="ce1">
            <text:p>456</text:p>
          </table:table-cell>
          <table:table-cell office:value-type="float" office:value="10" table:formula="of:=INT([.A771]/50)+1" table:style-name="ce1">
            <text:p>10</text:p>
          </table:table-cell>
          <table:table-cell office:value-type="float" office:value="6" table:formula="of:=[.A772]-([.B772]-1)*50" table:style-name="ce1">
            <text:p>6</text:p>
          </table:table-cell>
          <table:table-cell office:value-type="string" office:string-value="" table:formula="of:=OFFSET([.$C$264];[.C772];[.B772])" table:style-name="ce1"/>
          <table:table-cell table:number-columns-repeated="16380"/>
        </table:table-row>
        <table:table-row table:style-name="ro1">
          <table:table-cell office:value-type="float" office:value="457" table:formula="of:=[.A772]+1" table:style-name="ce1">
            <text:p>457</text:p>
          </table:table-cell>
          <table:table-cell office:value-type="float" office:value="10" table:formula="of:=INT([.A772]/50)+1" table:style-name="ce1">
            <text:p>10</text:p>
          </table:table-cell>
          <table:table-cell office:value-type="float" office:value="7" table:formula="of:=[.A773]-([.B773]-1)*50" table:style-name="ce1">
            <text:p>7</text:p>
          </table:table-cell>
          <table:table-cell office:value-type="string" office:string-value="" table:formula="of:=OFFSET([.$C$264];[.C773];[.B773])" table:style-name="ce1"/>
          <table:table-cell table:number-columns-repeated="16380"/>
        </table:table-row>
        <table:table-row table:style-name="ro1">
          <table:table-cell office:value-type="float" office:value="458" table:formula="of:=[.A773]+1" table:style-name="ce1">
            <text:p>458</text:p>
          </table:table-cell>
          <table:table-cell office:value-type="float" office:value="10" table:formula="of:=INT([.A773]/50)+1" table:style-name="ce1">
            <text:p>10</text:p>
          </table:table-cell>
          <table:table-cell office:value-type="float" office:value="8" table:formula="of:=[.A774]-([.B774]-1)*50" table:style-name="ce1">
            <text:p>8</text:p>
          </table:table-cell>
          <table:table-cell office:value-type="string" office:string-value="" table:formula="of:=OFFSET([.$C$264];[.C774];[.B774])" table:style-name="ce1"/>
          <table:table-cell table:number-columns-repeated="16380"/>
        </table:table-row>
        <table:table-row table:style-name="ro1">
          <table:table-cell office:value-type="float" office:value="459" table:formula="of:=[.A774]+1" table:style-name="ce1">
            <text:p>459</text:p>
          </table:table-cell>
          <table:table-cell office:value-type="float" office:value="10" table:formula="of:=INT([.A774]/50)+1" table:style-name="ce1">
            <text:p>10</text:p>
          </table:table-cell>
          <table:table-cell office:value-type="float" office:value="9" table:formula="of:=[.A775]-([.B775]-1)*50" table:style-name="ce1">
            <text:p>9</text:p>
          </table:table-cell>
          <table:table-cell office:value-type="string" office:string-value="" table:formula="of:=OFFSET([.$C$264];[.C775];[.B775])" table:style-name="ce1"/>
          <table:table-cell table:number-columns-repeated="16380"/>
        </table:table-row>
        <table:table-row table:style-name="ro1">
          <table:table-cell office:value-type="float" office:value="460" table:formula="of:=[.A775]+1" table:style-name="ce1">
            <text:p>460</text:p>
          </table:table-cell>
          <table:table-cell office:value-type="float" office:value="10" table:formula="of:=INT([.A775]/50)+1" table:style-name="ce1">
            <text:p>10</text:p>
          </table:table-cell>
          <table:table-cell office:value-type="float" office:value="10" table:formula="of:=[.A776]-([.B776]-1)*50" table:style-name="ce1">
            <text:p>10</text:p>
          </table:table-cell>
          <table:table-cell office:value-type="string" office:string-value="" table:formula="of:=OFFSET([.$C$264];[.C776];[.B776])" table:style-name="ce1"/>
          <table:table-cell table:number-columns-repeated="16380"/>
        </table:table-row>
        <table:table-row table:style-name="ro1">
          <table:table-cell office:value-type="float" office:value="461" table:formula="of:=[.A776]+1" table:style-name="ce1">
            <text:p>461</text:p>
          </table:table-cell>
          <table:table-cell office:value-type="float" office:value="10" table:formula="of:=INT([.A776]/50)+1" table:style-name="ce1">
            <text:p>10</text:p>
          </table:table-cell>
          <table:table-cell office:value-type="float" office:value="11" table:formula="of:=[.A777]-([.B777]-1)*50" table:style-name="ce1">
            <text:p>11</text:p>
          </table:table-cell>
          <table:table-cell office:value-type="string" office:string-value="" table:formula="of:=OFFSET([.$C$264];[.C777];[.B777])" table:style-name="ce1"/>
          <table:table-cell table:number-columns-repeated="16380"/>
        </table:table-row>
        <table:table-row table:style-name="ro1">
          <table:table-cell office:value-type="float" office:value="462" table:formula="of:=[.A777]+1" table:style-name="ce1">
            <text:p>462</text:p>
          </table:table-cell>
          <table:table-cell office:value-type="float" office:value="10" table:formula="of:=INT([.A777]/50)+1" table:style-name="ce1">
            <text:p>10</text:p>
          </table:table-cell>
          <table:table-cell office:value-type="float" office:value="12" table:formula="of:=[.A778]-([.B778]-1)*50" table:style-name="ce1">
            <text:p>12</text:p>
          </table:table-cell>
          <table:table-cell office:value-type="string" office:string-value="" table:formula="of:=OFFSET([.$C$264];[.C778];[.B778])" table:style-name="ce1"/>
          <table:table-cell table:number-columns-repeated="16380"/>
        </table:table-row>
        <table:table-row table:style-name="ro1">
          <table:table-cell office:value-type="float" office:value="463" table:formula="of:=[.A778]+1" table:style-name="ce1">
            <text:p>463</text:p>
          </table:table-cell>
          <table:table-cell office:value-type="float" office:value="10" table:formula="of:=INT([.A778]/50)+1" table:style-name="ce1">
            <text:p>10</text:p>
          </table:table-cell>
          <table:table-cell office:value-type="float" office:value="13" table:formula="of:=[.A779]-([.B779]-1)*50" table:style-name="ce1">
            <text:p>13</text:p>
          </table:table-cell>
          <table:table-cell office:value-type="string" office:string-value="" table:formula="of:=OFFSET([.$C$264];[.C779];[.B779])" table:style-name="ce1"/>
          <table:table-cell table:number-columns-repeated="16380"/>
        </table:table-row>
        <table:table-row table:style-name="ro1">
          <table:table-cell office:value-type="float" office:value="464" table:formula="of:=[.A779]+1" table:style-name="ce1">
            <text:p>464</text:p>
          </table:table-cell>
          <table:table-cell office:value-type="float" office:value="10" table:formula="of:=INT([.A779]/50)+1" table:style-name="ce1">
            <text:p>10</text:p>
          </table:table-cell>
          <table:table-cell office:value-type="float" office:value="14" table:formula="of:=[.A780]-([.B780]-1)*50" table:style-name="ce1">
            <text:p>14</text:p>
          </table:table-cell>
          <table:table-cell office:value-type="string" office:string-value="" table:formula="of:=OFFSET([.$C$264];[.C780];[.B780])" table:style-name="ce1"/>
          <table:table-cell table:number-columns-repeated="16380"/>
        </table:table-row>
        <table:table-row table:style-name="ro1">
          <table:table-cell office:value-type="float" office:value="465" table:formula="of:=[.A780]+1" table:style-name="ce1">
            <text:p>465</text:p>
          </table:table-cell>
          <table:table-cell office:value-type="float" office:value="10" table:formula="of:=INT([.A780]/50)+1" table:style-name="ce1">
            <text:p>10</text:p>
          </table:table-cell>
          <table:table-cell office:value-type="float" office:value="15" table:formula="of:=[.A781]-([.B781]-1)*50" table:style-name="ce1">
            <text:p>15</text:p>
          </table:table-cell>
          <table:table-cell office:value-type="string" office:string-value="" table:formula="of:=OFFSET([.$C$264];[.C781];[.B781])" table:style-name="ce1"/>
          <table:table-cell table:number-columns-repeated="16380"/>
        </table:table-row>
        <table:table-row table:style-name="ro1">
          <table:table-cell office:value-type="float" office:value="466" table:formula="of:=[.A781]+1" table:style-name="ce1">
            <text:p>466</text:p>
          </table:table-cell>
          <table:table-cell office:value-type="float" office:value="10" table:formula="of:=INT([.A781]/50)+1" table:style-name="ce1">
            <text:p>10</text:p>
          </table:table-cell>
          <table:table-cell office:value-type="float" office:value="16" table:formula="of:=[.A782]-([.B782]-1)*50" table:style-name="ce1">
            <text:p>16</text:p>
          </table:table-cell>
          <table:table-cell office:value-type="string" office:string-value="" table:formula="of:=OFFSET([.$C$264];[.C782];[.B782])" table:style-name="ce1"/>
          <table:table-cell table:number-columns-repeated="16380"/>
        </table:table-row>
        <table:table-row table:style-name="ro1">
          <table:table-cell office:value-type="float" office:value="467" table:formula="of:=[.A782]+1" table:style-name="ce1">
            <text:p>467</text:p>
          </table:table-cell>
          <table:table-cell office:value-type="float" office:value="10" table:formula="of:=INT([.A782]/50)+1" table:style-name="ce1">
            <text:p>10</text:p>
          </table:table-cell>
          <table:table-cell office:value-type="float" office:value="17" table:formula="of:=[.A783]-([.B783]-1)*50" table:style-name="ce1">
            <text:p>17</text:p>
          </table:table-cell>
          <table:table-cell office:value-type="string" office:string-value="" table:formula="of:=OFFSET([.$C$264];[.C783];[.B783])" table:style-name="ce1"/>
          <table:table-cell table:number-columns-repeated="16380"/>
        </table:table-row>
        <table:table-row table:style-name="ro1">
          <table:table-cell office:value-type="float" office:value="468" table:formula="of:=[.A783]+1" table:style-name="ce1">
            <text:p>468</text:p>
          </table:table-cell>
          <table:table-cell office:value-type="float" office:value="10" table:formula="of:=INT([.A783]/50)+1" table:style-name="ce1">
            <text:p>10</text:p>
          </table:table-cell>
          <table:table-cell office:value-type="float" office:value="18" table:formula="of:=[.A784]-([.B784]-1)*50" table:style-name="ce1">
            <text:p>18</text:p>
          </table:table-cell>
          <table:table-cell office:value-type="string" office:string-value="" table:formula="of:=OFFSET([.$C$264];[.C784];[.B784])" table:style-name="ce1"/>
          <table:table-cell table:number-columns-repeated="16380"/>
        </table:table-row>
        <table:table-row table:style-name="ro1">
          <table:table-cell office:value-type="float" office:value="469" table:formula="of:=[.A784]+1" table:style-name="ce1">
            <text:p>469</text:p>
          </table:table-cell>
          <table:table-cell office:value-type="float" office:value="10" table:formula="of:=INT([.A784]/50)+1" table:style-name="ce1">
            <text:p>10</text:p>
          </table:table-cell>
          <table:table-cell office:value-type="float" office:value="19" table:formula="of:=[.A785]-([.B785]-1)*50" table:style-name="ce1">
            <text:p>19</text:p>
          </table:table-cell>
          <table:table-cell office:value-type="string" office:string-value="" table:formula="of:=OFFSET([.$C$264];[.C785];[.B785])" table:style-name="ce1"/>
          <table:table-cell table:number-columns-repeated="16380"/>
        </table:table-row>
        <table:table-row table:style-name="ro1">
          <table:table-cell office:value-type="float" office:value="470" table:formula="of:=[.A785]+1" table:style-name="ce1">
            <text:p>470</text:p>
          </table:table-cell>
          <table:table-cell office:value-type="float" office:value="10" table:formula="of:=INT([.A785]/50)+1" table:style-name="ce1">
            <text:p>10</text:p>
          </table:table-cell>
          <table:table-cell office:value-type="float" office:value="20" table:formula="of:=[.A786]-([.B786]-1)*50" table:style-name="ce1">
            <text:p>20</text:p>
          </table:table-cell>
          <table:table-cell office:value-type="string" office:string-value="" table:formula="of:=OFFSET([.$C$264];[.C786];[.B786])" table:style-name="ce1"/>
          <table:table-cell table:number-columns-repeated="16380"/>
        </table:table-row>
        <table:table-row table:style-name="ro1">
          <table:table-cell office:value-type="float" office:value="471" table:formula="of:=[.A786]+1" table:style-name="ce1">
            <text:p>471</text:p>
          </table:table-cell>
          <table:table-cell office:value-type="float" office:value="10" table:formula="of:=INT([.A786]/50)+1" table:style-name="ce1">
            <text:p>10</text:p>
          </table:table-cell>
          <table:table-cell office:value-type="float" office:value="21" table:formula="of:=[.A787]-([.B787]-1)*50" table:style-name="ce1">
            <text:p>21</text:p>
          </table:table-cell>
          <table:table-cell office:value-type="string" office:string-value="" table:formula="of:=OFFSET([.$C$264];[.C787];[.B787])" table:style-name="ce1"/>
          <table:table-cell table:number-columns-repeated="16380"/>
        </table:table-row>
        <table:table-row table:style-name="ro1">
          <table:table-cell office:value-type="float" office:value="472" table:formula="of:=[.A787]+1" table:style-name="ce1">
            <text:p>472</text:p>
          </table:table-cell>
          <table:table-cell office:value-type="float" office:value="10" table:formula="of:=INT([.A787]/50)+1" table:style-name="ce1">
            <text:p>10</text:p>
          </table:table-cell>
          <table:table-cell office:value-type="float" office:value="22" table:formula="of:=[.A788]-([.B788]-1)*50" table:style-name="ce1">
            <text:p>22</text:p>
          </table:table-cell>
          <table:table-cell office:value-type="string" office:string-value="" table:formula="of:=OFFSET([.$C$264];[.C788];[.B788])" table:style-name="ce1"/>
          <table:table-cell table:number-columns-repeated="16380"/>
        </table:table-row>
        <table:table-row table:style-name="ro1">
          <table:table-cell office:value-type="float" office:value="473" table:formula="of:=[.A788]+1" table:style-name="ce1">
            <text:p>473</text:p>
          </table:table-cell>
          <table:table-cell office:value-type="float" office:value="10" table:formula="of:=INT([.A788]/50)+1" table:style-name="ce1">
            <text:p>10</text:p>
          </table:table-cell>
          <table:table-cell office:value-type="float" office:value="23" table:formula="of:=[.A789]-([.B789]-1)*50" table:style-name="ce1">
            <text:p>23</text:p>
          </table:table-cell>
          <table:table-cell office:value-type="string" office:string-value="" table:formula="of:=OFFSET([.$C$264];[.C789];[.B789])" table:style-name="ce1"/>
          <table:table-cell table:number-columns-repeated="16380"/>
        </table:table-row>
        <table:table-row table:style-name="ro1">
          <table:table-cell office:value-type="float" office:value="474" table:formula="of:=[.A789]+1" table:style-name="ce1">
            <text:p>474</text:p>
          </table:table-cell>
          <table:table-cell office:value-type="float" office:value="10" table:formula="of:=INT([.A789]/50)+1" table:style-name="ce1">
            <text:p>10</text:p>
          </table:table-cell>
          <table:table-cell office:value-type="float" office:value="24" table:formula="of:=[.A790]-([.B790]-1)*50" table:style-name="ce1">
            <text:p>24</text:p>
          </table:table-cell>
          <table:table-cell office:value-type="string" office:string-value="" table:formula="of:=OFFSET([.$C$264];[.C790];[.B790])" table:style-name="ce1"/>
          <table:table-cell table:number-columns-repeated="16380"/>
        </table:table-row>
        <table:table-row table:style-name="ro1">
          <table:table-cell office:value-type="float" office:value="475" table:formula="of:=[.A790]+1" table:style-name="ce1">
            <text:p>475</text:p>
          </table:table-cell>
          <table:table-cell office:value-type="float" office:value="10" table:formula="of:=INT([.A790]/50)+1" table:style-name="ce1">
            <text:p>10</text:p>
          </table:table-cell>
          <table:table-cell office:value-type="float" office:value="25" table:formula="of:=[.A791]-([.B791]-1)*50" table:style-name="ce1">
            <text:p>25</text:p>
          </table:table-cell>
          <table:table-cell office:value-type="string" office:string-value="" table:formula="of:=OFFSET([.$C$264];[.C791];[.B791])" table:style-name="ce1"/>
          <table:table-cell table:number-columns-repeated="16380"/>
        </table:table-row>
        <table:table-row table:style-name="ro1">
          <table:table-cell office:value-type="float" office:value="476" table:formula="of:=[.A791]+1" table:style-name="ce1">
            <text:p>476</text:p>
          </table:table-cell>
          <table:table-cell office:value-type="float" office:value="10" table:formula="of:=INT([.A791]/50)+1" table:style-name="ce1">
            <text:p>10</text:p>
          </table:table-cell>
          <table:table-cell office:value-type="float" office:value="26" table:formula="of:=[.A792]-([.B792]-1)*50" table:style-name="ce1">
            <text:p>26</text:p>
          </table:table-cell>
          <table:table-cell office:value-type="string" office:string-value="" table:formula="of:=OFFSET([.$C$264];[.C792];[.B792])" table:style-name="ce1"/>
          <table:table-cell table:number-columns-repeated="16380"/>
        </table:table-row>
        <table:table-row table:style-name="ro1">
          <table:table-cell office:value-type="float" office:value="477" table:formula="of:=[.A792]+1" table:style-name="ce1">
            <text:p>477</text:p>
          </table:table-cell>
          <table:table-cell office:value-type="float" office:value="10" table:formula="of:=INT([.A792]/50)+1" table:style-name="ce1">
            <text:p>10</text:p>
          </table:table-cell>
          <table:table-cell office:value-type="float" office:value="27" table:formula="of:=[.A793]-([.B793]-1)*50" table:style-name="ce1">
            <text:p>27</text:p>
          </table:table-cell>
          <table:table-cell office:value-type="string" office:string-value="" table:formula="of:=OFFSET([.$C$264];[.C793];[.B793])" table:style-name="ce1"/>
          <table:table-cell table:number-columns-repeated="16380"/>
        </table:table-row>
        <table:table-row table:style-name="ro1">
          <table:table-cell office:value-type="float" office:value="478" table:formula="of:=[.A793]+1" table:style-name="ce1">
            <text:p>478</text:p>
          </table:table-cell>
          <table:table-cell office:value-type="float" office:value="10" table:formula="of:=INT([.A793]/50)+1" table:style-name="ce1">
            <text:p>10</text:p>
          </table:table-cell>
          <table:table-cell office:value-type="float" office:value="28" table:formula="of:=[.A794]-([.B794]-1)*50" table:style-name="ce1">
            <text:p>28</text:p>
          </table:table-cell>
          <table:table-cell office:value-type="string" office:string-value="" table:formula="of:=OFFSET([.$C$264];[.C794];[.B794])" table:style-name="ce1"/>
          <table:table-cell table:number-columns-repeated="16380"/>
        </table:table-row>
        <table:table-row table:style-name="ro1">
          <table:table-cell office:value-type="float" office:value="479" table:formula="of:=[.A794]+1" table:style-name="ce1">
            <text:p>479</text:p>
          </table:table-cell>
          <table:table-cell office:value-type="float" office:value="10" table:formula="of:=INT([.A794]/50)+1" table:style-name="ce1">
            <text:p>10</text:p>
          </table:table-cell>
          <table:table-cell office:value-type="float" office:value="29" table:formula="of:=[.A795]-([.B795]-1)*50" table:style-name="ce1">
            <text:p>29</text:p>
          </table:table-cell>
          <table:table-cell office:value-type="string" office:string-value="" table:formula="of:=OFFSET([.$C$264];[.C795];[.B795])" table:style-name="ce1"/>
          <table:table-cell table:number-columns-repeated="16380"/>
        </table:table-row>
        <table:table-row table:style-name="ro1">
          <table:table-cell office:value-type="float" office:value="480" table:formula="of:=[.A795]+1" table:style-name="ce1">
            <text:p>480</text:p>
          </table:table-cell>
          <table:table-cell office:value-type="float" office:value="10" table:formula="of:=INT([.A795]/50)+1" table:style-name="ce1">
            <text:p>10</text:p>
          </table:table-cell>
          <table:table-cell office:value-type="float" office:value="30" table:formula="of:=[.A796]-([.B796]-1)*50" table:style-name="ce1">
            <text:p>30</text:p>
          </table:table-cell>
          <table:table-cell office:value-type="string" office:string-value="" table:formula="of:=OFFSET([.$C$264];[.C796];[.B796])" table:style-name="ce1"/>
          <table:table-cell table:number-columns-repeated="16380"/>
        </table:table-row>
        <table:table-row table:style-name="ro1">
          <table:table-cell office:value-type="float" office:value="481" table:formula="of:=[.A796]+1" table:style-name="ce1">
            <text:p>481</text:p>
          </table:table-cell>
          <table:table-cell office:value-type="float" office:value="10" table:formula="of:=INT([.A796]/50)+1" table:style-name="ce1">
            <text:p>10</text:p>
          </table:table-cell>
          <table:table-cell office:value-type="float" office:value="31" table:formula="of:=[.A797]-([.B797]-1)*50" table:style-name="ce1">
            <text:p>31</text:p>
          </table:table-cell>
          <table:table-cell office:value-type="string" office:string-value="" table:formula="of:=OFFSET([.$C$264];[.C797];[.B797])" table:style-name="ce1"/>
          <table:table-cell table:number-columns-repeated="16380"/>
        </table:table-row>
        <table:table-row table:style-name="ro1">
          <table:table-cell office:value-type="float" office:value="482" table:formula="of:=[.A797]+1" table:style-name="ce1">
            <text:p>482</text:p>
          </table:table-cell>
          <table:table-cell office:value-type="float" office:value="10" table:formula="of:=INT([.A797]/50)+1" table:style-name="ce1">
            <text:p>10</text:p>
          </table:table-cell>
          <table:table-cell office:value-type="float" office:value="32" table:formula="of:=[.A798]-([.B798]-1)*50" table:style-name="ce1">
            <text:p>32</text:p>
          </table:table-cell>
          <table:table-cell office:value-type="string" office:string-value="" table:formula="of:=OFFSET([.$C$264];[.C798];[.B798])" table:style-name="ce1"/>
          <table:table-cell table:number-columns-repeated="16380"/>
        </table:table-row>
        <table:table-row table:style-name="ro1">
          <table:table-cell office:value-type="float" office:value="483" table:formula="of:=[.A798]+1" table:style-name="ce1">
            <text:p>483</text:p>
          </table:table-cell>
          <table:table-cell office:value-type="float" office:value="10" table:formula="of:=INT([.A798]/50)+1" table:style-name="ce1">
            <text:p>10</text:p>
          </table:table-cell>
          <table:table-cell office:value-type="float" office:value="33" table:formula="of:=[.A799]-([.B799]-1)*50" table:style-name="ce1">
            <text:p>33</text:p>
          </table:table-cell>
          <table:table-cell office:value-type="string" office:string-value="" table:formula="of:=OFFSET([.$C$264];[.C799];[.B799])" table:style-name="ce1"/>
          <table:table-cell table:number-columns-repeated="16380"/>
        </table:table-row>
        <table:table-row table:style-name="ro1">
          <table:table-cell office:value-type="float" office:value="484" table:formula="of:=[.A799]+1" table:style-name="ce1">
            <text:p>484</text:p>
          </table:table-cell>
          <table:table-cell office:value-type="float" office:value="10" table:formula="of:=INT([.A799]/50)+1" table:style-name="ce1">
            <text:p>10</text:p>
          </table:table-cell>
          <table:table-cell office:value-type="float" office:value="34" table:formula="of:=[.A800]-([.B800]-1)*50" table:style-name="ce1">
            <text:p>34</text:p>
          </table:table-cell>
          <table:table-cell office:value-type="string" office:string-value="" table:formula="of:=OFFSET([.$C$264];[.C800];[.B800])" table:style-name="ce1"/>
          <table:table-cell table:number-columns-repeated="16380"/>
        </table:table-row>
        <table:table-row table:style-name="ro1">
          <table:table-cell office:value-type="float" office:value="485" table:formula="of:=[.A800]+1" table:style-name="ce1">
            <text:p>485</text:p>
          </table:table-cell>
          <table:table-cell office:value-type="float" office:value="10" table:formula="of:=INT([.A800]/50)+1" table:style-name="ce1">
            <text:p>10</text:p>
          </table:table-cell>
          <table:table-cell office:value-type="float" office:value="35" table:formula="of:=[.A801]-([.B801]-1)*50" table:style-name="ce1">
            <text:p>35</text:p>
          </table:table-cell>
          <table:table-cell office:value-type="string" office:string-value="" table:formula="of:=OFFSET([.$C$264];[.C801];[.B801])" table:style-name="ce1"/>
          <table:table-cell table:number-columns-repeated="16380"/>
        </table:table-row>
        <table:table-row table:style-name="ro1">
          <table:table-cell office:value-type="float" office:value="486" table:formula="of:=[.A801]+1" table:style-name="ce1">
            <text:p>486</text:p>
          </table:table-cell>
          <table:table-cell office:value-type="float" office:value="10" table:formula="of:=INT([.A801]/50)+1" table:style-name="ce1">
            <text:p>10</text:p>
          </table:table-cell>
          <table:table-cell office:value-type="float" office:value="36" table:formula="of:=[.A802]-([.B802]-1)*50" table:style-name="ce1">
            <text:p>36</text:p>
          </table:table-cell>
          <table:table-cell office:value-type="string" office:string-value="" table:formula="of:=OFFSET([.$C$264];[.C802];[.B802])" table:style-name="ce1"/>
          <table:table-cell table:number-columns-repeated="16380"/>
        </table:table-row>
        <table:table-row table:style-name="ro1">
          <table:table-cell office:value-type="float" office:value="487" table:formula="of:=[.A802]+1" table:style-name="ce1">
            <text:p>487</text:p>
          </table:table-cell>
          <table:table-cell office:value-type="float" office:value="10" table:formula="of:=INT([.A802]/50)+1" table:style-name="ce1">
            <text:p>10</text:p>
          </table:table-cell>
          <table:table-cell office:value-type="float" office:value="37" table:formula="of:=[.A803]-([.B803]-1)*50" table:style-name="ce1">
            <text:p>37</text:p>
          </table:table-cell>
          <table:table-cell office:value-type="string" office:string-value="" table:formula="of:=OFFSET([.$C$264];[.C803];[.B803])" table:style-name="ce1"/>
          <table:table-cell table:number-columns-repeated="16380"/>
        </table:table-row>
        <table:table-row table:style-name="ro1">
          <table:table-cell office:value-type="float" office:value="488" table:formula="of:=[.A803]+1" table:style-name="ce1">
            <text:p>488</text:p>
          </table:table-cell>
          <table:table-cell office:value-type="float" office:value="10" table:formula="of:=INT([.A803]/50)+1" table:style-name="ce1">
            <text:p>10</text:p>
          </table:table-cell>
          <table:table-cell office:value-type="float" office:value="38" table:formula="of:=[.A804]-([.B804]-1)*50" table:style-name="ce1">
            <text:p>38</text:p>
          </table:table-cell>
          <table:table-cell office:value-type="string" office:string-value="" table:formula="of:=OFFSET([.$C$264];[.C804];[.B804])" table:style-name="ce1"/>
          <table:table-cell table:number-columns-repeated="16380"/>
        </table:table-row>
        <table:table-row table:style-name="ro1">
          <table:table-cell office:value-type="float" office:value="489" table:formula="of:=[.A804]+1" table:style-name="ce1">
            <text:p>489</text:p>
          </table:table-cell>
          <table:table-cell office:value-type="float" office:value="10" table:formula="of:=INT([.A804]/50)+1" table:style-name="ce1">
            <text:p>10</text:p>
          </table:table-cell>
          <table:table-cell office:value-type="float" office:value="39" table:formula="of:=[.A805]-([.B805]-1)*50" table:style-name="ce1">
            <text:p>39</text:p>
          </table:table-cell>
          <table:table-cell office:value-type="string" office:string-value="" table:formula="of:=OFFSET([.$C$264];[.C805];[.B805])" table:style-name="ce1"/>
          <table:table-cell table:number-columns-repeated="16380"/>
        </table:table-row>
        <table:table-row table:style-name="ro1">
          <table:table-cell office:value-type="float" office:value="490" table:formula="of:=[.A805]+1" table:style-name="ce1">
            <text:p>490</text:p>
          </table:table-cell>
          <table:table-cell office:value-type="float" office:value="10" table:formula="of:=INT([.A805]/50)+1" table:style-name="ce1">
            <text:p>10</text:p>
          </table:table-cell>
          <table:table-cell office:value-type="float" office:value="40" table:formula="of:=[.A806]-([.B806]-1)*50" table:style-name="ce1">
            <text:p>40</text:p>
          </table:table-cell>
          <table:table-cell office:value-type="string" office:string-value="" table:formula="of:=OFFSET([.$C$264];[.C806];[.B806])" table:style-name="ce1"/>
          <table:table-cell table:number-columns-repeated="16380"/>
        </table:table-row>
        <table:table-row table:style-name="ro1">
          <table:table-cell office:value-type="float" office:value="491" table:formula="of:=[.A806]+1" table:style-name="ce1">
            <text:p>491</text:p>
          </table:table-cell>
          <table:table-cell office:value-type="float" office:value="10" table:formula="of:=INT([.A806]/50)+1" table:style-name="ce1">
            <text:p>10</text:p>
          </table:table-cell>
          <table:table-cell office:value-type="float" office:value="41" table:formula="of:=[.A807]-([.B807]-1)*50" table:style-name="ce1">
            <text:p>41</text:p>
          </table:table-cell>
          <table:table-cell office:value-type="string" office:string-value="" table:formula="of:=OFFSET([.$C$264];[.C807];[.B807])" table:style-name="ce1"/>
          <table:table-cell table:number-columns-repeated="16380"/>
        </table:table-row>
        <table:table-row table:style-name="ro1">
          <table:table-cell office:value-type="float" office:value="492" table:formula="of:=[.A807]+1" table:style-name="ce1">
            <text:p>492</text:p>
          </table:table-cell>
          <table:table-cell office:value-type="float" office:value="10" table:formula="of:=INT([.A807]/50)+1" table:style-name="ce1">
            <text:p>10</text:p>
          </table:table-cell>
          <table:table-cell office:value-type="float" office:value="42" table:formula="of:=[.A808]-([.B808]-1)*50" table:style-name="ce1">
            <text:p>42</text:p>
          </table:table-cell>
          <table:table-cell office:value-type="string" office:string-value="" table:formula="of:=OFFSET([.$C$264];[.C808];[.B808])" table:style-name="ce1"/>
          <table:table-cell table:number-columns-repeated="16380"/>
        </table:table-row>
        <table:table-row table:style-name="ro1">
          <table:table-cell office:value-type="float" office:value="493" table:formula="of:=[.A808]+1" table:style-name="ce1">
            <text:p>493</text:p>
          </table:table-cell>
          <table:table-cell office:value-type="float" office:value="10" table:formula="of:=INT([.A808]/50)+1" table:style-name="ce1">
            <text:p>10</text:p>
          </table:table-cell>
          <table:table-cell office:value-type="float" office:value="43" table:formula="of:=[.A809]-([.B809]-1)*50" table:style-name="ce1">
            <text:p>43</text:p>
          </table:table-cell>
          <table:table-cell office:value-type="string" office:string-value="" table:formula="of:=OFFSET([.$C$264];[.C809];[.B809])" table:style-name="ce1"/>
          <table:table-cell table:number-columns-repeated="16380"/>
        </table:table-row>
        <table:table-row table:style-name="ro1">
          <table:table-cell office:value-type="float" office:value="494" table:formula="of:=[.A809]+1" table:style-name="ce1">
            <text:p>494</text:p>
          </table:table-cell>
          <table:table-cell office:value-type="float" office:value="10" table:formula="of:=INT([.A809]/50)+1" table:style-name="ce1">
            <text:p>10</text:p>
          </table:table-cell>
          <table:table-cell office:value-type="float" office:value="44" table:formula="of:=[.A810]-([.B810]-1)*50" table:style-name="ce1">
            <text:p>44</text:p>
          </table:table-cell>
          <table:table-cell office:value-type="string" office:string-value="" table:formula="of:=OFFSET([.$C$264];[.C810];[.B810])" table:style-name="ce1"/>
          <table:table-cell table:number-columns-repeated="16380"/>
        </table:table-row>
        <table:table-row table:style-name="ro1">
          <table:table-cell office:value-type="float" office:value="495" table:formula="of:=[.A810]+1" table:style-name="ce1">
            <text:p>495</text:p>
          </table:table-cell>
          <table:table-cell office:value-type="float" office:value="10" table:formula="of:=INT([.A810]/50)+1" table:style-name="ce1">
            <text:p>10</text:p>
          </table:table-cell>
          <table:table-cell office:value-type="float" office:value="45" table:formula="of:=[.A811]-([.B811]-1)*50" table:style-name="ce1">
            <text:p>45</text:p>
          </table:table-cell>
          <table:table-cell office:value-type="string" office:string-value="" table:formula="of:=OFFSET([.$C$264];[.C811];[.B811])" table:style-name="ce1"/>
          <table:table-cell table:number-columns-repeated="16380"/>
        </table:table-row>
        <table:table-row table:style-name="ro1">
          <table:table-cell office:value-type="float" office:value="496" table:formula="of:=[.A811]+1" table:style-name="ce1">
            <text:p>496</text:p>
          </table:table-cell>
          <table:table-cell office:value-type="float" office:value="10" table:formula="of:=INT([.A811]/50)+1" table:style-name="ce1">
            <text:p>10</text:p>
          </table:table-cell>
          <table:table-cell office:value-type="float" office:value="46" table:formula="of:=[.A812]-([.B812]-1)*50" table:style-name="ce1">
            <text:p>46</text:p>
          </table:table-cell>
          <table:table-cell office:value-type="string" office:string-value="" table:formula="of:=OFFSET([.$C$264];[.C812];[.B812])" table:style-name="ce1"/>
          <table:table-cell table:number-columns-repeated="16380"/>
        </table:table-row>
        <table:table-row table:style-name="ro1">
          <table:table-cell office:value-type="float" office:value="497" table:formula="of:=[.A812]+1" table:style-name="ce1">
            <text:p>497</text:p>
          </table:table-cell>
          <table:table-cell office:value-type="float" office:value="10" table:formula="of:=INT([.A812]/50)+1" table:style-name="ce1">
            <text:p>10</text:p>
          </table:table-cell>
          <table:table-cell office:value-type="float" office:value="47" table:formula="of:=[.A813]-([.B813]-1)*50" table:style-name="ce1">
            <text:p>47</text:p>
          </table:table-cell>
          <table:table-cell office:value-type="string" office:string-value="" table:formula="of:=OFFSET([.$C$264];[.C813];[.B813])" table:style-name="ce1"/>
          <table:table-cell table:number-columns-repeated="16380"/>
        </table:table-row>
        <table:table-row table:style-name="ro1">
          <table:table-cell office:value-type="float" office:value="498" table:formula="of:=[.A813]+1" table:style-name="ce1">
            <text:p>498</text:p>
          </table:table-cell>
          <table:table-cell office:value-type="float" office:value="10" table:formula="of:=INT([.A813]/50)+1" table:style-name="ce1">
            <text:p>10</text:p>
          </table:table-cell>
          <table:table-cell office:value-type="float" office:value="48" table:formula="of:=[.A814]-([.B814]-1)*50" table:style-name="ce1">
            <text:p>48</text:p>
          </table:table-cell>
          <table:table-cell office:value-type="string" office:string-value="" table:formula="of:=OFFSET([.$C$264];[.C814];[.B814])" table:style-name="ce1"/>
          <table:table-cell table:number-columns-repeated="16380"/>
        </table:table-row>
        <table:table-row table:style-name="ro1">
          <table:table-cell office:value-type="float" office:value="499" table:formula="of:=[.A814]+1" table:style-name="ce1">
            <text:p>499</text:p>
          </table:table-cell>
          <table:table-cell office:value-type="float" office:value="10" table:formula="of:=INT([.A814]/50)+1" table:style-name="ce1">
            <text:p>10</text:p>
          </table:table-cell>
          <table:table-cell office:value-type="float" office:value="49" table:formula="of:=[.A815]-([.B815]-1)*50" table:style-name="ce1">
            <text:p>49</text:p>
          </table:table-cell>
          <table:table-cell office:value-type="string" office:string-value="" table:formula="of:=OFFSET([.$C$264];[.C815];[.B815])" table:style-name="ce1"/>
          <table:table-cell table:number-columns-repeated="16380"/>
        </table:table-row>
        <table:table-row table:style-name="ro1">
          <table:table-cell office:value-type="float" office:value="500" table:formula="of:=[.A815]+1" table:style-name="ce1">
            <text:p>500</text:p>
          </table:table-cell>
          <table:table-cell office:value-type="float" office:value="10" table:formula="of:=INT([.A815]/50)+1" table:style-name="ce1">
            <text:p>10</text:p>
          </table:table-cell>
          <table:table-cell office:value-type="float" office:value="50" table:formula="of:=[.A816]-([.B816]-1)*50" table:style-name="ce1">
            <text:p>50</text:p>
          </table:table-cell>
          <table:table-cell office:value-type="string" office:string-value="" table:formula="of:=OFFSET([.$C$264];[.C816];[.B816])" table:style-name="ce1"/>
          <table:table-cell table:number-columns-repeated="16380"/>
        </table:table-row>
        <table:table-row table:style-name="ro1">
          <table:table-cell office:value-type="float" office:value="501" table:formula="of:=[.A816]+1" table:style-name="ce1">
            <text:p>501</text:p>
          </table:table-cell>
          <table:table-cell office:value-type="float" office:value="11" table:formula="of:=INT([.A816]/50)+1" table:style-name="ce1">
            <text:p>11</text:p>
          </table:table-cell>
          <table:table-cell office:value-type="float" office:value="1" table:formula="of:=[.A817]-([.B817]-1)*50" table:style-name="ce1">
            <text:p>1</text:p>
          </table:table-cell>
          <table:table-cell office:value-type="string" office:string-value="100010;store_dhw_active = NO #  DHW mode" table:formula="of:=OFFSET([.$C$264];[.C817];[.B817])" table:style-name="ce1">
            <text:p>100010;store_dhw_active = NO # <text:s/>DHW mode</text:p>
          </table:table-cell>
          <table:table-cell table:number-columns-repeated="16380"/>
        </table:table-row>
        <table:table-row table:style-name="ro1">
          <table:table-cell office:value-type="float" office:value="502" table:formula="of:=[.A817]+1" table:style-name="ce1">
            <text:p>502</text:p>
          </table:table-cell>
          <table:table-cell office:value-type="float" office:value="11" table:formula="of:=INT([.A817]/50)+1" table:style-name="ce1">
            <text:p>11</text:p>
          </table:table-cell>
          <table:table-cell office:value-type="float" office:value="2" table:formula="of:=[.A818]-([.B818]-1)*50" table:style-name="ce1">
            <text:p>2</text:p>
          </table:table-cell>
          <table:table-cell office:value-type="string" office:string-value="" table:formula="of:=OFFSET([.$C$264];[.C818];[.B818])" table:style-name="ce1"/>
          <table:table-cell table:number-columns-repeated="16380"/>
        </table:table-row>
        <table:table-row table:style-name="ro1">
          <table:table-cell office:value-type="float" office:value="503" table:formula="of:=[.A818]+1" table:style-name="ce1">
            <text:p>503</text:p>
          </table:table-cell>
          <table:table-cell office:value-type="float" office:value="11" table:formula="of:=INT([.A818]/50)+1" table:style-name="ce1">
            <text:p>11</text:p>
          </table:table-cell>
          <table:table-cell office:value-type="float" office:value="3" table:formula="of:=[.A819]-([.B819]-1)*50" table:style-name="ce1">
            <text:p>3</text:p>
          </table:table-cell>
          <table:table-cell office:value-type="string" office:string-value="" table:formula="of:=OFFSET([.$C$264];[.C819];[.B819])" table:style-name="ce1"/>
          <table:table-cell table:number-columns-repeated="16380"/>
        </table:table-row>
        <table:table-row table:style-name="ro1">
          <table:table-cell office:value-type="float" office:value="504" table:formula="of:=[.A819]+1" table:style-name="ce1">
            <text:p>504</text:p>
          </table:table-cell>
          <table:table-cell office:value-type="float" office:value="11" table:formula="of:=INT([.A819]/50)+1" table:style-name="ce1">
            <text:p>11</text:p>
          </table:table-cell>
          <table:table-cell office:value-type="float" office:value="4" table:formula="of:=[.A820]-([.B820]-1)*50" table:style-name="ce1">
            <text:p>4</text:p>
          </table:table-cell>
          <table:table-cell office:value-type="string" office:string-value="" table:formula="of:=OFFSET([.$C$264];[.C820];[.B820])" table:style-name="ce1"/>
          <table:table-cell table:number-columns-repeated="16380"/>
        </table:table-row>
        <table:table-row table:style-name="ro1">
          <table:table-cell office:value-type="float" office:value="505" table:formula="of:=[.A820]+1" table:style-name="ce1">
            <text:p>505</text:p>
          </table:table-cell>
          <table:table-cell office:value-type="float" office:value="11" table:formula="of:=INT([.A820]/50)+1" table:style-name="ce1">
            <text:p>11</text:p>
          </table:table-cell>
          <table:table-cell office:value-type="float" office:value="5" table:formula="of:=[.A821]-([.B821]-1)*50" table:style-name="ce1">
            <text:p>5</text:p>
          </table:table-cell>
          <table:table-cell office:value-type="string" office:string-value="" table:formula="of:=OFFSET([.$C$264];[.C821];[.B821])" table:style-name="ce1"/>
          <table:table-cell table:number-columns-repeated="16380"/>
        </table:table-row>
        <table:table-row table:style-name="ro1">
          <table:table-cell office:value-type="float" office:value="506" table:formula="of:=[.A821]+1" table:style-name="ce1">
            <text:p>506</text:p>
          </table:table-cell>
          <table:table-cell office:value-type="float" office:value="11" table:formula="of:=INT([.A821]/50)+1" table:style-name="ce1">
            <text:p>11</text:p>
          </table:table-cell>
          <table:table-cell office:value-type="float" office:value="6" table:formula="of:=[.A822]-([.B822]-1)*50" table:style-name="ce1">
            <text:p>6</text:p>
          </table:table-cell>
          <table:table-cell office:value-type="string" office:string-value="" table:formula="of:=OFFSET([.$C$264];[.C822];[.B822])" table:style-name="ce1"/>
          <table:table-cell table:number-columns-repeated="16380"/>
        </table:table-row>
        <table:table-row table:style-name="ro1">
          <table:table-cell office:value-type="float" office:value="507" table:formula="of:=[.A822]+1" table:style-name="ce1">
            <text:p>507</text:p>
          </table:table-cell>
          <table:table-cell office:value-type="float" office:value="11" table:formula="of:=INT([.A822]/50)+1" table:style-name="ce1">
            <text:p>11</text:p>
          </table:table-cell>
          <table:table-cell office:value-type="float" office:value="7" table:formula="of:=[.A823]-([.B823]-1)*50" table:style-name="ce1">
            <text:p>7</text:p>
          </table:table-cell>
          <table:table-cell office:value-type="string" office:string-value="" table:formula="of:=OFFSET([.$C$264];[.C823];[.B823])" table:style-name="ce1"/>
          <table:table-cell table:number-columns-repeated="16380"/>
        </table:table-row>
        <table:table-row table:style-name="ro1">
          <table:table-cell office:value-type="float" office:value="508" table:formula="of:=[.A823]+1" table:style-name="ce1">
            <text:p>508</text:p>
          </table:table-cell>
          <table:table-cell office:value-type="float" office:value="11" table:formula="of:=INT([.A823]/50)+1" table:style-name="ce1">
            <text:p>11</text:p>
          </table:table-cell>
          <table:table-cell office:value-type="float" office:value="8" table:formula="of:=[.A824]-([.B824]-1)*50" table:style-name="ce1">
            <text:p>8</text:p>
          </table:table-cell>
          <table:table-cell office:value-type="string" office:string-value="" table:formula="of:=OFFSET([.$C$264];[.C824];[.B824])" table:style-name="ce1"/>
          <table:table-cell table:number-columns-repeated="16380"/>
        </table:table-row>
        <table:table-row table:style-name="ro1">
          <table:table-cell office:value-type="float" office:value="509" table:formula="of:=[.A824]+1" table:style-name="ce1">
            <text:p>509</text:p>
          </table:table-cell>
          <table:table-cell office:value-type="float" office:value="11" table:formula="of:=INT([.A824]/50)+1" table:style-name="ce1">
            <text:p>11</text:p>
          </table:table-cell>
          <table:table-cell office:value-type="float" office:value="9" table:formula="of:=[.A825]-([.B825]-1)*50" table:style-name="ce1">
            <text:p>9</text:p>
          </table:table-cell>
          <table:table-cell office:value-type="string" office:string-value="" table:formula="of:=OFFSET([.$C$264];[.C825];[.B825])" table:style-name="ce1"/>
          <table:table-cell table:number-columns-repeated="16380"/>
        </table:table-row>
        <table:table-row table:style-name="ro1">
          <table:table-cell office:value-type="float" office:value="510" table:formula="of:=[.A825]+1" table:style-name="ce1">
            <text:p>510</text:p>
          </table:table-cell>
          <table:table-cell office:value-type="float" office:value="11" table:formula="of:=INT([.A825]/50)+1" table:style-name="ce1">
            <text:p>11</text:p>
          </table:table-cell>
          <table:table-cell office:value-type="float" office:value="10" table:formula="of:=[.A826]-([.B826]-1)*50" table:style-name="ce1">
            <text:p>10</text:p>
          </table:table-cell>
          <table:table-cell office:value-type="string" office:string-value="" table:formula="of:=OFFSET([.$C$264];[.C826];[.B826])" table:style-name="ce1"/>
          <table:table-cell table:number-columns-repeated="16380"/>
        </table:table-row>
        <table:table-row table:style-name="ro1">
          <table:table-cell office:value-type="float" office:value="511" table:formula="of:=[.A826]+1" table:style-name="ce1">
            <text:p>511</text:p>
          </table:table-cell>
          <table:table-cell office:value-type="float" office:value="11" table:formula="of:=INT([.A826]/50)+1" table:style-name="ce1">
            <text:p>11</text:p>
          </table:table-cell>
          <table:table-cell office:value-type="float" office:value="11" table:formula="of:=[.A827]-([.B827]-1)*50" table:style-name="ce1">
            <text:p>11</text:p>
          </table:table-cell>
          <table:table-cell office:value-type="string" office:string-value="" table:formula="of:=OFFSET([.$C$264];[.C827];[.B827])" table:style-name="ce1"/>
          <table:table-cell table:number-columns-repeated="16380"/>
        </table:table-row>
        <table:table-row table:style-name="ro1">
          <table:table-cell office:value-type="float" office:value="512" table:formula="of:=[.A827]+1" table:style-name="ce1">
            <text:p>512</text:p>
          </table:table-cell>
          <table:table-cell office:value-type="float" office:value="11" table:formula="of:=INT([.A827]/50)+1" table:style-name="ce1">
            <text:p>11</text:p>
          </table:table-cell>
          <table:table-cell office:value-type="float" office:value="12" table:formula="of:=[.A828]-([.B828]-1)*50" table:style-name="ce1">
            <text:p>12</text:p>
          </table:table-cell>
          <table:table-cell office:value-type="string" office:string-value="" table:formula="of:=OFFSET([.$C$264];[.C828];[.B828])" table:style-name="ce1"/>
          <table:table-cell table:number-columns-repeated="16380"/>
        </table:table-row>
        <table:table-row table:style-name="ro1">
          <table:table-cell office:value-type="float" office:value="513" table:formula="of:=[.A828]+1" table:style-name="ce1">
            <text:p>513</text:p>
          </table:table-cell>
          <table:table-cell office:value-type="float" office:value="11" table:formula="of:=INT([.A828]/50)+1" table:style-name="ce1">
            <text:p>11</text:p>
          </table:table-cell>
          <table:table-cell office:value-type="float" office:value="13" table:formula="of:=[.A829]-([.B829]-1)*50" table:style-name="ce1">
            <text:p>13</text:p>
          </table:table-cell>
          <table:table-cell office:value-type="string" office:string-value="" table:formula="of:=OFFSET([.$C$264];[.C829];[.B829])" table:style-name="ce1"/>
          <table:table-cell table:number-columns-repeated="16380"/>
        </table:table-row>
        <table:table-row table:style-name="ro1">
          <table:table-cell office:value-type="float" office:value="514" table:formula="of:=[.A829]+1" table:style-name="ce1">
            <text:p>514</text:p>
          </table:table-cell>
          <table:table-cell office:value-type="float" office:value="11" table:formula="of:=INT([.A829]/50)+1" table:style-name="ce1">
            <text:p>11</text:p>
          </table:table-cell>
          <table:table-cell office:value-type="float" office:value="14" table:formula="of:=[.A830]-([.B830]-1)*50" table:style-name="ce1">
            <text:p>14</text:p>
          </table:table-cell>
          <table:table-cell office:value-type="string" office:string-value="" table:formula="of:=OFFSET([.$C$264];[.C830];[.B830])" table:style-name="ce1"/>
          <table:table-cell table:number-columns-repeated="16380"/>
        </table:table-row>
        <table:table-row table:style-name="ro1">
          <table:table-cell office:value-type="float" office:value="515" table:formula="of:=[.A830]+1" table:style-name="ce1">
            <text:p>515</text:p>
          </table:table-cell>
          <table:table-cell office:value-type="float" office:value="11" table:formula="of:=INT([.A830]/50)+1" table:style-name="ce1">
            <text:p>11</text:p>
          </table:table-cell>
          <table:table-cell office:value-type="float" office:value="15" table:formula="of:=[.A831]-([.B831]-1)*50" table:style-name="ce1">
            <text:p>15</text:p>
          </table:table-cell>
          <table:table-cell office:value-type="string" office:string-value="" table:formula="of:=OFFSET([.$C$264];[.C831];[.B831])" table:style-name="ce1"/>
          <table:table-cell table:number-columns-repeated="16380"/>
        </table:table-row>
        <table:table-row table:style-name="ro1">
          <table:table-cell office:value-type="float" office:value="516" table:formula="of:=[.A831]+1" table:style-name="ce1">
            <text:p>516</text:p>
          </table:table-cell>
          <table:table-cell office:value-type="float" office:value="11" table:formula="of:=INT([.A831]/50)+1" table:style-name="ce1">
            <text:p>11</text:p>
          </table:table-cell>
          <table:table-cell office:value-type="float" office:value="16" table:formula="of:=[.A832]-([.B832]-1)*50" table:style-name="ce1">
            <text:p>16</text:p>
          </table:table-cell>
          <table:table-cell office:value-type="string" office:string-value="" table:formula="of:=OFFSET([.$C$264];[.C832];[.B832])" table:style-name="ce1"/>
          <table:table-cell table:number-columns-repeated="16380"/>
        </table:table-row>
        <table:table-row table:style-name="ro1">
          <table:table-cell office:value-type="float" office:value="517" table:formula="of:=[.A832]+1" table:style-name="ce1">
            <text:p>517</text:p>
          </table:table-cell>
          <table:table-cell office:value-type="float" office:value="11" table:formula="of:=INT([.A832]/50)+1" table:style-name="ce1">
            <text:p>11</text:p>
          </table:table-cell>
          <table:table-cell office:value-type="float" office:value="17" table:formula="of:=[.A833]-([.B833]-1)*50" table:style-name="ce1">
            <text:p>17</text:p>
          </table:table-cell>
          <table:table-cell office:value-type="string" office:string-value="" table:formula="of:=OFFSET([.$C$264];[.C833];[.B833])" table:style-name="ce1"/>
          <table:table-cell table:number-columns-repeated="16380"/>
        </table:table-row>
        <table:table-row table:style-name="ro1">
          <table:table-cell office:value-type="float" office:value="518" table:formula="of:=[.A833]+1" table:style-name="ce1">
            <text:p>518</text:p>
          </table:table-cell>
          <table:table-cell office:value-type="float" office:value="11" table:formula="of:=INT([.A833]/50)+1" table:style-name="ce1">
            <text:p>11</text:p>
          </table:table-cell>
          <table:table-cell office:value-type="float" office:value="18" table:formula="of:=[.A834]-([.B834]-1)*50" table:style-name="ce1">
            <text:p>18</text:p>
          </table:table-cell>
          <table:table-cell office:value-type="string" office:string-value="" table:formula="of:=OFFSET([.$C$264];[.C834];[.B834])" table:style-name="ce1"/>
          <table:table-cell table:number-columns-repeated="16380"/>
        </table:table-row>
        <table:table-row table:style-name="ro1">
          <table:table-cell office:value-type="float" office:value="519" table:formula="of:=[.A834]+1" table:style-name="ce1">
            <text:p>519</text:p>
          </table:table-cell>
          <table:table-cell office:value-type="float" office:value="11" table:formula="of:=INT([.A834]/50)+1" table:style-name="ce1">
            <text:p>11</text:p>
          </table:table-cell>
          <table:table-cell office:value-type="float" office:value="19" table:formula="of:=[.A835]-([.B835]-1)*50" table:style-name="ce1">
            <text:p>19</text:p>
          </table:table-cell>
          <table:table-cell office:value-type="string" office:string-value="" table:formula="of:=OFFSET([.$C$264];[.C835];[.B835])" table:style-name="ce1"/>
          <table:table-cell table:number-columns-repeated="16380"/>
        </table:table-row>
        <table:table-row table:style-name="ro1">
          <table:table-cell office:value-type="float" office:value="520" table:formula="of:=[.A835]+1" table:style-name="ce1">
            <text:p>520</text:p>
          </table:table-cell>
          <table:table-cell office:value-type="float" office:value="11" table:formula="of:=INT([.A835]/50)+1" table:style-name="ce1">
            <text:p>11</text:p>
          </table:table-cell>
          <table:table-cell office:value-type="float" office:value="20" table:formula="of:=[.A836]-([.B836]-1)*50" table:style-name="ce1">
            <text:p>20</text:p>
          </table:table-cell>
          <table:table-cell office:value-type="string" office:string-value="" table:formula="of:=OFFSET([.$C$264];[.C836];[.B836])" table:style-name="ce1"/>
          <table:table-cell table:number-columns-repeated="16380"/>
        </table:table-row>
        <table:table-row table:style-name="ro1">
          <table:table-cell office:value-type="float" office:value="521" table:formula="of:=[.A836]+1" table:style-name="ce1">
            <text:p>521</text:p>
          </table:table-cell>
          <table:table-cell office:value-type="float" office:value="11" table:formula="of:=INT([.A836]/50)+1" table:style-name="ce1">
            <text:p>11</text:p>
          </table:table-cell>
          <table:table-cell office:value-type="float" office:value="21" table:formula="of:=[.A837]-([.B837]-1)*50" table:style-name="ce1">
            <text:p>21</text:p>
          </table:table-cell>
          <table:table-cell office:value-type="string" office:string-value="" table:formula="of:=OFFSET([.$C$264];[.C837];[.B837])" table:style-name="ce1"/>
          <table:table-cell table:number-columns-repeated="16380"/>
        </table:table-row>
        <table:table-row table:style-name="ro1">
          <table:table-cell office:value-type="float" office:value="522" table:formula="of:=[.A837]+1" table:style-name="ce1">
            <text:p>522</text:p>
          </table:table-cell>
          <table:table-cell office:value-type="float" office:value="11" table:formula="of:=INT([.A837]/50)+1" table:style-name="ce1">
            <text:p>11</text:p>
          </table:table-cell>
          <table:table-cell office:value-type="float" office:value="22" table:formula="of:=[.A838]-([.B838]-1)*50" table:style-name="ce1">
            <text:p>22</text:p>
          </table:table-cell>
          <table:table-cell office:value-type="string" office:string-value="" table:formula="of:=OFFSET([.$C$264];[.C838];[.B838])" table:style-name="ce1"/>
          <table:table-cell table:number-columns-repeated="16380"/>
        </table:table-row>
        <table:table-row table:style-name="ro1">
          <table:table-cell office:value-type="float" office:value="523" table:formula="of:=[.A838]+1" table:style-name="ce1">
            <text:p>523</text:p>
          </table:table-cell>
          <table:table-cell office:value-type="float" office:value="11" table:formula="of:=INT([.A838]/50)+1" table:style-name="ce1">
            <text:p>11</text:p>
          </table:table-cell>
          <table:table-cell office:value-type="float" office:value="23" table:formula="of:=[.A839]-([.B839]-1)*50" table:style-name="ce1">
            <text:p>23</text:p>
          </table:table-cell>
          <table:table-cell office:value-type="string" office:string-value="" table:formula="of:=OFFSET([.$C$264];[.C839];[.B839])" table:style-name="ce1"/>
          <table:table-cell table:number-columns-repeated="16380"/>
        </table:table-row>
        <table:table-row table:style-name="ro1">
          <table:table-cell office:value-type="float" office:value="524" table:formula="of:=[.A839]+1" table:style-name="ce1">
            <text:p>524</text:p>
          </table:table-cell>
          <table:table-cell office:value-type="float" office:value="11" table:formula="of:=INT([.A839]/50)+1" table:style-name="ce1">
            <text:p>11</text:p>
          </table:table-cell>
          <table:table-cell office:value-type="float" office:value="24" table:formula="of:=[.A840]-([.B840]-1)*50" table:style-name="ce1">
            <text:p>24</text:p>
          </table:table-cell>
          <table:table-cell office:value-type="string" office:string-value="" table:formula="of:=OFFSET([.$C$264];[.C840];[.B840])" table:style-name="ce1"/>
          <table:table-cell table:number-columns-repeated="16380"/>
        </table:table-row>
        <table:table-row table:style-name="ro1">
          <table:table-cell office:value-type="float" office:value="525" table:formula="of:=[.A840]+1" table:style-name="ce1">
            <text:p>525</text:p>
          </table:table-cell>
          <table:table-cell office:value-type="float" office:value="11" table:formula="of:=INT([.A840]/50)+1" table:style-name="ce1">
            <text:p>11</text:p>
          </table:table-cell>
          <table:table-cell office:value-type="float" office:value="25" table:formula="of:=[.A841]-([.B841]-1)*50" table:style-name="ce1">
            <text:p>25</text:p>
          </table:table-cell>
          <table:table-cell office:value-type="string" office:string-value="" table:formula="of:=OFFSET([.$C$264];[.C841];[.B841])" table:style-name="ce1"/>
          <table:table-cell table:number-columns-repeated="16380"/>
        </table:table-row>
        <table:table-row table:style-name="ro1">
          <table:table-cell office:value-type="float" office:value="526" table:formula="of:=[.A841]+1" table:style-name="ce1">
            <text:p>526</text:p>
          </table:table-cell>
          <table:table-cell office:value-type="float" office:value="11" table:formula="of:=INT([.A841]/50)+1" table:style-name="ce1">
            <text:p>11</text:p>
          </table:table-cell>
          <table:table-cell office:value-type="float" office:value="26" table:formula="of:=[.A842]-([.B842]-1)*50" table:style-name="ce1">
            <text:p>26</text:p>
          </table:table-cell>
          <table:table-cell office:value-type="string" office:string-value="" table:formula="of:=OFFSET([.$C$264];[.C842];[.B842])" table:style-name="ce1"/>
          <table:table-cell table:number-columns-repeated="16380"/>
        </table:table-row>
        <table:table-row table:style-name="ro1">
          <table:table-cell office:value-type="float" office:value="527" table:formula="of:=[.A842]+1" table:style-name="ce1">
            <text:p>527</text:p>
          </table:table-cell>
          <table:table-cell office:value-type="float" office:value="11" table:formula="of:=INT([.A842]/50)+1" table:style-name="ce1">
            <text:p>11</text:p>
          </table:table-cell>
          <table:table-cell office:value-type="float" office:value="27" table:formula="of:=[.A843]-([.B843]-1)*50" table:style-name="ce1">
            <text:p>27</text:p>
          </table:table-cell>
          <table:table-cell office:value-type="string" office:string-value="" table:formula="of:=OFFSET([.$C$264];[.C843];[.B843])" table:style-name="ce1"/>
          <table:table-cell table:number-columns-repeated="16380"/>
        </table:table-row>
        <table:table-row table:style-name="ro1">
          <table:table-cell office:value-type="float" office:value="528" table:formula="of:=[.A843]+1" table:style-name="ce1">
            <text:p>528</text:p>
          </table:table-cell>
          <table:table-cell office:value-type="float" office:value="11" table:formula="of:=INT([.A843]/50)+1" table:style-name="ce1">
            <text:p>11</text:p>
          </table:table-cell>
          <table:table-cell office:value-type="float" office:value="28" table:formula="of:=[.A844]-([.B844]-1)*50" table:style-name="ce1">
            <text:p>28</text:p>
          </table:table-cell>
          <table:table-cell office:value-type="string" office:string-value="" table:formula="of:=OFFSET([.$C$264];[.C844];[.B844])" table:style-name="ce1"/>
          <table:table-cell table:number-columns-repeated="16380"/>
        </table:table-row>
        <table:table-row table:style-name="ro1">
          <table:table-cell office:value-type="float" office:value="529" table:formula="of:=[.A844]+1" table:style-name="ce1">
            <text:p>529</text:p>
          </table:table-cell>
          <table:table-cell office:value-type="float" office:value="11" table:formula="of:=INT([.A844]/50)+1" table:style-name="ce1">
            <text:p>11</text:p>
          </table:table-cell>
          <table:table-cell office:value-type="float" office:value="29" table:formula="of:=[.A845]-([.B845]-1)*50" table:style-name="ce1">
            <text:p>29</text:p>
          </table:table-cell>
          <table:table-cell office:value-type="string" office:string-value="" table:formula="of:=OFFSET([.$C$264];[.C845];[.B845])" table:style-name="ce1"/>
          <table:table-cell table:number-columns-repeated="16380"/>
        </table:table-row>
        <table:table-row table:style-name="ro1">
          <table:table-cell office:value-type="float" office:value="530" table:formula="of:=[.A845]+1" table:style-name="ce1">
            <text:p>530</text:p>
          </table:table-cell>
          <table:table-cell office:value-type="float" office:value="11" table:formula="of:=INT([.A845]/50)+1" table:style-name="ce1">
            <text:p>11</text:p>
          </table:table-cell>
          <table:table-cell office:value-type="float" office:value="30" table:formula="of:=[.A846]-([.B846]-1)*50" table:style-name="ce1">
            <text:p>30</text:p>
          </table:table-cell>
          <table:table-cell office:value-type="string" office:string-value="" table:formula="of:=OFFSET([.$C$264];[.C846];[.B846])" table:style-name="ce1"/>
          <table:table-cell table:number-columns-repeated="16380"/>
        </table:table-row>
        <table:table-row table:style-name="ro1">
          <table:table-cell office:value-type="float" office:value="531" table:formula="of:=[.A846]+1" table:style-name="ce1">
            <text:p>531</text:p>
          </table:table-cell>
          <table:table-cell office:value-type="float" office:value="11" table:formula="of:=INT([.A846]/50)+1" table:style-name="ce1">
            <text:p>11</text:p>
          </table:table-cell>
          <table:table-cell office:value-type="float" office:value="31" table:formula="of:=[.A847]-([.B847]-1)*50" table:style-name="ce1">
            <text:p>31</text:p>
          </table:table-cell>
          <table:table-cell office:value-type="string" office:string-value="" table:formula="of:=OFFSET([.$C$264];[.C847];[.B847])" table:style-name="ce1"/>
          <table:table-cell table:number-columns-repeated="16380"/>
        </table:table-row>
        <table:table-row table:style-name="ro1">
          <table:table-cell office:value-type="float" office:value="532" table:formula="of:=[.A847]+1" table:style-name="ce1">
            <text:p>532</text:p>
          </table:table-cell>
          <table:table-cell office:value-type="float" office:value="11" table:formula="of:=INT([.A847]/50)+1" table:style-name="ce1">
            <text:p>11</text:p>
          </table:table-cell>
          <table:table-cell office:value-type="float" office:value="32" table:formula="of:=[.A848]-([.B848]-1)*50" table:style-name="ce1">
            <text:p>32</text:p>
          </table:table-cell>
          <table:table-cell office:value-type="string" office:string-value="" table:formula="of:=OFFSET([.$C$264];[.C848];[.B848])" table:style-name="ce1"/>
          <table:table-cell table:number-columns-repeated="16380"/>
        </table:table-row>
        <table:table-row table:style-name="ro1">
          <table:table-cell office:value-type="float" office:value="533" table:formula="of:=[.A848]+1" table:style-name="ce1">
            <text:p>533</text:p>
          </table:table-cell>
          <table:table-cell office:value-type="float" office:value="11" table:formula="of:=INT([.A848]/50)+1" table:style-name="ce1">
            <text:p>11</text:p>
          </table:table-cell>
          <table:table-cell office:value-type="float" office:value="33" table:formula="of:=[.A849]-([.B849]-1)*50" table:style-name="ce1">
            <text:p>33</text:p>
          </table:table-cell>
          <table:table-cell office:value-type="string" office:string-value="" table:formula="of:=OFFSET([.$C$264];[.C849];[.B849])" table:style-name="ce1"/>
          <table:table-cell table:number-columns-repeated="16380"/>
        </table:table-row>
        <table:table-row table:style-name="ro1">
          <table:table-cell office:value-type="float" office:value="534" table:formula="of:=[.A849]+1" table:style-name="ce1">
            <text:p>534</text:p>
          </table:table-cell>
          <table:table-cell office:value-type="float" office:value="11" table:formula="of:=INT([.A849]/50)+1" table:style-name="ce1">
            <text:p>11</text:p>
          </table:table-cell>
          <table:table-cell office:value-type="float" office:value="34" table:formula="of:=[.A850]-([.B850]-1)*50" table:style-name="ce1">
            <text:p>34</text:p>
          </table:table-cell>
          <table:table-cell office:value-type="string" office:string-value="" table:formula="of:=OFFSET([.$C$264];[.C850];[.B850])" table:style-name="ce1"/>
          <table:table-cell table:number-columns-repeated="16380"/>
        </table:table-row>
        <table:table-row table:style-name="ro1">
          <table:table-cell office:value-type="float" office:value="535" table:formula="of:=[.A850]+1" table:style-name="ce1">
            <text:p>535</text:p>
          </table:table-cell>
          <table:table-cell office:value-type="float" office:value="11" table:formula="of:=INT([.A850]/50)+1" table:style-name="ce1">
            <text:p>11</text:p>
          </table:table-cell>
          <table:table-cell office:value-type="float" office:value="35" table:formula="of:=[.A851]-([.B851]-1)*50" table:style-name="ce1">
            <text:p>35</text:p>
          </table:table-cell>
          <table:table-cell office:value-type="string" office:string-value="" table:formula="of:=OFFSET([.$C$264];[.C851];[.B851])" table:style-name="ce1"/>
          <table:table-cell table:number-columns-repeated="16380"/>
        </table:table-row>
        <table:table-row table:style-name="ro1">
          <table:table-cell office:value-type="float" office:value="536" table:formula="of:=[.A851]+1" table:style-name="ce1">
            <text:p>536</text:p>
          </table:table-cell>
          <table:table-cell office:value-type="float" office:value="11" table:formula="of:=INT([.A851]/50)+1" table:style-name="ce1">
            <text:p>11</text:p>
          </table:table-cell>
          <table:table-cell office:value-type="float" office:value="36" table:formula="of:=[.A852]-([.B852]-1)*50" table:style-name="ce1">
            <text:p>36</text:p>
          </table:table-cell>
          <table:table-cell office:value-type="string" office:string-value="" table:formula="of:=OFFSET([.$C$264];[.C852];[.B852])" table:style-name="ce1"/>
          <table:table-cell table:number-columns-repeated="16380"/>
        </table:table-row>
        <table:table-row table:style-name="ro1">
          <table:table-cell office:value-type="float" office:value="537" table:formula="of:=[.A852]+1" table:style-name="ce1">
            <text:p>537</text:p>
          </table:table-cell>
          <table:table-cell office:value-type="float" office:value="11" table:formula="of:=INT([.A852]/50)+1" table:style-name="ce1">
            <text:p>11</text:p>
          </table:table-cell>
          <table:table-cell office:value-type="float" office:value="37" table:formula="of:=[.A853]-([.B853]-1)*50" table:style-name="ce1">
            <text:p>37</text:p>
          </table:table-cell>
          <table:table-cell office:value-type="string" office:string-value="" table:formula="of:=OFFSET([.$C$264];[.C853];[.B853])" table:style-name="ce1"/>
          <table:table-cell table:number-columns-repeated="16380"/>
        </table:table-row>
        <table:table-row table:style-name="ro1">
          <table:table-cell office:value-type="float" office:value="538" table:formula="of:=[.A853]+1" table:style-name="ce1">
            <text:p>538</text:p>
          </table:table-cell>
          <table:table-cell office:value-type="float" office:value="11" table:formula="of:=INT([.A853]/50)+1" table:style-name="ce1">
            <text:p>11</text:p>
          </table:table-cell>
          <table:table-cell office:value-type="float" office:value="38" table:formula="of:=[.A854]-([.B854]-1)*50" table:style-name="ce1">
            <text:p>38</text:p>
          </table:table-cell>
          <table:table-cell office:value-type="string" office:string-value="" table:formula="of:=OFFSET([.$C$264];[.C854];[.B854])" table:style-name="ce1"/>
          <table:table-cell table:number-columns-repeated="16380"/>
        </table:table-row>
        <table:table-row table:style-name="ro1">
          <table:table-cell office:value-type="float" office:value="539" table:formula="of:=[.A854]+1" table:style-name="ce1">
            <text:p>539</text:p>
          </table:table-cell>
          <table:table-cell office:value-type="float" office:value="11" table:formula="of:=INT([.A854]/50)+1" table:style-name="ce1">
            <text:p>11</text:p>
          </table:table-cell>
          <table:table-cell office:value-type="float" office:value="39" table:formula="of:=[.A855]-([.B855]-1)*50" table:style-name="ce1">
            <text:p>39</text:p>
          </table:table-cell>
          <table:table-cell office:value-type="string" office:string-value="" table:formula="of:=OFFSET([.$C$264];[.C855];[.B855])" table:style-name="ce1"/>
          <table:table-cell table:number-columns-repeated="16380"/>
        </table:table-row>
        <table:table-row table:style-name="ro1">
          <table:table-cell office:value-type="float" office:value="540" table:formula="of:=[.A855]+1" table:style-name="ce1">
            <text:p>540</text:p>
          </table:table-cell>
          <table:table-cell office:value-type="float" office:value="11" table:formula="of:=INT([.A855]/50)+1" table:style-name="ce1">
            <text:p>11</text:p>
          </table:table-cell>
          <table:table-cell office:value-type="float" office:value="40" table:formula="of:=[.A856]-([.B856]-1)*50" table:style-name="ce1">
            <text:p>40</text:p>
          </table:table-cell>
          <table:table-cell office:value-type="string" office:string-value="" table:formula="of:=OFFSET([.$C$264];[.C856];[.B856])" table:style-name="ce1"/>
          <table:table-cell table:number-columns-repeated="16380"/>
        </table:table-row>
        <table:table-row table:style-name="ro1">
          <table:table-cell office:value-type="float" office:value="541" table:formula="of:=[.A856]+1" table:style-name="ce1">
            <text:p>541</text:p>
          </table:table-cell>
          <table:table-cell office:value-type="float" office:value="11" table:formula="of:=INT([.A856]/50)+1" table:style-name="ce1">
            <text:p>11</text:p>
          </table:table-cell>
          <table:table-cell office:value-type="float" office:value="41" table:formula="of:=[.A857]-([.B857]-1)*50" table:style-name="ce1">
            <text:p>41</text:p>
          </table:table-cell>
          <table:table-cell office:value-type="string" office:string-value="" table:formula="of:=OFFSET([.$C$264];[.C857];[.B857])" table:style-name="ce1"/>
          <table:table-cell table:number-columns-repeated="16380"/>
        </table:table-row>
        <table:table-row table:style-name="ro1">
          <table:table-cell office:value-type="float" office:value="542" table:formula="of:=[.A857]+1" table:style-name="ce1">
            <text:p>542</text:p>
          </table:table-cell>
          <table:table-cell office:value-type="float" office:value="11" table:formula="of:=INT([.A857]/50)+1" table:style-name="ce1">
            <text:p>11</text:p>
          </table:table-cell>
          <table:table-cell office:value-type="float" office:value="42" table:formula="of:=[.A858]-([.B858]-1)*50" table:style-name="ce1">
            <text:p>42</text:p>
          </table:table-cell>
          <table:table-cell office:value-type="string" office:string-value="" table:formula="of:=OFFSET([.$C$264];[.C858];[.B858])" table:style-name="ce1"/>
          <table:table-cell table:number-columns-repeated="16380"/>
        </table:table-row>
        <table:table-row table:style-name="ro1">
          <table:table-cell office:value-type="float" office:value="543" table:formula="of:=[.A858]+1" table:style-name="ce1">
            <text:p>543</text:p>
          </table:table-cell>
          <table:table-cell office:value-type="float" office:value="11" table:formula="of:=INT([.A858]/50)+1" table:style-name="ce1">
            <text:p>11</text:p>
          </table:table-cell>
          <table:table-cell office:value-type="float" office:value="43" table:formula="of:=[.A859]-([.B859]-1)*50" table:style-name="ce1">
            <text:p>43</text:p>
          </table:table-cell>
          <table:table-cell office:value-type="string" office:string-value="" table:formula="of:=OFFSET([.$C$264];[.C859];[.B859])" table:style-name="ce1"/>
          <table:table-cell table:number-columns-repeated="16380"/>
        </table:table-row>
        <table:table-row table:style-name="ro1">
          <table:table-cell office:value-type="float" office:value="544" table:formula="of:=[.A859]+1" table:style-name="ce1">
            <text:p>544</text:p>
          </table:table-cell>
          <table:table-cell office:value-type="float" office:value="11" table:formula="of:=INT([.A859]/50)+1" table:style-name="ce1">
            <text:p>11</text:p>
          </table:table-cell>
          <table:table-cell office:value-type="float" office:value="44" table:formula="of:=[.A860]-([.B860]-1)*50" table:style-name="ce1">
            <text:p>44</text:p>
          </table:table-cell>
          <table:table-cell office:value-type="string" office:string-value="" table:formula="of:=OFFSET([.$C$264];[.C860];[.B860])" table:style-name="ce1"/>
          <table:table-cell table:number-columns-repeated="16380"/>
        </table:table-row>
        <table:table-row table:style-name="ro1">
          <table:table-cell office:value-type="float" office:value="545" table:formula="of:=[.A860]+1" table:style-name="ce1">
            <text:p>545</text:p>
          </table:table-cell>
          <table:table-cell office:value-type="float" office:value="11" table:formula="of:=INT([.A860]/50)+1" table:style-name="ce1">
            <text:p>11</text:p>
          </table:table-cell>
          <table:table-cell office:value-type="float" office:value="45" table:formula="of:=[.A861]-([.B861]-1)*50" table:style-name="ce1">
            <text:p>45</text:p>
          </table:table-cell>
          <table:table-cell office:value-type="string" office:string-value="" table:formula="of:=OFFSET([.$C$264];[.C861];[.B861])" table:style-name="ce1"/>
          <table:table-cell table:number-columns-repeated="16380"/>
        </table:table-row>
        <table:table-row table:style-name="ro1">
          <table:table-cell office:value-type="float" office:value="546" table:formula="of:=[.A861]+1" table:style-name="ce1">
            <text:p>546</text:p>
          </table:table-cell>
          <table:table-cell office:value-type="float" office:value="11" table:formula="of:=INT([.A861]/50)+1" table:style-name="ce1">
            <text:p>11</text:p>
          </table:table-cell>
          <table:table-cell office:value-type="float" office:value="46" table:formula="of:=[.A862]-([.B862]-1)*50" table:style-name="ce1">
            <text:p>46</text:p>
          </table:table-cell>
          <table:table-cell office:value-type="string" office:string-value="" table:formula="of:=OFFSET([.$C$264];[.C862];[.B862])" table:style-name="ce1"/>
          <table:table-cell table:number-columns-repeated="16380"/>
        </table:table-row>
        <table:table-row table:style-name="ro1">
          <table:table-cell office:value-type="float" office:value="547" table:formula="of:=[.A862]+1" table:style-name="ce1">
            <text:p>547</text:p>
          </table:table-cell>
          <table:table-cell office:value-type="float" office:value="11" table:formula="of:=INT([.A862]/50)+1" table:style-name="ce1">
            <text:p>11</text:p>
          </table:table-cell>
          <table:table-cell office:value-type="float" office:value="47" table:formula="of:=[.A863]-([.B863]-1)*50" table:style-name="ce1">
            <text:p>47</text:p>
          </table:table-cell>
          <table:table-cell office:value-type="string" office:string-value="" table:formula="of:=OFFSET([.$C$264];[.C863];[.B863])" table:style-name="ce1"/>
          <table:table-cell table:number-columns-repeated="16380"/>
        </table:table-row>
        <table:table-row table:style-name="ro1">
          <table:table-cell office:value-type="float" office:value="548" table:formula="of:=[.A863]+1" table:style-name="ce1">
            <text:p>548</text:p>
          </table:table-cell>
          <table:table-cell office:value-type="float" office:value="11" table:formula="of:=INT([.A863]/50)+1" table:style-name="ce1">
            <text:p>11</text:p>
          </table:table-cell>
          <table:table-cell office:value-type="float" office:value="48" table:formula="of:=[.A864]-([.B864]-1)*50" table:style-name="ce1">
            <text:p>48</text:p>
          </table:table-cell>
          <table:table-cell office:value-type="string" office:string-value="" table:formula="of:=OFFSET([.$C$264];[.C864];[.B864])" table:style-name="ce1"/>
          <table:table-cell table:number-columns-repeated="16380"/>
        </table:table-row>
        <table:table-row table:style-name="ro1">
          <table:table-cell office:value-type="float" office:value="549" table:formula="of:=[.A864]+1" table:style-name="ce1">
            <text:p>549</text:p>
          </table:table-cell>
          <table:table-cell office:value-type="float" office:value="11" table:formula="of:=INT([.A864]/50)+1" table:style-name="ce1">
            <text:p>11</text:p>
          </table:table-cell>
          <table:table-cell office:value-type="float" office:value="49" table:formula="of:=[.A865]-([.B865]-1)*50" table:style-name="ce1">
            <text:p>49</text:p>
          </table:table-cell>
          <table:table-cell office:value-type="string" office:string-value="" table:formula="of:=OFFSET([.$C$264];[.C865];[.B865])" table:style-name="ce1"/>
          <table:table-cell table:number-columns-repeated="16380"/>
        </table:table-row>
        <table:table-row table:style-name="ro1">
          <table:table-cell office:value-type="float" office:value="550" table:formula="of:=[.A865]+1" table:style-name="ce1">
            <text:p>550</text:p>
          </table:table-cell>
          <table:table-cell office:value-type="float" office:value="11" table:formula="of:=INT([.A865]/50)+1" table:style-name="ce1">
            <text:p>11</text:p>
          </table:table-cell>
          <table:table-cell office:value-type="float" office:value="50" table:formula="of:=[.A866]-([.B866]-1)*50" table:style-name="ce1">
            <text:p>50</text:p>
          </table:table-cell>
          <table:table-cell office:value-type="string" office:string-value="" table:formula="of:=OFFSET([.$C$264];[.C866];[.B866])" table:style-name="ce1"/>
          <table:table-cell table:number-columns-repeated="16380"/>
        </table:table-row>
        <table:table-row table:style-name="ro1">
          <table:table-cell office:value-type="float" office:value="551" table:formula="of:=[.A866]+1" table:style-name="ce1">
            <text:p>551</text:p>
          </table:table-cell>
          <table:table-cell office:value-type="float" office:value="12" table:formula="of:=INT([.A866]/50)+1" table:style-name="ce1">
            <text:p>12</text:p>
          </table:table-cell>
          <table:table-cell office:value-type="float" office:value="1" table:formula="of:=[.A867]-([.B867]-1)*50" table:style-name="ce1">
            <text:p>1</text:p>
          </table:table-cell>
          <table:table-cell office:value-type="string" office:string-value="100011;store_flame_active = NO #  Flame status" table:formula="of:=OFFSET([.$C$264];[.C867];[.B867])" table:style-name="ce1">
            <text:p>100011;store_flame_active = NO # <text:s/>Flame status</text:p>
          </table:table-cell>
          <table:table-cell table:number-columns-repeated="16380"/>
        </table:table-row>
        <table:table-row table:style-name="ro1">
          <table:table-cell office:value-type="float" office:value="552" table:formula="of:=[.A867]+1" table:style-name="ce1">
            <text:p>552</text:p>
          </table:table-cell>
          <table:table-cell office:value-type="float" office:value="12" table:formula="of:=INT([.A867]/50)+1" table:style-name="ce1">
            <text:p>12</text:p>
          </table:table-cell>
          <table:table-cell office:value-type="float" office:value="2" table:formula="of:=[.A868]-([.B868]-1)*50" table:style-name="ce1">
            <text:p>2</text:p>
          </table:table-cell>
          <table:table-cell office:value-type="string" office:string-value="" table:formula="of:=OFFSET([.$C$264];[.C868];[.B868])" table:style-name="ce1"/>
          <table:table-cell table:number-columns-repeated="16380"/>
        </table:table-row>
        <table:table-row table:style-name="ro1">
          <table:table-cell office:value-type="float" office:value="553" table:formula="of:=[.A868]+1" table:style-name="ce1">
            <text:p>553</text:p>
          </table:table-cell>
          <table:table-cell office:value-type="float" office:value="12" table:formula="of:=INT([.A868]/50)+1" table:style-name="ce1">
            <text:p>12</text:p>
          </table:table-cell>
          <table:table-cell office:value-type="float" office:value="3" table:formula="of:=[.A869]-([.B869]-1)*50" table:style-name="ce1">
            <text:p>3</text:p>
          </table:table-cell>
          <table:table-cell office:value-type="string" office:string-value="" table:formula="of:=OFFSET([.$C$264];[.C869];[.B869])" table:style-name="ce1"/>
          <table:table-cell table:number-columns-repeated="16380"/>
        </table:table-row>
        <table:table-row table:style-name="ro1">
          <table:table-cell office:value-type="float" office:value="554" table:formula="of:=[.A869]+1" table:style-name="ce1">
            <text:p>554</text:p>
          </table:table-cell>
          <table:table-cell office:value-type="float" office:value="12" table:formula="of:=INT([.A869]/50)+1" table:style-name="ce1">
            <text:p>12</text:p>
          </table:table-cell>
          <table:table-cell office:value-type="float" office:value="4" table:formula="of:=[.A870]-([.B870]-1)*50" table:style-name="ce1">
            <text:p>4</text:p>
          </table:table-cell>
          <table:table-cell office:value-type="string" office:string-value="" table:formula="of:=OFFSET([.$C$264];[.C870];[.B870])" table:style-name="ce1"/>
          <table:table-cell table:number-columns-repeated="16380"/>
        </table:table-row>
        <table:table-row table:style-name="ro1">
          <table:table-cell office:value-type="float" office:value="555" table:formula="of:=[.A870]+1" table:style-name="ce1">
            <text:p>555</text:p>
          </table:table-cell>
          <table:table-cell office:value-type="float" office:value="12" table:formula="of:=INT([.A870]/50)+1" table:style-name="ce1">
            <text:p>12</text:p>
          </table:table-cell>
          <table:table-cell office:value-type="float" office:value="5" table:formula="of:=[.A871]-([.B871]-1)*50" table:style-name="ce1">
            <text:p>5</text:p>
          </table:table-cell>
          <table:table-cell office:value-type="string" office:string-value="" table:formula="of:=OFFSET([.$C$264];[.C871];[.B871])" table:style-name="ce1"/>
          <table:table-cell table:number-columns-repeated="16380"/>
        </table:table-row>
        <table:table-row table:style-name="ro1">
          <table:table-cell office:value-type="float" office:value="556" table:formula="of:=[.A871]+1" table:style-name="ce1">
            <text:p>556</text:p>
          </table:table-cell>
          <table:table-cell office:value-type="float" office:value="12" table:formula="of:=INT([.A871]/50)+1" table:style-name="ce1">
            <text:p>12</text:p>
          </table:table-cell>
          <table:table-cell office:value-type="float" office:value="6" table:formula="of:=[.A872]-([.B872]-1)*50" table:style-name="ce1">
            <text:p>6</text:p>
          </table:table-cell>
          <table:table-cell office:value-type="string" office:string-value="" table:formula="of:=OFFSET([.$C$264];[.C872];[.B872])" table:style-name="ce1"/>
          <table:table-cell table:number-columns-repeated="16380"/>
        </table:table-row>
        <table:table-row table:style-name="ro1">
          <table:table-cell office:value-type="float" office:value="557" table:formula="of:=[.A872]+1" table:style-name="ce1">
            <text:p>557</text:p>
          </table:table-cell>
          <table:table-cell office:value-type="float" office:value="12" table:formula="of:=INT([.A872]/50)+1" table:style-name="ce1">
            <text:p>12</text:p>
          </table:table-cell>
          <table:table-cell office:value-type="float" office:value="7" table:formula="of:=[.A873]-([.B873]-1)*50" table:style-name="ce1">
            <text:p>7</text:p>
          </table:table-cell>
          <table:table-cell office:value-type="string" office:string-value="" table:formula="of:=OFFSET([.$C$264];[.C873];[.B873])" table:style-name="ce1"/>
          <table:table-cell table:number-columns-repeated="16380"/>
        </table:table-row>
        <table:table-row table:style-name="ro1">
          <table:table-cell office:value-type="float" office:value="558" table:formula="of:=[.A873]+1" table:style-name="ce1">
            <text:p>558</text:p>
          </table:table-cell>
          <table:table-cell office:value-type="float" office:value="12" table:formula="of:=INT([.A873]/50)+1" table:style-name="ce1">
            <text:p>12</text:p>
          </table:table-cell>
          <table:table-cell office:value-type="float" office:value="8" table:formula="of:=[.A874]-([.B874]-1)*50" table:style-name="ce1">
            <text:p>8</text:p>
          </table:table-cell>
          <table:table-cell office:value-type="string" office:string-value="" table:formula="of:=OFFSET([.$C$264];[.C874];[.B874])" table:style-name="ce1"/>
          <table:table-cell table:number-columns-repeated="16380"/>
        </table:table-row>
        <table:table-row table:style-name="ro1">
          <table:table-cell office:value-type="float" office:value="559" table:formula="of:=[.A874]+1" table:style-name="ce1">
            <text:p>559</text:p>
          </table:table-cell>
          <table:table-cell office:value-type="float" office:value="12" table:formula="of:=INT([.A874]/50)+1" table:style-name="ce1">
            <text:p>12</text:p>
          </table:table-cell>
          <table:table-cell office:value-type="float" office:value="9" table:formula="of:=[.A875]-([.B875]-1)*50" table:style-name="ce1">
            <text:p>9</text:p>
          </table:table-cell>
          <table:table-cell office:value-type="string" office:string-value="" table:formula="of:=OFFSET([.$C$264];[.C875];[.B875])" table:style-name="ce1"/>
          <table:table-cell table:number-columns-repeated="16380"/>
        </table:table-row>
        <table:table-row table:style-name="ro1">
          <table:table-cell office:value-type="float" office:value="560" table:formula="of:=[.A875]+1" table:style-name="ce1">
            <text:p>560</text:p>
          </table:table-cell>
          <table:table-cell office:value-type="float" office:value="12" table:formula="of:=INT([.A875]/50)+1" table:style-name="ce1">
            <text:p>12</text:p>
          </table:table-cell>
          <table:table-cell office:value-type="float" office:value="10" table:formula="of:=[.A876]-([.B876]-1)*50" table:style-name="ce1">
            <text:p>10</text:p>
          </table:table-cell>
          <table:table-cell office:value-type="string" office:string-value="" table:formula="of:=OFFSET([.$C$264];[.C876];[.B876])" table:style-name="ce1"/>
          <table:table-cell table:number-columns-repeated="16380"/>
        </table:table-row>
        <table:table-row table:style-name="ro1">
          <table:table-cell office:value-type="float" office:value="561" table:formula="of:=[.A876]+1" table:style-name="ce1">
            <text:p>561</text:p>
          </table:table-cell>
          <table:table-cell office:value-type="float" office:value="12" table:formula="of:=INT([.A876]/50)+1" table:style-name="ce1">
            <text:p>12</text:p>
          </table:table-cell>
          <table:table-cell office:value-type="float" office:value="11" table:formula="of:=[.A877]-([.B877]-1)*50" table:style-name="ce1">
            <text:p>11</text:p>
          </table:table-cell>
          <table:table-cell office:value-type="string" office:string-value="" table:formula="of:=OFFSET([.$C$264];[.C877];[.B877])" table:style-name="ce1"/>
          <table:table-cell table:number-columns-repeated="16380"/>
        </table:table-row>
        <table:table-row table:style-name="ro1">
          <table:table-cell office:value-type="float" office:value="562" table:formula="of:=[.A877]+1" table:style-name="ce1">
            <text:p>562</text:p>
          </table:table-cell>
          <table:table-cell office:value-type="float" office:value="12" table:formula="of:=INT([.A877]/50)+1" table:style-name="ce1">
            <text:p>12</text:p>
          </table:table-cell>
          <table:table-cell office:value-type="float" office:value="12" table:formula="of:=[.A878]-([.B878]-1)*50" table:style-name="ce1">
            <text:p>12</text:p>
          </table:table-cell>
          <table:table-cell office:value-type="string" office:string-value="" table:formula="of:=OFFSET([.$C$264];[.C878];[.B878])" table:style-name="ce1"/>
          <table:table-cell table:number-columns-repeated="16380"/>
        </table:table-row>
        <table:table-row table:style-name="ro1">
          <table:table-cell office:value-type="float" office:value="563" table:formula="of:=[.A878]+1" table:style-name="ce1">
            <text:p>563</text:p>
          </table:table-cell>
          <table:table-cell office:value-type="float" office:value="12" table:formula="of:=INT([.A878]/50)+1" table:style-name="ce1">
            <text:p>12</text:p>
          </table:table-cell>
          <table:table-cell office:value-type="float" office:value="13" table:formula="of:=[.A879]-([.B879]-1)*50" table:style-name="ce1">
            <text:p>13</text:p>
          </table:table-cell>
          <table:table-cell office:value-type="string" office:string-value="" table:formula="of:=OFFSET([.$C$264];[.C879];[.B879])" table:style-name="ce1"/>
          <table:table-cell table:number-columns-repeated="16380"/>
        </table:table-row>
        <table:table-row table:style-name="ro1">
          <table:table-cell office:value-type="float" office:value="564" table:formula="of:=[.A879]+1" table:style-name="ce1">
            <text:p>564</text:p>
          </table:table-cell>
          <table:table-cell office:value-type="float" office:value="12" table:formula="of:=INT([.A879]/50)+1" table:style-name="ce1">
            <text:p>12</text:p>
          </table:table-cell>
          <table:table-cell office:value-type="float" office:value="14" table:formula="of:=[.A880]-([.B880]-1)*50" table:style-name="ce1">
            <text:p>14</text:p>
          </table:table-cell>
          <table:table-cell office:value-type="string" office:string-value="" table:formula="of:=OFFSET([.$C$264];[.C880];[.B880])" table:style-name="ce1"/>
          <table:table-cell table:number-columns-repeated="16380"/>
        </table:table-row>
        <table:table-row table:style-name="ro1">
          <table:table-cell office:value-type="float" office:value="565" table:formula="of:=[.A880]+1" table:style-name="ce1">
            <text:p>565</text:p>
          </table:table-cell>
          <table:table-cell office:value-type="float" office:value="12" table:formula="of:=INT([.A880]/50)+1" table:style-name="ce1">
            <text:p>12</text:p>
          </table:table-cell>
          <table:table-cell office:value-type="float" office:value="15" table:formula="of:=[.A881]-([.B881]-1)*50" table:style-name="ce1">
            <text:p>15</text:p>
          </table:table-cell>
          <table:table-cell office:value-type="string" office:string-value="" table:formula="of:=OFFSET([.$C$264];[.C881];[.B881])" table:style-name="ce1"/>
          <table:table-cell table:number-columns-repeated="16380"/>
        </table:table-row>
        <table:table-row table:style-name="ro1">
          <table:table-cell office:value-type="float" office:value="566" table:formula="of:=[.A881]+1" table:style-name="ce1">
            <text:p>566</text:p>
          </table:table-cell>
          <table:table-cell office:value-type="float" office:value="12" table:formula="of:=INT([.A881]/50)+1" table:style-name="ce1">
            <text:p>12</text:p>
          </table:table-cell>
          <table:table-cell office:value-type="float" office:value="16" table:formula="of:=[.A882]-([.B882]-1)*50" table:style-name="ce1">
            <text:p>16</text:p>
          </table:table-cell>
          <table:table-cell office:value-type="string" office:string-value="" table:formula="of:=OFFSET([.$C$264];[.C882];[.B882])" table:style-name="ce1"/>
          <table:table-cell table:number-columns-repeated="16380"/>
        </table:table-row>
        <table:table-row table:style-name="ro1">
          <table:table-cell office:value-type="float" office:value="567" table:formula="of:=[.A882]+1" table:style-name="ce1">
            <text:p>567</text:p>
          </table:table-cell>
          <table:table-cell office:value-type="float" office:value="12" table:formula="of:=INT([.A882]/50)+1" table:style-name="ce1">
            <text:p>12</text:p>
          </table:table-cell>
          <table:table-cell office:value-type="float" office:value="17" table:formula="of:=[.A883]-([.B883]-1)*50" table:style-name="ce1">
            <text:p>17</text:p>
          </table:table-cell>
          <table:table-cell office:value-type="string" office:string-value="" table:formula="of:=OFFSET([.$C$264];[.C883];[.B883])" table:style-name="ce1"/>
          <table:table-cell table:number-columns-repeated="16380"/>
        </table:table-row>
        <table:table-row table:style-name="ro1">
          <table:table-cell office:value-type="float" office:value="568" table:formula="of:=[.A883]+1" table:style-name="ce1">
            <text:p>568</text:p>
          </table:table-cell>
          <table:table-cell office:value-type="float" office:value="12" table:formula="of:=INT([.A883]/50)+1" table:style-name="ce1">
            <text:p>12</text:p>
          </table:table-cell>
          <table:table-cell office:value-type="float" office:value="18" table:formula="of:=[.A884]-([.B884]-1)*50" table:style-name="ce1">
            <text:p>18</text:p>
          </table:table-cell>
          <table:table-cell office:value-type="string" office:string-value="" table:formula="of:=OFFSET([.$C$264];[.C884];[.B884])" table:style-name="ce1"/>
          <table:table-cell table:number-columns-repeated="16380"/>
        </table:table-row>
        <table:table-row table:style-name="ro1">
          <table:table-cell office:value-type="float" office:value="569" table:formula="of:=[.A884]+1" table:style-name="ce1">
            <text:p>569</text:p>
          </table:table-cell>
          <table:table-cell office:value-type="float" office:value="12" table:formula="of:=INT([.A884]/50)+1" table:style-name="ce1">
            <text:p>12</text:p>
          </table:table-cell>
          <table:table-cell office:value-type="float" office:value="19" table:formula="of:=[.A885]-([.B885]-1)*50" table:style-name="ce1">
            <text:p>19</text:p>
          </table:table-cell>
          <table:table-cell office:value-type="string" office:string-value="" table:formula="of:=OFFSET([.$C$264];[.C885];[.B885])" table:style-name="ce1"/>
          <table:table-cell table:number-columns-repeated="16380"/>
        </table:table-row>
        <table:table-row table:style-name="ro1">
          <table:table-cell office:value-type="float" office:value="570" table:formula="of:=[.A885]+1" table:style-name="ce1">
            <text:p>570</text:p>
          </table:table-cell>
          <table:table-cell office:value-type="float" office:value="12" table:formula="of:=INT([.A885]/50)+1" table:style-name="ce1">
            <text:p>12</text:p>
          </table:table-cell>
          <table:table-cell office:value-type="float" office:value="20" table:formula="of:=[.A886]-([.B886]-1)*50" table:style-name="ce1">
            <text:p>20</text:p>
          </table:table-cell>
          <table:table-cell office:value-type="string" office:string-value="" table:formula="of:=OFFSET([.$C$264];[.C886];[.B886])" table:style-name="ce1"/>
          <table:table-cell table:number-columns-repeated="16380"/>
        </table:table-row>
        <table:table-row table:style-name="ro1">
          <table:table-cell office:value-type="float" office:value="571" table:formula="of:=[.A886]+1" table:style-name="ce1">
            <text:p>571</text:p>
          </table:table-cell>
          <table:table-cell office:value-type="float" office:value="12" table:formula="of:=INT([.A886]/50)+1" table:style-name="ce1">
            <text:p>12</text:p>
          </table:table-cell>
          <table:table-cell office:value-type="float" office:value="21" table:formula="of:=[.A887]-([.B887]-1)*50" table:style-name="ce1">
            <text:p>21</text:p>
          </table:table-cell>
          <table:table-cell office:value-type="string" office:string-value="" table:formula="of:=OFFSET([.$C$264];[.C887];[.B887])" table:style-name="ce1"/>
          <table:table-cell table:number-columns-repeated="16380"/>
        </table:table-row>
        <table:table-row table:style-name="ro1">
          <table:table-cell office:value-type="float" office:value="572" table:formula="of:=[.A887]+1" table:style-name="ce1">
            <text:p>572</text:p>
          </table:table-cell>
          <table:table-cell office:value-type="float" office:value="12" table:formula="of:=INT([.A887]/50)+1" table:style-name="ce1">
            <text:p>12</text:p>
          </table:table-cell>
          <table:table-cell office:value-type="float" office:value="22" table:formula="of:=[.A888]-([.B888]-1)*50" table:style-name="ce1">
            <text:p>22</text:p>
          </table:table-cell>
          <table:table-cell office:value-type="string" office:string-value="" table:formula="of:=OFFSET([.$C$264];[.C888];[.B888])" table:style-name="ce1"/>
          <table:table-cell table:number-columns-repeated="16380"/>
        </table:table-row>
        <table:table-row table:style-name="ro1">
          <table:table-cell office:value-type="float" office:value="573" table:formula="of:=[.A888]+1" table:style-name="ce1">
            <text:p>573</text:p>
          </table:table-cell>
          <table:table-cell office:value-type="float" office:value="12" table:formula="of:=INT([.A888]/50)+1" table:style-name="ce1">
            <text:p>12</text:p>
          </table:table-cell>
          <table:table-cell office:value-type="float" office:value="23" table:formula="of:=[.A889]-([.B889]-1)*50" table:style-name="ce1">
            <text:p>23</text:p>
          </table:table-cell>
          <table:table-cell office:value-type="string" office:string-value="" table:formula="of:=OFFSET([.$C$264];[.C889];[.B889])" table:style-name="ce1"/>
          <table:table-cell table:number-columns-repeated="16380"/>
        </table:table-row>
        <table:table-row table:style-name="ro1">
          <table:table-cell office:value-type="float" office:value="574" table:formula="of:=[.A889]+1" table:style-name="ce1">
            <text:p>574</text:p>
          </table:table-cell>
          <table:table-cell office:value-type="float" office:value="12" table:formula="of:=INT([.A889]/50)+1" table:style-name="ce1">
            <text:p>12</text:p>
          </table:table-cell>
          <table:table-cell office:value-type="float" office:value="24" table:formula="of:=[.A890]-([.B890]-1)*50" table:style-name="ce1">
            <text:p>24</text:p>
          </table:table-cell>
          <table:table-cell office:value-type="string" office:string-value="" table:formula="of:=OFFSET([.$C$264];[.C890];[.B890])" table:style-name="ce1"/>
          <table:table-cell table:number-columns-repeated="16380"/>
        </table:table-row>
        <table:table-row table:style-name="ro1">
          <table:table-cell office:value-type="float" office:value="575" table:formula="of:=[.A890]+1" table:style-name="ce1">
            <text:p>575</text:p>
          </table:table-cell>
          <table:table-cell office:value-type="float" office:value="12" table:formula="of:=INT([.A890]/50)+1" table:style-name="ce1">
            <text:p>12</text:p>
          </table:table-cell>
          <table:table-cell office:value-type="float" office:value="25" table:formula="of:=[.A891]-([.B891]-1)*50" table:style-name="ce1">
            <text:p>25</text:p>
          </table:table-cell>
          <table:table-cell office:value-type="string" office:string-value="" table:formula="of:=OFFSET([.$C$264];[.C891];[.B891])" table:style-name="ce1"/>
          <table:table-cell table:number-columns-repeated="16380"/>
        </table:table-row>
        <table:table-row table:style-name="ro1">
          <table:table-cell office:value-type="float" office:value="576" table:formula="of:=[.A891]+1" table:style-name="ce1">
            <text:p>576</text:p>
          </table:table-cell>
          <table:table-cell office:value-type="float" office:value="12" table:formula="of:=INT([.A891]/50)+1" table:style-name="ce1">
            <text:p>12</text:p>
          </table:table-cell>
          <table:table-cell office:value-type="float" office:value="26" table:formula="of:=[.A892]-([.B892]-1)*50" table:style-name="ce1">
            <text:p>26</text:p>
          </table:table-cell>
          <table:table-cell office:value-type="string" office:string-value="" table:formula="of:=OFFSET([.$C$264];[.C892];[.B892])" table:style-name="ce1"/>
          <table:table-cell table:number-columns-repeated="16380"/>
        </table:table-row>
        <table:table-row table:style-name="ro1">
          <table:table-cell office:value-type="float" office:value="577" table:formula="of:=[.A892]+1" table:style-name="ce1">
            <text:p>577</text:p>
          </table:table-cell>
          <table:table-cell office:value-type="float" office:value="12" table:formula="of:=INT([.A892]/50)+1" table:style-name="ce1">
            <text:p>12</text:p>
          </table:table-cell>
          <table:table-cell office:value-type="float" office:value="27" table:formula="of:=[.A893]-([.B893]-1)*50" table:style-name="ce1">
            <text:p>27</text:p>
          </table:table-cell>
          <table:table-cell office:value-type="string" office:string-value="" table:formula="of:=OFFSET([.$C$264];[.C893];[.B893])" table:style-name="ce1"/>
          <table:table-cell table:number-columns-repeated="16380"/>
        </table:table-row>
        <table:table-row table:style-name="ro1">
          <table:table-cell office:value-type="float" office:value="578" table:formula="of:=[.A893]+1" table:style-name="ce1">
            <text:p>578</text:p>
          </table:table-cell>
          <table:table-cell office:value-type="float" office:value="12" table:formula="of:=INT([.A893]/50)+1" table:style-name="ce1">
            <text:p>12</text:p>
          </table:table-cell>
          <table:table-cell office:value-type="float" office:value="28" table:formula="of:=[.A894]-([.B894]-1)*50" table:style-name="ce1">
            <text:p>28</text:p>
          </table:table-cell>
          <table:table-cell office:value-type="string" office:string-value="" table:formula="of:=OFFSET([.$C$264];[.C894];[.B894])" table:style-name="ce1"/>
          <table:table-cell table:number-columns-repeated="16380"/>
        </table:table-row>
        <table:table-row table:style-name="ro1">
          <table:table-cell office:value-type="float" office:value="579" table:formula="of:=[.A894]+1" table:style-name="ce1">
            <text:p>579</text:p>
          </table:table-cell>
          <table:table-cell office:value-type="float" office:value="12" table:formula="of:=INT([.A894]/50)+1" table:style-name="ce1">
            <text:p>12</text:p>
          </table:table-cell>
          <table:table-cell office:value-type="float" office:value="29" table:formula="of:=[.A895]-([.B895]-1)*50" table:style-name="ce1">
            <text:p>29</text:p>
          </table:table-cell>
          <table:table-cell office:value-type="string" office:string-value="" table:formula="of:=OFFSET([.$C$264];[.C895];[.B895])" table:style-name="ce1"/>
          <table:table-cell table:number-columns-repeated="16380"/>
        </table:table-row>
        <table:table-row table:style-name="ro1">
          <table:table-cell office:value-type="float" office:value="580" table:formula="of:=[.A895]+1" table:style-name="ce1">
            <text:p>580</text:p>
          </table:table-cell>
          <table:table-cell office:value-type="float" office:value="12" table:formula="of:=INT([.A895]/50)+1" table:style-name="ce1">
            <text:p>12</text:p>
          </table:table-cell>
          <table:table-cell office:value-type="float" office:value="30" table:formula="of:=[.A896]-([.B896]-1)*50" table:style-name="ce1">
            <text:p>30</text:p>
          </table:table-cell>
          <table:table-cell office:value-type="string" office:string-value="" table:formula="of:=OFFSET([.$C$264];[.C896];[.B896])" table:style-name="ce1"/>
          <table:table-cell table:number-columns-repeated="16380"/>
        </table:table-row>
        <table:table-row table:style-name="ro1">
          <table:table-cell office:value-type="float" office:value="581" table:formula="of:=[.A896]+1" table:style-name="ce1">
            <text:p>581</text:p>
          </table:table-cell>
          <table:table-cell office:value-type="float" office:value="12" table:formula="of:=INT([.A896]/50)+1" table:style-name="ce1">
            <text:p>12</text:p>
          </table:table-cell>
          <table:table-cell office:value-type="float" office:value="31" table:formula="of:=[.A897]-([.B897]-1)*50" table:style-name="ce1">
            <text:p>31</text:p>
          </table:table-cell>
          <table:table-cell office:value-type="string" office:string-value="" table:formula="of:=OFFSET([.$C$264];[.C897];[.B897])" table:style-name="ce1"/>
          <table:table-cell table:number-columns-repeated="16380"/>
        </table:table-row>
        <table:table-row table:style-name="ro1">
          <table:table-cell office:value-type="float" office:value="582" table:formula="of:=[.A897]+1" table:style-name="ce1">
            <text:p>582</text:p>
          </table:table-cell>
          <table:table-cell office:value-type="float" office:value="12" table:formula="of:=INT([.A897]/50)+1" table:style-name="ce1">
            <text:p>12</text:p>
          </table:table-cell>
          <table:table-cell office:value-type="float" office:value="32" table:formula="of:=[.A898]-([.B898]-1)*50" table:style-name="ce1">
            <text:p>32</text:p>
          </table:table-cell>
          <table:table-cell office:value-type="string" office:string-value="" table:formula="of:=OFFSET([.$C$264];[.C898];[.B898])" table:style-name="ce1"/>
          <table:table-cell table:number-columns-repeated="16380"/>
        </table:table-row>
        <table:table-row table:style-name="ro1">
          <table:table-cell office:value-type="float" office:value="583" table:formula="of:=[.A898]+1" table:style-name="ce1">
            <text:p>583</text:p>
          </table:table-cell>
          <table:table-cell office:value-type="float" office:value="12" table:formula="of:=INT([.A898]/50)+1" table:style-name="ce1">
            <text:p>12</text:p>
          </table:table-cell>
          <table:table-cell office:value-type="float" office:value="33" table:formula="of:=[.A899]-([.B899]-1)*50" table:style-name="ce1">
            <text:p>33</text:p>
          </table:table-cell>
          <table:table-cell office:value-type="string" office:string-value="" table:formula="of:=OFFSET([.$C$264];[.C899];[.B899])" table:style-name="ce1"/>
          <table:table-cell table:number-columns-repeated="16380"/>
        </table:table-row>
        <table:table-row table:style-name="ro1">
          <table:table-cell office:value-type="float" office:value="584" table:formula="of:=[.A899]+1" table:style-name="ce1">
            <text:p>584</text:p>
          </table:table-cell>
          <table:table-cell office:value-type="float" office:value="12" table:formula="of:=INT([.A899]/50)+1" table:style-name="ce1">
            <text:p>12</text:p>
          </table:table-cell>
          <table:table-cell office:value-type="float" office:value="34" table:formula="of:=[.A900]-([.B900]-1)*50" table:style-name="ce1">
            <text:p>34</text:p>
          </table:table-cell>
          <table:table-cell office:value-type="string" office:string-value="" table:formula="of:=OFFSET([.$C$264];[.C900];[.B900])" table:style-name="ce1"/>
          <table:table-cell table:number-columns-repeated="16380"/>
        </table:table-row>
        <table:table-row table:style-name="ro1">
          <table:table-cell office:value-type="float" office:value="585" table:formula="of:=[.A900]+1" table:style-name="ce1">
            <text:p>585</text:p>
          </table:table-cell>
          <table:table-cell office:value-type="float" office:value="12" table:formula="of:=INT([.A900]/50)+1" table:style-name="ce1">
            <text:p>12</text:p>
          </table:table-cell>
          <table:table-cell office:value-type="float" office:value="35" table:formula="of:=[.A901]-([.B901]-1)*50" table:style-name="ce1">
            <text:p>35</text:p>
          </table:table-cell>
          <table:table-cell office:value-type="string" office:string-value="" table:formula="of:=OFFSET([.$C$264];[.C901];[.B901])" table:style-name="ce1"/>
          <table:table-cell table:number-columns-repeated="16380"/>
        </table:table-row>
        <table:table-row table:style-name="ro1">
          <table:table-cell office:value-type="float" office:value="586" table:formula="of:=[.A901]+1" table:style-name="ce1">
            <text:p>586</text:p>
          </table:table-cell>
          <table:table-cell office:value-type="float" office:value="12" table:formula="of:=INT([.A901]/50)+1" table:style-name="ce1">
            <text:p>12</text:p>
          </table:table-cell>
          <table:table-cell office:value-type="float" office:value="36" table:formula="of:=[.A902]-([.B902]-1)*50" table:style-name="ce1">
            <text:p>36</text:p>
          </table:table-cell>
          <table:table-cell office:value-type="string" office:string-value="" table:formula="of:=OFFSET([.$C$264];[.C902];[.B902])" table:style-name="ce1"/>
          <table:table-cell table:number-columns-repeated="16380"/>
        </table:table-row>
        <table:table-row table:style-name="ro1">
          <table:table-cell office:value-type="float" office:value="587" table:formula="of:=[.A902]+1" table:style-name="ce1">
            <text:p>587</text:p>
          </table:table-cell>
          <table:table-cell office:value-type="float" office:value="12" table:formula="of:=INT([.A902]/50)+1" table:style-name="ce1">
            <text:p>12</text:p>
          </table:table-cell>
          <table:table-cell office:value-type="float" office:value="37" table:formula="of:=[.A903]-([.B903]-1)*50" table:style-name="ce1">
            <text:p>37</text:p>
          </table:table-cell>
          <table:table-cell office:value-type="string" office:string-value="" table:formula="of:=OFFSET([.$C$264];[.C903];[.B903])" table:style-name="ce1"/>
          <table:table-cell table:number-columns-repeated="16380"/>
        </table:table-row>
        <table:table-row table:style-name="ro1">
          <table:table-cell office:value-type="float" office:value="588" table:formula="of:=[.A903]+1" table:style-name="ce1">
            <text:p>588</text:p>
          </table:table-cell>
          <table:table-cell office:value-type="float" office:value="12" table:formula="of:=INT([.A903]/50)+1" table:style-name="ce1">
            <text:p>12</text:p>
          </table:table-cell>
          <table:table-cell office:value-type="float" office:value="38" table:formula="of:=[.A904]-([.B904]-1)*50" table:style-name="ce1">
            <text:p>38</text:p>
          </table:table-cell>
          <table:table-cell office:value-type="string" office:string-value="" table:formula="of:=OFFSET([.$C$264];[.C904];[.B904])" table:style-name="ce1"/>
          <table:table-cell table:number-columns-repeated="16380"/>
        </table:table-row>
        <table:table-row table:style-name="ro1">
          <table:table-cell office:value-type="float" office:value="589" table:formula="of:=[.A904]+1" table:style-name="ce1">
            <text:p>589</text:p>
          </table:table-cell>
          <table:table-cell office:value-type="float" office:value="12" table:formula="of:=INT([.A904]/50)+1" table:style-name="ce1">
            <text:p>12</text:p>
          </table:table-cell>
          <table:table-cell office:value-type="float" office:value="39" table:formula="of:=[.A905]-([.B905]-1)*50" table:style-name="ce1">
            <text:p>39</text:p>
          </table:table-cell>
          <table:table-cell office:value-type="string" office:string-value="" table:formula="of:=OFFSET([.$C$264];[.C905];[.B905])" table:style-name="ce1"/>
          <table:table-cell table:number-columns-repeated="16380"/>
        </table:table-row>
        <table:table-row table:style-name="ro1">
          <table:table-cell office:value-type="float" office:value="590" table:formula="of:=[.A905]+1" table:style-name="ce1">
            <text:p>590</text:p>
          </table:table-cell>
          <table:table-cell office:value-type="float" office:value="12" table:formula="of:=INT([.A905]/50)+1" table:style-name="ce1">
            <text:p>12</text:p>
          </table:table-cell>
          <table:table-cell office:value-type="float" office:value="40" table:formula="of:=[.A906]-([.B906]-1)*50" table:style-name="ce1">
            <text:p>40</text:p>
          </table:table-cell>
          <table:table-cell office:value-type="string" office:string-value="" table:formula="of:=OFFSET([.$C$264];[.C906];[.B906])" table:style-name="ce1"/>
          <table:table-cell table:number-columns-repeated="16380"/>
        </table:table-row>
        <table:table-row table:style-name="ro1">
          <table:table-cell office:value-type="float" office:value="591" table:formula="of:=[.A906]+1" table:style-name="ce1">
            <text:p>591</text:p>
          </table:table-cell>
          <table:table-cell office:value-type="float" office:value="12" table:formula="of:=INT([.A906]/50)+1" table:style-name="ce1">
            <text:p>12</text:p>
          </table:table-cell>
          <table:table-cell office:value-type="float" office:value="41" table:formula="of:=[.A907]-([.B907]-1)*50" table:style-name="ce1">
            <text:p>41</text:p>
          </table:table-cell>
          <table:table-cell office:value-type="string" office:string-value="" table:formula="of:=OFFSET([.$C$264];[.C907];[.B907])" table:style-name="ce1"/>
          <table:table-cell table:number-columns-repeated="16380"/>
        </table:table-row>
        <table:table-row table:style-name="ro1">
          <table:table-cell office:value-type="float" office:value="592" table:formula="of:=[.A907]+1" table:style-name="ce1">
            <text:p>592</text:p>
          </table:table-cell>
          <table:table-cell office:value-type="float" office:value="12" table:formula="of:=INT([.A907]/50)+1" table:style-name="ce1">
            <text:p>12</text:p>
          </table:table-cell>
          <table:table-cell office:value-type="float" office:value="42" table:formula="of:=[.A908]-([.B908]-1)*50" table:style-name="ce1">
            <text:p>42</text:p>
          </table:table-cell>
          <table:table-cell office:value-type="string" office:string-value="" table:formula="of:=OFFSET([.$C$264];[.C908];[.B908])" table:style-name="ce1"/>
          <table:table-cell table:number-columns-repeated="16380"/>
        </table:table-row>
        <table:table-row table:style-name="ro1">
          <table:table-cell office:value-type="float" office:value="593" table:formula="of:=[.A908]+1" table:style-name="ce1">
            <text:p>593</text:p>
          </table:table-cell>
          <table:table-cell office:value-type="float" office:value="12" table:formula="of:=INT([.A908]/50)+1" table:style-name="ce1">
            <text:p>12</text:p>
          </table:table-cell>
          <table:table-cell office:value-type="float" office:value="43" table:formula="of:=[.A909]-([.B909]-1)*50" table:style-name="ce1">
            <text:p>43</text:p>
          </table:table-cell>
          <table:table-cell office:value-type="string" office:string-value="" table:formula="of:=OFFSET([.$C$264];[.C909];[.B909])" table:style-name="ce1"/>
          <table:table-cell table:number-columns-repeated="16380"/>
        </table:table-row>
        <table:table-row table:style-name="ro1">
          <table:table-cell office:value-type="float" office:value="594" table:formula="of:=[.A909]+1" table:style-name="ce1">
            <text:p>594</text:p>
          </table:table-cell>
          <table:table-cell office:value-type="float" office:value="12" table:formula="of:=INT([.A909]/50)+1" table:style-name="ce1">
            <text:p>12</text:p>
          </table:table-cell>
          <table:table-cell office:value-type="float" office:value="44" table:formula="of:=[.A910]-([.B910]-1)*50" table:style-name="ce1">
            <text:p>44</text:p>
          </table:table-cell>
          <table:table-cell office:value-type="string" office:string-value="" table:formula="of:=OFFSET([.$C$264];[.C910];[.B910])" table:style-name="ce1"/>
          <table:table-cell table:number-columns-repeated="16380"/>
        </table:table-row>
        <table:table-row table:style-name="ro1">
          <table:table-cell office:value-type="float" office:value="595" table:formula="of:=[.A910]+1" table:style-name="ce1">
            <text:p>595</text:p>
          </table:table-cell>
          <table:table-cell office:value-type="float" office:value="12" table:formula="of:=INT([.A910]/50)+1" table:style-name="ce1">
            <text:p>12</text:p>
          </table:table-cell>
          <table:table-cell office:value-type="float" office:value="45" table:formula="of:=[.A911]-([.B911]-1)*50" table:style-name="ce1">
            <text:p>45</text:p>
          </table:table-cell>
          <table:table-cell office:value-type="string" office:string-value="" table:formula="of:=OFFSET([.$C$264];[.C911];[.B911])" table:style-name="ce1"/>
          <table:table-cell table:number-columns-repeated="16380"/>
        </table:table-row>
        <table:table-row table:style-name="ro1">
          <table:table-cell office:value-type="float" office:value="596" table:formula="of:=[.A911]+1" table:style-name="ce1">
            <text:p>596</text:p>
          </table:table-cell>
          <table:table-cell office:value-type="float" office:value="12" table:formula="of:=INT([.A911]/50)+1" table:style-name="ce1">
            <text:p>12</text:p>
          </table:table-cell>
          <table:table-cell office:value-type="float" office:value="46" table:formula="of:=[.A912]-([.B912]-1)*50" table:style-name="ce1">
            <text:p>46</text:p>
          </table:table-cell>
          <table:table-cell office:value-type="string" office:string-value="" table:formula="of:=OFFSET([.$C$264];[.C912];[.B912])" table:style-name="ce1"/>
          <table:table-cell table:number-columns-repeated="16380"/>
        </table:table-row>
        <table:table-row table:style-name="ro1">
          <table:table-cell office:value-type="float" office:value="597" table:formula="of:=[.A912]+1" table:style-name="ce1">
            <text:p>597</text:p>
          </table:table-cell>
          <table:table-cell office:value-type="float" office:value="12" table:formula="of:=INT([.A912]/50)+1" table:style-name="ce1">
            <text:p>12</text:p>
          </table:table-cell>
          <table:table-cell office:value-type="float" office:value="47" table:formula="of:=[.A913]-([.B913]-1)*50" table:style-name="ce1">
            <text:p>47</text:p>
          </table:table-cell>
          <table:table-cell office:value-type="string" office:string-value="" table:formula="of:=OFFSET([.$C$264];[.C913];[.B913])" table:style-name="ce1"/>
          <table:table-cell table:number-columns-repeated="16380"/>
        </table:table-row>
        <table:table-row table:style-name="ro1">
          <table:table-cell office:value-type="float" office:value="598" table:formula="of:=[.A913]+1" table:style-name="ce1">
            <text:p>598</text:p>
          </table:table-cell>
          <table:table-cell office:value-type="float" office:value="12" table:formula="of:=INT([.A913]/50)+1" table:style-name="ce1">
            <text:p>12</text:p>
          </table:table-cell>
          <table:table-cell office:value-type="float" office:value="48" table:formula="of:=[.A914]-([.B914]-1)*50" table:style-name="ce1">
            <text:p>48</text:p>
          </table:table-cell>
          <table:table-cell office:value-type="string" office:string-value="" table:formula="of:=OFFSET([.$C$264];[.C914];[.B914])" table:style-name="ce1"/>
          <table:table-cell table:number-columns-repeated="16380"/>
        </table:table-row>
        <table:table-row table:style-name="ro1">
          <table:table-cell office:value-type="float" office:value="599" table:formula="of:=[.A914]+1" table:style-name="ce1">
            <text:p>599</text:p>
          </table:table-cell>
          <table:table-cell office:value-type="float" office:value="12" table:formula="of:=INT([.A914]/50)+1" table:style-name="ce1">
            <text:p>12</text:p>
          </table:table-cell>
          <table:table-cell office:value-type="float" office:value="49" table:formula="of:=[.A915]-([.B915]-1)*50" table:style-name="ce1">
            <text:p>49</text:p>
          </table:table-cell>
          <table:table-cell office:value-type="string" office:string-value="" table:formula="of:=OFFSET([.$C$264];[.C915];[.B915])" table:style-name="ce1"/>
          <table:table-cell table:number-columns-repeated="16380"/>
        </table:table-row>
        <table:table-row table:style-name="ro1">
          <table:table-cell office:value-type="float" office:value="600" table:formula="of:=[.A915]+1" table:style-name="ce1">
            <text:p>600</text:p>
          </table:table-cell>
          <table:table-cell office:value-type="float" office:value="12" table:formula="of:=INT([.A915]/50)+1" table:style-name="ce1">
            <text:p>12</text:p>
          </table:table-cell>
          <table:table-cell office:value-type="float" office:value="50" table:formula="of:=[.A916]-([.B916]-1)*50" table:style-name="ce1">
            <text:p>50</text:p>
          </table:table-cell>
          <table:table-cell office:value-type="string" office:string-value="" table:formula="of:=OFFSET([.$C$264];[.C916];[.B916])" table:style-name="ce1"/>
          <table:table-cell table:number-columns-repeated="16380"/>
        </table:table-row>
        <table:table-row table:style-name="ro1">
          <table:table-cell office:value-type="float" office:value="601" table:formula="of:=[.A916]+1" table:style-name="ce1">
            <text:p>601</text:p>
          </table:table-cell>
          <table:table-cell office:value-type="float" office:value="13" table:formula="of:=INT([.A916]/50)+1" table:style-name="ce1">
            <text:p>13</text:p>
          </table:table-cell>
          <table:table-cell office:value-type="float" office:value="1" table:formula="of:=[.A917]-([.B917]-1)*50" table:style-name="ce1">
            <text:p>1</text:p>
          </table:table-cell>
          <table:table-cell office:value-type="string" office:string-value="100012;store_cooling_active = NO #  Cooling status" table:formula="of:=OFFSET([.$C$264];[.C917];[.B917])" table:style-name="ce1">
            <text:p>100012;store_cooling_active = NO # <text:s/>Cooling status</text:p>
          </table:table-cell>
          <table:table-cell table:number-columns-repeated="16380"/>
        </table:table-row>
        <table:table-row table:style-name="ro1">
          <table:table-cell office:value-type="float" office:value="602" table:formula="of:=[.A917]+1" table:style-name="ce1">
            <text:p>602</text:p>
          </table:table-cell>
          <table:table-cell office:value-type="float" office:value="13" table:formula="of:=INT([.A917]/50)+1" table:style-name="ce1">
            <text:p>13</text:p>
          </table:table-cell>
          <table:table-cell office:value-type="float" office:value="2" table:formula="of:=[.A918]-([.B918]-1)*50" table:style-name="ce1">
            <text:p>2</text:p>
          </table:table-cell>
          <table:table-cell office:value-type="string" office:string-value="" table:formula="of:=OFFSET([.$C$264];[.C918];[.B918])" table:style-name="ce1"/>
          <table:table-cell table:number-columns-repeated="16380"/>
        </table:table-row>
        <table:table-row table:style-name="ro1">
          <table:table-cell office:value-type="float" office:value="603" table:formula="of:=[.A918]+1" table:style-name="ce1">
            <text:p>603</text:p>
          </table:table-cell>
          <table:table-cell office:value-type="float" office:value="13" table:formula="of:=INT([.A918]/50)+1" table:style-name="ce1">
            <text:p>13</text:p>
          </table:table-cell>
          <table:table-cell office:value-type="float" office:value="3" table:formula="of:=[.A919]-([.B919]-1)*50" table:style-name="ce1">
            <text:p>3</text:p>
          </table:table-cell>
          <table:table-cell office:value-type="string" office:string-value="" table:formula="of:=OFFSET([.$C$264];[.C919];[.B919])" table:style-name="ce1"/>
          <table:table-cell table:number-columns-repeated="16380"/>
        </table:table-row>
        <table:table-row table:style-name="ro1">
          <table:table-cell office:value-type="float" office:value="604" table:formula="of:=[.A919]+1" table:style-name="ce1">
            <text:p>604</text:p>
          </table:table-cell>
          <table:table-cell office:value-type="float" office:value="13" table:formula="of:=INT([.A919]/50)+1" table:style-name="ce1">
            <text:p>13</text:p>
          </table:table-cell>
          <table:table-cell office:value-type="float" office:value="4" table:formula="of:=[.A920]-([.B920]-1)*50" table:style-name="ce1">
            <text:p>4</text:p>
          </table:table-cell>
          <table:table-cell office:value-type="string" office:string-value="" table:formula="of:=OFFSET([.$C$264];[.C920];[.B920])" table:style-name="ce1"/>
          <table:table-cell table:number-columns-repeated="16380"/>
        </table:table-row>
        <table:table-row table:style-name="ro1">
          <table:table-cell office:value-type="float" office:value="605" table:formula="of:=[.A920]+1" table:style-name="ce1">
            <text:p>605</text:p>
          </table:table-cell>
          <table:table-cell office:value-type="float" office:value="13" table:formula="of:=INT([.A920]/50)+1" table:style-name="ce1">
            <text:p>13</text:p>
          </table:table-cell>
          <table:table-cell office:value-type="float" office:value="5" table:formula="of:=[.A921]-([.B921]-1)*50" table:style-name="ce1">
            <text:p>5</text:p>
          </table:table-cell>
          <table:table-cell office:value-type="string" office:string-value="" table:formula="of:=OFFSET([.$C$264];[.C921];[.B921])" table:style-name="ce1"/>
          <table:table-cell table:number-columns-repeated="16380"/>
        </table:table-row>
        <table:table-row table:style-name="ro1">
          <table:table-cell office:value-type="float" office:value="606" table:formula="of:=[.A921]+1" table:style-name="ce1">
            <text:p>606</text:p>
          </table:table-cell>
          <table:table-cell office:value-type="float" office:value="13" table:formula="of:=INT([.A921]/50)+1" table:style-name="ce1">
            <text:p>13</text:p>
          </table:table-cell>
          <table:table-cell office:value-type="float" office:value="6" table:formula="of:=[.A922]-([.B922]-1)*50" table:style-name="ce1">
            <text:p>6</text:p>
          </table:table-cell>
          <table:table-cell office:value-type="string" office:string-value="" table:formula="of:=OFFSET([.$C$264];[.C922];[.B922])" table:style-name="ce1"/>
          <table:table-cell table:number-columns-repeated="16380"/>
        </table:table-row>
        <table:table-row table:style-name="ro1">
          <table:table-cell office:value-type="float" office:value="607" table:formula="of:=[.A922]+1" table:style-name="ce1">
            <text:p>607</text:p>
          </table:table-cell>
          <table:table-cell office:value-type="float" office:value="13" table:formula="of:=INT([.A922]/50)+1" table:style-name="ce1">
            <text:p>13</text:p>
          </table:table-cell>
          <table:table-cell office:value-type="float" office:value="7" table:formula="of:=[.A923]-([.B923]-1)*50" table:style-name="ce1">
            <text:p>7</text:p>
          </table:table-cell>
          <table:table-cell office:value-type="string" office:string-value="" table:formula="of:=OFFSET([.$C$264];[.C923];[.B923])" table:style-name="ce1"/>
          <table:table-cell table:number-columns-repeated="16380"/>
        </table:table-row>
        <table:table-row table:style-name="ro1">
          <table:table-cell office:value-type="float" office:value="608" table:formula="of:=[.A923]+1" table:style-name="ce1">
            <text:p>608</text:p>
          </table:table-cell>
          <table:table-cell office:value-type="float" office:value="13" table:formula="of:=INT([.A923]/50)+1" table:style-name="ce1">
            <text:p>13</text:p>
          </table:table-cell>
          <table:table-cell office:value-type="float" office:value="8" table:formula="of:=[.A924]-([.B924]-1)*50" table:style-name="ce1">
            <text:p>8</text:p>
          </table:table-cell>
          <table:table-cell office:value-type="string" office:string-value="" table:formula="of:=OFFSET([.$C$264];[.C924];[.B924])" table:style-name="ce1"/>
          <table:table-cell table:number-columns-repeated="16380"/>
        </table:table-row>
        <table:table-row table:style-name="ro1">
          <table:table-cell office:value-type="float" office:value="609" table:formula="of:=[.A924]+1" table:style-name="ce1">
            <text:p>609</text:p>
          </table:table-cell>
          <table:table-cell office:value-type="float" office:value="13" table:formula="of:=INT([.A924]/50)+1" table:style-name="ce1">
            <text:p>13</text:p>
          </table:table-cell>
          <table:table-cell office:value-type="float" office:value="9" table:formula="of:=[.A925]-([.B925]-1)*50" table:style-name="ce1">
            <text:p>9</text:p>
          </table:table-cell>
          <table:table-cell office:value-type="string" office:string-value="" table:formula="of:=OFFSET([.$C$264];[.C925];[.B925])" table:style-name="ce1"/>
          <table:table-cell table:number-columns-repeated="16380"/>
        </table:table-row>
        <table:table-row table:style-name="ro1">
          <table:table-cell office:value-type="float" office:value="610" table:formula="of:=[.A925]+1" table:style-name="ce1">
            <text:p>610</text:p>
          </table:table-cell>
          <table:table-cell office:value-type="float" office:value="13" table:formula="of:=INT([.A925]/50)+1" table:style-name="ce1">
            <text:p>13</text:p>
          </table:table-cell>
          <table:table-cell office:value-type="float" office:value="10" table:formula="of:=[.A926]-([.B926]-1)*50" table:style-name="ce1">
            <text:p>10</text:p>
          </table:table-cell>
          <table:table-cell office:value-type="string" office:string-value="" table:formula="of:=OFFSET([.$C$264];[.C926];[.B926])" table:style-name="ce1"/>
          <table:table-cell table:number-columns-repeated="16380"/>
        </table:table-row>
        <table:table-row table:style-name="ro1">
          <table:table-cell office:value-type="float" office:value="611" table:formula="of:=[.A926]+1" table:style-name="ce1">
            <text:p>611</text:p>
          </table:table-cell>
          <table:table-cell office:value-type="float" office:value="13" table:formula="of:=INT([.A926]/50)+1" table:style-name="ce1">
            <text:p>13</text:p>
          </table:table-cell>
          <table:table-cell office:value-type="float" office:value="11" table:formula="of:=[.A927]-([.B927]-1)*50" table:style-name="ce1">
            <text:p>11</text:p>
          </table:table-cell>
          <table:table-cell office:value-type="string" office:string-value="" table:formula="of:=OFFSET([.$C$264];[.C927];[.B927])" table:style-name="ce1"/>
          <table:table-cell table:number-columns-repeated="16380"/>
        </table:table-row>
        <table:table-row table:style-name="ro1">
          <table:table-cell office:value-type="float" office:value="612" table:formula="of:=[.A927]+1" table:style-name="ce1">
            <text:p>612</text:p>
          </table:table-cell>
          <table:table-cell office:value-type="float" office:value="13" table:formula="of:=INT([.A927]/50)+1" table:style-name="ce1">
            <text:p>13</text:p>
          </table:table-cell>
          <table:table-cell office:value-type="float" office:value="12" table:formula="of:=[.A928]-([.B928]-1)*50" table:style-name="ce1">
            <text:p>12</text:p>
          </table:table-cell>
          <table:table-cell office:value-type="string" office:string-value="" table:formula="of:=OFFSET([.$C$264];[.C928];[.B928])" table:style-name="ce1"/>
          <table:table-cell table:number-columns-repeated="16380"/>
        </table:table-row>
        <table:table-row table:style-name="ro1">
          <table:table-cell office:value-type="float" office:value="613" table:formula="of:=[.A928]+1" table:style-name="ce1">
            <text:p>613</text:p>
          </table:table-cell>
          <table:table-cell office:value-type="float" office:value="13" table:formula="of:=INT([.A928]/50)+1" table:style-name="ce1">
            <text:p>13</text:p>
          </table:table-cell>
          <table:table-cell office:value-type="float" office:value="13" table:formula="of:=[.A929]-([.B929]-1)*50" table:style-name="ce1">
            <text:p>13</text:p>
          </table:table-cell>
          <table:table-cell office:value-type="string" office:string-value="" table:formula="of:=OFFSET([.$C$264];[.C929];[.B929])" table:style-name="ce1"/>
          <table:table-cell table:number-columns-repeated="16380"/>
        </table:table-row>
        <table:table-row table:style-name="ro1">
          <table:table-cell office:value-type="float" office:value="614" table:formula="of:=[.A929]+1" table:style-name="ce1">
            <text:p>614</text:p>
          </table:table-cell>
          <table:table-cell office:value-type="float" office:value="13" table:formula="of:=INT([.A929]/50)+1" table:style-name="ce1">
            <text:p>13</text:p>
          </table:table-cell>
          <table:table-cell office:value-type="float" office:value="14" table:formula="of:=[.A930]-([.B930]-1)*50" table:style-name="ce1">
            <text:p>14</text:p>
          </table:table-cell>
          <table:table-cell office:value-type="string" office:string-value="" table:formula="of:=OFFSET([.$C$264];[.C930];[.B930])" table:style-name="ce1"/>
          <table:table-cell table:number-columns-repeated="16380"/>
        </table:table-row>
        <table:table-row table:style-name="ro1">
          <table:table-cell office:value-type="float" office:value="615" table:formula="of:=[.A930]+1" table:style-name="ce1">
            <text:p>615</text:p>
          </table:table-cell>
          <table:table-cell office:value-type="float" office:value="13" table:formula="of:=INT([.A930]/50)+1" table:style-name="ce1">
            <text:p>13</text:p>
          </table:table-cell>
          <table:table-cell office:value-type="float" office:value="15" table:formula="of:=[.A931]-([.B931]-1)*50" table:style-name="ce1">
            <text:p>15</text:p>
          </table:table-cell>
          <table:table-cell office:value-type="string" office:string-value="" table:formula="of:=OFFSET([.$C$264];[.C931];[.B931])" table:style-name="ce1"/>
          <table:table-cell table:number-columns-repeated="16380"/>
        </table:table-row>
        <table:table-row table:style-name="ro1">
          <table:table-cell office:value-type="float" office:value="616" table:formula="of:=[.A931]+1" table:style-name="ce1">
            <text:p>616</text:p>
          </table:table-cell>
          <table:table-cell office:value-type="float" office:value="13" table:formula="of:=INT([.A931]/50)+1" table:style-name="ce1">
            <text:p>13</text:p>
          </table:table-cell>
          <table:table-cell office:value-type="float" office:value="16" table:formula="of:=[.A932]-([.B932]-1)*50" table:style-name="ce1">
            <text:p>16</text:p>
          </table:table-cell>
          <table:table-cell office:value-type="string" office:string-value="" table:formula="of:=OFFSET([.$C$264];[.C932];[.B932])" table:style-name="ce1"/>
          <table:table-cell table:number-columns-repeated="16380"/>
        </table:table-row>
        <table:table-row table:style-name="ro1">
          <table:table-cell office:value-type="float" office:value="617" table:formula="of:=[.A932]+1" table:style-name="ce1">
            <text:p>617</text:p>
          </table:table-cell>
          <table:table-cell office:value-type="float" office:value="13" table:formula="of:=INT([.A932]/50)+1" table:style-name="ce1">
            <text:p>13</text:p>
          </table:table-cell>
          <table:table-cell office:value-type="float" office:value="17" table:formula="of:=[.A933]-([.B933]-1)*50" table:style-name="ce1">
            <text:p>17</text:p>
          </table:table-cell>
          <table:table-cell office:value-type="string" office:string-value="" table:formula="of:=OFFSET([.$C$264];[.C933];[.B933])" table:style-name="ce1"/>
          <table:table-cell table:number-columns-repeated="16380"/>
        </table:table-row>
        <table:table-row table:style-name="ro1">
          <table:table-cell office:value-type="float" office:value="618" table:formula="of:=[.A933]+1" table:style-name="ce1">
            <text:p>618</text:p>
          </table:table-cell>
          <table:table-cell office:value-type="float" office:value="13" table:formula="of:=INT([.A933]/50)+1" table:style-name="ce1">
            <text:p>13</text:p>
          </table:table-cell>
          <table:table-cell office:value-type="float" office:value="18" table:formula="of:=[.A934]-([.B934]-1)*50" table:style-name="ce1">
            <text:p>18</text:p>
          </table:table-cell>
          <table:table-cell office:value-type="string" office:string-value="" table:formula="of:=OFFSET([.$C$264];[.C934];[.B934])" table:style-name="ce1"/>
          <table:table-cell table:number-columns-repeated="16380"/>
        </table:table-row>
        <table:table-row table:style-name="ro1">
          <table:table-cell office:value-type="float" office:value="619" table:formula="of:=[.A934]+1" table:style-name="ce1">
            <text:p>619</text:p>
          </table:table-cell>
          <table:table-cell office:value-type="float" office:value="13" table:formula="of:=INT([.A934]/50)+1" table:style-name="ce1">
            <text:p>13</text:p>
          </table:table-cell>
          <table:table-cell office:value-type="float" office:value="19" table:formula="of:=[.A935]-([.B935]-1)*50" table:style-name="ce1">
            <text:p>19</text:p>
          </table:table-cell>
          <table:table-cell office:value-type="string" office:string-value="" table:formula="of:=OFFSET([.$C$264];[.C935];[.B935])" table:style-name="ce1"/>
          <table:table-cell table:number-columns-repeated="16380"/>
        </table:table-row>
        <table:table-row table:style-name="ro1">
          <table:table-cell office:value-type="float" office:value="620" table:formula="of:=[.A935]+1" table:style-name="ce1">
            <text:p>620</text:p>
          </table:table-cell>
          <table:table-cell office:value-type="float" office:value="13" table:formula="of:=INT([.A935]/50)+1" table:style-name="ce1">
            <text:p>13</text:p>
          </table:table-cell>
          <table:table-cell office:value-type="float" office:value="20" table:formula="of:=[.A936]-([.B936]-1)*50" table:style-name="ce1">
            <text:p>20</text:p>
          </table:table-cell>
          <table:table-cell office:value-type="string" office:string-value="" table:formula="of:=OFFSET([.$C$264];[.C936];[.B936])" table:style-name="ce1"/>
          <table:table-cell table:number-columns-repeated="16380"/>
        </table:table-row>
        <table:table-row table:style-name="ro1">
          <table:table-cell office:value-type="float" office:value="621" table:formula="of:=[.A936]+1" table:style-name="ce1">
            <text:p>621</text:p>
          </table:table-cell>
          <table:table-cell office:value-type="float" office:value="13" table:formula="of:=INT([.A936]/50)+1" table:style-name="ce1">
            <text:p>13</text:p>
          </table:table-cell>
          <table:table-cell office:value-type="float" office:value="21" table:formula="of:=[.A937]-([.B937]-1)*50" table:style-name="ce1">
            <text:p>21</text:p>
          </table:table-cell>
          <table:table-cell office:value-type="string" office:string-value="" table:formula="of:=OFFSET([.$C$264];[.C937];[.B937])" table:style-name="ce1"/>
          <table:table-cell table:number-columns-repeated="16380"/>
        </table:table-row>
        <table:table-row table:style-name="ro1">
          <table:table-cell office:value-type="float" office:value="622" table:formula="of:=[.A937]+1" table:style-name="ce1">
            <text:p>622</text:p>
          </table:table-cell>
          <table:table-cell office:value-type="float" office:value="13" table:formula="of:=INT([.A937]/50)+1" table:style-name="ce1">
            <text:p>13</text:p>
          </table:table-cell>
          <table:table-cell office:value-type="float" office:value="22" table:formula="of:=[.A938]-([.B938]-1)*50" table:style-name="ce1">
            <text:p>22</text:p>
          </table:table-cell>
          <table:table-cell office:value-type="string" office:string-value="" table:formula="of:=OFFSET([.$C$264];[.C938];[.B938])" table:style-name="ce1"/>
          <table:table-cell table:number-columns-repeated="16380"/>
        </table:table-row>
        <table:table-row table:style-name="ro1">
          <table:table-cell office:value-type="float" office:value="623" table:formula="of:=[.A938]+1" table:style-name="ce1">
            <text:p>623</text:p>
          </table:table-cell>
          <table:table-cell office:value-type="float" office:value="13" table:formula="of:=INT([.A938]/50)+1" table:style-name="ce1">
            <text:p>13</text:p>
          </table:table-cell>
          <table:table-cell office:value-type="float" office:value="23" table:formula="of:=[.A939]-([.B939]-1)*50" table:style-name="ce1">
            <text:p>23</text:p>
          </table:table-cell>
          <table:table-cell office:value-type="string" office:string-value="" table:formula="of:=OFFSET([.$C$264];[.C939];[.B939])" table:style-name="ce1"/>
          <table:table-cell table:number-columns-repeated="16380"/>
        </table:table-row>
        <table:table-row table:style-name="ro1">
          <table:table-cell office:value-type="float" office:value="624" table:formula="of:=[.A939]+1" table:style-name="ce1">
            <text:p>624</text:p>
          </table:table-cell>
          <table:table-cell office:value-type="float" office:value="13" table:formula="of:=INT([.A939]/50)+1" table:style-name="ce1">
            <text:p>13</text:p>
          </table:table-cell>
          <table:table-cell office:value-type="float" office:value="24" table:formula="of:=[.A940]-([.B940]-1)*50" table:style-name="ce1">
            <text:p>24</text:p>
          </table:table-cell>
          <table:table-cell office:value-type="string" office:string-value="" table:formula="of:=OFFSET([.$C$264];[.C940];[.B940])" table:style-name="ce1"/>
          <table:table-cell table:number-columns-repeated="16380"/>
        </table:table-row>
        <table:table-row table:style-name="ro1">
          <table:table-cell office:value-type="float" office:value="625" table:formula="of:=[.A940]+1" table:style-name="ce1">
            <text:p>625</text:p>
          </table:table-cell>
          <table:table-cell office:value-type="float" office:value="13" table:formula="of:=INT([.A940]/50)+1" table:style-name="ce1">
            <text:p>13</text:p>
          </table:table-cell>
          <table:table-cell office:value-type="float" office:value="25" table:formula="of:=[.A941]-([.B941]-1)*50" table:style-name="ce1">
            <text:p>25</text:p>
          </table:table-cell>
          <table:table-cell office:value-type="string" office:string-value="" table:formula="of:=OFFSET([.$C$264];[.C941];[.B941])" table:style-name="ce1"/>
          <table:table-cell table:number-columns-repeated="16380"/>
        </table:table-row>
        <table:table-row table:style-name="ro1">
          <table:table-cell office:value-type="float" office:value="626" table:formula="of:=[.A941]+1" table:style-name="ce1">
            <text:p>626</text:p>
          </table:table-cell>
          <table:table-cell office:value-type="float" office:value="13" table:formula="of:=INT([.A941]/50)+1" table:style-name="ce1">
            <text:p>13</text:p>
          </table:table-cell>
          <table:table-cell office:value-type="float" office:value="26" table:formula="of:=[.A942]-([.B942]-1)*50" table:style-name="ce1">
            <text:p>26</text:p>
          </table:table-cell>
          <table:table-cell office:value-type="string" office:string-value="" table:formula="of:=OFFSET([.$C$264];[.C942];[.B942])" table:style-name="ce1"/>
          <table:table-cell table:number-columns-repeated="16380"/>
        </table:table-row>
        <table:table-row table:style-name="ro1">
          <table:table-cell office:value-type="float" office:value="627" table:formula="of:=[.A942]+1" table:style-name="ce1">
            <text:p>627</text:p>
          </table:table-cell>
          <table:table-cell office:value-type="float" office:value="13" table:formula="of:=INT([.A942]/50)+1" table:style-name="ce1">
            <text:p>13</text:p>
          </table:table-cell>
          <table:table-cell office:value-type="float" office:value="27" table:formula="of:=[.A943]-([.B943]-1)*50" table:style-name="ce1">
            <text:p>27</text:p>
          </table:table-cell>
          <table:table-cell office:value-type="string" office:string-value="" table:formula="of:=OFFSET([.$C$264];[.C943];[.B943])" table:style-name="ce1"/>
          <table:table-cell table:number-columns-repeated="16380"/>
        </table:table-row>
        <table:table-row table:style-name="ro1">
          <table:table-cell office:value-type="float" office:value="628" table:formula="of:=[.A943]+1" table:style-name="ce1">
            <text:p>628</text:p>
          </table:table-cell>
          <table:table-cell office:value-type="float" office:value="13" table:formula="of:=INT([.A943]/50)+1" table:style-name="ce1">
            <text:p>13</text:p>
          </table:table-cell>
          <table:table-cell office:value-type="float" office:value="28" table:formula="of:=[.A944]-([.B944]-1)*50" table:style-name="ce1">
            <text:p>28</text:p>
          </table:table-cell>
          <table:table-cell office:value-type="string" office:string-value="" table:formula="of:=OFFSET([.$C$264];[.C944];[.B944])" table:style-name="ce1"/>
          <table:table-cell table:number-columns-repeated="16380"/>
        </table:table-row>
        <table:table-row table:style-name="ro1">
          <table:table-cell office:value-type="float" office:value="629" table:formula="of:=[.A944]+1" table:style-name="ce1">
            <text:p>629</text:p>
          </table:table-cell>
          <table:table-cell office:value-type="float" office:value="13" table:formula="of:=INT([.A944]/50)+1" table:style-name="ce1">
            <text:p>13</text:p>
          </table:table-cell>
          <table:table-cell office:value-type="float" office:value="29" table:formula="of:=[.A945]-([.B945]-1)*50" table:style-name="ce1">
            <text:p>29</text:p>
          </table:table-cell>
          <table:table-cell office:value-type="string" office:string-value="" table:formula="of:=OFFSET([.$C$264];[.C945];[.B945])" table:style-name="ce1"/>
          <table:table-cell table:number-columns-repeated="16380"/>
        </table:table-row>
        <table:table-row table:style-name="ro1">
          <table:table-cell office:value-type="float" office:value="630" table:formula="of:=[.A945]+1" table:style-name="ce1">
            <text:p>630</text:p>
          </table:table-cell>
          <table:table-cell office:value-type="float" office:value="13" table:formula="of:=INT([.A945]/50)+1" table:style-name="ce1">
            <text:p>13</text:p>
          </table:table-cell>
          <table:table-cell office:value-type="float" office:value="30" table:formula="of:=[.A946]-([.B946]-1)*50" table:style-name="ce1">
            <text:p>30</text:p>
          </table:table-cell>
          <table:table-cell office:value-type="string" office:string-value="" table:formula="of:=OFFSET([.$C$264];[.C946];[.B946])" table:style-name="ce1"/>
          <table:table-cell table:number-columns-repeated="16380"/>
        </table:table-row>
        <table:table-row table:style-name="ro1">
          <table:table-cell office:value-type="float" office:value="631" table:formula="of:=[.A946]+1" table:style-name="ce1">
            <text:p>631</text:p>
          </table:table-cell>
          <table:table-cell office:value-type="float" office:value="13" table:formula="of:=INT([.A946]/50)+1" table:style-name="ce1">
            <text:p>13</text:p>
          </table:table-cell>
          <table:table-cell office:value-type="float" office:value="31" table:formula="of:=[.A947]-([.B947]-1)*50" table:style-name="ce1">
            <text:p>31</text:p>
          </table:table-cell>
          <table:table-cell office:value-type="string" office:string-value="" table:formula="of:=OFFSET([.$C$264];[.C947];[.B947])" table:style-name="ce1"/>
          <table:table-cell table:number-columns-repeated="16380"/>
        </table:table-row>
        <table:table-row table:style-name="ro1">
          <table:table-cell office:value-type="float" office:value="632" table:formula="of:=[.A947]+1" table:style-name="ce1">
            <text:p>632</text:p>
          </table:table-cell>
          <table:table-cell office:value-type="float" office:value="13" table:formula="of:=INT([.A947]/50)+1" table:style-name="ce1">
            <text:p>13</text:p>
          </table:table-cell>
          <table:table-cell office:value-type="float" office:value="32" table:formula="of:=[.A948]-([.B948]-1)*50" table:style-name="ce1">
            <text:p>32</text:p>
          </table:table-cell>
          <table:table-cell office:value-type="string" office:string-value="" table:formula="of:=OFFSET([.$C$264];[.C948];[.B948])" table:style-name="ce1"/>
          <table:table-cell table:number-columns-repeated="16380"/>
        </table:table-row>
        <table:table-row table:style-name="ro1">
          <table:table-cell office:value-type="float" office:value="633" table:formula="of:=[.A948]+1" table:style-name="ce1">
            <text:p>633</text:p>
          </table:table-cell>
          <table:table-cell office:value-type="float" office:value="13" table:formula="of:=INT([.A948]/50)+1" table:style-name="ce1">
            <text:p>13</text:p>
          </table:table-cell>
          <table:table-cell office:value-type="float" office:value="33" table:formula="of:=[.A949]-([.B949]-1)*50" table:style-name="ce1">
            <text:p>33</text:p>
          </table:table-cell>
          <table:table-cell office:value-type="string" office:string-value="" table:formula="of:=OFFSET([.$C$264];[.C949];[.B949])" table:style-name="ce1"/>
          <table:table-cell table:number-columns-repeated="16380"/>
        </table:table-row>
        <table:table-row table:style-name="ro1">
          <table:table-cell office:value-type="float" office:value="634" table:formula="of:=[.A949]+1" table:style-name="ce1">
            <text:p>634</text:p>
          </table:table-cell>
          <table:table-cell office:value-type="float" office:value="13" table:formula="of:=INT([.A949]/50)+1" table:style-name="ce1">
            <text:p>13</text:p>
          </table:table-cell>
          <table:table-cell office:value-type="float" office:value="34" table:formula="of:=[.A950]-([.B950]-1)*50" table:style-name="ce1">
            <text:p>34</text:p>
          </table:table-cell>
          <table:table-cell office:value-type="string" office:string-value="" table:formula="of:=OFFSET([.$C$264];[.C950];[.B950])" table:style-name="ce1"/>
          <table:table-cell table:number-columns-repeated="16380"/>
        </table:table-row>
        <table:table-row table:style-name="ro1">
          <table:table-cell office:value-type="float" office:value="635" table:formula="of:=[.A950]+1" table:style-name="ce1">
            <text:p>635</text:p>
          </table:table-cell>
          <table:table-cell office:value-type="float" office:value="13" table:formula="of:=INT([.A950]/50)+1" table:style-name="ce1">
            <text:p>13</text:p>
          </table:table-cell>
          <table:table-cell office:value-type="float" office:value="35" table:formula="of:=[.A951]-([.B951]-1)*50" table:style-name="ce1">
            <text:p>35</text:p>
          </table:table-cell>
          <table:table-cell office:value-type="string" office:string-value="" table:formula="of:=OFFSET([.$C$264];[.C951];[.B951])" table:style-name="ce1"/>
          <table:table-cell table:number-columns-repeated="16380"/>
        </table:table-row>
        <table:table-row table:style-name="ro1">
          <table:table-cell office:value-type="float" office:value="636" table:formula="of:=[.A951]+1" table:style-name="ce1">
            <text:p>636</text:p>
          </table:table-cell>
          <table:table-cell office:value-type="float" office:value="13" table:formula="of:=INT([.A951]/50)+1" table:style-name="ce1">
            <text:p>13</text:p>
          </table:table-cell>
          <table:table-cell office:value-type="float" office:value="36" table:formula="of:=[.A952]-([.B952]-1)*50" table:style-name="ce1">
            <text:p>36</text:p>
          </table:table-cell>
          <table:table-cell office:value-type="string" office:string-value="" table:formula="of:=OFFSET([.$C$264];[.C952];[.B952])" table:style-name="ce1"/>
          <table:table-cell table:number-columns-repeated="16380"/>
        </table:table-row>
        <table:table-row table:style-name="ro1">
          <table:table-cell office:value-type="float" office:value="637" table:formula="of:=[.A952]+1" table:style-name="ce1">
            <text:p>637</text:p>
          </table:table-cell>
          <table:table-cell office:value-type="float" office:value="13" table:formula="of:=INT([.A952]/50)+1" table:style-name="ce1">
            <text:p>13</text:p>
          </table:table-cell>
          <table:table-cell office:value-type="float" office:value="37" table:formula="of:=[.A953]-([.B953]-1)*50" table:style-name="ce1">
            <text:p>37</text:p>
          </table:table-cell>
          <table:table-cell office:value-type="string" office:string-value="" table:formula="of:=OFFSET([.$C$264];[.C953];[.B953])" table:style-name="ce1"/>
          <table:table-cell table:number-columns-repeated="16380"/>
        </table:table-row>
        <table:table-row table:style-name="ro1">
          <table:table-cell office:value-type="float" office:value="638" table:formula="of:=[.A953]+1" table:style-name="ce1">
            <text:p>638</text:p>
          </table:table-cell>
          <table:table-cell office:value-type="float" office:value="13" table:formula="of:=INT([.A953]/50)+1" table:style-name="ce1">
            <text:p>13</text:p>
          </table:table-cell>
          <table:table-cell office:value-type="float" office:value="38" table:formula="of:=[.A954]-([.B954]-1)*50" table:style-name="ce1">
            <text:p>38</text:p>
          </table:table-cell>
          <table:table-cell office:value-type="string" office:string-value="" table:formula="of:=OFFSET([.$C$264];[.C954];[.B954])" table:style-name="ce1"/>
          <table:table-cell table:number-columns-repeated="16380"/>
        </table:table-row>
        <table:table-row table:style-name="ro1">
          <table:table-cell office:value-type="float" office:value="639" table:formula="of:=[.A954]+1" table:style-name="ce1">
            <text:p>639</text:p>
          </table:table-cell>
          <table:table-cell office:value-type="float" office:value="13" table:formula="of:=INT([.A954]/50)+1" table:style-name="ce1">
            <text:p>13</text:p>
          </table:table-cell>
          <table:table-cell office:value-type="float" office:value="39" table:formula="of:=[.A955]-([.B955]-1)*50" table:style-name="ce1">
            <text:p>39</text:p>
          </table:table-cell>
          <table:table-cell office:value-type="string" office:string-value="" table:formula="of:=OFFSET([.$C$264];[.C955];[.B955])" table:style-name="ce1"/>
          <table:table-cell table:number-columns-repeated="16380"/>
        </table:table-row>
        <table:table-row table:style-name="ro1">
          <table:table-cell office:value-type="float" office:value="640" table:formula="of:=[.A955]+1" table:style-name="ce1">
            <text:p>640</text:p>
          </table:table-cell>
          <table:table-cell office:value-type="float" office:value="13" table:formula="of:=INT([.A955]/50)+1" table:style-name="ce1">
            <text:p>13</text:p>
          </table:table-cell>
          <table:table-cell office:value-type="float" office:value="40" table:formula="of:=[.A956]-([.B956]-1)*50" table:style-name="ce1">
            <text:p>40</text:p>
          </table:table-cell>
          <table:table-cell office:value-type="string" office:string-value="" table:formula="of:=OFFSET([.$C$264];[.C956];[.B956])" table:style-name="ce1"/>
          <table:table-cell table:number-columns-repeated="16380"/>
        </table:table-row>
        <table:table-row table:style-name="ro1">
          <table:table-cell office:value-type="float" office:value="641" table:formula="of:=[.A956]+1" table:style-name="ce1">
            <text:p>641</text:p>
          </table:table-cell>
          <table:table-cell office:value-type="float" office:value="13" table:formula="of:=INT([.A956]/50)+1" table:style-name="ce1">
            <text:p>13</text:p>
          </table:table-cell>
          <table:table-cell office:value-type="float" office:value="41" table:formula="of:=[.A957]-([.B957]-1)*50" table:style-name="ce1">
            <text:p>41</text:p>
          </table:table-cell>
          <table:table-cell office:value-type="string" office:string-value="" table:formula="of:=OFFSET([.$C$264];[.C957];[.B957])" table:style-name="ce1"/>
          <table:table-cell table:number-columns-repeated="16380"/>
        </table:table-row>
        <table:table-row table:style-name="ro1">
          <table:table-cell office:value-type="float" office:value="642" table:formula="of:=[.A957]+1" table:style-name="ce1">
            <text:p>642</text:p>
          </table:table-cell>
          <table:table-cell office:value-type="float" office:value="13" table:formula="of:=INT([.A957]/50)+1" table:style-name="ce1">
            <text:p>13</text:p>
          </table:table-cell>
          <table:table-cell office:value-type="float" office:value="42" table:formula="of:=[.A958]-([.B958]-1)*50" table:style-name="ce1">
            <text:p>42</text:p>
          </table:table-cell>
          <table:table-cell office:value-type="string" office:string-value="" table:formula="of:=OFFSET([.$C$264];[.C958];[.B958])" table:style-name="ce1"/>
          <table:table-cell table:number-columns-repeated="16380"/>
        </table:table-row>
        <table:table-row table:style-name="ro1">
          <table:table-cell office:value-type="float" office:value="643" table:formula="of:=[.A958]+1" table:style-name="ce1">
            <text:p>643</text:p>
          </table:table-cell>
          <table:table-cell office:value-type="float" office:value="13" table:formula="of:=INT([.A958]/50)+1" table:style-name="ce1">
            <text:p>13</text:p>
          </table:table-cell>
          <table:table-cell office:value-type="float" office:value="43" table:formula="of:=[.A959]-([.B959]-1)*50" table:style-name="ce1">
            <text:p>43</text:p>
          </table:table-cell>
          <table:table-cell office:value-type="string" office:string-value="" table:formula="of:=OFFSET([.$C$264];[.C959];[.B959])" table:style-name="ce1"/>
          <table:table-cell table:number-columns-repeated="16380"/>
        </table:table-row>
        <table:table-row table:style-name="ro1">
          <table:table-cell office:value-type="float" office:value="644" table:formula="of:=[.A959]+1" table:style-name="ce1">
            <text:p>644</text:p>
          </table:table-cell>
          <table:table-cell office:value-type="float" office:value="13" table:formula="of:=INT([.A959]/50)+1" table:style-name="ce1">
            <text:p>13</text:p>
          </table:table-cell>
          <table:table-cell office:value-type="float" office:value="44" table:formula="of:=[.A960]-([.B960]-1)*50" table:style-name="ce1">
            <text:p>44</text:p>
          </table:table-cell>
          <table:table-cell office:value-type="string" office:string-value="" table:formula="of:=OFFSET([.$C$264];[.C960];[.B960])" table:style-name="ce1"/>
          <table:table-cell table:number-columns-repeated="16380"/>
        </table:table-row>
        <table:table-row table:style-name="ro1">
          <table:table-cell office:value-type="float" office:value="645" table:formula="of:=[.A960]+1" table:style-name="ce1">
            <text:p>645</text:p>
          </table:table-cell>
          <table:table-cell office:value-type="float" office:value="13" table:formula="of:=INT([.A960]/50)+1" table:style-name="ce1">
            <text:p>13</text:p>
          </table:table-cell>
          <table:table-cell office:value-type="float" office:value="45" table:formula="of:=[.A961]-([.B961]-1)*50" table:style-name="ce1">
            <text:p>45</text:p>
          </table:table-cell>
          <table:table-cell office:value-type="string" office:string-value="" table:formula="of:=OFFSET([.$C$264];[.C961];[.B961])" table:style-name="ce1"/>
          <table:table-cell table:number-columns-repeated="16380"/>
        </table:table-row>
        <table:table-row table:style-name="ro1">
          <table:table-cell office:value-type="float" office:value="646" table:formula="of:=[.A961]+1" table:style-name="ce1">
            <text:p>646</text:p>
          </table:table-cell>
          <table:table-cell office:value-type="float" office:value="13" table:formula="of:=INT([.A961]/50)+1" table:style-name="ce1">
            <text:p>13</text:p>
          </table:table-cell>
          <table:table-cell office:value-type="float" office:value="46" table:formula="of:=[.A962]-([.B962]-1)*50" table:style-name="ce1">
            <text:p>46</text:p>
          </table:table-cell>
          <table:table-cell office:value-type="string" office:string-value="" table:formula="of:=OFFSET([.$C$264];[.C962];[.B962])" table:style-name="ce1"/>
          <table:table-cell table:number-columns-repeated="16380"/>
        </table:table-row>
        <table:table-row table:style-name="ro1">
          <table:table-cell office:value-type="float" office:value="647" table:formula="of:=[.A962]+1" table:style-name="ce1">
            <text:p>647</text:p>
          </table:table-cell>
          <table:table-cell office:value-type="float" office:value="13" table:formula="of:=INT([.A962]/50)+1" table:style-name="ce1">
            <text:p>13</text:p>
          </table:table-cell>
          <table:table-cell office:value-type="float" office:value="47" table:formula="of:=[.A963]-([.B963]-1)*50" table:style-name="ce1">
            <text:p>47</text:p>
          </table:table-cell>
          <table:table-cell office:value-type="string" office:string-value="" table:formula="of:=OFFSET([.$C$264];[.C963];[.B963])" table:style-name="ce1"/>
          <table:table-cell table:number-columns-repeated="16380"/>
        </table:table-row>
        <table:table-row table:style-name="ro1">
          <table:table-cell office:value-type="float" office:value="648" table:formula="of:=[.A963]+1" table:style-name="ce1">
            <text:p>648</text:p>
          </table:table-cell>
          <table:table-cell office:value-type="float" office:value="13" table:formula="of:=INT([.A963]/50)+1" table:style-name="ce1">
            <text:p>13</text:p>
          </table:table-cell>
          <table:table-cell office:value-type="float" office:value="48" table:formula="of:=[.A964]-([.B964]-1)*50" table:style-name="ce1">
            <text:p>48</text:p>
          </table:table-cell>
          <table:table-cell office:value-type="string" office:string-value="" table:formula="of:=OFFSET([.$C$264];[.C964];[.B964])" table:style-name="ce1"/>
          <table:table-cell table:number-columns-repeated="16380"/>
        </table:table-row>
        <table:table-row table:style-name="ro1">
          <table:table-cell office:value-type="float" office:value="649" table:formula="of:=[.A964]+1" table:style-name="ce1">
            <text:p>649</text:p>
          </table:table-cell>
          <table:table-cell office:value-type="float" office:value="13" table:formula="of:=INT([.A964]/50)+1" table:style-name="ce1">
            <text:p>13</text:p>
          </table:table-cell>
          <table:table-cell office:value-type="float" office:value="49" table:formula="of:=[.A965]-([.B965]-1)*50" table:style-name="ce1">
            <text:p>49</text:p>
          </table:table-cell>
          <table:table-cell office:value-type="string" office:string-value="" table:formula="of:=OFFSET([.$C$264];[.C965];[.B965])" table:style-name="ce1"/>
          <table:table-cell table:number-columns-repeated="16380"/>
        </table:table-row>
        <table:table-row table:style-name="ro1">
          <table:table-cell office:value-type="float" office:value="650" table:formula="of:=[.A965]+1" table:style-name="ce1">
            <text:p>650</text:p>
          </table:table-cell>
          <table:table-cell office:value-type="float" office:value="13" table:formula="of:=INT([.A965]/50)+1" table:style-name="ce1">
            <text:p>13</text:p>
          </table:table-cell>
          <table:table-cell office:value-type="float" office:value="50" table:formula="of:=[.A966]-([.B966]-1)*50" table:style-name="ce1">
            <text:p>50</text:p>
          </table:table-cell>
          <table:table-cell office:value-type="string" office:string-value="" table:formula="of:=OFFSET([.$C$264];[.C966];[.B966])" table:style-name="ce1"/>
          <table:table-cell table:number-columns-repeated="16380"/>
        </table:table-row>
        <table:table-row table:style-name="ro1">
          <table:table-cell office:value-type="float" office:value="651" table:formula="of:=[.A966]+1" table:style-name="ce1">
            <text:p>651</text:p>
          </table:table-cell>
          <table:table-cell office:value-type="float" office:value="14" table:formula="of:=INT([.A966]/50)+1" table:style-name="ce1">
            <text:p>14</text:p>
          </table:table-cell>
          <table:table-cell office:value-type="float" office:value="1" table:formula="of:=[.A967]-([.B967]-1)*50" table:style-name="ce1">
            <text:p>1</text:p>
          </table:table-cell>
          <table:table-cell office:value-type="string" office:string-value="100013;store_ch2_active = NO #  CH2 mode" table:formula="of:=OFFSET([.$C$264];[.C967];[.B967])" table:style-name="ce1">
            <text:p>100013;store_ch2_active = NO # <text:s/>CH2 mode</text:p>
          </table:table-cell>
          <table:table-cell table:number-columns-repeated="16380"/>
        </table:table-row>
        <table:table-row table:style-name="ro1">
          <table:table-cell office:value-type="float" office:value="652" table:formula="of:=[.A967]+1" table:style-name="ce1">
            <text:p>652</text:p>
          </table:table-cell>
          <table:table-cell office:value-type="float" office:value="14" table:formula="of:=INT([.A967]/50)+1" table:style-name="ce1">
            <text:p>14</text:p>
          </table:table-cell>
          <table:table-cell office:value-type="float" office:value="2" table:formula="of:=[.A968]-([.B968]-1)*50" table:style-name="ce1">
            <text:p>2</text:p>
          </table:table-cell>
          <table:table-cell office:value-type="string" office:string-value="" table:formula="of:=OFFSET([.$C$264];[.C968];[.B968])" table:style-name="ce1"/>
          <table:table-cell table:number-columns-repeated="16380"/>
        </table:table-row>
        <table:table-row table:style-name="ro1">
          <table:table-cell office:value-type="float" office:value="653" table:formula="of:=[.A968]+1" table:style-name="ce1">
            <text:p>653</text:p>
          </table:table-cell>
          <table:table-cell office:value-type="float" office:value="14" table:formula="of:=INT([.A968]/50)+1" table:style-name="ce1">
            <text:p>14</text:p>
          </table:table-cell>
          <table:table-cell office:value-type="float" office:value="3" table:formula="of:=[.A969]-([.B969]-1)*50" table:style-name="ce1">
            <text:p>3</text:p>
          </table:table-cell>
          <table:table-cell office:value-type="string" office:string-value="" table:formula="of:=OFFSET([.$C$264];[.C969];[.B969])" table:style-name="ce1"/>
          <table:table-cell table:number-columns-repeated="16380"/>
        </table:table-row>
        <table:table-row table:style-name="ro1">
          <table:table-cell office:value-type="float" office:value="654" table:formula="of:=[.A969]+1" table:style-name="ce1">
            <text:p>654</text:p>
          </table:table-cell>
          <table:table-cell office:value-type="float" office:value="14" table:formula="of:=INT([.A969]/50)+1" table:style-name="ce1">
            <text:p>14</text:p>
          </table:table-cell>
          <table:table-cell office:value-type="float" office:value="4" table:formula="of:=[.A970]-([.B970]-1)*50" table:style-name="ce1">
            <text:p>4</text:p>
          </table:table-cell>
          <table:table-cell office:value-type="string" office:string-value="" table:formula="of:=OFFSET([.$C$264];[.C970];[.B970])" table:style-name="ce1"/>
          <table:table-cell table:number-columns-repeated="16380"/>
        </table:table-row>
        <table:table-row table:style-name="ro1">
          <table:table-cell office:value-type="float" office:value="655" table:formula="of:=[.A970]+1" table:style-name="ce1">
            <text:p>655</text:p>
          </table:table-cell>
          <table:table-cell office:value-type="float" office:value="14" table:formula="of:=INT([.A970]/50)+1" table:style-name="ce1">
            <text:p>14</text:p>
          </table:table-cell>
          <table:table-cell office:value-type="float" office:value="5" table:formula="of:=[.A971]-([.B971]-1)*50" table:style-name="ce1">
            <text:p>5</text:p>
          </table:table-cell>
          <table:table-cell office:value-type="string" office:string-value="" table:formula="of:=OFFSET([.$C$264];[.C971];[.B971])" table:style-name="ce1"/>
          <table:table-cell table:number-columns-repeated="16380"/>
        </table:table-row>
        <table:table-row table:style-name="ro1">
          <table:table-cell office:value-type="float" office:value="656" table:formula="of:=[.A971]+1" table:style-name="ce1">
            <text:p>656</text:p>
          </table:table-cell>
          <table:table-cell office:value-type="float" office:value="14" table:formula="of:=INT([.A971]/50)+1" table:style-name="ce1">
            <text:p>14</text:p>
          </table:table-cell>
          <table:table-cell office:value-type="float" office:value="6" table:formula="of:=[.A972]-([.B972]-1)*50" table:style-name="ce1">
            <text:p>6</text:p>
          </table:table-cell>
          <table:table-cell office:value-type="string" office:string-value="" table:formula="of:=OFFSET([.$C$264];[.C972];[.B972])" table:style-name="ce1"/>
          <table:table-cell table:number-columns-repeated="16380"/>
        </table:table-row>
        <table:table-row table:style-name="ro1">
          <table:table-cell office:value-type="float" office:value="657" table:formula="of:=[.A972]+1" table:style-name="ce1">
            <text:p>657</text:p>
          </table:table-cell>
          <table:table-cell office:value-type="float" office:value="14" table:formula="of:=INT([.A972]/50)+1" table:style-name="ce1">
            <text:p>14</text:p>
          </table:table-cell>
          <table:table-cell office:value-type="float" office:value="7" table:formula="of:=[.A973]-([.B973]-1)*50" table:style-name="ce1">
            <text:p>7</text:p>
          </table:table-cell>
          <table:table-cell office:value-type="string" office:string-value="" table:formula="of:=OFFSET([.$C$264];[.C973];[.B973])" table:style-name="ce1"/>
          <table:table-cell table:number-columns-repeated="16380"/>
        </table:table-row>
        <table:table-row table:style-name="ro1">
          <table:table-cell office:value-type="float" office:value="658" table:formula="of:=[.A973]+1" table:style-name="ce1">
            <text:p>658</text:p>
          </table:table-cell>
          <table:table-cell office:value-type="float" office:value="14" table:formula="of:=INT([.A973]/50)+1" table:style-name="ce1">
            <text:p>14</text:p>
          </table:table-cell>
          <table:table-cell office:value-type="float" office:value="8" table:formula="of:=[.A974]-([.B974]-1)*50" table:style-name="ce1">
            <text:p>8</text:p>
          </table:table-cell>
          <table:table-cell office:value-type="string" office:string-value="" table:formula="of:=OFFSET([.$C$264];[.C974];[.B974])" table:style-name="ce1"/>
          <table:table-cell table:number-columns-repeated="16380"/>
        </table:table-row>
        <table:table-row table:style-name="ro1">
          <table:table-cell office:value-type="float" office:value="659" table:formula="of:=[.A974]+1" table:style-name="ce1">
            <text:p>659</text:p>
          </table:table-cell>
          <table:table-cell office:value-type="float" office:value="14" table:formula="of:=INT([.A974]/50)+1" table:style-name="ce1">
            <text:p>14</text:p>
          </table:table-cell>
          <table:table-cell office:value-type="float" office:value="9" table:formula="of:=[.A975]-([.B975]-1)*50" table:style-name="ce1">
            <text:p>9</text:p>
          </table:table-cell>
          <table:table-cell office:value-type="string" office:string-value="" table:formula="of:=OFFSET([.$C$264];[.C975];[.B975])" table:style-name="ce1"/>
          <table:table-cell table:number-columns-repeated="16380"/>
        </table:table-row>
        <table:table-row table:style-name="ro1">
          <table:table-cell office:value-type="float" office:value="660" table:formula="of:=[.A975]+1" table:style-name="ce1">
            <text:p>660</text:p>
          </table:table-cell>
          <table:table-cell office:value-type="float" office:value="14" table:formula="of:=INT([.A975]/50)+1" table:style-name="ce1">
            <text:p>14</text:p>
          </table:table-cell>
          <table:table-cell office:value-type="float" office:value="10" table:formula="of:=[.A976]-([.B976]-1)*50" table:style-name="ce1">
            <text:p>10</text:p>
          </table:table-cell>
          <table:table-cell office:value-type="string" office:string-value="" table:formula="of:=OFFSET([.$C$264];[.C976];[.B976])" table:style-name="ce1"/>
          <table:table-cell table:number-columns-repeated="16380"/>
        </table:table-row>
        <table:table-row table:style-name="ro1">
          <table:table-cell office:value-type="float" office:value="661" table:formula="of:=[.A976]+1" table:style-name="ce1">
            <text:p>661</text:p>
          </table:table-cell>
          <table:table-cell office:value-type="float" office:value="14" table:formula="of:=INT([.A976]/50)+1" table:style-name="ce1">
            <text:p>14</text:p>
          </table:table-cell>
          <table:table-cell office:value-type="float" office:value="11" table:formula="of:=[.A977]-([.B977]-1)*50" table:style-name="ce1">
            <text:p>11</text:p>
          </table:table-cell>
          <table:table-cell office:value-type="string" office:string-value="" table:formula="of:=OFFSET([.$C$264];[.C977];[.B977])" table:style-name="ce1"/>
          <table:table-cell table:number-columns-repeated="16380"/>
        </table:table-row>
        <table:table-row table:style-name="ro1">
          <table:table-cell office:value-type="float" office:value="662" table:formula="of:=[.A977]+1" table:style-name="ce1">
            <text:p>662</text:p>
          </table:table-cell>
          <table:table-cell office:value-type="float" office:value="14" table:formula="of:=INT([.A977]/50)+1" table:style-name="ce1">
            <text:p>14</text:p>
          </table:table-cell>
          <table:table-cell office:value-type="float" office:value="12" table:formula="of:=[.A978]-([.B978]-1)*50" table:style-name="ce1">
            <text:p>12</text:p>
          </table:table-cell>
          <table:table-cell office:value-type="string" office:string-value="" table:formula="of:=OFFSET([.$C$264];[.C978];[.B978])" table:style-name="ce1"/>
          <table:table-cell table:number-columns-repeated="16380"/>
        </table:table-row>
        <table:table-row table:style-name="ro1">
          <table:table-cell office:value-type="float" office:value="663" table:formula="of:=[.A978]+1" table:style-name="ce1">
            <text:p>663</text:p>
          </table:table-cell>
          <table:table-cell office:value-type="float" office:value="14" table:formula="of:=INT([.A978]/50)+1" table:style-name="ce1">
            <text:p>14</text:p>
          </table:table-cell>
          <table:table-cell office:value-type="float" office:value="13" table:formula="of:=[.A979]-([.B979]-1)*50" table:style-name="ce1">
            <text:p>13</text:p>
          </table:table-cell>
          <table:table-cell office:value-type="string" office:string-value="" table:formula="of:=OFFSET([.$C$264];[.C979];[.B979])" table:style-name="ce1"/>
          <table:table-cell table:number-columns-repeated="16380"/>
        </table:table-row>
        <table:table-row table:style-name="ro1">
          <table:table-cell office:value-type="float" office:value="664" table:formula="of:=[.A979]+1" table:style-name="ce1">
            <text:p>664</text:p>
          </table:table-cell>
          <table:table-cell office:value-type="float" office:value="14" table:formula="of:=INT([.A979]/50)+1" table:style-name="ce1">
            <text:p>14</text:p>
          </table:table-cell>
          <table:table-cell office:value-type="float" office:value="14" table:formula="of:=[.A980]-([.B980]-1)*50" table:style-name="ce1">
            <text:p>14</text:p>
          </table:table-cell>
          <table:table-cell office:value-type="string" office:string-value="" table:formula="of:=OFFSET([.$C$264];[.C980];[.B980])" table:style-name="ce1"/>
          <table:table-cell table:number-columns-repeated="16380"/>
        </table:table-row>
        <table:table-row table:style-name="ro1">
          <table:table-cell office:value-type="float" office:value="665" table:formula="of:=[.A980]+1" table:style-name="ce1">
            <text:p>665</text:p>
          </table:table-cell>
          <table:table-cell office:value-type="float" office:value="14" table:formula="of:=INT([.A980]/50)+1" table:style-name="ce1">
            <text:p>14</text:p>
          </table:table-cell>
          <table:table-cell office:value-type="float" office:value="15" table:formula="of:=[.A981]-([.B981]-1)*50" table:style-name="ce1">
            <text:p>15</text:p>
          </table:table-cell>
          <table:table-cell office:value-type="string" office:string-value="" table:formula="of:=OFFSET([.$C$264];[.C981];[.B981])" table:style-name="ce1"/>
          <table:table-cell table:number-columns-repeated="16380"/>
        </table:table-row>
        <table:table-row table:style-name="ro1">
          <table:table-cell office:value-type="float" office:value="666" table:formula="of:=[.A981]+1" table:style-name="ce1">
            <text:p>666</text:p>
          </table:table-cell>
          <table:table-cell office:value-type="float" office:value="14" table:formula="of:=INT([.A981]/50)+1" table:style-name="ce1">
            <text:p>14</text:p>
          </table:table-cell>
          <table:table-cell office:value-type="float" office:value="16" table:formula="of:=[.A982]-([.B982]-1)*50" table:style-name="ce1">
            <text:p>16</text:p>
          </table:table-cell>
          <table:table-cell office:value-type="string" office:string-value="" table:formula="of:=OFFSET([.$C$264];[.C982];[.B982])" table:style-name="ce1"/>
          <table:table-cell table:number-columns-repeated="16380"/>
        </table:table-row>
        <table:table-row table:style-name="ro1">
          <table:table-cell office:value-type="float" office:value="667" table:formula="of:=[.A982]+1" table:style-name="ce1">
            <text:p>667</text:p>
          </table:table-cell>
          <table:table-cell office:value-type="float" office:value="14" table:formula="of:=INT([.A982]/50)+1" table:style-name="ce1">
            <text:p>14</text:p>
          </table:table-cell>
          <table:table-cell office:value-type="float" office:value="17" table:formula="of:=[.A983]-([.B983]-1)*50" table:style-name="ce1">
            <text:p>17</text:p>
          </table:table-cell>
          <table:table-cell office:value-type="string" office:string-value="" table:formula="of:=OFFSET([.$C$264];[.C983];[.B983])" table:style-name="ce1"/>
          <table:table-cell table:number-columns-repeated="16380"/>
        </table:table-row>
        <table:table-row table:style-name="ro1">
          <table:table-cell office:value-type="float" office:value="668" table:formula="of:=[.A983]+1" table:style-name="ce1">
            <text:p>668</text:p>
          </table:table-cell>
          <table:table-cell office:value-type="float" office:value="14" table:formula="of:=INT([.A983]/50)+1" table:style-name="ce1">
            <text:p>14</text:p>
          </table:table-cell>
          <table:table-cell office:value-type="float" office:value="18" table:formula="of:=[.A984]-([.B984]-1)*50" table:style-name="ce1">
            <text:p>18</text:p>
          </table:table-cell>
          <table:table-cell office:value-type="string" office:string-value="" table:formula="of:=OFFSET([.$C$264];[.C984];[.B984])" table:style-name="ce1"/>
          <table:table-cell table:number-columns-repeated="16380"/>
        </table:table-row>
        <table:table-row table:style-name="ro1">
          <table:table-cell office:value-type="float" office:value="669" table:formula="of:=[.A984]+1" table:style-name="ce1">
            <text:p>669</text:p>
          </table:table-cell>
          <table:table-cell office:value-type="float" office:value="14" table:formula="of:=INT([.A984]/50)+1" table:style-name="ce1">
            <text:p>14</text:p>
          </table:table-cell>
          <table:table-cell office:value-type="float" office:value="19" table:formula="of:=[.A985]-([.B985]-1)*50" table:style-name="ce1">
            <text:p>19</text:p>
          </table:table-cell>
          <table:table-cell office:value-type="string" office:string-value="" table:formula="of:=OFFSET([.$C$264];[.C985];[.B985])" table:style-name="ce1"/>
          <table:table-cell table:number-columns-repeated="16380"/>
        </table:table-row>
        <table:table-row table:style-name="ro1">
          <table:table-cell office:value-type="float" office:value="670" table:formula="of:=[.A985]+1" table:style-name="ce1">
            <text:p>670</text:p>
          </table:table-cell>
          <table:table-cell office:value-type="float" office:value="14" table:formula="of:=INT([.A985]/50)+1" table:style-name="ce1">
            <text:p>14</text:p>
          </table:table-cell>
          <table:table-cell office:value-type="float" office:value="20" table:formula="of:=[.A986]-([.B986]-1)*50" table:style-name="ce1">
            <text:p>20</text:p>
          </table:table-cell>
          <table:table-cell office:value-type="string" office:string-value="" table:formula="of:=OFFSET([.$C$264];[.C986];[.B986])" table:style-name="ce1"/>
          <table:table-cell table:number-columns-repeated="16380"/>
        </table:table-row>
        <table:table-row table:style-name="ro1">
          <table:table-cell office:value-type="float" office:value="671" table:formula="of:=[.A986]+1" table:style-name="ce1">
            <text:p>671</text:p>
          </table:table-cell>
          <table:table-cell office:value-type="float" office:value="14" table:formula="of:=INT([.A986]/50)+1" table:style-name="ce1">
            <text:p>14</text:p>
          </table:table-cell>
          <table:table-cell office:value-type="float" office:value="21" table:formula="of:=[.A987]-([.B987]-1)*50" table:style-name="ce1">
            <text:p>21</text:p>
          </table:table-cell>
          <table:table-cell office:value-type="string" office:string-value="" table:formula="of:=OFFSET([.$C$264];[.C987];[.B987])" table:style-name="ce1"/>
          <table:table-cell table:number-columns-repeated="16380"/>
        </table:table-row>
        <table:table-row table:style-name="ro1">
          <table:table-cell office:value-type="float" office:value="672" table:formula="of:=[.A987]+1" table:style-name="ce1">
            <text:p>672</text:p>
          </table:table-cell>
          <table:table-cell office:value-type="float" office:value="14" table:formula="of:=INT([.A987]/50)+1" table:style-name="ce1">
            <text:p>14</text:p>
          </table:table-cell>
          <table:table-cell office:value-type="float" office:value="22" table:formula="of:=[.A988]-([.B988]-1)*50" table:style-name="ce1">
            <text:p>22</text:p>
          </table:table-cell>
          <table:table-cell office:value-type="string" office:string-value="" table:formula="of:=OFFSET([.$C$264];[.C988];[.B988])" table:style-name="ce1"/>
          <table:table-cell table:number-columns-repeated="16380"/>
        </table:table-row>
        <table:table-row table:style-name="ro1">
          <table:table-cell office:value-type="float" office:value="673" table:formula="of:=[.A988]+1" table:style-name="ce1">
            <text:p>673</text:p>
          </table:table-cell>
          <table:table-cell office:value-type="float" office:value="14" table:formula="of:=INT([.A988]/50)+1" table:style-name="ce1">
            <text:p>14</text:p>
          </table:table-cell>
          <table:table-cell office:value-type="float" office:value="23" table:formula="of:=[.A989]-([.B989]-1)*50" table:style-name="ce1">
            <text:p>23</text:p>
          </table:table-cell>
          <table:table-cell office:value-type="string" office:string-value="" table:formula="of:=OFFSET([.$C$264];[.C989];[.B989])" table:style-name="ce1"/>
          <table:table-cell table:number-columns-repeated="16380"/>
        </table:table-row>
        <table:table-row table:style-name="ro1">
          <table:table-cell office:value-type="float" office:value="674" table:formula="of:=[.A989]+1" table:style-name="ce1">
            <text:p>674</text:p>
          </table:table-cell>
          <table:table-cell office:value-type="float" office:value="14" table:formula="of:=INT([.A989]/50)+1" table:style-name="ce1">
            <text:p>14</text:p>
          </table:table-cell>
          <table:table-cell office:value-type="float" office:value="24" table:formula="of:=[.A990]-([.B990]-1)*50" table:style-name="ce1">
            <text:p>24</text:p>
          </table:table-cell>
          <table:table-cell office:value-type="string" office:string-value="" table:formula="of:=OFFSET([.$C$264];[.C990];[.B990])" table:style-name="ce1"/>
          <table:table-cell table:number-columns-repeated="16380"/>
        </table:table-row>
        <table:table-row table:style-name="ro1">
          <table:table-cell office:value-type="float" office:value="675" table:formula="of:=[.A990]+1" table:style-name="ce1">
            <text:p>675</text:p>
          </table:table-cell>
          <table:table-cell office:value-type="float" office:value="14" table:formula="of:=INT([.A990]/50)+1" table:style-name="ce1">
            <text:p>14</text:p>
          </table:table-cell>
          <table:table-cell office:value-type="float" office:value="25" table:formula="of:=[.A991]-([.B991]-1)*50" table:style-name="ce1">
            <text:p>25</text:p>
          </table:table-cell>
          <table:table-cell office:value-type="string" office:string-value="" table:formula="of:=OFFSET([.$C$264];[.C991];[.B991])" table:style-name="ce1"/>
          <table:table-cell table:number-columns-repeated="16380"/>
        </table:table-row>
        <table:table-row table:style-name="ro1">
          <table:table-cell office:value-type="float" office:value="676" table:formula="of:=[.A991]+1" table:style-name="ce1">
            <text:p>676</text:p>
          </table:table-cell>
          <table:table-cell office:value-type="float" office:value="14" table:formula="of:=INT([.A991]/50)+1" table:style-name="ce1">
            <text:p>14</text:p>
          </table:table-cell>
          <table:table-cell office:value-type="float" office:value="26" table:formula="of:=[.A992]-([.B992]-1)*50" table:style-name="ce1">
            <text:p>26</text:p>
          </table:table-cell>
          <table:table-cell office:value-type="string" office:string-value="" table:formula="of:=OFFSET([.$C$264];[.C992];[.B992])" table:style-name="ce1"/>
          <table:table-cell table:number-columns-repeated="16380"/>
        </table:table-row>
        <table:table-row table:style-name="ro1">
          <table:table-cell office:value-type="float" office:value="677" table:formula="of:=[.A992]+1" table:style-name="ce1">
            <text:p>677</text:p>
          </table:table-cell>
          <table:table-cell office:value-type="float" office:value="14" table:formula="of:=INT([.A992]/50)+1" table:style-name="ce1">
            <text:p>14</text:p>
          </table:table-cell>
          <table:table-cell office:value-type="float" office:value="27" table:formula="of:=[.A993]-([.B993]-1)*50" table:style-name="ce1">
            <text:p>27</text:p>
          </table:table-cell>
          <table:table-cell office:value-type="string" office:string-value="" table:formula="of:=OFFSET([.$C$264];[.C993];[.B993])" table:style-name="ce1"/>
          <table:table-cell table:number-columns-repeated="16380"/>
        </table:table-row>
        <table:table-row table:style-name="ro1">
          <table:table-cell office:value-type="float" office:value="678" table:formula="of:=[.A993]+1" table:style-name="ce1">
            <text:p>678</text:p>
          </table:table-cell>
          <table:table-cell office:value-type="float" office:value="14" table:formula="of:=INT([.A993]/50)+1" table:style-name="ce1">
            <text:p>14</text:p>
          </table:table-cell>
          <table:table-cell office:value-type="float" office:value="28" table:formula="of:=[.A994]-([.B994]-1)*50" table:style-name="ce1">
            <text:p>28</text:p>
          </table:table-cell>
          <table:table-cell office:value-type="string" office:string-value="" table:formula="of:=OFFSET([.$C$264];[.C994];[.B994])" table:style-name="ce1"/>
          <table:table-cell table:number-columns-repeated="16380"/>
        </table:table-row>
        <table:table-row table:style-name="ro1">
          <table:table-cell office:value-type="float" office:value="679" table:formula="of:=[.A994]+1" table:style-name="ce1">
            <text:p>679</text:p>
          </table:table-cell>
          <table:table-cell office:value-type="float" office:value="14" table:formula="of:=INT([.A994]/50)+1" table:style-name="ce1">
            <text:p>14</text:p>
          </table:table-cell>
          <table:table-cell office:value-type="float" office:value="29" table:formula="of:=[.A995]-([.B995]-1)*50" table:style-name="ce1">
            <text:p>29</text:p>
          </table:table-cell>
          <table:table-cell office:value-type="string" office:string-value="" table:formula="of:=OFFSET([.$C$264];[.C995];[.B995])" table:style-name="ce1"/>
          <table:table-cell table:number-columns-repeated="16380"/>
        </table:table-row>
        <table:table-row table:style-name="ro1">
          <table:table-cell office:value-type="float" office:value="680" table:formula="of:=[.A995]+1" table:style-name="ce1">
            <text:p>680</text:p>
          </table:table-cell>
          <table:table-cell office:value-type="float" office:value="14" table:formula="of:=INT([.A995]/50)+1" table:style-name="ce1">
            <text:p>14</text:p>
          </table:table-cell>
          <table:table-cell office:value-type="float" office:value="30" table:formula="of:=[.A996]-([.B996]-1)*50" table:style-name="ce1">
            <text:p>30</text:p>
          </table:table-cell>
          <table:table-cell office:value-type="string" office:string-value="" table:formula="of:=OFFSET([.$C$264];[.C996];[.B996])" table:style-name="ce1"/>
          <table:table-cell table:number-columns-repeated="16380"/>
        </table:table-row>
        <table:table-row table:style-name="ro1">
          <table:table-cell office:value-type="float" office:value="681" table:formula="of:=[.A996]+1" table:style-name="ce1">
            <text:p>681</text:p>
          </table:table-cell>
          <table:table-cell office:value-type="float" office:value="14" table:formula="of:=INT([.A996]/50)+1" table:style-name="ce1">
            <text:p>14</text:p>
          </table:table-cell>
          <table:table-cell office:value-type="float" office:value="31" table:formula="of:=[.A997]-([.B997]-1)*50" table:style-name="ce1">
            <text:p>31</text:p>
          </table:table-cell>
          <table:table-cell office:value-type="string" office:string-value="" table:formula="of:=OFFSET([.$C$264];[.C997];[.B997])" table:style-name="ce1"/>
          <table:table-cell table:number-columns-repeated="16380"/>
        </table:table-row>
        <table:table-row table:style-name="ro1">
          <table:table-cell office:value-type="float" office:value="682" table:formula="of:=[.A997]+1" table:style-name="ce1">
            <text:p>682</text:p>
          </table:table-cell>
          <table:table-cell office:value-type="float" office:value="14" table:formula="of:=INT([.A997]/50)+1" table:style-name="ce1">
            <text:p>14</text:p>
          </table:table-cell>
          <table:table-cell office:value-type="float" office:value="32" table:formula="of:=[.A998]-([.B998]-1)*50" table:style-name="ce1">
            <text:p>32</text:p>
          </table:table-cell>
          <table:table-cell office:value-type="string" office:string-value="" table:formula="of:=OFFSET([.$C$264];[.C998];[.B998])" table:style-name="ce1"/>
          <table:table-cell table:number-columns-repeated="16380"/>
        </table:table-row>
        <table:table-row table:style-name="ro1">
          <table:table-cell office:value-type="float" office:value="683" table:formula="of:=[.A998]+1" table:style-name="ce1">
            <text:p>683</text:p>
          </table:table-cell>
          <table:table-cell office:value-type="float" office:value="14" table:formula="of:=INT([.A998]/50)+1" table:style-name="ce1">
            <text:p>14</text:p>
          </table:table-cell>
          <table:table-cell office:value-type="float" office:value="33" table:formula="of:=[.A999]-([.B999]-1)*50" table:style-name="ce1">
            <text:p>33</text:p>
          </table:table-cell>
          <table:table-cell office:value-type="string" office:string-value="" table:formula="of:=OFFSET([.$C$264];[.C999];[.B999])" table:style-name="ce1"/>
          <table:table-cell table:number-columns-repeated="16380"/>
        </table:table-row>
        <table:table-row table:style-name="ro1">
          <table:table-cell office:value-type="float" office:value="684" table:formula="of:=[.A999]+1" table:style-name="ce1">
            <text:p>684</text:p>
          </table:table-cell>
          <table:table-cell office:value-type="float" office:value="14" table:formula="of:=INT([.A999]/50)+1" table:style-name="ce1">
            <text:p>14</text:p>
          </table:table-cell>
          <table:table-cell office:value-type="float" office:value="34" table:formula="of:=[.A1000]-([.B1000]-1)*50" table:style-name="ce1">
            <text:p>34</text:p>
          </table:table-cell>
          <table:table-cell office:value-type="string" office:string-value="" table:formula="of:=OFFSET([.$C$264];[.C1000];[.B1000])" table:style-name="ce1"/>
          <table:table-cell table:number-columns-repeated="16380"/>
        </table:table-row>
        <table:table-row table:style-name="ro1">
          <table:table-cell office:value-type="float" office:value="685" table:formula="of:=[.A1000]+1" table:style-name="ce1">
            <text:p>685</text:p>
          </table:table-cell>
          <table:table-cell office:value-type="float" office:value="14" table:formula="of:=INT([.A1000]/50)+1" table:style-name="ce1">
            <text:p>14</text:p>
          </table:table-cell>
          <table:table-cell office:value-type="float" office:value="35" table:formula="of:=[.A1001]-([.B1001]-1)*50" table:style-name="ce1">
            <text:p>35</text:p>
          </table:table-cell>
          <table:table-cell office:value-type="string" office:string-value="" table:formula="of:=OFFSET([.$C$264];[.C1001];[.B1001])" table:style-name="ce1"/>
          <table:table-cell table:number-columns-repeated="16380"/>
        </table:table-row>
        <table:table-row table:style-name="ro1">
          <table:table-cell office:value-type="float" office:value="686" table:formula="of:=[.A1001]+1" table:style-name="ce1">
            <text:p>686</text:p>
          </table:table-cell>
          <table:table-cell office:value-type="float" office:value="14" table:formula="of:=INT([.A1001]/50)+1" table:style-name="ce1">
            <text:p>14</text:p>
          </table:table-cell>
          <table:table-cell office:value-type="float" office:value="36" table:formula="of:=[.A1002]-([.B1002]-1)*50" table:style-name="ce1">
            <text:p>36</text:p>
          </table:table-cell>
          <table:table-cell office:value-type="string" office:string-value="" table:formula="of:=OFFSET([.$C$264];[.C1002];[.B1002])" table:style-name="ce1"/>
          <table:table-cell table:number-columns-repeated="16380"/>
        </table:table-row>
        <table:table-row table:style-name="ro1">
          <table:table-cell office:value-type="float" office:value="687" table:formula="of:=[.A1002]+1" table:style-name="ce1">
            <text:p>687</text:p>
          </table:table-cell>
          <table:table-cell office:value-type="float" office:value="14" table:formula="of:=INT([.A1002]/50)+1" table:style-name="ce1">
            <text:p>14</text:p>
          </table:table-cell>
          <table:table-cell office:value-type="float" office:value="37" table:formula="of:=[.A1003]-([.B1003]-1)*50" table:style-name="ce1">
            <text:p>37</text:p>
          </table:table-cell>
          <table:table-cell office:value-type="string" office:string-value="" table:formula="of:=OFFSET([.$C$264];[.C1003];[.B1003])" table:style-name="ce1"/>
          <table:table-cell table:number-columns-repeated="16380"/>
        </table:table-row>
        <table:table-row table:style-name="ro1">
          <table:table-cell office:value-type="float" office:value="688" table:formula="of:=[.A1003]+1" table:style-name="ce1">
            <text:p>688</text:p>
          </table:table-cell>
          <table:table-cell office:value-type="float" office:value="14" table:formula="of:=INT([.A1003]/50)+1" table:style-name="ce1">
            <text:p>14</text:p>
          </table:table-cell>
          <table:table-cell office:value-type="float" office:value="38" table:formula="of:=[.A1004]-([.B1004]-1)*50" table:style-name="ce1">
            <text:p>38</text:p>
          </table:table-cell>
          <table:table-cell office:value-type="string" office:string-value="" table:formula="of:=OFFSET([.$C$264];[.C1004];[.B1004])" table:style-name="ce1"/>
          <table:table-cell table:number-columns-repeated="16380"/>
        </table:table-row>
        <table:table-row table:style-name="ro1">
          <table:table-cell office:value-type="float" office:value="689" table:formula="of:=[.A1004]+1" table:style-name="ce1">
            <text:p>689</text:p>
          </table:table-cell>
          <table:table-cell office:value-type="float" office:value="14" table:formula="of:=INT([.A1004]/50)+1" table:style-name="ce1">
            <text:p>14</text:p>
          </table:table-cell>
          <table:table-cell office:value-type="float" office:value="39" table:formula="of:=[.A1005]-([.B1005]-1)*50" table:style-name="ce1">
            <text:p>39</text:p>
          </table:table-cell>
          <table:table-cell office:value-type="string" office:string-value="" table:formula="of:=OFFSET([.$C$264];[.C1005];[.B1005])" table:style-name="ce1"/>
          <table:table-cell table:number-columns-repeated="16380"/>
        </table:table-row>
        <table:table-row table:style-name="ro1">
          <table:table-cell office:value-type="float" office:value="690" table:formula="of:=[.A1005]+1" table:style-name="ce1">
            <text:p>690</text:p>
          </table:table-cell>
          <table:table-cell office:value-type="float" office:value="14" table:formula="of:=INT([.A1005]/50)+1" table:style-name="ce1">
            <text:p>14</text:p>
          </table:table-cell>
          <table:table-cell office:value-type="float" office:value="40" table:formula="of:=[.A1006]-([.B1006]-1)*50" table:style-name="ce1">
            <text:p>40</text:p>
          </table:table-cell>
          <table:table-cell office:value-type="string" office:string-value="" table:formula="of:=OFFSET([.$C$264];[.C1006];[.B1006])" table:style-name="ce1"/>
          <table:table-cell table:number-columns-repeated="16380"/>
        </table:table-row>
        <table:table-row table:style-name="ro1">
          <table:table-cell office:value-type="float" office:value="691" table:formula="of:=[.A1006]+1" table:style-name="ce1">
            <text:p>691</text:p>
          </table:table-cell>
          <table:table-cell office:value-type="float" office:value="14" table:formula="of:=INT([.A1006]/50)+1" table:style-name="ce1">
            <text:p>14</text:p>
          </table:table-cell>
          <table:table-cell office:value-type="float" office:value="41" table:formula="of:=[.A1007]-([.B1007]-1)*50" table:style-name="ce1">
            <text:p>41</text:p>
          </table:table-cell>
          <table:table-cell office:value-type="string" office:string-value="" table:formula="of:=OFFSET([.$C$264];[.C1007];[.B1007])" table:style-name="ce1"/>
          <table:table-cell table:number-columns-repeated="16380"/>
        </table:table-row>
        <table:table-row table:style-name="ro1">
          <table:table-cell office:value-type="float" office:value="692" table:formula="of:=[.A1007]+1" table:style-name="ce1">
            <text:p>692</text:p>
          </table:table-cell>
          <table:table-cell office:value-type="float" office:value="14" table:formula="of:=INT([.A1007]/50)+1" table:style-name="ce1">
            <text:p>14</text:p>
          </table:table-cell>
          <table:table-cell office:value-type="float" office:value="42" table:formula="of:=[.A1008]-([.B1008]-1)*50" table:style-name="ce1">
            <text:p>42</text:p>
          </table:table-cell>
          <table:table-cell office:value-type="string" office:string-value="" table:formula="of:=OFFSET([.$C$264];[.C1008];[.B1008])" table:style-name="ce1"/>
          <table:table-cell table:number-columns-repeated="16380"/>
        </table:table-row>
        <table:table-row table:style-name="ro1">
          <table:table-cell office:value-type="float" office:value="693" table:formula="of:=[.A1008]+1" table:style-name="ce1">
            <text:p>693</text:p>
          </table:table-cell>
          <table:table-cell office:value-type="float" office:value="14" table:formula="of:=INT([.A1008]/50)+1" table:style-name="ce1">
            <text:p>14</text:p>
          </table:table-cell>
          <table:table-cell office:value-type="float" office:value="43" table:formula="of:=[.A1009]-([.B1009]-1)*50" table:style-name="ce1">
            <text:p>43</text:p>
          </table:table-cell>
          <table:table-cell office:value-type="string" office:string-value="" table:formula="of:=OFFSET([.$C$264];[.C1009];[.B1009])" table:style-name="ce1"/>
          <table:table-cell table:number-columns-repeated="16380"/>
        </table:table-row>
        <table:table-row table:style-name="ro1">
          <table:table-cell office:value-type="float" office:value="694" table:formula="of:=[.A1009]+1" table:style-name="ce1">
            <text:p>694</text:p>
          </table:table-cell>
          <table:table-cell office:value-type="float" office:value="14" table:formula="of:=INT([.A1009]/50)+1" table:style-name="ce1">
            <text:p>14</text:p>
          </table:table-cell>
          <table:table-cell office:value-type="float" office:value="44" table:formula="of:=[.A1010]-([.B1010]-1)*50" table:style-name="ce1">
            <text:p>44</text:p>
          </table:table-cell>
          <table:table-cell office:value-type="string" office:string-value="" table:formula="of:=OFFSET([.$C$264];[.C1010];[.B1010])" table:style-name="ce1"/>
          <table:table-cell table:number-columns-repeated="16380"/>
        </table:table-row>
        <table:table-row table:style-name="ro1">
          <table:table-cell office:value-type="float" office:value="695" table:formula="of:=[.A1010]+1" table:style-name="ce1">
            <text:p>695</text:p>
          </table:table-cell>
          <table:table-cell office:value-type="float" office:value="14" table:formula="of:=INT([.A1010]/50)+1" table:style-name="ce1">
            <text:p>14</text:p>
          </table:table-cell>
          <table:table-cell office:value-type="float" office:value="45" table:formula="of:=[.A1011]-([.B1011]-1)*50" table:style-name="ce1">
            <text:p>45</text:p>
          </table:table-cell>
          <table:table-cell office:value-type="string" office:string-value="" table:formula="of:=OFFSET([.$C$264];[.C1011];[.B1011])" table:style-name="ce1"/>
          <table:table-cell table:number-columns-repeated="16380"/>
        </table:table-row>
        <table:table-row table:style-name="ro1">
          <table:table-cell office:value-type="float" office:value="696" table:formula="of:=[.A1011]+1" table:style-name="ce1">
            <text:p>696</text:p>
          </table:table-cell>
          <table:table-cell office:value-type="float" office:value="14" table:formula="of:=INT([.A1011]/50)+1" table:style-name="ce1">
            <text:p>14</text:p>
          </table:table-cell>
          <table:table-cell office:value-type="float" office:value="46" table:formula="of:=[.A1012]-([.B1012]-1)*50" table:style-name="ce1">
            <text:p>46</text:p>
          </table:table-cell>
          <table:table-cell office:value-type="string" office:string-value="" table:formula="of:=OFFSET([.$C$264];[.C1012];[.B1012])" table:style-name="ce1"/>
          <table:table-cell table:number-columns-repeated="16380"/>
        </table:table-row>
        <table:table-row table:style-name="ro1">
          <table:table-cell office:value-type="float" office:value="697" table:formula="of:=[.A1012]+1" table:style-name="ce1">
            <text:p>697</text:p>
          </table:table-cell>
          <table:table-cell office:value-type="float" office:value="14" table:formula="of:=INT([.A1012]/50)+1" table:style-name="ce1">
            <text:p>14</text:p>
          </table:table-cell>
          <table:table-cell office:value-type="float" office:value="47" table:formula="of:=[.A1013]-([.B1013]-1)*50" table:style-name="ce1">
            <text:p>47</text:p>
          </table:table-cell>
          <table:table-cell office:value-type="string" office:string-value="" table:formula="of:=OFFSET([.$C$264];[.C1013];[.B1013])" table:style-name="ce1"/>
          <table:table-cell table:number-columns-repeated="16380"/>
        </table:table-row>
        <table:table-row table:style-name="ro1">
          <table:table-cell office:value-type="float" office:value="698" table:formula="of:=[.A1013]+1" table:style-name="ce1">
            <text:p>698</text:p>
          </table:table-cell>
          <table:table-cell office:value-type="float" office:value="14" table:formula="of:=INT([.A1013]/50)+1" table:style-name="ce1">
            <text:p>14</text:p>
          </table:table-cell>
          <table:table-cell office:value-type="float" office:value="48" table:formula="of:=[.A1014]-([.B1014]-1)*50" table:style-name="ce1">
            <text:p>48</text:p>
          </table:table-cell>
          <table:table-cell office:value-type="string" office:string-value="" table:formula="of:=OFFSET([.$C$264];[.C1014];[.B1014])" table:style-name="ce1"/>
          <table:table-cell table:number-columns-repeated="16380"/>
        </table:table-row>
        <table:table-row table:style-name="ro1">
          <table:table-cell office:value-type="float" office:value="699" table:formula="of:=[.A1014]+1" table:style-name="ce1">
            <text:p>699</text:p>
          </table:table-cell>
          <table:table-cell office:value-type="float" office:value="14" table:formula="of:=INT([.A1014]/50)+1" table:style-name="ce1">
            <text:p>14</text:p>
          </table:table-cell>
          <table:table-cell office:value-type="float" office:value="49" table:formula="of:=[.A1015]-([.B1015]-1)*50" table:style-name="ce1">
            <text:p>49</text:p>
          </table:table-cell>
          <table:table-cell office:value-type="string" office:string-value="" table:formula="of:=OFFSET([.$C$264];[.C1015];[.B1015])" table:style-name="ce1"/>
          <table:table-cell table:number-columns-repeated="16380"/>
        </table:table-row>
        <table:table-row table:style-name="ro1">
          <table:table-cell office:value-type="float" office:value="700" table:formula="of:=[.A1015]+1" table:style-name="ce1">
            <text:p>700</text:p>
          </table:table-cell>
          <table:table-cell office:value-type="float" office:value="14" table:formula="of:=INT([.A1015]/50)+1" table:style-name="ce1">
            <text:p>14</text:p>
          </table:table-cell>
          <table:table-cell office:value-type="float" office:value="50" table:formula="of:=[.A1016]-([.B1016]-1)*50" table:style-name="ce1">
            <text:p>50</text:p>
          </table:table-cell>
          <table:table-cell office:value-type="string" office:string-value="" table:formula="of:=OFFSET([.$C$264];[.C1016];[.B1016])" table:style-name="ce1"/>
          <table:table-cell table:number-columns-repeated="16380"/>
        </table:table-row>
        <table:table-row table:style-name="ro1">
          <table:table-cell office:value-type="float" office:value="701" table:formula="of:=[.A1016]+1" table:style-name="ce1">
            <text:p>701</text:p>
          </table:table-cell>
          <table:table-cell office:value-type="float" office:value="15" table:formula="of:=INT([.A1016]/50)+1" table:style-name="ce1">
            <text:p>15</text:p>
          </table:table-cell>
          <table:table-cell office:value-type="float" office:value="1" table:formula="of:=[.A1017]-([.B1017]-1)*50" table:style-name="ce1">
            <text:p>1</text:p>
          </table:table-cell>
          <table:table-cell office:value-type="string" office:string-value="100014;store_diagnostic_event = NO #  Diagnostic Event" table:formula="of:=OFFSET([.$C$264];[.C1017];[.B1017])" table:style-name="ce1">
            <text:p>100014;store_diagnostic_event = NO # <text:s/>Diagnostic Event</text:p>
          </table:table-cell>
          <table:table-cell table:number-columns-repeated="16380"/>
        </table:table-row>
        <table:table-row table:style-name="ro1">
          <table:table-cell office:value-type="float" office:value="702" table:formula="of:=[.A1017]+1" table:style-name="ce1">
            <text:p>702</text:p>
          </table:table-cell>
          <table:table-cell office:value-type="float" office:value="15" table:formula="of:=INT([.A1017]/50)+1" table:style-name="ce1">
            <text:p>15</text:p>
          </table:table-cell>
          <table:table-cell office:value-type="float" office:value="2" table:formula="of:=[.A1018]-([.B1018]-1)*50" table:style-name="ce1">
            <text:p>2</text:p>
          </table:table-cell>
          <table:table-cell office:value-type="string" office:string-value="" table:formula="of:=OFFSET([.$C$264];[.C1018];[.B1018])" table:style-name="ce1"/>
          <table:table-cell table:number-columns-repeated="16380"/>
        </table:table-row>
        <table:table-row table:style-name="ro1">
          <table:table-cell office:value-type="float" office:value="703" table:formula="of:=[.A1018]+1" table:style-name="ce1">
            <text:p>703</text:p>
          </table:table-cell>
          <table:table-cell office:value-type="float" office:value="15" table:formula="of:=INT([.A1018]/50)+1" table:style-name="ce1">
            <text:p>15</text:p>
          </table:table-cell>
          <table:table-cell office:value-type="float" office:value="3" table:formula="of:=[.A1019]-([.B1019]-1)*50" table:style-name="ce1">
            <text:p>3</text:p>
          </table:table-cell>
          <table:table-cell office:value-type="string" office:string-value="" table:formula="of:=OFFSET([.$C$264];[.C1019];[.B1019])" table:style-name="ce1"/>
          <table:table-cell table:number-columns-repeated="16380"/>
        </table:table-row>
        <table:table-row table:style-name="ro1">
          <table:table-cell office:value-type="float" office:value="704" table:formula="of:=[.A1019]+1" table:style-name="ce1">
            <text:p>704</text:p>
          </table:table-cell>
          <table:table-cell office:value-type="float" office:value="15" table:formula="of:=INT([.A1019]/50)+1" table:style-name="ce1">
            <text:p>15</text:p>
          </table:table-cell>
          <table:table-cell office:value-type="float" office:value="4" table:formula="of:=[.A1020]-([.B1020]-1)*50" table:style-name="ce1">
            <text:p>4</text:p>
          </table:table-cell>
          <table:table-cell office:value-type="string" office:string-value="" table:formula="of:=OFFSET([.$C$264];[.C1020];[.B1020])" table:style-name="ce1"/>
          <table:table-cell table:number-columns-repeated="16380"/>
        </table:table-row>
        <table:table-row table:style-name="ro1">
          <table:table-cell office:value-type="float" office:value="705" table:formula="of:=[.A1020]+1" table:style-name="ce1">
            <text:p>705</text:p>
          </table:table-cell>
          <table:table-cell office:value-type="float" office:value="15" table:formula="of:=INT([.A1020]/50)+1" table:style-name="ce1">
            <text:p>15</text:p>
          </table:table-cell>
          <table:table-cell office:value-type="float" office:value="5" table:formula="of:=[.A1021]-([.B1021]-1)*50" table:style-name="ce1">
            <text:p>5</text:p>
          </table:table-cell>
          <table:table-cell office:value-type="string" office:string-value="" table:formula="of:=OFFSET([.$C$264];[.C1021];[.B1021])" table:style-name="ce1"/>
          <table:table-cell table:number-columns-repeated="16380"/>
        </table:table-row>
        <table:table-row table:style-name="ro1">
          <table:table-cell office:value-type="float" office:value="706" table:formula="of:=[.A1021]+1" table:style-name="ce1">
            <text:p>706</text:p>
          </table:table-cell>
          <table:table-cell office:value-type="float" office:value="15" table:formula="of:=INT([.A1021]/50)+1" table:style-name="ce1">
            <text:p>15</text:p>
          </table:table-cell>
          <table:table-cell office:value-type="float" office:value="6" table:formula="of:=[.A1022]-([.B1022]-1)*50" table:style-name="ce1">
            <text:p>6</text:p>
          </table:table-cell>
          <table:table-cell office:value-type="string" office:string-value="" table:formula="of:=OFFSET([.$C$264];[.C1022];[.B1022])" table:style-name="ce1"/>
          <table:table-cell table:number-columns-repeated="16380"/>
        </table:table-row>
        <table:table-row table:style-name="ro1">
          <table:table-cell office:value-type="float" office:value="707" table:formula="of:=[.A1022]+1" table:style-name="ce1">
            <text:p>707</text:p>
          </table:table-cell>
          <table:table-cell office:value-type="float" office:value="15" table:formula="of:=INT([.A1022]/50)+1" table:style-name="ce1">
            <text:p>15</text:p>
          </table:table-cell>
          <table:table-cell office:value-type="float" office:value="7" table:formula="of:=[.A1023]-([.B1023]-1)*50" table:style-name="ce1">
            <text:p>7</text:p>
          </table:table-cell>
          <table:table-cell office:value-type="string" office:string-value="" table:formula="of:=OFFSET([.$C$264];[.C1023];[.B1023])" table:style-name="ce1"/>
          <table:table-cell table:number-columns-repeated="16380"/>
        </table:table-row>
        <table:table-row table:style-name="ro1">
          <table:table-cell office:value-type="float" office:value="708" table:formula="of:=[.A1023]+1" table:style-name="ce1">
            <text:p>708</text:p>
          </table:table-cell>
          <table:table-cell office:value-type="float" office:value="15" table:formula="of:=INT([.A1023]/50)+1" table:style-name="ce1">
            <text:p>15</text:p>
          </table:table-cell>
          <table:table-cell office:value-type="float" office:value="8" table:formula="of:=[.A1024]-([.B1024]-1)*50" table:style-name="ce1">
            <text:p>8</text:p>
          </table:table-cell>
          <table:table-cell office:value-type="string" office:string-value="" table:formula="of:=OFFSET([.$C$264];[.C1024];[.B1024])" table:style-name="ce1"/>
          <table:table-cell table:number-columns-repeated="16380"/>
        </table:table-row>
        <table:table-row table:style-name="ro1">
          <table:table-cell office:value-type="float" office:value="709" table:formula="of:=[.A1024]+1" table:style-name="ce1">
            <text:p>709</text:p>
          </table:table-cell>
          <table:table-cell office:value-type="float" office:value="15" table:formula="of:=INT([.A1024]/50)+1" table:style-name="ce1">
            <text:p>15</text:p>
          </table:table-cell>
          <table:table-cell office:value-type="float" office:value="9" table:formula="of:=[.A1025]-([.B1025]-1)*50" table:style-name="ce1">
            <text:p>9</text:p>
          </table:table-cell>
          <table:table-cell office:value-type="string" office:string-value="" table:formula="of:=OFFSET([.$C$264];[.C1025];[.B1025])" table:style-name="ce1"/>
          <table:table-cell table:number-columns-repeated="16380"/>
        </table:table-row>
        <table:table-row table:style-name="ro1">
          <table:table-cell office:value-type="float" office:value="710" table:formula="of:=[.A1025]+1" table:style-name="ce1">
            <text:p>710</text:p>
          </table:table-cell>
          <table:table-cell office:value-type="float" office:value="15" table:formula="of:=INT([.A1025]/50)+1" table:style-name="ce1">
            <text:p>15</text:p>
          </table:table-cell>
          <table:table-cell office:value-type="float" office:value="10" table:formula="of:=[.A1026]-([.B1026]-1)*50" table:style-name="ce1">
            <text:p>10</text:p>
          </table:table-cell>
          <table:table-cell office:value-type="string" office:string-value="" table:formula="of:=OFFSET([.$C$264];[.C1026];[.B1026])" table:style-name="ce1"/>
          <table:table-cell table:number-columns-repeated="16380"/>
        </table:table-row>
        <table:table-row table:style-name="ro1">
          <table:table-cell office:value-type="float" office:value="711" table:formula="of:=[.A1026]+1" table:style-name="ce1">
            <text:p>711</text:p>
          </table:table-cell>
          <table:table-cell office:value-type="float" office:value="15" table:formula="of:=INT([.A1026]/50)+1" table:style-name="ce1">
            <text:p>15</text:p>
          </table:table-cell>
          <table:table-cell office:value-type="float" office:value="11" table:formula="of:=[.A1027]-([.B1027]-1)*50" table:style-name="ce1">
            <text:p>11</text:p>
          </table:table-cell>
          <table:table-cell office:value-type="string" office:string-value="" table:formula="of:=OFFSET([.$C$264];[.C1027];[.B1027])" table:style-name="ce1"/>
          <table:table-cell table:number-columns-repeated="16380"/>
        </table:table-row>
        <table:table-row table:style-name="ro1">
          <table:table-cell office:value-type="float" office:value="712" table:formula="of:=[.A1027]+1" table:style-name="ce1">
            <text:p>712</text:p>
          </table:table-cell>
          <table:table-cell office:value-type="float" office:value="15" table:formula="of:=INT([.A1027]/50)+1" table:style-name="ce1">
            <text:p>15</text:p>
          </table:table-cell>
          <table:table-cell office:value-type="float" office:value="12" table:formula="of:=[.A1028]-([.B1028]-1)*50" table:style-name="ce1">
            <text:p>12</text:p>
          </table:table-cell>
          <table:table-cell office:value-type="string" office:string-value="" table:formula="of:=OFFSET([.$C$264];[.C1028];[.B1028])" table:style-name="ce1"/>
          <table:table-cell table:number-columns-repeated="16380"/>
        </table:table-row>
        <table:table-row table:style-name="ro1">
          <table:table-cell office:value-type="float" office:value="713" table:formula="of:=[.A1028]+1" table:style-name="ce1">
            <text:p>713</text:p>
          </table:table-cell>
          <table:table-cell office:value-type="float" office:value="15" table:formula="of:=INT([.A1028]/50)+1" table:style-name="ce1">
            <text:p>15</text:p>
          </table:table-cell>
          <table:table-cell office:value-type="float" office:value="13" table:formula="of:=[.A1029]-([.B1029]-1)*50" table:style-name="ce1">
            <text:p>13</text:p>
          </table:table-cell>
          <table:table-cell office:value-type="string" office:string-value="" table:formula="of:=OFFSET([.$C$264];[.C1029];[.B1029])" table:style-name="ce1"/>
          <table:table-cell table:number-columns-repeated="16380"/>
        </table:table-row>
        <table:table-row table:style-name="ro1">
          <table:table-cell office:value-type="float" office:value="714" table:formula="of:=[.A1029]+1" table:style-name="ce1">
            <text:p>714</text:p>
          </table:table-cell>
          <table:table-cell office:value-type="float" office:value="15" table:formula="of:=INT([.A1029]/50)+1" table:style-name="ce1">
            <text:p>15</text:p>
          </table:table-cell>
          <table:table-cell office:value-type="float" office:value="14" table:formula="of:=[.A1030]-([.B1030]-1)*50" table:style-name="ce1">
            <text:p>14</text:p>
          </table:table-cell>
          <table:table-cell office:value-type="string" office:string-value="" table:formula="of:=OFFSET([.$C$264];[.C1030];[.B1030])" table:style-name="ce1"/>
          <table:table-cell table:number-columns-repeated="16380"/>
        </table:table-row>
        <table:table-row table:style-name="ro1">
          <table:table-cell office:value-type="float" office:value="715" table:formula="of:=[.A1030]+1" table:style-name="ce1">
            <text:p>715</text:p>
          </table:table-cell>
          <table:table-cell office:value-type="float" office:value="15" table:formula="of:=INT([.A1030]/50)+1" table:style-name="ce1">
            <text:p>15</text:p>
          </table:table-cell>
          <table:table-cell office:value-type="float" office:value="15" table:formula="of:=[.A1031]-([.B1031]-1)*50" table:style-name="ce1">
            <text:p>15</text:p>
          </table:table-cell>
          <table:table-cell office:value-type="string" office:string-value="" table:formula="of:=OFFSET([.$C$264];[.C1031];[.B1031])" table:style-name="ce1"/>
          <table:table-cell table:number-columns-repeated="16380"/>
        </table:table-row>
        <table:table-row table:style-name="ro1">
          <table:table-cell office:value-type="float" office:value="716" table:formula="of:=[.A1031]+1" table:style-name="ce1">
            <text:p>716</text:p>
          </table:table-cell>
          <table:table-cell office:value-type="float" office:value="15" table:formula="of:=INT([.A1031]/50)+1" table:style-name="ce1">
            <text:p>15</text:p>
          </table:table-cell>
          <table:table-cell office:value-type="float" office:value="16" table:formula="of:=[.A1032]-([.B1032]-1)*50" table:style-name="ce1">
            <text:p>16</text:p>
          </table:table-cell>
          <table:table-cell office:value-type="string" office:string-value="" table:formula="of:=OFFSET([.$C$264];[.C1032];[.B1032])" table:style-name="ce1"/>
          <table:table-cell table:number-columns-repeated="16380"/>
        </table:table-row>
        <table:table-row table:style-name="ro1">
          <table:table-cell office:value-type="float" office:value="717" table:formula="of:=[.A1032]+1" table:style-name="ce1">
            <text:p>717</text:p>
          </table:table-cell>
          <table:table-cell office:value-type="float" office:value="15" table:formula="of:=INT([.A1032]/50)+1" table:style-name="ce1">
            <text:p>15</text:p>
          </table:table-cell>
          <table:table-cell office:value-type="float" office:value="17" table:formula="of:=[.A1033]-([.B1033]-1)*50" table:style-name="ce1">
            <text:p>17</text:p>
          </table:table-cell>
          <table:table-cell office:value-type="string" office:string-value="" table:formula="of:=OFFSET([.$C$264];[.C1033];[.B1033])" table:style-name="ce1"/>
          <table:table-cell table:number-columns-repeated="16380"/>
        </table:table-row>
        <table:table-row table:style-name="ro1">
          <table:table-cell office:value-type="float" office:value="718" table:formula="of:=[.A1033]+1" table:style-name="ce1">
            <text:p>718</text:p>
          </table:table-cell>
          <table:table-cell office:value-type="float" office:value="15" table:formula="of:=INT([.A1033]/50)+1" table:style-name="ce1">
            <text:p>15</text:p>
          </table:table-cell>
          <table:table-cell office:value-type="float" office:value="18" table:formula="of:=[.A1034]-([.B1034]-1)*50" table:style-name="ce1">
            <text:p>18</text:p>
          </table:table-cell>
          <table:table-cell office:value-type="string" office:string-value="" table:formula="of:=OFFSET([.$C$264];[.C1034];[.B1034])" table:style-name="ce1"/>
          <table:table-cell table:number-columns-repeated="16380"/>
        </table:table-row>
        <table:table-row table:style-name="ro1">
          <table:table-cell office:value-type="float" office:value="719" table:formula="of:=[.A1034]+1" table:style-name="ce1">
            <text:p>719</text:p>
          </table:table-cell>
          <table:table-cell office:value-type="float" office:value="15" table:formula="of:=INT([.A1034]/50)+1" table:style-name="ce1">
            <text:p>15</text:p>
          </table:table-cell>
          <table:table-cell office:value-type="float" office:value="19" table:formula="of:=[.A1035]-([.B1035]-1)*50" table:style-name="ce1">
            <text:p>19</text:p>
          </table:table-cell>
          <table:table-cell office:value-type="string" office:string-value="" table:formula="of:=OFFSET([.$C$264];[.C1035];[.B1035])" table:style-name="ce1"/>
          <table:table-cell table:number-columns-repeated="16380"/>
        </table:table-row>
        <table:table-row table:style-name="ro1">
          <table:table-cell office:value-type="float" office:value="720" table:formula="of:=[.A1035]+1" table:style-name="ce1">
            <text:p>720</text:p>
          </table:table-cell>
          <table:table-cell office:value-type="float" office:value="15" table:formula="of:=INT([.A1035]/50)+1" table:style-name="ce1">
            <text:p>15</text:p>
          </table:table-cell>
          <table:table-cell office:value-type="float" office:value="20" table:formula="of:=[.A1036]-([.B1036]-1)*50" table:style-name="ce1">
            <text:p>20</text:p>
          </table:table-cell>
          <table:table-cell office:value-type="string" office:string-value="" table:formula="of:=OFFSET([.$C$264];[.C1036];[.B1036])" table:style-name="ce1"/>
          <table:table-cell table:number-columns-repeated="16380"/>
        </table:table-row>
        <table:table-row table:style-name="ro1">
          <table:table-cell office:value-type="float" office:value="721" table:formula="of:=[.A1036]+1" table:style-name="ce1">
            <text:p>721</text:p>
          </table:table-cell>
          <table:table-cell office:value-type="float" office:value="15" table:formula="of:=INT([.A1036]/50)+1" table:style-name="ce1">
            <text:p>15</text:p>
          </table:table-cell>
          <table:table-cell office:value-type="float" office:value="21" table:formula="of:=[.A1037]-([.B1037]-1)*50" table:style-name="ce1">
            <text:p>21</text:p>
          </table:table-cell>
          <table:table-cell office:value-type="string" office:string-value="" table:formula="of:=OFFSET([.$C$264];[.C1037];[.B1037])" table:style-name="ce1"/>
          <table:table-cell table:number-columns-repeated="16380"/>
        </table:table-row>
        <table:table-row table:style-name="ro1">
          <table:table-cell office:value-type="float" office:value="722" table:formula="of:=[.A1037]+1" table:style-name="ce1">
            <text:p>722</text:p>
          </table:table-cell>
          <table:table-cell office:value-type="float" office:value="15" table:formula="of:=INT([.A1037]/50)+1" table:style-name="ce1">
            <text:p>15</text:p>
          </table:table-cell>
          <table:table-cell office:value-type="float" office:value="22" table:formula="of:=[.A1038]-([.B1038]-1)*50" table:style-name="ce1">
            <text:p>22</text:p>
          </table:table-cell>
          <table:table-cell office:value-type="string" office:string-value="" table:formula="of:=OFFSET([.$C$264];[.C1038];[.B1038])" table:style-name="ce1"/>
          <table:table-cell table:number-columns-repeated="16380"/>
        </table:table-row>
        <table:table-row table:style-name="ro1">
          <table:table-cell office:value-type="float" office:value="723" table:formula="of:=[.A1038]+1" table:style-name="ce1">
            <text:p>723</text:p>
          </table:table-cell>
          <table:table-cell office:value-type="float" office:value="15" table:formula="of:=INT([.A1038]/50)+1" table:style-name="ce1">
            <text:p>15</text:p>
          </table:table-cell>
          <table:table-cell office:value-type="float" office:value="23" table:formula="of:=[.A1039]-([.B1039]-1)*50" table:style-name="ce1">
            <text:p>23</text:p>
          </table:table-cell>
          <table:table-cell office:value-type="string" office:string-value="" table:formula="of:=OFFSET([.$C$264];[.C1039];[.B1039])" table:style-name="ce1"/>
          <table:table-cell table:number-columns-repeated="16380"/>
        </table:table-row>
        <table:table-row table:style-name="ro1">
          <table:table-cell office:value-type="float" office:value="724" table:formula="of:=[.A1039]+1" table:style-name="ce1">
            <text:p>724</text:p>
          </table:table-cell>
          <table:table-cell office:value-type="float" office:value="15" table:formula="of:=INT([.A1039]/50)+1" table:style-name="ce1">
            <text:p>15</text:p>
          </table:table-cell>
          <table:table-cell office:value-type="float" office:value="24" table:formula="of:=[.A1040]-([.B1040]-1)*50" table:style-name="ce1">
            <text:p>24</text:p>
          </table:table-cell>
          <table:table-cell office:value-type="string" office:string-value="" table:formula="of:=OFFSET([.$C$264];[.C1040];[.B1040])" table:style-name="ce1"/>
          <table:table-cell table:number-columns-repeated="16380"/>
        </table:table-row>
        <table:table-row table:style-name="ro1">
          <table:table-cell office:value-type="float" office:value="725" table:formula="of:=[.A1040]+1" table:style-name="ce1">
            <text:p>725</text:p>
          </table:table-cell>
          <table:table-cell office:value-type="float" office:value="15" table:formula="of:=INT([.A1040]/50)+1" table:style-name="ce1">
            <text:p>15</text:p>
          </table:table-cell>
          <table:table-cell office:value-type="float" office:value="25" table:formula="of:=[.A1041]-([.B1041]-1)*50" table:style-name="ce1">
            <text:p>25</text:p>
          </table:table-cell>
          <table:table-cell office:value-type="string" office:string-value="" table:formula="of:=OFFSET([.$C$264];[.C1041];[.B1041])" table:style-name="ce1"/>
          <table:table-cell table:number-columns-repeated="16380"/>
        </table:table-row>
        <table:table-row table:style-name="ro1">
          <table:table-cell office:value-type="float" office:value="726" table:formula="of:=[.A1041]+1" table:style-name="ce1">
            <text:p>726</text:p>
          </table:table-cell>
          <table:table-cell office:value-type="float" office:value="15" table:formula="of:=INT([.A1041]/50)+1" table:style-name="ce1">
            <text:p>15</text:p>
          </table:table-cell>
          <table:table-cell office:value-type="float" office:value="26" table:formula="of:=[.A1042]-([.B1042]-1)*50" table:style-name="ce1">
            <text:p>26</text:p>
          </table:table-cell>
          <table:table-cell office:value-type="string" office:string-value="" table:formula="of:=OFFSET([.$C$264];[.C1042];[.B1042])" table:style-name="ce1"/>
          <table:table-cell table:number-columns-repeated="16380"/>
        </table:table-row>
        <table:table-row table:style-name="ro1">
          <table:table-cell office:value-type="float" office:value="727" table:formula="of:=[.A1042]+1" table:style-name="ce1">
            <text:p>727</text:p>
          </table:table-cell>
          <table:table-cell office:value-type="float" office:value="15" table:formula="of:=INT([.A1042]/50)+1" table:style-name="ce1">
            <text:p>15</text:p>
          </table:table-cell>
          <table:table-cell office:value-type="float" office:value="27" table:formula="of:=[.A1043]-([.B1043]-1)*50" table:style-name="ce1">
            <text:p>27</text:p>
          </table:table-cell>
          <table:table-cell office:value-type="string" office:string-value="" table:formula="of:=OFFSET([.$C$264];[.C1043];[.B1043])" table:style-name="ce1"/>
          <table:table-cell table:number-columns-repeated="16380"/>
        </table:table-row>
        <table:table-row table:style-name="ro1">
          <table:table-cell office:value-type="float" office:value="728" table:formula="of:=[.A1043]+1" table:style-name="ce1">
            <text:p>728</text:p>
          </table:table-cell>
          <table:table-cell office:value-type="float" office:value="15" table:formula="of:=INT([.A1043]/50)+1" table:style-name="ce1">
            <text:p>15</text:p>
          </table:table-cell>
          <table:table-cell office:value-type="float" office:value="28" table:formula="of:=[.A1044]-([.B1044]-1)*50" table:style-name="ce1">
            <text:p>28</text:p>
          </table:table-cell>
          <table:table-cell office:value-type="string" office:string-value="" table:formula="of:=OFFSET([.$C$264];[.C1044];[.B1044])" table:style-name="ce1"/>
          <table:table-cell table:number-columns-repeated="16380"/>
        </table:table-row>
        <table:table-row table:style-name="ro1">
          <table:table-cell office:value-type="float" office:value="729" table:formula="of:=[.A1044]+1" table:style-name="ce1">
            <text:p>729</text:p>
          </table:table-cell>
          <table:table-cell office:value-type="float" office:value="15" table:formula="of:=INT([.A1044]/50)+1" table:style-name="ce1">
            <text:p>15</text:p>
          </table:table-cell>
          <table:table-cell office:value-type="float" office:value="29" table:formula="of:=[.A1045]-([.B1045]-1)*50" table:style-name="ce1">
            <text:p>29</text:p>
          </table:table-cell>
          <table:table-cell office:value-type="string" office:string-value="" table:formula="of:=OFFSET([.$C$264];[.C1045];[.B1045])" table:style-name="ce1"/>
          <table:table-cell table:number-columns-repeated="16380"/>
        </table:table-row>
        <table:table-row table:style-name="ro1">
          <table:table-cell office:value-type="float" office:value="730" table:formula="of:=[.A1045]+1" table:style-name="ce1">
            <text:p>730</text:p>
          </table:table-cell>
          <table:table-cell office:value-type="float" office:value="15" table:formula="of:=INT([.A1045]/50)+1" table:style-name="ce1">
            <text:p>15</text:p>
          </table:table-cell>
          <table:table-cell office:value-type="float" office:value="30" table:formula="of:=[.A1046]-([.B1046]-1)*50" table:style-name="ce1">
            <text:p>30</text:p>
          </table:table-cell>
          <table:table-cell office:value-type="string" office:string-value="" table:formula="of:=OFFSET([.$C$264];[.C1046];[.B1046])" table:style-name="ce1"/>
          <table:table-cell table:number-columns-repeated="16380"/>
        </table:table-row>
        <table:table-row table:style-name="ro1">
          <table:table-cell office:value-type="float" office:value="731" table:formula="of:=[.A1046]+1" table:style-name="ce1">
            <text:p>731</text:p>
          </table:table-cell>
          <table:table-cell office:value-type="float" office:value="15" table:formula="of:=INT([.A1046]/50)+1" table:style-name="ce1">
            <text:p>15</text:p>
          </table:table-cell>
          <table:table-cell office:value-type="float" office:value="31" table:formula="of:=[.A1047]-([.B1047]-1)*50" table:style-name="ce1">
            <text:p>31</text:p>
          </table:table-cell>
          <table:table-cell office:value-type="string" office:string-value="" table:formula="of:=OFFSET([.$C$264];[.C1047];[.B1047])" table:style-name="ce1"/>
          <table:table-cell table:number-columns-repeated="16380"/>
        </table:table-row>
        <table:table-row table:style-name="ro1">
          <table:table-cell office:value-type="float" office:value="732" table:formula="of:=[.A1047]+1" table:style-name="ce1">
            <text:p>732</text:p>
          </table:table-cell>
          <table:table-cell office:value-type="float" office:value="15" table:formula="of:=INT([.A1047]/50)+1" table:style-name="ce1">
            <text:p>15</text:p>
          </table:table-cell>
          <table:table-cell office:value-type="float" office:value="32" table:formula="of:=[.A1048]-([.B1048]-1)*50" table:style-name="ce1">
            <text:p>32</text:p>
          </table:table-cell>
          <table:table-cell office:value-type="string" office:string-value="" table:formula="of:=OFFSET([.$C$264];[.C1048];[.B1048])" table:style-name="ce1"/>
          <table:table-cell table:number-columns-repeated="16380"/>
        </table:table-row>
        <table:table-row table:style-name="ro1">
          <table:table-cell office:value-type="float" office:value="733" table:formula="of:=[.A1048]+1" table:style-name="ce1">
            <text:p>733</text:p>
          </table:table-cell>
          <table:table-cell office:value-type="float" office:value="15" table:formula="of:=INT([.A1048]/50)+1" table:style-name="ce1">
            <text:p>15</text:p>
          </table:table-cell>
          <table:table-cell office:value-type="float" office:value="33" table:formula="of:=[.A1049]-([.B1049]-1)*50" table:style-name="ce1">
            <text:p>33</text:p>
          </table:table-cell>
          <table:table-cell office:value-type="string" office:string-value="" table:formula="of:=OFFSET([.$C$264];[.C1049];[.B1049])" table:style-name="ce1"/>
          <table:table-cell table:number-columns-repeated="16380"/>
        </table:table-row>
        <table:table-row table:style-name="ro1">
          <table:table-cell office:value-type="float" office:value="734" table:formula="of:=[.A1049]+1" table:style-name="ce1">
            <text:p>734</text:p>
          </table:table-cell>
          <table:table-cell office:value-type="float" office:value="15" table:formula="of:=INT([.A1049]/50)+1" table:style-name="ce1">
            <text:p>15</text:p>
          </table:table-cell>
          <table:table-cell office:value-type="float" office:value="34" table:formula="of:=[.A1050]-([.B1050]-1)*50" table:style-name="ce1">
            <text:p>34</text:p>
          </table:table-cell>
          <table:table-cell office:value-type="string" office:string-value="" table:formula="of:=OFFSET([.$C$264];[.C1050];[.B1050])" table:style-name="ce1"/>
          <table:table-cell table:number-columns-repeated="16380"/>
        </table:table-row>
        <table:table-row table:style-name="ro1">
          <table:table-cell office:value-type="float" office:value="735" table:formula="of:=[.A1050]+1" table:style-name="ce1">
            <text:p>735</text:p>
          </table:table-cell>
          <table:table-cell office:value-type="float" office:value="15" table:formula="of:=INT([.A1050]/50)+1" table:style-name="ce1">
            <text:p>15</text:p>
          </table:table-cell>
          <table:table-cell office:value-type="float" office:value="35" table:formula="of:=[.A1051]-([.B1051]-1)*50" table:style-name="ce1">
            <text:p>35</text:p>
          </table:table-cell>
          <table:table-cell office:value-type="string" office:string-value="" table:formula="of:=OFFSET([.$C$264];[.C1051];[.B1051])" table:style-name="ce1"/>
          <table:table-cell table:number-columns-repeated="16380"/>
        </table:table-row>
        <table:table-row table:style-name="ro1">
          <table:table-cell office:value-type="float" office:value="736" table:formula="of:=[.A1051]+1" table:style-name="ce1">
            <text:p>736</text:p>
          </table:table-cell>
          <table:table-cell office:value-type="float" office:value="15" table:formula="of:=INT([.A1051]/50)+1" table:style-name="ce1">
            <text:p>15</text:p>
          </table:table-cell>
          <table:table-cell office:value-type="float" office:value="36" table:formula="of:=[.A1052]-([.B1052]-1)*50" table:style-name="ce1">
            <text:p>36</text:p>
          </table:table-cell>
          <table:table-cell office:value-type="string" office:string-value="" table:formula="of:=OFFSET([.$C$264];[.C1052];[.B1052])" table:style-name="ce1"/>
          <table:table-cell table:number-columns-repeated="16380"/>
        </table:table-row>
        <table:table-row table:style-name="ro1">
          <table:table-cell office:value-type="float" office:value="737" table:formula="of:=[.A1052]+1" table:style-name="ce1">
            <text:p>737</text:p>
          </table:table-cell>
          <table:table-cell office:value-type="float" office:value="15" table:formula="of:=INT([.A1052]/50)+1" table:style-name="ce1">
            <text:p>15</text:p>
          </table:table-cell>
          <table:table-cell office:value-type="float" office:value="37" table:formula="of:=[.A1053]-([.B1053]-1)*50" table:style-name="ce1">
            <text:p>37</text:p>
          </table:table-cell>
          <table:table-cell office:value-type="string" office:string-value="" table:formula="of:=OFFSET([.$C$264];[.C1053];[.B1053])" table:style-name="ce1"/>
          <table:table-cell table:number-columns-repeated="16380"/>
        </table:table-row>
        <table:table-row table:style-name="ro1">
          <table:table-cell office:value-type="float" office:value="738" table:formula="of:=[.A1053]+1" table:style-name="ce1">
            <text:p>738</text:p>
          </table:table-cell>
          <table:table-cell office:value-type="float" office:value="15" table:formula="of:=INT([.A1053]/50)+1" table:style-name="ce1">
            <text:p>15</text:p>
          </table:table-cell>
          <table:table-cell office:value-type="float" office:value="38" table:formula="of:=[.A1054]-([.B1054]-1)*50" table:style-name="ce1">
            <text:p>38</text:p>
          </table:table-cell>
          <table:table-cell office:value-type="string" office:string-value="" table:formula="of:=OFFSET([.$C$264];[.C1054];[.B1054])" table:style-name="ce1"/>
          <table:table-cell table:number-columns-repeated="16380"/>
        </table:table-row>
        <table:table-row table:style-name="ro1">
          <table:table-cell office:value-type="float" office:value="739" table:formula="of:=[.A1054]+1" table:style-name="ce1">
            <text:p>739</text:p>
          </table:table-cell>
          <table:table-cell office:value-type="float" office:value="15" table:formula="of:=INT([.A1054]/50)+1" table:style-name="ce1">
            <text:p>15</text:p>
          </table:table-cell>
          <table:table-cell office:value-type="float" office:value="39" table:formula="of:=[.A1055]-([.B1055]-1)*50" table:style-name="ce1">
            <text:p>39</text:p>
          </table:table-cell>
          <table:table-cell office:value-type="string" office:string-value="" table:formula="of:=OFFSET([.$C$264];[.C1055];[.B1055])" table:style-name="ce1"/>
          <table:table-cell table:number-columns-repeated="16380"/>
        </table:table-row>
        <table:table-row table:style-name="ro1">
          <table:table-cell office:value-type="float" office:value="740" table:formula="of:=[.A1055]+1" table:style-name="ce1">
            <text:p>740</text:p>
          </table:table-cell>
          <table:table-cell office:value-type="float" office:value="15" table:formula="of:=INT([.A1055]/50)+1" table:style-name="ce1">
            <text:p>15</text:p>
          </table:table-cell>
          <table:table-cell office:value-type="float" office:value="40" table:formula="of:=[.A1056]-([.B1056]-1)*50" table:style-name="ce1">
            <text:p>40</text:p>
          </table:table-cell>
          <table:table-cell office:value-type="string" office:string-value="" table:formula="of:=OFFSET([.$C$264];[.C1056];[.B1056])" table:style-name="ce1"/>
          <table:table-cell table:number-columns-repeated="16380"/>
        </table:table-row>
        <table:table-row table:style-name="ro1">
          <table:table-cell office:value-type="float" office:value="741" table:formula="of:=[.A1056]+1" table:style-name="ce1">
            <text:p>741</text:p>
          </table:table-cell>
          <table:table-cell office:value-type="float" office:value="15" table:formula="of:=INT([.A1056]/50)+1" table:style-name="ce1">
            <text:p>15</text:p>
          </table:table-cell>
          <table:table-cell office:value-type="float" office:value="41" table:formula="of:=[.A1057]-([.B1057]-1)*50" table:style-name="ce1">
            <text:p>41</text:p>
          </table:table-cell>
          <table:table-cell office:value-type="string" office:string-value="" table:formula="of:=OFFSET([.$C$264];[.C1057];[.B1057])" table:style-name="ce1"/>
          <table:table-cell table:number-columns-repeated="16380"/>
        </table:table-row>
        <table:table-row table:style-name="ro1">
          <table:table-cell office:value-type="float" office:value="742" table:formula="of:=[.A1057]+1" table:style-name="ce1">
            <text:p>742</text:p>
          </table:table-cell>
          <table:table-cell office:value-type="float" office:value="15" table:formula="of:=INT([.A1057]/50)+1" table:style-name="ce1">
            <text:p>15</text:p>
          </table:table-cell>
          <table:table-cell office:value-type="float" office:value="42" table:formula="of:=[.A1058]-([.B1058]-1)*50" table:style-name="ce1">
            <text:p>42</text:p>
          </table:table-cell>
          <table:table-cell office:value-type="string" office:string-value="" table:formula="of:=OFFSET([.$C$264];[.C1058];[.B1058])" table:style-name="ce1"/>
          <table:table-cell table:number-columns-repeated="16380"/>
        </table:table-row>
        <table:table-row table:style-name="ro1">
          <table:table-cell office:value-type="float" office:value="743" table:formula="of:=[.A1058]+1" table:style-name="ce1">
            <text:p>743</text:p>
          </table:table-cell>
          <table:table-cell office:value-type="float" office:value="15" table:formula="of:=INT([.A1058]/50)+1" table:style-name="ce1">
            <text:p>15</text:p>
          </table:table-cell>
          <table:table-cell office:value-type="float" office:value="43" table:formula="of:=[.A1059]-([.B1059]-1)*50" table:style-name="ce1">
            <text:p>43</text:p>
          </table:table-cell>
          <table:table-cell office:value-type="string" office:string-value="" table:formula="of:=OFFSET([.$C$264];[.C1059];[.B1059])" table:style-name="ce1"/>
          <table:table-cell table:number-columns-repeated="16380"/>
        </table:table-row>
        <table:table-row table:style-name="ro1">
          <table:table-cell office:value-type="float" office:value="744" table:formula="of:=[.A1059]+1" table:style-name="ce1">
            <text:p>744</text:p>
          </table:table-cell>
          <table:table-cell office:value-type="float" office:value="15" table:formula="of:=INT([.A1059]/50)+1" table:style-name="ce1">
            <text:p>15</text:p>
          </table:table-cell>
          <table:table-cell office:value-type="float" office:value="44" table:formula="of:=[.A1060]-([.B1060]-1)*50" table:style-name="ce1">
            <text:p>44</text:p>
          </table:table-cell>
          <table:table-cell office:value-type="string" office:string-value="" table:formula="of:=OFFSET([.$C$264];[.C1060];[.B1060])" table:style-name="ce1"/>
          <table:table-cell table:number-columns-repeated="16380"/>
        </table:table-row>
        <table:table-row table:style-name="ro1">
          <table:table-cell office:value-type="float" office:value="745" table:formula="of:=[.A1060]+1" table:style-name="ce1">
            <text:p>745</text:p>
          </table:table-cell>
          <table:table-cell office:value-type="float" office:value="15" table:formula="of:=INT([.A1060]/50)+1" table:style-name="ce1">
            <text:p>15</text:p>
          </table:table-cell>
          <table:table-cell office:value-type="float" office:value="45" table:formula="of:=[.A1061]-([.B1061]-1)*50" table:style-name="ce1">
            <text:p>45</text:p>
          </table:table-cell>
          <table:table-cell office:value-type="string" office:string-value="" table:formula="of:=OFFSET([.$C$264];[.C1061];[.B1061])" table:style-name="ce1"/>
          <table:table-cell table:number-columns-repeated="16380"/>
        </table:table-row>
        <table:table-row table:style-name="ro1">
          <table:table-cell office:value-type="float" office:value="746" table:formula="of:=[.A1061]+1" table:style-name="ce1">
            <text:p>746</text:p>
          </table:table-cell>
          <table:table-cell office:value-type="float" office:value="15" table:formula="of:=INT([.A1061]/50)+1" table:style-name="ce1">
            <text:p>15</text:p>
          </table:table-cell>
          <table:table-cell office:value-type="float" office:value="46" table:formula="of:=[.A1062]-([.B1062]-1)*50" table:style-name="ce1">
            <text:p>46</text:p>
          </table:table-cell>
          <table:table-cell office:value-type="string" office:string-value="" table:formula="of:=OFFSET([.$C$264];[.C1062];[.B1062])" table:style-name="ce1"/>
          <table:table-cell table:number-columns-repeated="16380"/>
        </table:table-row>
        <table:table-row table:style-name="ro1">
          <table:table-cell office:value-type="float" office:value="747" table:formula="of:=[.A1062]+1" table:style-name="ce1">
            <text:p>747</text:p>
          </table:table-cell>
          <table:table-cell office:value-type="float" office:value="15" table:formula="of:=INT([.A1062]/50)+1" table:style-name="ce1">
            <text:p>15</text:p>
          </table:table-cell>
          <table:table-cell office:value-type="float" office:value="47" table:formula="of:=[.A1063]-([.B1063]-1)*50" table:style-name="ce1">
            <text:p>47</text:p>
          </table:table-cell>
          <table:table-cell office:value-type="string" office:string-value="" table:formula="of:=OFFSET([.$C$264];[.C1063];[.B1063])" table:style-name="ce1"/>
          <table:table-cell table:number-columns-repeated="16380"/>
        </table:table-row>
        <table:table-row table:style-name="ro1">
          <table:table-cell office:value-type="float" office:value="748" table:formula="of:=[.A1063]+1" table:style-name="ce1">
            <text:p>748</text:p>
          </table:table-cell>
          <table:table-cell office:value-type="float" office:value="15" table:formula="of:=INT([.A1063]/50)+1" table:style-name="ce1">
            <text:p>15</text:p>
          </table:table-cell>
          <table:table-cell office:value-type="float" office:value="48" table:formula="of:=[.A1064]-([.B1064]-1)*50" table:style-name="ce1">
            <text:p>48</text:p>
          </table:table-cell>
          <table:table-cell office:value-type="string" office:string-value="" table:formula="of:=OFFSET([.$C$264];[.C1064];[.B1064])" table:style-name="ce1"/>
          <table:table-cell table:number-columns-repeated="16380"/>
        </table:table-row>
        <table:table-row table:style-name="ro1">
          <table:table-cell office:value-type="float" office:value="749" table:formula="of:=[.A1064]+1" table:style-name="ce1">
            <text:p>749</text:p>
          </table:table-cell>
          <table:table-cell office:value-type="float" office:value="15" table:formula="of:=INT([.A1064]/50)+1" table:style-name="ce1">
            <text:p>15</text:p>
          </table:table-cell>
          <table:table-cell office:value-type="float" office:value="49" table:formula="of:=[.A1065]-([.B1065]-1)*50" table:style-name="ce1">
            <text:p>49</text:p>
          </table:table-cell>
          <table:table-cell office:value-type="string" office:string-value="" table:formula="of:=OFFSET([.$C$264];[.C1065];[.B1065])" table:style-name="ce1"/>
          <table:table-cell table:number-columns-repeated="16380"/>
        </table:table-row>
        <table:table-row table:style-name="ro1">
          <table:table-cell office:value-type="float" office:value="750" table:formula="of:=[.A1065]+1" table:style-name="ce1">
            <text:p>750</text:p>
          </table:table-cell>
          <table:table-cell office:value-type="float" office:value="15" table:formula="of:=INT([.A1065]/50)+1" table:style-name="ce1">
            <text:p>15</text:p>
          </table:table-cell>
          <table:table-cell office:value-type="float" office:value="50" table:formula="of:=[.A1066]-([.B1066]-1)*50" table:style-name="ce1">
            <text:p>50</text:p>
          </table:table-cell>
          <table:table-cell office:value-type="string" office:string-value="" table:formula="of:=OFFSET([.$C$264];[.C1066];[.B1066])" table:style-name="ce1"/>
          <table:table-cell table:number-columns-repeated="16380"/>
        </table:table-row>
        <table:table-row table:style-name="ro1">
          <table:table-cell office:value-type="float" office:value="751" table:formula="of:=[.A1066]+1" table:style-name="ce1">
            <text:p>751</text:p>
          </table:table-cell>
          <table:table-cell office:value-type="float" office:value="16" table:formula="of:=INT([.A1066]/50)+1" table:style-name="ce1">
            <text:p>16</text:p>
          </table:table-cell>
          <table:table-cell office:value-type="float" office:value="1" table:formula="of:=[.A1067]-([.B1067]-1)*50" table:style-name="ce1">
            <text:p>1</text:p>
          </table:table-cell>
          <table:table-cell office:value-type="string" office:string-value="100015;store_reserved4 = NO #  reserved" table:formula="of:=OFFSET([.$C$264];[.C1067];[.B1067])" table:style-name="ce1">
            <text:p>100015;store_reserved4 = NO # <text:s/>reserved</text:p>
          </table:table-cell>
          <table:table-cell table:number-columns-repeated="16380"/>
        </table:table-row>
        <table:table-row table:style-name="ro1">
          <table:table-cell office:value-type="float" office:value="752" table:formula="of:=[.A1067]+1" table:style-name="ce1">
            <text:p>752</text:p>
          </table:table-cell>
          <table:table-cell office:value-type="float" office:value="16" table:formula="of:=INT([.A1067]/50)+1" table:style-name="ce1">
            <text:p>16</text:p>
          </table:table-cell>
          <table:table-cell office:value-type="float" office:value="2" table:formula="of:=[.A1068]-([.B1068]-1)*50" table:style-name="ce1">
            <text:p>2</text:p>
          </table:table-cell>
          <table:table-cell office:value-type="string" office:string-value="" table:formula="of:=OFFSET([.$C$264];[.C1068];[.B1068])" table:style-name="ce1"/>
          <table:table-cell table:number-columns-repeated="16380"/>
        </table:table-row>
        <table:table-row table:style-name="ro1">
          <table:table-cell office:value-type="float" office:value="753" table:formula="of:=[.A1068]+1" table:style-name="ce1">
            <text:p>753</text:p>
          </table:table-cell>
          <table:table-cell office:value-type="float" office:value="16" table:formula="of:=INT([.A1068]/50)+1" table:style-name="ce1">
            <text:p>16</text:p>
          </table:table-cell>
          <table:table-cell office:value-type="float" office:value="3" table:formula="of:=[.A1069]-([.B1069]-1)*50" table:style-name="ce1">
            <text:p>3</text:p>
          </table:table-cell>
          <table:table-cell office:value-type="string" office:string-value="" table:formula="of:=OFFSET([.$C$264];[.C1069];[.B1069])" table:style-name="ce1"/>
          <table:table-cell table:number-columns-repeated="16380"/>
        </table:table-row>
        <table:table-row table:style-name="ro1">
          <table:table-cell office:value-type="float" office:value="754" table:formula="of:=[.A1069]+1" table:style-name="ce1">
            <text:p>754</text:p>
          </table:table-cell>
          <table:table-cell office:value-type="float" office:value="16" table:formula="of:=INT([.A1069]/50)+1" table:style-name="ce1">
            <text:p>16</text:p>
          </table:table-cell>
          <table:table-cell office:value-type="float" office:value="4" table:formula="of:=[.A1070]-([.B1070]-1)*50" table:style-name="ce1">
            <text:p>4</text:p>
          </table:table-cell>
          <table:table-cell office:value-type="string" office:string-value="" table:formula="of:=OFFSET([.$C$264];[.C1070];[.B1070])" table:style-name="ce1"/>
          <table:table-cell table:number-columns-repeated="16380"/>
        </table:table-row>
        <table:table-row table:style-name="ro1">
          <table:table-cell office:value-type="float" office:value="755" table:formula="of:=[.A1070]+1" table:style-name="ce1">
            <text:p>755</text:p>
          </table:table-cell>
          <table:table-cell office:value-type="float" office:value="16" table:formula="of:=INT([.A1070]/50)+1" table:style-name="ce1">
            <text:p>16</text:p>
          </table:table-cell>
          <table:table-cell office:value-type="float" office:value="5" table:formula="of:=[.A1071]-([.B1071]-1)*50" table:style-name="ce1">
            <text:p>5</text:p>
          </table:table-cell>
          <table:table-cell office:value-type="string" office:string-value="" table:formula="of:=OFFSET([.$C$264];[.C1071];[.B1071])" table:style-name="ce1"/>
          <table:table-cell table:number-columns-repeated="16380"/>
        </table:table-row>
        <table:table-row table:style-name="ro1">
          <table:table-cell office:value-type="float" office:value="756" table:formula="of:=[.A1071]+1" table:style-name="ce1">
            <text:p>756</text:p>
          </table:table-cell>
          <table:table-cell office:value-type="float" office:value="16" table:formula="of:=INT([.A1071]/50)+1" table:style-name="ce1">
            <text:p>16</text:p>
          </table:table-cell>
          <table:table-cell office:value-type="float" office:value="6" table:formula="of:=[.A1072]-([.B1072]-1)*50" table:style-name="ce1">
            <text:p>6</text:p>
          </table:table-cell>
          <table:table-cell office:value-type="string" office:string-value="" table:formula="of:=OFFSET([.$C$264];[.C1072];[.B1072])" table:style-name="ce1"/>
          <table:table-cell table:number-columns-repeated="16380"/>
        </table:table-row>
        <table:table-row table:style-name="ro1">
          <table:table-cell office:value-type="float" office:value="757" table:formula="of:=[.A1072]+1" table:style-name="ce1">
            <text:p>757</text:p>
          </table:table-cell>
          <table:table-cell office:value-type="float" office:value="16" table:formula="of:=INT([.A1072]/50)+1" table:style-name="ce1">
            <text:p>16</text:p>
          </table:table-cell>
          <table:table-cell office:value-type="float" office:value="7" table:formula="of:=[.A1073]-([.B1073]-1)*50" table:style-name="ce1">
            <text:p>7</text:p>
          </table:table-cell>
          <table:table-cell office:value-type="string" office:string-value="" table:formula="of:=OFFSET([.$C$264];[.C1073];[.B1073])" table:style-name="ce1"/>
          <table:table-cell table:number-columns-repeated="16380"/>
        </table:table-row>
        <table:table-row table:style-name="ro1">
          <table:table-cell office:value-type="float" office:value="758" table:formula="of:=[.A1073]+1" table:style-name="ce1">
            <text:p>758</text:p>
          </table:table-cell>
          <table:table-cell office:value-type="float" office:value="16" table:formula="of:=INT([.A1073]/50)+1" table:style-name="ce1">
            <text:p>16</text:p>
          </table:table-cell>
          <table:table-cell office:value-type="float" office:value="8" table:formula="of:=[.A1074]-([.B1074]-1)*50" table:style-name="ce1">
            <text:p>8</text:p>
          </table:table-cell>
          <table:table-cell office:value-type="string" office:string-value="" table:formula="of:=OFFSET([.$C$264];[.C1074];[.B1074])" table:style-name="ce1"/>
          <table:table-cell table:number-columns-repeated="16380"/>
        </table:table-row>
        <table:table-row table:style-name="ro1">
          <table:table-cell office:value-type="float" office:value="759" table:formula="of:=[.A1074]+1" table:style-name="ce1">
            <text:p>759</text:p>
          </table:table-cell>
          <table:table-cell office:value-type="float" office:value="16" table:formula="of:=INT([.A1074]/50)+1" table:style-name="ce1">
            <text:p>16</text:p>
          </table:table-cell>
          <table:table-cell office:value-type="float" office:value="9" table:formula="of:=[.A1075]-([.B1075]-1)*50" table:style-name="ce1">
            <text:p>9</text:p>
          </table:table-cell>
          <table:table-cell office:value-type="string" office:string-value="" table:formula="of:=OFFSET([.$C$264];[.C1075];[.B1075])" table:style-name="ce1"/>
          <table:table-cell table:number-columns-repeated="16380"/>
        </table:table-row>
        <table:table-row table:style-name="ro1">
          <table:table-cell office:value-type="float" office:value="760" table:formula="of:=[.A1075]+1" table:style-name="ce1">
            <text:p>760</text:p>
          </table:table-cell>
          <table:table-cell office:value-type="float" office:value="16" table:formula="of:=INT([.A1075]/50)+1" table:style-name="ce1">
            <text:p>16</text:p>
          </table:table-cell>
          <table:table-cell office:value-type="float" office:value="10" table:formula="of:=[.A1076]-([.B1076]-1)*50" table:style-name="ce1">
            <text:p>10</text:p>
          </table:table-cell>
          <table:table-cell office:value-type="string" office:string-value="" table:formula="of:=OFFSET([.$C$264];[.C1076];[.B1076])" table:style-name="ce1"/>
          <table:table-cell table:number-columns-repeated="16380"/>
        </table:table-row>
        <table:table-row table:style-name="ro1">
          <table:table-cell office:value-type="float" office:value="761" table:formula="of:=[.A1076]+1" table:style-name="ce1">
            <text:p>761</text:p>
          </table:table-cell>
          <table:table-cell office:value-type="float" office:value="16" table:formula="of:=INT([.A1076]/50)+1" table:style-name="ce1">
            <text:p>16</text:p>
          </table:table-cell>
          <table:table-cell office:value-type="float" office:value="11" table:formula="of:=[.A1077]-([.B1077]-1)*50" table:style-name="ce1">
            <text:p>11</text:p>
          </table:table-cell>
          <table:table-cell office:value-type="string" office:string-value="" table:formula="of:=OFFSET([.$C$264];[.C1077];[.B1077])" table:style-name="ce1"/>
          <table:table-cell table:number-columns-repeated="16380"/>
        </table:table-row>
        <table:table-row table:style-name="ro1">
          <table:table-cell office:value-type="float" office:value="762" table:formula="of:=[.A1077]+1" table:style-name="ce1">
            <text:p>762</text:p>
          </table:table-cell>
          <table:table-cell office:value-type="float" office:value="16" table:formula="of:=INT([.A1077]/50)+1" table:style-name="ce1">
            <text:p>16</text:p>
          </table:table-cell>
          <table:table-cell office:value-type="float" office:value="12" table:formula="of:=[.A1078]-([.B1078]-1)*50" table:style-name="ce1">
            <text:p>12</text:p>
          </table:table-cell>
          <table:table-cell office:value-type="string" office:string-value="" table:formula="of:=OFFSET([.$C$264];[.C1078];[.B1078])" table:style-name="ce1"/>
          <table:table-cell table:number-columns-repeated="16380"/>
        </table:table-row>
        <table:table-row table:style-name="ro1">
          <table:table-cell office:value-type="float" office:value="763" table:formula="of:=[.A1078]+1" table:style-name="ce1">
            <text:p>763</text:p>
          </table:table-cell>
          <table:table-cell office:value-type="float" office:value="16" table:formula="of:=INT([.A1078]/50)+1" table:style-name="ce1">
            <text:p>16</text:p>
          </table:table-cell>
          <table:table-cell office:value-type="float" office:value="13" table:formula="of:=[.A1079]-([.B1079]-1)*50" table:style-name="ce1">
            <text:p>13</text:p>
          </table:table-cell>
          <table:table-cell office:value-type="string" office:string-value="" table:formula="of:=OFFSET([.$C$264];[.C1079];[.B1079])" table:style-name="ce1"/>
          <table:table-cell table:number-columns-repeated="16380"/>
        </table:table-row>
        <table:table-row table:style-name="ro1">
          <table:table-cell office:value-type="float" office:value="764" table:formula="of:=[.A1079]+1" table:style-name="ce1">
            <text:p>764</text:p>
          </table:table-cell>
          <table:table-cell office:value-type="float" office:value="16" table:formula="of:=INT([.A1079]/50)+1" table:style-name="ce1">
            <text:p>16</text:p>
          </table:table-cell>
          <table:table-cell office:value-type="float" office:value="14" table:formula="of:=[.A1080]-([.B1080]-1)*50" table:style-name="ce1">
            <text:p>14</text:p>
          </table:table-cell>
          <table:table-cell office:value-type="string" office:string-value="" table:formula="of:=OFFSET([.$C$264];[.C1080];[.B1080])" table:style-name="ce1"/>
          <table:table-cell table:number-columns-repeated="16380"/>
        </table:table-row>
        <table:table-row table:style-name="ro1">
          <table:table-cell office:value-type="float" office:value="765" table:formula="of:=[.A1080]+1" table:style-name="ce1">
            <text:p>765</text:p>
          </table:table-cell>
          <table:table-cell office:value-type="float" office:value="16" table:formula="of:=INT([.A1080]/50)+1" table:style-name="ce1">
            <text:p>16</text:p>
          </table:table-cell>
          <table:table-cell office:value-type="float" office:value="15" table:formula="of:=[.A1081]-([.B1081]-1)*50" table:style-name="ce1">
            <text:p>15</text:p>
          </table:table-cell>
          <table:table-cell office:value-type="string" office:string-value="" table:formula="of:=OFFSET([.$C$264];[.C1081];[.B1081])" table:style-name="ce1"/>
          <table:table-cell table:number-columns-repeated="16380"/>
        </table:table-row>
        <table:table-row table:style-name="ro1">
          <table:table-cell office:value-type="float" office:value="766" table:formula="of:=[.A1081]+1" table:style-name="ce1">
            <text:p>766</text:p>
          </table:table-cell>
          <table:table-cell office:value-type="float" office:value="16" table:formula="of:=INT([.A1081]/50)+1" table:style-name="ce1">
            <text:p>16</text:p>
          </table:table-cell>
          <table:table-cell office:value-type="float" office:value="16" table:formula="of:=[.A1082]-([.B1082]-1)*50" table:style-name="ce1">
            <text:p>16</text:p>
          </table:table-cell>
          <table:table-cell office:value-type="string" office:string-value="" table:formula="of:=OFFSET([.$C$264];[.C1082];[.B1082])" table:style-name="ce1"/>
          <table:table-cell table:number-columns-repeated="16380"/>
        </table:table-row>
        <table:table-row table:style-name="ro1">
          <table:table-cell office:value-type="float" office:value="767" table:formula="of:=[.A1082]+1" table:style-name="ce1">
            <text:p>767</text:p>
          </table:table-cell>
          <table:table-cell office:value-type="float" office:value="16" table:formula="of:=INT([.A1082]/50)+1" table:style-name="ce1">
            <text:p>16</text:p>
          </table:table-cell>
          <table:table-cell office:value-type="float" office:value="17" table:formula="of:=[.A1083]-([.B1083]-1)*50" table:style-name="ce1">
            <text:p>17</text:p>
          </table:table-cell>
          <table:table-cell office:value-type="string" office:string-value="" table:formula="of:=OFFSET([.$C$264];[.C1083];[.B1083])" table:style-name="ce1"/>
          <table:table-cell table:number-columns-repeated="16380"/>
        </table:table-row>
        <table:table-row table:style-name="ro1">
          <table:table-cell office:value-type="float" office:value="768" table:formula="of:=[.A1083]+1" table:style-name="ce1">
            <text:p>768</text:p>
          </table:table-cell>
          <table:table-cell office:value-type="float" office:value="16" table:formula="of:=INT([.A1083]/50)+1" table:style-name="ce1">
            <text:p>16</text:p>
          </table:table-cell>
          <table:table-cell office:value-type="float" office:value="18" table:formula="of:=[.A1084]-([.B1084]-1)*50" table:style-name="ce1">
            <text:p>18</text:p>
          </table:table-cell>
          <table:table-cell office:value-type="string" office:string-value="" table:formula="of:=OFFSET([.$C$264];[.C1084];[.B1084])" table:style-name="ce1"/>
          <table:table-cell table:number-columns-repeated="16380"/>
        </table:table-row>
        <table:table-row table:style-name="ro1">
          <table:table-cell office:value-type="float" office:value="769" table:formula="of:=[.A1084]+1" table:style-name="ce1">
            <text:p>769</text:p>
          </table:table-cell>
          <table:table-cell office:value-type="float" office:value="16" table:formula="of:=INT([.A1084]/50)+1" table:style-name="ce1">
            <text:p>16</text:p>
          </table:table-cell>
          <table:table-cell office:value-type="float" office:value="19" table:formula="of:=[.A1085]-([.B1085]-1)*50" table:style-name="ce1">
            <text:p>19</text:p>
          </table:table-cell>
          <table:table-cell office:value-type="string" office:string-value="" table:formula="of:=OFFSET([.$C$264];[.C1085];[.B1085])" table:style-name="ce1"/>
          <table:table-cell table:number-columns-repeated="16380"/>
        </table:table-row>
        <table:table-row table:style-name="ro1">
          <table:table-cell office:value-type="float" office:value="770" table:formula="of:=[.A1085]+1" table:style-name="ce1">
            <text:p>770</text:p>
          </table:table-cell>
          <table:table-cell office:value-type="float" office:value="16" table:formula="of:=INT([.A1085]/50)+1" table:style-name="ce1">
            <text:p>16</text:p>
          </table:table-cell>
          <table:table-cell office:value-type="float" office:value="20" table:formula="of:=[.A1086]-([.B1086]-1)*50" table:style-name="ce1">
            <text:p>20</text:p>
          </table:table-cell>
          <table:table-cell office:value-type="string" office:string-value="" table:formula="of:=OFFSET([.$C$264];[.C1086];[.B1086])" table:style-name="ce1"/>
          <table:table-cell table:number-columns-repeated="16380"/>
        </table:table-row>
        <table:table-row table:style-name="ro1">
          <table:table-cell office:value-type="float" office:value="771" table:formula="of:=[.A1086]+1" table:style-name="ce1">
            <text:p>771</text:p>
          </table:table-cell>
          <table:table-cell office:value-type="float" office:value="16" table:formula="of:=INT([.A1086]/50)+1" table:style-name="ce1">
            <text:p>16</text:p>
          </table:table-cell>
          <table:table-cell office:value-type="float" office:value="21" table:formula="of:=[.A1087]-([.B1087]-1)*50" table:style-name="ce1">
            <text:p>21</text:p>
          </table:table-cell>
          <table:table-cell office:value-type="string" office:string-value="" table:formula="of:=OFFSET([.$C$264];[.C1087];[.B1087])" table:style-name="ce1"/>
          <table:table-cell table:number-columns-repeated="16380"/>
        </table:table-row>
        <table:table-row table:style-name="ro1">
          <table:table-cell office:value-type="float" office:value="772" table:formula="of:=[.A1087]+1" table:style-name="ce1">
            <text:p>772</text:p>
          </table:table-cell>
          <table:table-cell office:value-type="float" office:value="16" table:formula="of:=INT([.A1087]/50)+1" table:style-name="ce1">
            <text:p>16</text:p>
          </table:table-cell>
          <table:table-cell office:value-type="float" office:value="22" table:formula="of:=[.A1088]-([.B1088]-1)*50" table:style-name="ce1">
            <text:p>22</text:p>
          </table:table-cell>
          <table:table-cell office:value-type="string" office:string-value="" table:formula="of:=OFFSET([.$C$264];[.C1088];[.B1088])" table:style-name="ce1"/>
          <table:table-cell table:number-columns-repeated="16380"/>
        </table:table-row>
        <table:table-row table:style-name="ro1">
          <table:table-cell office:value-type="float" office:value="773" table:formula="of:=[.A1088]+1" table:style-name="ce1">
            <text:p>773</text:p>
          </table:table-cell>
          <table:table-cell office:value-type="float" office:value="16" table:formula="of:=INT([.A1088]/50)+1" table:style-name="ce1">
            <text:p>16</text:p>
          </table:table-cell>
          <table:table-cell office:value-type="float" office:value="23" table:formula="of:=[.A1089]-([.B1089]-1)*50" table:style-name="ce1">
            <text:p>23</text:p>
          </table:table-cell>
          <table:table-cell office:value-type="string" office:string-value="" table:formula="of:=OFFSET([.$C$264];[.C1089];[.B1089])" table:style-name="ce1"/>
          <table:table-cell table:number-columns-repeated="16380"/>
        </table:table-row>
        <table:table-row table:style-name="ro1">
          <table:table-cell office:value-type="float" office:value="774" table:formula="of:=[.A1089]+1" table:style-name="ce1">
            <text:p>774</text:p>
          </table:table-cell>
          <table:table-cell office:value-type="float" office:value="16" table:formula="of:=INT([.A1089]/50)+1" table:style-name="ce1">
            <text:p>16</text:p>
          </table:table-cell>
          <table:table-cell office:value-type="float" office:value="24" table:formula="of:=[.A1090]-([.B1090]-1)*50" table:style-name="ce1">
            <text:p>24</text:p>
          </table:table-cell>
          <table:table-cell office:value-type="string" office:string-value="" table:formula="of:=OFFSET([.$C$264];[.C1090];[.B1090])" table:style-name="ce1"/>
          <table:table-cell table:number-columns-repeated="16380"/>
        </table:table-row>
        <table:table-row table:style-name="ro1">
          <table:table-cell office:value-type="float" office:value="775" table:formula="of:=[.A1090]+1" table:style-name="ce1">
            <text:p>775</text:p>
          </table:table-cell>
          <table:table-cell office:value-type="float" office:value="16" table:formula="of:=INT([.A1090]/50)+1" table:style-name="ce1">
            <text:p>16</text:p>
          </table:table-cell>
          <table:table-cell office:value-type="float" office:value="25" table:formula="of:=[.A1091]-([.B1091]-1)*50" table:style-name="ce1">
            <text:p>25</text:p>
          </table:table-cell>
          <table:table-cell office:value-type="string" office:string-value="" table:formula="of:=OFFSET([.$C$264];[.C1091];[.B1091])" table:style-name="ce1"/>
          <table:table-cell table:number-columns-repeated="16380"/>
        </table:table-row>
        <table:table-row table:style-name="ro1">
          <table:table-cell office:value-type="float" office:value="776" table:formula="of:=[.A1091]+1" table:style-name="ce1">
            <text:p>776</text:p>
          </table:table-cell>
          <table:table-cell office:value-type="float" office:value="16" table:formula="of:=INT([.A1091]/50)+1" table:style-name="ce1">
            <text:p>16</text:p>
          </table:table-cell>
          <table:table-cell office:value-type="float" office:value="26" table:formula="of:=[.A1092]-([.B1092]-1)*50" table:style-name="ce1">
            <text:p>26</text:p>
          </table:table-cell>
          <table:table-cell office:value-type="string" office:string-value="" table:formula="of:=OFFSET([.$C$264];[.C1092];[.B1092])" table:style-name="ce1"/>
          <table:table-cell table:number-columns-repeated="16380"/>
        </table:table-row>
        <table:table-row table:style-name="ro1">
          <table:table-cell office:value-type="float" office:value="777" table:formula="of:=[.A1092]+1" table:style-name="ce1">
            <text:p>777</text:p>
          </table:table-cell>
          <table:table-cell office:value-type="float" office:value="16" table:formula="of:=INT([.A1092]/50)+1" table:style-name="ce1">
            <text:p>16</text:p>
          </table:table-cell>
          <table:table-cell office:value-type="float" office:value="27" table:formula="of:=[.A1093]-([.B1093]-1)*50" table:style-name="ce1">
            <text:p>27</text:p>
          </table:table-cell>
          <table:table-cell office:value-type="string" office:string-value="" table:formula="of:=OFFSET([.$C$264];[.C1093];[.B1093])" table:style-name="ce1"/>
          <table:table-cell table:number-columns-repeated="16380"/>
        </table:table-row>
        <table:table-row table:style-name="ro1">
          <table:table-cell office:value-type="float" office:value="778" table:formula="of:=[.A1093]+1" table:style-name="ce1">
            <text:p>778</text:p>
          </table:table-cell>
          <table:table-cell office:value-type="float" office:value="16" table:formula="of:=INT([.A1093]/50)+1" table:style-name="ce1">
            <text:p>16</text:p>
          </table:table-cell>
          <table:table-cell office:value-type="float" office:value="28" table:formula="of:=[.A1094]-([.B1094]-1)*50" table:style-name="ce1">
            <text:p>28</text:p>
          </table:table-cell>
          <table:table-cell office:value-type="string" office:string-value="" table:formula="of:=OFFSET([.$C$264];[.C1094];[.B1094])" table:style-name="ce1"/>
          <table:table-cell table:number-columns-repeated="16380"/>
        </table:table-row>
        <table:table-row table:style-name="ro1">
          <table:table-cell office:value-type="float" office:value="779" table:formula="of:=[.A1094]+1" table:style-name="ce1">
            <text:p>779</text:p>
          </table:table-cell>
          <table:table-cell office:value-type="float" office:value="16" table:formula="of:=INT([.A1094]/50)+1" table:style-name="ce1">
            <text:p>16</text:p>
          </table:table-cell>
          <table:table-cell office:value-type="float" office:value="29" table:formula="of:=[.A1095]-([.B1095]-1)*50" table:style-name="ce1">
            <text:p>29</text:p>
          </table:table-cell>
          <table:table-cell office:value-type="string" office:string-value="" table:formula="of:=OFFSET([.$C$264];[.C1095];[.B1095])" table:style-name="ce1"/>
          <table:table-cell table:number-columns-repeated="16380"/>
        </table:table-row>
        <table:table-row table:style-name="ro1">
          <table:table-cell office:value-type="float" office:value="780" table:formula="of:=[.A1095]+1" table:style-name="ce1">
            <text:p>780</text:p>
          </table:table-cell>
          <table:table-cell office:value-type="float" office:value="16" table:formula="of:=INT([.A1095]/50)+1" table:style-name="ce1">
            <text:p>16</text:p>
          </table:table-cell>
          <table:table-cell office:value-type="float" office:value="30" table:formula="of:=[.A1096]-([.B1096]-1)*50" table:style-name="ce1">
            <text:p>30</text:p>
          </table:table-cell>
          <table:table-cell office:value-type="string" office:string-value="" table:formula="of:=OFFSET([.$C$264];[.C1096];[.B1096])" table:style-name="ce1"/>
          <table:table-cell table:number-columns-repeated="16380"/>
        </table:table-row>
        <table:table-row table:style-name="ro1">
          <table:table-cell office:value-type="float" office:value="781" table:formula="of:=[.A1096]+1" table:style-name="ce1">
            <text:p>781</text:p>
          </table:table-cell>
          <table:table-cell office:value-type="float" office:value="16" table:formula="of:=INT([.A1096]/50)+1" table:style-name="ce1">
            <text:p>16</text:p>
          </table:table-cell>
          <table:table-cell office:value-type="float" office:value="31" table:formula="of:=[.A1097]-([.B1097]-1)*50" table:style-name="ce1">
            <text:p>31</text:p>
          </table:table-cell>
          <table:table-cell office:value-type="string" office:string-value="" table:formula="of:=OFFSET([.$C$264];[.C1097];[.B1097])" table:style-name="ce1"/>
          <table:table-cell table:number-columns-repeated="16380"/>
        </table:table-row>
        <table:table-row table:style-name="ro1">
          <table:table-cell office:value-type="float" office:value="782" table:formula="of:=[.A1097]+1" table:style-name="ce1">
            <text:p>782</text:p>
          </table:table-cell>
          <table:table-cell office:value-type="float" office:value="16" table:formula="of:=INT([.A1097]/50)+1" table:style-name="ce1">
            <text:p>16</text:p>
          </table:table-cell>
          <table:table-cell office:value-type="float" office:value="32" table:formula="of:=[.A1098]-([.B1098]-1)*50" table:style-name="ce1">
            <text:p>32</text:p>
          </table:table-cell>
          <table:table-cell office:value-type="string" office:string-value="" table:formula="of:=OFFSET([.$C$264];[.C1098];[.B1098])" table:style-name="ce1"/>
          <table:table-cell table:number-columns-repeated="16380"/>
        </table:table-row>
        <table:table-row table:style-name="ro1">
          <table:table-cell office:value-type="float" office:value="783" table:formula="of:=[.A1098]+1" table:style-name="ce1">
            <text:p>783</text:p>
          </table:table-cell>
          <table:table-cell office:value-type="float" office:value="16" table:formula="of:=INT([.A1098]/50)+1" table:style-name="ce1">
            <text:p>16</text:p>
          </table:table-cell>
          <table:table-cell office:value-type="float" office:value="33" table:formula="of:=[.A1099]-([.B1099]-1)*50" table:style-name="ce1">
            <text:p>33</text:p>
          </table:table-cell>
          <table:table-cell office:value-type="string" office:string-value="" table:formula="of:=OFFSET([.$C$264];[.C1099];[.B1099])" table:style-name="ce1"/>
          <table:table-cell table:number-columns-repeated="16380"/>
        </table:table-row>
        <table:table-row table:style-name="ro1">
          <table:table-cell office:value-type="float" office:value="784" table:formula="of:=[.A1099]+1" table:style-name="ce1">
            <text:p>784</text:p>
          </table:table-cell>
          <table:table-cell office:value-type="float" office:value="16" table:formula="of:=INT([.A1099]/50)+1" table:style-name="ce1">
            <text:p>16</text:p>
          </table:table-cell>
          <table:table-cell office:value-type="float" office:value="34" table:formula="of:=[.A1100]-([.B1100]-1)*50" table:style-name="ce1">
            <text:p>34</text:p>
          </table:table-cell>
          <table:table-cell office:value-type="string" office:string-value="" table:formula="of:=OFFSET([.$C$264];[.C1100];[.B1100])" table:style-name="ce1"/>
          <table:table-cell table:number-columns-repeated="16380"/>
        </table:table-row>
        <table:table-row table:style-name="ro1">
          <table:table-cell office:value-type="float" office:value="785" table:formula="of:=[.A1100]+1" table:style-name="ce1">
            <text:p>785</text:p>
          </table:table-cell>
          <table:table-cell office:value-type="float" office:value="16" table:formula="of:=INT([.A1100]/50)+1" table:style-name="ce1">
            <text:p>16</text:p>
          </table:table-cell>
          <table:table-cell office:value-type="float" office:value="35" table:formula="of:=[.A1101]-([.B1101]-1)*50" table:style-name="ce1">
            <text:p>35</text:p>
          </table:table-cell>
          <table:table-cell office:value-type="string" office:string-value="" table:formula="of:=OFFSET([.$C$264];[.C1101];[.B1101])" table:style-name="ce1"/>
          <table:table-cell table:number-columns-repeated="16380"/>
        </table:table-row>
        <table:table-row table:style-name="ro1">
          <table:table-cell office:value-type="float" office:value="786" table:formula="of:=[.A1101]+1" table:style-name="ce1">
            <text:p>786</text:p>
          </table:table-cell>
          <table:table-cell office:value-type="float" office:value="16" table:formula="of:=INT([.A1101]/50)+1" table:style-name="ce1">
            <text:p>16</text:p>
          </table:table-cell>
          <table:table-cell office:value-type="float" office:value="36" table:formula="of:=[.A1102]-([.B1102]-1)*50" table:style-name="ce1">
            <text:p>36</text:p>
          </table:table-cell>
          <table:table-cell office:value-type="string" office:string-value="" table:formula="of:=OFFSET([.$C$264];[.C1102];[.B1102])" table:style-name="ce1"/>
          <table:table-cell table:number-columns-repeated="16380"/>
        </table:table-row>
        <table:table-row table:style-name="ro1">
          <table:table-cell office:value-type="float" office:value="787" table:formula="of:=[.A1102]+1" table:style-name="ce1">
            <text:p>787</text:p>
          </table:table-cell>
          <table:table-cell office:value-type="float" office:value="16" table:formula="of:=INT([.A1102]/50)+1" table:style-name="ce1">
            <text:p>16</text:p>
          </table:table-cell>
          <table:table-cell office:value-type="float" office:value="37" table:formula="of:=[.A1103]-([.B1103]-1)*50" table:style-name="ce1">
            <text:p>37</text:p>
          </table:table-cell>
          <table:table-cell office:value-type="string" office:string-value="" table:formula="of:=OFFSET([.$C$264];[.C1103];[.B1103])" table:style-name="ce1"/>
          <table:table-cell table:number-columns-repeated="16380"/>
        </table:table-row>
        <table:table-row table:style-name="ro1">
          <table:table-cell office:value-type="float" office:value="788" table:formula="of:=[.A1103]+1" table:style-name="ce1">
            <text:p>788</text:p>
          </table:table-cell>
          <table:table-cell office:value-type="float" office:value="16" table:formula="of:=INT([.A1103]/50)+1" table:style-name="ce1">
            <text:p>16</text:p>
          </table:table-cell>
          <table:table-cell office:value-type="float" office:value="38" table:formula="of:=[.A1104]-([.B1104]-1)*50" table:style-name="ce1">
            <text:p>38</text:p>
          </table:table-cell>
          <table:table-cell office:value-type="string" office:string-value="" table:formula="of:=OFFSET([.$C$264];[.C1104];[.B1104])" table:style-name="ce1"/>
          <table:table-cell table:number-columns-repeated="16380"/>
        </table:table-row>
        <table:table-row table:style-name="ro1">
          <table:table-cell office:value-type="float" office:value="789" table:formula="of:=[.A1104]+1" table:style-name="ce1">
            <text:p>789</text:p>
          </table:table-cell>
          <table:table-cell office:value-type="float" office:value="16" table:formula="of:=INT([.A1104]/50)+1" table:style-name="ce1">
            <text:p>16</text:p>
          </table:table-cell>
          <table:table-cell office:value-type="float" office:value="39" table:formula="of:=[.A1105]-([.B1105]-1)*50" table:style-name="ce1">
            <text:p>39</text:p>
          </table:table-cell>
          <table:table-cell office:value-type="string" office:string-value="" table:formula="of:=OFFSET([.$C$264];[.C1105];[.B1105])" table:style-name="ce1"/>
          <table:table-cell table:number-columns-repeated="16380"/>
        </table:table-row>
        <table:table-row table:style-name="ro1">
          <table:table-cell office:value-type="float" office:value="790" table:formula="of:=[.A1105]+1" table:style-name="ce1">
            <text:p>790</text:p>
          </table:table-cell>
          <table:table-cell office:value-type="float" office:value="16" table:formula="of:=INT([.A1105]/50)+1" table:style-name="ce1">
            <text:p>16</text:p>
          </table:table-cell>
          <table:table-cell office:value-type="float" office:value="40" table:formula="of:=[.A1106]-([.B1106]-1)*50" table:style-name="ce1">
            <text:p>40</text:p>
          </table:table-cell>
          <table:table-cell office:value-type="string" office:string-value="" table:formula="of:=OFFSET([.$C$264];[.C1106];[.B1106])" table:style-name="ce1"/>
          <table:table-cell table:number-columns-repeated="16380"/>
        </table:table-row>
        <table:table-row table:style-name="ro1">
          <table:table-cell office:value-type="float" office:value="791" table:formula="of:=[.A1106]+1" table:style-name="ce1">
            <text:p>791</text:p>
          </table:table-cell>
          <table:table-cell office:value-type="float" office:value="16" table:formula="of:=INT([.A1106]/50)+1" table:style-name="ce1">
            <text:p>16</text:p>
          </table:table-cell>
          <table:table-cell office:value-type="float" office:value="41" table:formula="of:=[.A1107]-([.B1107]-1)*50" table:style-name="ce1">
            <text:p>41</text:p>
          </table:table-cell>
          <table:table-cell office:value-type="string" office:string-value="" table:formula="of:=OFFSET([.$C$264];[.C1107];[.B1107])" table:style-name="ce1"/>
          <table:table-cell table:number-columns-repeated="16380"/>
        </table:table-row>
        <table:table-row table:style-name="ro1">
          <table:table-cell office:value-type="float" office:value="792" table:formula="of:=[.A1107]+1" table:style-name="ce1">
            <text:p>792</text:p>
          </table:table-cell>
          <table:table-cell office:value-type="float" office:value="16" table:formula="of:=INT([.A1107]/50)+1" table:style-name="ce1">
            <text:p>16</text:p>
          </table:table-cell>
          <table:table-cell office:value-type="float" office:value="42" table:formula="of:=[.A1108]-([.B1108]-1)*50" table:style-name="ce1">
            <text:p>42</text:p>
          </table:table-cell>
          <table:table-cell office:value-type="string" office:string-value="" table:formula="of:=OFFSET([.$C$264];[.C1108];[.B1108])" table:style-name="ce1"/>
          <table:table-cell table:number-columns-repeated="16380"/>
        </table:table-row>
        <table:table-row table:style-name="ro1">
          <table:table-cell office:value-type="float" office:value="793" table:formula="of:=[.A1108]+1" table:style-name="ce1">
            <text:p>793</text:p>
          </table:table-cell>
          <table:table-cell office:value-type="float" office:value="16" table:formula="of:=INT([.A1108]/50)+1" table:style-name="ce1">
            <text:p>16</text:p>
          </table:table-cell>
          <table:table-cell office:value-type="float" office:value="43" table:formula="of:=[.A1109]-([.B1109]-1)*50" table:style-name="ce1">
            <text:p>43</text:p>
          </table:table-cell>
          <table:table-cell office:value-type="string" office:string-value="" table:formula="of:=OFFSET([.$C$264];[.C1109];[.B1109])" table:style-name="ce1"/>
          <table:table-cell table:number-columns-repeated="16380"/>
        </table:table-row>
        <table:table-row table:style-name="ro1">
          <table:table-cell office:value-type="float" office:value="794" table:formula="of:=[.A1109]+1" table:style-name="ce1">
            <text:p>794</text:p>
          </table:table-cell>
          <table:table-cell office:value-type="float" office:value="16" table:formula="of:=INT([.A1109]/50)+1" table:style-name="ce1">
            <text:p>16</text:p>
          </table:table-cell>
          <table:table-cell office:value-type="float" office:value="44" table:formula="of:=[.A1110]-([.B1110]-1)*50" table:style-name="ce1">
            <text:p>44</text:p>
          </table:table-cell>
          <table:table-cell office:value-type="string" office:string-value="" table:formula="of:=OFFSET([.$C$264];[.C1110];[.B1110])" table:style-name="ce1"/>
          <table:table-cell table:number-columns-repeated="16380"/>
        </table:table-row>
        <table:table-row table:style-name="ro1">
          <table:table-cell office:value-type="float" office:value="795" table:formula="of:=[.A1110]+1" table:style-name="ce1">
            <text:p>795</text:p>
          </table:table-cell>
          <table:table-cell office:value-type="float" office:value="16" table:formula="of:=INT([.A1110]/50)+1" table:style-name="ce1">
            <text:p>16</text:p>
          </table:table-cell>
          <table:table-cell office:value-type="float" office:value="45" table:formula="of:=[.A1111]-([.B1111]-1)*50" table:style-name="ce1">
            <text:p>45</text:p>
          </table:table-cell>
          <table:table-cell office:value-type="string" office:string-value="" table:formula="of:=OFFSET([.$C$264];[.C1111];[.B1111])" table:style-name="ce1"/>
          <table:table-cell table:number-columns-repeated="16380"/>
        </table:table-row>
        <table:table-row table:style-name="ro1">
          <table:table-cell office:value-type="float" office:value="796" table:formula="of:=[.A1111]+1" table:style-name="ce1">
            <text:p>796</text:p>
          </table:table-cell>
          <table:table-cell office:value-type="float" office:value="16" table:formula="of:=INT([.A1111]/50)+1" table:style-name="ce1">
            <text:p>16</text:p>
          </table:table-cell>
          <table:table-cell office:value-type="float" office:value="46" table:formula="of:=[.A1112]-([.B1112]-1)*50" table:style-name="ce1">
            <text:p>46</text:p>
          </table:table-cell>
          <table:table-cell office:value-type="string" office:string-value="" table:formula="of:=OFFSET([.$C$264];[.C1112];[.B1112])" table:style-name="ce1"/>
          <table:table-cell table:number-columns-repeated="16380"/>
        </table:table-row>
        <table:table-row table:style-name="ro1">
          <table:table-cell office:value-type="float" office:value="797" table:formula="of:=[.A1112]+1" table:style-name="ce1">
            <text:p>797</text:p>
          </table:table-cell>
          <table:table-cell office:value-type="float" office:value="16" table:formula="of:=INT([.A1112]/50)+1" table:style-name="ce1">
            <text:p>16</text:p>
          </table:table-cell>
          <table:table-cell office:value-type="float" office:value="47" table:formula="of:=[.A1113]-([.B1113]-1)*50" table:style-name="ce1">
            <text:p>47</text:p>
          </table:table-cell>
          <table:table-cell office:value-type="string" office:string-value="" table:formula="of:=OFFSET([.$C$264];[.C1113];[.B1113])" table:style-name="ce1"/>
          <table:table-cell table:number-columns-repeated="16380"/>
        </table:table-row>
        <table:table-row table:style-name="ro1">
          <table:table-cell office:value-type="float" office:value="798" table:formula="of:=[.A1113]+1" table:style-name="ce1">
            <text:p>798</text:p>
          </table:table-cell>
          <table:table-cell office:value-type="float" office:value="16" table:formula="of:=INT([.A1113]/50)+1" table:style-name="ce1">
            <text:p>16</text:p>
          </table:table-cell>
          <table:table-cell office:value-type="float" office:value="48" table:formula="of:=[.A1114]-([.B1114]-1)*50" table:style-name="ce1">
            <text:p>48</text:p>
          </table:table-cell>
          <table:table-cell office:value-type="string" office:string-value="" table:formula="of:=OFFSET([.$C$264];[.C1114];[.B1114])" table:style-name="ce1"/>
          <table:table-cell table:number-columns-repeated="16380"/>
        </table:table-row>
        <table:table-row table:style-name="ro1">
          <table:table-cell office:value-type="float" office:value="799" table:formula="of:=[.A1114]+1" table:style-name="ce1">
            <text:p>799</text:p>
          </table:table-cell>
          <table:table-cell office:value-type="float" office:value="16" table:formula="of:=INT([.A1114]/50)+1" table:style-name="ce1">
            <text:p>16</text:p>
          </table:table-cell>
          <table:table-cell office:value-type="float" office:value="49" table:formula="of:=[.A1115]-([.B1115]-1)*50" table:style-name="ce1">
            <text:p>49</text:p>
          </table:table-cell>
          <table:table-cell office:value-type="string" office:string-value="" table:formula="of:=OFFSET([.$C$264];[.C1115];[.B1115])" table:style-name="ce1"/>
          <table:table-cell table:number-columns-repeated="16380"/>
        </table:table-row>
        <table:table-row table:style-name="ro1">
          <table:table-cell office:value-type="float" office:value="800" table:formula="of:=[.A1115]+1" table:style-name="ce1">
            <text:p>800</text:p>
          </table:table-cell>
          <table:table-cell office:value-type="float" office:value="16" table:formula="of:=INT([.A1115]/50)+1" table:style-name="ce1">
            <text:p>16</text:p>
          </table:table-cell>
          <table:table-cell office:value-type="float" office:value="50" table:formula="of:=[.A1116]-([.B1116]-1)*50" table:style-name="ce1">
            <text:p>50</text:p>
          </table:table-cell>
          <table:table-cell office:value-type="string" office:string-value="" table:formula="of:=OFFSET([.$C$264];[.C1116];[.B1116])" table:style-name="ce1"/>
          <table:table-cell table:number-columns-repeated="16380"/>
        </table:table-row>
        <table:table-row table:number-rows-repeated="1047460" table:style-name="ro1">
          <table:table-cell table:number-columns-repeated="16384"/>
        </table:table-row>
      </table:table>
      <table:table table:name="Blad2" table:style-name="ta2">
        <table:table-column table:style-name="co1" table:number-columns-repeated="16384" table:default-cell-style-name="ce1"/>
        <table:table-row table:style-name="ro1">
          <table:table-cell office:value-type="float" office:value="10000" table:style-name="ce1">
            <text:p>1000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air_pressure_fault = NO # <text:s/>Air press fault [ no AP fault, air pressure fault ]</text:p>
          </table:table-cell>
          <table:table-cell office:value-type="string" office:string-value="store_air_pressure_fault = NO #  Air press fault [ no AP fault, air pressure fault ]" table:formula="of:=[.B1]&amp;[.C1]" table:style-name="ce1">
            <text:p>store_air_pressure_fault = NO # <text:s/>Air press fault [ no AP fault, air pressure fault ]</text:p>
          </table:table-cell>
          <table:table-cell table:number-columns-repeated="16380"/>
        </table:table-row>
        <table:table-row table:style-name="ro1">
          <table:table-cell office:value-type="float" office:value="10001" table:style-name="ce1">
            <text:p>1000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boiler_water_temp = NO # Flow water temperature from boiler (°C)</text:p>
          </table:table-cell>
          <table:table-cell office:value-type="string" office:string-value="store_boiler_water_temp = NO # Flow water temperature from boiler (°C)" table:formula="of:=[.B2]&amp;[.C2]" table:style-name="ce1">
            <text:p>store_boiler_water_temp = NO # Flow water temperature from boiler (°C)</text:p>
          </table:table-cell>
          <table:table-cell table:number-columns-repeated="16380"/>
        </table:table-row>
        <table:table-row table:style-name="ro1">
          <table:table-cell office:value-type="float" office:value="10002" table:style-name="ce1">
            <text:p>10002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burner_operation_hours = NO # Number of hours that burner is in operation (i.e.flame on)</text:p>
          </table:table-cell>
          <table:table-cell office:value-type="string" office:string-value="store_burner_operation_hours = NO # Number of hours that burner is in operation (i.e.flame on)" table:formula="of:=[.B3]&amp;[.C3]" table:style-name="ce1">
            <text:p>store_burner_operation_hours = NO # Number of hours that burner is in operation (i.e.flame on)</text:p>
          </table:table-cell>
          <table:table-cell table:number-columns-repeated="16380"/>
        </table:table-row>
        <table:table-row table:style-name="ro1">
          <table:table-cell office:value-type="float" office:value="10003" table:style-name="ce1">
            <text:p>10003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burner_starts = NO # Number of starts burner</text:p>
          </table:table-cell>
          <table:table-cell office:value-type="string" office:string-value="store_burner_starts = NO # Number of starts burner" table:formula="of:=[.B4]&amp;[.C4]" table:style-name="ce1">
            <text:p>store_burner_starts = NO # Number of starts burner</text:p>
          </table:table-cell>
          <table:table-cell table:number-columns-repeated="16380"/>
        </table:table-row>
        <table:table-row table:style-name="ro1">
          <table:table-cell office:value-type="float" office:value="10004" table:style-name="ce1">
            <text:p>10004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h_active = NO # <text:s/>CH mode</text:p>
          </table:table-cell>
          <table:table-cell office:value-type="string" office:string-value="store_ch_active = NO #  CH mode" table:formula="of:=[.B5]&amp;[.C5]" table:style-name="ce1">
            <text:p>store_ch_active = NO # <text:s/>CH mode</text:p>
          </table:table-cell>
          <table:table-cell table:number-columns-repeated="16380"/>
        </table:table-row>
        <table:table-row table:style-name="ro1">
          <table:table-cell office:value-type="float" office:value="10005" table:style-name="ce1">
            <text:p>10005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h_enabled = NO # CH enable</text:p>
          </table:table-cell>
          <table:table-cell office:value-type="string" office:string-value="store_ch_enabled = NO # CH enable" table:formula="of:=[.B6]&amp;[.C6]" table:style-name="ce1">
            <text:p>store_ch_enabled = NO # CH enable</text:p>
          </table:table-cell>
          <table:table-cell table:number-columns-repeated="16380"/>
        </table:table-row>
        <table:table-row table:style-name="ro1">
          <table:table-cell office:value-type="float" office:value="10006" table:style-name="ce1">
            <text:p>10006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h_pump_operation_hours = NO # Number of hours that CH pump has been running</text:p>
          </table:table-cell>
          <table:table-cell office:value-type="string" office:string-value="store_ch_pump_operation_hours = NO # Number of hours that CH pump has been running" table:formula="of:=[.B7]&amp;[.C7]" table:style-name="ce1">
            <text:p>store_ch_pump_operation_hours = NO # Number of hours that CH pump has been running</text:p>
          </table:table-cell>
          <table:table-cell table:number-columns-repeated="16380"/>
        </table:table-row>
        <table:table-row table:style-name="ro1">
          <table:table-cell office:value-type="float" office:value="10007" table:style-name="ce1">
            <text:p>10007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h_pump_starts = NO # Number of starts CH pump</text:p>
          </table:table-cell>
          <table:table-cell office:value-type="string" office:string-value="store_ch_pump_starts = NO # Number of starts CH pump" table:formula="of:=[.B8]&amp;[.C8]" table:style-name="ce1">
            <text:p>store_ch_pump_starts = NO # Number of starts CH pump</text:p>
          </table:table-cell>
          <table:table-cell table:number-columns-repeated="16380"/>
        </table:table-row>
        <table:table-row table:style-name="ro1">
          <table:table-cell office:value-type="float" office:value="10008" table:style-name="ce1">
            <text:p>10008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h_water_pressure = NO # Water pressure of the boiler CH circuit (bar)</text:p>
          </table:table-cell>
          <table:table-cell office:value-type="string" office:string-value="store_ch_water_pressure = NO # Water pressure of the boiler CH circuit (bar)" table:formula="of:=[.B9]&amp;[.C9]" table:style-name="ce1">
            <text:p>store_ch_water_pressure = NO # Water pressure of the boiler CH circuit (bar)</text:p>
          </table:table-cell>
          <table:table-cell table:number-columns-repeated="16380"/>
        </table:table-row>
        <table:table-row table:style-name="ro1">
          <table:table-cell office:value-type="float" office:value="10009" table:style-name="ce1">
            <text:p>10009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h2_active = NO # <text:s/>CH2 mode</text:p>
          </table:table-cell>
          <table:table-cell office:value-type="string" office:string-value="store_ch2_active = NO #  CH2 mode" table:formula="of:=[.B10]&amp;[.C10]" table:style-name="ce1">
            <text:p>store_ch2_active = NO # <text:s/>CH2 mode</text:p>
          </table:table-cell>
          <table:table-cell table:number-columns-repeated="16380"/>
        </table:table-row>
        <table:table-row table:style-name="ro1">
          <table:table-cell office:value-type="float" office:value="10010" table:style-name="ce1">
            <text:p>1001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h2_enabled = NO # <text:s/>CH2 enable</text:p>
          </table:table-cell>
          <table:table-cell office:value-type="string" office:string-value="store_ch2_enabled = NO #  CH2 enable" table:formula="of:=[.B11]&amp;[.C11]" table:style-name="ce1">
            <text:p>store_ch2_enabled = NO # <text:s/>CH2 enable</text:p>
          </table:table-cell>
          <table:table-cell table:number-columns-repeated="16380"/>
        </table:table-row>
        <table:table-row table:style-name="ro1">
          <table:table-cell office:value-type="float" office:value="10020" table:style-name="ce1">
            <text:p>1002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h2_present = NO # <text:s/>CH2 present [CH2 not present, CH2 present]</text:p>
          </table:table-cell>
          <table:table-cell office:value-type="string" office:string-value="store_ch2_present = NO #  CH2 present [CH2 not present, CH2 present]" table:formula="of:=[.B12]&amp;[.C12]" table:style-name="ce1">
            <text:p>store_ch2_present = NO # <text:s/>CH2 present [CH2 not present, CH2 present]</text:p>
          </table:table-cell>
          <table:table-cell table:number-columns-repeated="16380"/>
        </table:table-row>
        <table:table-row table:style-name="ro1">
          <table:table-cell office:value-type="float" office:value="10030" table:style-name="ce1">
            <text:p>1003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ontrol_setpoint = NO # Temperature setpoint for the supply from the boiler in degrees C</text:p>
          </table:table-cell>
          <table:table-cell office:value-type="string" office:string-value="store_control_setpoint = NO # Temperature setpoint for the supply from the boiler in degrees C" table:formula="of:=[.B13]&amp;[.C13]" table:style-name="ce1">
            <text:p>store_control_setpoint = NO # Temperature setpoint for the supply from the boiler in degrees C</text:p>
          </table:table-cell>
          <table:table-cell table:number-columns-repeated="16380"/>
        </table:table-row>
        <table:table-row table:style-name="ro1">
          <table:table-cell office:value-type="float" office:value="10031" table:style-name="ce1">
            <text:p>1003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ontrol_setpoint_2 = NO # Temperature setpoint for the supply from the boiler for circuit 2 in degrees C</text:p>
          </table:table-cell>
          <table:table-cell office:value-type="string" office:string-value="store_control_setpoint_2 = NO # Temperature setpoint for the supply from the boiler for circuit 2 in degrees C" table:formula="of:=[.B14]&amp;[.C14]" table:style-name="ce1">
            <text:p>store_control_setpoint_2 = NO # Temperature setpoint for the supply from the boiler for circuit 2 in degrees C</text:p>
          </table:table-cell>
          <table:table-cell table:number-columns-repeated="16380"/>
        </table:table-row>
        <table:table-row table:style-name="ro1">
          <table:table-cell office:value-type="float" office:value="10032" table:style-name="ce1">
            <text:p>10032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ontrol_type = NO # <text:s/>Control type [ modulating, on/off ]</text:p>
          </table:table-cell>
          <table:table-cell office:value-type="string" office:string-value="store_control_type = NO #  Control type [ modulating, on/off ]" table:formula="of:=[.B15]&amp;[.C15]" table:style-name="ce1">
            <text:p>store_control_type = NO # <text:s/>Control type [ modulating, on/off ]</text:p>
          </table:table-cell>
          <table:table-cell table:number-columns-repeated="16380"/>
        </table:table-row>
        <table:table-row table:style-name="ro1">
          <table:table-cell office:value-type="float" office:value="10033" table:style-name="ce1">
            <text:p>10033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ooling_active = NO # <text:s/>Cooling status</text:p>
          </table:table-cell>
          <table:table-cell office:value-type="string" office:string-value="store_cooling_active = NO #  Cooling status" table:formula="of:=[.B16]&amp;[.C16]" table:style-name="ce1">
            <text:p>store_cooling_active = NO # <text:s/>Cooling status</text:p>
          </table:table-cell>
          <table:table-cell table:number-columns-repeated="16380"/>
        </table:table-row>
        <table:table-row table:style-name="ro1">
          <table:table-cell office:value-type="float" office:value="10034" table:style-name="ce1">
            <text:p>10034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ooling_control_signal = NO # Signal for cooling plant</text:p>
          </table:table-cell>
          <table:table-cell office:value-type="string" office:string-value="store_cooling_control_signal = NO # Signal for cooling plant" table:formula="of:=[.B17]&amp;[.C17]" table:style-name="ce1">
            <text:p>store_cooling_control_signal = NO # Signal for cooling plant</text:p>
          </table:table-cell>
          <table:table-cell table:number-columns-repeated="16380"/>
        </table:table-row>
        <table:table-row table:style-name="ro1">
          <table:table-cell office:value-type="float" office:value="10035" table:style-name="ce1">
            <text:p>10035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ooling_enabled = NO # <text:s/>Cooling enable</text:p>
          </table:table-cell>
          <table:table-cell office:value-type="string" office:string-value="store_cooling_enabled = NO #  Cooling enable" table:formula="of:=[.B18]&amp;[.C18]" table:style-name="ce1">
            <text:p>store_cooling_enabled = NO # <text:s/>Cooling enable</text:p>
          </table:table-cell>
          <table:table-cell table:number-columns-repeated="16380"/>
        </table:table-row>
        <table:table-row table:style-name="ro1">
          <table:table-cell office:value-type="float" office:value="10036" table:style-name="ce1">
            <text:p>10036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cooling_supported = NO # <text:s/>Cooling config [ cooling not supported, cooling supported]</text:p>
          </table:table-cell>
          <table:table-cell office:value-type="string" office:string-value="store_cooling_supported = NO #  Cooling config [ cooling not supported, cooling supported]" table:formula="of:=[.B19]&amp;[.C19]" table:style-name="ce1">
            <text:p>store_cooling_supported = NO # <text:s/>Cooling config [ cooling not supported, cooling supported]</text:p>
          </table:table-cell>
          <table:table-cell table:number-columns-repeated="16380"/>
        </table:table-row>
        <table:table-row table:style-name="ro1">
          <table:table-cell office:value-type="float" office:value="10037" table:style-name="ce1">
            <text:p>10037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ay = NO # <text:s/>Day of Month</text:p>
          </table:table-cell>
          <table:table-cell office:value-type="string" office:string-value="store_day = NO #  Day of Month" table:formula="of:=[.B20]&amp;[.C20]" table:style-name="ce1">
            <text:p>store_day = NO # <text:s/>Day of Month</text:p>
          </table:table-cell>
          <table:table-cell table:number-columns-repeated="16380"/>
        </table:table-row>
        <table:table-row table:style-name="ro1">
          <table:table-cell office:value-type="float" office:value="10038" table:style-name="ce1">
            <text:p>10038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active = NO # <text:s/>DHW mode</text:p>
          </table:table-cell>
          <table:table-cell office:value-type="string" office:string-value="store_dhw_active = NO #  DHW mode" table:formula="of:=[.B21]&amp;[.C21]" table:style-name="ce1">
            <text:p>store_dhw_active = NO # <text:s/>DHW mode</text:p>
          </table:table-cell>
          <table:table-cell table:number-columns-repeated="16380"/>
        </table:table-row>
        <table:table-row table:style-name="ro1">
          <table:table-cell office:value-type="float" office:value="10039" table:style-name="ce1">
            <text:p>10039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burner_operation_hours = NO # Number of hours that burner is in operation during DHW mode</text:p>
          </table:table-cell>
          <table:table-cell office:value-type="string" office:string-value="store_dhw_burner_operation_hours = NO # Number of hours that burner is in operation during DHW mode" table:formula="of:=[.B22]&amp;[.C22]" table:style-name="ce1">
            <text:p>store_dhw_burner_operation_hours = NO # Number of hours that burner is in operation during DHW mode</text:p>
          </table:table-cell>
          <table:table-cell table:number-columns-repeated="16380"/>
        </table:table-row>
        <table:table-row table:style-name="ro1">
          <table:table-cell office:value-type="float" office:value="10050" table:style-name="ce1">
            <text:p>1005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burner_starts = NO # Number of starts burner in DHW mode</text:p>
          </table:table-cell>
          <table:table-cell office:value-type="string" office:string-value="store_dhw_burner_starts = NO # Number of starts burner in DHW mode" table:formula="of:=[.B23]&amp;[.C23]" table:style-name="ce1">
            <text:p>store_dhw_burner_starts = NO # Number of starts burner in DHW mode</text:p>
          </table:table-cell>
          <table:table-cell table:number-columns-repeated="16380"/>
        </table:table-row>
        <table:table-row table:style-name="ro1">
          <table:table-cell office:value-type="float" office:value="10051" table:style-name="ce1">
            <text:p>1005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enabled = NO # <text:s/>DHW enable</text:p>
          </table:table-cell>
          <table:table-cell office:value-type="string" office:string-value="store_dhw_enabled = NO #  DHW enable" table:formula="of:=[.B24]&amp;[.C24]" table:style-name="ce1">
            <text:p>store_dhw_enabled = NO # <text:s/>DHW enable</text:p>
          </table:table-cell>
          <table:table-cell table:number-columns-repeated="16380"/>
        </table:table-row>
        <table:table-row table:style-name="ro1">
          <table:table-cell office:value-type="float" office:value="10052" table:style-name="ce1">
            <text:p>10052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flow_rate = NO # Water flow rate through the DHW circuit (l/min)</text:p>
          </table:table-cell>
          <table:table-cell office:value-type="string" office:string-value="store_dhw_flow_rate = NO # Water flow rate through the DHW circuit (l/min)" table:formula="of:=[.B25]&amp;[.C25]" table:style-name="ce1">
            <text:p>store_dhw_flow_rate = NO # Water flow rate through the DHW circuit (l/min)</text:p>
          </table:table-cell>
          <table:table-cell table:number-columns-repeated="16380"/>
        </table:table-row>
        <table:table-row table:style-name="ro1">
          <table:table-cell office:value-type="float" office:value="10053" table:style-name="ce1">
            <text:p>10053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present = NO # DHW present [ dhw not present, dhw is present ]</text:p>
          </table:table-cell>
          <table:table-cell office:value-type="string" office:string-value="store_dhw_present = NO # DHW present [ dhw not present, dhw is present ]" table:formula="of:=[.B26]&amp;[.C26]" table:style-name="ce1">
            <text:p>store_dhw_present = NO # DHW present [ dhw not present, dhw is present ]</text:p>
          </table:table-cell>
          <table:table-cell table:number-columns-repeated="16380"/>
        </table:table-row>
        <table:table-row table:style-name="ro1">
          <table:table-cell office:value-type="float" office:value="10054" table:style-name="ce1">
            <text:p>10054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pump_valve_operation_hours = NO # Number of hours that DHW pump has been running or DHW valve has been opened</text:p>
          </table:table-cell>
          <table:table-cell office:value-type="string" office:string-value="store_dhw_pump_valve_operation_hours = NO # Number of hours that DHW pump has been running or DHW valve has been opened" table:formula="of:=[.B27]&amp;[.C27]" table:style-name="ce1">
            <text:p>store_dhw_pump_valve_operation_hours = NO # Number of hours that DHW pump has been running or DHW valve has been opened</text:p>
          </table:table-cell>
          <table:table-cell table:number-columns-repeated="16380"/>
        </table:table-row>
        <table:table-row table:style-name="ro1">
          <table:table-cell office:value-type="float" office:value="10055" table:style-name="ce1">
            <text:p>10055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pump_valve_starts = NO # Number of starts DHW pump/valve</text:p>
          </table:table-cell>
          <table:table-cell office:value-type="string" office:string-value="store_dhw_pump_valve_starts = NO # Number of starts DHW pump/valve" table:formula="of:=[.B28]&amp;[.C28]" table:style-name="ce1">
            <text:p>store_dhw_pump_valve_starts = NO # Number of starts DHW pump/valve</text:p>
          </table:table-cell>
          <table:table-cell table:number-columns-repeated="16380"/>
        </table:table-row>
        <table:table-row table:style-name="ro1">
          <table:table-cell office:value-type="float" office:value="10056" table:style-name="ce1">
            <text:p>10056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setpoint = NO # Domestic hot water temperature setpoint (°C)</text:p>
          </table:table-cell>
          <table:table-cell office:value-type="string" office:string-value="store_dhw_setpoint = NO # Domestic hot water temperature setpoint (°C)" table:formula="of:=[.B29]&amp;[.C29]" table:style-name="ce1">
            <text:p>store_dhw_setpoint = NO # Domestic hot water temperature setpoint (°C)</text:p>
          </table:table-cell>
          <table:table-cell table:number-columns-repeated="16380"/>
        </table:table-row>
        <table:table-row table:style-name="ro1">
          <table:table-cell office:value-type="float" office:value="10057" table:style-name="ce1">
            <text:p>10057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storage_tank_present = NO # <text:s/>DHW config [instantaneous or not-specified, storage tank]</text:p>
          </table:table-cell>
          <table:table-cell office:value-type="string" office:string-value="store_dhw_storage_tank_present = NO #  DHW config [instantaneous or not-specified, storage tank]" table:formula="of:=[.B30]&amp;[.C30]" table:style-name="ce1">
            <text:p>store_dhw_storage_tank_present = NO # <text:s/>DHW config [instantaneous or not-specified, storage tank]</text:p>
          </table:table-cell>
          <table:table-cell table:number-columns-repeated="16380"/>
        </table:table-row>
        <table:table-row table:style-name="ro1">
          <table:table-cell office:value-type="float" office:value="10058" table:style-name="ce1">
            <text:p>10058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_temperature = NO # Domestic hot water temperature (°C)</text:p>
          </table:table-cell>
          <table:table-cell office:value-type="string" office:string-value="store_dhw_temperature = NO # Domestic hot water temperature (°C)" table:formula="of:=[.B31]&amp;[.C31]" table:style-name="ce1">
            <text:p>store_dhw_temperature = NO # Domestic hot water temperature (°C)</text:p>
          </table:table-cell>
          <table:table-cell table:number-columns-repeated="16380"/>
        </table:table-row>
        <table:table-row table:style-name="ro1">
          <table:table-cell office:value-type="float" office:value="10070" table:style-name="ce1">
            <text:p>1007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2_temperature = NO # Domestic hot water temperature 2 (°C)</text:p>
          </table:table-cell>
          <table:table-cell office:value-type="string" office:string-value="store_dhw2_temperature = NO # Domestic hot water temperature 2 (°C)" table:formula="of:=[.B32]&amp;[.C32]" table:style-name="ce1">
            <text:p>store_dhw2_temperature = NO # Domestic hot water temperature 2 (°C)</text:p>
          </table:table-cell>
          <table:table-cell table:number-columns-repeated="16380"/>
        </table:table-row>
        <table:table-row table:style-name="ro1">
          <table:table-cell office:value-type="float" office:value="10080" table:style-name="ce1">
            <text:p>1008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setpoint_lower_bound = NO # <text:s/>Lower bound for adjustment of DHW setp (°C)</text:p>
          </table:table-cell>
          <table:table-cell office:value-type="string" office:string-value="store_dhwsetpoint_lower_bound = NO #  Lower bound for adjustment of DHW setp (°C)" table:formula="of:=[.B33]&amp;[.C33]" table:style-name="ce1">
            <text:p>store_dhwsetpoint_lower_bound = NO # <text:s/>Lower bound for adjustment of DHW setp (°C)</text:p>
          </table:table-cell>
          <table:table-cell table:number-columns-repeated="16380"/>
        </table:table-row>
        <table:table-row table:style-name="ro1">
          <table:table-cell office:value-type="float" office:value="10090" table:style-name="ce1">
            <text:p>1009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hwsetpoint_upper_bound = NO # Upper bound for adjustment of DHW setp (°C)</text:p>
          </table:table-cell>
          <table:table-cell office:value-type="string" office:string-value="store_dhwsetpoint_upper_bound = NO # Upper bound for adjustment of DHW setp (°C)" table:formula="of:=[.B34]&amp;[.C34]" table:style-name="ce1">
            <text:p>store_dhwsetpoint_upper_bound = NO # Upper bound for adjustment of DHW setp (°C)</text:p>
          </table:table-cell>
          <table:table-cell table:number-columns-repeated="16380"/>
        </table:table-row>
        <table:table-row table:style-name="ro1">
          <table:table-cell office:value-type="float" office:value="10100" table:style-name="ce1">
            <text:p>1010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diagnostic_event = NO # <text:s/>Diagnostic Event</text:p>
          </table:table-cell>
          <table:table-cell office:value-type="string" office:string-value="store_diagnostic_event = NO #  Diagnostic Event" table:formula="of:=[.B35]&amp;[.C35]" table:style-name="ce1">
            <text:p>store_diagnostic_event = NO # <text:s/>Diagnostic Event</text:p>
          </table:table-cell>
          <table:table-cell table:number-columns-repeated="16380"/>
        </table:table-row>
        <table:table-row table:style-name="ro1">
          <table:table-cell office:value-type="float" office:value="10110" table:style-name="ce1">
            <text:p>1011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exhaust_temperature = NO # Exhaust temperature (°C)</text:p>
          </table:table-cell>
          <table:table-cell office:value-type="string" office:string-value="store_exhaust_temperature = NO # Exhaust temperature (°C)" table:formula="of:=[.B36]&amp;[.C36]" table:style-name="ce1">
            <text:p>store_exhaust_temperature = NO # Exhaust temperature (°C)</text:p>
          </table:table-cell>
          <table:table-cell table:number-columns-repeated="16380"/>
        </table:table-row>
        <table:table-row table:style-name="ro1">
          <table:table-cell office:value-type="float" office:value="10111" table:style-name="ce1">
            <text:p>1011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fault_indication = NO # <text:s/>Fault indication</text:p>
          </table:table-cell>
          <table:table-cell office:value-type="string" office:string-value="store_fault_indication = NO #  Fault indication" table:formula="of:=[.B37]&amp;[.C37]" table:style-name="ce1">
            <text:p>store_fault_indication = NO # <text:s/>Fault indication</text:p>
          </table:table-cell>
          <table:table-cell table:number-columns-repeated="16380"/>
        </table:table-row>
        <table:table-row table:style-name="ro1">
          <table:table-cell office:value-type="float" office:value="10120" table:style-name="ce1">
            <text:p>1012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fhb_fault_index = NO # Index number of following Fault Buffer entry</text:p>
          </table:table-cell>
          <table:table-cell office:value-type="string" office:string-value="store_fhb_fault_index = NO # Index number of following Fault Buffer entry" table:formula="of:=[.B38]&amp;[.C38]" table:style-name="ce1">
            <text:p>store_fhb_fault_index = NO # Index number of following Fault Buffer entry</text:p>
          </table:table-cell>
          <table:table-cell table:number-columns-repeated="16380"/>
        </table:table-row>
        <table:table-row table:style-name="ro1">
          <table:table-cell office:value-type="float" office:value="10130" table:style-name="ce1">
            <text:p>1013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fhb_fault_value = NO # <text:s/>Value of above referenced Fault Buffer entry</text:p>
          </table:table-cell>
          <table:table-cell office:value-type="string" office:string-value="store_fhb_fault_value = NO #  Value of above referenced Fault Buffer entry" table:formula="of:=[.B39]&amp;[.C39]" table:style-name="ce1">
            <text:p>store_fhb_fault_value = NO # <text:s/>Value of above referenced Fault Buffer entry</text:p>
          </table:table-cell>
          <table:table-cell table:number-columns-repeated="16380"/>
        </table:table-row>
        <table:table-row table:style-name="ro1">
          <table:table-cell office:value-type="float" office:value="10131" table:style-name="ce1">
            <text:p>1013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flame_active = NO # <text:s/>Flame status</text:p>
          </table:table-cell>
          <table:table-cell office:value-type="string" office:string-value="store_flame_active = NO #  Flame status" table:formula="of:=[.B40]&amp;[.C40]" table:style-name="ce1">
            <text:p>store_flame_active = NO # <text:s/>Flame status</text:p>
          </table:table-cell>
          <table:table-cell table:number-columns-repeated="16380"/>
        </table:table-row>
        <table:table-row table:style-name="ro1">
          <table:table-cell office:value-type="float" office:value="10140" table:style-name="ce1">
            <text:p>1014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flow_temperature_ch2 = NO # Flow water temperature of the second central heating circuit</text:p>
          </table:table-cell>
          <table:table-cell office:value-type="string" office:string-value="store_flow_temperature_ch2 = NO # Flow water temperature of the second central heating circuit" table:formula="of:=[.B41]&amp;[.C41]" table:style-name="ce1">
            <text:p>store_flow_temperature_ch2 = NO # Flow water temperature of the second central heating circuit</text:p>
          </table:table-cell>
          <table:table-cell table:number-columns-repeated="16380"/>
        </table:table-row>
        <table:table-row table:style-name="ro1">
          <table:table-cell office:value-type="float" office:value="10150" table:style-name="ce1">
            <text:p>1015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gas_flame_fault = NO # <text:s/>Gas/flame fault [ no G/F fault, gas/flame fault ]</text:p>
          </table:table-cell>
          <table:table-cell office:value-type="string" office:string-value="store_gas_flame_fault = NO #  Gas/flame fault [ no G/F fault, gas/flame fault ]" table:formula="of:=[.B42]&amp;[.C42]" table:style-name="ce1">
            <text:p>store_gas_flame_fault = NO # <text:s/>Gas/flame fault [ no G/F fault, gas/flame fault ]</text:p>
          </table:table-cell>
          <table:table-cell table:number-columns-repeated="16380"/>
        </table:table-row>
        <table:table-row table:style-name="ro1">
          <table:table-cell office:value-type="float" office:value="10151" table:style-name="ce1">
            <text:p>1015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hour = NO # <text:s/>Hours</text:p>
          </table:table-cell>
          <table:table-cell office:value-type="string" office:string-value="store_hour = NO #  Hours" table:formula="of:=[.B43]&amp;[.C43]" table:style-name="ce1">
            <text:p>store_hour = NO # <text:s/>Hours</text:p>
          </table:table-cell>
          <table:table-cell table:number-columns-repeated="16380"/>
        </table:table-row>
        <table:table-row table:style-name="ro1">
          <table:table-cell office:value-type="float" office:value="10160" table:style-name="ce1">
            <text:p>1016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low_water_pressure_fault = NO # <text:s/>Low water press [no WP fault, water pressure fault]</text:p>
          </table:table-cell>
          <table:table-cell office:value-type="string" office:string-value="store_low_water_pressure_fault = NO #  Low water press [no WP fault, water pressure fault]" table:formula="of:=[.B44]&amp;[.C44]" table:style-name="ce1">
            <text:p>store_low_water_pressure_fault = NO # <text:s/>Low water press [no WP fault, water pressure fault]</text:p>
          </table:table-cell>
          <table:table-cell table:number-columns-repeated="16380"/>
        </table:table-row>
        <table:table-row table:style-name="ro1">
          <table:table-cell office:value-type="float" office:value="10170" table:style-name="ce1">
            <text:p>1017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nual_setpoint_overrules_remote_setpoint = NO # Manual change priority [0 = disable overruling remote setpoint by manual setpoint change, 1 = enable overruling remote setpoint by manual setpoint change]</text:p>
          </table:table-cell>
          <table:table-cell office:value-type="string" office:string-value="store_manual_setpoint_overrules_remote_setpoint = NO # Manual change priority [0 = disable overruling remote setpoint by manual setpoint change, 1 = enable overruling remote setpoint by manual setpoint change]" table:formula="of:=[.B45]&amp;[.C45]" table:style-name="ce1">
            <text:p>store_manual_setpoint_overrules_remote_setpoint = NO # Manual change priority [0 = disable overruling remote setpoint by manual setpoint change, 1 = enable overruling remote setpoint by manual setpoint change]</text:p>
          </table:table-cell>
          <table:table-cell table:number-columns-repeated="16380"/>
        </table:table-row>
        <table:table-row table:style-name="ro1">
          <table:table-cell office:value-type="float" office:value="10180" table:style-name="ce1">
            <text:p>1018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ster_configuration = NO # MemberID code of the master</text:p>
          </table:table-cell>
          <table:table-cell office:value-type="string" office:string-value="store_master_configuration = NO # MemberID code of the master" table:formula="of:=[.B46]&amp;[.C46]" table:style-name="ce1">
            <text:p>store_master_configuration = NO # MemberID code of the master</text:p>
          </table:table-cell>
          <table:table-cell table:number-columns-repeated="16380"/>
        </table:table-row>
        <table:table-row table:style-name="ro1">
          <table:table-cell office:value-type="float" office:value="10190" table:style-name="ce1">
            <text:p>1019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ster_control_allowed = NO # <text:s/>Master low-off&amp;pump control function [allowed, not allowed]</text:p>
          </table:table-cell>
          <table:table-cell office:value-type="string" office:string-value="store_master_control_allowed = NO #  Master low-off&amp;pump control function [allowed, not allowed]" table:formula="of:=[.B47]&amp;[.C47]" table:style-name="ce1">
            <text:p>store_master_control_allowed = NO # <text:s/>Master low-off&amp;pump control function [allowed, not allowed]</text:p>
          </table:table-cell>
          <table:table-cell table:number-columns-repeated="16380"/>
        </table:table-row>
        <table:table-row table:style-name="ro1">
          <table:table-cell office:value-type="float" office:value="10200" table:style-name="ce1">
            <text:p>1020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ster_product_type = NO # <text:s/>The master device product type as defined by the manufacturer</text:p>
          </table:table-cell>
          <table:table-cell office:value-type="string" office:string-value="store_master_product_type = NO #  The master device product type as defined by the manufacturer" table:formula="of:=[.B48]&amp;[.C48]" table:style-name="ce1">
            <text:p>store_master_product_type = NO # <text:s/>The master device product type as defined by the manufacturer</text:p>
          </table:table-cell>
          <table:table-cell table:number-columns-repeated="16380"/>
        </table:table-row>
        <table:table-row table:style-name="ro1">
          <table:table-cell office:value-type="float" office:value="10201" table:style-name="ce1">
            <text:p>1020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ster_product_version_number = NO # The master device product version number as defined by the manufacturer</text:p>
          </table:table-cell>
          <table:table-cell office:value-type="string" office:string-value="store_master_product_version_number = NO # The master device product version number as defined by the manufacturer" table:formula="of:=[.B49]&amp;[.C49]" table:style-name="ce1">
            <text:p>store_master_product_version_number = NO # The master device product version number as defined by the manufacturer</text:p>
          </table:table-cell>
          <table:table-cell table:number-columns-repeated="16380"/>
        </table:table-row>
        <table:table-row table:style-name="ro1">
          <table:table-cell office:value-type="float" office:value="10202" table:style-name="ce1">
            <text:p>10202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x_ch_water_setpoint = NO # Maximum allowable CH water setpoint (°C)</text:p>
          </table:table-cell>
          <table:table-cell office:value-type="string" office:string-value="store_max_ch_water_setpoint = NO # Maximum allowable CH water setpoint (°C)" table:formula="of:=[.B50]&amp;[.C50]" table:style-name="ce1">
            <text:p>store_max_ch_water_setpoint = NO # Maximum allowable CH water setpoint (°C)</text:p>
          </table:table-cell>
          <table:table-cell table:number-columns-repeated="16380"/>
        </table:table-row>
        <table:table-row table:style-name="ro1">
          <table:table-cell office:value-type="float" office:value="10210" table:style-name="ce1">
            <text:p>1021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x_chsetp_lower_bound = NO # <text:s/>Lower bound for adjustment of maxCHsetp (°C)</text:p>
          </table:table-cell>
          <table:table-cell office:value-type="string" office:string-value="store_max_chsetp_lower_bound = NO #  Lower bound for adjustment of maxCHsetp (°C)" table:formula="of:=[.B51]&amp;[.C51]" table:style-name="ce1">
            <text:p>store_max_chsetp_lower_bound = NO # <text:s/>Lower bound for adjustment of maxCHsetp (°C)</text:p>
          </table:table-cell>
          <table:table-cell table:number-columns-repeated="16380"/>
        </table:table-row>
        <table:table-row table:style-name="ro1">
          <table:table-cell office:value-type="float" office:value="10211" table:style-name="ce1">
            <text:p>1021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x_chsetp_upper_bound = NO # Upper bound for adjustment of maxCHsetp (°C)</text:p>
          </table:table-cell>
          <table:table-cell office:value-type="string" office:string-value="store_max_chsetp_upper_bound = NO # Upper bound for adjustment of maxCHsetp (°C)" table:formula="of:=[.B52]&amp;[.C52]" table:style-name="ce1">
            <text:p>store_max_chsetp_upper_bound = NO # Upper bound for adjustment of maxCHsetp (°C)</text:p>
          </table:table-cell>
          <table:table-cell table:number-columns-repeated="16380"/>
        </table:table-row>
        <table:table-row table:style-name="ro1">
          <table:table-cell office:value-type="float" office:value="10220" table:style-name="ce1">
            <text:p>1022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ximum_boiler_capacity = NO # Maximum boiler capacity (kW)</text:p>
          </table:table-cell>
          <table:table-cell office:value-type="string" office:string-value="store_maximum_boiler_capacity = NO # Maximum boiler capacity (kW)" table:formula="of:=[.B53]&amp;[.C53]" table:style-name="ce1">
            <text:p>store_maximum_boiler_capacity = NO # Maximum boiler capacity (kW)</text:p>
          </table:table-cell>
          <table:table-cell table:number-columns-repeated="16380"/>
        </table:table-row>
        <table:table-row table:style-name="ro1">
          <table:table-cell office:value-type="float" office:value="10230" table:style-name="ce1">
            <text:p>1023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aximum_relative_modulation_level_setting = NO # Maximum relative boiler modulation level setting for sequencer and off-low&amp;pump control applications (%)</text:p>
          </table:table-cell>
          <table:table-cell office:value-type="string" office:string-value="store_maximum_relative_modulation_level_setting = NO # Maximum relative boiler modulation level setting for sequencer and off-low&amp;pump control applications (%)" table:formula="of:=[.B54]&amp;[.C54]" table:style-name="ce1">
            <text:p>store_maximum_relative_modulation_level_setting = NO # Maximum relative boiler modulation level setting for sequencer and off-low&amp;pump control applications (%)</text:p>
          </table:table-cell>
          <table:table-cell table:number-columns-repeated="16380"/>
        </table:table-row>
        <table:table-row table:style-name="ro1">
          <table:table-cell office:value-type="float" office:value="10240" table:style-name="ce1">
            <text:p>1024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inimum_boiler_modulation = NO # <text:s/>Minimum modulation level (%)</text:p>
          </table:table-cell>
          <table:table-cell office:value-type="string" office:string-value="store_minimum_boiler_modulation = NO #  Minimum modulation level (%)" table:formula="of:=[.B55]&amp;[.C55]" table:style-name="ce1">
            <text:p>store_minimum_boiler_modulation = NO # <text:s/>Minimum modulation level (%)</text:p>
          </table:table-cell>
          <table:table-cell table:number-columns-repeated="16380"/>
        </table:table-row>
        <table:table-row table:style-name="ro1">
          <table:table-cell office:value-type="float" office:value="10250" table:style-name="ce1">
            <text:p>1025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inutes = NO # <text:s/>Minutes</text:p>
          </table:table-cell>
          <table:table-cell office:value-type="string" office:string-value="store_minutes = NO #  Minutes" table:formula="of:=[.B56]&amp;[.C56]" table:style-name="ce1">
            <text:p>store_minutes = NO # <text:s/>Minutes</text:p>
          </table:table-cell>
          <table:table-cell table:number-columns-repeated="16380"/>
        </table:table-row>
        <table:table-row table:style-name="ro1">
          <table:table-cell office:value-type="float" office:value="10260" table:style-name="ce1">
            <text:p>1026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month = NO # Month</text:p>
          </table:table-cell>
          <table:table-cell office:value-type="string" office:string-value="store_month = NO # Month" table:formula="of:=[.B57]&amp;[.C57]" table:style-name="ce1">
            <text:p>store_month = NO # Month</text:p>
          </table:table-cell>
          <table:table-cell table:number-columns-repeated="16380"/>
        </table:table-row>
        <table:table-row table:style-name="ro1">
          <table:table-cell office:value-type="float" office:value="10270" table:style-name="ce1">
            <text:p>1027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number_of_tsps = NO # Number of transparent-slave-parameter supported by the slave device</text:p>
          </table:table-cell>
          <table:table-cell office:value-type="string" office:string-value="store_number_of_tsps = NO # Number of transparent-slave-parameter supported by the slave device" table:formula="of:=[.B58]&amp;[.C58]" table:style-name="ce1">
            <text:p>store_number_of_tsps = NO # Number of transparent-slave-parameter supported by the slave device</text:p>
          </table:table-cell>
          <table:table-cell table:number-columns-repeated="16380"/>
        </table:table-row>
        <table:table-row table:style-name="ro1">
          <table:table-cell office:value-type="float" office:value="10280" table:style-name="ce1">
            <text:p>1028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oem_diagnostic_code = NO # OEM-specific diagnostic/service code</text:p>
          </table:table-cell>
          <table:table-cell office:value-type="string" office:string-value="store_oem_diagnostic_code = NO # OEM-specific diagnostic/service code" table:formula="of:=[.B59]&amp;[.C59]" table:style-name="ce1">
            <text:p>store_oem_diagnostic_code = NO # OEM-specific diagnostic/service code</text:p>
          </table:table-cell>
          <table:table-cell table:number-columns-repeated="16380"/>
        </table:table-row>
        <table:table-row table:style-name="ro1">
          <table:table-cell office:value-type="float" office:value="10290" table:style-name="ce1">
            <text:p>1029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oem_fault_code = NO # <text:s/>OEM fault code u8 0..255 An OEM-specific fault/error code</text:p>
          </table:table-cell>
          <table:table-cell office:value-type="string" office:string-value="store_oem_fault_code = NO #  OEM fault code u8 0..255 An OEM-specific fault/error code" table:formula="of:=[.B60]&amp;[.C60]" table:style-name="ce1">
            <text:p>store_oem_fault_code = NO # <text:s/>OEM fault code u8 0..255 An OEM-specific fault/error code</text:p>
          </table:table-cell>
          <table:table-cell table:number-columns-repeated="16380"/>
        </table:table-row>
        <table:table-row table:style-name="ro1">
          <table:table-cell office:value-type="float" office:value="10300" table:style-name="ce1">
            <text:p>1030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opentherm_version_master = NO # The implemented version of the OpenTherm Protocol Specification in the master</text:p>
          </table:table-cell>
          <table:table-cell office:value-type="string" office:string-value="store_opentherm_version_master = NO # The implemented version of the OpenTherm Protocol Specification in the master" table:formula="of:=[.B61]&amp;[.C61]" table:style-name="ce1">
            <text:p>store_opentherm_version_master = NO # The implemented version of the OpenTherm Protocol Specification in the master</text:p>
          </table:table-cell>
          <table:table-cell table:number-columns-repeated="16380"/>
        </table:table-row>
        <table:table-row table:style-name="ro1">
          <table:table-cell office:value-type="float" office:value="10310" table:style-name="ce1">
            <text:p>1031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opentherm_version_slave = NO # The implemented version of the OpenTherm Protocol Specification in the slave</text:p>
          </table:table-cell>
          <table:table-cell office:value-type="string" office:string-value="store_opentherm_version_slave = NO # The implemented version of the OpenTherm Protocol Specification in the slave" table:formula="of:=[.B62]&amp;[.C62]" table:style-name="ce1">
            <text:p>store_opentherm_version_slave = NO # The implemented version of the OpenTherm Protocol Specification in the slave</text:p>
          </table:table-cell>
          <table:table-cell table:number-columns-repeated="16380"/>
        </table:table-row>
        <table:table-row table:style-name="ro1">
          <table:table-cell office:value-type="float" office:value="10320" table:style-name="ce1">
            <text:p>1032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otc_active = NO # <text:s/>OTC active</text:p>
          </table:table-cell>
          <table:table-cell office:value-type="string" office:string-value="store_otc_active = NO #  OTC active" table:formula="of:=[.B63]&amp;[.C63]" table:style-name="ce1">
            <text:p>store_otc_active = NO # <text:s/>OTC active</text:p>
          </table:table-cell>
          <table:table-cell table:number-columns-repeated="16380"/>
        </table:table-row>
        <table:table-row table:style-name="ro1">
          <table:table-cell office:value-type="float" office:value="10330" table:style-name="ce1">
            <text:p>1033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outside_temperature = NO # Outside air temperature (°C)</text:p>
          </table:table-cell>
          <table:table-cell office:value-type="string" office:string-value="store_outside_temperature = NO # Outside air temperature (°C)" table:formula="of:=[.B64]&amp;[.C64]" table:style-name="ce1">
            <text:p>store_outside_temperature = NO # Outside air temperature (°C)</text:p>
          </table:table-cell>
          <table:table-cell table:number-columns-repeated="16380"/>
        </table:table-row>
        <table:table-row table:style-name="ro1">
          <table:table-cell office:value-type="float" office:value="10480" table:style-name="ce1">
            <text:p>1048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program_change_setpoint_overrides_remote_setpoint = NO # <text:s/>Program change priority [0 = disable overruling remote setpoint by program setpoint change, 1 = enable overruling remote setpoint by program setpoint change]</text:p>
          </table:table-cell>
          <table:table-cell office:value-type="string" office:string-value="store_program_change_setpoint_overrides_remote_setpoint = NO #  Program change priority [0 = disable overruling remote setpoint by program setpoint change, 1 = enable overruling remote setpoint by program setpoint change]" table:formula="of:=[.B65]&amp;[.C65]" table:style-name="ce1">
            <text:p>store_program_change_setpoint_overrides_remote_setpoint = NO # <text:s/>Program change priority [0 = disable overruling remote setpoint by program setpoint change, 1 = enable overruling remote setpoint by program setpoint change]</text:p>
          </table:table-cell>
          <table:table-cell table:number-columns-repeated="16380"/>
        </table:table-row>
        <table:table-row table:style-name="ro1">
          <table:table-cell office:value-type="float" office:value="10481" table:style-name="ce1">
            <text:p>1048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lative_modulation_level = NO # Relative modulation level (%)</text:p>
          </table:table-cell>
          <table:table-cell office:value-type="string" office:string-value="store_relative_modulation_level = NO # Relative modulation level (%)" table:formula="of:=[.B66]&amp;[.C66]" table:style-name="ce1">
            <text:p>store_relative_modulation_level = NO # Relative modulation level (%)</text:p>
          </table:table-cell>
          <table:table-cell table:number-columns-repeated="16380"/>
        </table:table-row>
        <table:table-row table:style-name="ro1">
          <table:table-cell office:value-type="float" office:value="10490" table:style-name="ce1">
            <text:p>1049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mote_override_room_setpoint = NO # Remote override room setpoint (0 = No override)</text:p>
          </table:table-cell>
          <table:table-cell office:value-type="string" office:string-value="store_remote_override_room_setpoint = NO # Remote override room setpoint (0 = No override)" table:formula="of:=[.B67]&amp;[.C67]" table:style-name="ce1">
            <text:p>store_remote_override_room_setpoint = NO # Remote override room setpoint (0 = No override)</text:p>
          </table:table-cell>
          <table:table-cell table:number-columns-repeated="16380"/>
        </table:table-row>
        <table:table-row table:style-name="ro1">
          <table:table-cell office:value-type="float" office:value="10491" table:style-name="ce1">
            <text:p>1049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mote_reset_enabled = NO # <text:s/>Lockout-reset [ remote reset disabled, rr enabled]</text:p>
          </table:table-cell>
          <table:table-cell office:value-type="string" office:string-value="store_remote_reset_enabled = NO #  Lockout-reset [ remote reset disabled, rr enabled]" table:formula="of:=[.B68]&amp;[.C68]" table:style-name="ce1">
            <text:p>store_remote_reset_enabled = NO # <text:s/>Lockout-reset [ remote reset disabled, rr enabled]</text:p>
          </table:table-cell>
          <table:table-cell table:number-columns-repeated="16380"/>
        </table:table-row>
        <table:table-row table:style-name="ro1">
          <table:table-cell office:value-type="float" office:value="10560" table:style-name="ce1">
            <text:p>1056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69]&amp;[.C69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0570" table:style-name="ce1">
            <text:p>1057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0]&amp;[.C70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000" table:style-name="ce1">
            <text:p>1100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1]&amp;[.C71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001" table:style-name="ce1">
            <text:p>1100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2]&amp;[.C72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002" table:style-name="ce1">
            <text:p>11002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3]&amp;[.C73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003" table:style-name="ce1">
            <text:p>11003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4]&amp;[.C74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004" table:style-name="ce1">
            <text:p>11004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5]&amp;[.C75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005" table:style-name="ce1">
            <text:p>11005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6]&amp;[.C76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006" table:style-name="ce1">
            <text:p>11006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7]&amp;[.C77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007" table:style-name="ce1">
            <text:p>11007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8]&amp;[.C78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150" table:style-name="ce1">
            <text:p>1115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 = NO # <text:s/>reserved</text:p>
          </table:table-cell>
          <table:table-cell office:value-type="string" office:string-value="store_reserved = NO #  reserved" table:formula="of:=[.B79]&amp;[.C79]" table:style-name="ce1">
            <text:p>store_reserved = NO # <text:s/>reserved</text:p>
          </table:table-cell>
          <table:table-cell table:number-columns-repeated="16380"/>
        </table:table-row>
        <table:table-row table:style-name="ro1">
          <table:table-cell office:value-type="float" office:value="11160" table:style-name="ce1">
            <text:p>1116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1 = NO # <text:s/>reserved</text:p>
          </table:table-cell>
          <table:table-cell office:value-type="string" office:string-value="store_reserved1 = NO #  reserved" table:formula="of:=[.B80]&amp;[.C80]" table:style-name="ce1">
            <text:p>store_reserved1 = NO # <text:s/>reserved</text:p>
          </table:table-cell>
          <table:table-cell table:number-columns-repeated="16380"/>
        </table:table-row>
        <table:table-row table:style-name="ro1">
          <table:table-cell office:value-type="float" office:value="11170" table:style-name="ce1">
            <text:p>1117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2 = NO # <text:s/>reserved</text:p>
          </table:table-cell>
          <table:table-cell office:value-type="string" office:string-value="store_reserved2 = NO #  reserved" table:formula="of:=[.B81]&amp;[.C81]" table:style-name="ce1">
            <text:p>store_reserved2 = NO # <text:s/>reserved</text:p>
          </table:table-cell>
          <table:table-cell table:number-columns-repeated="16380"/>
        </table:table-row>
        <table:table-row table:style-name="ro1">
          <table:table-cell office:value-type="float" office:value="11180" table:style-name="ce1">
            <text:p>1118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3 = NO # <text:s/>reserved</text:p>
          </table:table-cell>
          <table:table-cell office:value-type="string" office:string-value="store_reserved3 = NO #  reserved" table:formula="of:=[.B82]&amp;[.C82]" table:style-name="ce1">
            <text:p>store_reserved3 = NO # <text:s/>reserved</text:p>
          </table:table-cell>
          <table:table-cell table:number-columns-repeated="16380"/>
        </table:table-row>
        <table:table-row table:style-name="ro1">
          <table:table-cell office:value-type="float" office:value="11190" table:style-name="ce1">
            <text:p>1119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served4 = NO # <text:s/>reserved</text:p>
          </table:table-cell>
          <table:table-cell office:value-type="string" office:string-value="store_reserved4 = NO #  reserved" table:formula="of:=[.B83]&amp;[.C83]" table:style-name="ce1">
            <text:p>store_reserved4 = NO # <text:s/>reserved</text:p>
          </table:table-cell>
          <table:table-cell table:number-columns-repeated="16380"/>
        </table:table-row>
        <table:table-row table:style-name="ro1">
          <table:table-cell office:value-type="float" office:value="11200" table:style-name="ce1">
            <text:p>1120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eturn_water_temperature = NO # Return water temperature to boiler (°C)</text:p>
          </table:table-cell>
          <table:table-cell office:value-type="string" office:string-value="store_return_water_temperature = NO # Return water temperature to boiler (°C)" table:formula="of:=[.B84]&amp;[.C84]" table:style-name="ce1">
            <text:p>store_return_water_temperature = NO # Return water temperature to boiler (°C)</text:p>
          </table:table-cell>
          <table:table-cell table:number-columns-repeated="16380"/>
        </table:table-row>
        <table:table-row table:style-name="ro1">
          <table:table-cell office:value-type="float" office:value="11210" table:style-name="ce1">
            <text:p>1121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oom_setpoint = NO # Current room temperature setpoint (°C)</text:p>
          </table:table-cell>
          <table:table-cell office:value-type="string" office:string-value="store_room_setpoint = NO # Current room temperature setpoint (°C)" table:formula="of:=[.B85]&amp;[.C85]" table:style-name="ce1">
            <text:p>store_room_setpoint = NO # Current room temperature setpoint (°C)</text:p>
          </table:table-cell>
          <table:table-cell table:number-columns-repeated="16380"/>
        </table:table-row>
        <table:table-row table:style-name="ro1">
          <table:table-cell office:value-type="float" office:value="11220" table:style-name="ce1">
            <text:p>1122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oom_setpoint_ch2 = NO # Current room setpoint for 2nd CH circuit (°C)</text:p>
          </table:table-cell>
          <table:table-cell office:value-type="string" office:string-value="store_room_setpoint_ch2 = NO # Current room setpoint for 2nd CH circuit (°C)" table:formula="of:=[.B86]&amp;[.C86]" table:style-name="ce1">
            <text:p>store_room_setpoint_ch2 = NO # Current room setpoint for 2nd CH circuit (°C)</text:p>
          </table:table-cell>
          <table:table-cell table:number-columns-repeated="16380"/>
        </table:table-row>
        <table:table-row table:style-name="ro1">
          <table:table-cell office:value-type="float" office:value="11230" table:style-name="ce1">
            <text:p>1123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room_temperature = NO # Current sensed room temperature (°C)</text:p>
          </table:table-cell>
          <table:table-cell office:value-type="string" office:string-value="store_room_temperature = NO # Current sensed room temperature (°C)" table:formula="of:=[.B87]&amp;[.C87]" table:style-name="ce1">
            <text:p>store_room_temperature = NO # Current sensed room temperature (°C)</text:p>
          </table:table-cell>
          <table:table-cell table:number-columns-repeated="16380"/>
        </table:table-row>
        <table:table-row table:style-name="ro1">
          <table:table-cell office:value-type="float" office:value="11240" table:style-name="ce1">
            <text:p>1124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service_required = NO # Service request [service not req’d, service required]</text:p>
          </table:table-cell>
          <table:table-cell office:value-type="string" office:string-value="store_service_required = NO # Service request [service not req’d, service required]" table:formula="of:=[.B88]&amp;[.C88]" table:style-name="ce1">
            <text:p>store_service_required = NO # Service request [service not req’d, service required]</text:p>
          </table:table-cell>
          <table:table-cell table:number-columns-repeated="16380"/>
        </table:table-row>
        <table:table-row table:style-name="ro1">
          <table:table-cell office:value-type="float" office:value="11250" table:style-name="ce1">
            <text:p>1125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size_of_fault_buffer = NO # The size of the fault history buffer</text:p>
          </table:table-cell>
          <table:table-cell office:value-type="string" office:string-value="store_size_of_fault_buffer = NO # The size of the fault history buffer" table:formula="of:=[.B89]&amp;[.C89]" table:style-name="ce1">
            <text:p>store_size_of_fault_buffer = NO # The size of the fault history buffer</text:p>
          </table:table-cell>
          <table:table-cell table:number-columns-repeated="16380"/>
        </table:table-row>
        <table:table-row table:style-name="ro1">
          <table:table-cell office:value-type="float" office:value="11260" table:style-name="ce1">
            <text:p>1126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slave_memberID = NO # <text:s/>MemberID code of the slave</text:p>
          </table:table-cell>
          <table:table-cell office:value-type="string" office:string-value="store_slave_memberID = NO #  MemberID code of the slave" table:formula="of:=[.B90]&amp;[.C90]" table:style-name="ce1">
            <text:p>store_slave_memberID = NO # <text:s/>MemberID code of the slave</text:p>
          </table:table-cell>
          <table:table-cell table:number-columns-repeated="16380"/>
        </table:table-row>
        <table:table-row table:style-name="ro1">
          <table:table-cell office:value-type="float" office:value="11261" table:style-name="ce1">
            <text:p>1126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slave_product_type = NO # <text:s/>The slave device product type as defined by the manufacturer</text:p>
          </table:table-cell>
          <table:table-cell office:value-type="string" office:string-value="store_slave_product_type = NO #  The slave device product type as defined by the manufacturer" table:formula="of:=[.B91]&amp;[.C91]" table:style-name="ce1">
            <text:p>store_slave_product_type = NO # <text:s/>The slave device product type as defined by the manufacturer</text:p>
          </table:table-cell>
          <table:table-cell table:number-columns-repeated="16380"/>
        </table:table-row>
        <table:table-row table:style-name="ro1">
          <table:table-cell office:value-type="float" office:value="11270" table:style-name="ce1">
            <text:p>1127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slave_product_version_number = NO # The slave device product version number as defined by the manufacturer</text:p>
          </table:table-cell>
          <table:table-cell office:value-type="string" office:string-value="store_slave_product_version_number = NO # The slave device product version number as defined by the manufacturer" table:formula="of:=[.B92]&amp;[.C92]" table:style-name="ce1">
            <text:p>store_slave_product_version_number = NO # The slave device product version number as defined by the manufacturer</text:p>
          </table:table-cell>
          <table:table-cell table:number-columns-repeated="16380"/>
        </table:table-row>
        <table:table-row table:style-name="ro1">
          <table:table-cell office:value-type="float" office:value="11271" table:style-name="ce1">
            <text:p>1127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solar_collector_temperature = NO # Solar collector temperature (°C)</text:p>
          </table:table-cell>
          <table:table-cell office:value-type="string" office:string-value="store_solar_collector_temperature = NO # Solar collector temperature (°C)" table:formula="of:=[.B93]&amp;[.C93]" table:style-name="ce1">
            <text:p>store_solar_collector_temperature = NO # Solar collector temperature (°C)</text:p>
          </table:table-cell>
          <table:table-cell table:number-columns-repeated="16380"/>
        </table:table-row>
        <table:table-row table:style-name="ro1">
          <table:table-cell office:value-type="float" office:value="100010" table:style-name="ce1">
            <text:p>100010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solar_storage_temperature = NO # Solar storage temperature (°C)</text:p>
          </table:table-cell>
          <table:table-cell office:value-type="string" office:string-value="store_solar_storage_temperature = NO # Solar storage temperature (°C)" table:formula="of:=[.B94]&amp;[.C94]" table:style-name="ce1">
            <text:p>store_solar_storage_temperature = NO # Solar storage temperature (°C)</text:p>
          </table:table-cell>
          <table:table-cell table:number-columns-repeated="16380"/>
        </table:table-row>
        <table:table-row table:style-name="ro1">
          <table:table-cell office:value-type="float" office:value="100011" table:style-name="ce1">
            <text:p>100011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tsp_index = NO # Index number of following TSP</text:p>
          </table:table-cell>
          <table:table-cell office:value-type="string" office:string-value="store_tsp_index = NO # Index number of following TSP" table:formula="of:=[.B95]&amp;[.C95]" table:style-name="ce1">
            <text:p>store_tsp_index = NO # Index number of following TSP</text:p>
          </table:table-cell>
          <table:table-cell table:number-columns-repeated="16380"/>
        </table:table-row>
        <table:table-row table:style-name="ro1">
          <table:table-cell office:value-type="float" office:value="100012" table:style-name="ce1">
            <text:p>100012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tsp_value = NO # <text:s/>Value of above referenced TSP</text:p>
          </table:table-cell>
          <table:table-cell office:value-type="string" office:string-value="store_tsp_value = NO #  Value of above referenced TSP" table:formula="of:=[.B96]&amp;[.C96]" table:style-name="ce1">
            <text:p>store_tsp_value = NO # <text:s/>Value of above referenced TSP</text:p>
          </table:table-cell>
          <table:table-cell table:number-columns-repeated="16380"/>
        </table:table-row>
        <table:table-row table:style-name="ro1">
          <table:table-cell office:value-type="float" office:value="100013" table:style-name="ce1">
            <text:p>100013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water_over_temperture_fault = NO # <text:s/>Water over-temp[no OvT fault, over-temperat. Fault]</text:p>
          </table:table-cell>
          <table:table-cell office:value-type="string" office:string-value="store_water_over_temperture_fault = NO #  Water over-temp[no OvT fault, over-temperat. Fault]" table:formula="of:=[.B97]&amp;[.C97]" table:style-name="ce1">
            <text:p>store_water_over_temperture_fault = NO # <text:s/>Water over-temp[no OvT fault, over-temperat. Fault]</text:p>
          </table:table-cell>
          <table:table-cell table:number-columns-repeated="16380"/>
        </table:table-row>
        <table:table-row table:style-name="ro1">
          <table:table-cell office:value-type="float" office:value="100014" table:style-name="ce1">
            <text:p>100014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weekday = NO # Day of the week (1=Monday)</text:p>
          </table:table-cell>
          <table:table-cell office:value-type="string" office:string-value="store_weekday = NO # Day of the week (1=Monday)" table:formula="of:=[.B98]&amp;[.C98]" table:style-name="ce1">
            <text:p>store_weekday = NO # Day of the week (1=Monday)</text:p>
          </table:table-cell>
          <table:table-cell table:number-columns-repeated="16380"/>
        </table:table-row>
        <table:table-row table:style-name="ro1">
          <table:table-cell office:value-type="float" office:value="100015" table:style-name="ce1">
            <text:p>100015</text:p>
          </table:table-cell>
          <table:table-cell office:value-type="string" table:style-name="ce1">
            <text:p>store_</text:p>
          </table:table-cell>
          <table:table-cell office:value-type="string" table:style-name="ce1">
            <text:p>year = NO # Year</text:p>
          </table:table-cell>
          <table:table-cell office:value-type="string" office:string-value="store_year = NO # Year" table:formula="of:=[.B99]&amp;[.C99]" table:style-name="ce1">
            <text:p>store_year = NO # Year</text:p>
          </table:table-cell>
          <table:table-cell table:number-columns-repeated="16380"/>
        </table:table-row>
        <table:table-row table:number-rows-repeated="1048477" table:style-name="ro1">
          <table:table-cell table:number-columns-repeated="16384"/>
        </table:table-row>
      </table:table>
      <table:database-ranges>
        <table:database-range table:target-range-address="Blad1.D317:Blad1.D319" table:contains-header="false">
          <table:sort>
            <table:sort-by table:field-number="0"/>
          </table:sort>
        </table:database-range>
        <table:database-range table:target-range-address="Blad2.C1:Blad2.C9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bbert</meta:initial-creator>
    <dc:creator>Robbert</dc:creator>
    <meta:creation-date>2020-05-27T15:05:28Z</meta:creation-date>
    <dc:date>2020-06-19T19:39:03Z</dc:date>
  </office:meta>
</office:document-meta>
</file>